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55.5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87pt" style:use-optimal-column-width="false"/>
    </style:style>
    <style:style style:name="ACOL-8" style:family="table-column">
      <style:table-column-properties style:column-width="81pt" style:use-optimal-column-width="false"/>
    </style:style>
    <style:style style:name="ACOL-9" style:family="table-column">
      <style:table-column-properties style:column-width="96.75pt" style:use-optimal-column-width="true"/>
    </style:style>
    <style:style style:name="ACOL-10" style:family="table-column">
      <style:table-column-properties style:column-width="131.25pt" style:use-optimal-column-width="false"/>
    </style:style>
    <style:style style:name="ACOL-11" style:family="table-column">
      <style:table-column-properties style:column-width="270pt" style:use-optimal-column-width="true"/>
    </style:style>
    <style:style style:name="ACOL-12" style:family="table-column">
      <style:table-column-properties style:column-width="66.7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8"/>
        <table:table-column table:default-cell-style-name="ACE-3" table:style-name="ACOL-5"/>
        <table:table-column table:default-cell-style-name="ACE-3" table:style-name="ACOL-0"/>
        <table:table-column table:default-cell-style-name="ACE-3" table:style-name="ACOL-7"/>
        <table:table-column table:default-cell-style-name="ACE-3" table:style-name="ACOL-0"/>
        <table:table-column table:default-cell-style-name="ACE-3" table:style-name="ACOL-8"/>
        <table:table-column table:default-cell-style-name="ACE-3" table:style-name="ACOL-0" table:number-columns-repeated="3"/>
        <table:table-column table:default-cell-style-name="ACE-3" table:style-name="ACOL-9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6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8" office:value-type="string">
            <text:p>Latitude</text:p>
          </table:table-cell>
          <table:table-cell table:style-name="ACE-8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/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6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26</text:p>
          </table:table-cell>
          <table:table-cell table:style-name="ACE-3" table:formula="of:=ROUND([.S2]+[.T2]/60;3)" office:value-type="float" office:value="78.632999999999996">
            <text:p>78.633</text:p>
          </table:table-cell>
          <table:table-cell table:style-name="ACE-3" table:formula="of:=ROUND(([.U2]+[.V2]/60);3)" office:value-type="float" office:value="16.733000000000001">
            <text:p>16.733</text:p>
          </table:table-cell>
          <table:table-cell table:style-name="ACE-9" office:value-type="float" office:value="3810">
            <text:p>3810</text:p>
          </table:table-cell>
          <table:table-cell table:style-name="ACE-9" office:value-type="float" office:value="90">
            <text:p>90</text:p>
          </table:table-cell>
          <table:table-cell table:style-name="ACE-3" office:value-type="string">
            <text:p>Mytilus edulis valv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7999999999999998">
            <text:p>4.8</text:p>
          </table:table-cell>
          <table:table-cell table:style-name="ACE-7" office:value-type="float" office:value="2">
            <text:p>2.0</text:p>
          </table:table-cell>
          <table:table-cell table:style-name="ACE-7" office:value-type="float" office:value="2">
            <text:p>2.0</text:p>
          </table:table-cell>
          <table:table-cell table:style-name="ACE-3" office:value-type="string">
            <text:p>FeylingHanssenOlsson1959,Olsson1960</text:p>
          </table:table-cell>
          <table:table-cell table:style-name="ACE-3" office:value-type="string">
            <text:p>Feyling-Hansen and Olsson (1959) and Olsson (1960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44">
            <text:p>44</text:p>
          </table:table-cell>
          <table:table-cell table:number-columns-repeated="3" table:style-name="ACE-3"/>
          <table:table-cell table:number-columns-repeated="2" table:style-name="ACE-7"/>
          <table:table-cell table:style-name="ACE-6" table:formula="of:=(EXP([.X2]/-8033))*0.97499999999999998^2/(1+[.Z2]/1000)^2" office:value-type="float" office:value="0.95062499999999994">
            <text:p>0.9506</text:p>
          </table:table-cell>
          <table:table-cell table:style-name="ACE-5" table:formula="of:=ROUND(-8033*LN([.AB2]);0)" office:value-type="float" office:value="407">
            <text:p>407</text:p>
          </table:table-cell>
          <table:table-cell table:style-name="ACE-5" table:formula="of:=ROUND(SQRT([.Y2]^2+(16.065999999999999*[.AA2])^2))" office:value-type="float" office:value="0">
            <text:p>0</text:p>
          </table:table-cell>
          <table:table-cell table:number-columns-repeated="226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I-4307</text:p>
          </table:table-cell>
          <table:table-cell table:style-name="ACE-3" table:formula="of:=ROUND([.S3]+[.T3]/60;3)" office:value-type="float" office:value="78.620000000000005">
            <text:p>78.62</text:p>
          </table:table-cell>
          <table:table-cell table:style-name="ACE-3" table:formula="of:=ROUND(([.U3]+[.V3]/60);3)" office:value-type="float" office:value="14.83">
            <text:p>14.83</text:p>
          </table:table-cell>
          <table:table-cell table:style-name="ACE-3" office:value-type="float" office:value="6070">
            <text:p>607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ollusc fragment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PeweEtal1982</text:p>
          </table:table-cell>
          <table:table-cell table:style-name="ACE-3" office:value-type="string">
            <text:p>Péwé et al. (1982)</text:p>
          </table:table-cell>
          <table:table-cell table:style-name="ACE-3"/>
          <table:table-cell table:style-name="ACE-3" office:value-type="float" office:value="78.620000000000005">
            <text:p>78.62</text:p>
          </table:table-cell>
          <table:table-cell table:style-name="ACE-3"/>
          <table:table-cell table:style-name="ACE-3" office:value-type="float" office:value="14.83">
            <text:p>14.8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3">
          <table:table-cell table:number-columns-repeated="2" table:style-name="ACE-3"/>
          <table:table-cell table:style-name="ACE-3" office:value-type="string">
            <text:p>U-130</text:p>
          </table:table-cell>
          <table:table-cell table:style-name="ACE-3" table:formula="of:=ROUND([.S4]+[.T4]/60;3)" office:value-type="float" office:value="78.582999999999998">
            <text:p>78.583</text:p>
          </table:table-cell>
          <table:table-cell table:style-name="ACE-3" table:formula="of:=ROUND(([.U4]+[.V4]/60);3)" office:value-type="float" office:value="16.617000000000001">
            <text:p>16.617</text:p>
          </table:table-cell>
          <table:table-cell table:style-name="ACE-3" office:value-type="float" office:value="8035">
            <text:p>803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s from Arstarte terrac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eylingHanssenOlsson1959,Olsson1960</text:p>
          </table:table-cell>
          <table:table-cell table:style-name="ACE-3" office:value-type="string">
            <text:p>Feyling-Hansen and Olsson (1959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37">
            <text:p>37</text:p>
          </table:table-cell>
          <table:table-cell table:number-columns-repeated="234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4628</text:p>
          </table:table-cell>
          <table:table-cell table:style-name="ACE-3" table:formula="of:=ROUND([.S5]+[.T5]/60;3)" office:value-type="float" office:value="78.450000000000003">
            <text:p>78.45</text:p>
          </table:table-cell>
          <table:table-cell table:style-name="ACE-3" table:formula="of:=ROUND(([.U5]+[.V5]/60);3)" office:value-type="float" office:value="16.329999999999998">
            <text:p>16.33</text:p>
          </table:table-cell>
          <table:table-cell table:style-name="ACE-3" office:value-type="float" office:value="6440">
            <text:p>644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8.5">
            <text:p>1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84</text:p>
          </table:table-cell>
          <table:table-cell table:style-name="ACE-3" office:value-type="string">
            <text:p>Salvigsen (1984)</text:p>
          </table:table-cell>
          <table:table-cell table:style-name="ACE-3"/>
          <table:table-cell table:style-name="ACE-3" office:value-type="float" office:value="78.450000000000003">
            <text:p>78.45</text:p>
          </table:table-cell>
          <table:table-cell table:style-name="ACE-3"/>
          <table:table-cell table:style-name="ACE-3" office:value-type="float" office:value="16.329999999999998">
            <text:p>16.3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I-4306</text:p>
          </table:table-cell>
          <table:table-cell table:style-name="ACE-3" table:formula="of:=ROUND([.S6]+[.T6]/60;3)" office:value-type="float" office:value="78.620000000000005">
            <text:p>78.62</text:p>
          </table:table-cell>
          <table:table-cell table:style-name="ACE-3" table:formula="of:=ROUND(([.U6]+[.V6]/60);3)" office:value-type="float" office:value="14.83">
            <text:p>14.83</text:p>
          </table:table-cell>
          <table:table-cell table:style-name="ACE-3" office:value-type="float" office:value="8920">
            <text:p>892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ya truncata sampl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0.199999999999999">
            <text:p>20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PeweEtal1982</text:p>
          </table:table-cell>
          <table:table-cell table:style-name="ACE-3" office:value-type="string">
            <text:p>Péwé et al. (1982)</text:p>
          </table:table-cell>
          <table:table-cell table:style-name="ACE-3"/>
          <table:table-cell table:style-name="ACE-3" office:value-type="float" office:value="78.620000000000005">
            <text:p>78.62</text:p>
          </table:table-cell>
          <table:table-cell table:style-name="ACE-3"/>
          <table:table-cell table:style-name="ACE-3" office:value-type="float" office:value="14.83">
            <text:p>14.8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I-4308</text:p>
          </table:table-cell>
          <table:table-cell table:style-name="ACE-3" table:formula="of:=ROUND([.S7]+[.T7]/60;3)" office:value-type="float" office:value="78.620000000000005">
            <text:p>78.62</text:p>
          </table:table-cell>
          <table:table-cell table:style-name="ACE-3" table:formula="of:=ROUND(([.U7]+[.V7]/60);3)" office:value-type="float" office:value="14.83">
            <text:p>14.83</text:p>
          </table:table-cell>
          <table:table-cell table:style-name="ACE-3" office:value-type="float" office:value="9780">
            <text:p>978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 sampl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0.300000000000001">
            <text:p>30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PeweEtal1982</text:p>
          </table:table-cell>
          <table:table-cell table:style-name="ACE-3" office:value-type="string">
            <text:p>Péwé et al. (1982)</text:p>
          </table:table-cell>
          <table:table-cell table:style-name="ACE-3"/>
          <table:table-cell table:style-name="ACE-3" office:value-type="float" office:value="78.620000000000005">
            <text:p>78.62</text:p>
          </table:table-cell>
          <table:table-cell table:style-name="ACE-3"/>
          <table:table-cell table:style-name="ACE-3" office:value-type="float" office:value="14.83">
            <text:p>14.8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24</text:p>
          </table:table-cell>
          <table:table-cell table:style-name="ACE-3" table:formula="of:=ROUND([.S8]+[.T8]/60;3)" office:value-type="float" office:value="78.549999999999997">
            <text:p>78.55</text:p>
          </table:table-cell>
          <table:table-cell table:style-name="ACE-3" table:formula="of:=ROUND(([.U8]+[.V8]/60);3)" office:value-type="float" office:value="16.067">
            <text:p>16.067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ixed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eylingHanssenOlsson1959,Olsson1960</text:p>
          </table:table-cell>
          <table:table-cell table:style-name="ACE-3" office:value-type="string">
            <text:p>Feyling-Hansen and Olsson (1959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4">
            <text:p>4</text:p>
          </table:table-cell>
          <table:table-cell table:number-columns-repeated="234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28</text:p>
          </table:table-cell>
          <table:table-cell table:style-name="ACE-3" table:formula="of:=ROUND([.S9]+[.T9]/60;3)" office:value-type="float" office:value="78.549999999999997">
            <text:p>78.55</text:p>
          </table:table-cell>
          <table:table-cell table:style-name="ACE-3" table:formula="of:=ROUND(([.U9]+[.V9]/60);3)" office:value-type="float" office:value="16.5">
            <text:p>16.5</text:p>
          </table:table-cell>
          <table:table-cell table:style-name="ACE-3" office:value-type="float" office:value="9980">
            <text:p>998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Mixed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9.700000000000003">
            <text:p>49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eylingHanssenOlsson1959,Olsson1960</text:p>
          </table:table-cell>
          <table:table-cell table:style-name="ACE-3" office:value-type="string">
            <text:p>Feyling-Hansen and Olsson (1959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30">
            <text:p>30</text:p>
          </table:table-cell>
          <table:table-cell table:number-columns-repeated="234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32</text:p>
          </table:table-cell>
          <table:table-cell table:style-name="ACE-3" table:formula="of:=ROUND([.S10]+[.T10]/60;3)" office:value-type="float" office:value="78.632999999999996">
            <text:p>78.633</text:p>
          </table:table-cell>
          <table:table-cell table:style-name="ACE-3" table:formula="of:=ROUND(([.U10]+[.V10]/60);3)" office:value-type="float" office:value="16.733000000000001">
            <text:p>16.733</text:p>
          </table:table-cell>
          <table:table-cell table:style-name="ACE-3" office:value-type="float" office:value="9840">
            <text:p>984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Mixed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eylingHanssenOlsson1959,Olsson1960</text:p>
          </table:table-cell>
          <table:table-cell table:style-name="ACE-3" office:value-type="string">
            <text:p>Feyling-Hansen and Olsson (1959)</text:p>
          </table:table-cell>
          <table:table-cell table:style-name="ACE-3"/>
          <table:table-cell table:style-name="ACE-3" office:value-type="float" office:value="78">
            <text:p>7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44">
            <text:p>44</text:p>
          </table:table-cell>
          <table:table-cell table:number-columns-repeated="234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Kapp-Ekholm_01</text:p>
          </table:table-cell>
          <table:table-cell table:style-name="ACE-3" table:formula="of:=ROUND([.S11]+[.T11]/60;3)" office:value-type="float" office:value="78.569999999999993">
            <text:p>78.57</text:p>
          </table:table-cell>
          <table:table-cell table:style-name="ACE-3" table:formula="of:=ROUND(([.U11]+[.V11]/60);3)" office:value-type="float" office:value="16.550000000000001">
            <text:p>16.55</text:p>
          </table:table-cell>
          <table:table-cell table:style-name="ACE-3" office:value-type="float" office:value="10030">
            <text:p>1003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Driftwood, Larix occidentali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84</text:p>
          </table:table-cell>
          <table:table-cell table:style-name="ACE-3" office:value-type="string">
            <text:p>Salvigsen (1984)</text:p>
          </table:table-cell>
          <table:table-cell table:style-name="ACE-3"/>
          <table:table-cell table:style-name="ACE-3" office:value-type="float" office:value="78.569999999999993">
            <text:p>78.57</text:p>
          </table:table-cell>
          <table:table-cell table:style-name="ACE-3"/>
          <table:table-cell table:style-name="ACE-3" office:value-type="float" office:value="16.550000000000001">
            <text:p>16.5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5</text:p>
          </table:table-cell>
          <table:table-cell table:style-name="ACE-3" table:formula="of:=ROUND([.S12]+[.T12]/60;3)" office:value-type="float" office:value="79.180000000000007">
            <text:p>79.18</text:p>
          </table:table-cell>
          <table:table-cell table:style-name="ACE-3" table:formula="of:=ROUND(([.U12]+[.V12]/60);3)" office:value-type="float" office:value="11.18">
            <text:p>11.18</text:p>
          </table:table-cell>
          <table:table-cell table:style-name="ACE-3" office:value-type="float" office:value="9855">
            <text:p>9855</text:p>
          </table:table-cell>
          <table:table-cell table:style-name="ACE-3" office:value-type="float" office:value="155">
            <text:p>155</text:p>
          </table:table-cell>
          <table:table-cell table:style-name="ACE-3" office:value-type="string">
            <text:p>Whale rib partially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3</text:p>
          </table:table-cell>
          <table:table-cell table:style-name="ACE-3" table:formula="of:=ROUND([.S13]+[.T13]/60;3)" office:value-type="float" office:value="79.180000000000007">
            <text:p>79.18</text:p>
          </table:table-cell>
          <table:table-cell table:style-name="ACE-3" table:formula="of:=ROUND(([.U13]+[.V13]/60);3)" office:value-type="float" office:value="11.18">
            <text:p>11.18</text:p>
          </table:table-cell>
          <table:table-cell table:style-name="ACE-3" office:value-type="float" office:value="9945">
            <text:p>9945</text:p>
          </table:table-cell>
          <table:table-cell table:style-name="ACE-3" office:value-type="float" office:value="155">
            <text:p>155</text:p>
          </table:table-cell>
          <table:table-cell table:style-name="ACE-3" office:value-type="string">
            <text:p>Whale rib partially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8</text:p>
          </table:table-cell>
          <table:table-cell table:style-name="ACE-3" table:formula="of:=ROUND([.S14]+[.T14]/60;3)" office:value-type="float" office:value="79.180000000000007">
            <text:p>79.18</text:p>
          </table:table-cell>
          <table:table-cell table:style-name="ACE-3" table:formula="of:=ROUND(([.U14]+[.V14]/60);3)" office:value-type="float" office:value="11.18">
            <text:p>11.18</text:p>
          </table:table-cell>
          <table:table-cell table:style-name="ACE-3" office:value-type="float" office:value="10040">
            <text:p>1004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rib partially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2</text:p>
          </table:table-cell>
          <table:table-cell table:style-name="ACE-3" table:formula="of:=ROUND([.S15]+[.T15]/60;3)" office:value-type="float" office:value="79.180000000000007">
            <text:p>79.18</text:p>
          </table:table-cell>
          <table:table-cell table:style-name="ACE-3" table:formula="of:=ROUND(([.U15]+[.V15]/60);3)" office:value-type="float" office:value="11.18">
            <text:p>11.18</text:p>
          </table:table-cell>
          <table:table-cell table:style-name="ACE-3" office:value-type="float" office:value="10280">
            <text:p>1028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rib partially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103</text:p>
          </table:table-cell>
          <table:table-cell table:style-name="ACE-3" table:formula="of:=ROUND([.S16]+[.T16]/60;3)" office:value-type="float" office:value="79.180000000000007">
            <text:p>79.18</text:p>
          </table:table-cell>
          <table:table-cell table:style-name="ACE-3" table:formula="of:=ROUND(([.U16]+[.V16]/60);3)" office:value-type="float" office:value="11.18">
            <text:p>11.18</text:p>
          </table:table-cell>
          <table:table-cell table:style-name="ACE-3" office:value-type="float" office:value="10750">
            <text:p>10750</text:p>
          </table:table-cell>
          <table:table-cell table:style-name="ACE-3" office:value-type="float" office:value="330">
            <text:p>330</text:p>
          </table:table-cell>
          <table:table-cell table:style-name="ACE-3" office:value-type="string">
            <text:p>Whale cranium buri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9.180000000000007">
            <text:p>79.18</text:p>
          </table:table-cell>
          <table:table-cell table:style-name="ACE-3"/>
          <table:table-cell table:style-name="ACE-3" office:value-type="float" office:value="11.18">
            <text:p>11.1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9899</text:p>
          </table:table-cell>
          <table:table-cell table:style-name="ACE-3" table:formula="of:=ROUND([.S17]+[.T17]/60;3)" office:value-type="float" office:value="78.959999999999994">
            <text:p>78.96</text:p>
          </table:table-cell>
          <table:table-cell table:style-name="ACE-3" table:formula="of:=ROUND(([.U17]+[.V17]/60);3)" office:value-type="float" office:value="11.4">
            <text:p>11.4</text:p>
          </table:table-cell>
          <table:table-cell table:style-name="ACE-3" office:value-type="float" office:value="6340">
            <text:p>634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Whalebone behind modern storm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Etal1987</text:p>
          </table:table-cell>
          <table:table-cell table:style-name="ACE-3" office:value-type="string">
            <text:p>Forman et al. (1987)</text:p>
          </table:table-cell>
          <table:table-cell table:style-name="ACE-4"/>
          <table:table-cell table:style-name="ACE-3" office:value-type="float" office:value="78.959999999999994">
            <text:p>78.96</text:p>
          </table:table-cell>
          <table:table-cell table:style-name="ACE-3"/>
          <table:table-cell table:style-name="ACE-3" office:value-type="float" office:value="11.4">
            <text:p>11.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104</text:p>
          </table:table-cell>
          <table:table-cell table:style-name="ACE-3" table:formula="of:=ROUND([.S18]+[.T18]/60;3)" office:value-type="float" office:value="78.959999999999994">
            <text:p>78.96</text:p>
          </table:table-cell>
          <table:table-cell table:style-name="ACE-3" table:formula="of:=ROUND(([.U18]+[.V18]/60);3)" office:value-type="float" office:value="11.4">
            <text:p>11.4</text:p>
          </table:table-cell>
          <table:table-cell table:style-name="ACE-3" office:value-type="float" office:value="10505">
            <text:p>10505</text:p>
          </table:table-cell>
          <table:table-cell table:style-name="ACE-3" office:value-type="float" office:value="170">
            <text:p>170</text:p>
          </table:table-cell>
          <table:table-cell table:style-name="ACE-3" office:value-type="string">
            <text:p>Shell and barnacle fragment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Etal1987</text:p>
          </table:table-cell>
          <table:table-cell table:style-name="ACE-3" office:value-type="string">
            <text:p>Forman et al. (1987)</text:p>
          </table:table-cell>
          <table:table-cell table:style-name="ACE-4"/>
          <table:table-cell table:style-name="ACE-3" office:value-type="float" office:value="78.959999999999994">
            <text:p>78.96</text:p>
          </table:table-cell>
          <table:table-cell table:style-name="ACE-3"/>
          <table:table-cell table:style-name="ACE-3" office:value-type="float" office:value="11.4">
            <text:p>11.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ln-249</text:p>
          </table:table-cell>
          <table:table-cell table:style-name="ACE-3" table:formula="of:=ROUND([.S19]+[.T19]/60;3)" office:value-type="float" office:value="78.959999999999994">
            <text:p>78.96</text:p>
          </table:table-cell>
          <table:table-cell table:style-name="ACE-3" table:formula="of:=ROUND(([.U19]+[.V19]/60);3)" office:value-type="float" office:value="11.4">
            <text:p>11.4</text:p>
          </table:table-cell>
          <table:table-cell table:style-name="ACE-3" office:value-type="float" office:value="9625">
            <text:p>9625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Shell from raised beach surfac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PunningEtal1978</text:p>
          </table:table-cell>
          <table:table-cell table:style-name="ACE-3" office:value-type="string">
            <text:p>Punning et al. (1978)</text:p>
          </table:table-cell>
          <table:table-cell table:style-name="ACE-4"/>
          <table:table-cell table:style-name="ACE-3" office:value-type="float" office:value="78.959999999999994">
            <text:p>78.96</text:p>
          </table:table-cell>
          <table:table-cell table:style-name="ACE-3"/>
          <table:table-cell table:style-name="ACE-3" office:value-type="float" office:value="11.4">
            <text:p>11.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DIC-2902</text:p>
          </table:table-cell>
          <table:table-cell table:style-name="ACE-3" table:formula="of:=ROUND([.S20]+[.T20]/60;3)" office:value-type="float" office:value="78.230000000000004">
            <text:p>78.23</text:p>
          </table:table-cell>
          <table:table-cell table:style-name="ACE-3" table:formula="of:=ROUND(([.U20]+[.V20]/60);3)" office:value-type="float" office:value="13">
            <text:p>13</text:p>
          </table:table-cell>
          <table:table-cell table:style-name="ACE-3" office:value-type="float" office:value="5590">
            <text:p>559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Larch log buried in raised beach gravel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037</text:p>
          </table:table-cell>
          <table:table-cell table:style-name="ACE-3" table:formula="of:=ROUND([.S21]+[.T21]/60;3)" office:value-type="float" office:value="78.230000000000004">
            <text:p>78.23</text:p>
          </table:table-cell>
          <table:table-cell table:style-name="ACE-3" table:formula="of:=ROUND(([.U21]+[.V21]/60);3)" office:value-type="float" office:value="13">
            <text:p>13</text:p>
          </table:table-cell>
          <table:table-cell table:style-name="ACE-3" office:value-type="float" office:value="6470">
            <text:p>647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In situ Mytilus edulis paired valve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7</text:p>
          </table:table-cell>
          <table:table-cell table:style-name="ACE-3" table:formula="of:=ROUND([.S22]+[.T22]/60;3)" office:value-type="float" office:value="78.230000000000004">
            <text:p>78.23</text:p>
          </table:table-cell>
          <table:table-cell table:style-name="ACE-3" table:formula="of:=ROUND(([.U22]+[.V22]/60);3)" office:value-type="float" office:value="13">
            <text:p>13</text:p>
          </table:table-cell>
          <table:table-cell table:style-name="ACE-3" office:value-type="float" office:value="9250">
            <text:p>925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 rib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76</text:p>
          </table:table-cell>
          <table:table-cell table:style-name="ACE-3" table:formula="of:=ROUND([.S23]+[.T23]/60;3)" office:value-type="float" office:value="78.230000000000004">
            <text:p>78.23</text:p>
          </table:table-cell>
          <table:table-cell table:style-name="ACE-3" table:formula="of:=ROUND(([.U23]+[.V23]/60);3)" office:value-type="float" office:value="13">
            <text:p>13</text:p>
          </table:table-cell>
          <table:table-cell table:style-name="ACE-3" office:value-type="float" office:value="9480">
            <text:p>9480</text:p>
          </table:table-cell>
          <table:table-cell table:style-name="ACE-3" office:value-type="float" office:value="165">
            <text:p>165</text:p>
          </table:table-cell>
          <table:table-cell table:style-name="ACE-3" office:value-type="string">
            <text:p>Whale vertebrae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593</text:p>
          </table:table-cell>
          <table:table-cell table:style-name="ACE-3" table:formula="of:=ROUND([.S24]+[.T24]/60;3)" office:value-type="float" office:value="78.230000000000004">
            <text:p>78.23</text:p>
          </table:table-cell>
          <table:table-cell table:style-name="ACE-3" table:formula="of:=ROUND(([.U24]+[.V24]/60);3)" office:value-type="float" office:value="13">
            <text:p>13</text:p>
          </table:table-cell>
          <table:table-cell table:style-name="ACE-3" office:value-type="float" office:value="9735">
            <text:p>9735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vertebrae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591</text:p>
          </table:table-cell>
          <table:table-cell table:style-name="ACE-3" table:formula="of:=ROUND([.S25]+[.T25]/60;3)" office:value-type="float" office:value="78.230000000000004">
            <text:p>78.23</text:p>
          </table:table-cell>
          <table:table-cell table:style-name="ACE-3" table:formula="of:=ROUND(([.U25]+[.V25]/60);3)" office:value-type="float" office:value="13">
            <text:p>13</text:p>
          </table:table-cell>
          <table:table-cell table:style-name="ACE-3" office:value-type="float" office:value="9795">
            <text:p>9795</text:p>
          </table:table-cell>
          <table:table-cell table:style-name="ACE-3" office:value-type="float" office:value="170">
            <text:p>170</text:p>
          </table:table-cell>
          <table:table-cell table:style-name="ACE-3" office:value-type="string">
            <text:p>Whale rib embedded i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592</text:p>
          </table:table-cell>
          <table:table-cell table:style-name="ACE-3" table:formula="of:=ROUND([.S26]+[.T26]/60;3)" office:value-type="float" office:value="78.230000000000004">
            <text:p>78.23</text:p>
          </table:table-cell>
          <table:table-cell table:style-name="ACE-3" table:formula="of:=ROUND(([.U26]+[.V26]/60);3)" office:value-type="float" office:value="13">
            <text:p>13</text:p>
          </table:table-cell>
          <table:table-cell table:style-name="ACE-3" office:value-type="float" office:value="9860">
            <text:p>986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vertebrae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9910</text:p>
          </table:table-cell>
          <table:table-cell table:style-name="ACE-3" table:formula="of:=ROUND([.S27]+[.T27]/60;3)" office:value-type="float" office:value="78.230000000000004">
            <text:p>78.23</text:p>
          </table:table-cell>
          <table:table-cell table:style-name="ACE-3" table:formula="of:=ROUND(([.U27]+[.V27]/60);3)" office:value-type="float" office:value="13">
            <text:p>13</text:p>
          </table:table-cell>
          <table:table-cell table:style-name="ACE-3" office:value-type="float" office:value="10380">
            <text:p>10380</text:p>
          </table:table-cell>
          <table:table-cell table:style-name="ACE-3" office:value-type="float" office:value="310">
            <text:p>310</text:p>
          </table:table-cell>
          <table:table-cell table:style-name="ACE-3" office:value-type="string">
            <text:p>Whale rib partially buried in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8.230000000000004">
            <text:p>78.23</text:p>
          </table:table-cell>
          <table:table-cell table:style-name="ACE-3"/>
          <table:table-cell table:style-name="ACE-3" office:value-type="float" office:value="13">
            <text:p>1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34</text:p>
          </table:table-cell>
          <table:table-cell table:style-name="ACE-3" table:formula="of:=ROUND([.S28]+[.T28]/60;3)" office:value-type="float" office:value="78.349999999999994">
            <text:p>78.35</text:p>
          </table:table-cell>
          <table:table-cell table:style-name="ACE-3" table:formula="of:=ROUND(([.U28]+[.V28]/60);3)" office:value-type="float" office:value="11.800000000000001">
            <text:p>11.8</text:p>
          </table:table-cell>
          <table:table-cell table:style-name="ACE-3" office:value-type="float" office:value="810">
            <text:p>8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cranium buried in raised beach surfac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35</text:p>
          </table:table-cell>
          <table:table-cell table:style-name="ACE-3" table:formula="of:=ROUND([.S29]+[.T29]/60;3)" office:value-type="float" office:value="78.349999999999994">
            <text:p>78.35</text:p>
          </table:table-cell>
          <table:table-cell table:style-name="ACE-3" table:formula="of:=ROUND(([.U29]+[.V29]/60);3)" office:value-type="float" office:value="11.800000000000001">
            <text:p>11.8</text:p>
          </table:table-cell>
          <table:table-cell table:style-name="ACE-3" office:value-type="float" office:value="1260">
            <text:p>12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vertebrae o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732</text:p>
          </table:table-cell>
          <table:table-cell table:style-name="ACE-3" table:formula="of:=ROUND([.S30]+[.T30]/60;3)" office:value-type="float" office:value="78.349999999999994">
            <text:p>78.35</text:p>
          </table:table-cell>
          <table:table-cell table:style-name="ACE-3" table:formula="of:=ROUND(([.U30]+[.V30]/60);3)" office:value-type="float" office:value="11.800000000000001">
            <text:p>11.8</text:p>
          </table:table-cell>
          <table:table-cell table:style-name="ACE-3" office:value-type="float" office:value="5365">
            <text:p>536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hale rib partially embedded into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DIC-3054</text:p>
          </table:table-cell>
          <table:table-cell table:style-name="ACE-3" table:formula="of:=ROUND([.S31]+[.T31]/60;3)" office:value-type="float" office:value="78.349999999999994">
            <text:p>78.35</text:p>
          </table:table-cell>
          <table:table-cell table:style-name="ACE-3" table:formula="of:=ROUND(([.U31]+[.V31]/60);3)" office:value-type="float" office:value="11.800000000000001">
            <text:p>11.8</text:p>
          </table:table-cell>
          <table:table-cell table:style-name="ACE-3" office:value-type="float" office:value="9380">
            <text:p>938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In situ Mytilus edulis paired valve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DIC-3052</text:p>
          </table:table-cell>
          <table:table-cell table:style-name="ACE-3" table:formula="of:=ROUND([.S32]+[.T32]/60;3)" office:value-type="float" office:value="78.349999999999994">
            <text:p>78.35</text:p>
          </table:table-cell>
          <table:table-cell table:style-name="ACE-3" table:formula="of:=ROUND(([.U32]+[.V32]/60);3)" office:value-type="float" office:value="11.800000000000001">
            <text:p>11.8</text:p>
          </table:table-cell>
          <table:table-cell table:style-name="ACE-3" office:value-type="float" office:value="9860">
            <text:p>986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Paired valves 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2235</text:p>
          </table:table-cell>
          <table:table-cell table:style-name="ACE-3" table:formula="of:=ROUND([.S33]+[.T33]/60;3)" office:value-type="float" office:value="78.349999999999994">
            <text:p>78.35</text:p>
          </table:table-cell>
          <table:table-cell table:style-name="ACE-3" table:formula="of:=ROUND(([.U33]+[.V33]/60);3)" office:value-type="float" office:value="11.800000000000001">
            <text:p>11.8</text:p>
          </table:table-cell>
          <table:table-cell table:style-name="ACE-3" office:value-type="float" office:value="9850">
            <text:p>985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 jaw 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77,Forman1990</text:p>
          </table:table-cell>
          <table:table-cell table:style-name="ACE-3" office:value-type="string">
            <text:p>Salvigsen (1977)</text:p>
          </table:table-cell>
          <table:table-cell table:style-name="ACE-4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2233</text:p>
          </table:table-cell>
          <table:table-cell table:style-name="ACE-3" table:formula="of:=ROUND([.S34]+[.T34]/60;3)" office:value-type="float" office:value="78.349999999999994">
            <text:p>78.35</text:p>
          </table:table-cell>
          <table:table-cell table:style-name="ACE-3" table:formula="of:=ROUND(([.U34]+[.V34]/60);3)" office:value-type="float" office:value="11.800000000000001">
            <text:p>11.8</text:p>
          </table:table-cell>
          <table:table-cell table:style-name="ACE-3" office:value-type="float" office:value="10000">
            <text:p>1000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77,Forman1990</text:p>
          </table:table-cell>
          <table:table-cell table:style-name="ACE-3" office:value-type="string">
            <text:p>Salvigsen (1977)</text:p>
          </table:table-cell>
          <table:table-cell table:style-name="ACE-4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I-13794</text:p>
          </table:table-cell>
          <table:table-cell table:style-name="ACE-3" table:formula="of:=ROUND([.S35]+[.T35]/60;3)" office:value-type="float" office:value="78.349999999999994">
            <text:p>78.35</text:p>
          </table:table-cell>
          <table:table-cell table:style-name="ACE-3" table:formula="of:=ROUND(([.U35]+[.V35]/60);3)" office:value-type="float" office:value="11.800000000000001">
            <text:p>11.8</text:p>
          </table:table-cell>
          <table:table-cell table:style-name="ACE-3" office:value-type="float" office:value="10910">
            <text:p>1091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Whale rib partial buried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I-13795</text:p>
          </table:table-cell>
          <table:table-cell table:style-name="ACE-3" table:formula="of:=ROUND([.S36]+[.T36]/60;3)" office:value-type="float" office:value="78.349999999999994">
            <text:p>78.35</text:p>
          </table:table-cell>
          <table:table-cell table:style-name="ACE-3" table:formula="of:=ROUND(([.U36]+[.V36]/60);3)" office:value-type="float" office:value="11.800000000000001">
            <text:p>11.8</text:p>
          </table:table-cell>
          <table:table-cell table:style-name="ACE-3" office:value-type="float" office:value="11650">
            <text:p>1165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Whale jaw bone partial buried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1990</text:p>
          </table:table-cell>
          <table:table-cell table:style-name="ACE-3" office:value-type="string">
            <text:p>Forman (1990)</text:p>
          </table:table-cell>
          <table:table-cell table:style-name="ACE-4"/>
          <table:table-cell table:style-name="ACE-3" office:value-type="float" office:value="78.349999999999994">
            <text:p>78.35</text:p>
          </table:table-cell>
          <table:table-cell table:style-name="ACE-3"/>
          <table:table-cell table:style-name="ACE-3" office:value-type="float" office:value="11.800000000000001">
            <text:p>11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21</text:p>
          </table:table-cell>
          <table:table-cell table:style-name="ACE-3" table:formula="of:=ROUND([.S37]+[.T37]/60;3)" office:value-type="float" office:value="77.799999999999997">
            <text:p>77.8</text:p>
          </table:table-cell>
          <table:table-cell table:style-name="ACE-3" table:formula="of:=ROUND(([.U37]+[.V37]/60);3)" office:value-type="float" office:value="14.300000000000001">
            <text:p>14.3</text:p>
          </table:table-cell>
          <table:table-cell table:style-name="ACE-3" office:value-type="float" office:value="8200">
            <text:p>82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1.5">
            <text:p>11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ndvikEtal1987</text:p>
          </table:table-cell>
          <table:table-cell table:style-name="ACE-3" office:value-type="string">
            <text:p>Landvik et al. (1987)</text:p>
          </table:table-cell>
          <table:table-cell table:style-name="ACE-4"/>
          <table:table-cell table:style-name="ACE-3" office:value-type="float" office:value="77.799999999999997">
            <text:p>77.8</text:p>
          </table:table-cell>
          <table:table-cell table:style-name="ACE-3"/>
          <table:table-cell table:style-name="ACE-3" office:value-type="float" office:value="14.300000000000001">
            <text:p>14.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5271</text:p>
          </table:table-cell>
          <table:table-cell table:style-name="ACE-3" table:formula="of:=ROUND([.S38]+[.T38]/60;3)" office:value-type="float" office:value="77.799999999999997">
            <text:p>77.8</text:p>
          </table:table-cell>
          <table:table-cell table:style-name="ACE-3" table:formula="of:=ROUND(([.U38]+[.V38]/60);3)" office:value-type="float" office:value="14.300000000000001">
            <text:p>14.3</text:p>
          </table:table-cell>
          <table:table-cell table:style-name="ACE-3" office:value-type="float" office:value="7770">
            <text:p>777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 of Picea sp.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ndvikEtal1987</text:p>
          </table:table-cell>
          <table:table-cell table:style-name="ACE-3" office:value-type="string">
            <text:p>Landvik et al. (1987)</text:p>
          </table:table-cell>
          <table:table-cell table:style-name="ACE-4"/>
          <table:table-cell table:style-name="ACE-3" office:value-type="float" office:value="77.799999999999997">
            <text:p>77.8</text:p>
          </table:table-cell>
          <table:table-cell table:style-name="ACE-3"/>
          <table:table-cell table:style-name="ACE-3" office:value-type="float" office:value="14.300000000000001">
            <text:p>14.3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4943</text:p>
          </table:table-cell>
          <table:table-cell table:style-name="ACE-3" table:formula="of:=ROUND([.S39]+[.T39]/60;3)" office:value-type="float" office:value="77.920000000000002">
            <text:p>77.92</text:p>
          </table:table-cell>
          <table:table-cell table:style-name="ACE-3" table:formula="of:=ROUND(([.U39]+[.V39]/60);3)" office:value-type="float" office:value="13.800000000000001">
            <text:p>13.8</text:p>
          </table:table-cell>
          <table:table-cell table:style-name="ACE-3" office:value-type="float" office:value="10680">
            <text:p>1068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Fragments of Hiatella arctica and Mya truncata from sil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ndvikEtal1987</text:p>
          </table:table-cell>
          <table:table-cell table:style-name="ACE-3" office:value-type="string">
            <text:p>Landvik et al. (1987)</text:p>
          </table:table-cell>
          <table:table-cell table:style-name="ACE-4"/>
          <table:table-cell table:style-name="ACE-3" office:value-type="float" office:value="77.920000000000002">
            <text:p>77.92</text:p>
          </table:table-cell>
          <table:table-cell table:style-name="ACE-3"/>
          <table:table-cell table:style-name="ACE-3" office:value-type="float" office:value="13.800000000000001">
            <text:p>13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a-1081</text:p>
          </table:table-cell>
          <table:table-cell table:style-name="ACE-3" table:formula="of:=ROUND([.S40]+[.T40]/60;3)" office:value-type="float" office:value="77.560000000000002">
            <text:p>77.56</text:p>
          </table:table-cell>
          <table:table-cell table:style-name="ACE-3" table:formula="of:=ROUND(([.U40]+[.V40]/60);3)" office:value-type="float" office:value="14.5">
            <text:p>14.5</text:p>
          </table:table-cell>
          <table:table-cell table:style-name="ACE-3" office:value-type="float" office:value="12350">
            <text:p>12350</text:p>
          </table:table-cell>
          <table:table-cell table:style-name="ACE-3" office:value-type="float" office:value="145">
            <text:p>145</text:p>
          </table:table-cell>
          <table:table-cell table:style-name="ACE-3" office:value-type="string">
            <text:p>Shell fragment from beach gravels that rise to marine limi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9.5">
            <text:p>49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</text:p>
          </table:table-cell>
          <table:table-cell table:style-name="ACE-3" office:value-type="string">
            <text:p>Salvigsen et al. (1991)</text:p>
          </table:table-cell>
          <table:table-cell table:style-name="ACE-4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a-1082</text:p>
          </table:table-cell>
          <table:table-cell table:style-name="ACE-3" table:formula="of:=ROUND([.S41]+[.T41]/60;3)" office:value-type="float" office:value="77.560000000000002">
            <text:p>77.56</text:p>
          </table:table-cell>
          <table:table-cell table:style-name="ACE-3" table:formula="of:=ROUND(([.U41]+[.V41]/60);3)" office:value-type="float" office:value="14.5">
            <text:p>14.5</text:p>
          </table:table-cell>
          <table:table-cell table:style-name="ACE-3" office:value-type="float" office:value="11795">
            <text:p>11795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Fragment of Mya truncata or Hiatella arctica from sil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</text:p>
          </table:table-cell>
          <table:table-cell table:style-name="ACE-3" office:value-type="string">
            <text:p>Salvigsen et al. (1991)</text:p>
          </table:table-cell>
          <table:table-cell table:style-name="ACE-4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7669</text:p>
          </table:table-cell>
          <table:table-cell table:style-name="ACE-3" table:formula="of:=ROUND([.S42]+[.T42]/60;3)" office:value-type="float" office:value="77.560000000000002">
            <text:p>77.56</text:p>
          </table:table-cell>
          <table:table-cell table:style-name="ACE-3" table:formula="of:=ROUND(([.U42]+[.V42]/60);3)" office:value-type="float" office:value="14.5">
            <text:p>14.5</text:p>
          </table:table-cell>
          <table:table-cell table:style-name="ACE-3" office:value-type="float" office:value="9910">
            <text:p>991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Small bone, probably whale and elevationally displaced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0.299999999999997">
            <text:p>50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</text:p>
          </table:table-cell>
          <table:table-cell table:style-name="ACE-3" office:value-type="string">
            <text:p>Salvigsen et al. (1991)</text:p>
          </table:table-cell>
          <table:table-cell table:style-name="ACE-4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7671</text:p>
          </table:table-cell>
          <table:table-cell table:style-name="ACE-3" table:formula="of:=ROUND([.S43]+[.T43]/60;3)" office:value-type="float" office:value="77.560000000000002">
            <text:p>77.56</text:p>
          </table:table-cell>
          <table:table-cell table:style-name="ACE-3" table:formula="of:=ROUND(([.U43]+[.V43]/60);3)" office:value-type="float" office:value="14.5">
            <text:p>14.5</text:p>
          </table:table-cell>
          <table:table-cell table:style-name="ACE-3" office:value-type="float" office:value="9620">
            <text:p>962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Large whale vertebrae buried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4.300000000000001">
            <text:p>24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</text:p>
          </table:table-cell>
          <table:table-cell table:style-name="ACE-3" office:value-type="string">
            <text:p>Salvigsen et al. (1991)</text:p>
          </table:table-cell>
          <table:table-cell table:style-name="ACE-4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7672</text:p>
          </table:table-cell>
          <table:table-cell table:style-name="ACE-3" table:formula="of:=ROUND([.S44]+[.T44]/60;3)" office:value-type="float" office:value="77.560000000000002">
            <text:p>77.56</text:p>
          </table:table-cell>
          <table:table-cell table:style-name="ACE-3" table:formula="of:=ROUND(([.U44]+[.V44]/60);3)" office:value-type="float" office:value="14.5">
            <text:p>14.5</text:p>
          </table:table-cell>
          <table:table-cell table:style-name="ACE-3" office:value-type="float" office:value="8760">
            <text:p>876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Log of Larix sibirica embedded in permafrost/gravels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.8000000000000007">
            <text:p>9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</text:p>
          </table:table-cell>
          <table:table-cell table:style-name="ACE-3" office:value-type="string">
            <text:p>Salvigsen et al. (1991)</text:p>
          </table:table-cell>
          <table:table-cell table:style-name="ACE-4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1829</text:p>
          </table:table-cell>
          <table:table-cell table:style-name="ACE-3" table:formula="of:=ROUND([.S45]+[.T45]/60;3)" office:value-type="float" office:value="77.540000000000006">
            <text:p>77.54</text:p>
          </table:table-cell>
          <table:table-cell table:style-name="ACE-3" table:formula="of:=ROUND(([.U45]+[.V45]/60);3)" office:value-type="float" office:value="14.5">
            <text:p>14.5</text:p>
          </table:table-cell>
          <table:table-cell table:style-name="ACE-3" office:value-type="float" office:value="9400">
            <text:p>940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Whale jaw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1977,SalvigsenEtal1991</text:p>
          </table:table-cell>
          <table:table-cell table:style-name="ACE-3" office:value-type="string">
            <text:p>Salvigsen (1977)</text:p>
          </table:table-cell>
          <table:table-cell table:style-name="ACE-4"/>
          <table:table-cell table:style-name="ACE-3" office:value-type="float" office:value="77.540000000000006">
            <text:p>77.54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76701</text:p>
          </table:table-cell>
          <table:table-cell table:style-name="ACE-3" table:formula="of:=ROUND([.S46]+[.T46]/60;3)" office:value-type="float" office:value="77.560000000000002">
            <text:p>77.56</text:p>
          </table:table-cell>
          <table:table-cell table:style-name="ACE-3" table:formula="of:=ROUND(([.U46]+[.V46]/60);3)" office:value-type="float" office:value="14.5">
            <text:p>14.5</text:p>
          </table:table-cell>
          <table:table-cell table:style-name="ACE-3" office:value-type="float" office:value="6410">
            <text:p>641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Large whale cranium with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.7000000000000002">
            <text:p>5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</text:p>
          </table:table-cell>
          <table:table-cell table:style-name="ACE-3" office:value-type="string">
            <text:p>Salvigsen et al. (1991)</text:p>
          </table:table-cell>
          <table:table-cell table:style-name="ACE-4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7672</text:p>
          </table:table-cell>
          <table:table-cell table:style-name="ACE-3" table:formula="of:=ROUND([.S47]+[.T47]/60;3)" office:value-type="float" office:value="77.560000000000002">
            <text:p>77.56</text:p>
          </table:table-cell>
          <table:table-cell table:style-name="ACE-3" table:formula="of:=ROUND(([.U47]+[.V47]/60);3)" office:value-type="float" office:value="14.5">
            <text:p>14.5</text:p>
          </table:table-cell>
          <table:table-cell table:style-name="ACE-3" office:value-type="float" office:value="1100">
            <text:p>110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10-m long log of Larix occidentalis on raised beach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1</text:p>
          </table:table-cell>
          <table:table-cell table:style-name="ACE-3" office:value-type="string">
            <text:p>Salvigsen et al. (1991)</text:p>
          </table:table-cell>
          <table:table-cell table:style-name="ACE-4"/>
          <table:table-cell table:style-name="ACE-3" office:value-type="float" office:value="77.560000000000002">
            <text:p>77.56</text:p>
          </table:table-cell>
          <table:table-cell table:style-name="ACE-3"/>
          <table:table-cell table:style-name="ACE-3" office:value-type="float" office:value="14.5">
            <text:p>14.5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454</text:p>
          </table:table-cell>
          <table:table-cell table:style-name="ACE-3" table:formula="of:=ROUND([.S48]+[.T48]/60;3)" office:value-type="float" office:value="79.870000000000005">
            <text:p>79.87</text:p>
          </table:table-cell>
          <table:table-cell table:style-name="ACE-3" table:formula="of:=ROUND(([.U48]+[.V48]/60);3)" office:value-type="float" office:value="15.800000000000001">
            <text:p>15.8</text:p>
          </table:table-cell>
          <table:table-cell table:style-name="ACE-3" office:value-type="float" office:value="7530">
            <text:p>753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 Picea sp.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</text:p>
          </table:table-cell>
          <table:table-cell table:style-name="ACE-3" office:value-type="string">
            <text:p>Salvigsen and Østerholm (1982)</text:p>
          </table:table-cell>
          <table:table-cell table:style-name="ACE-4"/>
          <table:table-cell table:style-name="ACE-3" office:value-type="float" office:value="79.870000000000005">
            <text:p>79.87</text:p>
          </table:table-cell>
          <table:table-cell table:style-name="ACE-3"/>
          <table:table-cell table:style-name="ACE-3" office:value-type="float" office:value="15.800000000000001">
            <text:p>15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734</text:p>
          </table:table-cell>
          <table:table-cell table:style-name="ACE-3" table:formula="of:=ROUND([.S49]+[.T49]/60;3)" office:value-type="float" office:value="79.870000000000005">
            <text:p>79.87</text:p>
          </table:table-cell>
          <table:table-cell table:style-name="ACE-3" table:formula="of:=ROUND(([.U49]+[.V49]/60);3)" office:value-type="float" office:value="15.800000000000001">
            <text:p>15.8</text:p>
          </table:table-cell>
          <table:table-cell table:style-name="ACE-3" office:value-type="float" office:value="9800">
            <text:p>98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valves of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</text:p>
          </table:table-cell>
          <table:table-cell table:style-name="ACE-3" office:value-type="string">
            <text:p>Salvigsen and Østerholm (1982)</text:p>
          </table:table-cell>
          <table:table-cell table:style-name="ACE-4"/>
          <table:table-cell table:style-name="ACE-3" office:value-type="float" office:value="79.870000000000005">
            <text:p>79.87</text:p>
          </table:table-cell>
          <table:table-cell table:style-name="ACE-3"/>
          <table:table-cell table:style-name="ACE-3" office:value-type="float" office:value="15.800000000000001">
            <text:p>15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735</text:p>
          </table:table-cell>
          <table:table-cell table:style-name="ACE-3" table:formula="of:=ROUND([.S50]+[.T50]/60;3)" office:value-type="float" office:value="79.870000000000005">
            <text:p>79.87</text:p>
          </table:table-cell>
          <table:table-cell table:style-name="ACE-3" table:formula="of:=ROUND(([.U50]+[.V50]/60);3)" office:value-type="float" office:value="15.800000000000001">
            <text:p>15.8</text:p>
          </table:table-cell>
          <table:table-cell table:style-name="ACE-3" office:value-type="float" office:value="11100">
            <text:p>111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 valves of 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</text:p>
          </table:table-cell>
          <table:table-cell table:style-name="ACE-3" office:value-type="string">
            <text:p>Salvigsen and Østerholm (1982)</text:p>
          </table:table-cell>
          <table:table-cell table:style-name="ACE-4"/>
          <table:table-cell table:style-name="ACE-3" office:value-type="float" office:value="79.870000000000005">
            <text:p>79.87</text:p>
          </table:table-cell>
          <table:table-cell table:style-name="ACE-3"/>
          <table:table-cell table:style-name="ACE-3" office:value-type="float" office:value="15.800000000000001">
            <text:p>15.8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097</text:p>
          </table:table-cell>
          <table:table-cell table:style-name="ACE-3" table:formula="of:=ROUND([.S51]+[.T51]/60;3)" office:value-type="float" office:value="79.769999999999996">
            <text:p>79.77</text:p>
          </table:table-cell>
          <table:table-cell table:style-name="ACE-3" table:formula="of:=ROUND(([.U51]+[.V51]/60);3)" office:value-type="float" office:value="14.539999999999999">
            <text:p>14.54</text:p>
          </table:table-cell>
          <table:table-cell table:style-name="ACE-3" office:value-type="float" office:value="9270">
            <text:p>927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hale crani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</text:p>
          </table:table-cell>
          <table:table-cell table:style-name="ACE-3" office:value-type="string">
            <text:p>Salvigsen and Østerholm (1982)</text:p>
          </table:table-cell>
          <table:table-cell table:style-name="ACE-4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4.539999999999999">
            <text:p>14.5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098</text:p>
          </table:table-cell>
          <table:table-cell table:style-name="ACE-3" table:formula="of:=ROUND([.S52]+[.T52]/60;3)" office:value-type="float" office:value="79.769999999999996">
            <text:p>79.77</text:p>
          </table:table-cell>
          <table:table-cell table:style-name="ACE-3" table:formula="of:=ROUND(([.U52]+[.V52]/60);3)" office:value-type="float" office:value="14.539999999999999">
            <text:p>14.54</text:p>
          </table:table-cell>
          <table:table-cell table:style-name="ACE-3" office:value-type="float" office:value="9800">
            <text:p>98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</text:p>
          </table:table-cell>
          <table:table-cell table:style-name="ACE-3" office:value-type="string">
            <text:p>Salvigsen and Østerholm (1982)</text:p>
          </table:table-cell>
          <table:table-cell table:style-name="ACE-4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4.539999999999999">
            <text:p>14.5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099</text:p>
          </table:table-cell>
          <table:table-cell table:style-name="ACE-3" table:formula="of:=ROUND([.S53]+[.T53]/60;3)" office:value-type="float" office:value="79.769999999999996">
            <text:p>79.77</text:p>
          </table:table-cell>
          <table:table-cell table:style-name="ACE-3" table:formula="of:=ROUND(([.U53]+[.V53]/60);3)" office:value-type="float" office:value="14.539999999999999">
            <text:p>14.54</text:p>
          </table:table-cell>
          <table:table-cell table:style-name="ACE-3" office:value-type="float" office:value="11360">
            <text:p>1136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Shell valves of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</text:p>
          </table:table-cell>
          <table:table-cell table:style-name="ACE-3" office:value-type="string">
            <text:p>Salvigsen and Østerholm (1982)</text:p>
          </table:table-cell>
          <table:table-cell table:style-name="ACE-4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4.539999999999999">
            <text:p>14.54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2838</text:p>
          </table:table-cell>
          <table:table-cell table:style-name="ACE-3" table:formula="of:=ROUND([.S54]+[.T54]/60;3)" office:value-type="float" office:value="79.769999999999996">
            <text:p>79.77</text:p>
          </table:table-cell>
          <table:table-cell table:style-name="ACE-3" table:formula="of:=ROUND(([.U54]+[.V54]/60);3)" office:value-type="float" office:value="13.869999999999999">
            <text:p>13.87</text:p>
          </table:table-cell>
          <table:table-cell table:style-name="ACE-3" office:value-type="float" office:value="9600">
            <text:p>96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hale crani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</text:p>
          </table:table-cell>
          <table:table-cell table:style-name="ACE-3" office:value-type="string">
            <text:p>Salvigsen and Østerholm (1982)</text:p>
          </table:table-cell>
          <table:table-cell table:style-name="ACE-4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3.869999999999999">
            <text:p>13.87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2703</text:p>
          </table:table-cell>
          <table:table-cell table:style-name="ACE-3" table:formula="of:=ROUND([.S55]+[.T55]/60;3)" office:value-type="float" office:value="79.769999999999996">
            <text:p>79.77</text:p>
          </table:table-cell>
          <table:table-cell table:style-name="ACE-3" table:formula="of:=ROUND(([.U55]+[.V55]/60);3)" office:value-type="float" office:value="13.869999999999999">
            <text:p>13.87</text:p>
          </table:table-cell>
          <table:table-cell table:style-name="ACE-3" office:value-type="float" office:value="9770">
            <text:p>97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Whale rib o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Osterholm1982</text:p>
          </table:table-cell>
          <table:table-cell table:style-name="ACE-3" office:value-type="string">
            <text:p>Salvigsen and Østerholm (1982)</text:p>
          </table:table-cell>
          <table:table-cell table:style-name="ACE-4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3.869999999999999">
            <text:p>13.87</text:p>
          </table:table-cell>
          <table:table-cell table:style-name="ACE-3"/>
          <table:table-cell table:style-name="ACE-3" office:value-type="string">
            <text:p>location taken from Google Earth based on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1294</text:p>
          </table:table-cell>
          <table:table-cell table:style-name="ACE-3" table:formula="of:=ROUND([.S56]+[.T56]/60;3)" office:value-type="float" office:value="79.769999999999996">
            <text:p>79.77</text:p>
          </table:table-cell>
          <table:table-cell table:style-name="ACE-3" table:formula="of:=ROUND(([.U56]+[.V56]/60);3)" office:value-type="float" office:value="13.869999999999999">
            <text:p>13.87</text:p>
          </table:table-cell>
          <table:table-cell table:style-name="ACE-3" office:value-type="float" office:value="10290">
            <text:p>10290</text:p>
          </table:table-cell>
          <table:table-cell table:style-name="ACE-3" office:value-type="float" office:value="135">
            <text:p>135</text:p>
          </table:table-cell>
          <table:table-cell table:style-name="ACE-3" office:value-type="string">
            <text:p>Whale rib on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ehman1989</text:p>
          </table:table-cell>
          <table:table-cell table:style-name="ACE-3" office:value-type="string">
            <text:p>Lehman (1989)</text:p>
          </table:table-cell>
          <table:table-cell table:style-name="ACE-4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3.869999999999999">
            <text:p>13.87</text:p>
          </table:table-cell>
          <table:table-cell table:style-name="ACE-3"/>
          <table:table-cell table:style-name="ACE-3" office:value-type="string">
            <text:p>there was no digital version of this thesis, so I just used the same coordinates as T-2838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10685</text:p>
          </table:table-cell>
          <table:table-cell table:style-name="ACE-3" table:formula="of:=ROUND([.S57]+[.T57]/60;3)" office:value-type="float" office:value="79.769999999999996">
            <text:p>79.77</text:p>
          </table:table-cell>
          <table:table-cell table:style-name="ACE-3" table:formula="of:=ROUND(([.U57]+[.V57]/60);3)" office:value-type="float" office:value="13.869999999999999">
            <text:p>13.87</text:p>
          </table:table-cell>
          <table:table-cell table:style-name="ACE-3" office:value-type="float" office:value="9570">
            <text:p>9570</text:p>
          </table:table-cell>
          <table:table-cell table:style-name="ACE-3" office:value-type="float" office:value="210">
            <text:p>210</text:p>
          </table:table-cell>
          <table:table-cell table:style-name="ACE-3" office:value-type="string">
            <text:p>Whale rib from sublittoral sand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ehman1989</text:p>
          </table:table-cell>
          <table:table-cell table:style-name="ACE-3" office:value-type="string">
            <text:p>Lehman (1989)</text:p>
          </table:table-cell>
          <table:table-cell table:style-name="ACE-4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3.869999999999999">
            <text:p>13.87</text:p>
          </table:table-cell>
          <table:table-cell table:style-name="ACE-3"/>
          <table:table-cell table:style-name="ACE-3" office:value-type="string">
            <text:p>there was no digital version of this thesis, so I just used the same coordinates as T-2838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DIC-3076</text:p>
          </table:table-cell>
          <table:table-cell table:style-name="ACE-3" table:formula="of:=ROUND([.S58]+[.T58]/60;3)" office:value-type="float" office:value="79.769999999999996">
            <text:p>79.77</text:p>
          </table:table-cell>
          <table:table-cell table:style-name="ACE-3" table:formula="of:=ROUND(([.U58]+[.V58]/60);3)" office:value-type="float" office:value="13.869999999999999">
            <text:p>13.87</text:p>
          </table:table-cell>
          <table:table-cell table:style-name="ACE-3" office:value-type="float" office:value="9455">
            <text:p>945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In situ paired valves of Mytilus edulis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ehman1989</text:p>
          </table:table-cell>
          <table:table-cell table:style-name="ACE-3" office:value-type="string">
            <text:p>Lehman (1989)</text:p>
          </table:table-cell>
          <table:table-cell table:style-name="ACE-4"/>
          <table:table-cell table:style-name="ACE-3" office:value-type="float" office:value="79.769999999999996">
            <text:p>79.77</text:p>
          </table:table-cell>
          <table:table-cell table:style-name="ACE-3"/>
          <table:table-cell table:style-name="ACE-3" office:value-type="float" office:value="13.869999999999999">
            <text:p>13.87</text:p>
          </table:table-cell>
          <table:table-cell table:style-name="ACE-3"/>
          <table:table-cell table:style-name="ACE-3" office:value-type="string">
            <text:p>there was no digital version of this thesis, so I just used the same coordinates as T-2838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089</text:p>
          </table:table-cell>
          <table:table-cell table:style-name="ACE-3" table:formula="of:=ROUND([.S59]+[.T59]/60;3)" office:value-type="float" office:value="79.469999999999999">
            <text:p>79.47</text:p>
          </table:table-cell>
          <table:table-cell table:style-name="ACE-3" table:formula="of:=ROUND(([.U59]+[.V59]/60);3)" office:value-type="float" office:value="13.9">
            <text:p>13.9</text:p>
          </table:table-cell>
          <table:table-cell table:style-name="ACE-3" office:value-type="float" office:value="6410">
            <text:p>641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aired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23</text:p>
          </table:table-cell>
          <table:table-cell table:style-name="ACE-3" table:formula="of:=ROUND([.S60]+[.T60]/60;3)" office:value-type="float" office:value="79.469999999999999">
            <text:p>79.47</text:p>
          </table:table-cell>
          <table:table-cell table:style-name="ACE-3" table:formula="of:=ROUND(([.U60]+[.V60]/60);3)" office:value-type="float" office:value="13.9">
            <text:p>13.9</text:p>
          </table:table-cell>
          <table:table-cell table:style-name="ACE-3" office:value-type="float" office:value="6452">
            <text:p>6452</text:p>
          </table:table-cell>
          <table:table-cell table:style-name="ACE-3" office:value-type="float" office:value="44">
            <text:p>44</text:p>
          </table:table-cell>
          <table:table-cell table:style-name="ACE-3" office:value-type="string">
            <text:p>Duplicate of UtC-10089 (Mytilus edulis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946</text:p>
          </table:table-cell>
          <table:table-cell table:style-name="ACE-3" table:formula="of:=ROUND([.S61]+[.T61]/60;3)" office:value-type="float" office:value="79.469999999999999">
            <text:p>79.47</text:p>
          </table:table-cell>
          <table:table-cell table:style-name="ACE-3" table:formula="of:=ROUND(([.U61]+[.V61]/60);3)" office:value-type="float" office:value="13.9">
            <text:p>13.9</text:p>
          </table:table-cell>
          <table:table-cell table:style-name="ACE-3" office:value-type="float" office:value="7037">
            <text:p>7037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Shell debris from raised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2</text:p>
          </table:table-cell>
          <table:table-cell table:style-name="ACE-3" table:formula="of:=ROUND([.S62]+[.T62]/60;3)" office:value-type="float" office:value="79.469999999999999">
            <text:p>79.47</text:p>
          </table:table-cell>
          <table:table-cell table:style-name="ACE-3" table:formula="of:=ROUND(([.U62]+[.V62]/60);3)" office:value-type="float" office:value="13.9">
            <text:p>13.9</text:p>
          </table:table-cell>
          <table:table-cell table:style-name="ACE-3" office:value-type="float" office:value="9810">
            <text:p>9810</text:p>
          </table:table-cell>
          <table:table-cell table:style-name="ACE-3" office:value-type="float" office:value="57">
            <text:p>57</text:p>
          </table:table-cell>
          <table:table-cell table:style-name="ACE-3" office:value-type="string">
            <text:p>Shell debris, mostly Mytilus edulis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0</text:p>
          </table:table-cell>
          <table:table-cell table:style-name="ACE-3" table:formula="of:=ROUND([.S63]+[.T63]/60;3)" office:value-type="float" office:value="79.469999999999999">
            <text:p>79.47</text:p>
          </table:table-cell>
          <table:table-cell table:style-name="ACE-3" table:formula="of:=ROUND(([.U63]+[.V63]/60);3)" office:value-type="float" office:value="13.9">
            <text:p>13.9</text:p>
          </table:table-cell>
          <table:table-cell table:style-name="ACE-3" office:value-type="float" office:value="9817">
            <text:p>9817</text:p>
          </table:table-cell>
          <table:table-cell table:style-name="ACE-3" office:value-type="float" office:value="49">
            <text:p>49</text:p>
          </table:table-cell>
          <table:table-cell table:style-name="ACE-3" office:value-type="string">
            <text:p>Mostly Balnus sp. debris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">
            <text:p>6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38</text:p>
          </table:table-cell>
          <table:table-cell table:style-name="ACE-3" table:formula="of:=ROUND([.S64]+[.T64]/60;3)" office:value-type="float" office:value="79.469999999999999">
            <text:p>79.47</text:p>
          </table:table-cell>
          <table:table-cell table:style-name="ACE-3" table:formula="of:=ROUND(([.U64]+[.V64]/60);3)" office:value-type="float" office:value="13.9">
            <text:p>13.9</text:p>
          </table:table-cell>
          <table:table-cell table:style-name="ACE-3" office:value-type="float" office:value="9570">
            <text:p>95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aired valves of Mya truncata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789</text:p>
          </table:table-cell>
          <table:table-cell table:style-name="ACE-3" table:formula="of:=ROUND([.S65]+[.T65]/60;3)" office:value-type="float" office:value="79.469999999999999">
            <text:p>79.47</text:p>
          </table:table-cell>
          <table:table-cell table:style-name="ACE-3" table:formula="of:=ROUND(([.U65]+[.V65]/60);3)" office:value-type="float" office:value="13.9">
            <text:p>13.9</text:p>
          </table:table-cell>
          <table:table-cell table:style-name="ACE-3" office:value-type="float" office:value="9282">
            <text:p>9282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tilus edulis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989</text:p>
          </table:table-cell>
          <table:table-cell table:style-name="ACE-3" table:formula="of:=ROUND([.S66]+[.T66]/60;3)" office:value-type="float" office:value="79.469999999999999">
            <text:p>79.47</text:p>
          </table:table-cell>
          <table:table-cell table:style-name="ACE-3" table:formula="of:=ROUND(([.U66]+[.V66]/60);3)" office:value-type="float" office:value="13.9">
            <text:p>13.9</text:p>
          </table:table-cell>
          <table:table-cell table:style-name="ACE-3" office:value-type="float" office:value="9237">
            <text:p>9237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Whale rib buried in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72</text:p>
          </table:table-cell>
          <table:table-cell table:style-name="ACE-3" table:formula="of:=ROUND([.S67]+[.T67]/60;3)" office:value-type="float" office:value="79.469999999999999">
            <text:p>79.47</text:p>
          </table:table-cell>
          <table:table-cell table:style-name="ACE-3" table:formula="of:=ROUND(([.U67]+[.V67]/60);3)" office:value-type="float" office:value="13.9">
            <text:p>13.9</text:p>
          </table:table-cell>
          <table:table-cell table:style-name="ACE-3" office:value-type="float" office:value="9835">
            <text:p>9835</text:p>
          </table:table-cell>
          <table:table-cell table:style-name="ACE-3" office:value-type="float" office:value="66">
            <text:p>66</text:p>
          </table:table-cell>
          <table:table-cell table:style-name="ACE-3" office:value-type="string">
            <text:p>Balnus sp. debris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91</text:p>
          </table:table-cell>
          <table:table-cell table:style-name="ACE-3" table:formula="of:=ROUND([.S68]+[.T68]/60;3)" office:value-type="float" office:value="79.469999999999999">
            <text:p>79.47</text:p>
          </table:table-cell>
          <table:table-cell table:style-name="ACE-3" table:formula="of:=ROUND(([.U68]+[.V68]/60);3)" office:value-type="float" office:value="13.9">
            <text:p>13.9</text:p>
          </table:table-cell>
          <table:table-cell table:style-name="ACE-3" office:value-type="float" office:value="9899">
            <text:p>9899</text:p>
          </table:table-cell>
          <table:table-cell table:style-name="ACE-3" office:value-type="float" office:value="51">
            <text:p>51</text:p>
          </table:table-cell>
          <table:table-cell table:style-name="ACE-3" office:value-type="string">
            <text:p>C in living position from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084</text:p>
          </table:table-cell>
          <table:table-cell table:style-name="ACE-3" table:formula="of:=ROUND([.S69]+[.T69]/60;3)" office:value-type="float" office:value="79.469999999999999">
            <text:p>79.47</text:p>
          </table:table-cell>
          <table:table-cell table:style-name="ACE-3" table:formula="of:=ROUND(([.U69]+[.V69]/60);3)" office:value-type="float" office:value="13.9">
            <text:p>13.9</text:p>
          </table:table-cell>
          <table:table-cell table:style-name="ACE-3" office:value-type="float" office:value="9902">
            <text:p>9902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Duplicate of Hd-20891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7</text:p>
          </table:table-cell>
          <table:table-cell table:style-name="ACE-3" table:formula="of:=ROUND([.S70]+[.T70]/60;3)" office:value-type="float" office:value="79.469999999999999">
            <text:p>79.47</text:p>
          </table:table-cell>
          <table:table-cell table:style-name="ACE-3" table:formula="of:=ROUND(([.U70]+[.V70]/60);3)" office:value-type="float" office:value="13.9">
            <text:p>13.9</text:p>
          </table:table-cell>
          <table:table-cell table:style-name="ACE-3" office:value-type="float" office:value="9930">
            <text:p>993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hell debris from raised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3.199999999999999">
            <text:p>23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083</text:p>
          </table:table-cell>
          <table:table-cell table:style-name="ACE-3" table:formula="of:=ROUND([.S71]+[.T71]/60;3)" office:value-type="float" office:value="79.469999999999999">
            <text:p>79.47</text:p>
          </table:table-cell>
          <table:table-cell table:style-name="ACE-3" table:formula="of:=ROUND(([.U71]+[.V71]/60);3)" office:value-type="float" office:value="13.9">
            <text:p>13.9</text:p>
          </table:table-cell>
          <table:table-cell table:style-name="ACE-3" office:value-type="float" office:value="9960">
            <text:p>996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aired Mya truncata valve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.699999999999999">
            <text:p>21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06</text:p>
          </table:table-cell>
          <table:table-cell table:style-name="ACE-3" table:formula="of:=ROUND([.S72]+[.T72]/60;3)" office:value-type="float" office:value="79.469999999999999">
            <text:p>79.47</text:p>
          </table:table-cell>
          <table:table-cell table:style-name="ACE-3" table:formula="of:=ROUND(([.U72]+[.V72]/60);3)" office:value-type="float" office:value="13.9">
            <text:p>13.9</text:p>
          </table:table-cell>
          <table:table-cell table:style-name="ACE-3" office:value-type="float" office:value="10127">
            <text:p>10127</text:p>
          </table:table-cell>
          <table:table-cell table:style-name="ACE-3" office:value-type="float" office:value="102">
            <text:p>102</text:p>
          </table:table-cell>
          <table:table-cell table:style-name="ACE-3" office:value-type="string">
            <text:p>Shell debris of 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.699999999999999">
            <text:p>21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1035</text:p>
          </table:table-cell>
          <table:table-cell table:style-name="ACE-3" table:formula="of:=ROUND([.S73]+[.T73]/60;3)" office:value-type="float" office:value="79.469999999999999">
            <text:p>79.47</text:p>
          </table:table-cell>
          <table:table-cell table:style-name="ACE-3" table:formula="of:=ROUND(([.U73]+[.V73]/60);3)" office:value-type="float" office:value="13.9">
            <text:p>13.9</text:p>
          </table:table-cell>
          <table:table-cell table:style-name="ACE-3" office:value-type="float" office:value="9980">
            <text:p>9980</text:p>
          </table:table-cell>
          <table:table-cell table:style-name="ACE-3" office:value-type="float" office:value="72">
            <text:p>72</text:p>
          </table:table-cell>
          <table:table-cell table:style-name="ACE-3" office:value-type="string">
            <text:p>Paired Mya truncata valve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.800000000000001">
            <text:p>16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52</text:p>
          </table:table-cell>
          <table:table-cell table:style-name="ACE-3" table:formula="of:=ROUND([.S74]+[.T74]/60;3)" office:value-type="float" office:value="79.469999999999999">
            <text:p>79.47</text:p>
          </table:table-cell>
          <table:table-cell table:style-name="ACE-3" table:formula="of:=ROUND(([.U74]+[.V74]/60);3)" office:value-type="float" office:value="13.9">
            <text:p>13.9</text:p>
          </table:table-cell>
          <table:table-cell table:style-name="ACE-3" office:value-type="float" office:value="10030">
            <text:p>1003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Mya truncata in living position in homogeneous sand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24</text:p>
          </table:table-cell>
          <table:table-cell table:style-name="ACE-3" table:formula="of:=ROUND([.S75]+[.T75]/60;3)" office:value-type="float" office:value="79.469999999999999">
            <text:p>79.47</text:p>
          </table:table-cell>
          <table:table-cell table:style-name="ACE-3" table:formula="of:=ROUND(([.U75]+[.V75]/60);3)" office:value-type="float" office:value="13.9">
            <text:p>13.9</text:p>
          </table:table-cell>
          <table:table-cell table:style-name="ACE-3" office:value-type="float" office:value="10100">
            <text:p>10100</text:p>
          </table:table-cell>
          <table:table-cell table:style-name="ACE-3" office:value-type="float" office:value="81">
            <text:p>81</text:p>
          </table:table-cell>
          <table:table-cell table:style-name="ACE-3" office:value-type="string">
            <text:p>Duplicate of UtC-10152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22</text:p>
          </table:table-cell>
          <table:table-cell table:style-name="ACE-3" table:formula="of:=ROUND([.S76]+[.T76]/60;3)" office:value-type="float" office:value="79.469999999999999">
            <text:p>79.47</text:p>
          </table:table-cell>
          <table:table-cell table:style-name="ACE-3" table:formula="of:=ROUND(([.U76]+[.V76]/60);3)" office:value-type="float" office:value="13.9">
            <text:p>13.9</text:p>
          </table:table-cell>
          <table:table-cell table:style-name="ACE-3" office:value-type="float" office:value="10031">
            <text:p>10031</text:p>
          </table:table-cell>
          <table:table-cell table:style-name="ACE-3" office:value-type="float" office:value="77">
            <text:p>77</text:p>
          </table:table-cell>
          <table:table-cell table:style-name="ACE-3" office:value-type="string">
            <text:p>Paired Mya truncata valve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.699999999999999">
            <text:p>21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2790</text:p>
          </table:table-cell>
          <table:table-cell table:style-name="ACE-3" table:formula="of:=ROUND([.S77]+[.T77]/60;3)" office:value-type="float" office:value="79.469999999999999">
            <text:p>79.47</text:p>
          </table:table-cell>
          <table:table-cell table:style-name="ACE-3" table:formula="of:=ROUND(([.U77]+[.V77]/60);3)" office:value-type="float" office:value="13.9">
            <text:p>13.9</text:p>
          </table:table-cell>
          <table:table-cell table:style-name="ACE-3" office:value-type="float" office:value="10079">
            <text:p>10079</text:p>
          </table:table-cell>
          <table:table-cell table:style-name="ACE-3" office:value-type="float" office:value="81">
            <text:p>81</text:p>
          </table:table-cell>
          <table:table-cell table:style-name="ACE-3" office:value-type="string">
            <text:p>Duplicate of Hd-20822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.699999999999999">
            <text:p>21.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095</text:p>
          </table:table-cell>
          <table:table-cell table:style-name="ACE-3" table:formula="of:=ROUND([.S78]+[.T78]/60;3)" office:value-type="float" office:value="79.469999999999999">
            <text:p>79.47</text:p>
          </table:table-cell>
          <table:table-cell table:style-name="ACE-3" table:formula="of:=ROUND(([.U78]+[.V78]/60);3)" office:value-type="float" office:value="13.9">
            <text:p>13.9</text:p>
          </table:table-cell>
          <table:table-cell table:style-name="ACE-3" office:value-type="float" office:value="10058">
            <text:p>10058</text:p>
          </table:table-cell>
          <table:table-cell table:style-name="ACE-3" office:value-type="float" office:value="48">
            <text:p>48</text:p>
          </table:table-cell>
          <table:table-cell table:style-name="ACE-3" office:value-type="string">
            <text:p>Shell debris from raised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1014</text:p>
          </table:table-cell>
          <table:table-cell table:style-name="ACE-3" table:formula="of:=ROUND([.S79]+[.T79]/60;3)" office:value-type="float" office:value="79.469999999999999">
            <text:p>79.47</text:p>
          </table:table-cell>
          <table:table-cell table:style-name="ACE-3" table:formula="of:=ROUND(([.U79]+[.V79]/60);3)" office:value-type="float" office:value="13.9">
            <text:p>13.9</text:p>
          </table:table-cell>
          <table:table-cell table:style-name="ACE-3" office:value-type="float" office:value="10098">
            <text:p>10098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Shell debris from raised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54</text:p>
          </table:table-cell>
          <table:table-cell table:style-name="ACE-3" table:formula="of:=ROUND([.S80]+[.T80]/60;3)" office:value-type="float" office:value="79.469999999999999">
            <text:p>79.47</text:p>
          </table:table-cell>
          <table:table-cell table:style-name="ACE-3" table:formula="of:=ROUND(([.U80]+[.V80]/60);3)" office:value-type="float" office:value="13.9">
            <text:p>13.9</text:p>
          </table:table-cell>
          <table:table-cell table:style-name="ACE-3" office:value-type="float" office:value="10246">
            <text:p>10246</text:p>
          </table:table-cell>
          <table:table-cell table:style-name="ACE-3" office:value-type="float" office:value="43">
            <text:p>43</text:p>
          </table:table-cell>
          <table:table-cell table:style-name="ACE-3" office:value-type="string">
            <text:p>Paired Hiatella arctica valves from sublittoral sand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55</text:p>
          </table:table-cell>
          <table:table-cell table:style-name="ACE-3" table:formula="of:=ROUND([.S81]+[.T81]/60;3)" office:value-type="float" office:value="79.469999999999999">
            <text:p>79.47</text:p>
          </table:table-cell>
          <table:table-cell table:style-name="ACE-3" table:formula="of:=ROUND(([.U81]+[.V81]/60);3)" office:value-type="float" office:value="13.9">
            <text:p>13.9</text:p>
          </table:table-cell>
          <table:table-cell table:style-name="ACE-3" office:value-type="float" office:value="10883">
            <text:p>10883</text:p>
          </table:table-cell>
          <table:table-cell table:style-name="ACE-3" office:value-type="float" office:value="44">
            <text:p>44</text:p>
          </table:table-cell>
          <table:table-cell table:style-name="ACE-3" office:value-type="string">
            <text:p>Single shell valve from raised beach (same as Hd-20988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993</text:p>
          </table:table-cell>
          <table:table-cell table:style-name="ACE-3" table:formula="of:=ROUND([.S82]+[.T82]/60;3)" office:value-type="float" office:value="79.469999999999999">
            <text:p>79.47</text:p>
          </table:table-cell>
          <table:table-cell table:style-name="ACE-3" table:formula="of:=ROUND(([.U82]+[.V82]/60);3)" office:value-type="float" office:value="13.9">
            <text:p>13.9</text:p>
          </table:table-cell>
          <table:table-cell table:style-name="ACE-3" office:value-type="float" office:value="10265">
            <text:p>10265</text:p>
          </table:table-cell>
          <table:table-cell table:style-name="ACE-3" office:value-type="float" office:value="86">
            <text:p>86</text:p>
          </table:table-cell>
          <table:table-cell table:style-name="ACE-3" office:value-type="string">
            <text:p>Shell debri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988</text:p>
          </table:table-cell>
          <table:table-cell table:style-name="ACE-3" table:formula="of:=ROUND([.S83]+[.T83]/60;3)" office:value-type="float" office:value="79.469999999999999">
            <text:p>79.47</text:p>
          </table:table-cell>
          <table:table-cell table:style-name="ACE-3" table:formula="of:=ROUND(([.U83]+[.V83]/60);3)" office:value-type="float" office:value="13.9">
            <text:p>13.9</text:p>
          </table:table-cell>
          <table:table-cell table:style-name="ACE-3" office:value-type="float" office:value="11099">
            <text:p>11099</text:p>
          </table:table-cell>
          <table:table-cell table:style-name="ACE-3" office:value-type="float" office:value="91">
            <text:p>91</text:p>
          </table:table-cell>
          <table:table-cell table:style-name="ACE-3" office:value-type="string">
            <text:p>Shell debris from raised beach (same as UtC-10153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6</text:p>
          </table:table-cell>
          <table:table-cell table:style-name="ACE-3" table:formula="of:=ROUND([.S84]+[.T84]/60;3)" office:value-type="float" office:value="79.469999999999999">
            <text:p>79.47</text:p>
          </table:table-cell>
          <table:table-cell table:style-name="ACE-3" table:formula="of:=ROUND(([.U84]+[.V84]/60);3)" office:value-type="float" office:value="13.9">
            <text:p>13.9</text:p>
          </table:table-cell>
          <table:table-cell table:style-name="ACE-3" office:value-type="float" office:value="10410">
            <text:p>104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Hiatella arctic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998</text:p>
          </table:table-cell>
          <table:table-cell table:style-name="ACE-3" table:formula="of:=ROUND([.S85]+[.T85]/60;3)" office:value-type="float" office:value="79.469999999999999">
            <text:p>79.47</text:p>
          </table:table-cell>
          <table:table-cell table:style-name="ACE-3" table:formula="of:=ROUND(([.U85]+[.V85]/60);3)" office:value-type="float" office:value="13.9">
            <text:p>13.9</text:p>
          </table:table-cell>
          <table:table-cell table:style-name="ACE-3" office:value-type="float" office:value="10481">
            <text:p>10481</text:p>
          </table:table-cell>
          <table:table-cell table:style-name="ACE-3" office:value-type="float" office:value="66">
            <text:p>66</text:p>
          </table:table-cell>
          <table:table-cell table:style-name="ACE-3" office:value-type="string">
            <text:p>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53</text:p>
          </table:table-cell>
          <table:table-cell table:style-name="ACE-3" table:formula="of:=ROUND([.S86]+[.T86]/60;3)" office:value-type="float" office:value="79.469999999999999">
            <text:p>79.47</text:p>
          </table:table-cell>
          <table:table-cell table:style-name="ACE-3" table:formula="of:=ROUND(([.U86]+[.V86]/60);3)" office:value-type="float" office:value="13.9">
            <text:p>13.9</text:p>
          </table:table-cell>
          <table:table-cell table:style-name="ACE-3" office:value-type="float" office:value="10610">
            <text:p>106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5</text:p>
          </table:table-cell>
          <table:table-cell table:style-name="ACE-3" table:formula="of:=ROUND([.S87]+[.T87]/60;3)" office:value-type="float" office:value="79.469999999999999">
            <text:p>79.47</text:p>
          </table:table-cell>
          <table:table-cell table:style-name="ACE-3" table:formula="of:=ROUND(([.U87]+[.V87]/60);3)" office:value-type="float" office:value="13.9">
            <text:p>13.9</text:p>
          </table:table-cell>
          <table:table-cell table:style-name="ACE-3" office:value-type="float" office:value="11440">
            <text:p>1144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hell debri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4</text:p>
          </table:table-cell>
          <table:table-cell table:style-name="ACE-3" table:formula="of:=ROUND([.S88]+[.T88]/60;3)" office:value-type="float" office:value="79.469999999999999">
            <text:p>79.47</text:p>
          </table:table-cell>
          <table:table-cell table:style-name="ACE-3" table:formula="of:=ROUND(([.U88]+[.V88]/60);3)" office:value-type="float" office:value="13.9">
            <text:p>13.9</text:p>
          </table:table-cell>
          <table:table-cell table:style-name="ACE-3" office:value-type="float" office:value="11480">
            <text:p>1148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4.200000000000003">
            <text:p>54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67</text:p>
          </table:table-cell>
          <table:table-cell table:style-name="ACE-3" table:formula="of:=ROUND([.S89]+[.T89]/60;3)" office:value-type="float" office:value="79.469999999999999">
            <text:p>79.47</text:p>
          </table:table-cell>
          <table:table-cell table:style-name="ACE-3" table:formula="of:=ROUND(([.U89]+[.V89]/60);3)" office:value-type="float" office:value="13.9">
            <text:p>13.9</text:p>
          </table:table-cell>
          <table:table-cell table:style-name="ACE-3" office:value-type="float" office:value="11527">
            <text:p>11527</text:p>
          </table:table-cell>
          <table:table-cell table:style-name="ACE-3" office:value-type="float" office:value="57">
            <text:p>57</text:p>
          </table:table-cell>
          <table:table-cell table:style-name="ACE-3" office:value-type="string">
            <text:p>Shell debris from sublitoral sands at base of beach ridg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807</text:p>
          </table:table-cell>
          <table:table-cell table:style-name="ACE-3" table:formula="of:=ROUND([.S90]+[.T90]/60;3)" office:value-type="float" office:value="79.469999999999999">
            <text:p>79.47</text:p>
          </table:table-cell>
          <table:table-cell table:style-name="ACE-3" table:formula="of:=ROUND(([.U90]+[.V90]/60);3)" office:value-type="float" office:value="13.9">
            <text:p>13.9</text:p>
          </table:table-cell>
          <table:table-cell table:style-name="ACE-3" office:value-type="float" office:value="11531">
            <text:p>11531</text:p>
          </table:table-cell>
          <table:table-cell table:style-name="ACE-3" office:value-type="float" office:value="79">
            <text:p>79</text:p>
          </table:table-cell>
          <table:table-cell table:style-name="ACE-3" office:value-type="string">
            <text:p>Shell debris from fjord terrace disturbed by solifluction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Hd-20781</text:p>
          </table:table-cell>
          <table:table-cell table:style-name="ACE-3" table:formula="of:=ROUND([.S91]+[.T91]/60;3)" office:value-type="float" office:value="79.469999999999999">
            <text:p>79.47</text:p>
          </table:table-cell>
          <table:table-cell table:style-name="ACE-3" table:formula="of:=ROUND(([.U91]+[.V91]/60);3)" office:value-type="float" office:value="13.9">
            <text:p>13.9</text:p>
          </table:table-cell>
          <table:table-cell table:style-name="ACE-3" office:value-type="float" office:value="11555">
            <text:p>1155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 from marine sediments on top of till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9.899999999999999">
            <text:p>39.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3</text:p>
          </table:table-cell>
          <table:table-cell table:style-name="ACE-3" table:formula="of:=ROUND([.S92]+[.T92]/60;3)" office:value-type="float" office:value="79.469999999999999">
            <text:p>79.47</text:p>
          </table:table-cell>
          <table:table-cell table:style-name="ACE-3" table:formula="of:=ROUND(([.U92]+[.V92]/60);3)" office:value-type="float" office:value="13.9">
            <text:p>13.9</text:p>
          </table:table-cell>
          <table:table-cell table:style-name="ACE-3" office:value-type="float" office:value="11590">
            <text:p>1159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3.100000000000001">
            <text:p>43.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tC-10141</text:p>
          </table:table-cell>
          <table:table-cell table:style-name="ACE-3" table:formula="of:=ROUND([.S93]+[.T93]/60;3)" office:value-type="float" office:value="79.469999999999999">
            <text:p>79.47</text:p>
          </table:table-cell>
          <table:table-cell table:style-name="ACE-3" table:formula="of:=ROUND(([.U93]+[.V93]/60);3)" office:value-type="float" office:value="13.9">
            <text:p>13.9</text:p>
          </table:table-cell>
          <table:table-cell table:style-name="ACE-3" office:value-type="float" office:value="11970">
            <text:p>119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aired valves of juvenile Mya truncata from highest terrac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8.5">
            <text:p>6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ucknerEtal2002</text:p>
          </table:table-cell>
          <table:table-cell table:style-name="ACE-3" office:value-type="string">
            <text:p>Brückner et al. (2002)</text:p>
          </table:table-cell>
          <table:table-cell table:style-name="ACE-4"/>
          <table:table-cell table:style-name="ACE-3" office:value-type="float" office:value="79.469999999999999">
            <text:p>79.47</text:p>
          </table:table-cell>
          <table:table-cell table:style-name="ACE-3"/>
          <table:table-cell table:style-name="ACE-3" office:value-type="float" office:value="13.9">
            <text:p>13.9</text:p>
          </table:table-cell>
          <table:table-cell table:style-name="ACE-3"/>
          <table:table-cell table:style-name="ACE-3" office:value-type="string">
            <text:p>I did not have access to the digital version of this paper, so I took the location from Forman et al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4"/>
          <table:table-cell table:style-name="ACE-3" office:value-type="string">
            <text:p>T-6289</text:p>
          </table:table-cell>
          <table:table-cell table:style-name="ACE-3" table:formula="of:=ROUND([.S94]+[.T94]/60;3)" office:value-type="float" office:value="78.326999999999998">
            <text:p>78.327</text:p>
          </table:table-cell>
          <table:table-cell table:style-name="ACE-3" table:formula="of:=ROUND(([.U94]+[.V94]/60);3)" office:value-type="float" office:value="14.234">
            <text:p>14.234</text:p>
          </table:table-cell>
          <table:table-cell table:style-name="ACE-3" office:value-type="float" office:value="5590">
            <text:p>559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crani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.5">
            <text:p>2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</text:p>
          </table:table-cell>
          <table:table-cell table:style-name="ACE-3" office:value-type="string">
            <text:p>Salvigsen et al. (1990)</text:p>
          </table:table-cell>
          <table:table-cell table:style-name="ACE-4"/>
          <table:table-cell table:style-name="ACE-4" office:value-type="float" office:value="78.326999999999998">
            <text:p>78.327</text:p>
          </table:table-cell>
          <table:table-cell table:style-name="ACE-3"/>
          <table:table-cell table:style-name="ACE-4" office:value-type="float" office:value="14.234">
            <text:p>14.234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4"/>
          <table:table-cell table:style-name="ACE-3" office:value-type="string">
            <text:p>T-6283</text:p>
          </table:table-cell>
          <table:table-cell table:style-name="ACE-3" table:formula="of:=ROUND([.S95]+[.T95]/60;3)" office:value-type="float" office:value="78.290000000000006">
            <text:p>78.29</text:p>
          </table:table-cell>
          <table:table-cell table:style-name="ACE-3" table:formula="of:=ROUND(([.U95]+[.V95]/60);3)" office:value-type="float" office:value="14.036">
            <text:p>14.036</text:p>
          </table:table-cell>
          <table:table-cell table:style-name="ACE-3" office:value-type="float" office:value="8120">
            <text:p>812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</text:p>
          </table:table-cell>
          <table:table-cell table:style-name="ACE-3" office:value-type="string">
            <text:p>Salvigsen et al. (1990)</text:p>
          </table:table-cell>
          <table:table-cell table:style-name="ACE-4"/>
          <table:table-cell table:style-name="ACE-4" office:value-type="float" office:value="78.290000000000006">
            <text:p>78.29</text:p>
          </table:table-cell>
          <table:table-cell table:style-name="ACE-3"/>
          <table:table-cell table:style-name="ACE-4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4"/>
          <table:table-cell table:style-name="ACE-3" office:value-type="string">
            <text:p>Lu-2139</text:p>
          </table:table-cell>
          <table:table-cell table:style-name="ACE-3" table:formula="of:=ROUND([.S96]+[.T96]/60;3)" office:value-type="float" office:value="78.436000000000007">
            <text:p>78.436</text:p>
          </table:table-cell>
          <table:table-cell table:style-name="ACE-3" table:formula="of:=ROUND(([.U96]+[.V96]/60);3)" office:value-type="float" office:value="14.577">
            <text:p>14.577</text:p>
          </table:table-cell>
          <table:table-cell table:style-name="ACE-3" office:value-type="float" office:value="8130">
            <text:p>813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</text:p>
          </table:table-cell>
          <table:table-cell table:style-name="ACE-3" office:value-type="string">
            <text:p>Salvigsen et al. (1990)</text:p>
          </table:table-cell>
          <table:table-cell table:style-name="ACE-4"/>
          <table:table-cell table:style-name="ACE-4" office:value-type="float" office:value="78.436000000000007">
            <text:p>78.436</text:p>
          </table:table-cell>
          <table:table-cell table:style-name="ACE-3"/>
          <table:table-cell table:style-name="ACE-4" office:value-type="float" office:value="14.577">
            <text:p>14.577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4"/>
          <table:table-cell table:style-name="ACE-3" office:value-type="string">
            <text:p>T-8629</text:p>
          </table:table-cell>
          <table:table-cell table:style-name="ACE-3" table:formula="of:=ROUND([.S97]+[.T97]/60;3)" office:value-type="float" office:value="78.290000000000006">
            <text:p>78.29</text:p>
          </table:table-cell>
          <table:table-cell table:style-name="ACE-3" table:formula="of:=ROUND(([.U97]+[.V97]/60);3)" office:value-type="float" office:value="14.036">
            <text:p>14.036</text:p>
          </table:table-cell>
          <table:table-cell table:style-name="ACE-3" office:value-type="float" office:value="8370">
            <text:p>837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 valves of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</text:p>
          </table:table-cell>
          <table:table-cell table:style-name="ACE-3" office:value-type="string">
            <text:p>Salvigsen et al. (1990)</text:p>
          </table:table-cell>
          <table:table-cell table:style-name="ACE-4"/>
          <table:table-cell table:style-name="ACE-4" office:value-type="float" office:value="78.290000000000006">
            <text:p>78.29</text:p>
          </table:table-cell>
          <table:table-cell table:style-name="ACE-3"/>
          <table:table-cell table:style-name="ACE-4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4"/>
          <table:table-cell table:style-name="ACE-3" office:value-type="string">
            <text:p>T-6288</text:p>
          </table:table-cell>
          <table:table-cell table:style-name="ACE-3" table:formula="of:=ROUND([.S98]+[.T98]/60;3)" office:value-type="float" office:value="78.269999999999996">
            <text:p>78.27</text:p>
          </table:table-cell>
          <table:table-cell table:style-name="ACE-3" table:formula="of:=ROUND(([.U98]+[.V98]/60);3)" office:value-type="float" office:value="14.101000000000001">
            <text:p>14.101</text:p>
          </table:table-cell>
          <table:table-cell table:style-name="ACE-3" office:value-type="float" office:value="8500">
            <text:p>85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</text:p>
          </table:table-cell>
          <table:table-cell table:style-name="ACE-3" office:value-type="string">
            <text:p>Salvigsen et al. (1990)</text:p>
          </table:table-cell>
          <table:table-cell table:style-name="ACE-4"/>
          <table:table-cell table:style-name="ACE-4" office:value-type="float" office:value="78.269999999999996">
            <text:p>78.27</text:p>
          </table:table-cell>
          <table:table-cell table:style-name="ACE-3"/>
          <table:table-cell table:style-name="ACE-4" office:value-type="float" office:value="14.101000000000001">
            <text:p>14.101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4"/>
          <table:table-cell table:style-name="ACE-3" office:value-type="string">
            <text:p>T-6284</text:p>
          </table:table-cell>
          <table:table-cell table:style-name="ACE-3" table:formula="of:=ROUND([.S99]+[.T99]/60;3)" office:value-type="float" office:value="78.290000000000006">
            <text:p>78.29</text:p>
          </table:table-cell>
          <table:table-cell table:style-name="ACE-3" table:formula="of:=ROUND(([.U99]+[.V99]/60);3)" office:value-type="float" office:value="14.036">
            <text:p>14.036</text:p>
          </table:table-cell>
          <table:table-cell table:style-name="ACE-3" office:value-type="float" office:value="8650">
            <text:p>865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</text:p>
          </table:table-cell>
          <table:table-cell table:style-name="ACE-3" office:value-type="string">
            <text:p>Salvigsen et al. (1990)</text:p>
          </table:table-cell>
          <table:table-cell table:style-name="ACE-4"/>
          <table:table-cell table:style-name="ACE-4" office:value-type="float" office:value="78.290000000000006">
            <text:p>78.29</text:p>
          </table:table-cell>
          <table:table-cell table:style-name="ACE-3"/>
          <table:table-cell table:style-name="ACE-4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4"/>
          <table:table-cell table:style-name="ACE-3" office:value-type="string">
            <text:p>T-6235</text:p>
          </table:table-cell>
          <table:table-cell table:style-name="ACE-3" table:formula="of:=ROUND([.S100]+[.T100]/60;3)" office:value-type="float" office:value="78.290000000000006">
            <text:p>78.29</text:p>
          </table:table-cell>
          <table:table-cell table:style-name="ACE-3" table:formula="of:=ROUND(([.U100]+[.V100]/60);3)" office:value-type="float" office:value="14.036">
            <text:p>14.036</text:p>
          </table:table-cell>
          <table:table-cell table:style-name="ACE-3" office:value-type="float" office:value="9110">
            <text:p>911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Modiolus modio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.5">
            <text:p>5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</text:p>
          </table:table-cell>
          <table:table-cell table:style-name="ACE-3" office:value-type="string">
            <text:p>Salvigsen et al. (1990)</text:p>
          </table:table-cell>
          <table:table-cell table:style-name="ACE-4"/>
          <table:table-cell table:style-name="ACE-4" office:value-type="float" office:value="78.290000000000006">
            <text:p>78.29</text:p>
          </table:table-cell>
          <table:table-cell table:style-name="ACE-3"/>
          <table:table-cell table:style-name="ACE-4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4"/>
          <table:table-cell table:style-name="ACE-3" office:value-type="string">
            <text:p>T-6285</text:p>
          </table:table-cell>
          <table:table-cell table:style-name="ACE-3" table:formula="of:=ROUND([.S101]+[.T101]/60;3)" office:value-type="float" office:value="78.290000000000006">
            <text:p>78.29</text:p>
          </table:table-cell>
          <table:table-cell table:style-name="ACE-3" table:formula="of:=ROUND(([.U101]+[.V101]/60);3)" office:value-type="float" office:value="14.036">
            <text:p>14.036</text:p>
          </table:table-cell>
          <table:table-cell table:style-name="ACE-3" office:value-type="float" office:value="9410">
            <text:p>941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valves of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</text:p>
          </table:table-cell>
          <table:table-cell table:style-name="ACE-3" office:value-type="string">
            <text:p>Salvigsen et al. (1990)</text:p>
          </table:table-cell>
          <table:table-cell table:style-name="ACE-4"/>
          <table:table-cell table:style-name="ACE-4" office:value-type="float" office:value="78.290000000000006">
            <text:p>78.29</text:p>
          </table:table-cell>
          <table:table-cell table:style-name="ACE-3"/>
          <table:table-cell table:style-name="ACE-4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4"/>
          <table:table-cell table:style-name="ACE-3" office:value-type="string">
            <text:p>Lu-2138</text:p>
          </table:table-cell>
          <table:table-cell table:style-name="ACE-3" table:formula="of:=ROUND([.S102]+[.T102]/60;3)" office:value-type="float" office:value="78.433999999999997">
            <text:p>78.434</text:p>
          </table:table-cell>
          <table:table-cell table:style-name="ACE-3" table:formula="of:=ROUND(([.U102]+[.V102]/60);3)" office:value-type="float" office:value="14.555999999999999">
            <text:p>14.556</text:p>
          </table:table-cell>
          <table:table-cell table:style-name="ACE-3" office:value-type="float" office:value="9630">
            <text:p>96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</text:p>
          </table:table-cell>
          <table:table-cell table:style-name="ACE-3" office:value-type="string">
            <text:p>Salvigsen et al. (1990)</text:p>
          </table:table-cell>
          <table:table-cell table:style-name="ACE-4"/>
          <table:table-cell table:style-name="ACE-4" office:value-type="float" office:value="78.433999999999997">
            <text:p>78.434</text:p>
          </table:table-cell>
          <table:table-cell table:style-name="ACE-3"/>
          <table:table-cell table:style-name="ACE-4" office:value-type="float" office:value="14.555999999999999">
            <text:p>14.55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4"/>
          <table:table-cell table:style-name="ACE-3" office:value-type="string">
            <text:p>T-6286</text:p>
          </table:table-cell>
          <table:table-cell table:style-name="ACE-3" table:formula="of:=ROUND([.S103]+[.T103]/60;3)" office:value-type="float" office:value="78.290000000000006">
            <text:p>78.29</text:p>
          </table:table-cell>
          <table:table-cell table:style-name="ACE-3" table:formula="of:=ROUND(([.U103]+[.V103]/60);3)" office:value-type="float" office:value="14.036">
            <text:p>14.036</text:p>
          </table:table-cell>
          <table:table-cell table:style-name="ACE-3" office:value-type="float" office:value="9940">
            <text:p>994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Shell valves of 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</text:p>
          </table:table-cell>
          <table:table-cell table:style-name="ACE-3" office:value-type="string">
            <text:p>Salvigsen et al. (1990)</text:p>
          </table:table-cell>
          <table:table-cell table:style-name="ACE-4"/>
          <table:table-cell table:style-name="ACE-4" office:value-type="float" office:value="78.290000000000006">
            <text:p>78.29</text:p>
          </table:table-cell>
          <table:table-cell table:style-name="ACE-3"/>
          <table:table-cell table:style-name="ACE-4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4"/>
          <table:table-cell table:style-name="ACE-3" office:value-type="string">
            <text:p>Lu-2364</text:p>
          </table:table-cell>
          <table:table-cell table:style-name="ACE-3" table:formula="of:=ROUND([.S104]+[.T104]/60;3)" office:value-type="float" office:value="78.447999999999993">
            <text:p>78.448</text:p>
          </table:table-cell>
          <table:table-cell table:style-name="ACE-3" table:formula="of:=ROUND(([.U104]+[.V104]/60);3)" office:value-type="float" office:value="14.446">
            <text:p>14.446</text:p>
          </table:table-cell>
          <table:table-cell table:style-name="ACE-3" office:value-type="float" office:value="9950">
            <text:p>995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valves of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</text:p>
          </table:table-cell>
          <table:table-cell table:style-name="ACE-3" office:value-type="string">
            <text:p>Salvigsen et al. (1990)</text:p>
          </table:table-cell>
          <table:table-cell table:style-name="ACE-4"/>
          <table:table-cell table:style-name="ACE-4" office:value-type="float" office:value="78.447999999999993">
            <text:p>78.448</text:p>
          </table:table-cell>
          <table:table-cell table:style-name="ACE-3"/>
          <table:table-cell table:style-name="ACE-4" office:value-type="float" office:value="14.446">
            <text:p>14.44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4"/>
          <table:table-cell table:style-name="ACE-3" office:value-type="string">
            <text:p>T-6282</text:p>
          </table:table-cell>
          <table:table-cell table:style-name="ACE-3" table:formula="of:=ROUND([.S105]+[.T105]/60;3)" office:value-type="float" office:value="78.271000000000001">
            <text:p>78.271</text:p>
          </table:table-cell>
          <table:table-cell table:style-name="ACE-3" table:formula="of:=ROUND(([.U105]+[.V105]/60);3)" office:value-type="float" office:value="14.048">
            <text:p>14.048</text:p>
          </table:table-cell>
          <table:table-cell table:style-name="ACE-3" office:value-type="float" office:value="10120">
            <text:p>1012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valves of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</text:p>
          </table:table-cell>
          <table:table-cell table:style-name="ACE-3" office:value-type="string">
            <text:p>Salvigsen et al. (1990)</text:p>
          </table:table-cell>
          <table:table-cell table:style-name="ACE-4"/>
          <table:table-cell table:style-name="ACE-4" office:value-type="float" office:value="78.271000000000001">
            <text:p>78.271</text:p>
          </table:table-cell>
          <table:table-cell table:style-name="ACE-3"/>
          <table:table-cell table:style-name="ACE-4" office:value-type="float" office:value="14.048">
            <text:p>14.048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style-name="ACE-3"/>
          <table:table-cell table:style-name="ACE-4"/>
          <table:table-cell table:style-name="ACE-3" office:value-type="string">
            <text:p>T-6287</text:p>
          </table:table-cell>
          <table:table-cell table:style-name="ACE-3" table:formula="of:=ROUND([.S106]+[.T106]/60;3)" office:value-type="float" office:value="78.290000000000006">
            <text:p>78.29</text:p>
          </table:table-cell>
          <table:table-cell table:style-name="ACE-3" table:formula="of:=ROUND(([.U106]+[.V106]/60);3)" office:value-type="float" office:value="14.036">
            <text:p>14.036</text:p>
          </table:table-cell>
          <table:table-cell table:style-name="ACE-3" office:value-type="float" office:value="10160">
            <text:p>1016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fragment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Etal1990</text:p>
          </table:table-cell>
          <table:table-cell table:style-name="ACE-3" office:value-type="string">
            <text:p>Salvigsen et al. (1990)</text:p>
          </table:table-cell>
          <table:table-cell table:style-name="ACE-4"/>
          <table:table-cell table:style-name="ACE-4" office:value-type="float" office:value="78.290000000000006">
            <text:p>78.29</text:p>
          </table:table-cell>
          <table:table-cell table:style-name="ACE-3"/>
          <table:table-cell table:style-name="ACE-4" office:value-type="float" office:value="14.036">
            <text:p>14.036</text:p>
          </table:table-cell>
          <table:table-cell table:style-name="ACE-3"/>
          <table:table-cell table:style-name="ACE-3" office:value-type="string">
            <text:p>Taken from the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619</text:p>
          </table:table-cell>
          <table:table-cell table:style-name="ACE-3" table:formula="of:=ROUND([.S107]+[.T107]/60;3)" office:value-type="float" office:value="77">
            <text:p>77</text:p>
          </table:table-cell>
          <table:table-cell table:style-name="ACE-3" table:formula="of:=ROUND(([.U107]+[.V107]/60);3)" office:value-type="float" office:value="15.542">
            <text:p>15.542</text:p>
          </table:table-cell>
          <table:table-cell table:style-name="ACE-3" office:value-type="float" office:value="1080">
            <text:p>108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10-m long log on surface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</text:p>
          </table:table-cell>
          <table:table-cell table:style-name="ACE-3" office:value-type="string">
            <text:p>Birkenmajer and Olsson (1970)</text:p>
          </table:table-cell>
          <table:table-cell table:style-name="ACE-4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2.5">
            <text:p>32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2048</text:p>
          </table:table-cell>
          <table:table-cell table:style-name="ACE-3" table:formula="of:=ROUND([.S108]+[.T108]/60;3)" office:value-type="float" office:value="77">
            <text:p>77</text:p>
          </table:table-cell>
          <table:table-cell table:style-name="ACE-3" table:formula="of:=ROUND(([.U108]+[.V108]/60);3)" office:value-type="float" office:value="15.542">
            <text:p>15.542</text:p>
          </table:table-cell>
          <table:table-cell table:style-name="ACE-3" office:value-type="float" office:value="1120">
            <text:p>112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Whale jaw 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</text:p>
          </table:table-cell>
          <table:table-cell table:style-name="ACE-3" office:value-type="string">
            <text:p>Birkenmajer and Olsson (1970)</text:p>
          </table:table-cell>
          <table:table-cell table:style-name="ACE-4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2.5">
            <text:p>32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2079</text:p>
          </table:table-cell>
          <table:table-cell table:style-name="ACE-3" table:formula="of:=ROUND([.S109]+[.T109]/60;3)" office:value-type="float" office:value="77">
            <text:p>77</text:p>
          </table:table-cell>
          <table:table-cell table:style-name="ACE-3" table:formula="of:=ROUND(([.U109]+[.V109]/60);3)" office:value-type="float" office:value="15.558">
            <text:p>15.558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Shell valves of Mya truncata, A. borealis and C.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5">
            <text:p>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</text:p>
          </table:table-cell>
          <table:table-cell table:style-name="ACE-3" office:value-type="string">
            <text:p>Birkenmajer and Olsson (1970)</text:p>
          </table:table-cell>
          <table:table-cell table:style-name="ACE-4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3.5">
            <text:p>33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665</text:p>
          </table:table-cell>
          <table:table-cell table:style-name="ACE-3" table:formula="of:=ROUND([.S110]+[.T110]/60;3)" office:value-type="float" office:value="77">
            <text:p>77</text:p>
          </table:table-cell>
          <table:table-cell table:style-name="ACE-3" table:formula="of:=ROUND(([.U110]+[.V110]/60);3)" office:value-type="float" office:value="15.558">
            <text:p>15.558</text:p>
          </table:table-cell>
          <table:table-cell table:style-name="ACE-3" office:value-type="float" office:value="9620">
            <text:p>962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Shell fragments of 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">
            <text:p>6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</text:p>
          </table:table-cell>
          <table:table-cell table:style-name="ACE-3" office:value-type="string">
            <text:p>Birkenmajer and Olsson (1970)</text:p>
          </table:table-cell>
          <table:table-cell table:style-name="ACE-4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3.5">
            <text:p>33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682</text:p>
          </table:table-cell>
          <table:table-cell table:style-name="ACE-3" table:formula="of:=ROUND([.S111]+[.T111]/60;3)" office:value-type="float" office:value="77">
            <text:p>77</text:p>
          </table:table-cell>
          <table:table-cell table:style-name="ACE-3" table:formula="of:=ROUND(([.U111]+[.V111]/60);3)" office:value-type="float" office:value="15.483000000000001">
            <text:p>15.483</text:p>
          </table:table-cell>
          <table:table-cell table:style-name="ACE-3" office:value-type="float" office:value="7210">
            <text:p>721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fragments mostly of 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</text:p>
          </table:table-cell>
          <table:table-cell table:style-name="ACE-3" office:value-type="string">
            <text:p>Birkenmajer and Olsson (1970)</text:p>
          </table:table-cell>
          <table:table-cell table:style-name="ACE-4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29">
            <text:p>29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703</text:p>
          </table:table-cell>
          <table:table-cell table:style-name="ACE-3" table:formula="of:=ROUND([.S112]+[.T112]/60;3)" office:value-type="float" office:value="77">
            <text:p>77</text:p>
          </table:table-cell>
          <table:table-cell table:style-name="ACE-3" table:formula="of:=ROUND(([.U112]+[.V112]/60);3)" office:value-type="float" office:value="15.558">
            <text:p>15.558</text:p>
          </table:table-cell>
          <table:table-cell table:style-name="ACE-3" office:value-type="float" office:value="9380">
            <text:p>938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 lower jawbone, 1.9-m long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</text:p>
          </table:table-cell>
          <table:table-cell table:style-name="ACE-3" office:value-type="string">
            <text:p>Birkenmajer and Olsson (1970)</text:p>
          </table:table-cell>
          <table:table-cell table:style-name="ACE-4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3.5">
            <text:p>33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2130</text:p>
          </table:table-cell>
          <table:table-cell table:style-name="ACE-3" table:formula="of:=ROUND([.S113]+[.T113]/60;3)" office:value-type="float" office:value="77">
            <text:p>77</text:p>
          </table:table-cell>
          <table:table-cell table:style-name="ACE-3" table:formula="of:=ROUND(([.U113]+[.V113]/60);3)" office:value-type="float" office:value="15.558">
            <text:p>15.558</text:p>
          </table:table-cell>
          <table:table-cell table:style-name="ACE-3" office:value-type="float" office:value="9840">
            <text:p>9840</text:p>
          </table:table-cell>
          <table:table-cell table:style-name="ACE-3" office:value-type="float" office:value="230">
            <text:p>230</text:p>
          </table:table-cell>
          <table:table-cell table:style-name="ACE-3" office:value-type="string">
            <text:p>Another collagen fraction of U-703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irkenmajerOlsson1970</text:p>
          </table:table-cell>
          <table:table-cell table:style-name="ACE-3" office:value-type="string">
            <text:p>Birkenmajer and Olsson (1970)</text:p>
          </table:table-cell>
          <table:table-cell table:style-name="ACE-4"/>
          <table:table-cell table:style-name="ACE-3" office:value-type="float" office:value="77">
            <text:p>77</text:p>
          </table:table-cell>
          <table:table-cell table:style-name="ACE-3"/>
          <table:table-cell table:style-name="ACE-3" office:value-type="float" office:value="15">
            <text:p>15</text:p>
          </table:table-cell>
          <table:table-cell table:style-name="ACE-3" office:value-type="float" office:value="33.5">
            <text:p>33.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6222</text:p>
          </table:table-cell>
          <table:table-cell table:style-name="ACE-3" table:formula="of:=ROUND([.S114]+[.T114]/60;3)" office:value-type="float" office:value="77.572999999999993">
            <text:p>77.573</text:p>
          </table:table-cell>
          <table:table-cell table:style-name="ACE-3" table:formula="of:=ROUND(([.U114]+[.V114]/60);3)" office:value-type="float" office:value="14.395">
            <text:p>14.395</text:p>
          </table:table-cell>
          <table:table-cell table:style-name="ACE-3" office:value-type="float" office:value="10360">
            <text:p>1036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 from raised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LandvikEtal1992</text:p>
          </table:table-cell>
          <table:table-cell table:style-name="ACE-3" office:value-type="string">
            <text:p>Landvik et al. (1992)</text:p>
          </table:table-cell>
          <table:table-cell table:style-name="ACE-4"/>
          <table:table-cell table:style-name="ACE-3" office:value-type="float" office:value="77.572999999999993">
            <text:p>77.573</text:p>
          </table:table-cell>
          <table:table-cell table:style-name="ACE-3"/>
          <table:table-cell table:style-name="ACE-3" office:value-type="float" office:value="14.395">
            <text:p>14.395</text:p>
          </table:table-cell>
          <table:table-cell table:style-name="ACE-3"/>
          <table:table-cell table:style-name="ACE-3" office:value-type="string">
            <text:p>taken from a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10861</text:p>
          </table:table-cell>
          <table:table-cell table:style-name="ACE-3" table:formula="of:=ROUND([.S115]+[.T115]/60;3)" office:value-type="float" office:value="76.566000000000003">
            <text:p>76.566</text:p>
          </table:table-cell>
          <table:table-cell table:style-name="ACE-3" table:formula="of:=ROUND(([.U115]+[.V115]/60);3)" office:value-type="float" office:value="16.582999999999998">
            <text:p>16.583</text:p>
          </table:table-cell>
          <table:table-cell table:style-name="ACE-3" office:value-type="float" office:value="3155">
            <text:p>3155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Seaweed (Laminaria sp.)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iajaSalvigsen1995</text:p>
          </table:table-cell>
          <table:table-cell table:style-name="ACE-3" office:value-type="string">
            <text:p>Ziaja and Salvigsen (1995)</text:p>
          </table:table-cell>
          <table:table-cell table:style-name="ACE-4"/>
          <table:table-cell table:style-name="ACE-3" office:value-type="float" office:value="76.566000000000003">
            <text:p>76.566</text:p>
          </table:table-cell>
          <table:table-cell table:style-name="ACE-3"/>
          <table:table-cell table:style-name="ACE-3" office:value-type="float" office:value="16.582999999999998">
            <text:p>16.583</text:p>
          </table:table-cell>
          <table:table-cell table:style-name="ACE-3"/>
          <table:table-cell table:style-name="ACE-3" office:value-type="string">
            <text:p>taken from a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10860</text:p>
          </table:table-cell>
          <table:table-cell table:style-name="ACE-3" table:formula="of:=ROUND([.S116]+[.T116]/60;3)" office:value-type="float" office:value="76.566999999999993">
            <text:p>76.567</text:p>
          </table:table-cell>
          <table:table-cell table:style-name="ACE-3" table:formula="of:=ROUND(([.U116]+[.V116]/60);3)" office:value-type="float" office:value="16.734999999999999">
            <text:p>16.735</text:p>
          </table:table-cell>
          <table:table-cell table:style-name="ACE-3" office:value-type="float" office:value="6905">
            <text:p>6905</text:p>
          </table:table-cell>
          <table:table-cell table:style-name="ACE-3" office:value-type="float" office:value="105">
            <text:p>105</text:p>
          </table:table-cell>
          <table:table-cell table:style-name="ACE-3" office:value-type="string">
            <text:p>Whalebone with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iajaSalvigsen1995</text:p>
          </table:table-cell>
          <table:table-cell table:style-name="ACE-3" office:value-type="string">
            <text:p>Ziaja and Salvigsen (1995)</text:p>
          </table:table-cell>
          <table:table-cell table:style-name="ACE-4"/>
          <table:table-cell table:style-name="ACE-3" office:value-type="float" office:value="76.566999999999993">
            <text:p>76.567</text:p>
          </table:table-cell>
          <table:table-cell table:style-name="ACE-3"/>
          <table:table-cell table:style-name="ACE-3" office:value-type="float" office:value="16.734999999999999">
            <text:p>16.735</text:p>
          </table:table-cell>
          <table:table-cell table:style-name="ACE-3"/>
          <table:table-cell table:style-name="ACE-3" office:value-type="string">
            <text:p>taken from a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10859</text:p>
          </table:table-cell>
          <table:table-cell table:style-name="ACE-3" table:formula="of:=ROUND([.S117]+[.T117]/60;3)" office:value-type="float" office:value="76.581999999999994">
            <text:p>76.582</text:p>
          </table:table-cell>
          <table:table-cell table:style-name="ACE-3" table:formula="of:=ROUND(([.U117]+[.V117]/60);3)" office:value-type="float" office:value="16.812000000000001">
            <text:p>16.812</text:p>
          </table:table-cell>
          <table:table-cell table:style-name="ACE-3" office:value-type="float" office:value="6880">
            <text:p>688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Seaweed (Laminaria sp.)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iajaSalvigsen1995</text:p>
          </table:table-cell>
          <table:table-cell table:style-name="ACE-3" office:value-type="string">
            <text:p>Ziaja and Salvigsen (1995)</text:p>
          </table:table-cell>
          <table:table-cell table:style-name="ACE-4"/>
          <table:table-cell table:style-name="ACE-3" office:value-type="float" office:value="76.581999999999994">
            <text:p>76.582</text:p>
          </table:table-cell>
          <table:table-cell table:style-name="ACE-3"/>
          <table:table-cell table:style-name="ACE-3" office:value-type="float" office:value="16.812000000000001">
            <text:p>16.812</text:p>
          </table:table-cell>
          <table:table-cell table:style-name="ACE-3"/>
          <table:table-cell table:style-name="ACE-3" office:value-type="string">
            <text:p>taken from a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d-6583</text:p>
          </table:table-cell>
          <table:table-cell table:style-name="ACE-3" table:formula="of:=ROUND([.S118]+[.T118]/60;3)" office:value-type="float" office:value="76.588999999999999">
            <text:p>76.589</text:p>
          </table:table-cell>
          <table:table-cell table:style-name="ACE-3" table:formula="of:=ROUND(([.U118]+[.V118]/60);3)" office:value-type="float" office:value="16.837">
            <text:p>16.837</text:p>
          </table:table-cell>
          <table:table-cell table:style-name="ACE-3" office:value-type="float" office:value="7020">
            <text:p>7020</text:p>
          </table:table-cell>
          <table:table-cell table:style-name="ACE-3" office:value-type="float" office:value="160">
            <text:p>160</text:p>
          </table:table-cell>
          <table:table-cell table:style-name="ACE-3" office:value-type="string">
            <text:p>Seaweed (Laminaria sp.)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ojcikZiaja1993,ZiajaSalvigsen1995</text:p>
          </table:table-cell>
          <table:table-cell table:style-name="ACE-3" office:value-type="string">
            <text:p>Wójcik and Zala (1993)</text:p>
          </table:table-cell>
          <table:table-cell table:style-name="ACE-4"/>
          <table:table-cell table:style-name="ACE-3" office:value-type="float" office:value="76.588999999999999">
            <text:p>76.589</text:p>
          </table:table-cell>
          <table:table-cell table:style-name="ACE-3"/>
          <table:table-cell table:style-name="ACE-3" office:value-type="float" office:value="16.837">
            <text:p>16.837</text:p>
          </table:table-cell>
          <table:table-cell table:style-name="ACE-3"/>
          <table:table-cell table:style-name="ACE-3" office:value-type="string">
            <text:p>taken from a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455</text:p>
          </table:table-cell>
          <table:table-cell table:style-name="ACE-3" table:formula="of:=ROUND([.S119]+[.T119]/60;3)" office:value-type="float" office:value="76.590000000000003">
            <text:p>76.59</text:p>
          </table:table-cell>
          <table:table-cell table:style-name="ACE-3" table:formula="of:=ROUND(([.U119]+[.V119]/60);3)" office:value-type="float" office:value="25.189">
            <text:p>25.189</text:p>
          </table:table-cell>
          <table:table-cell table:style-name="ACE-3" office:value-type="float" office:value="1200">
            <text:p>12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.4000000000000004">
            <text:p>3.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</text:p>
          </table:table-cell>
          <table:table-cell table:style-name="ACE-3" office:value-type="string">
            <text:p>Hoppe et al. (1969)</text:p>
          </table:table-cell>
          <table:table-cell table:style-name="ACE-4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1958</text:p>
          </table:table-cell>
          <table:table-cell table:style-name="ACE-3" table:formula="of:=ROUND([.S120]+[.T120]/60;3)" office:value-type="float" office:value="76.590000000000003">
            <text:p>76.59</text:p>
          </table:table-cell>
          <table:table-cell table:style-name="ACE-3" table:formula="of:=ROUND(([.U120]+[.V120]/60);3)" office:value-type="float" office:value="25.189">
            <text:p>25.189</text:p>
          </table:table-cell>
          <table:table-cell table:style-name="ACE-3" office:value-type="float" office:value="800">
            <text:p>8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Driftwood, 1 m-long log, diameter 24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</text:p>
          </table:table-cell>
          <table:table-cell table:style-name="ACE-3" office:value-type="string">
            <text:p>Hoppe et al. (1969)</text:p>
          </table:table-cell>
          <table:table-cell table:style-name="ACE-4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116</text:p>
          </table:table-cell>
          <table:table-cell table:style-name="ACE-3" table:formula="of:=ROUND([.S121]+[.T121]/60;3)" office:value-type="float" office:value="76.590000000000003">
            <text:p>76.59</text:p>
          </table:table-cell>
          <table:table-cell table:style-name="ACE-3" table:formula="of:=ROUND(([.U121]+[.V121]/60);3)" office:value-type="float" office:value="25.189">
            <text:p>25.189</text:p>
          </table:table-cell>
          <table:table-cell table:style-name="ACE-3" office:value-type="float" office:value="1095">
            <text:p>1095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2.8-m long whale jaw bone in beach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2999999999999998">
            <text:p>4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</text:p>
          </table:table-cell>
          <table:table-cell table:style-name="ACE-3" office:value-type="string">
            <text:p>Hoppe et al. (1969)</text:p>
          </table:table-cell>
          <table:table-cell table:style-name="ACE-4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020</text:p>
          </table:table-cell>
          <table:table-cell table:style-name="ACE-3" table:formula="of:=ROUND([.S122]+[.T122]/60;3)" office:value-type="float" office:value="76.590000000000003">
            <text:p>76.59</text:p>
          </table:table-cell>
          <table:table-cell table:style-name="ACE-3" table:formula="of:=ROUND(([.U122]+[.V122]/60);3)" office:value-type="float" office:value="25.189">
            <text:p>25.189</text:p>
          </table:table-cell>
          <table:table-cell table:style-name="ACE-3" office:value-type="float" office:value="1740">
            <text:p>174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Driftwood, root plate 70-cm long, diameter 38–32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.1999999999999993">
            <text:p>7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</text:p>
          </table:table-cell>
          <table:table-cell table:style-name="ACE-3" office:value-type="string">
            <text:p>Hoppe et al. (1969)</text:p>
          </table:table-cell>
          <table:table-cell table:style-name="ACE-4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120</text:p>
          </table:table-cell>
          <table:table-cell table:style-name="ACE-3" table:formula="of:=ROUND([.S123]+[.T123]/60;3)" office:value-type="float" office:value="76.590000000000003">
            <text:p>76.59</text:p>
          </table:table-cell>
          <table:table-cell table:style-name="ACE-3" table:formula="of:=ROUND(([.U123]+[.V123]/60);3)" office:value-type="float" office:value="25.189">
            <text:p>25.189</text:p>
          </table:table-cell>
          <table:table-cell table:style-name="ACE-3" office:value-type="float" office:value="4110">
            <text:p>41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rib, 165-cm long, diameter 12–20 c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1.5">
            <text:p>11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</text:p>
          </table:table-cell>
          <table:table-cell table:style-name="ACE-3" office:value-type="string">
            <text:p>Hoppe et al. (1969)</text:p>
          </table:table-cell>
          <table:table-cell table:style-name="ACE-4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019</text:p>
          </table:table-cell>
          <table:table-cell table:style-name="ACE-3" table:formula="of:=ROUND([.S124]+[.T124]/60;3)" office:value-type="float" office:value="76.590000000000003">
            <text:p>76.59</text:p>
          </table:table-cell>
          <table:table-cell table:style-name="ACE-3" table:formula="of:=ROUND(([.U124]+[.V124]/60);3)" office:value-type="float" office:value="25.189">
            <text:p>25.189</text:p>
          </table:table-cell>
          <table:table-cell table:style-name="ACE-3" office:value-type="float" office:value="3065">
            <text:p>306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Driftwood, root plate 84-cm long, diameter 38–32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1.800000000000001">
            <text:p>11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</text:p>
          </table:table-cell>
          <table:table-cell table:style-name="ACE-3" office:value-type="string">
            <text:p>Hoppe et al. (1969)</text:p>
          </table:table-cell>
          <table:table-cell table:style-name="ACE-4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1959</text:p>
          </table:table-cell>
          <table:table-cell table:style-name="ACE-3" table:formula="of:=ROUND([.S125]+[.T125]/60;3)" office:value-type="float" office:value="76.590000000000003">
            <text:p>76.59</text:p>
          </table:table-cell>
          <table:table-cell table:style-name="ACE-3" table:formula="of:=ROUND(([.U125]+[.V125]/60);3)" office:value-type="float" office:value="25.189">
            <text:p>25.189</text:p>
          </table:table-cell>
          <table:table-cell table:style-name="ACE-3" office:value-type="float" office:value="4010">
            <text:p>40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iftwood, &gt;2-m long log, diameter 24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3.800000000000001">
            <text:p>13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</text:p>
          </table:table-cell>
          <table:table-cell table:style-name="ACE-3" office:value-type="string">
            <text:p>Hoppe et al. (1969)</text:p>
          </table:table-cell>
          <table:table-cell table:style-name="ACE-4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1958</text:p>
          </table:table-cell>
          <table:table-cell table:style-name="ACE-3" table:formula="of:=ROUND([.S126]+[.T126]/60;3)" office:value-type="float" office:value="76.590000000000003">
            <text:p>76.59</text:p>
          </table:table-cell>
          <table:table-cell table:style-name="ACE-3" table:formula="of:=ROUND(([.U126]+[.V126]/60);3)" office:value-type="float" office:value="25.189">
            <text:p>25.189</text:p>
          </table:table-cell>
          <table:table-cell table:style-name="ACE-3" office:value-type="float" office:value="4225">
            <text:p>422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Whale vertebra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3.800000000000001">
            <text:p>13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</text:p>
          </table:table-cell>
          <table:table-cell table:style-name="ACE-3" office:value-type="string">
            <text:p>Hoppe et al. (1969)</text:p>
          </table:table-cell>
          <table:table-cell table:style-name="ACE-4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213</text:p>
          </table:table-cell>
          <table:table-cell table:style-name="ACE-3" table:formula="of:=ROUND([.S127]+[.T127]/60;3)" office:value-type="float" office:value="76.590000000000003">
            <text:p>76.59</text:p>
          </table:table-cell>
          <table:table-cell table:style-name="ACE-3" table:formula="of:=ROUND(([.U127]+[.V127]/60);3)" office:value-type="float" office:value="25.189">
            <text:p>25.189</text:p>
          </table:table-cell>
          <table:table-cell table:style-name="ACE-3" office:value-type="float" office:value="4555">
            <text:p>455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Whale rib, 1.2-m long, diameter 13 c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.899999999999999">
            <text:p>16.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</text:p>
          </table:table-cell>
          <table:table-cell table:style-name="ACE-3" office:value-type="string">
            <text:p>Hoppe et al. (1969)</text:p>
          </table:table-cell>
          <table:table-cell table:style-name="ACE-4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8606</text:p>
          </table:table-cell>
          <table:table-cell table:style-name="ACE-3" table:formula="of:=ROUND([.S128]+[.T128]/60;3)" office:value-type="float" office:value="76.474000000000004">
            <text:p>76.474</text:p>
          </table:table-cell>
          <table:table-cell table:style-name="ACE-3" table:formula="of:=ROUND(([.U128]+[.V128]/60);3)" office:value-type="float" office:value="24.952999999999999">
            <text:p>24.953</text:p>
          </table:table-cell>
          <table:table-cell table:style-name="ACE-3" office:value-type="float" office:value="5935">
            <text:p>593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2.5">
            <text:p>22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aleBrydsten1993</text:p>
          </table:table-cell>
          <table:table-cell table:style-name="ACE-3" office:value-type="string">
            <text:p>Zale and Brydsten (1993)</text:p>
          </table:table-cell>
          <table:table-cell table:style-name="ACE-4"/>
          <table:table-cell table:style-name="ACE-3" office:value-type="float" office:value="76.474000000000004">
            <text:p>76.474</text:p>
          </table:table-cell>
          <table:table-cell table:style-name="ACE-3"/>
          <table:table-cell table:style-name="ACE-3" office:value-type="float" office:value="24.952999999999999">
            <text:p>24.953</text:p>
          </table:table-cell>
          <table:table-cell table:style-name="ACE-3"/>
          <table:table-cell table:style-name="ACE-3" office:value-type="string">
            <text:p>location from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8605</text:p>
          </table:table-cell>
          <table:table-cell table:style-name="ACE-3" table:formula="of:=ROUND([.S129]+[.T129]/60;3)" office:value-type="float" office:value="76.474000000000004">
            <text:p>76.474</text:p>
          </table:table-cell>
          <table:table-cell table:style-name="ACE-3" table:formula="of:=ROUND(([.U129]+[.V129]/60);3)" office:value-type="float" office:value="24.952999999999999">
            <text:p>24.953</text:p>
          </table:table-cell>
          <table:table-cell table:style-name="ACE-3" office:value-type="float" office:value="6100">
            <text:p>610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aleBrydsten1993</text:p>
          </table:table-cell>
          <table:table-cell table:style-name="ACE-3" office:value-type="string">
            <text:p>Zale and Brydsten (1993)</text:p>
          </table:table-cell>
          <table:table-cell table:style-name="ACE-4"/>
          <table:table-cell table:style-name="ACE-3" office:value-type="float" office:value="76.474000000000004">
            <text:p>76.474</text:p>
          </table:table-cell>
          <table:table-cell table:style-name="ACE-3"/>
          <table:table-cell table:style-name="ACE-3" office:value-type="float" office:value="24.952999999999999">
            <text:p>24.953</text:p>
          </table:table-cell>
          <table:table-cell table:style-name="ACE-3"/>
          <table:table-cell table:style-name="ACE-3" office:value-type="string">
            <text:p>location from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018</text:p>
          </table:table-cell>
          <table:table-cell table:style-name="ACE-3" table:formula="of:=ROUND([.S130]+[.T130]/60;3)" office:value-type="float" office:value="76.590000000000003">
            <text:p>76.59</text:p>
          </table:table-cell>
          <table:table-cell table:style-name="ACE-3" table:formula="of:=ROUND(([.U130]+[.V130]/60);3)" office:value-type="float" office:value="25.189">
            <text:p>25.189</text:p>
          </table:table-cell>
          <table:table-cell table:style-name="ACE-3" office:value-type="float" office:value="6240">
            <text:p>624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9.5">
            <text:p>29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</text:p>
          </table:table-cell>
          <table:table-cell table:style-name="ACE-3" office:value-type="string">
            <text:p>Hoppe et al. (1969)</text:p>
          </table:table-cell>
          <table:table-cell table:style-name="ACE-4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8603</text:p>
          </table:table-cell>
          <table:table-cell table:style-name="ACE-3" table:formula="of:=ROUND([.S131]+[.T131]/60;3)" office:value-type="float" office:value="76.572999999999993">
            <text:p>76.573</text:p>
          </table:table-cell>
          <table:table-cell table:style-name="ACE-3" table:formula="of:=ROUND(([.U131]+[.V131]/60);3)" office:value-type="float" office:value="25.158000000000001">
            <text:p>25.158</text:p>
          </table:table-cell>
          <table:table-cell table:style-name="ACE-3" office:value-type="float" office:value="9535">
            <text:p>9535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7.5">
            <text:p>47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aleBrydsten1993</text:p>
          </table:table-cell>
          <table:table-cell table:style-name="ACE-3" office:value-type="string">
            <text:p>Zale and Brydsten (1993)</text:p>
          </table:table-cell>
          <table:table-cell table:style-name="ACE-4"/>
          <table:table-cell table:style-name="ACE-3" office:value-type="float" office:value="76.572999999999993">
            <text:p>76.573</text:p>
          </table:table-cell>
          <table:table-cell table:style-name="ACE-3"/>
          <table:table-cell table:style-name="ACE-3" office:value-type="float" office:value="25.158000000000001">
            <text:p>25.158</text:p>
          </table:table-cell>
          <table:table-cell table:style-name="ACE-3"/>
          <table:table-cell table:style-name="ACE-3" office:value-type="string">
            <text:p>location from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1960</text:p>
          </table:table-cell>
          <table:table-cell table:style-name="ACE-3" table:formula="of:=ROUND([.S132]+[.T132]/60;3)" office:value-type="float" office:value="76.590000000000003">
            <text:p>76.59</text:p>
          </table:table-cell>
          <table:table-cell table:style-name="ACE-3" table:formula="of:=ROUND(([.U132]+[.V132]/60);3)" office:value-type="float" office:value="25.189">
            <text:p>25.189</text:p>
          </table:table-cell>
          <table:table-cell table:style-name="ACE-3" office:value-type="float" office:value="9435">
            <text:p>9435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Driftwood, 1.1-m long log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9.600000000000001">
            <text:p>49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</text:p>
          </table:table-cell>
          <table:table-cell table:style-name="ACE-3" office:value-type="string">
            <text:p>Hoppe et al. (1969)</text:p>
          </table:table-cell>
          <table:table-cell table:style-name="ACE-4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2225</text:p>
          </table:table-cell>
          <table:table-cell table:style-name="ACE-3" table:formula="of:=ROUND([.S133]+[.T133]/60;3)" office:value-type="float" office:value="76.590000000000003">
            <text:p>76.59</text:p>
          </table:table-cell>
          <table:table-cell table:style-name="ACE-3" table:formula="of:=ROUND(([.U133]+[.V133]/60);3)" office:value-type="float" office:value="25.189">
            <text:p>25.189</text:p>
          </table:table-cell>
          <table:table-cell table:style-name="ACE-3" office:value-type="float" office:value="9510">
            <text:p>951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, probably a root, 1.5-m long log, diameter 18 c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0.100000000000001">
            <text:p>50.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oppeEtal1969</text:p>
          </table:table-cell>
          <table:table-cell table:style-name="ACE-3" office:value-type="string">
            <text:p>Hoppe et al. (1969)</text:p>
          </table:table-cell>
          <table:table-cell table:style-name="ACE-4"/>
          <table:table-cell table:style-name="ACE-3" office:value-type="float" office:value="76.590000000000003">
            <text:p>76.59</text:p>
          </table:table-cell>
          <table:table-cell table:style-name="ACE-3"/>
          <table:table-cell table:style-name="ACE-3" office:value-type="float" office:value="25.189">
            <text:p>25.189</text:p>
          </table:table-cell>
          <table:table-cell table:style-name="ACE-3"/>
          <table:table-cell table:style-name="ACE-3" office:value-type="string">
            <text:p>precise location not stated, this is the center of Hopen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8604</text:p>
          </table:table-cell>
          <table:table-cell table:style-name="ACE-3" table:formula="of:=ROUND([.S134]+[.T134]/60;3)" office:value-type="float" office:value="76.572999999999993">
            <text:p>76.573</text:p>
          </table:table-cell>
          <table:table-cell table:style-name="ACE-3" table:formula="of:=ROUND(([.U134]+[.V134]/60);3)" office:value-type="float" office:value="25.158000000000001">
            <text:p>25.158</text:p>
          </table:table-cell>
          <table:table-cell table:style-name="ACE-3" office:value-type="float" office:value="9800">
            <text:p>980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ZaleBrydsten1993</text:p>
          </table:table-cell>
          <table:table-cell table:style-name="ACE-3" office:value-type="string">
            <text:p>Zale and Brydsten (1993)</text:p>
          </table:table-cell>
          <table:table-cell table:style-name="ACE-4"/>
          <table:table-cell table:style-name="ACE-3" office:value-type="float" office:value="76.572999999999993">
            <text:p>76.573</text:p>
          </table:table-cell>
          <table:table-cell table:style-name="ACE-3"/>
          <table:table-cell table:style-name="ACE-3" office:value-type="float" office:value="25.158000000000001">
            <text:p>25.158</text:p>
          </table:table-cell>
          <table:table-cell table:style-name="ACE-3"/>
          <table:table-cell table:style-name="ACE-3" office:value-type="string">
            <text:p>location from map in the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33</text:p>
          </table:table-cell>
          <table:table-cell table:style-name="ACE-3" table:formula="of:=ROUND([.S135]+[.T135]/60;3)" office:value-type="float" office:value="79.983000000000004">
            <text:p>79.983</text:p>
          </table:table-cell>
          <table:table-cell table:style-name="ACE-3" table:formula="of:=ROUND(([.U135]+[.V135]/60);3)" office:value-type="float" office:value="18.582999999999998">
            <text:p>18.583</text:p>
          </table:table-cell>
          <table:table-cell table:style-name="ACE-3" office:value-type="float" office:value="6780">
            <text:p>678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59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12</text:p>
          </table:table-cell>
          <table:table-cell table:style-name="ACE-3" table:formula="of:=ROUND([.S136]+[.T136]/60;3)" office:value-type="float" office:value="80.200000000000003">
            <text:p>80.2</text:p>
          </table:table-cell>
          <table:table-cell table:style-name="ACE-3" table:formula="of:=ROUND(([.U136]+[.V136]/60);3)" office:value-type="float" office:value="18.699999999999999">
            <text:p>18.7</text:p>
          </table:table-cell>
          <table:table-cell table:style-name="ACE-3" office:value-type="float" office:value="6900">
            <text:p>690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.2000000000000002">
            <text:p>5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42">
            <text:p>42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10</text:p>
          </table:table-cell>
          <table:table-cell table:style-name="ACE-3" table:formula="of:=ROUND([.S137]+[.T137]/60;3)" office:value-type="float" office:value="80.049999999999997">
            <text:p>80.05</text:p>
          </table:table-cell>
          <table:table-cell table:style-name="ACE-3" table:formula="of:=ROUND(([.U137]+[.V137]/60);3)" office:value-type="float" office:value="18.132999999999999">
            <text:p>18.133</text:p>
          </table:table-cell>
          <table:table-cell table:style-name="ACE-3" office:value-type="float" office:value="6820">
            <text:p>682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">
            <text:p>6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07</text:p>
          </table:table-cell>
          <table:table-cell table:style-name="ACE-3" table:formula="of:=ROUND([.S138]+[.T138]/60;3)" office:value-type="float" office:value="80.049999999999997">
            <text:p>80.05</text:p>
          </table:table-cell>
          <table:table-cell table:style-name="ACE-3" table:formula="of:=ROUND(([.U138]+[.V138]/60);3)" office:value-type="float" office:value="18.132999999999999">
            <text:p>18.133</text:p>
          </table:table-cell>
          <table:table-cell table:style-name="ACE-3" office:value-type="float" office:value="6200">
            <text:p>620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999999999999996">
            <text:p>6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11</text:p>
          </table:table-cell>
          <table:table-cell table:style-name="ACE-3" table:formula="of:=ROUND([.S139]+[.T139]/60;3)" office:value-type="float" office:value="80.033000000000001">
            <text:p>80.033</text:p>
          </table:table-cell>
          <table:table-cell table:style-name="ACE-3" table:formula="of:=ROUND(([.U139]+[.V139]/60);3)" office:value-type="float" office:value="18.332999999999998">
            <text:p>18.333</text:p>
          </table:table-cell>
          <table:table-cell table:style-name="ACE-3" office:value-type="float" office:value="6740">
            <text:p>674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0">
            <text:p>20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20</text:p>
          </table:table-cell>
          <table:table-cell table:style-name="ACE-3" table:formula="of:=ROUND([.S140]+[.T140]/60;3)" office:value-type="float" office:value="80.132999999999996">
            <text:p>80.133</text:p>
          </table:table-cell>
          <table:table-cell table:style-name="ACE-3" table:formula="of:=ROUND(([.U140]+[.V140]/60);3)" office:value-type="float" office:value="19">
            <text:p>19</text:p>
          </table:table-cell>
          <table:table-cell table:style-name="ACE-3" office:value-type="float" office:value="9540">
            <text:p>954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Mostly Hiatella arctic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.5">
            <text:p>7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0">
            <text:p>0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36</text:p>
          </table:table-cell>
          <table:table-cell table:style-name="ACE-3" table:formula="of:=ROUND([.S141]+[.T141]/60;3)" office:value-type="float" office:value="79.966999999999999">
            <text:p>79.967</text:p>
          </table:table-cell>
          <table:table-cell table:style-name="ACE-3" table:formula="of:=ROUND(([.U141]+[.V141]/60);3)" office:value-type="float" office:value="18.332999999999998">
            <text:p>18.333</text:p>
          </table:table-cell>
          <table:table-cell table:style-name="ACE-3" office:value-type="float" office:value="6490">
            <text:p>649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.8000000000000007">
            <text:p>7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59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0">
            <text:p>20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73</text:p>
          </table:table-cell>
          <table:table-cell table:style-name="ACE-3" table:formula="of:=ROUND([.S142]+[.T142]/60;3)" office:value-type="float" office:value="80.167000000000002">
            <text:p>80.167</text:p>
          </table:table-cell>
          <table:table-cell table:style-name="ACE-3" table:formula="of:=ROUND(([.U142]+[.V142]/60);3)" office:value-type="float" office:value="17.667000000000002">
            <text:p>17.667</text:p>
          </table:table-cell>
          <table:table-cell table:style-name="ACE-3" office:value-type="float" office:value="9070">
            <text:p>9070</text:p>
          </table:table-cell>
          <table:table-cell table:style-name="ACE-3" office:value-type="float" office:value="190">
            <text:p>190</text:p>
          </table:table-cell>
          <table:table-cell table:style-name="ACE-3" office:value-type="string">
            <text:p>Mostly Mytilus edulis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62</text:p>
          </table:table-cell>
          <table:table-cell table:style-name="ACE-3" table:formula="of:=ROUND([.S143]+[.T143]/60;3)" office:value-type="float" office:value="80.049999999999997">
            <text:p>80.05</text:p>
          </table:table-cell>
          <table:table-cell table:style-name="ACE-3" table:formula="of:=ROUND(([.U143]+[.V143]/60);3)" office:value-type="float" office:value="18.149999999999999">
            <text:p>18.15</text:p>
          </table:table-cell>
          <table:table-cell table:style-name="ACE-3" office:value-type="float" office:value="9730">
            <text:p>973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Mostly Hiatella arctic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9">
            <text:p>9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16</text:p>
          </table:table-cell>
          <table:table-cell table:style-name="ACE-3" table:formula="of:=ROUND([.S144]+[.T144]/60;3)" office:value-type="float" office:value="79.983000000000004">
            <text:p>79.983</text:p>
          </table:table-cell>
          <table:table-cell table:style-name="ACE-3" table:formula="of:=ROUND(([.U144]+[.V144]/60);3)" office:value-type="float" office:value="18.367000000000001">
            <text:p>18.367</text:p>
          </table:table-cell>
          <table:table-cell table:style-name="ACE-3" office:value-type="float" office:value="6650">
            <text:p>665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2">
            <text:p>22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34</text:p>
          </table:table-cell>
          <table:table-cell table:style-name="ACE-3" table:formula="of:=ROUND([.S145]+[.T145]/60;3)" office:value-type="float" office:value="79.983000000000004">
            <text:p>79.983</text:p>
          </table:table-cell>
          <table:table-cell table:style-name="ACE-3" table:formula="of:=ROUND(([.U145]+[.V145]/60);3)" office:value-type="float" office:value="18.582999999999998">
            <text:p>18.583</text:p>
          </table:table-cell>
          <table:table-cell table:style-name="ACE-3" office:value-type="float" office:value="4020">
            <text:p>402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.8000000000000007">
            <text:p>8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59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75</text:p>
          </table:table-cell>
          <table:table-cell table:style-name="ACE-3" table:formula="of:=ROUND([.S146]+[.T146]/60;3)" office:value-type="float" office:value="79.983000000000004">
            <text:p>79.983</text:p>
          </table:table-cell>
          <table:table-cell table:style-name="ACE-3" table:formula="of:=ROUND(([.U146]+[.V146]/60);3)" office:value-type="float" office:value="18.582999999999998">
            <text:p>18.583</text:p>
          </table:table-cell>
          <table:table-cell table:style-name="ACE-3" office:value-type="float" office:value="7500">
            <text:p>750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.300000000000001">
            <text:p>10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38</text:p>
          </table:table-cell>
          <table:table-cell table:style-name="ACE-3" table:formula="of:=ROUND([.S147]+[.T147]/60;3)" office:value-type="float" office:value="79.983000000000004">
            <text:p>79.983</text:p>
          </table:table-cell>
          <table:table-cell table:style-name="ACE-3" table:formula="of:=ROUND(([.U147]+[.V147]/60);3)" office:value-type="float" office:value="18.582999999999998">
            <text:p>18.583</text:p>
          </table:table-cell>
          <table:table-cell table:style-name="ACE-3" office:value-type="float" office:value="7830">
            <text:p>783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1.800000000000001">
            <text:p>11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59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15</text:p>
          </table:table-cell>
          <table:table-cell table:style-name="ACE-3" table:formula="of:=ROUND([.S148]+[.T148]/60;3)" office:value-type="float" office:value="80.082999999999998">
            <text:p>80.083</text:p>
          </table:table-cell>
          <table:table-cell table:style-name="ACE-3" table:formula="of:=ROUND(([.U148]+[.V148]/60);3)" office:value-type="float" office:value="19.25">
            <text:p>19.25</text:p>
          </table:table-cell>
          <table:table-cell table:style-name="ACE-3" office:value-type="float" office:value="8970">
            <text:p>897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Whalebon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6.600000000000001">
            <text:p>16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5">
            <text:p>1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79</text:p>
          </table:table-cell>
          <table:table-cell table:style-name="ACE-3" table:formula="of:=ROUND([.S149]+[.T149]/60;3)" office:value-type="float" office:value="79.983000000000004">
            <text:p>79.983</text:p>
          </table:table-cell>
          <table:table-cell table:style-name="ACE-3" table:formula="of:=ROUND(([.U149]+[.V149]/60);3)" office:value-type="float" office:value="18.582999999999998">
            <text:p>18.583</text:p>
          </table:table-cell>
          <table:table-cell table:style-name="ACE-3" office:value-type="float" office:value="9660">
            <text:p>966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Mostly Hiatella arctic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95</text:p>
          </table:table-cell>
          <table:table-cell table:style-name="ACE-3" table:formula="of:=ROUND([.S150]+[.T150]/60;3)" office:value-type="float" office:value="80.016999999999996">
            <text:p>80.017</text:p>
          </table:table-cell>
          <table:table-cell table:style-name="ACE-3" table:formula="of:=ROUND(([.U150]+[.V150]/60);3)" office:value-type="float" office:value="18.917000000000002">
            <text:p>18.917</text:p>
          </table:table-cell>
          <table:table-cell table:style-name="ACE-3" office:value-type="float" office:value="9830">
            <text:p>983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Mostly Mya truncat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70</text:p>
          </table:table-cell>
          <table:table-cell table:style-name="ACE-3" table:formula="of:=ROUND([.S151]+[.T151]/60;3)" office:value-type="float" office:value="79.933000000000007">
            <text:p>79.933</text:p>
          </table:table-cell>
          <table:table-cell table:style-name="ACE-3" table:formula="of:=ROUND(([.U151]+[.V151]/60);3)" office:value-type="float" office:value="18.367000000000001">
            <text:p>18.367</text:p>
          </table:table-cell>
          <table:table-cell table:style-name="ACE-3" office:value-type="float" office:value="9270">
            <text:p>927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5.5">
            <text:p>35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59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22">
            <text:p>22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U-166</text:p>
          </table:table-cell>
          <table:table-cell table:style-name="ACE-3" table:formula="of:=ROUND([.S152]+[.T152]/60;3)" office:value-type="float" office:value="80.016999999999996">
            <text:p>80.017</text:p>
          </table:table-cell>
          <table:table-cell table:style-name="ACE-3" table:formula="of:=ROUND(([.U152]+[.V152]/60);3)" office:value-type="float" office:value="18.882999999999999">
            <text:p>18.883</text:p>
          </table:table-cell>
          <table:table-cell table:style-name="ACE-3" office:value-type="float" office:value="9640">
            <text:p>964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Mostly Hiatella arctica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lake1961,Blake1961a,Olsson1960</text:p>
          </table:table-cell>
          <table:table-cell table:style-name="ACE-3" office:value-type="string">
            <text:p>Blake (1961a), Blake (1961b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3">
            <text:p>53</text:p>
          </table:table-cell>
          <table:table-cell table:style-name="ACE-3" office:value-type="string">
            <text:p>coordinates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81</text:p>
          </table:table-cell>
          <table:table-cell table:style-name="ACE-3" table:formula="of:=ROUND([.S153]+[.T153]/60;3)" office:value-type="float" office:value="80.700999999999993">
            <text:p>80.701</text:p>
          </table:table-cell>
          <table:table-cell table:style-name="ACE-3" table:formula="of:=ROUND(([.U153]+[.V153]/60);3)" office:value-type="float" office:value="20.916">
            <text:p>20.916</text:p>
          </table:table-cell>
          <table:table-cell table:style-name="ACE-3" office:value-type="float" office:value="5725">
            <text:p>5725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&gt;0.75-m long log embedded in raised beach gravel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80</text:p>
          </table:table-cell>
          <table:table-cell table:style-name="ACE-3" table:formula="of:=ROUND([.S154]+[.T154]/60;3)" office:value-type="float" office:value="80.700999999999993">
            <text:p>80.701</text:p>
          </table:table-cell>
          <table:table-cell table:style-name="ACE-3" table:formula="of:=ROUND(([.U154]+[.V154]/60);3)" office:value-type="float" office:value="20.916">
            <text:p>20.916</text:p>
          </table:table-cell>
          <table:table-cell table:style-name="ACE-3" office:value-type="float" office:value="5925">
            <text:p>592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Cranium bone from whale skull, collagen fraction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87</text:p>
          </table:table-cell>
          <table:table-cell table:style-name="ACE-3" table:formula="of:=ROUND([.S155]+[.T155]/60;3)" office:value-type="float" office:value="80.700999999999993">
            <text:p>80.701</text:p>
          </table:table-cell>
          <table:table-cell table:style-name="ACE-3" table:formula="of:=ROUND(([.U155]+[.V155]/60);3)" office:value-type="float" office:value="20.916">
            <text:p>20.916</text:p>
          </table:table-cell>
          <table:table-cell table:style-name="ACE-3" office:value-type="float" office:value="9410">
            <text:p>94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aired Hiatella arctica from littoral grave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82</text:p>
          </table:table-cell>
          <table:table-cell table:style-name="ACE-3" table:formula="of:=ROUND([.S156]+[.T156]/60;3)" office:value-type="float" office:value="80.700999999999993">
            <text:p>80.701</text:p>
          </table:table-cell>
          <table:table-cell table:style-name="ACE-3" table:formula="of:=ROUND(([.U156]+[.V156]/60);3)" office:value-type="float" office:value="20.916">
            <text:p>20.916</text:p>
          </table:table-cell>
          <table:table-cell table:style-name="ACE-3" office:value-type="float" office:value="6225">
            <text:p>6225</text:p>
          </table:table-cell>
          <table:table-cell table:style-name="ACE-3" office:value-type="float" office:value="115">
            <text:p>115</text:p>
          </table:table-cell>
          <table:table-cell table:style-name="ACE-3" office:value-type="string">
            <text:p>3.5-m long log embedded in raised beach berm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79</text:p>
          </table:table-cell>
          <table:table-cell table:style-name="ACE-3" table:formula="of:=ROUND([.S157]+[.T157]/60;3)" office:value-type="float" office:value="80.700999999999993">
            <text:p>80.701</text:p>
          </table:table-cell>
          <table:table-cell table:style-name="ACE-3" table:formula="of:=ROUND(([.U157]+[.V157]/60);3)" office:value-type="float" office:value="20.916">
            <text:p>20.916</text:p>
          </table:table-cell>
          <table:table-cell table:style-name="ACE-3" office:value-type="float" office:value="9820">
            <text:p>982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Whale ear bone from partially buried skull, collagen fraction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T-3100</text:p>
          </table:table-cell>
          <table:table-cell table:style-name="ACE-3" table:formula="of:=ROUND([.S158]+[.T158]/60;3)" office:value-type="float" office:value="80.703000000000003">
            <text:p>80.703</text:p>
          </table:table-cell>
          <table:table-cell table:style-name="ACE-3" table:formula="of:=ROUND(([.U158]+[.V158]/60);3)" office:value-type="float" office:value="20.791">
            <text:p>20.791</text:p>
          </table:table-cell>
          <table:table-cell table:style-name="ACE-3" office:value-type="float" office:value="9850">
            <text:p>985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shells from raised beach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SalvigsenNydal1981</text:p>
          </table:table-cell>
          <table:table-cell table:style-name="ACE-3" office:value-type="string">
            <text:p>Salvigsen and Nydal (1981)</text:p>
          </table:table-cell>
          <table:table-cell table:style-name="ACE-3"/>
          <table:table-cell table:style-name="ACE-3" office:value-type="float" office:value="80.703000000000003">
            <text:p>80.703</text:p>
          </table:table-cell>
          <table:table-cell table:style-name="ACE-3"/>
          <table:table-cell table:style-name="ACE-3" office:value-type="float" office:value="20.791">
            <text:p>20.791</text:p>
          </table:table-cell>
          <table:table-cell table:style-name="ACE-3"/>
          <table:table-cell table:style-name="ACE-3" office:value-type="string">
            <text:p>coordinates based on description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GX-22386</text:p>
          </table:table-cell>
          <table:table-cell table:style-name="ACE-3" table:formula="of:=ROUND([.S159]+[.T159]/60;3)" office:value-type="float" office:value="80.700999999999993">
            <text:p>80.701</text:p>
          </table:table-cell>
          <table:table-cell table:style-name="ACE-3" table:formula="of:=ROUND(([.U159]+[.V159]/60);3)" office:value-type="float" office:value="20.916">
            <text:p>20.916</text:p>
          </table:table-cell>
          <table:table-cell table:style-name="ACE-3" office:value-type="float" office:value="9650">
            <text:p>965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Articulated 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FormanIngolfsson2000</text:p>
          </table:table-cell>
          <table:table-cell table:style-name="ACE-3" office:value-type="string">
            <text:p>Forman and Ingólfsson (2000)</text:p>
          </table:table-cell>
          <table:table-cell table:style-name="ACE-3"/>
          <table:table-cell table:style-name="ACE-3" office:value-type="float" office:value="80.700999999999993">
            <text:p>80.701</text:p>
          </table:table-cell>
          <table:table-cell table:style-name="ACE-3"/>
          <table:table-cell table:style-name="ACE-3" office:value-type="float" office:value="20.916">
            <text:p>20.916</text:p>
          </table:table-cell>
          <table:table-cell table:style-name="ACE-3"/>
          <table:table-cell table:style-name="ACE-3" office:value-type="string">
            <text:p>coordinates from map in paper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987</text:p>
          </table:table-cell>
          <table:table-cell table:style-name="ACE-3" table:formula="of:=ROUND([.S160]+[.T160]/60;3)" office:value-type="float" office:value="80.117000000000004">
            <text:p>80.117</text:p>
          </table:table-cell>
          <table:table-cell table:style-name="ACE-3" table:formula="of:=ROUND(([.U160]+[.V160]/60);3)" office:value-type="float" office:value="28">
            <text:p>28</text:p>
          </table:table-cell>
          <table:table-cell table:style-name="ACE-3" office:value-type="float" office:value="2965">
            <text:p>2965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.7999999999999998">
            <text:p>4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986</text:p>
          </table:table-cell>
          <table:table-cell table:style-name="ACE-3" table:formula="of:=ROUND([.S161]+[.T161]/60;3)" office:value-type="float" office:value="80.117000000000004">
            <text:p>80.117</text:p>
          </table:table-cell>
          <table:table-cell table:style-name="ACE-3" table:formula="of:=ROUND(([.U161]+[.V161]/60);3)" office:value-type="float" office:value="28">
            <text:p>28</text:p>
          </table:table-cell>
          <table:table-cell table:style-name="ACE-3" office:value-type="float" office:value="3190">
            <text:p>319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999999999999996">
            <text:p>6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985</text:p>
          </table:table-cell>
          <table:table-cell table:style-name="ACE-3" table:formula="of:=ROUND([.S162]+[.T162]/60;3)" office:value-type="float" office:value="80.117000000000004">
            <text:p>80.117</text:p>
          </table:table-cell>
          <table:table-cell table:style-name="ACE-3" table:formula="of:=ROUND(([.U162]+[.V162]/60);3)" office:value-type="float" office:value="28">
            <text:p>28</text:p>
          </table:table-cell>
          <table:table-cell table:style-name="ACE-3" office:value-type="float" office:value="4075">
            <text:p>4075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2.199999999999999">
            <text:p>12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827</text:p>
          </table:table-cell>
          <table:table-cell table:style-name="ACE-3" table:formula="of:=ROUND([.S163]+[.T163]/60;3)" office:value-type="float" office:value="80.117000000000004">
            <text:p>80.117</text:p>
          </table:table-cell>
          <table:table-cell table:style-name="ACE-3" table:formula="of:=ROUND(([.U163]+[.V163]/60);3)" office:value-type="float" office:value="28">
            <text:p>28</text:p>
          </table:table-cell>
          <table:table-cell table:style-name="ACE-3" office:value-type="float" office:value="5375">
            <text:p>5375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824</text:p>
          </table:table-cell>
          <table:table-cell table:style-name="ACE-3" table:formula="of:=ROUND([.S164]+[.T164]/60;3)" office:value-type="float" office:value="80.117000000000004">
            <text:p>80.117</text:p>
          </table:table-cell>
          <table:table-cell table:style-name="ACE-3" table:formula="of:=ROUND(([.U164]+[.V164]/60);3)" office:value-type="float" office:value="28">
            <text:p>28</text:p>
          </table:table-cell>
          <table:table-cell table:style-name="ACE-3" office:value-type="float" office:value="8685">
            <text:p>868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.600000000000001">
            <text:p>4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984</text:p>
          </table:table-cell>
          <table:table-cell table:style-name="ACE-3" table:formula="of:=ROUND([.S165]+[.T165]/60;3)" office:value-type="float" office:value="80.117000000000004">
            <text:p>80.117</text:p>
          </table:table-cell>
          <table:table-cell table:style-name="ACE-3" table:formula="of:=ROUND(([.U165]+[.V165]/60);3)" office:value-type="float" office:value="28">
            <text:p>28</text:p>
          </table:table-cell>
          <table:table-cell table:style-name="ACE-3" office:value-type="float" office:value="8610">
            <text:p>861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826</text:p>
          </table:table-cell>
          <table:table-cell table:style-name="ACE-3" table:formula="of:=ROUND([.S166]+[.T166]/60;3)" office:value-type="float" office:value="80.117000000000004">
            <text:p>80.117</text:p>
          </table:table-cell>
          <table:table-cell table:style-name="ACE-3" table:formula="of:=ROUND(([.U166]+[.V166]/60);3)" office:value-type="float" office:value="28">
            <text:p>28</text:p>
          </table:table-cell>
          <table:table-cell table:style-name="ACE-3" office:value-type="float" office:value="8935">
            <text:p>8935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T-7825</text:p>
          </table:table-cell>
          <table:table-cell table:style-name="ACE-3" table:formula="of:=ROUND([.S167]+[.T167]/60;3)" office:value-type="float" office:value="80.117000000000004">
            <text:p>80.117</text:p>
          </table:table-cell>
          <table:table-cell table:style-name="ACE-3" table:formula="of:=ROUND(([.U167]+[.V167]/60);3)" office:value-type="float" office:value="28">
            <text:p>28</text:p>
          </table:table-cell>
          <table:table-cell table:style-name="ACE-3" office:value-type="float" office:value="9265">
            <text:p>9265</text:p>
          </table:table-cell>
          <table:table-cell table:style-name="ACE-3" office:value-type="float" office:value="125">
            <text:p>12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2.299999999999997">
            <text:p>52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Jonsson1983</text:p>
          </table:table-cell>
          <table:table-cell table:style-name="ACE-3" office:value-type="string">
            <text:p>Jonsson (1983)</text:p>
          </table:table-cell>
          <table:table-cell table:style-name="ACE-3"/>
          <table:table-cell table:style-name="ACE-3" office:value-type="float" office:value="80">
            <text:p>8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string">
            <text:p>coordinates of the island</text:p>
          </table:table-cell>
          <table:table-cell table:number-columns-repeated="233" table:style-name="ACE-3"/>
        </table:table-row>
        <table:table-row table:style-name="AROW-0" table:number-rows-repeated="65154">
          <table:table-cell table:number-columns-repeated="256"/>
        </table:table-row>
        <table:table-row table:style-name="AROW-0">
          <table:table-cell table:style-name="ACE-3"/>
          <table:table-cell table:style-name="ACE-4"/>
          <table:table-cell table:number-columns-repeated="254" table:style-name="ACE-3"/>
        </table:table-row>
        <table:table-row table:style-name="AROW-0">
          <table:table-cell table:style-name="ACE-3"/>
          <table:table-cell table:style-name="ACE-4"/>
          <table:table-cell table:number-columns-repeated="16" table:style-name="ACE-3"/>
          <table:table-cell table:number-columns-repeated="3" table:style-name="ACE-4"/>
          <table:table-cell table:number-columns-repeated="235" table:style-name="ACE-3"/>
        </table:table-row>
        <table:table-row table:style-name="AROW-0" table:number-rows-repeated="213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159">
          <gnm:selection gnm:start-col="0" gnm:start-row="159" gnm:end-col="255" gnm:end-row="160"/>
        </gnm:selections>
      </table:table>
      <table:table table:name="table_1" table:style-name="ta-2" table:print="true">
        <office:forms form:automatic-focus="false" form:apply-design-mode="false">
          <form:form/>
        </office:forms>
        <table:table-column table:default-cell-style-name="ACE-10" table:style-name="ACOL-0" table:number-columns-repeated="14"/>
        <table:table-column table:default-cell-style-name="ACE-10" table:style-name="ACOL-0" table:number-columns-repeated="242"/>
        <table:table-row table:style-name="AROW-1">
          <table:table-cell table:style-name="ACE-10" office:value-type="string">
            <text:p>Locality</text:p>
          </table:table-cell>
          <table:table-cell table:style-name="ACE-10" office:value-type="string">
            <text:p>Reference</text:p>
          </table:table-cell>
          <table:table-cell table:style-name="ACE-10" office:value-type="string">
            <text:p>Inferred emergence in meters since:</text:p>
          </table:table-cell>
          <table:table-cell table:style-name="ACE-10" office:value-type="string">
            <text:p>Marine limit2</text:p>
          </table:table-cell>
          <table:table-cell table:style-name="ACE-10" office:value-type="string">
            <text:p>Present uplift rate</text:p>
          </table:table-cell>
          <table:table-cell table:style-name="ACE-10" office:value-type="string">
            <text:p>Remnant uplift (C)</text:p>
          </table:table-cell>
          <table:table-cell table:style-name="ACE-10" office:value-type="string">
            <text:p>Uplift half-life</text:p>
          </table:table-cell>
          <table:table-cell table:style-name="ACE-10" office:value-type="string">
            <text:p>Curve fit6</text:p>
          </table:table-cell>
          <table:table-cell table:style-name="ACE-10" office:value-type="string">
            <text:p>k-value4</text:p>
          </table:table-cell>
          <table:table-cell table:number-columns-repeated="4" table:style-name="ACE-10"/>
          <table:table-cell table:style-name="ACE-10" office:value-type="float" office:value="1">
            <text:p>1</text:p>
          </table:table-cell>
          <table:table-cell table:number-columns-repeated="242" table:style-name="ACE-10"/>
        </table:table-row>
        <table:table-row table:style-name="AROW-1">
          <table:table-cell table:style-name="ACE-10" office:value-type="string">
            <text:p>Empty Cell</text:p>
          </table:table-cell>
          <table:table-cell table:style-name="ACE-10" office:value-type="string">
            <text:p>Empty Cell</text:p>
          </table:table-cell>
          <table:table-cell table:style-name="ACE-10" office:value-type="string">
            <text:p>5 ka1</text:p>
          </table:table-cell>
          <table:table-cell table:style-name="ACE-10" office:value-type="string">
            <text:p>7 ka</text:p>
          </table:table-cell>
          <table:table-cell table:style-name="ACE-10" office:value-type="string">
            <text:p>9 ka</text:p>
          </table:table-cell>
          <table:table-cell table:style-name="ACE-10" office:value-type="string">
            <text:p>(m aht)</text:p>
          </table:table-cell>
          <table:table-cell table:style-name="ACE-10" office:value-type="string">
            <text:p>(mm/yr)3</text:p>
          </table:table-cell>
          <table:table-cell table:style-name="ACE-10" office:value-type="string">
            <text:p>(m)4</text:p>
          </table:table-cell>
          <table:table-cell table:style-name="ACE-10" office:value-type="string">
            <text:p>(yr)5</text:p>
          </table:table-cell>
          <table:table-cell table:style-name="ACE-10" office:value-type="string">
            <text:p>R2</text:p>
          </table:table-cell>
          <table:table-cell table:style-name="ACE-10" office:value-type="string">
            <text:p>(×10−4)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Svalbard, Norway</text:p>
          </table:table-cell>
          <table:table-cell table:number-columns-repeated="12" table:style-name="ACE-10"/>
          <table:table-cell table:style-name="ACE-10" office:value-type="string">
            <text:p>Cummulative postglacial emergence since 5,000 14C yr BP.</text:p>
          </table:table-cell>
          <table:table-cell table:number-columns-repeated="242" table:style-name="ACE-10"/>
        </table:table-row>
        <table:table-row table:style-name="AROW-1">
          <table:table-cell table:style-name="ACE-10" office:value-type="string">
            <text:p>Bjørnoya</text:p>
          </table:table-cell>
          <table:table-cell table:style-name="ACE-10" office:value-type="string">
            <text:p>Salvigsen and Slettemark (1995)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style-name="ACE-10" office:value-type="float" office:value="0">
            <text:p>0</text:p>
          </table:table-cell>
          <table:table-cell table:number-columns-repeated="7" table:style-name="ACE-10"/>
          <table:table-cell table:style-name="ACE-10" office:value-type="float" office:value="2">
            <text:p>2</text:p>
          </table:table-cell>
          <table:table-cell table:number-columns-repeated="242" table:style-name="ACE-10"/>
        </table:table-row>
        <table:table-row table:style-name="AROW-1">
          <table:table-cell table:style-name="ACE-10" office:value-type="string">
            <text:p>Hornsund</text:p>
          </table:table-cell>
          <table:table-cell table:style-name="ACE-10" office:value-type="string">
            <text:p>Birkenmajer and Olsson (1970)</text:p>
          </table:table-cell>
          <table:table-cell table:style-name="ACE-10" office:value-type="string">
            <text:p>&lt;5</text:p>
          </table:table-cell>
          <table:table-cell table:style-name="ACE-10"/>
          <table:table-cell table:style-name="ACE-10" office:value-type="float" office:value="7">
            <text:p>7</text:p>
          </table:table-cell>
          <table:table-cell table:style-name="ACE-10" office:value-type="string">
            <text:p>∼25</text:p>
          </table:table-cell>
          <table:table-cell table:number-columns-repeated="250" table:style-name="ACE-10"/>
        </table:table-row>
        <table:table-row table:style-name="AROW-1">
          <table:table-cell table:style-name="ACE-10" office:value-type="string">
            <text:p>Southern Sorkapp Land</text:p>
          </table:table-cell>
          <table:table-cell table:style-name="ACE-10" office:value-type="string">
            <text:p>Ziaja and Salvigsen (1995)</text:p>
          </table:table-cell>
          <table:table-cell table:style-name="ACE-10" office:value-type="float" office:value="5">
            <text:p>5</text:p>
          </table:table-cell>
          <table:table-cell table:number-columns-repeated="2" table:style-name="ACE-10"/>
          <table:table-cell table:style-name="ACE-10" office:value-type="float" office:value="10">
            <text:p>10</text:p>
          </table:table-cell>
          <table:table-cell table:style-name="ACE-10" office:value-type="string">
            <text:p>&lt;0.5</text:p>
          </table:table-cell>
          <table:table-cell table:style-name="ACE-10" office:value-type="float" office:value="0.59999999999999998">
            <text:p>0.6</text:p>
          </table:table-cell>
          <table:table-cell table:style-name="ACE-10" office:value-type="float" office:value="1600">
            <text:p>1600</text:p>
          </table:table-cell>
          <table:table-cell table:style-name="ACE-10" office:value-type="float" office:value="0.98999999999999999">
            <text:p>0.99</text:p>
          </table:table-cell>
          <table:table-cell table:style-name="ACE-10" office:value-type="float" office:value="4.0999999999999996">
            <text:p>4.1</text:p>
          </table:table-cell>
          <table:table-cell table:number-columns-repeated="2" table:style-name="ACE-10"/>
          <table:table-cell table:style-name="ACE-10" office:value-type="string">
            <text:p>Late Weichselian to Holocene marine limit.</text:p>
          </table:table-cell>
          <table:table-cell table:number-columns-repeated="242" table:style-name="ACE-10"/>
        </table:table-row>
        <table:table-row table:style-name="AROW-1">
          <table:table-cell table:style-name="ACE-10" office:value-type="string">
            <text:p>Ytterdalen, Bellsund</text:p>
          </table:table-cell>
          <table:table-cell table:style-name="ACE-10" office:value-type="string">
            <text:p>Landvik et al. (1987)</text:p>
          </table:table-cell>
          <table:table-cell table:style-name="ACE-10" office:value-type="float" office:value="8">
            <text:p>8</text:p>
          </table:table-cell>
          <table:table-cell table:style-name="ACE-10"/>
          <table:table-cell table:style-name="ACE-10" office:value-type="float" office:value="27">
            <text:p>27</text:p>
          </table:table-cell>
          <table:table-cell table:style-name="ACE-10" office:value-type="float" office:value="64">
            <text:p>64</text:p>
          </table:table-cell>
          <table:table-cell table:number-columns-repeated="7" table:style-name="ACE-10"/>
          <table:table-cell table:style-name="ACE-10" office:value-type="float" office:value="3">
            <text:p>3</text:p>
          </table:table-cell>
          <table:table-cell table:number-columns-repeated="242" table:style-name="ACE-10"/>
        </table:table-row>
        <table:table-row table:style-name="AROW-1">
          <table:table-cell table:style-name="ACE-10" office:value-type="string">
            <text:p>Wedel Jarlsberg Land, S. Bellsund</text:p>
          </table:table-cell>
          <table:table-cell table:style-name="ACE-10" office:value-type="string">
            <text:p>Salvigsen et al. (1991)</text:p>
          </table:table-cell>
          <table:table-cell table:style-name="ACE-10" office:value-type="float" office:value="6">
            <text:p>6</text:p>
          </table:table-cell>
          <table:table-cell table:style-name="ACE-10" office:value-type="float" office:value="9">
            <text:p>9</text:p>
          </table:table-cell>
          <table:table-cell table:style-name="ACE-10" office:value-type="float" office:value="20">
            <text:p>20</text:p>
          </table:table-cell>
          <table:table-cell table:style-name="ACE-10" office:value-type="string">
            <text:p>55–60</text:p>
          </table:table-cell>
          <table:table-cell table:number-columns-repeated="250" table:style-name="ACE-10"/>
        </table:table-row>
        <table:table-row table:style-name="AROW-1">
          <table:table-cell table:style-name="ACE-10" office:value-type="string">
            <text:p>Kapp Linne, Isfjorden</text:p>
          </table:table-cell>
          <table:table-cell table:style-name="ACE-10" office:value-type="string">
            <text:p>Sandahl (1986)</text:p>
          </table:table-cell>
          <table:table-cell table:style-name="ACE-10" office:value-type="float" office:value="5">
            <text:p>5</text:p>
          </table:table-cell>
          <table:table-cell table:style-name="ACE-10" office:value-type="float" office:value="8">
            <text:p>8</text:p>
          </table:table-cell>
          <table:table-cell table:style-name="ACE-10" office:value-type="float" office:value="26">
            <text:p>26</text:p>
          </table:table-cell>
          <table:table-cell table:style-name="ACE-10" office:value-type="string">
            <text:p>65–75</text:p>
          </table:table-cell>
          <table:table-cell table:number-columns-repeated="7" table:style-name="ACE-10"/>
          <table:table-cell table:style-name="ACE-10" office:value-type="string">
            <text:p>Estimated contemporary emergence rate extrapolated from a curve fit function relating radiocarbon flotsam dates to elevation</text:p>
          </table:table-cell>
          <table:table-cell table:number-columns-repeated="242" table:style-name="ACE-10"/>
        </table:table-row>
        <table:table-row table:style-name="AROW-1">
          <table:table-cell table:style-name="ACE-10" office:value-type="string">
            <text:p>Daudmannsøyra</text:p>
          </table:table-cell>
          <table:table-cell table:style-name="ACE-10" office:value-type="string">
            <text:p>Forman (1990)</text:p>
          </table:table-cell>
          <table:table-cell table:style-name="ACE-10" office:value-type="float" office:value="4">
            <text:p>4</text:p>
          </table:table-cell>
          <table:table-cell table:style-name="ACE-10" office:value-type="string">
            <text:p>&lt;5</text:p>
          </table:table-cell>
          <table:table-cell table:style-name="ACE-10" office:value-type="float" office:value="11">
            <text:p>11</text:p>
          </table:table-cell>
          <table:table-cell table:style-name="ACE-10" office:value-type="float" office:value="48">
            <text:p>48</text:p>
          </table:table-cell>
          <table:table-cell table:number-columns-repeated="7" table:style-name="ACE-10"/>
          <table:table-cell table:style-name="ACE-10" office:value-type="float" office:value="4">
            <text:p>4</text:p>
          </table:table-cell>
          <table:table-cell table:number-columns-repeated="242" table:style-name="ACE-10"/>
        </table:table-row>
        <table:table-row table:style-name="AROW-1">
          <table:table-cell table:style-name="ACE-10" office:value-type="string">
            <text:p>Bohemanflya and Erdmannflya</text:p>
          </table:table-cell>
          <table:table-cell table:style-name="ACE-10" office:value-type="string">
            <text:p>Salvigsen et al. (1990)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5">
            <text:p>5</text:p>
          </table:table-cell>
          <table:table-cell table:style-name="ACE-10" office:value-type="float" office:value="17">
            <text:p>17</text:p>
          </table:table-cell>
          <table:table-cell table:style-name="ACE-10" office:value-type="float" office:value="65.5">
            <text:p>65.5</text:p>
          </table:table-cell>
          <table:table-cell table:number-columns-repeated="250" table:style-name="ACE-10"/>
        </table:table-row>
        <table:table-row table:style-name="AROW-1">
          <table:table-cell table:style-name="ACE-10" office:value-type="string">
            <text:p>Blomesletta</text:p>
          </table:table-cell>
          <table:table-cell table:style-name="ACE-10" office:value-type="string">
            <text:p>Péwé et al. (1982)</text:p>
          </table:table-cell>
          <table:table-cell table:style-name="ACE-10" office:value-type="float" office:value="7">
            <text:p>7</text:p>
          </table:table-cell>
          <table:table-cell table:style-name="ACE-10" office:value-type="float" office:value="12">
            <text:p>12</text:p>
          </table:table-cell>
          <table:table-cell table:style-name="ACE-10" office:value-type="float" office:value="25">
            <text:p>25</text:p>
          </table:table-cell>
          <table:table-cell table:style-name="ACE-10" office:value-type="float" office:value="90">
            <text:p>90</text:p>
          </table:table-cell>
          <table:table-cell table:style-name="ACE-10" office:value-type="float" office:value="1.1000000000000001">
            <text:p>1.1</text:p>
          </table:table-cell>
          <table:table-cell table:style-name="ACE-10" office:value-type="float" office:value="0.90000000000000002">
            <text:p>0.9</text:p>
          </table:table-cell>
          <table:table-cell table:style-name="ACE-10" office:value-type="float" office:value="2000">
            <text:p>2000</text:p>
          </table:table-cell>
          <table:table-cell table:style-name="ACE-10" office:value-type="float" office:value="0.87">
            <text:p>0.87</text:p>
          </table:table-cell>
          <table:table-cell table:style-name="ACE-10" office:value-type="float" office:value="3.5">
            <text:p>3.5</text:p>
          </table:table-cell>
          <table:table-cell table:number-columns-repeated="2" table:style-name="ACE-10"/>
          <table:table-cell table:style-name="ACE-10" office:value-type="string">
            <text:p>The function is a negative exponential in the form U=Cekt where U is uplift, C is remnant emergence, k is a time constant, and t is time. Estimated remnant emergence extrapolated from curve fit function.</text:p>
          </table:table-cell>
          <table:table-cell table:number-columns-repeated="242" table:style-name="ACE-10"/>
        </table:table-row>
        <table:table-row table:style-name="AROW-1">
          <table:table-cell table:style-name="ACE-10" office:value-type="string">
            <text:p>Kapp Ekholm, Billefjorden</text:p>
          </table:table-cell>
          <table:table-cell table:style-name="ACE-10" office:value-type="string">
            <text:p>Salvigsen (1984)</text:p>
          </table:table-cell>
          <table:table-cell table:style-name="ACE-10" office:value-type="float" office:value="10">
            <text:p>10</text:p>
          </table:table-cell>
          <table:table-cell table:style-name="ACE-10" office:value-type="float" office:value="20">
            <text:p>20</text:p>
          </table:table-cell>
          <table:table-cell table:style-name="ACE-10" office:value-type="float" office:value="45">
            <text:p>45</text:p>
          </table:table-cell>
          <table:table-cell table:style-name="ACE-10" office:value-type="string">
            <text:p>∼90</text:p>
          </table:table-cell>
          <table:table-cell table:number-columns-repeated="7" table:style-name="ACE-10"/>
          <table:table-cell table:style-name="ACE-10" office:value-type="float" office:value="5">
            <text:p>5</text:p>
          </table:table-cell>
          <table:table-cell table:number-columns-repeated="242" table:style-name="ACE-10"/>
        </table:table-row>
        <table:table-row table:style-name="AROW-1">
          <table:table-cell table:style-name="ACE-10" office:value-type="string">
            <text:p>Southern Prinz Karls Forland</text:p>
          </table:table-cell>
          <table:table-cell table:style-name="ACE-10" office:value-type="string">
            <text:p>Forman (1990)</text:p>
          </table:table-cell>
          <table:table-cell table:style-name="ACE-10" office:value-type="float" office:value="3">
            <text:p>3</text:p>
          </table:table-cell>
          <table:table-cell table:style-name="ACE-10"/>
          <table:table-cell table:style-name="ACE-10" office:value-type="float" office:value="5">
            <text:p>5</text:p>
          </table:table-cell>
          <table:table-cell table:style-name="ACE-10" office:value-type="float" office:value="36">
            <text:p>36</text:p>
          </table:table-cell>
          <table:table-cell table:number-columns-repeated="250" table:style-name="ACE-10"/>
        </table:table-row>
        <table:table-row table:style-name="AROW-1">
          <table:table-cell table:style-name="ACE-10" office:value-type="string">
            <text:p>Brøggerhalvøya</text:p>
          </table:table-cell>
          <table:table-cell table:style-name="ACE-10" office:value-type="string">
            <text:p>Forman (1990)</text:p>
          </table:table-cell>
          <table:table-cell table:style-name="ACE-10" office:value-type="string">
            <text:p>&lt;5</text:p>
          </table:table-cell>
          <table:table-cell table:style-name="ACE-10" office:value-type="string">
            <text:p>&lt;5</text:p>
          </table:table-cell>
          <table:table-cell table:style-name="ACE-10" office:value-type="string">
            <text:p>&lt;5</text:p>
          </table:table-cell>
          <table:table-cell table:style-name="ACE-10" office:value-type="float" office:value="46">
            <text:p>46</text:p>
          </table:table-cell>
          <table:table-cell table:number-columns-repeated="7" table:style-name="ACE-10"/>
          <table:table-cell table:style-name="ACE-10" office:value-type="string">
            <text:p>Estimated half-life of emergence based on curve fit function (t1/2=ln2/k) and rounded to nearest 100 years.</text:p>
          </table:table-cell>
          <table:table-cell table:number-columns-repeated="242" table:style-name="ACE-10"/>
        </table:table-row>
        <table:table-row table:style-name="AROW-1">
          <table:table-cell table:style-name="ACE-10" office:value-type="string">
            <text:p>Mitrahalvøya</text:p>
          </table:table-cell>
          <table:table-cell table:style-name="ACE-10" office:value-type="string">
            <text:p>Forman (1990)</text:p>
          </table:table-cell>
          <table:table-cell table:style-name="ACE-10" office:value-type="string">
            <text:p>&lt;5</text:p>
          </table:table-cell>
          <table:table-cell table:style-name="ACE-10" office:value-type="string">
            <text:p>&lt;5</text:p>
          </table:table-cell>
          <table:table-cell table:style-name="ACE-10" office:value-type="string">
            <text:p>&lt;5</text:p>
          </table:table-cell>
          <table:table-cell table:style-name="ACE-10" office:value-type="float" office:value="20">
            <text:p>20</text:p>
          </table:table-cell>
          <table:table-cell table:number-columns-repeated="7" table:style-name="ACE-10"/>
          <table:table-cell table:style-name="ACE-10" office:value-type="float" office:value="6">
            <text:p>6</text:p>
          </table:table-cell>
          <table:table-cell table:number-columns-repeated="242" table:style-name="ACE-10"/>
        </table:table-row>
        <table:table-row table:style-name="AROW-1">
          <table:table-cell table:style-name="ACE-10" office:value-type="string">
            <text:p>Reinsdyrflya</text:p>
          </table:table-cell>
          <table:table-cell table:style-name="ACE-10" office:value-type="string">
            <text:p>Lehman (1989)</text:p>
          </table:table-cell>
          <table:table-cell table:style-name="ACE-10" office:value-type="string">
            <text:p>&lt;5</text:p>
          </table:table-cell>
          <table:table-cell table:style-name="ACE-10" office:value-type="string">
            <text:p>&lt;5</text:p>
          </table:table-cell>
          <table:table-cell table:style-name="ACE-10" office:value-type="string">
            <text:p>&lt;5</text:p>
          </table:table-cell>
          <table:table-cell table:style-name="ACE-10" office:value-type="float" office:value="25">
            <text:p>25</text:p>
          </table:table-cell>
          <table:table-cell table:number-columns-repeated="250" table:style-name="ACE-10"/>
        </table:table-row>
        <table:table-row table:style-name="AROW-1">
          <table:table-cell table:style-name="ACE-10" office:value-type="string">
            <text:p>Gråhuken</text:p>
          </table:table-cell>
          <table:table-cell table:style-name="ACE-10" office:value-type="string">
            <text:p>Salvigsen and Østerholm (1982)</text:p>
          </table:table-cell>
          <table:table-cell table:style-name="ACE-10" office:value-type="string">
            <text:p>&lt;3</text:p>
          </table:table-cell>
          <table:table-cell table:style-name="ACE-10" office:value-type="string">
            <text:p>&lt;3</text:p>
          </table:table-cell>
          <table:table-cell table:style-name="ACE-10" office:value-type="float" office:value="8">
            <text:p>8</text:p>
          </table:table-cell>
          <table:table-cell table:style-name="ACE-10" office:value-type="string">
            <text:p>&gt;40</text:p>
          </table:table-cell>
          <table:table-cell table:number-columns-repeated="7" table:style-name="ACE-10"/>
          <table:table-cell table:style-name="ACE-10" office:value-type="string">
            <text:p>R2 value for exponential curve fit function to calendar corrected emergence data.</text:p>
          </table:table-cell>
          <table:table-cell table:number-columns-repeated="242" table:style-name="ACE-10"/>
        </table:table-row>
        <table:table-row table:style-name="AROW-1">
          <table:table-cell table:style-name="ACE-10" office:value-type="string">
            <text:p>Mosselbutka</text:p>
          </table:table-cell>
          <table:table-cell table:style-name="ACE-10" office:value-type="string">
            <text:p>Salvigsen and Østerholm (1982)</text:p>
          </table:table-cell>
          <table:table-cell table:style-name="ACE-10" office:value-type="string">
            <text:p>&lt;3</text:p>
          </table:table-cell>
          <table:table-cell table:style-name="ACE-10" office:value-type="string">
            <text:p>&lt;3</text:p>
          </table:table-cell>
          <table:table-cell table:style-name="ACE-10" office:value-type="float" office:value="21">
            <text:p>21</text:p>
          </table:table-cell>
          <table:table-cell table:style-name="ACE-10" office:value-type="string">
            <text:p>&gt;65</text:p>
          </table:table-cell>
          <table:table-cell table:number-columns-repeated="250" table:style-name="ACE-10"/>
        </table:table-row>
        <table:table-row table:style-name="AROW-1">
          <table:table-cell table:style-name="ACE-10" office:value-type="string">
            <text:p>Woodfjord, Andréeland</text:p>
          </table:table-cell>
          <table:table-cell table:style-name="ACE-10" office:value-type="string">
            <text:p>Brückner et al. (2002)</text:p>
          </table:table-cell>
          <table:table-cell table:style-name="ACE-10" office:value-type="string">
            <text:p>&lt;3</text:p>
          </table:table-cell>
          <table:table-cell table:style-name="ACE-10" office:value-type="string">
            <text:p>&lt;3</text:p>
          </table:table-cell>
          <table:table-cell table:style-name="ACE-10" office:value-type="float" office:value="10">
            <text:p>10</text:p>
          </table:table-cell>
          <table:table-cell table:style-name="ACE-10" office:value-type="float" office:value="73">
            <text:p>73</text:p>
          </table:table-cell>
          <table:table-cell table:number-columns-repeated="250" table:style-name="ACE-10"/>
        </table:table-row>
        <table:table-row table:style-name="AROW-1">
          <table:table-cell table:style-name="ACE-10" office:value-type="string">
            <text:p>Lady Franklin Fjord, Nordaustlandet</text:p>
          </table:table-cell>
          <table:table-cell table:style-name="ACE-10" office:value-type="string">
            <text:p>Blake (1961a)</text:p>
          </table:table-cell>
          <table:table-cell table:style-name="ACE-10" office:value-type="float" office:value="5">
            <text:p>5</text:p>
          </table:table-cell>
          <table:table-cell table:style-name="ACE-10" office:value-type="float" office:value="10">
            <text:p>10</text:p>
          </table:table-cell>
          <table:table-cell table:style-name="ACE-10" office:value-type="float" office:value="30">
            <text:p>30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0.20000000000000001">
            <text:p>0.2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0.56000000000000005">
            <text:p>0.56</text:p>
          </table:table-cell>
          <table:table-cell table:style-name="ACE-10" office:value-type="float" office:value="5.5">
            <text:p>5.5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Phippsøya, Sjøyane</text:p>
          </table:table-cell>
          <table:table-cell table:style-name="ACE-10" office:value-type="string">
            <text:p>Forman and Ingólfsson (2000)</text:p>
          </table:table-cell>
          <table:table-cell table:style-name="ACE-10" office:value-type="string">
            <text:p>&lt;3</text:p>
          </table:table-cell>
          <table:table-cell table:style-name="ACE-10" office:value-type="string">
            <text:p>&lt;5</text:p>
          </table:table-cell>
          <table:table-cell table:style-name="ACE-10" office:value-type="string">
            <text:p>&lt;5</text:p>
          </table:table-cell>
          <table:table-cell table:style-name="ACE-10" office:value-type="float" office:value="22">
            <text:p>22</text:p>
          </table:table-cell>
          <table:table-cell table:number-columns-repeated="250" table:style-name="ACE-10"/>
        </table:table-row>
        <table:table-row table:style-name="AROW-1">
          <table:table-cell table:style-name="ACE-10" office:value-type="string">
            <text:p>Storøya Island</text:p>
          </table:table-cell>
          <table:table-cell table:style-name="ACE-10" office:value-type="string">
            <text:p>Jonsson (1983)</text:p>
          </table:table-cell>
          <table:table-cell table:style-name="ACE-10" office:value-type="float" office:value="17">
            <text:p>17</text:p>
          </table:table-cell>
          <table:table-cell table:style-name="ACE-10" office:value-type="float" office:value="26">
            <text:p>26</text:p>
          </table:table-cell>
          <table:table-cell table:style-name="ACE-10" office:value-type="float" office:value="42">
            <text:p>42</text:p>
          </table:table-cell>
          <table:table-cell table:style-name="ACE-10" office:value-type="float" office:value="66">
            <text:p>66</text:p>
          </table:table-cell>
          <table:table-cell table:style-name="ACE-10" office:value-type="float" office:value="0.69999999999999996">
            <text:p>0.7</text:p>
          </table:table-cell>
          <table:table-cell table:style-name="ACE-10" office:value-type="float" office:value="1.6000000000000001">
            <text:p>1.6</text:p>
          </table:table-cell>
          <table:table-cell table:style-name="ACE-10" office:value-type="float" office:value="1800">
            <text:p>1800</text:p>
          </table:table-cell>
          <table:table-cell table:style-name="ACE-10" office:value-type="float" office:value="0.98999999999999999">
            <text:p>0.99</text:p>
          </table:table-cell>
          <table:table-cell table:style-name="ACE-10" office:value-type="float" office:value="3.7999999999999998">
            <text:p>3.8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Svartknausflya, Nordaustlandet</text:p>
          </table:table-cell>
          <table:table-cell table:style-name="ACE-10" office:value-type="string">
            <text:p>Salvigsen (1978)</text:p>
          </table:table-cell>
          <table:table-cell table:style-name="ACE-10" office:value-type="float" office:value="20">
            <text:p>20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55">
            <text:p>55</text:p>
          </table:table-cell>
          <table:table-cell table:style-name="ACE-10" office:value-type="float" office:value="70">
            <text:p>70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1.8">
            <text:p>1.8</text:p>
          </table:table-cell>
          <table:table-cell table:style-name="ACE-10" office:value-type="float" office:value="1800">
            <text:p>1800</text:p>
          </table:table-cell>
          <table:table-cell table:style-name="ACE-10" office:value-type="float" office:value="0.98999999999999999">
            <text:p>0.99</text:p>
          </table:table-cell>
          <table:table-cell table:style-name="ACE-10" office:value-type="float" office:value="3.7999999999999998">
            <text:p>3.8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Kongsøya</text:p>
          </table:table-cell>
          <table:table-cell table:style-name="ACE-10" office:value-type="string">
            <text:p>Salvigsen (1981)</text:p>
          </table:table-cell>
          <table:table-cell table:style-name="ACE-10" office:value-type="float" office:value="31">
            <text:p>31</text:p>
          </table:table-cell>
          <table:table-cell table:style-name="ACE-10" office:value-type="float" office:value="45">
            <text:p>45</text:p>
          </table:table-cell>
          <table:table-cell table:style-name="ACE-10" office:value-type="float" office:value="69">
            <text:p>69</text:p>
          </table:table-cell>
          <table:table-cell table:style-name="ACE-10" office:value-type="float" office:value="100">
            <text:p>100</text:p>
          </table:table-cell>
          <table:table-cell table:style-name="ACE-10" office:value-type="float" office:value="1.6000000000000001">
            <text:p>1.6</text:p>
          </table:table-cell>
          <table:table-cell table:style-name="ACE-10" office:value-type="float" office:value="5.5">
            <text:p>5.5</text:p>
          </table:table-cell>
          <table:table-cell table:style-name="ACE-10" office:value-type="float" office:value="2300">
            <text:p>2300</text:p>
          </table:table-cell>
          <table:table-cell table:style-name="ACE-10" office:value-type="float" office:value="0.96999999999999997">
            <text:p>0.97</text:p>
          </table:table-cell>
          <table:table-cell table:style-name="ACE-10" office:value-type="float" office:value="3">
            <text:p>3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Kapp Ziehen, Barentsøya</text:p>
          </table:table-cell>
          <table:table-cell table:style-name="ACE-10" office:value-type="string">
            <text:p>Bondevik et al. (1995)</text:p>
          </table:table-cell>
          <table:table-cell table:style-name="ACE-10" office:value-type="float" office:value="20">
            <text:p>20</text:p>
          </table:table-cell>
          <table:table-cell table:style-name="ACE-10" office:value-type="float" office:value="37">
            <text:p>37</text:p>
          </table:table-cell>
          <table:table-cell table:style-name="ACE-10" office:value-type="float" office:value="62">
            <text:p>62</text:p>
          </table:table-cell>
          <table:table-cell table:style-name="ACE-10" office:value-type="float" office:value="88.5">
            <text:p>88.5</text:p>
          </table:table-cell>
          <table:table-cell table:style-name="ACE-10" office:value-type="float" office:value="1.2">
            <text:p>1.2</text:p>
          </table:table-cell>
          <table:table-cell table:style-name="ACE-10" office:value-type="float" office:value="3.3999999999999999">
            <text:p>3.4</text:p>
          </table:table-cell>
          <table:table-cell table:style-name="ACE-10" office:value-type="float" office:value="2100">
            <text:p>2100</text:p>
          </table:table-cell>
          <table:table-cell table:style-name="ACE-10" office:value-type="float" office:value="0.98999999999999999">
            <text:p>0.99</text:p>
          </table:table-cell>
          <table:table-cell table:style-name="ACE-10" office:value-type="float" office:value="3.2999999999999998">
            <text:p>3.3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Humla, Edgeøya</text:p>
          </table:table-cell>
          <table:table-cell table:style-name="ACE-10" office:value-type="string">
            <text:p>Bondevik et al. (1995)</text:p>
          </table:table-cell>
          <table:table-cell table:style-name="ACE-10" office:value-type="float" office:value="22">
            <text:p>22</text:p>
          </table:table-cell>
          <table:table-cell table:style-name="ACE-10" office:value-type="float" office:value="37">
            <text:p>37</text:p>
          </table:table-cell>
          <table:table-cell table:style-name="ACE-10" office:value-type="float" office:value="59">
            <text:p>59</text:p>
          </table:table-cell>
          <table:table-cell table:style-name="ACE-10" office:value-type="float" office:value="86.799999999999997">
            <text:p>86.8</text:p>
          </table:table-cell>
          <table:table-cell table:style-name="ACE-10" office:value-type="float" office:value="1.2">
            <text:p>1.2</text:p>
          </table:table-cell>
          <table:table-cell table:style-name="ACE-10" office:value-type="float" office:value="3.3999999999999999">
            <text:p>3.4</text:p>
          </table:table-cell>
          <table:table-cell table:style-name="ACE-10" office:value-type="float" office:value="2100">
            <text:p>2100</text:p>
          </table:table-cell>
          <table:table-cell table:style-name="ACE-10" office:value-type="float" office:value="0.98999999999999999">
            <text:p>0.99</text:p>
          </table:table-cell>
          <table:table-cell table:style-name="ACE-10" office:value-type="float" office:value="3.2999999999999998">
            <text:p>3.3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Diskobukta, Edgeøya</text:p>
          </table:table-cell>
          <table:table-cell table:style-name="ACE-10" office:value-type="string">
            <text:p>Bondevik et al. (1995)</text:p>
          </table:table-cell>
          <table:table-cell table:style-name="ACE-10" office:value-type="float" office:value="20">
            <text:p>20</text:p>
          </table:table-cell>
          <table:table-cell table:style-name="ACE-10" office:value-type="float" office:value="35">
            <text:p>35</text:p>
          </table:table-cell>
          <table:table-cell table:style-name="ACE-10" office:value-type="float" office:value="56">
            <text:p>56</text:p>
          </table:table-cell>
          <table:table-cell table:style-name="ACE-10" office:value-type="float" office:value="85.099999999999994">
            <text:p>85.1</text:p>
          </table:table-cell>
          <table:table-cell table:style-name="ACE-10" office:value-type="float" office:value="1.1000000000000001">
            <text:p>1.1</text:p>
          </table:table-cell>
          <table:table-cell table:style-name="ACE-10" office:value-type="float" office:value="3.2000000000000002">
            <text:p>3.2</text:p>
          </table:table-cell>
          <table:table-cell table:style-name="ACE-10" office:value-type="float" office:value="2000">
            <text:p>2000</text:p>
          </table:table-cell>
          <table:table-cell table:style-name="ACE-10" office:value-type="float" office:value="0.98999999999999999">
            <text:p>0.99</text:p>
          </table:table-cell>
          <table:table-cell table:style-name="ACE-10" office:value-type="float" office:value="3.2000000000000002">
            <text:p>3.2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Southern Edgeøya</text:p>
          </table:table-cell>
          <table:table-cell table:style-name="ACE-10" office:value-type="string">
            <text:p>Bondevik et al. (1995)</text:p>
          </table:table-cell>
          <table:table-cell table:style-name="ACE-10" office:value-type="float" office:value="23">
            <text:p>23</text:p>
          </table:table-cell>
          <table:table-cell table:style-name="ACE-10" office:value-type="float" office:value="35">
            <text:p>35</text:p>
          </table:table-cell>
          <table:table-cell table:style-name="ACE-10" office:value-type="float" office:value="53">
            <text:p>53</text:p>
          </table:table-cell>
          <table:table-cell table:style-name="ACE-10" office:value-type="string">
            <text:p>85–90</text:p>
          </table:table-cell>
          <table:table-cell table:style-name="ACE-10" office:value-type="float" office:value="1.1000000000000001">
            <text:p>1.1</text:p>
          </table:table-cell>
          <table:table-cell table:style-name="ACE-10" office:value-type="float" office:value="3.2000000000000002">
            <text:p>3.2</text:p>
          </table:table-cell>
          <table:table-cell table:style-name="ACE-10" office:value-type="float" office:value="2100">
            <text:p>2100</text:p>
          </table:table-cell>
          <table:table-cell table:style-name="ACE-10" office:value-type="float" office:value="0.98999999999999999">
            <text:p>0.99</text:p>
          </table:table-cell>
          <table:table-cell table:style-name="ACE-10" office:value-type="float" office:value="3.2999999999999998">
            <text:p>3.3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Agardbukta</text:p>
          </table:table-cell>
          <table:table-cell table:style-name="ACE-10" office:value-type="string">
            <text:p>Salvigsen and Mangerud (1991)</text:p>
          </table:table-cell>
          <table:table-cell table:style-name="ACE-10" office:value-type="float" office:value="17">
            <text:p>17</text:p>
          </table:table-cell>
          <table:table-cell table:style-name="ACE-10" office:value-type="float" office:value="25">
            <text:p>25</text:p>
          </table:table-cell>
          <table:table-cell table:style-name="ACE-10" office:value-type="float" office:value="38">
            <text:p>38</text:p>
          </table:table-cell>
          <table:table-cell table:style-name="ACE-10" office:value-type="float" office:value="50">
            <text:p>50</text:p>
          </table:table-cell>
          <table:table-cell table:style-name="ACE-10" office:value-type="float" office:value="0.69999999999999996">
            <text:p>0.7</text:p>
          </table:table-cell>
          <table:table-cell table:style-name="ACE-10" office:value-type="float" office:value="1.7">
            <text:p>1.7</text:p>
          </table:table-cell>
          <table:table-cell table:style-name="ACE-10" office:value-type="float" office:value="1900">
            <text:p>1900</text:p>
          </table:table-cell>
          <table:table-cell table:style-name="ACE-10" office:value-type="float" office:value="0.96999999999999997">
            <text:p>0.97</text:p>
          </table:table-cell>
          <table:table-cell table:style-name="ACE-10" office:value-type="float" office:value="3.6000000000000001">
            <text:p>3.6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Hopen Island</text:p>
          </table:table-cell>
          <table:table-cell table:style-name="ACE-10" office:value-type="string">
            <text:p>Hoppe et al. (1969)</text:p>
          </table:table-cell>
          <table:table-cell table:style-name="ACE-10" office:value-type="float" office:value="23">
            <text:p>23</text:p>
          </table:table-cell>
          <table:table-cell table:style-name="ACE-10" office:value-type="float" office:value="35">
            <text:p>35</text:p>
          </table:table-cell>
          <table:table-cell table:style-name="ACE-10" office:value-type="float" office:value="48">
            <text:p>48</text:p>
          </table:table-cell>
          <table:table-cell table:style-name="ACE-10" office:value-type="float" office:value="60">
            <text:p>60</text:p>
          </table:table-cell>
          <table:table-cell table:style-name="ACE-10" office:value-type="float" office:value="1.3">
            <text:p>1.3</text:p>
          </table:table-cell>
          <table:table-cell table:style-name="ACE-10" office:value-type="float" office:value="4">
            <text:p>4</text:p>
          </table:table-cell>
          <table:table-cell table:style-name="ACE-10" office:value-type="float" office:value="2300">
            <text:p>2300</text:p>
          </table:table-cell>
          <table:table-cell table:style-name="ACE-10" office:value-type="float" office:value="0.97999999999999998">
            <text:p>0.98</text:p>
          </table:table-cell>
          <table:table-cell table:style-name="ACE-10" office:value-type="float" office:value="3">
            <text:p>3</text:p>
          </table:table-cell>
          <table:table-cell table:number-columns-repeated="245" table:style-name="ACE-10"/>
        </table:table-row>
        <table:table-row table:style-name="AROW-1">
          <table:table-cell table:number-columns-repeated="256"/>
        </table:table-row>
        <table:table-row table:style-name="AROW-1">
          <table:table-cell table:style-name="ACE-10" office:value-type="string">
            <text:p>Mean</text:p>
          </table:table-cell>
          <table:table-cell table:number-columns-repeated="5" table:style-name="ACE-10"/>
          <table:table-cell table:style-name="ACE-10" office:value-type="string">
            <text:p>1.1±0.3</text:p>
          </table:table-cell>
          <table:table-cell table:style-name="ACE-10" office:value-type="string">
            <text:p>2.9±1.5</text:p>
          </table:table-cell>
          <table:table-cell table:style-name="ACE-10" office:value-type="string">
            <text:p>2000±300</text:p>
          </table:table-cell>
          <table:table-cell table:number-columns-repeated="247" table:style-name="ACE-10"/>
        </table:table-row>
        <table:table-row table:style-name="AROW-1">
          <table:table-cell table:number-columns-repeated="256"/>
        </table:table-row>
        <table:table-row table:style-name="AROW-1">
          <table:table-cell table:style-name="ACE-10" office:value-type="string">
            <text:p>Novaya Zemlya, Russia</text:p>
          </table:table-cell>
          <table:table-cell table:number-columns-repeated="255" table:style-name="ACE-10"/>
        </table:table-row>
        <table:table-row table:style-name="AROW-1">
          <table:table-cell table:style-name="ACE-10" office:value-type="string">
            <text:p>Cape Spory Navolok</text:p>
          </table:table-cell>
          <table:table-cell table:style-name="ACE-10" office:value-type="string">
            <text:p>Zeeberg et al. (2001)</text:p>
          </table:table-cell>
          <table:table-cell table:style-name="ACE-10" office:value-type="float" office:value="10">
            <text:p>10</text:p>
          </table:table-cell>
          <table:table-cell table:number-columns-repeated="2" table:style-name="ACE-10"/>
          <table:table-cell table:style-name="ACE-10" office:value-type="float" office:value="12">
            <text:p>12</text:p>
          </table:table-cell>
          <table:table-cell table:style-name="ACE-10" office:value-type="float" office:value="0.59999999999999998">
            <text:p>0.6</text:p>
          </table:table-cell>
          <table:table-cell table:style-name="ACE-10" office:value-type="float" office:value="1.6000000000000001">
            <text:p>1.6</text:p>
          </table:table-cell>
          <table:table-cell table:style-name="ACE-10" office:value-type="float" office:value="2300">
            <text:p>2300</text:p>
          </table:table-cell>
          <table:table-cell table:style-name="ACE-10" office:value-type="float" office:value="0.98999999999999999">
            <text:p>0.99</text:p>
          </table:table-cell>
          <table:table-cell table:style-name="ACE-10" office:value-type="float" office:value="3.3999999999999999">
            <text:p>3.4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Cape Bismarck</text:p>
          </table:table-cell>
          <table:table-cell table:style-name="ACE-10" office:value-type="string">
            <text:p>Zeeberg et al. (2001)</text:p>
          </table:table-cell>
          <table:table-cell table:style-name="ACE-10" office:value-type="float" office:value="10">
            <text:p>10</text:p>
          </table:table-cell>
          <table:table-cell table:number-columns-repeated="2" table:style-name="ACE-10"/>
          <table:table-cell table:style-name="ACE-10" office:value-type="float" office:value="13">
            <text:p>13</text:p>
          </table:table-cell>
          <table:table-cell table:style-name="ACE-10" office:value-type="float" office:value="1.7">
            <text:p>1.7</text:p>
          </table:table-cell>
          <table:table-cell table:style-name="ACE-10" office:value-type="float" office:value="4.4000000000000004">
            <text:p>4.4</text:p>
          </table:table-cell>
          <table:table-cell table:style-name="ACE-10" office:value-type="float" office:value="3500">
            <text:p>3500</text:p>
          </table:table-cell>
          <table:table-cell table:style-name="ACE-10" office:value-type="float" office:value="0.78000000000000003">
            <text:p>0.78</text:p>
          </table:table-cell>
          <table:table-cell table:style-name="ACE-10" office:value-type="float" office:value="1.8">
            <text:p>1.8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Cape Zhelaniya</text:p>
          </table:table-cell>
          <table:table-cell table:style-name="ACE-10" office:value-type="string">
            <text:p>Zeeberg et al. (2001)</text:p>
          </table:table-cell>
          <table:table-cell table:style-name="ACE-10" office:value-type="float" office:value="9">
            <text:p>9</text:p>
          </table:table-cell>
          <table:table-cell table:number-columns-repeated="2" table:style-name="ACE-10"/>
          <table:table-cell table:style-name="ACE-10" office:value-type="float" office:value="11">
            <text:p>11</text:p>
          </table:table-cell>
          <table:table-cell table:style-name="ACE-10" office:value-type="float" office:value="0.5">
            <text:p>0.5</text:p>
          </table:table-cell>
          <table:table-cell table:style-name="ACE-10" office:value-type="float" office:value="1.6000000000000001">
            <text:p>1.6</text:p>
          </table:table-cell>
          <table:table-cell table:style-name="ACE-10" office:value-type="float" office:value="2300">
            <text:p>2300</text:p>
          </table:table-cell>
          <table:table-cell table:style-name="ACE-10" office:value-type="float" office:value="0.84999999999999998">
            <text:p>0.85</text:p>
          </table:table-cell>
          <table:table-cell table:style-name="ACE-10" office:value-type="float" office:value="3.1000000000000001">
            <text:p>3.1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Ivanov Bay</text:p>
          </table:table-cell>
          <table:table-cell table:style-name="ACE-10" office:value-type="string">
            <text:p>Zeeberg et al. (2001)</text:p>
          </table:table-cell>
          <table:table-cell table:style-name="ACE-10" office:value-type="float" office:value="9">
            <text:p>9</text:p>
          </table:table-cell>
          <table:table-cell table:number-columns-repeated="2" table:style-name="ACE-10"/>
          <table:table-cell table:style-name="ACE-10" office:value-type="float" office:value="13.5">
            <text:p>13.5</text:p>
          </table:table-cell>
          <table:table-cell table:style-name="ACE-10" office:value-type="float" office:value="0.69999999999999996">
            <text:p>0.7</text:p>
          </table:table-cell>
          <table:table-cell table:style-name="ACE-10" office:value-type="float" office:value="4">
            <text:p>4</text:p>
          </table:table-cell>
          <table:table-cell table:style-name="ACE-10" office:value-type="float" office:value="3500">
            <text:p>3500</text:p>
          </table:table-cell>
          <table:table-cell table:style-name="ACE-10" office:value-type="float" office:value="0.93999999999999995">
            <text:p>0.94</text:p>
          </table:table-cell>
          <table:table-cell table:style-name="ACE-10" office:value-type="float" office:value="1.7">
            <text:p>1.7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Russkaya Gavan</text:p>
          </table:table-cell>
          <table:table-cell table:style-name="ACE-10" office:value-type="string">
            <text:p>Zeeberg et al. (2001)</text:p>
          </table:table-cell>
          <table:table-cell table:style-name="ACE-10" office:value-type="float" office:value="9">
            <text:p>9</text:p>
          </table:table-cell>
          <table:table-cell table:number-columns-repeated="2" table:style-name="ACE-10"/>
          <table:table-cell table:style-name="ACE-10" office:value-type="float" office:value="12">
            <text:p>12</text:p>
          </table:table-cell>
          <table:table-cell table:style-name="ACE-10" office:value-type="float" office:value="0.5">
            <text:p>0.5</text:p>
          </table:table-cell>
          <table:table-cell table:style-name="ACE-10" office:value-type="float" office:value="1.8">
            <text:p>1.8</text:p>
          </table:table-cell>
          <table:table-cell table:style-name="ACE-10" office:value-type="float" office:value="3500">
            <text:p>3500</text:p>
          </table:table-cell>
          <table:table-cell table:style-name="ACE-10" office:value-type="float" office:value="0.94999999999999996">
            <text:p>0.95</text:p>
          </table:table-cell>
          <table:table-cell table:style-name="ACE-10" office:value-type="float" office:value="2.3999999999999999">
            <text:p>2.4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Cape Medvezhy</text:p>
          </table:table-cell>
          <table:table-cell table:style-name="ACE-10" office:value-type="string">
            <text:p>Zeeberg et al. (2001)</text:p>
          </table:table-cell>
          <table:table-cell table:style-name="ACE-10" office:value-type="float" office:value="11">
            <text:p>11</text:p>
          </table:table-cell>
          <table:table-cell table:number-columns-repeated="2" table:style-name="ACE-10"/>
          <table:table-cell table:style-name="ACE-10" office:value-type="float" office:value="12">
            <text:p>12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3.7000000000000002">
            <text:p>3.7</text:p>
          </table:table-cell>
          <table:table-cell table:style-name="ACE-10" office:value-type="float" office:value="3500">
            <text:p>3500</text:p>
          </table:table-cell>
          <table:table-cell table:style-name="ACE-10" office:value-type="float" office:value="0.96999999999999997">
            <text:p>0.97</text:p>
          </table:table-cell>
          <table:table-cell table:style-name="ACE-10" office:value-type="float" office:value="2.2000000000000002">
            <text:p>2.2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Velkitsky Bay</text:p>
          </table:table-cell>
          <table:table-cell table:style-name="ACE-10" office:value-type="string">
            <text:p>Forman et al (1999a), Forman et al (1999b)</text:p>
          </table:table-cell>
          <table:table-cell table:style-name="ACE-10" office:value-type="float" office:value="10">
            <text:p>10</text:p>
          </table:table-cell>
          <table:table-cell table:number-columns-repeated="2" table:style-name="ACE-10"/>
          <table:table-cell table:style-name="ACE-10" office:value-type="float" office:value="10">
            <text:p>10</text:p>
          </table:table-cell>
          <table:table-cell table:style-name="ACE-10" office:value-type="float" office:value="0.90000000000000002">
            <text:p>0.9</text:p>
          </table:table-cell>
          <table:table-cell table:style-name="ACE-10" office:value-type="float" office:value="4">
            <text:p>4</text:p>
          </table:table-cell>
          <table:table-cell table:style-name="ACE-10" office:value-type="float" office:value="3300">
            <text:p>3300</text:p>
          </table:table-cell>
          <table:table-cell table:style-name="ACE-10" office:value-type="float" office:value="0.98999999999999999">
            <text:p>0.99</text:p>
          </table:table-cell>
          <table:table-cell table:style-name="ACE-10" office:value-type="float" office:value="2.2999999999999998">
            <text:p>2.3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Nordenskiøld Bay</text:p>
          </table:table-cell>
          <table:table-cell table:style-name="ACE-10" office:value-type="string">
            <text:p>Forman et al (1999a), Forman et al (1999b)</text:p>
          </table:table-cell>
          <table:table-cell table:style-name="ACE-10" office:value-type="float" office:value="11">
            <text:p>11</text:p>
          </table:table-cell>
          <table:table-cell table:number-columns-repeated="2" table:style-name="ACE-10"/>
          <table:table-cell table:style-name="ACE-10" office:value-type="float" office:value="11">
            <text:p>11</text:p>
          </table:table-cell>
          <table:table-cell table:style-name="ACE-10" office:value-type="float" office:value="0.90000000000000002">
            <text:p>0.9</text:p>
          </table:table-cell>
          <table:table-cell table:style-name="ACE-10" office:value-type="float" office:value="2.5">
            <text:p>2.5</text:p>
          </table:table-cell>
          <table:table-cell table:style-name="ACE-10" office:value-type="float" office:value="2300">
            <text:p>2300</text:p>
          </table:table-cell>
          <table:table-cell table:style-name="ACE-10" office:value-type="float" office:value="0.83999999999999997">
            <text:p>0.84</text:p>
          </table:table-cell>
          <table:table-cell table:style-name="ACE-10" office:value-type="float" office:value="2.7999999999999998">
            <text:p>2.8</text:p>
          </table:table-cell>
          <table:table-cell table:number-columns-repeated="245" table:style-name="ACE-10"/>
        </table:table-row>
        <table:table-row table:style-name="AROW-1">
          <table:table-cell table:number-columns-repeated="256"/>
        </table:table-row>
        <table:table-row table:style-name="AROW-1">
          <table:table-cell table:style-name="ACE-10" office:value-type="string">
            <text:p>Mean</text:p>
          </table:table-cell>
          <table:table-cell table:number-columns-repeated="5" table:style-name="ACE-10"/>
          <table:table-cell table:style-name="ACE-10" office:value-type="string">
            <text:p>0.8±0.4</text:p>
          </table:table-cell>
          <table:table-cell table:style-name="ACE-10" office:value-type="string">
            <text:p>3.0±1.2</text:p>
          </table:table-cell>
          <table:table-cell table:style-name="ACE-10" office:value-type="string">
            <text:p>3000±600</text:p>
          </table:table-cell>
          <table:table-cell table:number-columns-repeated="247" table:style-name="ACE-10"/>
        </table:table-row>
        <table:table-row table:style-name="AROW-1">
          <table:table-cell table:number-columns-repeated="256"/>
        </table:table-row>
        <table:table-row table:style-name="AROW-1">
          <table:table-cell table:style-name="ACE-10" office:value-type="string">
            <text:p>Franz Josef Land, Russia</text:p>
          </table:table-cell>
          <table:table-cell table:number-columns-repeated="255" table:style-name="ACE-10"/>
        </table:table-row>
        <table:table-row table:style-name="AROW-1">
          <table:table-cell table:style-name="ACE-10" office:value-type="string">
            <text:p>Alexander Island</text:p>
          </table:table-cell>
          <table:table-cell table:style-name="ACE-10" office:value-type="string">
            <text:p>Glazovskiy et al. (1992)</text:p>
          </table:table-cell>
          <table:table-cell table:style-name="ACE-10" office:value-type="float" office:value="15">
            <text:p>15</text:p>
          </table:table-cell>
          <table:table-cell table:style-name="ACE-10" office:value-type="string">
            <text:p>&gt;21</text:p>
          </table:table-cell>
          <table:table-cell table:style-name="ACE-10"/>
          <table:table-cell table:style-name="ACE-10" office:value-type="float" office:value="24">
            <text:p>24</text:p>
          </table:table-cell>
          <table:table-cell table:style-name="ACE-10" office:value-type="float" office:value="0.90000000000000002">
            <text:p>0.9</text:p>
          </table:table-cell>
          <table:table-cell table:style-name="ACE-10" office:value-type="float" office:value="3.3999999999999999">
            <text:p>3.4</text:p>
          </table:table-cell>
          <table:table-cell table:style-name="ACE-10" office:value-type="float" office:value="2700">
            <text:p>2700</text:p>
          </table:table-cell>
          <table:table-cell table:style-name="ACE-10" office:value-type="float" office:value="0.93000000000000005">
            <text:p>0.93</text:p>
          </table:table-cell>
          <table:table-cell table:style-name="ACE-10" office:value-type="float" office:value="2.6000000000000001">
            <text:p>2.6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Southeast George Island</text:p>
          </table:table-cell>
          <table:table-cell table:style-name="ACE-10" office:value-type="string">
            <text:p>Forman et al. (1996)</text:p>
          </table:table-cell>
          <table:table-cell table:style-name="ACE-10" office:value-type="string">
            <text:p>&gt;20</text:p>
          </table:table-cell>
          <table:table-cell table:number-columns-repeated="2" table:style-name="ACE-10"/>
          <table:table-cell table:style-name="ACE-10" office:value-type="float" office:value="38">
            <text:p>38</text:p>
          </table:table-cell>
          <table:table-cell table:style-name="ACE-10" office:value-type="float" office:value="1.1000000000000001">
            <text:p>1.1</text:p>
          </table:table-cell>
          <table:table-cell table:style-name="ACE-10" office:value-type="float" office:value="3.2000000000000002">
            <text:p>3.2</text:p>
          </table:table-cell>
          <table:table-cell table:style-name="ACE-10" office:value-type="float" office:value="2000">
            <text:p>2000</text:p>
          </table:table-cell>
          <table:table-cell table:style-name="ACE-10" office:value-type="float" office:value="0.94999999999999996">
            <text:p>0.95</text:p>
          </table:table-cell>
          <table:table-cell table:style-name="ACE-10" office:value-type="float" office:value="3.3999999999999999">
            <text:p>3.4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Bell Island</text:p>
          </table:table-cell>
          <table:table-cell table:style-name="ACE-10" office:value-type="string">
            <text:p>Forman et al. (1996)</text:p>
          </table:table-cell>
          <table:table-cell table:style-name="ACE-10" office:value-type="float" office:value="20">
            <text:p>20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45">
            <text:p>45</text:p>
          </table:table-cell>
          <table:table-cell table:style-name="ACE-10" office:value-type="float" office:value="49">
            <text:p>49</text:p>
          </table:table-cell>
          <table:table-cell table:style-name="ACE-10" office:value-type="float" office:value="0.90000000000000002">
            <text:p>0.9</text:p>
          </table:table-cell>
          <table:table-cell table:style-name="ACE-10" office:value-type="float" office:value="2.8999999999999999">
            <text:p>2.9</text:p>
          </table:table-cell>
          <table:table-cell table:style-name="ACE-10" office:value-type="float" office:value="2200">
            <text:p>2200</text:p>
          </table:table-cell>
          <table:table-cell table:style-name="ACE-10" office:value-type="float" office:value="0.97999999999999998">
            <text:p>0.98</text:p>
          </table:table-cell>
          <table:table-cell table:style-name="ACE-10" office:value-type="float" office:value="3.2000000000000002">
            <text:p>3.2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Northbrook Island</text:p>
          </table:table-cell>
          <table:table-cell table:style-name="ACE-10" office:value-type="string">
            <text:p>Forman et al. (1996)</text:p>
          </table:table-cell>
          <table:table-cell table:style-name="ACE-10" office:value-type="float" office:value="22">
            <text:p>22</text:p>
          </table:table-cell>
          <table:table-cell table:style-name="ACE-10" office:value-type="float" office:value="32">
            <text:p>32</text:p>
          </table:table-cell>
          <table:table-cell table:style-name="ACE-10" office:value-type="float" office:value="34">
            <text:p>34</text:p>
          </table:table-cell>
          <table:table-cell table:style-name="ACE-10" office:value-type="float" office:value="43">
            <text:p>43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3.2000000000000002">
            <text:p>3.2</text:p>
          </table:table-cell>
          <table:table-cell table:style-name="ACE-10" office:value-type="float" office:value="2200">
            <text:p>2200</text:p>
          </table:table-cell>
          <table:table-cell table:style-name="ACE-10" office:value-type="float" office:value="0.92000000000000004">
            <text:p>0.92</text:p>
          </table:table-cell>
          <table:table-cell table:style-name="ACE-10" office:value-type="float" office:value="3.2000000000000002">
            <text:p>3.2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Etheridge Island</text:p>
          </table:table-cell>
          <table:table-cell table:style-name="ACE-10" office:value-type="string">
            <text:p>Forman et al. (1996)</text:p>
          </table:table-cell>
          <table:table-cell table:style-name="ACE-10" office:value-type="float" office:value="22">
            <text:p>22</text:p>
          </table:table-cell>
          <table:table-cell table:number-columns-repeated="2" table:style-name="ACE-10"/>
          <table:table-cell table:style-name="ACE-10" office:value-type="float" office:value="28">
            <text:p>28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2.7999999999999998">
            <text:p>2.8</text:p>
          </table:table-cell>
          <table:table-cell table:style-name="ACE-10" office:value-type="float" office:value="1900">
            <text:p>1900</text:p>
          </table:table-cell>
          <table:table-cell table:style-name="ACE-10" office:value-type="float" office:value="0.98999999999999999">
            <text:p>0.99</text:p>
          </table:table-cell>
          <table:table-cell table:style-name="ACE-10" office:value-type="float" office:value="3.6000000000000001">
            <text:p>3.6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Hooker/Scott Keltie Island</text:p>
          </table:table-cell>
          <table:table-cell table:style-name="ACE-10" office:value-type="string">
            <text:p>Forman et al. (1996)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28">
            <text:p>28</text:p>
          </table:table-cell>
          <table:table-cell table:style-name="ACE-10" office:value-type="float" office:value="30">
            <text:p>30</text:p>
          </table:table-cell>
          <table:table-cell table:style-name="ACE-10" office:value-type="float" office:value="38">
            <text:p>38</text:p>
          </table:table-cell>
          <table:table-cell table:style-name="ACE-10" office:value-type="float" office:value="0.69999999999999996">
            <text:p>0.7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2000">
            <text:p>2000</text:p>
          </table:table-cell>
          <table:table-cell table:style-name="ACE-10" office:value-type="float" office:value="0.93999999999999995">
            <text:p>0.94</text:p>
          </table:table-cell>
          <table:table-cell table:style-name="ACE-10" office:value-type="float" office:value="3.3999999999999999">
            <text:p>3.4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Hooker Island, Cape Dandy</text:p>
          </table:table-cell>
          <table:table-cell table:style-name="ACE-10" office:value-type="string">
            <text:p>Lubinski (1998)</text:p>
          </table:table-cell>
          <table:table-cell table:style-name="ACE-10" office:value-type="float" office:value="20">
            <text:p>20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32">
            <text:p>32</text:p>
          </table:table-cell>
          <table:table-cell table:style-name="ACE-10" office:value-type="string">
            <text:p>38–36</text:p>
          </table:table-cell>
          <table:table-cell table:style-name="ACE-10" office:value-type="float" office:value="0.69999999999999996">
            <text:p>0.7</text:p>
          </table:table-cell>
          <table:table-cell table:style-name="ACE-10" office:value-type="float" office:value="1.7">
            <text:p>1.7</text:p>
          </table:table-cell>
          <table:table-cell table:style-name="ACE-10" office:value-type="float" office:value="1500">
            <text:p>1500</text:p>
          </table:table-cell>
          <table:table-cell table:style-name="ACE-10" office:value-type="float" office:value="0.84999999999999998">
            <text:p>0.85</text:p>
          </table:table-cell>
          <table:table-cell table:style-name="ACE-10" office:value-type="float" office:value="4.7999999999999998">
            <text:p>4.8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Nansen and Koettlitz Islands</text:p>
          </table:table-cell>
          <table:table-cell table:style-name="ACE-10" office:value-type="string">
            <text:p>Forman et al. (1996)</text:p>
          </table:table-cell>
          <table:table-cell table:style-name="ACE-10" office:value-type="float" office:value="20">
            <text:p>20</text:p>
          </table:table-cell>
          <table:table-cell table:style-name="ACE-10" office:value-type="float" office:value="26">
            <text:p>26</text:p>
          </table:table-cell>
          <table:table-cell table:style-name="ACE-10" office:value-type="float" office:value="28">
            <text:p>28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4">
            <text:p>4</text:p>
          </table:table-cell>
          <table:table-cell table:style-name="ACE-10" office:value-type="float" office:value="2700">
            <text:p>2700</text:p>
          </table:table-cell>
          <table:table-cell table:style-name="ACE-10" office:value-type="float" office:value="0.98999999999999999">
            <text:p>0.99</text:p>
          </table:table-cell>
          <table:table-cell table:style-name="ACE-10" office:value-type="float" office:value="2.6000000000000001">
            <text:p>2.6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Leigh Smith Island</text:p>
          </table:table-cell>
          <table:table-cell table:style-name="ACE-10" office:value-type="string">
            <text:p>Forman et al. (1997)</text:p>
          </table:table-cell>
          <table:table-cell table:style-name="ACE-10" office:value-type="float" office:value="24">
            <text:p>24</text:p>
          </table:table-cell>
          <table:table-cell table:number-columns-repeated="2" table:style-name="ACE-10"/>
          <table:table-cell table:style-name="ACE-10" office:value-type="float" office:value="40">
            <text:p>40</text:p>
          </table:table-cell>
          <table:table-cell table:style-name="ACE-10" office:value-type="float" office:value="1.3999999999999999">
            <text:p>1.4</text:p>
          </table:table-cell>
          <table:table-cell table:style-name="ACE-10" office:value-type="float" office:value="5">
            <text:p>5</text:p>
          </table:table-cell>
          <table:table-cell table:style-name="ACE-10" office:value-type="float" office:value="2500">
            <text:p>2500</text:p>
          </table:table-cell>
          <table:table-cell table:style-name="ACE-10" office:value-type="float" office:value="0.89000000000000001">
            <text:p>0.89</text:p>
          </table:table-cell>
          <table:table-cell table:style-name="ACE-10" office:value-type="float" office:value="2.7999999999999998">
            <text:p>2.8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Brady Island</text:p>
          </table:table-cell>
          <table:table-cell table:style-name="ACE-10" office:value-type="string">
            <text:p>Forman et al. (1997)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24">
            <text:p>24</text:p>
          </table:table-cell>
          <table:table-cell table:style-name="ACE-10" office:value-type="float" office:value="31">
            <text:p>31</text:p>
          </table:table-cell>
          <table:table-cell table:style-name="ACE-10" office:value-type="float" office:value="34">
            <text:p>34</text:p>
          </table:table-cell>
          <table:table-cell table:style-name="ACE-10" office:value-type="float" office:value="0.69999999999999996">
            <text:p>0.7</text:p>
          </table:table-cell>
          <table:table-cell table:style-name="ACE-10" office:value-type="float" office:value="2.1000000000000001">
            <text:p>2.1</text:p>
          </table:table-cell>
          <table:table-cell table:style-name="ACE-10" office:value-type="float" office:value="2000">
            <text:p>2000</text:p>
          </table:table-cell>
          <table:table-cell table:style-name="ACE-10" office:value-type="float" office:value="0.97999999999999998">
            <text:p>0.98</text:p>
          </table:table-cell>
          <table:table-cell table:style-name="ACE-10" office:value-type="float" office:value="3.3999999999999999">
            <text:p>3.4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Heiss/Fersman/Newcombe Islands</text:p>
          </table:table-cell>
          <table:table-cell table:style-name="ACE-10" office:value-type="string">
            <text:p>Forman et al. (1997)</text:p>
          </table:table-cell>
          <table:table-cell table:style-name="ACE-10" office:value-type="float" office:value="16">
            <text:p>16</text:p>
          </table:table-cell>
          <table:table-cell table:number-columns-repeated="2" table:style-name="ACE-10"/>
          <table:table-cell table:style-name="ACE-10" office:value-type="float" office:value="21">
            <text:p>21</text:p>
          </table:table-cell>
          <table:table-cell table:style-name="ACE-10" office:value-type="float" office:value="4.2000000000000002">
            <text:p>4.2</text:p>
          </table:table-cell>
          <table:table-cell table:style-name="ACE-10" office:value-type="float" office:value="7.5999999999999996">
            <text:p>7.6</text:p>
          </table:table-cell>
          <table:table-cell table:style-name="ACE-10" office:value-type="float" office:value="1300">
            <text:p>1300</text:p>
          </table:table-cell>
          <table:table-cell table:style-name="ACE-10" office:value-type="float" office:value="0.94999999999999996">
            <text:p>0.95</text:p>
          </table:table-cell>
          <table:table-cell table:style-name="ACE-10" office:value-type="float" office:value="5.5">
            <text:p>5.5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Hall Island</text:p>
          </table:table-cell>
          <table:table-cell table:style-name="ACE-10" office:value-type="string">
            <text:p>Forman et al. (1997)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27">
            <text:p>27</text:p>
          </table:table-cell>
          <table:table-cell table:style-name="ACE-10" office:value-type="float" office:value="31">
            <text:p>31</text:p>
          </table:table-cell>
          <table:table-cell table:style-name="ACE-10" office:value-type="float" office:value="32">
            <text:p>32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2.6000000000000001">
            <text:p>2.6</text:p>
          </table:table-cell>
          <table:table-cell table:style-name="ACE-10" office:value-type="float" office:value="2200">
            <text:p>2200</text:p>
          </table:table-cell>
          <table:table-cell table:style-name="ACE-10" office:value-type="float" office:value="0.96999999999999997">
            <text:p>0.97</text:p>
          </table:table-cell>
          <table:table-cell table:style-name="ACE-10" office:value-type="float" office:value="3.2000000000000002">
            <text:p>3.2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Wilzchek Island</text:p>
          </table:table-cell>
          <table:table-cell table:style-name="ACE-10" office:value-type="string">
            <text:p>Forman et al. (1997)</text:p>
          </table:table-cell>
          <table:table-cell table:style-name="ACE-10" office:value-type="float" office:value="16">
            <text:p>16</text:p>
          </table:table-cell>
          <table:table-cell table:number-columns-repeated="2" table:style-name="ACE-10"/>
          <table:table-cell table:style-name="ACE-10" office:value-type="float" office:value="26">
            <text:p>26</text:p>
          </table:table-cell>
          <table:table-cell table:style-name="ACE-10" office:value-type="float" office:value="0.90000000000000002">
            <text:p>0.9</text:p>
          </table:table-cell>
          <table:table-cell table:style-name="ACE-10" office:value-type="float" office:value="3.5">
            <text:p>3.5</text:p>
          </table:table-cell>
          <table:table-cell table:style-name="ACE-10" office:value-type="float" office:value="2600">
            <text:p>2600</text:p>
          </table:table-cell>
          <table:table-cell table:style-name="ACE-10" office:value-type="float" office:value="0.95999999999999996">
            <text:p>0.96</text:p>
          </table:table-cell>
          <table:table-cell table:style-name="ACE-10" office:value-type="float" office:value="2.7000000000000002">
            <text:p>2.7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Koldewey Island</text:p>
          </table:table-cell>
          <table:table-cell table:style-name="ACE-10" office:value-type="string">
            <text:p>Forman et al. (1997)</text:p>
          </table:table-cell>
          <table:table-cell table:style-name="ACE-10" office:value-type="float" office:value="17">
            <text:p>17</text:p>
          </table:table-cell>
          <table:table-cell table:style-name="ACE-10" office:value-type="float" office:value="23">
            <text:p>23</text:p>
          </table:table-cell>
          <table:table-cell table:style-name="ACE-10"/>
          <table:table-cell table:style-name="ACE-10" office:value-type="float" office:value="24">
            <text:p>24</text:p>
          </table:table-cell>
          <table:table-cell table:style-name="ACE-10" office:value-type="float" office:value="0.69999999999999996">
            <text:p>0.7</text:p>
          </table:table-cell>
          <table:table-cell table:style-name="ACE-10" office:value-type="float" office:value="1.8999999999999999">
            <text:p>1.9</text:p>
          </table:table-cell>
          <table:table-cell table:style-name="ACE-10" office:value-type="float" office:value="1900">
            <text:p>1900</text:p>
          </table:table-cell>
          <table:table-cell table:style-name="ACE-10" office:value-type="float" office:value="0.96999999999999997">
            <text:p>0.97</text:p>
          </table:table-cell>
          <table:table-cell table:style-name="ACE-10" office:value-type="float" office:value="3.6000000000000001">
            <text:p>3.6</text:p>
          </table:table-cell>
          <table:table-cell table:number-columns-repeated="245" table:style-name="ACE-10"/>
        </table:table-row>
        <table:table-row table:style-name="AROW-1">
          <table:table-cell table:style-name="ACE-10" office:value-type="string">
            <text:p>Klagenfurt Island</text:p>
          </table:table-cell>
          <table:table-cell table:style-name="ACE-10" office:value-type="string">
            <text:p>Forman et al. (1997)</text:p>
          </table:table-cell>
          <table:table-cell table:style-name="ACE-10" office:value-type="float" office:value="17">
            <text:p>17</text:p>
          </table:table-cell>
          <table:table-cell table:number-columns-repeated="2" table:style-name="ACE-10"/>
          <table:table-cell table:style-name="ACE-10" office:value-type="float" office:value="20">
            <text:p>20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2.2000000000000002">
            <text:p>2.2</text:p>
          </table:table-cell>
          <table:table-cell table:style-name="ACE-10" office:value-type="float" office:value="2000">
            <text:p>2000</text:p>
          </table:table-cell>
          <table:table-cell table:style-name="ACE-10" office:value-type="float" office:value="0.97999999999999998">
            <text:p>0.98</text:p>
          </table:table-cell>
          <table:table-cell table:style-name="ACE-10" office:value-type="float" office:value="3.5">
            <text:p>3.5</text:p>
          </table:table-cell>
          <table:table-cell table:number-columns-repeated="245" table:style-name="ACE-10"/>
        </table:table-row>
        <table:table-row table:style-name="AROW-1">
          <table:table-cell table:number-columns-repeated="256"/>
        </table:table-row>
        <table:table-row table:style-name="AROW-1">
          <table:table-cell table:style-name="ACE-10" office:value-type="string">
            <text:p>Mean</text:p>
          </table:table-cell>
          <table:table-cell table:number-columns-repeated="5" table:style-name="ACE-10"/>
          <table:table-cell table:style-name="ACE-10" office:value-type="string">
            <text:p>1.1±0.9</text:p>
          </table:table-cell>
          <table:table-cell table:style-name="ACE-10" office:value-type="string">
            <text:p>3.2±1.5</text:p>
          </table:table-cell>
          <table:table-cell table:style-name="ACE-10" office:value-type="string">
            <text:p>2100±400</text:p>
          </table:table-cell>
          <table:table-cell table:number-columns-repeated="247" table:style-name="ACE-10"/>
        </table:table-row>
        <table:table-row table:style-name="AROW-0" table:number-rows-repeated="65472">
          <table:table-cell table:number-columns-repeated="256"/>
        </table:table-row>
        <table:named-expressions>
          <table:named-expression table:name="Sheet_Title" table:expression="of:=&quot;table_1&quot;" table:base-cell-address="$'table_1'.$A$1"/>
          <table:named-expression table:name="Print_Area" table:expression="of:=#REF!" table:base-cell-address="$'table_1'.$A$1"/>
        </table:named-expressions>
        <gnm:selections gnm:cursor-col="12" gnm:cursor-row="27">
          <gnm:selection gnm:start-col="12" gnm:start-row="27" gnm:end-col="12" gnm:end-row="27"/>
        </gnm:selections>
      </table:table>
      <table:table table:name="table_2" table:style-name="ta-3" table:print="true">
        <office:forms form:automatic-focus="false" form:apply-design-mode="false">
          <form:form/>
        </office:forms>
        <table:table-column table:default-cell-style-name="ACE-11" table:style-name="ACOL-10"/>
        <table:table-column table:default-cell-style-name="ACE-11" table:style-name="ACOL-0"/>
        <table:table-column table:default-cell-style-name="ACE-11" table:style-name="ACOL-11"/>
        <table:table-column table:default-cell-style-name="ACE-11" table:style-name="ACOL-0"/>
        <table:table-column table:default-cell-style-name="ACE-11" table:style-name="ACOL-12"/>
        <table:table-column table:default-cell-style-name="ACE-11" table:style-name="ACOL-0" table:number-columns-repeated="20"/>
        <table:table-column table:default-cell-style-name="ACE-11" table:style-name="ACOL-0" table:number-columns-repeated="231"/>
        <table:table-row table:style-name="AROW-1">
          <table:table-cell table:style-name="ACE-11" office:value-type="string">
            <text:p>Dated material</text:p>
          </table:table-cell>
          <table:table-cell table:style-name="ACE-11" office:value-type="string">
            <text:p>Shoreline altitude (m aht)</text:p>
          </table:table-cell>
          <table:table-cell table:style-name="ACE-11" office:value-type="string">
            <text:p>Laboratory 14C age or reservoir corrected age1 (yr BP)</text:p>
          </table:table-cell>
          <table:table-cell table:style-name="ACE-11" office:value-type="string">
            <text:p>δ13C</text:p>
          </table:table-cell>
          <table:table-cell table:style-name="ACE-11" office:value-type="string">
            <text:p>Laboratory number</text:p>
          </table:table-cell>
          <table:table-cell table:style-name="ACE-11" office:value-type="string">
            <text:p>Reference</text:p>
          </table:table-cell>
          <table:table-cell table:style-name="ACE-11"/>
          <table:table-cell table:style-name="ACE-11" office:value-type="string">
            <text:p>LAB_ID</text:p>
          </table:table-cell>
          <table:table-cell table:style-name="ACE-12" office:value-type="string">
            <text:p>Latitude</text:p>
          </table:table-cell>
          <table:table-cell table:style-name="ACE-12" office:value-type="string">
            <text:p>Longitude</text:p>
          </table:table-cell>
          <table:table-cell table:style-name="ACE-11" office:value-type="string">
            <text:p>age</text:p>
          </table:table-cell>
          <table:table-cell table:style-name="ACE-11" office:value-type="string">
            <text:p>error</text:p>
          </table:table-cell>
          <table:table-cell table:number-columns-repeated="2" table:style-name="ACE-11"/>
          <table:table-cell table:style-name="ACE-11" office:value-type="string">
            <text:p>Material</text:p>
          </table:table-cell>
          <table:table-cell table:style-name="ACE-11" office:value-type="string">
            <text:p>Curve</text:p>
          </table:table-cell>
          <table:table-cell table:style-name="ACE-11" office:value-type="string">
            <text:p>Reservoir_age</text:p>
          </table:table-cell>
          <table:table-cell table:style-name="ACE-11" office:value-type="string">
            <text:p>Reservoir_error</text:p>
          </table:table-cell>
          <table:table-cell table:style-name="ACE-11" office:value-type="string">
            <text:p>type</text:p>
          </table:table-cell>
          <table:table-cell table:style-name="ACE-11" office:value-type="string">
            <text:p>RSL</text:p>
          </table:table-cell>
          <table:table-cell table:style-name="ACE-11" office:value-type="string">
            <text:p>RSL_2sigma_upper</text:p>
          </table:table-cell>
          <table:table-cell table:style-name="ACE-11" office:value-type="string">
            <text:p>RSL_2sigma_lower</text:p>
          </table:table-cell>
          <table:table-cell table:style-name="ACE-11" office:value-type="string">
            <text:p>Reference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The marine reservoir correction for shell, whalebone, walrus bone and seaweed is 440 years (Mangerud and Gulliksen (1975); Olsson (1980)).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Blomsletta/Billefjorden, Spitsbergen: marine limit ∼90+m aht</text:p>
          </table:table-cell>
          <table:table-cell table:number-columns-repeated="22" table:style-name="ACE-11"/>
          <table:table-cell table:style-name="ACE-11" office:value-type="float" office:value="2">
            <text:p>2</text:p>
          </table:table-cell>
          <table:table-cell table:style-name="ACE-11" office:value-type="string">
            <text:p>These values for δ13C are assumed.</text:p>
          </table:table-cell>
          <table:table-cell table:number-columns-repeated="231" table:style-name="ACE-11"/>
        </table:table-row>
        <table:table-row table:style-name="AROW-1">
          <table:table-cell table:style-name="ACE-11" office:value-type="string">
            <text:p>Mytilus edulis valves</text:p>
          </table:table-cell>
          <table:table-cell table:style-name="ACE-11" office:value-type="float" office:value="5.7999999999999998">
            <text:p>5.8</text:p>
          </table:table-cell>
          <table:table-cell table:style-name="ACE-11" office:value-type="string">
            <text:p>3370±90</text:p>
          </table:table-cell>
          <table:table-cell table:style-name="ACE-11"/>
          <table:table-cell table:style-name="ACE-11" office:value-type="string">
            <text:p>U-126</text:p>
          </table:table-cell>
          <table:table-cell table:style-name="ACE-11" office:value-type="string">
            <text:p>Feyling-Hansen and Olsson (1959) and Olsson (1960)</text:p>
          </table:table-cell>
          <table:table-cell table:style-name="ACE-11"/>
          <table:table-cell table:style-name="ACE-11" table:formula="of:=IF([.K3];[.E3];&quot;&quot;)" office:value-type="string" office:string-value="U-126">
            <text:p>U-126</text:p>
          </table:table-cell>
          <table:table-cell table:number-columns-repeated="2" table:style-name="ACE-11"/>
          <table:table-cell table:style-name="ACE-11" office:value-type="float" office:value="3370">
            <text:p>3370</text:p>
          </table:table-cell>
          <table:table-cell table:style-name="ACE-11" office:value-type="float" office:value="90">
            <text:p>90</text:p>
          </table:table-cell>
          <table:table-cell table:style-name="ACE-11" table:formula="of:=[.K3]+440" office:value-type="float" office:value="3810">
            <text:p>3810</text:p>
          </table:table-cell>
          <table:table-cell table:style-name="ACE-11" table:formula="of:=[.L3]" office:value-type="float" office:value="90">
            <text:p>90</text:p>
          </table:table-cell>
          <table:table-cell table:style-name="ACE-11" table:formula="of:=IF([.K3];[.A3];&quot;&quot;)" office:value-type="string" office:string-value="Mytilus edulis valves">
            <text:p>Mytilus edulis valve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];[.B3]-1;&quot;&quot;)" office:value-type="float" office:value="4.7999999999999998">
            <text:p>4.8</text:p>
          </table:table-cell>
          <table:table-cell table:style-name="ACE-11" table:formula="of:=IF([.K3];2;&quot;&quot;)" office:value-type="float" office:value="2">
            <text:p>2</text:p>
          </table:table-cell>
          <table:table-cell table:style-name="ACE-11" table:formula="of:=IF([.K3];2;&quot;&quot;)" office:value-type="float" office:value="2">
            <text:p>2</text:p>
          </table:table-cell>
          <table:table-cell table:style-name="ACE-11" table:formula="of:=IF([.K3];[.F3];&quot;&quot;)" office:value-type="string" office:string-value="Feyling-Hansen and Olsson (1959) and Olsson (1960)">
            <text:p>Feyling-Hansen and Olsson (1959) and Olsson (196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ollusc fragments</text:p>
          </table:table-cell>
          <table:table-cell table:style-name="ACE-11" office:value-type="float" office:value="8">
            <text:p>8</text:p>
          </table:table-cell>
          <table:table-cell table:style-name="ACE-11" office:value-type="string">
            <text:p>5630±65</text:p>
          </table:table-cell>
          <table:table-cell table:style-name="ACE-11"/>
          <table:table-cell table:style-name="ACE-11" office:value-type="string">
            <text:p>SI-4307</text:p>
          </table:table-cell>
          <table:table-cell table:style-name="ACE-11" office:value-type="string">
            <text:p>Péwé et al. (1982)</text:p>
          </table:table-cell>
          <table:table-cell table:style-name="ACE-11"/>
          <table:table-cell table:style-name="ACE-11" table:formula="of:=IF([.K4];[.E4];&quot;&quot;)" office:value-type="string" office:string-value="SI-4307">
            <text:p>SI-4307</text:p>
          </table:table-cell>
          <table:table-cell table:number-columns-repeated="2" table:style-name="ACE-11"/>
          <table:table-cell table:style-name="ACE-11" office:value-type="float" office:value="5630">
            <text:p>5630</text:p>
          </table:table-cell>
          <table:table-cell table:style-name="ACE-11" office:value-type="float" office:value="65">
            <text:p>65</text:p>
          </table:table-cell>
          <table:table-cell table:style-name="ACE-11" table:formula="of:=[.K4]+440" office:value-type="float" office:value="6070">
            <text:p>6070</text:p>
          </table:table-cell>
          <table:table-cell table:style-name="ACE-11" table:formula="of:=[.L4]" office:value-type="float" office:value="65">
            <text:p>65</text:p>
          </table:table-cell>
          <table:table-cell table:style-name="ACE-11" table:formula="of:=IF([.K4];[.A4];&quot;&quot;)" office:value-type="string" office:string-value="Mollusc fragments">
            <text:p>Mollusc fragment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4];[.B4]-1;&quot;&quot;)" office:value-type="float" office:value="7">
            <text:p>7</text:p>
          </table:table-cell>
          <table:table-cell table:style-name="ACE-11" table:formula="of:=IF([.K4];2;&quot;&quot;)" office:value-type="float" office:value="2">
            <text:p>2</text:p>
          </table:table-cell>
          <table:table-cell table:style-name="ACE-11" table:formula="of:=IF([.K4];2;&quot;&quot;)" office:value-type="float" office:value="2">
            <text:p>2</text:p>
          </table:table-cell>
          <table:table-cell table:style-name="ACE-11" table:formula="of:=IF([.K4];[.F4];&quot;&quot;)" office:value-type="string" office:string-value="Péwé et al. (1982)">
            <text:p>Péwé et al. (198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s from Arstarte terrace</text:p>
          </table:table-cell>
          <table:table-cell table:style-name="ACE-11" office:value-type="float" office:value="17">
            <text:p>17</text:p>
          </table:table-cell>
          <table:table-cell table:style-name="ACE-11" office:value-type="string">
            <text:p>7595±110</text:p>
          </table:table-cell>
          <table:table-cell table:style-name="ACE-11"/>
          <table:table-cell table:style-name="ACE-11" office:value-type="string">
            <text:p>U-130</text:p>
          </table:table-cell>
          <table:table-cell table:style-name="ACE-11" office:value-type="string">
            <text:p>Feyling-Hansen and Olsson (1959)</text:p>
          </table:table-cell>
          <table:table-cell table:style-name="ACE-11"/>
          <table:table-cell table:style-name="ACE-11" table:formula="of:=IF([.K5];[.E5];&quot;&quot;)" office:value-type="string" office:string-value="U-130">
            <text:p>U-130</text:p>
          </table:table-cell>
          <table:table-cell table:number-columns-repeated="2" table:style-name="ACE-11"/>
          <table:table-cell table:style-name="ACE-11" office:value-type="float" office:value="7595">
            <text:p>7595</text:p>
          </table:table-cell>
          <table:table-cell table:style-name="ACE-11" office:value-type="float" office:value="110">
            <text:p>110</text:p>
          </table:table-cell>
          <table:table-cell table:style-name="ACE-11" table:formula="of:=[.K5]+440" office:value-type="float" office:value="8035">
            <text:p>8035</text:p>
          </table:table-cell>
          <table:table-cell table:style-name="ACE-11" table:formula="of:=[.L5]" office:value-type="float" office:value="110">
            <text:p>110</text:p>
          </table:table-cell>
          <table:table-cell table:style-name="ACE-11" table:formula="of:=IF([.K5];[.A5];&quot;&quot;)" office:value-type="string" office:string-value="Shells from Arstarte terrace">
            <text:p>Shells from Arstarte terrac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5];[.B5]-1;&quot;&quot;)" office:value-type="float" office:value="16">
            <text:p>16</text:p>
          </table:table-cell>
          <table:table-cell table:style-name="ACE-11" table:formula="of:=IF([.K5];2;&quot;&quot;)" office:value-type="float" office:value="2">
            <text:p>2</text:p>
          </table:table-cell>
          <table:table-cell table:style-name="ACE-11" table:formula="of:=IF([.K5];2;&quot;&quot;)" office:value-type="float" office:value="2">
            <text:p>2</text:p>
          </table:table-cell>
          <table:table-cell table:style-name="ACE-11" table:formula="of:=IF([.K5];[.F5];&quot;&quot;)" office:value-type="string" office:string-value="Feyling-Hansen and Olsson (1959)">
            <text:p>Feyling-Hansen and Olsson (195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Mytilus edulis</text:p>
          </table:table-cell>
          <table:table-cell table:style-name="ACE-11" office:value-type="float" office:value="19.5">
            <text:p>19.5</text:p>
          </table:table-cell>
          <table:table-cell table:style-name="ACE-11" office:value-type="string">
            <text:p>6000±80</text:p>
          </table:table-cell>
          <table:table-cell table:style-name="ACE-11"/>
          <table:table-cell table:style-name="ACE-11" office:value-type="string">
            <text:p>T-4628</text:p>
          </table:table-cell>
          <table:table-cell table:style-name="ACE-11" office:value-type="string">
            <text:p>Salvigsen (1984)</text:p>
          </table:table-cell>
          <table:table-cell table:style-name="ACE-11"/>
          <table:table-cell table:style-name="ACE-11" table:formula="of:=IF([.K6];[.E6];&quot;&quot;)" office:value-type="string" office:string-value="T-4628">
            <text:p>T-4628</text:p>
          </table:table-cell>
          <table:table-cell table:number-columns-repeated="2" table:style-name="ACE-11"/>
          <table:table-cell table:style-name="ACE-11" office:value-type="float" office:value="6000">
            <text:p>6000</text:p>
          </table:table-cell>
          <table:table-cell table:style-name="ACE-11" office:value-type="float" office:value="80">
            <text:p>80</text:p>
          </table:table-cell>
          <table:table-cell table:style-name="ACE-11" table:formula="of:=[.K6]+440" office:value-type="float" office:value="6440">
            <text:p>6440</text:p>
          </table:table-cell>
          <table:table-cell table:style-name="ACE-11" table:formula="of:=[.L6]" office:value-type="float" office:value="80">
            <text:p>80</text:p>
          </table:table-cell>
          <table:table-cell table:style-name="ACE-11" table:formula="of:=IF([.K6];[.A6];&quot;&quot;)" office:value-type="string" office:string-value="Shell valves of Mytilus edulis">
            <text:p>Shell valves of Mytilus eduli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6];[.B6]-1;&quot;&quot;)" office:value-type="float" office:value="18.5">
            <text:p>18.5</text:p>
          </table:table-cell>
          <table:table-cell table:style-name="ACE-11" table:formula="of:=IF([.K6];2;&quot;&quot;)" office:value-type="float" office:value="2">
            <text:p>2</text:p>
          </table:table-cell>
          <table:table-cell table:style-name="ACE-11" table:formula="of:=IF([.K6];2;&quot;&quot;)" office:value-type="float" office:value="2">
            <text:p>2</text:p>
          </table:table-cell>
          <table:table-cell table:style-name="ACE-11" table:formula="of:=IF([.K6];[.F6];&quot;&quot;)" office:value-type="string" office:string-value="Salvigsen (1984)">
            <text:p>Salvigsen (1984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ya truncata samples</text:p>
          </table:table-cell>
          <table:table-cell table:style-name="ACE-11" office:value-type="float" office:value="21.199999999999999">
            <text:p>21.2</text:p>
          </table:table-cell>
          <table:table-cell table:style-name="ACE-11" office:value-type="string">
            <text:p>8480±70</text:p>
          </table:table-cell>
          <table:table-cell table:style-name="ACE-11"/>
          <table:table-cell table:style-name="ACE-11" office:value-type="string">
            <text:p>SI-4306</text:p>
          </table:table-cell>
          <table:table-cell table:style-name="ACE-11" office:value-type="string">
            <text:p>Péwé et al. (1982)</text:p>
          </table:table-cell>
          <table:table-cell table:style-name="ACE-11"/>
          <table:table-cell table:style-name="ACE-11" table:formula="of:=IF([.K7];[.E7];&quot;&quot;)" office:value-type="string" office:string-value="SI-4306">
            <text:p>SI-4306</text:p>
          </table:table-cell>
          <table:table-cell table:number-columns-repeated="2" table:style-name="ACE-11"/>
          <table:table-cell table:style-name="ACE-11" office:value-type="float" office:value="8480">
            <text:p>8480</text:p>
          </table:table-cell>
          <table:table-cell table:style-name="ACE-11" office:value-type="float" office:value="70">
            <text:p>70</text:p>
          </table:table-cell>
          <table:table-cell table:style-name="ACE-11" table:formula="of:=[.K7]+440" office:value-type="float" office:value="8920">
            <text:p>8920</text:p>
          </table:table-cell>
          <table:table-cell table:style-name="ACE-11" table:formula="of:=[.L7]" office:value-type="float" office:value="70">
            <text:p>70</text:p>
          </table:table-cell>
          <table:table-cell table:style-name="ACE-11" table:formula="of:=IF([.K7];[.A7];&quot;&quot;)" office:value-type="string" office:string-value="Mya truncata samples">
            <text:p>Mya truncata sample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7];[.B7]-1;&quot;&quot;)" office:value-type="float" office:value="20.199999999999999">
            <text:p>20.2</text:p>
          </table:table-cell>
          <table:table-cell table:style-name="ACE-11" table:formula="of:=IF([.K7];2;&quot;&quot;)" office:value-type="float" office:value="2">
            <text:p>2</text:p>
          </table:table-cell>
          <table:table-cell table:style-name="ACE-11" table:formula="of:=IF([.K7];2;&quot;&quot;)" office:value-type="float" office:value="2">
            <text:p>2</text:p>
          </table:table-cell>
          <table:table-cell table:style-name="ACE-11" table:formula="of:=IF([.K7];[.F7];&quot;&quot;)" office:value-type="string" office:string-value="Péwé et al. (1982)">
            <text:p>Péwé et al. (198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ya truncata samples</text:p>
          </table:table-cell>
          <table:table-cell table:style-name="ACE-11" office:value-type="float" office:value="31.300000000000001">
            <text:p>31.3</text:p>
          </table:table-cell>
          <table:table-cell table:style-name="ACE-11" office:value-type="string">
            <text:p>9340±75</text:p>
          </table:table-cell>
          <table:table-cell table:style-name="ACE-11"/>
          <table:table-cell table:style-name="ACE-11" office:value-type="string">
            <text:p>SI-4308</text:p>
          </table:table-cell>
          <table:table-cell table:style-name="ACE-11" office:value-type="string">
            <text:p>Péwé et al. (1982)</text:p>
          </table:table-cell>
          <table:table-cell table:style-name="ACE-11"/>
          <table:table-cell table:style-name="ACE-11" table:formula="of:=IF([.K8];[.E8];&quot;&quot;)" office:value-type="string" office:string-value="SI-4308">
            <text:p>SI-4308</text:p>
          </table:table-cell>
          <table:table-cell table:number-columns-repeated="2" table:style-name="ACE-11"/>
          <table:table-cell table:style-name="ACE-11" office:value-type="float" office:value="9340">
            <text:p>9340</text:p>
          </table:table-cell>
          <table:table-cell table:style-name="ACE-11" office:value-type="float" office:value="75">
            <text:p>75</text:p>
          </table:table-cell>
          <table:table-cell table:style-name="ACE-11" table:formula="of:=[.K8]+440" office:value-type="float" office:value="9780">
            <text:p>9780</text:p>
          </table:table-cell>
          <table:table-cell table:style-name="ACE-11" table:formula="of:=[.L8]" office:value-type="float" office:value="75">
            <text:p>75</text:p>
          </table:table-cell>
          <table:table-cell table:style-name="ACE-11" table:formula="of:=IF([.K8];[.A8];&quot;&quot;)" office:value-type="string" office:string-value="Mya truncata samples">
            <text:p>Mya truncata sample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8];[.B8]-1;&quot;&quot;)" office:value-type="float" office:value="30.300000000000001">
            <text:p>30.3</text:p>
          </table:table-cell>
          <table:table-cell table:style-name="ACE-11" table:formula="of:=IF([.K8];2;&quot;&quot;)" office:value-type="float" office:value="2">
            <text:p>2</text:p>
          </table:table-cell>
          <table:table-cell table:style-name="ACE-11" table:formula="of:=IF([.K8];2;&quot;&quot;)" office:value-type="float" office:value="2">
            <text:p>2</text:p>
          </table:table-cell>
          <table:table-cell table:style-name="ACE-11" table:formula="of:=IF([.K8];[.F8];&quot;&quot;)" office:value-type="string" office:string-value="Péwé et al. (1982)">
            <text:p>Péwé et al. (198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ixed shells</text:p>
          </table:table-cell>
          <table:table-cell table:style-name="ACE-11" office:value-type="float" office:value="42">
            <text:p>42</text:p>
          </table:table-cell>
          <table:table-cell table:style-name="ACE-11" office:value-type="string">
            <text:p>8870±200</text:p>
          </table:table-cell>
          <table:table-cell table:style-name="ACE-11"/>
          <table:table-cell table:style-name="ACE-11" office:value-type="string">
            <text:p>U-124</text:p>
          </table:table-cell>
          <table:table-cell table:style-name="ACE-11" office:value-type="string">
            <text:p>Feyling-Hansen and Olsson (1959)</text:p>
          </table:table-cell>
          <table:table-cell table:style-name="ACE-11"/>
          <table:table-cell table:style-name="ACE-11" table:formula="of:=IF([.K9];[.E9];&quot;&quot;)" office:value-type="string" office:string-value="U-124">
            <text:p>U-124</text:p>
          </table:table-cell>
          <table:table-cell table:number-columns-repeated="2" table:style-name="ACE-11"/>
          <table:table-cell table:style-name="ACE-11" office:value-type="float" office:value="8870">
            <text:p>8870</text:p>
          </table:table-cell>
          <table:table-cell table:style-name="ACE-11" office:value-type="float" office:value="200">
            <text:p>200</text:p>
          </table:table-cell>
          <table:table-cell table:style-name="ACE-11" table:formula="of:=[.K9]+440" office:value-type="float" office:value="9310">
            <text:p>9310</text:p>
          </table:table-cell>
          <table:table-cell table:style-name="ACE-11" table:formula="of:=[.L9]" office:value-type="float" office:value="200">
            <text:p>200</text:p>
          </table:table-cell>
          <table:table-cell table:style-name="ACE-11" table:formula="of:=IF([.K9];[.A9];&quot;&quot;)" office:value-type="string" office:string-value="Mixed shells">
            <text:p>Mixed shel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9];[.B9]-1;&quot;&quot;)" office:value-type="float" office:value="41">
            <text:p>41</text:p>
          </table:table-cell>
          <table:table-cell table:style-name="ACE-11" table:formula="of:=IF([.K9];2;&quot;&quot;)" office:value-type="float" office:value="2">
            <text:p>2</text:p>
          </table:table-cell>
          <table:table-cell table:style-name="ACE-11" table:formula="of:=IF([.K9];2;&quot;&quot;)" office:value-type="float" office:value="2">
            <text:p>2</text:p>
          </table:table-cell>
          <table:table-cell table:style-name="ACE-11" table:formula="of:=IF([.K9];[.F9];&quot;&quot;)" office:value-type="string" office:string-value="Feyling-Hansen and Olsson (1959)">
            <text:p>Feyling-Hansen and Olsson (195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ixed shells</text:p>
          </table:table-cell>
          <table:table-cell table:style-name="ACE-11" office:value-type="float" office:value="50.700000000000003">
            <text:p>50.7</text:p>
          </table:table-cell>
          <table:table-cell table:style-name="ACE-11" office:value-type="string">
            <text:p>9540±140</text:p>
          </table:table-cell>
          <table:table-cell table:style-name="ACE-11"/>
          <table:table-cell table:style-name="ACE-11" office:value-type="string">
            <text:p>U-128</text:p>
          </table:table-cell>
          <table:table-cell table:style-name="ACE-11" office:value-type="string">
            <text:p>Feyling-Hansen and Olsson (1959)</text:p>
          </table:table-cell>
          <table:table-cell table:style-name="ACE-11"/>
          <table:table-cell table:style-name="ACE-11" table:formula="of:=IF([.K10];[.E10];&quot;&quot;)" office:value-type="string" office:string-value="U-128">
            <text:p>U-128</text:p>
          </table:table-cell>
          <table:table-cell table:number-columns-repeated="2" table:style-name="ACE-11"/>
          <table:table-cell table:style-name="ACE-11" office:value-type="float" office:value="9540">
            <text:p>9540</text:p>
          </table:table-cell>
          <table:table-cell table:style-name="ACE-11" office:value-type="float" office:value="140">
            <text:p>140</text:p>
          </table:table-cell>
          <table:table-cell table:style-name="ACE-11" table:formula="of:=[.K10]+440" office:value-type="float" office:value="9980">
            <text:p>9980</text:p>
          </table:table-cell>
          <table:table-cell table:style-name="ACE-11" table:formula="of:=[.L10]" office:value-type="float" office:value="140">
            <text:p>140</text:p>
          </table:table-cell>
          <table:table-cell table:style-name="ACE-11" table:formula="of:=IF([.K10];[.A10];&quot;&quot;)" office:value-type="string" office:string-value="Mixed shells">
            <text:p>Mixed shel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0];[.B10]-1;&quot;&quot;)" office:value-type="float" office:value="49.700000000000003">
            <text:p>49.7</text:p>
          </table:table-cell>
          <table:table-cell table:style-name="ACE-11" table:formula="of:=IF([.K10];2;&quot;&quot;)" office:value-type="float" office:value="2">
            <text:p>2</text:p>
          </table:table-cell>
          <table:table-cell table:style-name="ACE-11" table:formula="of:=IF([.K10];2;&quot;&quot;)" office:value-type="float" office:value="2">
            <text:p>2</text:p>
          </table:table-cell>
          <table:table-cell table:style-name="ACE-11" table:formula="of:=IF([.K10];[.F10];&quot;&quot;)" office:value-type="string" office:string-value="Feyling-Hansen and Olsson (1959)">
            <text:p>Feyling-Hansen and Olsson (195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ixed shells</text:p>
          </table:table-cell>
          <table:table-cell table:style-name="ACE-11" office:value-type="float" office:value="56">
            <text:p>56</text:p>
          </table:table-cell>
          <table:table-cell table:style-name="ACE-11" office:value-type="string">
            <text:p>9400±150</text:p>
          </table:table-cell>
          <table:table-cell table:style-name="ACE-11"/>
          <table:table-cell table:style-name="ACE-11" office:value-type="string">
            <text:p>U-132</text:p>
          </table:table-cell>
          <table:table-cell table:style-name="ACE-11" office:value-type="string">
            <text:p>Feyling-Hansen and Olsson (1959)</text:p>
          </table:table-cell>
          <table:table-cell table:style-name="ACE-11"/>
          <table:table-cell table:style-name="ACE-11" table:formula="of:=IF([.K11];[.E11];&quot;&quot;)" office:value-type="string" office:string-value="U-132">
            <text:p>U-132</text:p>
          </table:table-cell>
          <table:table-cell table:number-columns-repeated="2" table:style-name="ACE-11"/>
          <table:table-cell table:style-name="ACE-11" office:value-type="float" office:value="9400">
            <text:p>9400</text:p>
          </table:table-cell>
          <table:table-cell table:style-name="ACE-11" office:value-type="float" office:value="150">
            <text:p>150</text:p>
          </table:table-cell>
          <table:table-cell table:style-name="ACE-11" table:formula="of:=[.K11]+440" office:value-type="float" office:value="9840">
            <text:p>9840</text:p>
          </table:table-cell>
          <table:table-cell table:style-name="ACE-11" table:formula="of:=[.L11]" office:value-type="float" office:value="150">
            <text:p>150</text:p>
          </table:table-cell>
          <table:table-cell table:style-name="ACE-11" table:formula="of:=IF([.K11];[.A11];&quot;&quot;)" office:value-type="string" office:string-value="Mixed shells">
            <text:p>Mixed shel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1];[.B11]-1;&quot;&quot;)" office:value-type="float" office:value="55">
            <text:p>55</text:p>
          </table:table-cell>
          <table:table-cell table:style-name="ACE-11" table:formula="of:=IF([.K11];2;&quot;&quot;)" office:value-type="float" office:value="2">
            <text:p>2</text:p>
          </table:table-cell>
          <table:table-cell table:style-name="ACE-11" table:formula="of:=IF([.K11];2;&quot;&quot;)" office:value-type="float" office:value="2">
            <text:p>2</text:p>
          </table:table-cell>
          <table:table-cell table:style-name="ACE-11" table:formula="of:=IF([.K11];[.F11];&quot;&quot;)" office:value-type="string" office:string-value="Feyling-Hansen and Olsson (1959)">
            <text:p>Feyling-Hansen and Olsson (195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, Larix occidentalis</text:p>
          </table:table-cell>
          <table:table-cell table:style-name="ACE-11" office:value-type="float" office:value="65">
            <text:p>65</text:p>
          </table:table-cell>
          <table:table-cell table:style-name="ACE-11" office:value-type="string">
            <text:p>10,030±140</text:p>
          </table:table-cell>
          <table:table-cell table:number-columns-repeated="2" table:style-name="ACE-11"/>
          <table:table-cell table:style-name="ACE-11" office:value-type="string">
            <text:p>Salvigsen (1984)</text:p>
          </table:table-cell>
          <table:table-cell table:style-name="ACE-11"/>
          <table:table-cell table:style-name="ACE-11" table:formula="of:=IF([.K12];[.E12];&quot;&quot;)" office:value-type="float" office:value="0">
            <text:p>0</text:p>
          </table:table-cell>
          <table:table-cell table:number-columns-repeated="2" table:style-name="ACE-11"/>
          <table:table-cell table:style-name="ACE-11" office:value-type="float" office:value="10030">
            <text:p>10030</text:p>
          </table:table-cell>
          <table:table-cell table:style-name="ACE-11" office:value-type="float" office:value="140">
            <text:p>140</text:p>
          </table:table-cell>
          <table:table-cell table:style-name="ACE-11" table:formula="of:=[.K12]" office:value-type="float" office:value="10030">
            <text:p>10030</text:p>
          </table:table-cell>
          <table:table-cell table:style-name="ACE-11" table:formula="of:=[.L12]" office:value-type="float" office:value="140">
            <text:p>140</text:p>
          </table:table-cell>
          <table:table-cell table:style-name="ACE-11" table:formula="of:=IF([.K12];[.A12];&quot;&quot;)" office:value-type="string" office:string-value="Driftwood, Larix occidentalis">
            <text:p>Driftwood, Larix occidentalis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2];[.B12]-1;&quot;&quot;)" office:value-type="float" office:value="64">
            <text:p>64</text:p>
          </table:table-cell>
          <table:table-cell table:style-name="ACE-11" table:formula="of:=IF([.K12];2;&quot;&quot;)" office:value-type="float" office:value="2">
            <text:p>2</text:p>
          </table:table-cell>
          <table:table-cell table:style-name="ACE-11" table:formula="of:=IF([.K12];2;&quot;&quot;)" office:value-type="float" office:value="2">
            <text:p>2</text:p>
          </table:table-cell>
          <table:table-cell table:style-name="ACE-11" table:formula="of:=IF([.K12];[.F12];&quot;&quot;)" office:value-type="string" office:string-value="Salvigsen (1984)">
            <text:p>Salvigsen (1984)</text:p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13];[.E1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3];[.A1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3];[.B13]-1;&quot;&quot;)" office:value-type="string" office:string-value="">
            <text:p/>
          </table:table-cell>
          <table:table-cell table:style-name="ACE-11" table:formula="of:=IF([.K13];2;&quot;&quot;)" office:value-type="string" office:string-value="">
            <text:p/>
          </table:table-cell>
          <table:table-cell table:style-name="ACE-11" table:formula="of:=IF([.K13];2;&quot;&quot;)" office:value-type="string" office:string-value="">
            <text:p/>
          </table:table-cell>
          <table:table-cell table:style-name="ACE-11" table:formula="of:=IF([.K13];[.F1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Brøggerhalvøya, western Spitsbergen: marine limit 46±1 m aht</text:p>
          </table:table-cell>
          <table:table-cell table:number-columns-repeated="6" table:style-name="ACE-11"/>
          <table:table-cell table:style-name="ACE-11" table:formula="of:=IF([.K14];[.E1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4];[.A1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4];[.B14]-1;&quot;&quot;)" office:value-type="string" office:string-value="">
            <text:p/>
          </table:table-cell>
          <table:table-cell table:style-name="ACE-11" table:formula="of:=IF([.K14];2;&quot;&quot;)" office:value-type="string" office:string-value="">
            <text:p/>
          </table:table-cell>
          <table:table-cell table:style-name="ACE-11" table:formula="of:=IF([.K14];2;&quot;&quot;)" office:value-type="string" office:string-value="">
            <text:p/>
          </table:table-cell>
          <table:table-cell table:style-name="ACE-11" table:formula="of:=IF([.K14];[.F1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vertebrae partially buried in raised beach</text:p>
          </table:table-cell>
          <table:table-cell table:style-name="ACE-11" office:value-type="float" office:value="4">
            <text:p>4</text:p>
          </table:table-cell>
          <table:table-cell table:style-name="ACE-11" office:value-type="string">
            <text:p>9230±340</text:p>
          </table:table-cell>
          <table:table-cell table:style-name="ACE-11" office:value-type="float" office:value="-17">
            <text:p>−17</text:p>
          </table:table-cell>
          <table:table-cell table:style-name="ACE-11" office:value-type="string">
            <text:p>GX-9908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15];[.E1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5];[.A1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5];[.B15]-1;&quot;&quot;)" office:value-type="string" office:string-value="">
            <text:p/>
          </table:table-cell>
          <table:table-cell table:style-name="ACE-11" table:formula="of:=IF([.K15];2;&quot;&quot;)" office:value-type="string" office:string-value="">
            <text:p/>
          </table:table-cell>
          <table:table-cell table:style-name="ACE-11" table:formula="of:=IF([.K15];2;&quot;&quot;)" office:value-type="string" office:string-value="">
            <text:p/>
          </table:table-cell>
          <table:table-cell table:style-name="ACE-11" table:formula="of:=IF([.K15];[.F1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fragments from soil pit in raised beach</text:p>
          </table:table-cell>
          <table:table-cell table:style-name="ACE-11" office:value-type="float" office:value="5">
            <text:p>5</text:p>
          </table:table-cell>
          <table:table-cell table:style-name="ACE-11" office:value-type="string">
            <text:p>9960±110</text:p>
          </table:table-cell>
          <table:table-cell table:style-name="ACE-11" office:value-type="float" office:value="2.6000000000000001">
            <text:p>2.6</text:p>
          </table:table-cell>
          <table:table-cell table:style-name="ACE-11" office:value-type="string">
            <text:p>GX-9894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16];[.E1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6];[.A1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6];[.B16]-1;&quot;&quot;)" office:value-type="string" office:string-value="">
            <text:p/>
          </table:table-cell>
          <table:table-cell table:style-name="ACE-11" table:formula="of:=IF([.K16];2;&quot;&quot;)" office:value-type="string" office:string-value="">
            <text:p/>
          </table:table-cell>
          <table:table-cell table:style-name="ACE-11" table:formula="of:=IF([.K16];2;&quot;&quot;)" office:value-type="string" office:string-value="">
            <text:p/>
          </table:table-cell>
          <table:table-cell table:style-name="ACE-11" table:formula="of:=IF([.K16];[.F1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vertebrae partially buried in raised beach</text:p>
          </table:table-cell>
          <table:table-cell table:style-name="ACE-11" office:value-type="float" office:value="8">
            <text:p>8</text:p>
          </table:table-cell>
          <table:table-cell table:style-name="ACE-11" office:value-type="string">
            <text:p>9800±370*</text:p>
          </table:table-cell>
          <table:table-cell table:style-name="ACE-11" office:value-type="float" office:value="-16.800000000000001">
            <text:p>−16.8</text:p>
          </table:table-cell>
          <table:table-cell table:style-name="ACE-11" office:value-type="string">
            <text:p>GX-9893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17];[.E1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7];[.A1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7];[.B17]-1;&quot;&quot;)" office:value-type="string" office:string-value="">
            <text:p/>
          </table:table-cell>
          <table:table-cell table:style-name="ACE-11" table:formula="of:=IF([.K17];2;&quot;&quot;)" office:value-type="string" office:string-value="">
            <text:p/>
          </table:table-cell>
          <table:table-cell table:style-name="ACE-11" table:formula="of:=IF([.K17];2;&quot;&quot;)" office:value-type="string" office:string-value="">
            <text:p/>
          </table:table-cell>
          <table:table-cell table:style-name="ACE-11" table:formula="of:=IF([.K17];[.F1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vertebrae partially buried in raised beach</text:p>
          </table:table-cell>
          <table:table-cell table:style-name="ACE-11" office:value-type="float" office:value="14">
            <text:p>14</text:p>
          </table:table-cell>
          <table:table-cell table:style-name="ACE-11" office:value-type="string">
            <text:p>9365±280*</text:p>
          </table:table-cell>
          <table:table-cell table:style-name="ACE-11" office:value-type="float" office:value="-16.800000000000001">
            <text:p>−16.8</text:p>
          </table:table-cell>
          <table:table-cell table:style-name="ACE-11" office:value-type="string">
            <text:p>GX-9892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18];[.E1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8];[.A1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8];[.B18]-1;&quot;&quot;)" office:value-type="string" office:string-value="">
            <text:p/>
          </table:table-cell>
          <table:table-cell table:style-name="ACE-11" table:formula="of:=IF([.K18];2;&quot;&quot;)" office:value-type="string" office:string-value="">
            <text:p/>
          </table:table-cell>
          <table:table-cell table:style-name="ACE-11" table:formula="of:=IF([.K18];2;&quot;&quot;)" office:value-type="string" office:string-value="">
            <text:p/>
          </table:table-cell>
          <table:table-cell table:style-name="ACE-11" table:formula="of:=IF([.K18];[.F1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aired valves of Mya truncata from sublittoral sands</text:p>
          </table:table-cell>
          <table:table-cell table:style-name="ACE-11" office:value-type="float" office:value="15">
            <text:p>15</text:p>
          </table:table-cell>
          <table:table-cell table:style-name="ACE-11" office:value-type="string">
            <text:p>10,620±90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DIC-3122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19];[.E1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9];[.A1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9];[.B19]-1;&quot;&quot;)" office:value-type="string" office:string-value="">
            <text:p/>
          </table:table-cell>
          <table:table-cell table:style-name="ACE-11" table:formula="of:=IF([.K19];2;&quot;&quot;)" office:value-type="string" office:string-value="">
            <text:p/>
          </table:table-cell>
          <table:table-cell table:style-name="ACE-11" table:formula="of:=IF([.K19];2;&quot;&quot;)" office:value-type="string" office:string-value="">
            <text:p/>
          </table:table-cell>
          <table:table-cell table:style-name="ACE-11" table:formula="of:=IF([.K19];[.F1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aired valves of Hiatella arctica from sublittoral sands</text:p>
          </table:table-cell>
          <table:table-cell table:style-name="ACE-11" office:value-type="float" office:value="20">
            <text:p>20</text:p>
          </table:table-cell>
          <table:table-cell table:style-name="ACE-11" office:value-type="string">
            <text:p>9950±315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GX-8590</text:p>
          </table:table-cell>
          <table:table-cell table:style-name="ACE-11" office:value-type="string">
            <text:p>Miller (1982)</text:p>
          </table:table-cell>
          <table:table-cell table:style-name="ACE-11"/>
          <table:table-cell table:style-name="ACE-11" table:formula="of:=IF([.K20];[.E2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0];[.A2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0];[.B20]-1;&quot;&quot;)" office:value-type="string" office:string-value="">
            <text:p/>
          </table:table-cell>
          <table:table-cell table:style-name="ACE-11" table:formula="of:=IF([.K20];2;&quot;&quot;)" office:value-type="string" office:string-value="">
            <text:p/>
          </table:table-cell>
          <table:table-cell table:style-name="ACE-11" table:formula="of:=IF([.K20];2;&quot;&quot;)" office:value-type="string" office:string-value="">
            <text:p/>
          </table:table-cell>
          <table:table-cell table:style-name="ACE-11" table:formula="of:=IF([.K20];[.F2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embedded in raised beach</text:p>
          </table:table-cell>
          <table:table-cell table:style-name="ACE-11" office:value-type="float" office:value="23">
            <text:p>23</text:p>
          </table:table-cell>
          <table:table-cell table:style-name="ACE-11" office:value-type="string">
            <text:p>9920±315*</text:p>
          </table:table-cell>
          <table:table-cell table:style-name="ACE-11" office:value-type="float" office:value="-17">
            <text:p>−17</text:p>
          </table:table-cell>
          <table:table-cell table:style-name="ACE-11" office:value-type="string">
            <text:p>GX-9891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21];[.E2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1];[.A2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1];[.B21]-1;&quot;&quot;)" office:value-type="string" office:string-value="">
            <text:p/>
          </table:table-cell>
          <table:table-cell table:style-name="ACE-11" table:formula="of:=IF([.K21];2;&quot;&quot;)" office:value-type="string" office:string-value="">
            <text:p/>
          </table:table-cell>
          <table:table-cell table:style-name="ACE-11" table:formula="of:=IF([.K21];2;&quot;&quot;)" office:value-type="string" office:string-value="">
            <text:p/>
          </table:table-cell>
          <table:table-cell table:style-name="ACE-11" table:formula="of:=IF([.K21];[.F2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Unidentified bone fragment</text:p>
          </table:table-cell>
          <table:table-cell table:style-name="ACE-11" office:value-type="float" office:value="27">
            <text:p>27</text:p>
          </table:table-cell>
          <table:table-cell table:style-name="ACE-11" office:value-type="string">
            <text:p>620±135*</text:p>
          </table:table-cell>
          <table:table-cell table:style-name="ACE-11" office:value-type="float" office:value="-15.6">
            <text:p>−15.6</text:p>
          </table:table-cell>
          <table:table-cell table:style-name="ACE-11" office:value-type="string">
            <text:p>GX-10106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22];[.E2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2];[.A2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2];[.B22]-1;&quot;&quot;)" office:value-type="string" office:string-value="">
            <text:p/>
          </table:table-cell>
          <table:table-cell table:style-name="ACE-11" table:formula="of:=IF([.K22];2;&quot;&quot;)" office:value-type="string" office:string-value="">
            <text:p/>
          </table:table-cell>
          <table:table-cell table:style-name="ACE-11" table:formula="of:=IF([.K22];2;&quot;&quot;)" office:value-type="string" office:string-value="">
            <text:p/>
          </table:table-cell>
          <table:table-cell table:style-name="ACE-11" table:formula="of:=IF([.K22];[.F2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partially buried in raised beach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9605±155*</text:p>
          </table:table-cell>
          <table:table-cell table:style-name="ACE-11" office:value-type="float" office:value="-16.300000000000001">
            <text:p>−16.3</text:p>
          </table:table-cell>
          <table:table-cell table:style-name="ACE-11" office:value-type="string">
            <text:p>GX-10730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23];[.E2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3];[.A2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3];[.B23]-1;&quot;&quot;)" office:value-type="string" office:string-value="">
            <text:p/>
          </table:table-cell>
          <table:table-cell table:style-name="ACE-11" table:formula="of:=IF([.K23];2;&quot;&quot;)" office:value-type="string" office:string-value="">
            <text:p/>
          </table:table-cell>
          <table:table-cell table:style-name="ACE-11" table:formula="of:=IF([.K23];2;&quot;&quot;)" office:value-type="string" office:string-value="">
            <text:p/>
          </table:table-cell>
          <table:table-cell table:style-name="ACE-11" table:formula="of:=IF([.K23];[.F2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Unidentified bone fragment</text:p>
          </table:table-cell>
          <table:table-cell table:style-name="ACE-11" office:value-type="float" office:value="36">
            <text:p>36</text:p>
          </table:table-cell>
          <table:table-cell table:style-name="ACE-11" office:value-type="string">
            <text:p>22,220±600*</text:p>
          </table:table-cell>
          <table:table-cell table:style-name="ACE-11" office:value-type="float" office:value="-16.800000000000001">
            <text:p>−16.8</text:p>
          </table:table-cell>
          <table:table-cell table:style-name="ACE-11" office:value-type="string">
            <text:p>GX-10105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24];[.E2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4];[.A2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4];[.B24]-1;&quot;&quot;)" office:value-type="string" office:string-value="">
            <text:p/>
          </table:table-cell>
          <table:table-cell table:style-name="ACE-11" table:formula="of:=IF([.K24];2;&quot;&quot;)" office:value-type="string" office:string-value="">
            <text:p/>
          </table:table-cell>
          <table:table-cell table:style-name="ACE-11" table:formula="of:=IF([.K24];2;&quot;&quot;)" office:value-type="string" office:string-value="">
            <text:p/>
          </table:table-cell>
          <table:table-cell table:style-name="ACE-11" table:formula="of:=IF([.K24];[.F2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from crest of 37 m raised beach</text:p>
          </table:table-cell>
          <table:table-cell table:style-name="ACE-11" office:value-type="float" office:value="37">
            <text:p>37</text:p>
          </table:table-cell>
          <table:table-cell table:style-name="ACE-11" office:value-type="string">
            <text:p>10,880±170*</text:p>
          </table:table-cell>
          <table:table-cell table:style-name="ACE-11" office:value-type="float" office:value="-15">
            <text:p>−15</text:p>
          </table:table-cell>
          <table:table-cell table:style-name="ACE-11" office:value-type="string">
            <text:p>GX-10731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25];[.E2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5];[.A2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5];[.B25]-1;&quot;&quot;)" office:value-type="string" office:string-value="">
            <text:p/>
          </table:table-cell>
          <table:table-cell table:style-name="ACE-11" table:formula="of:=IF([.K25];2;&quot;&quot;)" office:value-type="string" office:string-value="">
            <text:p/>
          </table:table-cell>
          <table:table-cell table:style-name="ACE-11" table:formula="of:=IF([.K25];2;&quot;&quot;)" office:value-type="string" office:string-value="">
            <text:p/>
          </table:table-cell>
          <table:table-cell table:style-name="ACE-11" table:formula="of:=IF([.K25];[.F2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from crest of 37 m raised beach</text:p>
          </table:table-cell>
          <table:table-cell table:style-name="ACE-11" office:value-type="float" office:value="37">
            <text:p>37</text:p>
          </table:table-cell>
          <table:table-cell table:style-name="ACE-11" office:value-type="string">
            <text:p>11,760±430</text:p>
          </table:table-cell>
          <table:table-cell table:style-name="ACE-11" office:value-type="float" office:value="-15.199999999999999">
            <text:p>−15.2</text:p>
          </table:table-cell>
          <table:table-cell table:style-name="ACE-11" office:value-type="string">
            <text:p>GX-9990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26];[.E2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6];[.A2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6];[.B26]-1;&quot;&quot;)" office:value-type="string" office:string-value="">
            <text:p/>
          </table:table-cell>
          <table:table-cell table:style-name="ACE-11" table:formula="of:=IF([.K26];2;&quot;&quot;)" office:value-type="string" office:string-value="">
            <text:p/>
          </table:table-cell>
          <table:table-cell table:style-name="ACE-11" table:formula="of:=IF([.K26];2;&quot;&quot;)" office:value-type="string" office:string-value="">
            <text:p/>
          </table:table-cell>
          <table:table-cell table:style-name="ACE-11" table:formula="of:=IF([.K26];[.F2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from crest of 37 m raised beach (sub sample of GX-9990)</text:p>
          </table:table-cell>
          <table:table-cell table:style-name="ACE-11" office:value-type="float" office:value="37">
            <text:p>37</text:p>
          </table:table-cell>
          <table:table-cell table:style-name="ACE-11" office:value-type="string">
            <text:p>11,800±180</text:p>
          </table:table-cell>
          <table:table-cell table:style-name="ACE-11" office:value-type="float" office:value="-20">
            <text:p>−20</text:p>
          </table:table-cell>
          <table:table-cell table:style-name="ACE-11" office:value-type="string">
            <text:p>I-13793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27];[.E2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7];[.A2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7];[.B27]-1;&quot;&quot;)" office:value-type="string" office:string-value="">
            <text:p/>
          </table:table-cell>
          <table:table-cell table:style-name="ACE-11" table:formula="of:=IF([.K27];2;&quot;&quot;)" office:value-type="string" office:string-value="">
            <text:p/>
          </table:table-cell>
          <table:table-cell table:style-name="ACE-11" table:formula="of:=IF([.K27];2;&quot;&quot;)" office:value-type="string" office:string-value="">
            <text:p/>
          </table:table-cell>
          <table:table-cell table:style-name="ACE-11" table:formula="of:=IF([.K27];[.F2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vertebrae behind marine limit</text:p>
          </table:table-cell>
          <table:table-cell table:style-name="ACE-11" office:value-type="float" office:value="46">
            <text:p>46</text:p>
          </table:table-cell>
          <table:table-cell table:style-name="ACE-11" office:value-type="string">
            <text:p>&gt;36,000</text:p>
          </table:table-cell>
          <table:table-cell table:style-name="ACE-11" office:value-type="float" office:value="-15.699999999999999">
            <text:p>−15.7</text:p>
          </table:table-cell>
          <table:table-cell table:style-name="ACE-11" office:value-type="string">
            <text:p>GX-9907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28];[.E2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8];[.A2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8];[.B28]-1;&quot;&quot;)" office:value-type="string" office:string-value="">
            <text:p/>
          </table:table-cell>
          <table:table-cell table:style-name="ACE-11" table:formula="of:=IF([.K28];2;&quot;&quot;)" office:value-type="string" office:string-value="">
            <text:p/>
          </table:table-cell>
          <table:table-cell table:style-name="ACE-11" table:formula="of:=IF([.K28];2;&quot;&quot;)" office:value-type="string" office:string-value="">
            <text:p/>
          </table:table-cell>
          <table:table-cell table:style-name="ACE-11" table:formula="of:=IF([.K28];[.F2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behind marine limit</text:p>
          </table:table-cell>
          <table:table-cell table:style-name="ACE-11" office:value-type="float" office:value="46">
            <text:p>46</text:p>
          </table:table-cell>
          <table:table-cell table:style-name="ACE-11" office:value-type="string">
            <text:p>&gt;35,710±5070–3080</text:p>
          </table:table-cell>
          <table:table-cell table:style-name="ACE-11" office:value-type="float" office:value="-15.699999999999999">
            <text:p>−15.7</text:p>
          </table:table-cell>
          <table:table-cell table:style-name="ACE-11" office:value-type="string">
            <text:p>GX-9907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29];[.E2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9];[.A2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9];[.B29]-1;&quot;&quot;)" office:value-type="string" office:string-value="">
            <text:p/>
          </table:table-cell>
          <table:table-cell table:style-name="ACE-11" table:formula="of:=IF([.K29];2;&quot;&quot;)" office:value-type="string" office:string-value="">
            <text:p/>
          </table:table-cell>
          <table:table-cell table:style-name="ACE-11" table:formula="of:=IF([.K29];2;&quot;&quot;)" office:value-type="string" office:string-value="">
            <text:p/>
          </table:table-cell>
          <table:table-cell table:style-name="ACE-11" table:formula="of:=IF([.K29];[.F2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30];[.E3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0];[.A3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0];[.B30]-1;&quot;&quot;)" office:value-type="string" office:string-value="">
            <text:p/>
          </table:table-cell>
          <table:table-cell table:style-name="ACE-11" table:formula="of:=IF([.K30];2;&quot;&quot;)" office:value-type="string" office:string-value="">
            <text:p/>
          </table:table-cell>
          <table:table-cell table:style-name="ACE-11" table:formula="of:=IF([.K30];2;&quot;&quot;)" office:value-type="string" office:string-value="">
            <text:p/>
          </table:table-cell>
          <table:table-cell table:style-name="ACE-11" table:formula="of:=IF([.K30];[.F3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itrahalvøya, western Spitsbergen: marine limit 20±2 m aht</text:p>
          </table:table-cell>
          <table:table-cell table:number-columns-repeated="6" table:style-name="ACE-11"/>
          <table:table-cell table:style-name="ACE-11" table:formula="of:=IF([.K31];[.E3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1];[.A3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1];[.B31]-1;&quot;&quot;)" office:value-type="string" office:string-value="">
            <text:p/>
          </table:table-cell>
          <table:table-cell table:style-name="ACE-11" table:formula="of:=IF([.K31];2;&quot;&quot;)" office:value-type="string" office:string-value="">
            <text:p/>
          </table:table-cell>
          <table:table-cell table:style-name="ACE-11" table:formula="of:=IF([.K31];2;&quot;&quot;)" office:value-type="string" office:string-value="">
            <text:p/>
          </table:table-cell>
          <table:table-cell table:style-name="ACE-11" table:formula="of:=IF([.K31];[.F3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vertebrae partially buried in raised beach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25±75</text:p>
          </table:table-cell>
          <table:table-cell table:style-name="ACE-11" office:value-type="float" office:value="-15.5">
            <text:p>−15.5</text:p>
          </table:table-cell>
          <table:table-cell table:style-name="ACE-11" office:value-type="string">
            <text:p>GX-10771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32];[.E3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2];[.A3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2];[.B32]-1;&quot;&quot;)" office:value-type="string" office:string-value="">
            <text:p/>
          </table:table-cell>
          <table:table-cell table:style-name="ACE-11" table:formula="of:=IF([.K32];2;&quot;&quot;)" office:value-type="string" office:string-value="">
            <text:p/>
          </table:table-cell>
          <table:table-cell table:style-name="ACE-11" table:formula="of:=IF([.K32];2;&quot;&quot;)" office:value-type="string" office:string-value="">
            <text:p/>
          </table:table-cell>
          <table:table-cell table:style-name="ACE-11" table:formula="of:=IF([.K32];[.F3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partially buried in raised beach</text:p>
          </table:table-cell>
          <table:table-cell table:style-name="ACE-11" office:value-type="float" office:value="5">
            <text:p>5</text:p>
          </table:table-cell>
          <table:table-cell table:style-name="ACE-11" office:value-type="string">
            <text:p>9415±155</text:p>
          </table:table-cell>
          <table:table-cell table:style-name="ACE-11" office:value-type="float" office:value="-16.600000000000001">
            <text:p>−16.6</text:p>
          </table:table-cell>
          <table:table-cell table:style-name="ACE-11" office:value-type="string">
            <text:p>GX-10775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33];[.E33];&quot;&quot;)" office:value-type="string" office:string-value="GX-10775">
            <text:p>GX-10775</text:p>
          </table:table-cell>
          <table:table-cell table:number-columns-repeated="2" table:style-name="ACE-11"/>
          <table:table-cell table:style-name="ACE-11" office:value-type="float" office:value="9415">
            <text:p>9415</text:p>
          </table:table-cell>
          <table:table-cell table:style-name="ACE-11" office:value-type="float" office:value="155">
            <text:p>155</text:p>
          </table:table-cell>
          <table:table-cell table:style-name="ACE-11" table:formula="of:=[.K33]+440" office:value-type="float" office:value="9855">
            <text:p>9855</text:p>
          </table:table-cell>
          <table:table-cell table:style-name="ACE-11" table:formula="of:=[.L33]" office:value-type="float" office:value="155">
            <text:p>155</text:p>
          </table:table-cell>
          <table:table-cell table:style-name="ACE-11" table:formula="of:=IF([.K33];[.A33];&quot;&quot;)" office:value-type="string" office:string-value="Whale rib partially buried in raised beach">
            <text:p>Whale rib partially buried in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3];[.B33]-1;&quot;&quot;)" office:value-type="float" office:value="4">
            <text:p>4</text:p>
          </table:table-cell>
          <table:table-cell table:style-name="ACE-11" table:formula="of:=IF([.K33];2;&quot;&quot;)" office:value-type="float" office:value="2">
            <text:p>2</text:p>
          </table:table-cell>
          <table:table-cell table:style-name="ACE-11" table:formula="of:=IF([.K33];2;&quot;&quot;)" office:value-type="float" office:value="2">
            <text:p>2</text:p>
          </table:table-cell>
          <table:table-cell table:style-name="ACE-11" table:formula="of:=IF([.K33];[.F33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partially buried in raised beach</text:p>
          </table:table-cell>
          <table:table-cell table:style-name="ACE-11" office:value-type="float" office:value="7">
            <text:p>7</text:p>
          </table:table-cell>
          <table:table-cell table:style-name="ACE-11" office:value-type="string">
            <text:p>9505±155</text:p>
          </table:table-cell>
          <table:table-cell table:style-name="ACE-11" office:value-type="float" office:value="-16.800000000000001">
            <text:p>−16.8</text:p>
          </table:table-cell>
          <table:table-cell table:style-name="ACE-11" office:value-type="string">
            <text:p>GX-10773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34];[.E34];&quot;&quot;)" office:value-type="string" office:string-value="GX-10773">
            <text:p>GX-10773</text:p>
          </table:table-cell>
          <table:table-cell table:number-columns-repeated="2" table:style-name="ACE-11"/>
          <table:table-cell table:style-name="ACE-11" office:value-type="float" office:value="9505">
            <text:p>9505</text:p>
          </table:table-cell>
          <table:table-cell table:style-name="ACE-11" office:value-type="float" office:value="155">
            <text:p>155</text:p>
          </table:table-cell>
          <table:table-cell table:style-name="ACE-11" table:formula="of:=[.K34]+440" office:value-type="float" office:value="9945">
            <text:p>9945</text:p>
          </table:table-cell>
          <table:table-cell table:style-name="ACE-11" table:formula="of:=[.L34]" office:value-type="float" office:value="155">
            <text:p>155</text:p>
          </table:table-cell>
          <table:table-cell table:style-name="ACE-11" table:formula="of:=IF([.K34];[.A34];&quot;&quot;)" office:value-type="string" office:string-value="Whale rib partially buried in raised beach">
            <text:p>Whale rib partially buried in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4];[.B34]-1;&quot;&quot;)" office:value-type="float" office:value="6">
            <text:p>6</text:p>
          </table:table-cell>
          <table:table-cell table:style-name="ACE-11" table:formula="of:=IF([.K34];2;&quot;&quot;)" office:value-type="float" office:value="2">
            <text:p>2</text:p>
          </table:table-cell>
          <table:table-cell table:style-name="ACE-11" table:formula="of:=IF([.K34];2;&quot;&quot;)" office:value-type="float" office:value="2">
            <text:p>2</text:p>
          </table:table-cell>
          <table:table-cell table:style-name="ACE-11" table:formula="of:=IF([.K34];[.F34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partially buried in raised beach</text:p>
          </table:table-cell>
          <table:table-cell table:style-name="ACE-11" office:value-type="float" office:value="4">
            <text:p>4</text:p>
          </table:table-cell>
          <table:table-cell table:style-name="ACE-11" office:value-type="string">
            <text:p>9600±160</text:p>
          </table:table-cell>
          <table:table-cell table:style-name="ACE-11" office:value-type="float" office:value="-16.5">
            <text:p>−16.5</text:p>
          </table:table-cell>
          <table:table-cell table:style-name="ACE-11" office:value-type="string">
            <text:p>GX-10778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35];[.E35];&quot;&quot;)" office:value-type="string" office:string-value="GX-10778">
            <text:p>GX-10778</text:p>
          </table:table-cell>
          <table:table-cell table:number-columns-repeated="2" table:style-name="ACE-11"/>
          <table:table-cell table:style-name="ACE-11" office:value-type="float" office:value="9600">
            <text:p>9600</text:p>
          </table:table-cell>
          <table:table-cell table:style-name="ACE-11" office:value-type="float" office:value="160">
            <text:p>160</text:p>
          </table:table-cell>
          <table:table-cell table:style-name="ACE-11" table:formula="of:=[.K35]+440" office:value-type="float" office:value="10040">
            <text:p>10040</text:p>
          </table:table-cell>
          <table:table-cell table:style-name="ACE-11" table:formula="of:=[.L35]" office:value-type="float" office:value="160">
            <text:p>160</text:p>
          </table:table-cell>
          <table:table-cell table:style-name="ACE-11" table:formula="of:=IF([.K35];[.A35];&quot;&quot;)" office:value-type="string" office:string-value="Whale rib partially buried in raised beach">
            <text:p>Whale rib partially buried in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5];[.B35]-1;&quot;&quot;)" office:value-type="float" office:value="3">
            <text:p>3</text:p>
          </table:table-cell>
          <table:table-cell table:style-name="ACE-11" table:formula="of:=IF([.K35];2;&quot;&quot;)" office:value-type="float" office:value="2">
            <text:p>2</text:p>
          </table:table-cell>
          <table:table-cell table:style-name="ACE-11" table:formula="of:=IF([.K35];2;&quot;&quot;)" office:value-type="float" office:value="2">
            <text:p>2</text:p>
          </table:table-cell>
          <table:table-cell table:style-name="ACE-11" table:formula="of:=IF([.K35];[.F35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partially buried in raised beach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9840±160</text:p>
          </table:table-cell>
          <table:table-cell table:style-name="ACE-11" office:value-type="float" office:value="-16.5">
            <text:p>−16.5</text:p>
          </table:table-cell>
          <table:table-cell table:style-name="ACE-11" office:value-type="string">
            <text:p>GX-10772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36];[.E36];&quot;&quot;)" office:value-type="string" office:string-value="GX-10772">
            <text:p>GX-10772</text:p>
          </table:table-cell>
          <table:table-cell table:number-columns-repeated="2" table:style-name="ACE-11"/>
          <table:table-cell table:style-name="ACE-11" office:value-type="float" office:value="9840">
            <text:p>9840</text:p>
          </table:table-cell>
          <table:table-cell table:style-name="ACE-11" office:value-type="float" office:value="160">
            <text:p>160</text:p>
          </table:table-cell>
          <table:table-cell table:style-name="ACE-11" table:formula="of:=[.K36]+440" office:value-type="float" office:value="10280">
            <text:p>10280</text:p>
          </table:table-cell>
          <table:table-cell table:style-name="ACE-11" table:formula="of:=[.L36]" office:value-type="float" office:value="160">
            <text:p>160</text:p>
          </table:table-cell>
          <table:table-cell table:style-name="ACE-11" table:formula="of:=IF([.K36];[.A36];&quot;&quot;)" office:value-type="string" office:string-value="Whale rib partially buried in raised beach">
            <text:p>Whale rib partially buried in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6];[.B36]-1;&quot;&quot;)" office:value-type="float" office:value="9">
            <text:p>9</text:p>
          </table:table-cell>
          <table:table-cell table:style-name="ACE-11" table:formula="of:=IF([.K36];2;&quot;&quot;)" office:value-type="float" office:value="2">
            <text:p>2</text:p>
          </table:table-cell>
          <table:table-cell table:style-name="ACE-11" table:formula="of:=IF([.K36];2;&quot;&quot;)" office:value-type="float" office:value="2">
            <text:p>2</text:p>
          </table:table-cell>
          <table:table-cell table:style-name="ACE-11" table:formula="of:=IF([.K36];[.F36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cranium buried in raised beach</text:p>
          </table:table-cell>
          <table:table-cell table:style-name="ACE-11" office:value-type="float" office:value="15">
            <text:p>15</text:p>
          </table:table-cell>
          <table:table-cell table:style-name="ACE-11" office:value-type="string">
            <text:p>10,310±330</text:p>
          </table:table-cell>
          <table:table-cell table:style-name="ACE-11" office:value-type="float" office:value="-17.699999999999999">
            <text:p>−17.7</text:p>
          </table:table-cell>
          <table:table-cell table:style-name="ACE-11" office:value-type="string">
            <text:p>GX-10103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37];[.E37];&quot;&quot;)" office:value-type="string" office:string-value="GX-10103">
            <text:p>GX-10103</text:p>
          </table:table-cell>
          <table:table-cell table:number-columns-repeated="2" table:style-name="ACE-11"/>
          <table:table-cell table:style-name="ACE-11" office:value-type="float" office:value="10310">
            <text:p>10310</text:p>
          </table:table-cell>
          <table:table-cell table:style-name="ACE-11" office:value-type="float" office:value="330">
            <text:p>330</text:p>
          </table:table-cell>
          <table:table-cell table:style-name="ACE-11" table:formula="of:=[.K37]+440" office:value-type="float" office:value="10750">
            <text:p>10750</text:p>
          </table:table-cell>
          <table:table-cell table:style-name="ACE-11" table:formula="of:=[.L37]" office:value-type="float" office:value="330">
            <text:p>330</text:p>
          </table:table-cell>
          <table:table-cell table:style-name="ACE-11" table:formula="of:=IF([.K37];[.A37];&quot;&quot;)" office:value-type="string" office:string-value="Whale cranium buried in raised beach">
            <text:p>Whale cranium buried in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7];[.B37]-1;&quot;&quot;)" office:value-type="float" office:value="14">
            <text:p>14</text:p>
          </table:table-cell>
          <table:table-cell table:style-name="ACE-11" table:formula="of:=IF([.K37];2;&quot;&quot;)" office:value-type="float" office:value="2">
            <text:p>2</text:p>
          </table:table-cell>
          <table:table-cell table:style-name="ACE-11" table:formula="of:=IF([.K37];2;&quot;&quot;)" office:value-type="float" office:value="2">
            <text:p>2</text:p>
          </table:table-cell>
          <table:table-cell table:style-name="ACE-11" table:formula="of:=IF([.K37];[.F37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cranium in beach gravels at marine limit</text:p>
          </table:table-cell>
          <table:table-cell table:style-name="ACE-11" office:value-type="float" office:value="20">
            <text:p>20</text:p>
          </table:table-cell>
          <table:table-cell table:style-name="ACE-11" office:value-type="string">
            <text:p>12,960±190</text:p>
          </table:table-cell>
          <table:table-cell table:style-name="ACE-11" office:value-type="float" office:value="-17.399999999999999">
            <text:p>−17.4</text:p>
          </table:table-cell>
          <table:table-cell table:style-name="ACE-11" office:value-type="string">
            <text:p>B-10968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38];[.E3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8];[.A3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8];[.B38]-1;&quot;&quot;)" office:value-type="string" office:string-value="">
            <text:p/>
          </table:table-cell>
          <table:table-cell table:style-name="ACE-11" table:formula="of:=IF([.K38];2;&quot;&quot;)" office:value-type="string" office:string-value="">
            <text:p/>
          </table:table-cell>
          <table:table-cell table:style-name="ACE-11" table:formula="of:=IF([.K38];2;&quot;&quot;)" office:value-type="string" office:string-value="">
            <text:p/>
          </table:table-cell>
          <table:table-cell table:style-name="ACE-11" table:formula="of:=IF([.K38];[.F3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39];[.E3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9];[.A3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9];[.B39]-1;&quot;&quot;)" office:value-type="string" office:string-value="">
            <text:p/>
          </table:table-cell>
          <table:table-cell table:style-name="ACE-11" table:formula="of:=IF([.K39];2;&quot;&quot;)" office:value-type="string" office:string-value="">
            <text:p/>
          </table:table-cell>
          <table:table-cell table:style-name="ACE-11" table:formula="of:=IF([.K39];2;&quot;&quot;)" office:value-type="string" office:string-value="">
            <text:p/>
          </table:table-cell>
          <table:table-cell table:style-name="ACE-11" table:formula="of:=IF([.K39];[.F3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Tønsneset, western Spitsbergen</text:p>
          </table:table-cell>
          <table:table-cell table:number-columns-repeated="6" table:style-name="ACE-11"/>
          <table:table-cell table:style-name="ACE-11" table:formula="of:=IF([.K40];[.E4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40];[.A4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40];[.B40]-1;&quot;&quot;)" office:value-type="string" office:string-value="">
            <text:p/>
          </table:table-cell>
          <table:table-cell table:style-name="ACE-11" table:formula="of:=IF([.K40];2;&quot;&quot;)" office:value-type="string" office:string-value="">
            <text:p/>
          </table:table-cell>
          <table:table-cell table:style-name="ACE-11" table:formula="of:=IF([.K40];2;&quot;&quot;)" office:value-type="string" office:string-value="">
            <text:p/>
          </table:table-cell>
          <table:table-cell table:style-name="ACE-11" table:formula="of:=IF([.K40];[.F4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bone behind modern storm beach</text:p>
          </table:table-cell>
          <table:table-cell table:style-name="ACE-11" office:value-type="float" office:value="5">
            <text:p>5</text:p>
          </table:table-cell>
          <table:table-cell table:style-name="ACE-11" office:value-type="string">
            <text:p>5900±210</text:p>
          </table:table-cell>
          <table:table-cell table:style-name="ACE-11" office:value-type="float" office:value="-16.600000000000001">
            <text:p>−16.6</text:p>
          </table:table-cell>
          <table:table-cell table:style-name="ACE-11" office:value-type="string">
            <text:p>GX-9899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41];[.E41];&quot;&quot;)" office:value-type="string" office:string-value="GX-9899">
            <text:p>GX-9899</text:p>
          </table:table-cell>
          <table:table-cell table:number-columns-repeated="2" table:style-name="ACE-11"/>
          <table:table-cell table:style-name="ACE-11" office:value-type="float" office:value="5900">
            <text:p>5900</text:p>
          </table:table-cell>
          <table:table-cell table:style-name="ACE-11" office:value-type="float" office:value="210">
            <text:p>210</text:p>
          </table:table-cell>
          <table:table-cell table:style-name="ACE-11" table:formula="of:=[.K41]+440" office:value-type="float" office:value="6340">
            <text:p>6340</text:p>
          </table:table-cell>
          <table:table-cell table:style-name="ACE-11" table:formula="of:=[.L41]" office:value-type="float" office:value="210">
            <text:p>210</text:p>
          </table:table-cell>
          <table:table-cell table:style-name="ACE-11" table:formula="of:=IF([.K41];[.A41];&quot;&quot;)" office:value-type="string" office:string-value="Whalebone behind modern storm beach">
            <text:p>Whalebone behind modern storm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41];[.B41]-1;&quot;&quot;)" office:value-type="float" office:value="4">
            <text:p>4</text:p>
          </table:table-cell>
          <table:table-cell table:style-name="ACE-11" table:formula="of:=IF([.K41];2;&quot;&quot;)" office:value-type="float" office:value="2">
            <text:p>2</text:p>
          </table:table-cell>
          <table:table-cell table:style-name="ACE-11" table:formula="of:=IF([.K41];2;&quot;&quot;)" office:value-type="float" office:value="2">
            <text:p>2</text:p>
          </table:table-cell>
          <table:table-cell table:style-name="ACE-11" table:formula="of:=IF([.K41];[.F41];&quot;&quot;)" office:value-type="string" office:string-value="Forman et al. (1987)">
            <text:p>Forman et al. (1987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and barnacle fragments from raised beach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10,065±170</text:p>
          </table:table-cell>
          <table:table-cell table:style-name="ACE-11" office:value-type="float" office:value="1.7">
            <text:p>1.7</text:p>
          </table:table-cell>
          <table:table-cell table:style-name="ACE-11" office:value-type="string">
            <text:p>GX-10104</text:p>
          </table:table-cell>
          <table:table-cell table:style-name="ACE-11" office:value-type="string">
            <text:p>Forman et al. (1987)</text:p>
          </table:table-cell>
          <table:table-cell table:style-name="ACE-11"/>
          <table:table-cell table:style-name="ACE-11" table:formula="of:=IF([.K42];[.E42];&quot;&quot;)" office:value-type="string" office:string-value="GX-10104">
            <text:p>GX-10104</text:p>
          </table:table-cell>
          <table:table-cell table:number-columns-repeated="2" table:style-name="ACE-11"/>
          <table:table-cell table:style-name="ACE-11" office:value-type="float" office:value="10065">
            <text:p>10065</text:p>
          </table:table-cell>
          <table:table-cell table:style-name="ACE-11" office:value-type="float" office:value="170">
            <text:p>170</text:p>
          </table:table-cell>
          <table:table-cell table:style-name="ACE-11" table:formula="of:=[.K42]+440" office:value-type="float" office:value="10505">
            <text:p>10505</text:p>
          </table:table-cell>
          <table:table-cell table:style-name="ACE-11" table:formula="of:=[.L42]" office:value-type="float" office:value="170">
            <text:p>170</text:p>
          </table:table-cell>
          <table:table-cell table:style-name="ACE-11" table:formula="of:=IF([.K42];[.A42];&quot;&quot;)" office:value-type="string" office:string-value="Shell and barnacle fragments from raised beach">
            <text:p>Shell and barnacle fragments from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42];[.B42]-1;&quot;&quot;)" office:value-type="float" office:value="9">
            <text:p>9</text:p>
          </table:table-cell>
          <table:table-cell table:style-name="ACE-11" table:formula="of:=IF([.K42];2;&quot;&quot;)" office:value-type="float" office:value="2">
            <text:p>2</text:p>
          </table:table-cell>
          <table:table-cell table:style-name="ACE-11" table:formula="of:=IF([.K42];2;&quot;&quot;)" office:value-type="float" office:value="2">
            <text:p>2</text:p>
          </table:table-cell>
          <table:table-cell table:style-name="ACE-11" table:formula="of:=IF([.K42];[.F42];&quot;&quot;)" office:value-type="string" office:string-value="Forman et al. (1987)">
            <text:p>Forman et al. (1987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from raised beach surface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9185±120a</text:p>
          </table:table-cell>
          <table:table-cell table:style-name="ACE-11"/>
          <table:table-cell table:style-name="ACE-11" office:value-type="string">
            <text:p>Tln-249</text:p>
          </table:table-cell>
          <table:table-cell table:style-name="ACE-11" office:value-type="string">
            <text:p>Punning et al. (1978)</text:p>
          </table:table-cell>
          <table:table-cell table:style-name="ACE-11"/>
          <table:table-cell table:style-name="ACE-11" table:formula="of:=IF([.K43];[.E43];&quot;&quot;)" office:value-type="string" office:string-value="Tln-249">
            <text:p>Tln-249</text:p>
          </table:table-cell>
          <table:table-cell table:number-columns-repeated="2" table:style-name="ACE-11"/>
          <table:table-cell table:style-name="ACE-11" office:value-type="float" office:value="9185">
            <text:p>9185</text:p>
          </table:table-cell>
          <table:table-cell table:style-name="ACE-11" office:value-type="float" office:value="120">
            <text:p>120</text:p>
          </table:table-cell>
          <table:table-cell table:style-name="ACE-11" table:formula="of:=[.K43]+440" office:value-type="float" office:value="9625">
            <text:p>9625</text:p>
          </table:table-cell>
          <table:table-cell table:style-name="ACE-11" table:formula="of:=[.L43]" office:value-type="float" office:value="120">
            <text:p>120</text:p>
          </table:table-cell>
          <table:table-cell table:style-name="ACE-11" table:formula="of:=IF([.K43];[.A43];&quot;&quot;)" office:value-type="string" office:string-value="Shell from raised beach surface">
            <text:p>Shell from raised beach surfac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43];[.B43]-1;&quot;&quot;)" office:value-type="float" office:value="9">
            <text:p>9</text:p>
          </table:table-cell>
          <table:table-cell table:style-name="ACE-11" table:formula="of:=IF([.K43];2;&quot;&quot;)" office:value-type="float" office:value="2">
            <text:p>2</text:p>
          </table:table-cell>
          <table:table-cell table:style-name="ACE-11" table:formula="of:=IF([.K43];2;&quot;&quot;)" office:value-type="float" office:value="2">
            <text:p>2</text:p>
          </table:table-cell>
          <table:table-cell table:style-name="ACE-11" table:formula="of:=IF([.K43];[.F43];&quot;&quot;)" office:value-type="string" office:string-value="Punning et al. (1978)">
            <text:p>Punning et al. (1978)</text:p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44];[.E4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44];[.A4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44];[.B44]-1;&quot;&quot;)" office:value-type="string" office:string-value="">
            <text:p/>
          </table:table-cell>
          <table:table-cell table:style-name="ACE-11" table:formula="of:=IF([.K44];2;&quot;&quot;)" office:value-type="string" office:string-value="">
            <text:p/>
          </table:table-cell>
          <table:table-cell table:style-name="ACE-11" table:formula="of:=IF([.K44];2;&quot;&quot;)" office:value-type="string" office:string-value="">
            <text:p/>
          </table:table-cell>
          <table:table-cell table:style-name="ACE-11" table:formula="of:=IF([.K44];[.F4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audmannsøyra, western Spitsbergen: marine limit 48±2 m aht</text:p>
          </table:table-cell>
          <table:table-cell table:number-columns-repeated="6" table:style-name="ACE-11"/>
          <table:table-cell table:style-name="ACE-11" table:formula="of:=IF([.K45];[.E4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45];[.A4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45];[.B45]-1;&quot;&quot;)" office:value-type="string" office:string-value="">
            <text:p/>
          </table:table-cell>
          <table:table-cell table:style-name="ACE-11" table:formula="of:=IF([.K45];2;&quot;&quot;)" office:value-type="string" office:string-value="">
            <text:p/>
          </table:table-cell>
          <table:table-cell table:style-name="ACE-11" table:formula="of:=IF([.K45];2;&quot;&quot;)" office:value-type="string" office:string-value="">
            <text:p/>
          </table:table-cell>
          <table:table-cell table:style-name="ACE-11" table:formula="of:=IF([.K45];[.F4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Larch log buried in raised beach gravels</text:p>
          </table:table-cell>
          <table:table-cell table:style-name="ACE-11" office:value-type="float" office:value="5.5">
            <text:p>5.5</text:p>
          </table:table-cell>
          <table:table-cell table:style-name="ACE-11" office:value-type="string">
            <text:p>5590±90</text:p>
          </table:table-cell>
          <table:table-cell table:style-name="ACE-11" office:value-type="float" office:value="-252">
            <text:p>−252</text:p>
          </table:table-cell>
          <table:table-cell table:style-name="ACE-11" office:value-type="string">
            <text:p>DIC-2902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46];[.E46];&quot;&quot;)" office:value-type="string" office:string-value="DIC-2902">
            <text:p>DIC-2902</text:p>
          </table:table-cell>
          <table:table-cell table:number-columns-repeated="2" table:style-name="ACE-11"/>
          <table:table-cell table:style-name="ACE-11" office:value-type="float" office:value="5590">
            <text:p>5590</text:p>
          </table:table-cell>
          <table:table-cell table:style-name="ACE-11" office:value-type="float" office:value="90">
            <text:p>90</text:p>
          </table:table-cell>
          <table:table-cell table:style-name="ACE-11" table:formula="of:=[.K46]" office:value-type="float" office:value="5590">
            <text:p>5590</text:p>
          </table:table-cell>
          <table:table-cell table:style-name="ACE-11" table:formula="of:=[.L46]" office:value-type="float" office:value="90">
            <text:p>90</text:p>
          </table:table-cell>
          <table:table-cell table:style-name="ACE-11" table:formula="of:=IF([.K46];[.A46];&quot;&quot;)" office:value-type="string" office:string-value="Larch log buried in raised beach gravels">
            <text:p>Larch log buried in raised beach gravels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46];[.B46]-1;&quot;&quot;)" office:value-type="float" office:value="4.5">
            <text:p>4.5</text:p>
          </table:table-cell>
          <table:table-cell table:style-name="ACE-11" table:formula="of:=IF([.K46];2;&quot;&quot;)" office:value-type="float" office:value="2">
            <text:p>2</text:p>
          </table:table-cell>
          <table:table-cell table:style-name="ACE-11" table:formula="of:=IF([.K46];2;&quot;&quot;)" office:value-type="float" office:value="2">
            <text:p>2</text:p>
          </table:table-cell>
          <table:table-cell table:style-name="ACE-11" table:formula="of:=IF([.K46];[.F46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In situ Mytilus edulis paired valves</text:p>
          </table:table-cell>
          <table:table-cell table:style-name="ACE-11" office:value-type="float" office:value="4">
            <text:p>4</text:p>
          </table:table-cell>
          <table:table-cell table:style-name="ACE-11" office:value-type="string">
            <text:p>6030±200</text:p>
          </table:table-cell>
          <table:table-cell table:style-name="ACE-11" office:value-type="float" office:value="-0.40000000000000002">
            <text:p>−0.4</text:p>
          </table:table-cell>
          <table:table-cell table:style-name="ACE-11" office:value-type="string">
            <text:p>GX-10037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47];[.E47];&quot;&quot;)" office:value-type="string" office:string-value="GX-10037">
            <text:p>GX-10037</text:p>
          </table:table-cell>
          <table:table-cell table:number-columns-repeated="2" table:style-name="ACE-11"/>
          <table:table-cell table:style-name="ACE-11" office:value-type="float" office:value="6030">
            <text:p>6030</text:p>
          </table:table-cell>
          <table:table-cell table:style-name="ACE-11" office:value-type="float" office:value="200">
            <text:p>200</text:p>
          </table:table-cell>
          <table:table-cell table:style-name="ACE-11" table:formula="of:=[.K47]+440" office:value-type="float" office:value="6470">
            <text:p>6470</text:p>
          </table:table-cell>
          <table:table-cell table:style-name="ACE-11" table:formula="of:=[.L47]" office:value-type="float" office:value="200">
            <text:p>200</text:p>
          </table:table-cell>
          <table:table-cell table:style-name="ACE-11" table:formula="of:=IF([.K47];[.A47];&quot;&quot;)" office:value-type="string" office:string-value="In situ Mytilus edulis paired valves">
            <text:p>In situ Mytilus edulis paired valve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47];[.B47]-1;&quot;&quot;)" office:value-type="float" office:value="3">
            <text:p>3</text:p>
          </table:table-cell>
          <table:table-cell table:style-name="ACE-11" table:formula="of:=IF([.K47];2;&quot;&quot;)" office:value-type="float" office:value="2">
            <text:p>2</text:p>
          </table:table-cell>
          <table:table-cell table:style-name="ACE-11" table:formula="of:=IF([.K47];2;&quot;&quot;)" office:value-type="float" office:value="2">
            <text:p>2</text:p>
          </table:table-cell>
          <table:table-cell table:style-name="ACE-11" table:formula="of:=IF([.K47];[.F47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partially buried in raised beach gravels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8810±140</text:p>
          </table:table-cell>
          <table:table-cell table:style-name="ACE-11" office:value-type="float" office:value="-17.899999999999999">
            <text:p>−17.9</text:p>
          </table:table-cell>
          <table:table-cell table:style-name="ACE-11" office:value-type="string">
            <text:p>GX-10777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48];[.E48];&quot;&quot;)" office:value-type="string" office:string-value="GX-10777">
            <text:p>GX-10777</text:p>
          </table:table-cell>
          <table:table-cell table:number-columns-repeated="2" table:style-name="ACE-11"/>
          <table:table-cell table:style-name="ACE-11" office:value-type="float" office:value="8810">
            <text:p>8810</text:p>
          </table:table-cell>
          <table:table-cell table:style-name="ACE-11" office:value-type="float" office:value="140">
            <text:p>140</text:p>
          </table:table-cell>
          <table:table-cell table:style-name="ACE-11" table:formula="of:=[.K48]+440" office:value-type="float" office:value="9250">
            <text:p>9250</text:p>
          </table:table-cell>
          <table:table-cell table:style-name="ACE-11" table:formula="of:=[.L48]" office:value-type="float" office:value="140">
            <text:p>140</text:p>
          </table:table-cell>
          <table:table-cell table:style-name="ACE-11" table:formula="of:=IF([.K48];[.A48];&quot;&quot;)" office:value-type="string" office:string-value="Whale rib partially buried in raised beach gravels">
            <text:p>Whale rib partially buried in raised beach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48];[.B48]-1;&quot;&quot;)" office:value-type="float" office:value="9">
            <text:p>9</text:p>
          </table:table-cell>
          <table:table-cell table:style-name="ACE-11" table:formula="of:=IF([.K48];2;&quot;&quot;)" office:value-type="float" office:value="2">
            <text:p>2</text:p>
          </table:table-cell>
          <table:table-cell table:style-name="ACE-11" table:formula="of:=IF([.K48];2;&quot;&quot;)" office:value-type="float" office:value="2">
            <text:p>2</text:p>
          </table:table-cell>
          <table:table-cell table:style-name="ACE-11" table:formula="of:=IF([.K48];[.F48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vertebrae partially buried in raised beach gravels</text:p>
          </table:table-cell>
          <table:table-cell table:style-name="ACE-11" office:value-type="float" office:value="14">
            <text:p>14</text:p>
          </table:table-cell>
          <table:table-cell table:style-name="ACE-11" office:value-type="string">
            <text:p>9040±165</text:p>
          </table:table-cell>
          <table:table-cell table:style-name="ACE-11" office:value-type="float" office:value="-16.800000000000001">
            <text:p>−16.8</text:p>
          </table:table-cell>
          <table:table-cell table:style-name="ACE-11" office:value-type="string">
            <text:p>GX-10776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49];[.E49];&quot;&quot;)" office:value-type="string" office:string-value="GX-10776">
            <text:p>GX-10776</text:p>
          </table:table-cell>
          <table:table-cell table:number-columns-repeated="2" table:style-name="ACE-11"/>
          <table:table-cell table:style-name="ACE-11" office:value-type="float" office:value="9040">
            <text:p>9040</text:p>
          </table:table-cell>
          <table:table-cell table:style-name="ACE-11" office:value-type="float" office:value="165">
            <text:p>165</text:p>
          </table:table-cell>
          <table:table-cell table:style-name="ACE-11" table:formula="of:=[.K49]+440" office:value-type="float" office:value="9480">
            <text:p>9480</text:p>
          </table:table-cell>
          <table:table-cell table:style-name="ACE-11" table:formula="of:=[.L49]" office:value-type="float" office:value="165">
            <text:p>165</text:p>
          </table:table-cell>
          <table:table-cell table:style-name="ACE-11" table:formula="of:=IF([.K49];[.A49];&quot;&quot;)" office:value-type="string" office:string-value="Whale vertebrae partially buried in raised beach gravels">
            <text:p>Whale vertebrae partially buried in raised beach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49];[.B49]-1;&quot;&quot;)" office:value-type="float" office:value="13">
            <text:p>13</text:p>
          </table:table-cell>
          <table:table-cell table:style-name="ACE-11" table:formula="of:=IF([.K49];2;&quot;&quot;)" office:value-type="float" office:value="2">
            <text:p>2</text:p>
          </table:table-cell>
          <table:table-cell table:style-name="ACE-11" table:formula="of:=IF([.K49];2;&quot;&quot;)" office:value-type="float" office:value="2">
            <text:p>2</text:p>
          </table:table-cell>
          <table:table-cell table:style-name="ACE-11" table:formula="of:=IF([.K49];[.F49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vertebrae partially buried in raised beach gravels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9295±160</text:p>
          </table:table-cell>
          <table:table-cell table:style-name="ACE-11" office:value-type="float" office:value="-16">
            <text:p>−16</text:p>
          </table:table-cell>
          <table:table-cell table:style-name="ACE-11" office:value-type="string">
            <text:p>GX-10593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50];[.E50];&quot;&quot;)" office:value-type="string" office:string-value="GX-10593">
            <text:p>GX-10593</text:p>
          </table:table-cell>
          <table:table-cell table:number-columns-repeated="2" table:style-name="ACE-11"/>
          <table:table-cell table:style-name="ACE-11" office:value-type="float" office:value="9295">
            <text:p>9295</text:p>
          </table:table-cell>
          <table:table-cell table:style-name="ACE-11" office:value-type="float" office:value="160">
            <text:p>160</text:p>
          </table:table-cell>
          <table:table-cell table:style-name="ACE-11" table:formula="of:=[.K50]+440" office:value-type="float" office:value="9735">
            <text:p>9735</text:p>
          </table:table-cell>
          <table:table-cell table:style-name="ACE-11" table:formula="of:=[.L50]" office:value-type="float" office:value="160">
            <text:p>160</text:p>
          </table:table-cell>
          <table:table-cell table:style-name="ACE-11" table:formula="of:=IF([.K50];[.A50];&quot;&quot;)" office:value-type="string" office:string-value="Whale vertebrae partially buried in raised beach gravels">
            <text:p>Whale vertebrae partially buried in raised beach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50];[.B50]-1;&quot;&quot;)" office:value-type="float" office:value="29">
            <text:p>29</text:p>
          </table:table-cell>
          <table:table-cell table:style-name="ACE-11" table:formula="of:=IF([.K50];2;&quot;&quot;)" office:value-type="float" office:value="2">
            <text:p>2</text:p>
          </table:table-cell>
          <table:table-cell table:style-name="ACE-11" table:formula="of:=IF([.K50];2;&quot;&quot;)" office:value-type="float" office:value="2">
            <text:p>2</text:p>
          </table:table-cell>
          <table:table-cell table:style-name="ACE-11" table:formula="of:=IF([.K50];[.F50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embedded in raised beach</text:p>
          </table:table-cell>
          <table:table-cell table:style-name="ACE-11" office:value-type="float" office:value="38">
            <text:p>38</text:p>
          </table:table-cell>
          <table:table-cell table:style-name="ACE-11" office:value-type="string">
            <text:p>9355±170</text:p>
          </table:table-cell>
          <table:table-cell table:style-name="ACE-11" office:value-type="float" office:value="-16.600000000000001">
            <text:p>−16.6</text:p>
          </table:table-cell>
          <table:table-cell table:style-name="ACE-11" office:value-type="string">
            <text:p>GX-10591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51];[.E51];&quot;&quot;)" office:value-type="string" office:string-value="GX-10591">
            <text:p>GX-10591</text:p>
          </table:table-cell>
          <table:table-cell table:number-columns-repeated="2" table:style-name="ACE-11"/>
          <table:table-cell table:style-name="ACE-11" office:value-type="float" office:value="9355">
            <text:p>9355</text:p>
          </table:table-cell>
          <table:table-cell table:style-name="ACE-11" office:value-type="float" office:value="170">
            <text:p>170</text:p>
          </table:table-cell>
          <table:table-cell table:style-name="ACE-11" table:formula="of:=[.K51]+440" office:value-type="float" office:value="9795">
            <text:p>9795</text:p>
          </table:table-cell>
          <table:table-cell table:style-name="ACE-11" table:formula="of:=[.L51]" office:value-type="float" office:value="170">
            <text:p>170</text:p>
          </table:table-cell>
          <table:table-cell table:style-name="ACE-11" table:formula="of:=IF([.K51];[.A51];&quot;&quot;)" office:value-type="string" office:string-value="Whale rib embedded in raised beach">
            <text:p>Whale rib embedded in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51];[.B51]-1;&quot;&quot;)" office:value-type="float" office:value="37">
            <text:p>37</text:p>
          </table:table-cell>
          <table:table-cell table:style-name="ACE-11" table:formula="of:=IF([.K51];2;&quot;&quot;)" office:value-type="float" office:value="2">
            <text:p>2</text:p>
          </table:table-cell>
          <table:table-cell table:style-name="ACE-11" table:formula="of:=IF([.K51];2;&quot;&quot;)" office:value-type="float" office:value="2">
            <text:p>2</text:p>
          </table:table-cell>
          <table:table-cell table:style-name="ACE-11" table:formula="of:=IF([.K51];[.F51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vertebrae partially buried in raised beach gravels</text:p>
          </table:table-cell>
          <table:table-cell table:style-name="ACE-11" office:value-type="float" office:value="24">
            <text:p>24</text:p>
          </table:table-cell>
          <table:table-cell table:style-name="ACE-11" office:value-type="string">
            <text:p>9420±160</text:p>
          </table:table-cell>
          <table:table-cell table:style-name="ACE-11" office:value-type="float" office:value="-17.600000000000001">
            <text:p>−17.6</text:p>
          </table:table-cell>
          <table:table-cell table:style-name="ACE-11" office:value-type="string">
            <text:p>GX-10592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52];[.E52];&quot;&quot;)" office:value-type="string" office:string-value="GX-10592">
            <text:p>GX-10592</text:p>
          </table:table-cell>
          <table:table-cell table:number-columns-repeated="2" table:style-name="ACE-11"/>
          <table:table-cell table:style-name="ACE-11" office:value-type="float" office:value="9420">
            <text:p>9420</text:p>
          </table:table-cell>
          <table:table-cell table:style-name="ACE-11" office:value-type="float" office:value="160">
            <text:p>160</text:p>
          </table:table-cell>
          <table:table-cell table:style-name="ACE-11" table:formula="of:=[.K52]+440" office:value-type="float" office:value="9860">
            <text:p>9860</text:p>
          </table:table-cell>
          <table:table-cell table:style-name="ACE-11" table:formula="of:=[.L52]" office:value-type="float" office:value="160">
            <text:p>160</text:p>
          </table:table-cell>
          <table:table-cell table:style-name="ACE-11" table:formula="of:=IF([.K52];[.A52];&quot;&quot;)" office:value-type="string" office:string-value="Whale vertebrae partially buried in raised beach gravels">
            <text:p>Whale vertebrae partially buried in raised beach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52];[.B52]-1;&quot;&quot;)" office:value-type="float" office:value="23">
            <text:p>23</text:p>
          </table:table-cell>
          <table:table-cell table:style-name="ACE-11" table:formula="of:=IF([.K52];2;&quot;&quot;)" office:value-type="float" office:value="2">
            <text:p>2</text:p>
          </table:table-cell>
          <table:table-cell table:style-name="ACE-11" table:formula="of:=IF([.K52];2;&quot;&quot;)" office:value-type="float" office:value="2">
            <text:p>2</text:p>
          </table:table-cell>
          <table:table-cell table:style-name="ACE-11" table:formula="of:=IF([.K52];[.F52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partially buried in raised beach gravels</text:p>
          </table:table-cell>
          <table:table-cell table:style-name="ACE-11" office:value-type="float" office:value="42">
            <text:p>42</text:p>
          </table:table-cell>
          <table:table-cell table:style-name="ACE-11" office:value-type="string">
            <text:p>9940±310</text:p>
          </table:table-cell>
          <table:table-cell table:style-name="ACE-11" office:value-type="float" office:value="-14.4">
            <text:p>−14.4</text:p>
          </table:table-cell>
          <table:table-cell table:style-name="ACE-11" office:value-type="string">
            <text:p>GX-9910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53];[.E53];&quot;&quot;)" office:value-type="string" office:string-value="GX-9910">
            <text:p>GX-9910</text:p>
          </table:table-cell>
          <table:table-cell table:number-columns-repeated="2" table:style-name="ACE-11"/>
          <table:table-cell table:style-name="ACE-11" office:value-type="float" office:value="9940">
            <text:p>9940</text:p>
          </table:table-cell>
          <table:table-cell table:style-name="ACE-11" office:value-type="float" office:value="310">
            <text:p>310</text:p>
          </table:table-cell>
          <table:table-cell table:style-name="ACE-11" table:formula="of:=[.K53]+440" office:value-type="float" office:value="10380">
            <text:p>10380</text:p>
          </table:table-cell>
          <table:table-cell table:style-name="ACE-11" table:formula="of:=[.L53]" office:value-type="float" office:value="310">
            <text:p>310</text:p>
          </table:table-cell>
          <table:table-cell table:style-name="ACE-11" table:formula="of:=IF([.K53];[.A53];&quot;&quot;)" office:value-type="string" office:string-value="Whale rib partially buried in raised beach gravels">
            <text:p>Whale rib partially buried in raised beach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53];[.B53]-1;&quot;&quot;)" office:value-type="float" office:value="41">
            <text:p>41</text:p>
          </table:table-cell>
          <table:table-cell table:style-name="ACE-11" table:formula="of:=IF([.K53];2;&quot;&quot;)" office:value-type="float" office:value="2">
            <text:p>2</text:p>
          </table:table-cell>
          <table:table-cell table:style-name="ACE-11" table:formula="of:=IF([.K53];2;&quot;&quot;)" office:value-type="float" office:value="2">
            <text:p>2</text:p>
          </table:table-cell>
          <table:table-cell table:style-name="ACE-11" table:formula="of:=IF([.K53];[.F53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54];[.E5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54];[.A5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54];[.B54]-1;&quot;&quot;)" office:value-type="string" office:string-value="">
            <text:p/>
          </table:table-cell>
          <table:table-cell table:style-name="ACE-11" table:formula="of:=IF([.K54];2;&quot;&quot;)" office:value-type="string" office:string-value="">
            <text:p/>
          </table:table-cell>
          <table:table-cell table:style-name="ACE-11" table:formula="of:=IF([.K54];2;&quot;&quot;)" office:value-type="string" office:string-value="">
            <text:p/>
          </table:table-cell>
          <table:table-cell table:style-name="ACE-11" table:formula="of:=IF([.K54];[.F5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outhern Prinz Karls Foreland, western Spitsbergen: marine limit 36±2 m aht</text:p>
          </table:table-cell>
          <table:table-cell table:number-columns-repeated="6" table:style-name="ACE-11"/>
          <table:table-cell table:style-name="ACE-11" table:formula="of:=IF([.K55];[.E5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55];[.A5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55];[.B55]-1;&quot;&quot;)" office:value-type="string" office:string-value="">
            <text:p/>
          </table:table-cell>
          <table:table-cell table:style-name="ACE-11" table:formula="of:=IF([.K55];2;&quot;&quot;)" office:value-type="string" office:string-value="">
            <text:p/>
          </table:table-cell>
          <table:table-cell table:style-name="ACE-11" table:formula="of:=IF([.K55];2;&quot;&quot;)" office:value-type="string" office:string-value="">
            <text:p/>
          </table:table-cell>
          <table:table-cell table:style-name="ACE-11" table:formula="of:=IF([.K55];[.F5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cranium buried in raised beach surface</text:p>
          </table:table-cell>
          <table:table-cell table:style-name="ACE-11" office:value-type="float" office:value="3">
            <text:p>3</text:p>
          </table:table-cell>
          <table:table-cell table:style-name="ACE-11" office:value-type="string">
            <text:p>370±80-</text:p>
          </table:table-cell>
          <table:table-cell table:style-name="ACE-11" office:value-type="float" office:value="-15.9">
            <text:p>−15.9</text:p>
          </table:table-cell>
          <table:table-cell table:style-name="ACE-11" office:value-type="string">
            <text:p>GX-10734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56];[.E56];&quot;&quot;)" office:value-type="string" office:string-value="GX-10734">
            <text:p>GX-10734</text:p>
          </table:table-cell>
          <table:table-cell table:number-columns-repeated="2" table:style-name="ACE-11"/>
          <table:table-cell table:style-name="ACE-11" office:value-type="float" office:value="370">
            <text:p>370</text:p>
          </table:table-cell>
          <table:table-cell table:style-name="ACE-11" office:value-type="float" office:value="80">
            <text:p>80</text:p>
          </table:table-cell>
          <table:table-cell table:style-name="ACE-11" table:formula="of:=[.K56]+440" office:value-type="float" office:value="810">
            <text:p>810</text:p>
          </table:table-cell>
          <table:table-cell table:style-name="ACE-11" table:formula="of:=[.L56]" office:value-type="float" office:value="80">
            <text:p>80</text:p>
          </table:table-cell>
          <table:table-cell table:style-name="ACE-11" table:formula="of:=IF([.K56];[.A56];&quot;&quot;)" office:value-type="string" office:string-value="Whale cranium buried in raised beach surface">
            <text:p>Whale cranium buried in raised beach surfac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56];[.B56]-1;&quot;&quot;)" office:value-type="float" office:value="2">
            <text:p>2</text:p>
          </table:table-cell>
          <table:table-cell table:style-name="ACE-11" table:formula="of:=IF([.K56];2;&quot;&quot;)" office:value-type="float" office:value="2">
            <text:p>2</text:p>
          </table:table-cell>
          <table:table-cell table:style-name="ACE-11" table:formula="of:=IF([.K56];2;&quot;&quot;)" office:value-type="float" office:value="2">
            <text:p>2</text:p>
          </table:table-cell>
          <table:table-cell table:style-name="ACE-11" table:formula="of:=IF([.K56];[.F56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vertebrae on raised beach</text:p>
          </table:table-cell>
          <table:table-cell table:style-name="ACE-11" office:value-type="float" office:value="4">
            <text:p>4</text:p>
          </table:table-cell>
          <table:table-cell table:style-name="ACE-11" office:value-type="string">
            <text:p>820±80-</text:p>
          </table:table-cell>
          <table:table-cell table:style-name="ACE-11" office:value-type="float" office:value="-15.9">
            <text:p>−15.9</text:p>
          </table:table-cell>
          <table:table-cell table:style-name="ACE-11" office:value-type="string">
            <text:p>GX-10735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57];[.E57];&quot;&quot;)" office:value-type="string" office:string-value="GX-10735">
            <text:p>GX-10735</text:p>
          </table:table-cell>
          <table:table-cell table:number-columns-repeated="2" table:style-name="ACE-11"/>
          <table:table-cell table:style-name="ACE-11" office:value-type="float" office:value="820">
            <text:p>820</text:p>
          </table:table-cell>
          <table:table-cell table:style-name="ACE-11" office:value-type="float" office:value="80">
            <text:p>80</text:p>
          </table:table-cell>
          <table:table-cell table:style-name="ACE-11" table:formula="of:=[.K57]+440" office:value-type="float" office:value="1260">
            <text:p>1260</text:p>
          </table:table-cell>
          <table:table-cell table:style-name="ACE-11" table:formula="of:=[.L57]" office:value-type="float" office:value="80">
            <text:p>80</text:p>
          </table:table-cell>
          <table:table-cell table:style-name="ACE-11" table:formula="of:=IF([.K57];[.A57];&quot;&quot;)" office:value-type="string" office:string-value="Whale vertebrae on raised beach">
            <text:p>Whale vertebrae on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57];[.B57]-1;&quot;&quot;)" office:value-type="float" office:value="3">
            <text:p>3</text:p>
          </table:table-cell>
          <table:table-cell table:style-name="ACE-11" table:formula="of:=IF([.K57];2;&quot;&quot;)" office:value-type="float" office:value="2">
            <text:p>2</text:p>
          </table:table-cell>
          <table:table-cell table:style-name="ACE-11" table:formula="of:=IF([.K57];2;&quot;&quot;)" office:value-type="float" office:value="2">
            <text:p>2</text:p>
          </table:table-cell>
          <table:table-cell table:style-name="ACE-11" table:formula="of:=IF([.K57];[.F57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partially embedded into raised beach</text:p>
          </table:table-cell>
          <table:table-cell table:style-name="ACE-11" office:value-type="float" office:value="3">
            <text:p>3</text:p>
          </table:table-cell>
          <table:table-cell table:style-name="ACE-11" office:value-type="string">
            <text:p>4925±100</text:p>
          </table:table-cell>
          <table:table-cell table:style-name="ACE-11" office:value-type="float" office:value="-15.9">
            <text:p>−15.9</text:p>
          </table:table-cell>
          <table:table-cell table:style-name="ACE-11" office:value-type="string">
            <text:p>GX-10732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58];[.E58];&quot;&quot;)" office:value-type="string" office:string-value="GX-10732">
            <text:p>GX-10732</text:p>
          </table:table-cell>
          <table:table-cell table:number-columns-repeated="2" table:style-name="ACE-11"/>
          <table:table-cell table:style-name="ACE-11" office:value-type="float" office:value="4925">
            <text:p>4925</text:p>
          </table:table-cell>
          <table:table-cell table:style-name="ACE-11" office:value-type="float" office:value="100">
            <text:p>100</text:p>
          </table:table-cell>
          <table:table-cell table:style-name="ACE-11" table:formula="of:=[.K58]+440" office:value-type="float" office:value="5365">
            <text:p>5365</text:p>
          </table:table-cell>
          <table:table-cell table:style-name="ACE-11" table:formula="of:=[.L58]" office:value-type="float" office:value="100">
            <text:p>100</text:p>
          </table:table-cell>
          <table:table-cell table:style-name="ACE-11" table:formula="of:=IF([.K58];[.A58];&quot;&quot;)" office:value-type="string" office:string-value="Whale rib partially embedded into raised beach">
            <text:p>Whale rib partially embedded into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58];[.B58]-1;&quot;&quot;)" office:value-type="float" office:value="2">
            <text:p>2</text:p>
          </table:table-cell>
          <table:table-cell table:style-name="ACE-11" table:formula="of:=IF([.K58];2;&quot;&quot;)" office:value-type="float" office:value="2">
            <text:p>2</text:p>
          </table:table-cell>
          <table:table-cell table:style-name="ACE-11" table:formula="of:=IF([.K58];2;&quot;&quot;)" office:value-type="float" office:value="2">
            <text:p>2</text:p>
          </table:table-cell>
          <table:table-cell table:style-name="ACE-11" table:formula="of:=IF([.K58];[.F58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In situ Mytilus edulis paired valves from raised beach</text:p>
          </table:table-cell>
          <table:table-cell table:style-name="ACE-11" office:value-type="float" office:value="5">
            <text:p>5</text:p>
          </table:table-cell>
          <table:table-cell table:style-name="ACE-11" office:value-type="string">
            <text:p>8940±90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DIC-3054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59];[.E59];&quot;&quot;)" office:value-type="string" office:string-value="DIC-3054">
            <text:p>DIC-3054</text:p>
          </table:table-cell>
          <table:table-cell table:number-columns-repeated="2" table:style-name="ACE-11"/>
          <table:table-cell table:style-name="ACE-11" office:value-type="float" office:value="8940">
            <text:p>8940</text:p>
          </table:table-cell>
          <table:table-cell table:style-name="ACE-11" office:value-type="float" office:value="90">
            <text:p>90</text:p>
          </table:table-cell>
          <table:table-cell table:style-name="ACE-11" table:formula="of:=[.K59]+440" office:value-type="float" office:value="9380">
            <text:p>9380</text:p>
          </table:table-cell>
          <table:table-cell table:style-name="ACE-11" table:formula="of:=[.L59]" office:value-type="float" office:value="90">
            <text:p>90</text:p>
          </table:table-cell>
          <table:table-cell table:style-name="ACE-11" table:formula="of:=IF([.K59];[.A59];&quot;&quot;)" office:value-type="string" office:string-value="In situ Mytilus edulis paired valves from raised beach">
            <text:p>In situ Mytilus edulis paired valves from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59];[.B59]-1;&quot;&quot;)" office:value-type="float" office:value="4">
            <text:p>4</text:p>
          </table:table-cell>
          <table:table-cell table:style-name="ACE-11" table:formula="of:=IF([.K59];2;&quot;&quot;)" office:value-type="float" office:value="2">
            <text:p>2</text:p>
          </table:table-cell>
          <table:table-cell table:style-name="ACE-11" table:formula="of:=IF([.K59];2;&quot;&quot;)" office:value-type="float" office:value="2">
            <text:p>2</text:p>
          </table:table-cell>
          <table:table-cell table:style-name="ACE-11" table:formula="of:=IF([.K59];[.F59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aired valves Mya truncata from raised beach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9420±90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DIC-3052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60];[.E60];&quot;&quot;)" office:value-type="string" office:string-value="DIC-3052">
            <text:p>DIC-3052</text:p>
          </table:table-cell>
          <table:table-cell table:number-columns-repeated="2" table:style-name="ACE-11"/>
          <table:table-cell table:style-name="ACE-11" office:value-type="float" office:value="9420">
            <text:p>9420</text:p>
          </table:table-cell>
          <table:table-cell table:style-name="ACE-11" office:value-type="float" office:value="90">
            <text:p>90</text:p>
          </table:table-cell>
          <table:table-cell table:style-name="ACE-11" table:formula="of:=[.K60]+440" office:value-type="float" office:value="9860">
            <text:p>9860</text:p>
          </table:table-cell>
          <table:table-cell table:style-name="ACE-11" table:formula="of:=[.L60]" office:value-type="float" office:value="90">
            <text:p>90</text:p>
          </table:table-cell>
          <table:table-cell table:style-name="ACE-11" table:formula="of:=IF([.K60];[.A60];&quot;&quot;)" office:value-type="string" office:string-value="Paired valves Mya truncata from raised beach">
            <text:p>Paired valves Mya truncata from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60];[.B60]-1;&quot;&quot;)" office:value-type="float" office:value="9">
            <text:p>9</text:p>
          </table:table-cell>
          <table:table-cell table:style-name="ACE-11" table:formula="of:=IF([.K60];2;&quot;&quot;)" office:value-type="float" office:value="2">
            <text:p>2</text:p>
          </table:table-cell>
          <table:table-cell table:style-name="ACE-11" table:formula="of:=IF([.K60];2;&quot;&quot;)" office:value-type="float" office:value="2">
            <text:p>2</text:p>
          </table:table-cell>
          <table:table-cell table:style-name="ACE-11" table:formula="of:=IF([.K60];[.F60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jaw bone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9410±140</text:p>
          </table:table-cell>
          <table:table-cell table:style-name="ACE-11" office:value-type="float" office:value="-19.199999999999999">
            <text:p>−19.2</text:p>
          </table:table-cell>
          <table:table-cell table:style-name="ACE-11" office:value-type="string">
            <text:p>T-2235</text:p>
          </table:table-cell>
          <table:table-cell table:style-name="ACE-11" office:value-type="string">
            <text:p>Salvigsen (1977)</text:p>
          </table:table-cell>
          <table:table-cell table:style-name="ACE-11"/>
          <table:table-cell table:style-name="ACE-11" table:formula="of:=IF([.K61];[.E61];&quot;&quot;)" office:value-type="string" office:string-value="T-2235">
            <text:p>T-2235</text:p>
          </table:table-cell>
          <table:table-cell table:number-columns-repeated="2" table:style-name="ACE-11"/>
          <table:table-cell table:style-name="ACE-11" office:value-type="float" office:value="9410">
            <text:p>9410</text:p>
          </table:table-cell>
          <table:table-cell table:style-name="ACE-11" office:value-type="float" office:value="140">
            <text:p>140</text:p>
          </table:table-cell>
          <table:table-cell table:style-name="ACE-11" table:formula="of:=[.K61]+440" office:value-type="float" office:value="9850">
            <text:p>9850</text:p>
          </table:table-cell>
          <table:table-cell table:style-name="ACE-11" table:formula="of:=[.L61]" office:value-type="float" office:value="140">
            <text:p>140</text:p>
          </table:table-cell>
          <table:table-cell table:style-name="ACE-11" table:formula="of:=IF([.K61];[.A61];&quot;&quot;)" office:value-type="string" office:string-value="Whale jaw bone">
            <text:p>Whale jaw bon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61];[.B61]-1;&quot;&quot;)" office:value-type="float" office:value="9">
            <text:p>9</text:p>
          </table:table-cell>
          <table:table-cell table:style-name="ACE-11" table:formula="of:=IF([.K61];2;&quot;&quot;)" office:value-type="float" office:value="2">
            <text:p>2</text:p>
          </table:table-cell>
          <table:table-cell table:style-name="ACE-11" table:formula="of:=IF([.K61];2;&quot;&quot;)" office:value-type="float" office:value="2">
            <text:p>2</text:p>
          </table:table-cell>
          <table:table-cell table:style-name="ACE-11" table:formula="of:=IF([.K61];[.F61];&quot;&quot;)" office:value-type="string" office:string-value="Salvigsen (1977)">
            <text:p>Salvigsen (1977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bone</text:p>
          </table:table-cell>
          <table:table-cell table:style-name="ACE-11" office:value-type="float" office:value="28">
            <text:p>28</text:p>
          </table:table-cell>
          <table:table-cell table:style-name="ACE-11" office:value-type="string">
            <text:p>9560±130</text:p>
          </table:table-cell>
          <table:table-cell table:style-name="ACE-11" office:value-type="float" office:value="-16.100000000000001">
            <text:p>−16.1</text:p>
          </table:table-cell>
          <table:table-cell table:style-name="ACE-11" office:value-type="string">
            <text:p>T-2233</text:p>
          </table:table-cell>
          <table:table-cell table:style-name="ACE-11" office:value-type="string">
            <text:p>Salvigsen (1977)</text:p>
          </table:table-cell>
          <table:table-cell table:style-name="ACE-11"/>
          <table:table-cell table:style-name="ACE-11" table:formula="of:=IF([.K62];[.E62];&quot;&quot;)" office:value-type="string" office:string-value="T-2233">
            <text:p>T-2233</text:p>
          </table:table-cell>
          <table:table-cell table:number-columns-repeated="2" table:style-name="ACE-11"/>
          <table:table-cell table:style-name="ACE-11" office:value-type="float" office:value="9560">
            <text:p>9560</text:p>
          </table:table-cell>
          <table:table-cell table:style-name="ACE-11" office:value-type="float" office:value="130">
            <text:p>130</text:p>
          </table:table-cell>
          <table:table-cell table:style-name="ACE-11" table:formula="of:=[.K62]+440" office:value-type="float" office:value="10000">
            <text:p>10000</text:p>
          </table:table-cell>
          <table:table-cell table:style-name="ACE-11" table:formula="of:=[.L62]" office:value-type="float" office:value="130">
            <text:p>130</text:p>
          </table:table-cell>
          <table:table-cell table:style-name="ACE-11" table:formula="of:=IF([.K62];[.A62];&quot;&quot;)" office:value-type="string" office:string-value="Whalebone">
            <text:p>Whalebon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62];[.B62]-1;&quot;&quot;)" office:value-type="float" office:value="27">
            <text:p>27</text:p>
          </table:table-cell>
          <table:table-cell table:style-name="ACE-11" table:formula="of:=IF([.K62];2;&quot;&quot;)" office:value-type="float" office:value="2">
            <text:p>2</text:p>
          </table:table-cell>
          <table:table-cell table:style-name="ACE-11" table:formula="of:=IF([.K62];2;&quot;&quot;)" office:value-type="float" office:value="2">
            <text:p>2</text:p>
          </table:table-cell>
          <table:table-cell table:style-name="ACE-11" table:formula="of:=IF([.K62];[.F62];&quot;&quot;)" office:value-type="string" office:string-value="Salvigsen (1977)">
            <text:p>Salvigsen (1977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partial buried in beach gravels</text:p>
          </table:table-cell>
          <table:table-cell table:style-name="ACE-11" office:value-type="float" office:value="32">
            <text:p>32</text:p>
          </table:table-cell>
          <table:table-cell table:style-name="ACE-11" office:value-type="string">
            <text:p>10,470±160</text:p>
          </table:table-cell>
          <table:table-cell table:style-name="ACE-11" office:value-type="float" office:value="-19.199999999999999">
            <text:p>−19.2</text:p>
          </table:table-cell>
          <table:table-cell table:style-name="ACE-11" office:value-type="string">
            <text:p>I-13794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63];[.E63];&quot;&quot;)" office:value-type="string" office:string-value="I-13794">
            <text:p>I-13794</text:p>
          </table:table-cell>
          <table:table-cell table:number-columns-repeated="2" table:style-name="ACE-11"/>
          <table:table-cell table:style-name="ACE-11" office:value-type="float" office:value="10470">
            <text:p>10470</text:p>
          </table:table-cell>
          <table:table-cell table:style-name="ACE-11" office:value-type="float" office:value="160">
            <text:p>160</text:p>
          </table:table-cell>
          <table:table-cell table:style-name="ACE-11" table:formula="of:=[.K63]+440" office:value-type="float" office:value="10910">
            <text:p>10910</text:p>
          </table:table-cell>
          <table:table-cell table:style-name="ACE-11" table:formula="of:=[.L63]" office:value-type="float" office:value="160">
            <text:p>160</text:p>
          </table:table-cell>
          <table:table-cell table:style-name="ACE-11" table:formula="of:=IF([.K63];[.A63];&quot;&quot;)" office:value-type="string" office:string-value="Whale rib partial buried in beach gravels">
            <text:p>Whale rib partial buried in beach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63];[.B63]-1;&quot;&quot;)" office:value-type="float" office:value="31">
            <text:p>31</text:p>
          </table:table-cell>
          <table:table-cell table:style-name="ACE-11" table:formula="of:=IF([.K63];2;&quot;&quot;)" office:value-type="float" office:value="2">
            <text:p>2</text:p>
          </table:table-cell>
          <table:table-cell table:style-name="ACE-11" table:formula="of:=IF([.K63];2;&quot;&quot;)" office:value-type="float" office:value="2">
            <text:p>2</text:p>
          </table:table-cell>
          <table:table-cell table:style-name="ACE-11" table:formula="of:=IF([.K63];[.F63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jaw bone partial buried in beach gravels</text:p>
          </table:table-cell>
          <table:table-cell table:style-name="ACE-11" office:value-type="float" office:value="35">
            <text:p>35</text:p>
          </table:table-cell>
          <table:table-cell table:style-name="ACE-11" office:value-type="string">
            <text:p>11,210±180</text:p>
          </table:table-cell>
          <table:table-cell table:style-name="ACE-11" office:value-type="float" office:value="-19.199999999999999">
            <text:p>−19.2</text:p>
          </table:table-cell>
          <table:table-cell table:style-name="ACE-11" office:value-type="string">
            <text:p>I-13795</text:p>
          </table:table-cell>
          <table:table-cell table:style-name="ACE-11" office:value-type="string">
            <text:p>Forman (1990)</text:p>
          </table:table-cell>
          <table:table-cell table:style-name="ACE-11"/>
          <table:table-cell table:style-name="ACE-11" table:formula="of:=IF([.K64];[.E64];&quot;&quot;)" office:value-type="string" office:string-value="I-13795">
            <text:p>I-13795</text:p>
          </table:table-cell>
          <table:table-cell table:number-columns-repeated="2" table:style-name="ACE-11"/>
          <table:table-cell table:style-name="ACE-11" office:value-type="float" office:value="11210">
            <text:p>11210</text:p>
          </table:table-cell>
          <table:table-cell table:style-name="ACE-11" office:value-type="float" office:value="180">
            <text:p>180</text:p>
          </table:table-cell>
          <table:table-cell table:style-name="ACE-11" table:formula="of:=[.K64]+440" office:value-type="float" office:value="11650">
            <text:p>11650</text:p>
          </table:table-cell>
          <table:table-cell table:style-name="ACE-11" table:formula="of:=[.L64]" office:value-type="float" office:value="180">
            <text:p>180</text:p>
          </table:table-cell>
          <table:table-cell table:style-name="ACE-11" table:formula="of:=IF([.K64];[.A64];&quot;&quot;)" office:value-type="string" office:string-value="Whale jaw bone partial buried in beach gravels">
            <text:p>Whale jaw bone partial buried in beach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64];[.B64]-1;&quot;&quot;)" office:value-type="float" office:value="34">
            <text:p>34</text:p>
          </table:table-cell>
          <table:table-cell table:style-name="ACE-11" table:formula="of:=IF([.K64];2;&quot;&quot;)" office:value-type="float" office:value="2">
            <text:p>2</text:p>
          </table:table-cell>
          <table:table-cell table:style-name="ACE-11" table:formula="of:=IF([.K64];2;&quot;&quot;)" office:value-type="float" office:value="2">
            <text:p>2</text:p>
          </table:table-cell>
          <table:table-cell table:style-name="ACE-11" table:formula="of:=IF([.K64];[.F64];&quot;&quot;)" office:value-type="string" office:string-value="Forman (1990)">
            <text:p>Forman (1990)</text:p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65];[.E6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65];[.A6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65];[.B65]-1;&quot;&quot;)" office:value-type="string" office:string-value="">
            <text:p/>
          </table:table-cell>
          <table:table-cell table:style-name="ACE-11" table:formula="of:=IF([.K65];2;&quot;&quot;)" office:value-type="string" office:string-value="">
            <text:p/>
          </table:table-cell>
          <table:table-cell table:style-name="ACE-11" table:formula="of:=IF([.K65];2;&quot;&quot;)" office:value-type="string" office:string-value="">
            <text:p/>
          </table:table-cell>
          <table:table-cell table:style-name="ACE-11" table:formula="of:=IF([.K65];[.F6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Ytterdalen, N. Bellsund western Spitsbergen: marine limit 64±2 m aht</text:p>
          </table:table-cell>
          <table:table-cell table:number-columns-repeated="6" table:style-name="ACE-11"/>
          <table:table-cell table:style-name="ACE-11" table:formula="of:=IF([.K66];[.E6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66];[.A6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66];[.B66]-1;&quot;&quot;)" office:value-type="string" office:string-value="">
            <text:p/>
          </table:table-cell>
          <table:table-cell table:style-name="ACE-11" table:formula="of:=IF([.K66];2;&quot;&quot;)" office:value-type="string" office:string-value="">
            <text:p/>
          </table:table-cell>
          <table:table-cell table:style-name="ACE-11" table:formula="of:=IF([.K66];2;&quot;&quot;)" office:value-type="string" office:string-value="">
            <text:p/>
          </table:table-cell>
          <table:table-cell table:style-name="ACE-11" table:formula="of:=IF([.K66];[.F6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bone</text:p>
          </table:table-cell>
          <table:table-cell table:style-name="ACE-11" office:value-type="float" office:value="7">
            <text:p>7</text:p>
          </table:table-cell>
          <table:table-cell table:style-name="ACE-11" office:value-type="string">
            <text:p>4490±50</text:p>
          </table:table-cell>
          <table:table-cell table:style-name="ACE-11"/>
          <table:table-cell table:style-name="ACE-11" office:value-type="string">
            <text:p>T-5664</text:p>
          </table:table-cell>
          <table:table-cell table:style-name="ACE-11" office:value-type="string">
            <text:p>Landvik et al. (1987)</text:p>
          </table:table-cell>
          <table:table-cell table:style-name="ACE-11"/>
          <table:table-cell table:style-name="ACE-11" table:formula="of:=IF([.K67];[.E6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67];[.A6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67];[.B67]-1;&quot;&quot;)" office:value-type="string" office:string-value="">
            <text:p/>
          </table:table-cell>
          <table:table-cell table:style-name="ACE-11" table:formula="of:=IF([.K67];2;&quot;&quot;)" office:value-type="string" office:string-value="">
            <text:p/>
          </table:table-cell>
          <table:table-cell table:style-name="ACE-11" table:formula="of:=IF([.K67];2;&quot;&quot;)" office:value-type="string" office:string-value="">
            <text:p/>
          </table:table-cell>
          <table:table-cell table:style-name="ACE-11" table:formula="of:=IF([.K67];[.F6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bone</text:p>
          </table:table-cell>
          <table:table-cell table:style-name="ACE-11" office:value-type="float" office:value="9.0999999999999996">
            <text:p>9.1</text:p>
          </table:table-cell>
          <table:table-cell table:style-name="ACE-11" office:value-type="string">
            <text:p>5210±90</text:p>
          </table:table-cell>
          <table:table-cell table:style-name="ACE-11"/>
          <table:table-cell table:style-name="ACE-11" office:value-type="string">
            <text:p>T-5407</text:p>
          </table:table-cell>
          <table:table-cell table:style-name="ACE-11" office:value-type="string">
            <text:p>Landvik et al. (1987)</text:p>
          </table:table-cell>
          <table:table-cell table:style-name="ACE-11"/>
          <table:table-cell table:style-name="ACE-11" table:formula="of:=IF([.K68];[.E6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68];[.A6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68];[.B68]-1;&quot;&quot;)" office:value-type="string" office:string-value="">
            <text:p/>
          </table:table-cell>
          <table:table-cell table:style-name="ACE-11" table:formula="of:=IF([.K68];2;&quot;&quot;)" office:value-type="string" office:string-value="">
            <text:p/>
          </table:table-cell>
          <table:table-cell table:style-name="ACE-11" table:formula="of:=IF([.K68];2;&quot;&quot;)" office:value-type="string" office:string-value="">
            <text:p/>
          </table:table-cell>
          <table:table-cell table:style-name="ACE-11" table:formula="of:=IF([.K68];[.F6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eaweed</text:p>
          </table:table-cell>
          <table:table-cell table:style-name="ACE-11" office:value-type="float" office:value="8.1999999999999993">
            <text:p>8.2</text:p>
          </table:table-cell>
          <table:table-cell table:style-name="ACE-11" office:value-type="string">
            <text:p>6180±180</text:p>
          </table:table-cell>
          <table:table-cell table:style-name="ACE-11"/>
          <table:table-cell table:style-name="ACE-11" office:value-type="string">
            <text:p>T-5406</text:p>
          </table:table-cell>
          <table:table-cell table:style-name="ACE-11" office:value-type="string">
            <text:p>Landvik et al. (1987)</text:p>
          </table:table-cell>
          <table:table-cell table:style-name="ACE-11"/>
          <table:table-cell table:style-name="ACE-11" table:formula="of:=IF([.K69];[.E6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69];[.A6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69];[.B69]-1;&quot;&quot;)" office:value-type="string" office:string-value="">
            <text:p/>
          </table:table-cell>
          <table:table-cell table:style-name="ACE-11" table:formula="of:=IF([.K69];2;&quot;&quot;)" office:value-type="string" office:string-value="">
            <text:p/>
          </table:table-cell>
          <table:table-cell table:style-name="ACE-11" table:formula="of:=IF([.K69];2;&quot;&quot;)" office:value-type="string" office:string-value="">
            <text:p/>
          </table:table-cell>
          <table:table-cell table:style-name="ACE-11" table:formula="of:=IF([.K69];[.F6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bone</text:p>
          </table:table-cell>
          <table:table-cell table:style-name="ACE-11" office:value-type="float" office:value="12.5">
            <text:p>12.5</text:p>
          </table:table-cell>
          <table:table-cell table:style-name="ACE-11" office:value-type="string">
            <text:p>7760±110</text:p>
          </table:table-cell>
          <table:table-cell table:style-name="ACE-11"/>
          <table:table-cell table:style-name="ACE-11" office:value-type="string">
            <text:p>T-6221</text:p>
          </table:table-cell>
          <table:table-cell table:style-name="ACE-11" office:value-type="string">
            <text:p>Landvik et al. (1987)</text:p>
          </table:table-cell>
          <table:table-cell table:style-name="ACE-11"/>
          <table:table-cell table:style-name="ACE-11" table:formula="of:=IF([.K70];[.E70];&quot;&quot;)" office:value-type="string" office:string-value="T-6221">
            <text:p>T-6221</text:p>
          </table:table-cell>
          <table:table-cell table:number-columns-repeated="2" table:style-name="ACE-11"/>
          <table:table-cell table:style-name="ACE-11" office:value-type="float" office:value="7760">
            <text:p>7760</text:p>
          </table:table-cell>
          <table:table-cell table:style-name="ACE-11" office:value-type="float" office:value="110">
            <text:p>110</text:p>
          </table:table-cell>
          <table:table-cell table:style-name="ACE-11" table:formula="of:=[.K70]+440" office:value-type="float" office:value="8200">
            <text:p>8200</text:p>
          </table:table-cell>
          <table:table-cell table:style-name="ACE-11" table:formula="of:=[.L70]" office:value-type="float" office:value="110">
            <text:p>110</text:p>
          </table:table-cell>
          <table:table-cell table:style-name="ACE-11" table:formula="of:=IF([.K70];[.A70];&quot;&quot;)" office:value-type="string" office:string-value="Whalebone">
            <text:p>Whalebon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70];[.B70]-1;&quot;&quot;)" office:value-type="float" office:value="11.5">
            <text:p>11.5</text:p>
          </table:table-cell>
          <table:table-cell table:style-name="ACE-11" table:formula="of:=IF([.K70];2;&quot;&quot;)" office:value-type="float" office:value="2">
            <text:p>2</text:p>
          </table:table-cell>
          <table:table-cell table:style-name="ACE-11" table:formula="of:=IF([.K70];2;&quot;&quot;)" office:value-type="float" office:value="2">
            <text:p>2</text:p>
          </table:table-cell>
          <table:table-cell table:style-name="ACE-11" table:formula="of:=IF([.K70];[.F70];&quot;&quot;)" office:value-type="string" office:string-value="Landvik et al. (1987)">
            <text:p>Landvik et al. (1987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 of Picea sp.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7770±110</text:p>
          </table:table-cell>
          <table:table-cell table:style-name="ACE-11"/>
          <table:table-cell table:style-name="ACE-11" office:value-type="string">
            <text:p>T-5271</text:p>
          </table:table-cell>
          <table:table-cell table:style-name="ACE-11" office:value-type="string">
            <text:p>Landvik et al. (1987)</text:p>
          </table:table-cell>
          <table:table-cell table:style-name="ACE-11"/>
          <table:table-cell table:style-name="ACE-11" table:formula="of:=IF([.K71];[.E71];&quot;&quot;)" office:value-type="string" office:string-value="T-5271">
            <text:p>T-5271</text:p>
          </table:table-cell>
          <table:table-cell table:number-columns-repeated="2" table:style-name="ACE-11"/>
          <table:table-cell table:style-name="ACE-11" office:value-type="float" office:value="7770">
            <text:p>7770</text:p>
          </table:table-cell>
          <table:table-cell table:style-name="ACE-11" office:value-type="float" office:value="110">
            <text:p>110</text:p>
          </table:table-cell>
          <table:table-cell table:style-name="ACE-11" table:formula="of:=[.K71]" office:value-type="float" office:value="7770">
            <text:p>7770</text:p>
          </table:table-cell>
          <table:table-cell table:style-name="ACE-11" table:formula="of:=[.L71]" office:value-type="float" office:value="110">
            <text:p>110</text:p>
          </table:table-cell>
          <table:table-cell table:style-name="ACE-11" table:formula="of:=IF([.K71];[.A71];&quot;&quot;)" office:value-type="string" office:string-value="Driftwood of Picea sp.">
            <text:p>Driftwood of Picea sp.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71];[.B71]-1;&quot;&quot;)" office:value-type="float" office:value="9">
            <text:p>9</text:p>
          </table:table-cell>
          <table:table-cell table:style-name="ACE-11" table:formula="of:=IF([.K71];2;&quot;&quot;)" office:value-type="float" office:value="2">
            <text:p>2</text:p>
          </table:table-cell>
          <table:table-cell table:style-name="ACE-11" table:formula="of:=IF([.K71];2;&quot;&quot;)" office:value-type="float" office:value="2">
            <text:p>2</text:p>
          </table:table-cell>
          <table:table-cell table:style-name="ACE-11" table:formula="of:=IF([.K71];[.F71];&quot;&quot;)" office:value-type="string" office:string-value="Landvik et al. (1987)">
            <text:p>Landvik et al. (1987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bone</text:p>
          </table:table-cell>
          <table:table-cell table:style-name="ACE-11" office:value-type="float" office:value="11.1">
            <text:p>11.1</text:p>
          </table:table-cell>
          <table:table-cell table:style-name="ACE-11" office:value-type="string">
            <text:p>7950±120</text:p>
          </table:table-cell>
          <table:table-cell table:style-name="ACE-11"/>
          <table:table-cell table:style-name="ACE-11" office:value-type="string">
            <text:p>T-5665</text:p>
          </table:table-cell>
          <table:table-cell table:style-name="ACE-11" office:value-type="string">
            <text:p>Landvik et al. (1987)</text:p>
          </table:table-cell>
          <table:table-cell table:style-name="ACE-11"/>
          <table:table-cell table:style-name="ACE-11" table:formula="of:=IF([.K72];[.E7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72];[.A7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72];[.B72]-1;&quot;&quot;)" office:value-type="string" office:string-value="">
            <text:p/>
          </table:table-cell>
          <table:table-cell table:style-name="ACE-11" table:formula="of:=IF([.K72];2;&quot;&quot;)" office:value-type="string" office:string-value="">
            <text:p/>
          </table:table-cell>
          <table:table-cell table:style-name="ACE-11" table:formula="of:=IF([.K72];2;&quot;&quot;)" office:value-type="string" office:string-value="">
            <text:p/>
          </table:table-cell>
          <table:table-cell table:style-name="ACE-11" table:formula="of:=IF([.K72];[.F7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bone</text:p>
          </table:table-cell>
          <table:table-cell table:style-name="ACE-11" office:value-type="float" office:value="26.199999999999999">
            <text:p>26.2</text:p>
          </table:table-cell>
          <table:table-cell table:style-name="ACE-11" office:value-type="string">
            <text:p>8910±140</text:p>
          </table:table-cell>
          <table:table-cell table:style-name="ACE-11"/>
          <table:table-cell table:style-name="ACE-11" office:value-type="string">
            <text:p>T-5408</text:p>
          </table:table-cell>
          <table:table-cell table:style-name="ACE-11" office:value-type="string">
            <text:p>Landvik et al. (1987)</text:p>
          </table:table-cell>
          <table:table-cell table:style-name="ACE-11"/>
          <table:table-cell table:style-name="ACE-11" table:formula="of:=IF([.K73];[.E7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73];[.A7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73];[.B73]-1;&quot;&quot;)" office:value-type="string" office:string-value="">
            <text:p/>
          </table:table-cell>
          <table:table-cell table:style-name="ACE-11" table:formula="of:=IF([.K73];2;&quot;&quot;)" office:value-type="string" office:string-value="">
            <text:p/>
          </table:table-cell>
          <table:table-cell table:style-name="ACE-11" table:formula="of:=IF([.K73];2;&quot;&quot;)" office:value-type="string" office:string-value="">
            <text:p/>
          </table:table-cell>
          <table:table-cell table:style-name="ACE-11" table:formula="of:=IF([.K73];[.F7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Balanus sp.</text:p>
          </table:table-cell>
          <table:table-cell table:style-name="ACE-11" office:value-type="float" office:value="24">
            <text:p>24</text:p>
          </table:table-cell>
          <table:table-cell table:style-name="ACE-11" office:value-type="string">
            <text:p>9010±130</text:p>
          </table:table-cell>
          <table:table-cell table:style-name="ACE-11"/>
          <table:table-cell table:style-name="ACE-11" office:value-type="string">
            <text:p>T-5663</text:p>
          </table:table-cell>
          <table:table-cell table:style-name="ACE-11" office:value-type="string">
            <text:p>Landvik et al. (1987)</text:p>
          </table:table-cell>
          <table:table-cell table:style-name="ACE-11"/>
          <table:table-cell table:style-name="ACE-11" table:formula="of:=IF([.K74];[.E7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74];[.A7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74];[.B74]-1;&quot;&quot;)" office:value-type="string" office:string-value="">
            <text:p/>
          </table:table-cell>
          <table:table-cell table:style-name="ACE-11" table:formula="of:=IF([.K74];2;&quot;&quot;)" office:value-type="string" office:string-value="">
            <text:p/>
          </table:table-cell>
          <table:table-cell table:style-name="ACE-11" table:formula="of:=IF([.K74];2;&quot;&quot;)" office:value-type="string" office:string-value="">
            <text:p/>
          </table:table-cell>
          <table:table-cell table:style-name="ACE-11" table:formula="of:=IF([.K74];[.F7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Fragments of Mytilus edulis from raised beach surface</text:p>
          </table:table-cell>
          <table:table-cell table:style-name="ACE-11" office:value-type="float" office:value="13.800000000000001">
            <text:p>13.8</text:p>
          </table:table-cell>
          <table:table-cell table:style-name="ACE-11" office:value-type="string">
            <text:p>9030±100</text:p>
          </table:table-cell>
          <table:table-cell table:style-name="ACE-11"/>
          <table:table-cell table:style-name="ACE-11" office:value-type="string">
            <text:p>T-5662</text:p>
          </table:table-cell>
          <table:table-cell table:style-name="ACE-11" office:value-type="string">
            <text:p>Landvik et al. (1987)</text:p>
          </table:table-cell>
          <table:table-cell table:style-name="ACE-11"/>
          <table:table-cell table:style-name="ACE-11" table:formula="of:=IF([.K75];[.E7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75];[.A7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75];[.B75]-1;&quot;&quot;)" office:value-type="string" office:string-value="">
            <text:p/>
          </table:table-cell>
          <table:table-cell table:style-name="ACE-11" table:formula="of:=IF([.K75];2;&quot;&quot;)" office:value-type="string" office:string-value="">
            <text:p/>
          </table:table-cell>
          <table:table-cell table:style-name="ACE-11" table:formula="of:=IF([.K75];2;&quot;&quot;)" office:value-type="string" office:string-value="">
            <text:p/>
          </table:table-cell>
          <table:table-cell table:style-name="ACE-11" table:formula="of:=IF([.K75];[.F7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bone</text:p>
          </table:table-cell>
          <table:table-cell table:style-name="ACE-11" office:value-type="float" office:value="29.600000000000001">
            <text:p>29.6</text:p>
          </table:table-cell>
          <table:table-cell table:style-name="ACE-11" office:value-type="string">
            <text:p>9130±130</text:p>
          </table:table-cell>
          <table:table-cell table:style-name="ACE-11"/>
          <table:table-cell table:style-name="ACE-11" office:value-type="string">
            <text:p>T-5409</text:p>
          </table:table-cell>
          <table:table-cell table:style-name="ACE-11" office:value-type="string">
            <text:p>Landvik et al. (1987)</text:p>
          </table:table-cell>
          <table:table-cell table:style-name="ACE-11"/>
          <table:table-cell table:style-name="ACE-11" table:formula="of:=IF([.K76];[.E7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76];[.A7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76];[.B76]-1;&quot;&quot;)" office:value-type="string" office:string-value="">
            <text:p/>
          </table:table-cell>
          <table:table-cell table:style-name="ACE-11" table:formula="of:=IF([.K76];2;&quot;&quot;)" office:value-type="string" office:string-value="">
            <text:p/>
          </table:table-cell>
          <table:table-cell table:style-name="ACE-11" table:formula="of:=IF([.K76];2;&quot;&quot;)" office:value-type="string" office:string-value="">
            <text:p/>
          </table:table-cell>
          <table:table-cell table:style-name="ACE-11" table:formula="of:=IF([.K76];[.F7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Fragments of Hiatella arctica and Mya truncata from silt</text:p>
          </table:table-cell>
          <table:table-cell table:style-name="ACE-11" office:value-type="string">
            <text:p>&gt;30</text:p>
          </table:table-cell>
          <table:table-cell table:style-name="ACE-11" office:value-type="string">
            <text:p>10,240±70</text:p>
          </table:table-cell>
          <table:table-cell table:style-name="ACE-11"/>
          <table:table-cell table:style-name="ACE-11" office:value-type="string">
            <text:p>T-4943</text:p>
          </table:table-cell>
          <table:table-cell table:style-name="ACE-11" office:value-type="string">
            <text:p>Landvik et al. (1987)</text:p>
          </table:table-cell>
          <table:table-cell table:style-name="ACE-11"/>
          <table:table-cell table:style-name="ACE-11" table:formula="of:=IF([.K77];[.E77];&quot;&quot;)" office:value-type="string" office:string-value="T-4943">
            <text:p>T-4943</text:p>
          </table:table-cell>
          <table:table-cell table:number-columns-repeated="2" table:style-name="ACE-11"/>
          <table:table-cell table:style-name="ACE-11" office:value-type="float" office:value="10240">
            <text:p>10240</text:p>
          </table:table-cell>
          <table:table-cell table:style-name="ACE-11" office:value-type="float" office:value="70">
            <text:p>70</text:p>
          </table:table-cell>
          <table:table-cell table:style-name="ACE-11" table:formula="of:=[.K77]+440" office:value-type="float" office:value="10680">
            <text:p>10680</text:p>
          </table:table-cell>
          <table:table-cell table:style-name="ACE-11" table:formula="of:=[.L77]" office:value-type="float" office:value="70">
            <text:p>70</text:p>
          </table:table-cell>
          <table:table-cell table:style-name="ACE-11" table:formula="of:=IF([.K77];[.A77];&quot;&quot;)" office:value-type="string" office:string-value="Fragments of Hiatella arctica and Mya truncata from silt">
            <text:p>Fragments of Hiatella arctica and Mya truncata from silt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-1">
            <text:p>−1</text:p>
          </table:table-cell>
          <table:table-cell table:style-name="ACE-11" office:value-type="float" office:value="29">
            <text:p>29</text:p>
          </table:table-cell>
          <table:table-cell table:style-name="ACE-11" table:formula="of:=IF([.K77];2;&quot;&quot;)" office:value-type="float" office:value="2">
            <text:p>2</text:p>
          </table:table-cell>
          <table:table-cell table:style-name="ACE-11" table:formula="of:=IF([.K77];2;&quot;&quot;)" office:value-type="float" office:value="2">
            <text:p>2</text:p>
          </table:table-cell>
          <table:table-cell table:style-name="ACE-11" table:formula="of:=IF([.K77];[.F77];&quot;&quot;)" office:value-type="string" office:string-value="Landvik et al. (1987)">
            <text:p>Landvik et al. (1987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Hiatella arctica valves from frost sorted sediments</text:p>
          </table:table-cell>
          <table:table-cell table:style-name="ACE-11" office:value-type="float" office:value="50.899999999999999">
            <text:p>50.9</text:p>
          </table:table-cell>
          <table:table-cell table:style-name="ACE-11" office:value-type="string">
            <text:p>10,600±130</text:p>
          </table:table-cell>
          <table:table-cell table:style-name="ACE-11"/>
          <table:table-cell table:style-name="ACE-11" office:value-type="string">
            <text:p>T-5410</text:p>
          </table:table-cell>
          <table:table-cell table:style-name="ACE-11" office:value-type="string">
            <text:p>Landvik et al. (1987)</text:p>
          </table:table-cell>
          <table:table-cell table:style-name="ACE-11"/>
          <table:table-cell table:style-name="ACE-11" table:formula="of:=IF([.K78];[.E7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78];[.A7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78];[.B78]-1;&quot;&quot;)" office:value-type="string" office:string-value="">
            <text:p/>
          </table:table-cell>
          <table:table-cell table:style-name="ACE-11" table:formula="of:=IF([.K78];2;&quot;&quot;)" office:value-type="string" office:string-value="">
            <text:p/>
          </table:table-cell>
          <table:table-cell table:style-name="ACE-11" table:formula="of:=IF([.K78];2;&quot;&quot;)" office:value-type="string" office:string-value="">
            <text:p/>
          </table:table-cell>
          <table:table-cell table:style-name="ACE-11" table:formula="of:=IF([.K78];[.F7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Fragments of Hiatella arctica and Mya truncata from gravels</text:p>
          </table:table-cell>
          <table:table-cell table:style-name="ACE-11" office:value-type="float" office:value="55.600000000000001">
            <text:p>55.6</text:p>
          </table:table-cell>
          <table:table-cell table:style-name="ACE-11" office:value-type="string">
            <text:p>10,840±110</text:p>
          </table:table-cell>
          <table:table-cell table:style-name="ACE-11"/>
          <table:table-cell table:style-name="ACE-11" office:value-type="string">
            <text:p>T-5995</text:p>
          </table:table-cell>
          <table:table-cell table:style-name="ACE-11" office:value-type="string">
            <text:p>Landvik et al. (1987)</text:p>
          </table:table-cell>
          <table:table-cell table:style-name="ACE-11"/>
          <table:table-cell table:style-name="ACE-11" table:formula="of:=IF([.K79];[.E7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79];[.A7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79];[.B79]-1;&quot;&quot;)" office:value-type="string" office:string-value="">
            <text:p/>
          </table:table-cell>
          <table:table-cell table:style-name="ACE-11" table:formula="of:=IF([.K79];2;&quot;&quot;)" office:value-type="string" office:string-value="">
            <text:p/>
          </table:table-cell>
          <table:table-cell table:style-name="ACE-11" table:formula="of:=IF([.K79];2;&quot;&quot;)" office:value-type="string" office:string-value="">
            <text:p/>
          </table:table-cell>
          <table:table-cell table:style-name="ACE-11" table:formula="of:=IF([.K79];[.F7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Fragments of Hiatella arctica and Mya truncata from surface</text:p>
          </table:table-cell>
          <table:table-cell table:style-name="ACE-11" office:value-type="float" office:value="50.600000000000001">
            <text:p>50.6</text:p>
          </table:table-cell>
          <table:table-cell table:style-name="ACE-11" office:value-type="string">
            <text:p>11,020±110</text:p>
          </table:table-cell>
          <table:table-cell table:style-name="ACE-11"/>
          <table:table-cell table:style-name="ACE-11" office:value-type="string">
            <text:p>T-4865</text:p>
          </table:table-cell>
          <table:table-cell table:style-name="ACE-11" office:value-type="string">
            <text:p>Landvik et al. (1987)</text:p>
          </table:table-cell>
          <table:table-cell table:style-name="ACE-11"/>
          <table:table-cell table:style-name="ACE-11" table:formula="of:=IF([.K80];[.E8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80];[.A8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80];[.B80]-1;&quot;&quot;)" office:value-type="string" office:string-value="">
            <text:p/>
          </table:table-cell>
          <table:table-cell table:style-name="ACE-11" table:formula="of:=IF([.K80];2;&quot;&quot;)" office:value-type="string" office:string-value="">
            <text:p/>
          </table:table-cell>
          <table:table-cell table:style-name="ACE-11" table:formula="of:=IF([.K80];2;&quot;&quot;)" office:value-type="string" office:string-value="">
            <text:p/>
          </table:table-cell>
          <table:table-cell table:style-name="ACE-11" table:formula="of:=IF([.K80];[.F8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81];[.E8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81];[.A8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81];[.B81]-1;&quot;&quot;)" office:value-type="string" office:string-value="">
            <text:p/>
          </table:table-cell>
          <table:table-cell table:style-name="ACE-11" table:formula="of:=IF([.K81];2;&quot;&quot;)" office:value-type="string" office:string-value="">
            <text:p/>
          </table:table-cell>
          <table:table-cell table:style-name="ACE-11" table:formula="of:=IF([.K81];2;&quot;&quot;)" office:value-type="string" office:string-value="">
            <text:p/>
          </table:table-cell>
          <table:table-cell table:style-name="ACE-11" table:formula="of:=IF([.K81];[.F8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edel Jarlsberg Land, S. Bellsund, western Spitsbergen: marine limit 55–60 m aht</text:p>
          </table:table-cell>
          <table:table-cell table:number-columns-repeated="6" table:style-name="ACE-11"/>
          <table:table-cell table:style-name="ACE-11" table:formula="of:=IF([.K82];[.E8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82];[.A8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82];[.B82]-1;&quot;&quot;)" office:value-type="string" office:string-value="">
            <text:p/>
          </table:table-cell>
          <table:table-cell table:style-name="ACE-11" table:formula="of:=IF([.K82];2;&quot;&quot;)" office:value-type="string" office:string-value="">
            <text:p/>
          </table:table-cell>
          <table:table-cell table:style-name="ACE-11" table:formula="of:=IF([.K82];2;&quot;&quot;)" office:value-type="string" office:string-value="">
            <text:p/>
          </table:table-cell>
          <table:table-cell table:style-name="ACE-11" table:formula="of:=IF([.K82];[.F8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fragment from beach gravels that rise to marine limit</text:p>
          </table:table-cell>
          <table:table-cell table:style-name="ACE-11" office:value-type="float" office:value="50.5">
            <text:p>50.5</text:p>
          </table:table-cell>
          <table:table-cell table:style-name="ACE-11" office:value-type="string">
            <text:p>11,910±145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Ua-1081</text:p>
          </table:table-cell>
          <table:table-cell table:style-name="ACE-11" office:value-type="string">
            <text:p>Salvigsen et al. (1991)</text:p>
          </table:table-cell>
          <table:table-cell table:style-name="ACE-11"/>
          <table:table-cell table:style-name="ACE-11" table:formula="of:=IF([.K83];[.E83];&quot;&quot;)" office:value-type="string" office:string-value="Ua-1081">
            <text:p>Ua-1081</text:p>
          </table:table-cell>
          <table:table-cell table:number-columns-repeated="2" table:style-name="ACE-11"/>
          <table:table-cell table:style-name="ACE-11" office:value-type="float" office:value="11910">
            <text:p>11910</text:p>
          </table:table-cell>
          <table:table-cell table:style-name="ACE-11" office:value-type="float" office:value="145">
            <text:p>145</text:p>
          </table:table-cell>
          <table:table-cell table:style-name="ACE-11" table:formula="of:=[.K83]+440" office:value-type="float" office:value="12350">
            <text:p>12350</text:p>
          </table:table-cell>
          <table:table-cell table:style-name="ACE-11" table:formula="of:=[.L83]" office:value-type="float" office:value="145">
            <text:p>145</text:p>
          </table:table-cell>
          <table:table-cell table:style-name="ACE-11" table:formula="of:=IF([.K83];[.A83];&quot;&quot;)" office:value-type="string" office:string-value="Shell fragment from beach gravels that rise to marine limit">
            <text:p>Shell fragment from beach gravels that rise to marine limit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83];[.B83]-1;&quot;&quot;)" office:value-type="float" office:value="49.5">
            <text:p>49.5</text:p>
          </table:table-cell>
          <table:table-cell table:style-name="ACE-11" table:formula="of:=IF([.K83];2;&quot;&quot;)" office:value-type="float" office:value="2">
            <text:p>2</text:p>
          </table:table-cell>
          <table:table-cell table:style-name="ACE-11" table:formula="of:=IF([.K83];2;&quot;&quot;)" office:value-type="float" office:value="2">
            <text:p>2</text:p>
          </table:table-cell>
          <table:table-cell table:style-name="ACE-11" table:formula="of:=IF([.K83];[.F83];&quot;&quot;)" office:value-type="string" office:string-value="Salvigsen et al. (1991)">
            <text:p>Salvigsen et al. (1991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Fragment of Mya truncata or Hiatella arctica from silt</text:p>
          </table:table-cell>
          <table:table-cell table:style-name="ACE-11" office:value-type="string">
            <text:p>&gt;48</text:p>
          </table:table-cell>
          <table:table-cell table:style-name="ACE-11" office:value-type="string">
            <text:p>11,355±160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Ua-1082</text:p>
          </table:table-cell>
          <table:table-cell table:style-name="ACE-11" office:value-type="string">
            <text:p>Salvigsen et al. (1991)</text:p>
          </table:table-cell>
          <table:table-cell table:style-name="ACE-11"/>
          <table:table-cell table:style-name="ACE-11" table:formula="of:=IF([.K84];[.E84];&quot;&quot;)" office:value-type="string" office:string-value="Ua-1082">
            <text:p>Ua-1082</text:p>
          </table:table-cell>
          <table:table-cell table:number-columns-repeated="2" table:style-name="ACE-11"/>
          <table:table-cell table:style-name="ACE-11" office:value-type="float" office:value="11355">
            <text:p>11355</text:p>
          </table:table-cell>
          <table:table-cell table:style-name="ACE-11" office:value-type="float" office:value="160">
            <text:p>160</text:p>
          </table:table-cell>
          <table:table-cell table:style-name="ACE-11" table:formula="of:=[.K84]+440" office:value-type="float" office:value="11795">
            <text:p>11795</text:p>
          </table:table-cell>
          <table:table-cell table:style-name="ACE-11" table:formula="of:=[.L84]" office:value-type="float" office:value="160">
            <text:p>160</text:p>
          </table:table-cell>
          <table:table-cell table:style-name="ACE-11" table:formula="of:=IF([.K84];[.A84];&quot;&quot;)" office:value-type="string" office:string-value="Fragment of Mya truncata or Hiatella arctica from silt">
            <text:p>Fragment of Mya truncata or Hiatella arctica from silt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-1">
            <text:p>−1</text:p>
          </table:table-cell>
          <table:table-cell table:style-name="ACE-11" office:value-type="float" office:value="47">
            <text:p>47</text:p>
          </table:table-cell>
          <table:table-cell table:style-name="ACE-11" table:formula="of:=IF([.K84];2;&quot;&quot;)" office:value-type="float" office:value="2">
            <text:p>2</text:p>
          </table:table-cell>
          <table:table-cell table:style-name="ACE-11" table:formula="of:=IF([.K84];2;&quot;&quot;)" office:value-type="float" office:value="2">
            <text:p>2</text:p>
          </table:table-cell>
          <table:table-cell table:style-name="ACE-11" table:formula="of:=IF([.K84];[.F84];&quot;&quot;)" office:value-type="string" office:string-value="Salvigsen et al. (1991)">
            <text:p>Salvigsen et al. (1991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mall bone, probably whale and elevationally displaced</text:p>
          </table:table-cell>
          <table:table-cell table:style-name="ACE-11" office:value-type="float" office:value="51.299999999999997">
            <text:p>51.3</text:p>
          </table:table-cell>
          <table:table-cell table:style-name="ACE-11" office:value-type="string">
            <text:p>9470±160</text:p>
          </table:table-cell>
          <table:table-cell table:style-name="ACE-11" office:value-type="float" office:value="-14.6">
            <text:p>−14.6</text:p>
          </table:table-cell>
          <table:table-cell table:style-name="ACE-11" office:value-type="string">
            <text:p>T-7669</text:p>
          </table:table-cell>
          <table:table-cell table:style-name="ACE-11" office:value-type="string">
            <text:p>Salvigsen et al. (1991)</text:p>
          </table:table-cell>
          <table:table-cell table:style-name="ACE-11"/>
          <table:table-cell table:style-name="ACE-11" table:formula="of:=IF([.K85];[.E85];&quot;&quot;)" office:value-type="string" office:string-value="T-7669">
            <text:p>T-7669</text:p>
          </table:table-cell>
          <table:table-cell table:number-columns-repeated="2" table:style-name="ACE-11"/>
          <table:table-cell table:style-name="ACE-11" office:value-type="float" office:value="9470">
            <text:p>9470</text:p>
          </table:table-cell>
          <table:table-cell table:style-name="ACE-11" office:value-type="float" office:value="160">
            <text:p>160</text:p>
          </table:table-cell>
          <table:table-cell table:style-name="ACE-11" table:formula="of:=[.K85]+440" office:value-type="float" office:value="9910">
            <text:p>9910</text:p>
          </table:table-cell>
          <table:table-cell table:style-name="ACE-11" table:formula="of:=[.L85]" office:value-type="float" office:value="160">
            <text:p>160</text:p>
          </table:table-cell>
          <table:table-cell table:style-name="ACE-11" table:formula="of:=IF([.K85];[.A85];&quot;&quot;)" office:value-type="string" office:string-value="Small bone, probably whale and elevationally displaced">
            <text:p>Small bone, probably whale and elevationally displaced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85];[.B85]-1;&quot;&quot;)" office:value-type="float" office:value="50.299999999999997">
            <text:p>50.3</text:p>
          </table:table-cell>
          <table:table-cell table:style-name="ACE-11" table:formula="of:=IF([.K85];2;&quot;&quot;)" office:value-type="float" office:value="2">
            <text:p>2</text:p>
          </table:table-cell>
          <table:table-cell table:style-name="ACE-11" table:formula="of:=IF([.K85];2;&quot;&quot;)" office:value-type="float" office:value="2">
            <text:p>2</text:p>
          </table:table-cell>
          <table:table-cell table:style-name="ACE-11" table:formula="of:=IF([.K85];[.F85];&quot;&quot;)" office:value-type="string" office:string-value="Salvigsen et al. (1991)">
            <text:p>Salvigsen et al. (1991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Large whale vertebrae buried in beach gravels</text:p>
          </table:table-cell>
          <table:table-cell table:style-name="ACE-11" office:value-type="float" office:value="25.300000000000001">
            <text:p>25.3</text:p>
          </table:table-cell>
          <table:table-cell table:style-name="ACE-11" office:value-type="string">
            <text:p>9180±130</text:p>
          </table:table-cell>
          <table:table-cell table:style-name="ACE-11" office:value-type="float" office:value="-15.6">
            <text:p>−15.6</text:p>
          </table:table-cell>
          <table:table-cell table:style-name="ACE-11" office:value-type="string">
            <text:p>T-7671</text:p>
          </table:table-cell>
          <table:table-cell table:style-name="ACE-11" office:value-type="string">
            <text:p>Salvigsen et al. (1991)</text:p>
          </table:table-cell>
          <table:table-cell table:style-name="ACE-11"/>
          <table:table-cell table:style-name="ACE-11" table:formula="of:=IF([.K86];[.E86];&quot;&quot;)" office:value-type="string" office:string-value="T-7671">
            <text:p>T-7671</text:p>
          </table:table-cell>
          <table:table-cell table:number-columns-repeated="2" table:style-name="ACE-11"/>
          <table:table-cell table:style-name="ACE-11" office:value-type="float" office:value="9180">
            <text:p>9180</text:p>
          </table:table-cell>
          <table:table-cell table:style-name="ACE-11" office:value-type="float" office:value="130">
            <text:p>130</text:p>
          </table:table-cell>
          <table:table-cell table:style-name="ACE-11" table:formula="of:=[.K86]+440" office:value-type="float" office:value="9620">
            <text:p>9620</text:p>
          </table:table-cell>
          <table:table-cell table:style-name="ACE-11" table:formula="of:=[.L86]" office:value-type="float" office:value="130">
            <text:p>130</text:p>
          </table:table-cell>
          <table:table-cell table:style-name="ACE-11" table:formula="of:=IF([.K86];[.A86];&quot;&quot;)" office:value-type="string" office:string-value="Large whale vertebrae buried in beach gravels">
            <text:p>Large whale vertebrae buried in beach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86];[.B86]-1;&quot;&quot;)" office:value-type="float" office:value="24.300000000000001">
            <text:p>24.3</text:p>
          </table:table-cell>
          <table:table-cell table:style-name="ACE-11" table:formula="of:=IF([.K86];2;&quot;&quot;)" office:value-type="float" office:value="2">
            <text:p>2</text:p>
          </table:table-cell>
          <table:table-cell table:style-name="ACE-11" table:formula="of:=IF([.K86];2;&quot;&quot;)" office:value-type="float" office:value="2">
            <text:p>2</text:p>
          </table:table-cell>
          <table:table-cell table:style-name="ACE-11" table:formula="of:=IF([.K86];[.F86];&quot;&quot;)" office:value-type="string" office:string-value="Salvigsen et al. (1991)">
            <text:p>Salvigsen et al. (1991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Log of Larix sibirica embedded in permafrost/gravels</text:p>
          </table:table-cell>
          <table:table-cell table:style-name="ACE-11" office:value-type="float" office:value="10.800000000000001">
            <text:p>10.8</text:p>
          </table:table-cell>
          <table:table-cell table:style-name="ACE-11" office:value-type="string">
            <text:p>8760±120</text:p>
          </table:table-cell>
          <table:table-cell table:style-name="ACE-11" office:value-type="float" office:value="-26.120000000000001">
            <text:p>−26.12</text:p>
          </table:table-cell>
          <table:table-cell table:style-name="ACE-11" office:value-type="string">
            <text:p>T-7672</text:p>
          </table:table-cell>
          <table:table-cell table:style-name="ACE-11" office:value-type="string">
            <text:p>Salvigsen et al. (1991)</text:p>
          </table:table-cell>
          <table:table-cell table:style-name="ACE-11"/>
          <table:table-cell table:style-name="ACE-11" table:formula="of:=IF([.K87];[.E87];&quot;&quot;)" office:value-type="string" office:string-value="T-7672">
            <text:p>T-7672</text:p>
          </table:table-cell>
          <table:table-cell table:number-columns-repeated="2" table:style-name="ACE-11"/>
          <table:table-cell table:style-name="ACE-11" office:value-type="float" office:value="8760">
            <text:p>8760</text:p>
          </table:table-cell>
          <table:table-cell table:style-name="ACE-11" office:value-type="float" office:value="120">
            <text:p>120</text:p>
          </table:table-cell>
          <table:table-cell table:style-name="ACE-11" table:formula="of:=[.K87]" office:value-type="float" office:value="8760">
            <text:p>8760</text:p>
          </table:table-cell>
          <table:table-cell table:style-name="ACE-11" table:formula="of:=[.L87]" office:value-type="float" office:value="120">
            <text:p>120</text:p>
          </table:table-cell>
          <table:table-cell table:style-name="ACE-11" table:formula="of:=IF([.K87];[.A87];&quot;&quot;)" office:value-type="string" office:string-value="Log of Larix sibirica embedded in permafrost/gravels">
            <text:p>Log of Larix sibirica embedded in permafrost/gravels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87];[.B87]-1;&quot;&quot;)" office:value-type="float" office:value="9.8000000000000007">
            <text:p>9.8</text:p>
          </table:table-cell>
          <table:table-cell table:style-name="ACE-11" table:formula="of:=IF([.K87];2;&quot;&quot;)" office:value-type="float" office:value="2">
            <text:p>2</text:p>
          </table:table-cell>
          <table:table-cell table:style-name="ACE-11" table:formula="of:=IF([.K87];2;&quot;&quot;)" office:value-type="float" office:value="2">
            <text:p>2</text:p>
          </table:table-cell>
          <table:table-cell table:style-name="ACE-11" table:formula="of:=IF([.K87];[.F87];&quot;&quot;)" office:value-type="string" office:string-value="Salvigsen et al. (1991)">
            <text:p>Salvigsen et al. (1991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jaw from raised beach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8960±120</text:p>
          </table:table-cell>
          <table:table-cell table:style-name="ACE-11" office:value-type="float" office:value="-18.800000000000001">
            <text:p>−18.8</text:p>
          </table:table-cell>
          <table:table-cell table:style-name="ACE-11" office:value-type="string">
            <text:p>T-1829</text:p>
          </table:table-cell>
          <table:table-cell table:style-name="ACE-11" office:value-type="string">
            <text:p>Salvigsen (1977)</text:p>
          </table:table-cell>
          <table:table-cell table:style-name="ACE-11"/>
          <table:table-cell table:style-name="ACE-11" table:formula="of:=IF([.K88];[.E88];&quot;&quot;)" office:value-type="string" office:string-value="T-1829">
            <text:p>T-1829</text:p>
          </table:table-cell>
          <table:table-cell table:number-columns-repeated="2" table:style-name="ACE-11"/>
          <table:table-cell table:style-name="ACE-11" office:value-type="float" office:value="8960">
            <text:p>8960</text:p>
          </table:table-cell>
          <table:table-cell table:style-name="ACE-11" office:value-type="float" office:value="120">
            <text:p>120</text:p>
          </table:table-cell>
          <table:table-cell table:style-name="ACE-11" table:formula="of:=[.K88]+440" office:value-type="float" office:value="9400">
            <text:p>9400</text:p>
          </table:table-cell>
          <table:table-cell table:style-name="ACE-11" table:formula="of:=[.L88]" office:value-type="float" office:value="120">
            <text:p>120</text:p>
          </table:table-cell>
          <table:table-cell table:style-name="ACE-11" table:formula="of:=IF([.K88];[.A88];&quot;&quot;)" office:value-type="string" office:string-value="Whale jaw from raised beach">
            <text:p>Whale jaw from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88];[.B88]-1;&quot;&quot;)" office:value-type="float" office:value="9">
            <text:p>9</text:p>
          </table:table-cell>
          <table:table-cell table:style-name="ACE-11" table:formula="of:=IF([.K88];2;&quot;&quot;)" office:value-type="float" office:value="2">
            <text:p>2</text:p>
          </table:table-cell>
          <table:table-cell table:style-name="ACE-11" table:formula="of:=IF([.K88];2;&quot;&quot;)" office:value-type="float" office:value="2">
            <text:p>2</text:p>
          </table:table-cell>
          <table:table-cell table:style-name="ACE-11" table:formula="of:=IF([.K88];[.F88];&quot;&quot;)" office:value-type="string" office:string-value="Salvigsen (1977)">
            <text:p>Salvigsen (1977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Large whale cranium within beach gravels</text:p>
          </table:table-cell>
          <table:table-cell table:style-name="ACE-11" office:value-type="float" office:value="6.7000000000000002">
            <text:p>6.7</text:p>
          </table:table-cell>
          <table:table-cell table:style-name="ACE-11" office:value-type="string">
            <text:p>5970±100</text:p>
          </table:table-cell>
          <table:table-cell table:style-name="ACE-11" office:value-type="float" office:value="-14.4">
            <text:p>−14.4</text:p>
          </table:table-cell>
          <table:table-cell table:style-name="ACE-11" office:value-type="string">
            <text:p>T-76701</text:p>
          </table:table-cell>
          <table:table-cell table:style-name="ACE-11" office:value-type="string">
            <text:p>Salvigsen et al. (1991)</text:p>
          </table:table-cell>
          <table:table-cell table:style-name="ACE-11"/>
          <table:table-cell table:style-name="ACE-11" table:formula="of:=IF([.K89];[.E89];&quot;&quot;)" office:value-type="string" office:string-value="T-76701">
            <text:p>T-76701</text:p>
          </table:table-cell>
          <table:table-cell table:number-columns-repeated="2" table:style-name="ACE-11"/>
          <table:table-cell table:style-name="ACE-11" office:value-type="float" office:value="5970">
            <text:p>5970</text:p>
          </table:table-cell>
          <table:table-cell table:style-name="ACE-11" office:value-type="float" office:value="100">
            <text:p>100</text:p>
          </table:table-cell>
          <table:table-cell table:style-name="ACE-11" table:formula="of:=[.K89]+440" office:value-type="float" office:value="6410">
            <text:p>6410</text:p>
          </table:table-cell>
          <table:table-cell table:style-name="ACE-11" table:formula="of:=[.L89]" office:value-type="float" office:value="100">
            <text:p>100</text:p>
          </table:table-cell>
          <table:table-cell table:style-name="ACE-11" table:formula="of:=IF([.K89];[.A89];&quot;&quot;)" office:value-type="string" office:string-value="Large whale cranium within beach gravels">
            <text:p>Large whale cranium within beach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89];[.B89]-1;&quot;&quot;)" office:value-type="float" office:value="5.7000000000000002">
            <text:p>5.7</text:p>
          </table:table-cell>
          <table:table-cell table:style-name="ACE-11" table:formula="of:=IF([.K89];2;&quot;&quot;)" office:value-type="float" office:value="2">
            <text:p>2</text:p>
          </table:table-cell>
          <table:table-cell table:style-name="ACE-11" table:formula="of:=IF([.K89];2;&quot;&quot;)" office:value-type="float" office:value="2">
            <text:p>2</text:p>
          </table:table-cell>
          <table:table-cell table:style-name="ACE-11" table:formula="of:=IF([.K89];[.F89];&quot;&quot;)" office:value-type="string" office:string-value="Salvigsen et al. (1991)">
            <text:p>Salvigsen et al. (1991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0-m long log of Larix occidentalis on raised beach</text:p>
          </table:table-cell>
          <table:table-cell table:style-name="ACE-11" office:value-type="float" office:value="6">
            <text:p>6</text:p>
          </table:table-cell>
          <table:table-cell table:style-name="ACE-11" office:value-type="string">
            <text:p>1100±80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T-7672</text:p>
          </table:table-cell>
          <table:table-cell table:style-name="ACE-11" office:value-type="string">
            <text:p>Salvigsen et al. (1991)</text:p>
          </table:table-cell>
          <table:table-cell table:style-name="ACE-11"/>
          <table:table-cell table:style-name="ACE-11" table:formula="of:=IF([.K90];[.E90];&quot;&quot;)" office:value-type="string" office:string-value="T-7672">
            <text:p>T-7672</text:p>
          </table:table-cell>
          <table:table-cell table:number-columns-repeated="2" table:style-name="ACE-11"/>
          <table:table-cell table:style-name="ACE-11" office:value-type="float" office:value="1100">
            <text:p>1100</text:p>
          </table:table-cell>
          <table:table-cell table:style-name="ACE-11" office:value-type="float" office:value="80">
            <text:p>80</text:p>
          </table:table-cell>
          <table:table-cell table:style-name="ACE-11" table:formula="of:=[.K90]" office:value-type="float" office:value="1100">
            <text:p>1100</text:p>
          </table:table-cell>
          <table:table-cell table:style-name="ACE-11" table:formula="of:=[.L90]" office:value-type="float" office:value="80">
            <text:p>80</text:p>
          </table:table-cell>
          <table:table-cell table:style-name="ACE-11" table:formula="of:=IF([.K90];[.A90];&quot;&quot;)" office:value-type="string" office:string-value="10-m long log of Larix occidentalis on raised beach">
            <text:p>10-m long log of Larix occidentalis on raised beach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90];[.B90]-1;&quot;&quot;)" office:value-type="float" office:value="5">
            <text:p>5</text:p>
          </table:table-cell>
          <table:table-cell table:style-name="ACE-11" table:formula="of:=IF([.K90];2;&quot;&quot;)" office:value-type="float" office:value="2">
            <text:p>2</text:p>
          </table:table-cell>
          <table:table-cell table:style-name="ACE-11" table:formula="of:=IF([.K90];2;&quot;&quot;)" office:value-type="float" office:value="2">
            <text:p>2</text:p>
          </table:table-cell>
          <table:table-cell table:style-name="ACE-11" table:formula="of:=IF([.K90];[.F90];&quot;&quot;)" office:value-type="string" office:string-value="Salvigsen et al. (1991)">
            <text:p>Salvigsen et al. (1991)</text:p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91];[.E9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91];[.A9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91];[.B91]-1;&quot;&quot;)" office:value-type="string" office:string-value="">
            <text:p/>
          </table:table-cell>
          <table:table-cell table:style-name="ACE-11" table:formula="of:=IF([.K91];2;&quot;&quot;)" office:value-type="string" office:string-value="">
            <text:p/>
          </table:table-cell>
          <table:table-cell table:style-name="ACE-11" table:formula="of:=IF([.K91];2;&quot;&quot;)" office:value-type="string" office:string-value="">
            <text:p/>
          </table:table-cell>
          <table:table-cell table:style-name="ACE-11" table:formula="of:=IF([.K91];[.F9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osselbukta, northern Spitsbergen: marine limit 65+m aht</text:p>
          </table:table-cell>
          <table:table-cell table:number-columns-repeated="6" table:style-name="ACE-11"/>
          <table:table-cell table:style-name="ACE-11" table:formula="of:=IF([.K92];[.E9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92];[.A9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92];[.B92]-1;&quot;&quot;)" office:value-type="string" office:string-value="">
            <text:p/>
          </table:table-cell>
          <table:table-cell table:style-name="ACE-11" table:formula="of:=IF([.K92];2;&quot;&quot;)" office:value-type="string" office:string-value="">
            <text:p/>
          </table:table-cell>
          <table:table-cell table:style-name="ACE-11" table:formula="of:=IF([.K92];2;&quot;&quot;)" office:value-type="string" office:string-value="">
            <text:p/>
          </table:table-cell>
          <table:table-cell table:style-name="ACE-11" table:formula="of:=IF([.K92];[.F9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 Picea sp.</text:p>
          </table:table-cell>
          <table:table-cell table:style-name="ACE-11" office:value-type="float" office:value="5">
            <text:p>5</text:p>
          </table:table-cell>
          <table:table-cell table:style-name="ACE-11" office:value-type="string">
            <text:p>7530±100</text:p>
          </table:table-cell>
          <table:table-cell table:style-name="ACE-11"/>
          <table:table-cell table:style-name="ACE-11" office:value-type="string">
            <text:p>T-3454</text:p>
          </table:table-cell>
          <table:table-cell table:style-name="ACE-11" office:value-type="string">
            <text:p>Salvigsen and Østerholm (1982)</text:p>
          </table:table-cell>
          <table:table-cell table:style-name="ACE-11"/>
          <table:table-cell table:style-name="ACE-11" table:formula="of:=IF([.K93];[.E93];&quot;&quot;)" office:value-type="string" office:string-value="T-3454">
            <text:p>T-3454</text:p>
          </table:table-cell>
          <table:table-cell table:number-columns-repeated="2" table:style-name="ACE-11"/>
          <table:table-cell table:style-name="ACE-11" office:value-type="float" office:value="7530">
            <text:p>7530</text:p>
          </table:table-cell>
          <table:table-cell table:style-name="ACE-11" office:value-type="float" office:value="100">
            <text:p>100</text:p>
          </table:table-cell>
          <table:table-cell table:style-name="ACE-11" table:formula="of:=[.K93]" office:value-type="float" office:value="7530">
            <text:p>7530</text:p>
          </table:table-cell>
          <table:table-cell table:style-name="ACE-11" table:formula="of:=[.L93]" office:value-type="float" office:value="100">
            <text:p>100</text:p>
          </table:table-cell>
          <table:table-cell table:style-name="ACE-11" table:formula="of:=IF([.K93];[.A93];&quot;&quot;)" office:value-type="string" office:string-value="Driftwood Picea sp.">
            <text:p>Driftwood Picea sp.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93];[.B93]-1;&quot;&quot;)" office:value-type="float" office:value="4">
            <text:p>4</text:p>
          </table:table-cell>
          <table:table-cell table:style-name="ACE-11" table:formula="of:=IF([.K93];2;&quot;&quot;)" office:value-type="float" office:value="2">
            <text:p>2</text:p>
          </table:table-cell>
          <table:table-cell table:style-name="ACE-11" table:formula="of:=IF([.K93];2;&quot;&quot;)" office:value-type="float" office:value="2">
            <text:p>2</text:p>
          </table:table-cell>
          <table:table-cell table:style-name="ACE-11" table:formula="of:=IF([.K93];[.F93];&quot;&quot;)" office:value-type="string" office:string-value="Salvigsen and Østerholm (1982)">
            <text:p>Salvigsen and Østerholm (198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Mya truncata</text:p>
          </table:table-cell>
          <table:table-cell table:style-name="ACE-11" office:value-type="float" office:value="35">
            <text:p>35</text:p>
          </table:table-cell>
          <table:table-cell table:style-name="ACE-11" office:value-type="string">
            <text:p>9,360±110</text:p>
          </table:table-cell>
          <table:table-cell table:style-name="ACE-11"/>
          <table:table-cell table:style-name="ACE-11" office:value-type="string">
            <text:p>T-3734</text:p>
          </table:table-cell>
          <table:table-cell table:style-name="ACE-11" office:value-type="string">
            <text:p>Salvigsen and Østerholm (1982)</text:p>
          </table:table-cell>
          <table:table-cell table:style-name="ACE-11"/>
          <table:table-cell table:style-name="ACE-11" table:formula="of:=IF([.K94];[.E94];&quot;&quot;)" office:value-type="string" office:string-value="T-3734">
            <text:p>T-3734</text:p>
          </table:table-cell>
          <table:table-cell table:number-columns-repeated="2" table:style-name="ACE-11"/>
          <table:table-cell table:style-name="ACE-11" office:value-type="float" office:value="9360">
            <text:p>9360</text:p>
          </table:table-cell>
          <table:table-cell table:style-name="ACE-11" office:value-type="float" office:value="110">
            <text:p>110</text:p>
          </table:table-cell>
          <table:table-cell table:style-name="ACE-11" table:formula="of:=[.K94]+440" office:value-type="float" office:value="9800">
            <text:p>9800</text:p>
          </table:table-cell>
          <table:table-cell table:style-name="ACE-11" table:formula="of:=[.L94]" office:value-type="float" office:value="110">
            <text:p>110</text:p>
          </table:table-cell>
          <table:table-cell table:style-name="ACE-11" table:formula="of:=IF([.K94];[.A94];&quot;&quot;)" office:value-type="string" office:string-value="Shell valves of Mya truncata">
            <text:p>Shell valves of Mya truncata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94];[.B94]-1;&quot;&quot;)" office:value-type="float" office:value="34">
            <text:p>34</text:p>
          </table:table-cell>
          <table:table-cell table:style-name="ACE-11" table:formula="of:=IF([.K94];2;&quot;&quot;)" office:value-type="float" office:value="2">
            <text:p>2</text:p>
          </table:table-cell>
          <table:table-cell table:style-name="ACE-11" table:formula="of:=IF([.K94];2;&quot;&quot;)" office:value-type="float" office:value="2">
            <text:p>2</text:p>
          </table:table-cell>
          <table:table-cell table:style-name="ACE-11" table:formula="of:=IF([.K94];[.F94];&quot;&quot;)" office:value-type="string" office:string-value="Salvigsen and Østerholm (1982)">
            <text:p>Salvigsen and Østerholm (198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Mya truncata and Hiatella arctica</text:p>
          </table:table-cell>
          <table:table-cell table:style-name="ACE-11" office:value-type="float" office:value="65">
            <text:p>65</text:p>
          </table:table-cell>
          <table:table-cell table:style-name="ACE-11" office:value-type="string">
            <text:p>10,660±100</text:p>
          </table:table-cell>
          <table:table-cell table:style-name="ACE-11"/>
          <table:table-cell table:style-name="ACE-11" office:value-type="string">
            <text:p>T-3735</text:p>
          </table:table-cell>
          <table:table-cell table:style-name="ACE-11" office:value-type="string">
            <text:p>Salvigsen and Østerholm (1982)</text:p>
          </table:table-cell>
          <table:table-cell table:style-name="ACE-11"/>
          <table:table-cell table:style-name="ACE-11" table:formula="of:=IF([.K95];[.E95];&quot;&quot;)" office:value-type="string" office:string-value="T-3735">
            <text:p>T-3735</text:p>
          </table:table-cell>
          <table:table-cell table:number-columns-repeated="2" table:style-name="ACE-11"/>
          <table:table-cell table:style-name="ACE-11" office:value-type="float" office:value="10660">
            <text:p>10660</text:p>
          </table:table-cell>
          <table:table-cell table:style-name="ACE-11" office:value-type="float" office:value="100">
            <text:p>100</text:p>
          </table:table-cell>
          <table:table-cell table:style-name="ACE-11" table:formula="of:=[.K95]+440" office:value-type="float" office:value="11100">
            <text:p>11100</text:p>
          </table:table-cell>
          <table:table-cell table:style-name="ACE-11" table:formula="of:=[.L95]" office:value-type="float" office:value="100">
            <text:p>100</text:p>
          </table:table-cell>
          <table:table-cell table:style-name="ACE-11" table:formula="of:=IF([.K95];[.A95];&quot;&quot;)" office:value-type="string" office:string-value="Shell valves of Mya truncata and Hiatella arctica">
            <text:p>Shell valves of Mya truncata and Hiatella arctica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95];[.B95]-1;&quot;&quot;)" office:value-type="float" office:value="64">
            <text:p>64</text:p>
          </table:table-cell>
          <table:table-cell table:style-name="ACE-11" table:formula="of:=IF([.K95];2;&quot;&quot;)" office:value-type="float" office:value="2">
            <text:p>2</text:p>
          </table:table-cell>
          <table:table-cell table:style-name="ACE-11" table:formula="of:=IF([.K95];2;&quot;&quot;)" office:value-type="float" office:value="2">
            <text:p>2</text:p>
          </table:table-cell>
          <table:table-cell table:style-name="ACE-11" table:formula="of:=IF([.K95];[.F95];&quot;&quot;)" office:value-type="string" office:string-value="Salvigsen and Østerholm (1982)">
            <text:p>Salvigsen and Østerholm (1982)</text:p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96];[.E9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96];[.A9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96];[.B96]-1;&quot;&quot;)" office:value-type="string" office:string-value="">
            <text:p/>
          </table:table-cell>
          <table:table-cell table:style-name="ACE-11" table:formula="of:=IF([.K96];2;&quot;&quot;)" office:value-type="string" office:string-value="">
            <text:p/>
          </table:table-cell>
          <table:table-cell table:style-name="ACE-11" table:formula="of:=IF([.K96];2;&quot;&quot;)" office:value-type="string" office:string-value="">
            <text:p/>
          </table:table-cell>
          <table:table-cell table:style-name="ACE-11" table:formula="of:=IF([.K96];[.F9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Gråhuken, northern Spitsbergen: marine limit 40+m aht</text:p>
          </table:table-cell>
          <table:table-cell table:number-columns-repeated="6" table:style-name="ACE-11"/>
          <table:table-cell table:style-name="ACE-11" table:formula="of:=IF([.K97];[.E9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97];[.A9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97];[.B97]-1;&quot;&quot;)" office:value-type="string" office:string-value="">
            <text:p/>
          </table:table-cell>
          <table:table-cell table:style-name="ACE-11" table:formula="of:=IF([.K97];2;&quot;&quot;)" office:value-type="string" office:string-value="">
            <text:p/>
          </table:table-cell>
          <table:table-cell table:style-name="ACE-11" table:formula="of:=IF([.K97];2;&quot;&quot;)" office:value-type="string" office:string-value="">
            <text:p/>
          </table:table-cell>
          <table:table-cell table:style-name="ACE-11" table:formula="of:=IF([.K97];[.F9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cranium</text:p>
          </table:table-cell>
          <table:table-cell table:style-name="ACE-11" office:value-type="float" office:value="6">
            <text:p>6</text:p>
          </table:table-cell>
          <table:table-cell table:style-name="ACE-11" office:value-type="string">
            <text:p>8830±70</text:p>
          </table:table-cell>
          <table:table-cell table:style-name="ACE-11"/>
          <table:table-cell table:style-name="ACE-11" office:value-type="string">
            <text:p>T-3097</text:p>
          </table:table-cell>
          <table:table-cell table:style-name="ACE-11" office:value-type="string">
            <text:p>Salvigsen and Østerholm (1982)</text:p>
          </table:table-cell>
          <table:table-cell table:style-name="ACE-11"/>
          <table:table-cell table:style-name="ACE-11" table:formula="of:=IF([.K98];[.E98];&quot;&quot;)" office:value-type="string" office:string-value="T-3097">
            <text:p>T-3097</text:p>
          </table:table-cell>
          <table:table-cell table:number-columns-repeated="2" table:style-name="ACE-11"/>
          <table:table-cell table:style-name="ACE-11" office:value-type="float" office:value="8830">
            <text:p>8830</text:p>
          </table:table-cell>
          <table:table-cell table:style-name="ACE-11" office:value-type="float" office:value="70">
            <text:p>70</text:p>
          </table:table-cell>
          <table:table-cell table:style-name="ACE-11" table:formula="of:=[.K98]+440" office:value-type="float" office:value="9270">
            <text:p>9270</text:p>
          </table:table-cell>
          <table:table-cell table:style-name="ACE-11" table:formula="of:=[.L98]" office:value-type="float" office:value="70">
            <text:p>70</text:p>
          </table:table-cell>
          <table:table-cell table:style-name="ACE-11" table:formula="of:=IF([.K98];[.A98];&quot;&quot;)" office:value-type="string" office:string-value="Whale cranium">
            <text:p>Whale cranium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98];[.B98]-1;&quot;&quot;)" office:value-type="float" office:value="5">
            <text:p>5</text:p>
          </table:table-cell>
          <table:table-cell table:style-name="ACE-11" table:formula="of:=IF([.K98];2;&quot;&quot;)" office:value-type="float" office:value="2">
            <text:p>2</text:p>
          </table:table-cell>
          <table:table-cell table:style-name="ACE-11" table:formula="of:=IF([.K98];2;&quot;&quot;)" office:value-type="float" office:value="2">
            <text:p>2</text:p>
          </table:table-cell>
          <table:table-cell table:style-name="ACE-11" table:formula="of:=IF([.K98];[.F98];&quot;&quot;)" office:value-type="string" office:string-value="Salvigsen and Østerholm (1982)">
            <text:p>Salvigsen and Østerholm (198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Mytilus edulis</text:p>
          </table:table-cell>
          <table:table-cell table:style-name="ACE-11" office:value-type="float" office:value="8">
            <text:p>8</text:p>
          </table:table-cell>
          <table:table-cell table:style-name="ACE-11" office:value-type="string">
            <text:p>9360±110</text:p>
          </table:table-cell>
          <table:table-cell table:style-name="ACE-11"/>
          <table:table-cell table:style-name="ACE-11" office:value-type="string">
            <text:p>T-3098</text:p>
          </table:table-cell>
          <table:table-cell table:style-name="ACE-11" office:value-type="string">
            <text:p>Salvigsen and Østerholm (1982)</text:p>
          </table:table-cell>
          <table:table-cell table:style-name="ACE-11"/>
          <table:table-cell table:style-name="ACE-11" table:formula="of:=IF([.K99];[.E99];&quot;&quot;)" office:value-type="string" office:string-value="T-3098">
            <text:p>T-3098</text:p>
          </table:table-cell>
          <table:table-cell table:number-columns-repeated="2" table:style-name="ACE-11"/>
          <table:table-cell table:style-name="ACE-11" office:value-type="float" office:value="9360">
            <text:p>9360</text:p>
          </table:table-cell>
          <table:table-cell table:style-name="ACE-11" office:value-type="float" office:value="110">
            <text:p>110</text:p>
          </table:table-cell>
          <table:table-cell table:style-name="ACE-11" table:formula="of:=[.K99]+440" office:value-type="float" office:value="9800">
            <text:p>9800</text:p>
          </table:table-cell>
          <table:table-cell table:style-name="ACE-11" table:formula="of:=[.L99]" office:value-type="float" office:value="110">
            <text:p>110</text:p>
          </table:table-cell>
          <table:table-cell table:style-name="ACE-11" table:formula="of:=IF([.K99];[.A99];&quot;&quot;)" office:value-type="string" office:string-value="Shell valves of Mytilus edulis">
            <text:p>Shell valves of Mytilus eduli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99];[.B99]-1;&quot;&quot;)" office:value-type="float" office:value="7">
            <text:p>7</text:p>
          </table:table-cell>
          <table:table-cell table:style-name="ACE-11" table:formula="of:=IF([.K99];2;&quot;&quot;)" office:value-type="float" office:value="2">
            <text:p>2</text:p>
          </table:table-cell>
          <table:table-cell table:style-name="ACE-11" table:formula="of:=IF([.K99];2;&quot;&quot;)" office:value-type="float" office:value="2">
            <text:p>2</text:p>
          </table:table-cell>
          <table:table-cell table:style-name="ACE-11" table:formula="of:=IF([.K99];[.F99];&quot;&quot;)" office:value-type="string" office:string-value="Salvigsen and Østerholm (1982)">
            <text:p>Salvigsen and Østerholm (198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Hiatella arctica</text:p>
          </table:table-cell>
          <table:table-cell table:style-name="ACE-11" office:value-type="float" office:value="41">
            <text:p>41</text:p>
          </table:table-cell>
          <table:table-cell table:style-name="ACE-11" office:value-type="string">
            <text:p>10,920±120</text:p>
          </table:table-cell>
          <table:table-cell table:style-name="ACE-11"/>
          <table:table-cell table:style-name="ACE-11" office:value-type="string">
            <text:p>T-3099</text:p>
          </table:table-cell>
          <table:table-cell table:style-name="ACE-11" office:value-type="string">
            <text:p>Salvigsen and Østerholm (1982)</text:p>
          </table:table-cell>
          <table:table-cell table:style-name="ACE-11"/>
          <table:table-cell table:style-name="ACE-11" table:formula="of:=IF([.K100];[.E100];&quot;&quot;)" office:value-type="string" office:string-value="T-3099">
            <text:p>T-3099</text:p>
          </table:table-cell>
          <table:table-cell table:number-columns-repeated="2" table:style-name="ACE-11"/>
          <table:table-cell table:style-name="ACE-11" office:value-type="float" office:value="10920">
            <text:p>10920</text:p>
          </table:table-cell>
          <table:table-cell table:style-name="ACE-11" office:value-type="float" office:value="120">
            <text:p>120</text:p>
          </table:table-cell>
          <table:table-cell table:style-name="ACE-11" table:formula="of:=[.K100]+440" office:value-type="float" office:value="11360">
            <text:p>11360</text:p>
          </table:table-cell>
          <table:table-cell table:style-name="ACE-11" table:formula="of:=[.L100]" office:value-type="float" office:value="120">
            <text:p>120</text:p>
          </table:table-cell>
          <table:table-cell table:style-name="ACE-11" table:formula="of:=IF([.K100];[.A100];&quot;&quot;)" office:value-type="string" office:string-value="Shell valves of Hiatella arctica">
            <text:p>Shell valves of Hiatella arctica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00];[.B100]-1;&quot;&quot;)" office:value-type="float" office:value="40">
            <text:p>40</text:p>
          </table:table-cell>
          <table:table-cell table:style-name="ACE-11" table:formula="of:=IF([.K100];2;&quot;&quot;)" office:value-type="float" office:value="2">
            <text:p>2</text:p>
          </table:table-cell>
          <table:table-cell table:style-name="ACE-11" table:formula="of:=IF([.K100];2;&quot;&quot;)" office:value-type="float" office:value="2">
            <text:p>2</text:p>
          </table:table-cell>
          <table:table-cell table:style-name="ACE-11" table:formula="of:=IF([.K100];[.F100];&quot;&quot;)" office:value-type="string" office:string-value="Salvigsen and Østerholm (1982)">
            <text:p>Salvigsen and Østerholm (1982)</text:p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101];[.E10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01];[.A10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01];[.B101]-1;&quot;&quot;)" office:value-type="string" office:string-value="">
            <text:p/>
          </table:table-cell>
          <table:table-cell table:style-name="ACE-11" table:formula="of:=IF([.K101];2;&quot;&quot;)" office:value-type="string" office:string-value="">
            <text:p/>
          </table:table-cell>
          <table:table-cell table:style-name="ACE-11" table:formula="of:=IF([.K101];2;&quot;&quot;)" office:value-type="string" office:string-value="">
            <text:p/>
          </table:table-cell>
          <table:table-cell table:style-name="ACE-11" table:formula="of:=IF([.K101];[.F10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Reinsderflya. Northern Spitsbergen: marine limit 25±2 m aht</text:p>
          </table:table-cell>
          <table:table-cell table:number-columns-repeated="6" table:style-name="ACE-11"/>
          <table:table-cell table:style-name="ACE-11" table:formula="of:=IF([.K102];[.E10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02];[.A10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02];[.B102]-1;&quot;&quot;)" office:value-type="string" office:string-value="">
            <text:p/>
          </table:table-cell>
          <table:table-cell table:style-name="ACE-11" table:formula="of:=IF([.K102];2;&quot;&quot;)" office:value-type="string" office:string-value="">
            <text:p/>
          </table:table-cell>
          <table:table-cell table:style-name="ACE-11" table:formula="of:=IF([.K102];2;&quot;&quot;)" office:value-type="string" office:string-value="">
            <text:p/>
          </table:table-cell>
          <table:table-cell table:style-name="ACE-11" table:formula="of:=IF([.K102];[.F10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cranium</text:p>
          </table:table-cell>
          <table:table-cell table:style-name="ACE-11" office:value-type="float" office:value="5">
            <text:p>5</text:p>
          </table:table-cell>
          <table:table-cell table:style-name="ACE-11" office:value-type="string">
            <text:p>9160±70</text:p>
          </table:table-cell>
          <table:table-cell table:style-name="ACE-11"/>
          <table:table-cell table:style-name="ACE-11" office:value-type="string">
            <text:p>T-2838</text:p>
          </table:table-cell>
          <table:table-cell table:style-name="ACE-11" office:value-type="string">
            <text:p>Salvigsen and Østerholm (1982)</text:p>
          </table:table-cell>
          <table:table-cell table:style-name="ACE-11"/>
          <table:table-cell table:style-name="ACE-11" table:formula="of:=IF([.K103];[.E103];&quot;&quot;)" office:value-type="string" office:string-value="T-2838">
            <text:p>T-2838</text:p>
          </table:table-cell>
          <table:table-cell table:number-columns-repeated="2" table:style-name="ACE-11"/>
          <table:table-cell table:style-name="ACE-11" office:value-type="float" office:value="9160">
            <text:p>9160</text:p>
          </table:table-cell>
          <table:table-cell table:style-name="ACE-11" office:value-type="float" office:value="70">
            <text:p>70</text:p>
          </table:table-cell>
          <table:table-cell table:style-name="ACE-11" table:formula="of:=[.K103]+440" office:value-type="float" office:value="9600">
            <text:p>9600</text:p>
          </table:table-cell>
          <table:table-cell table:style-name="ACE-11" table:formula="of:=[.L103]" office:value-type="float" office:value="70">
            <text:p>70</text:p>
          </table:table-cell>
          <table:table-cell table:style-name="ACE-11" table:formula="of:=IF([.K103];[.A103];&quot;&quot;)" office:value-type="string" office:string-value="Whale cranium">
            <text:p>Whale cranium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03];[.B103]-1;&quot;&quot;)" office:value-type="float" office:value="4">
            <text:p>4</text:p>
          </table:table-cell>
          <table:table-cell table:style-name="ACE-11" table:formula="of:=IF([.K103];2;&quot;&quot;)" office:value-type="float" office:value="2">
            <text:p>2</text:p>
          </table:table-cell>
          <table:table-cell table:style-name="ACE-11" table:formula="of:=IF([.K103];2;&quot;&quot;)" office:value-type="float" office:value="2">
            <text:p>2</text:p>
          </table:table-cell>
          <table:table-cell table:style-name="ACE-11" table:formula="of:=IF([.K103];[.F103];&quot;&quot;)" office:value-type="string" office:string-value="Salvigsen and Østerholm (1982)">
            <text:p>Salvigsen and Østerholm (198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on raised beach</text:p>
          </table:table-cell>
          <table:table-cell table:style-name="ACE-11" office:value-type="float" office:value="19">
            <text:p>19</text:p>
          </table:table-cell>
          <table:table-cell table:style-name="ACE-11" office:value-type="string">
            <text:p>9330±90</text:p>
          </table:table-cell>
          <table:table-cell table:style-name="ACE-11"/>
          <table:table-cell table:style-name="ACE-11" office:value-type="string">
            <text:p>T-2703</text:p>
          </table:table-cell>
          <table:table-cell table:style-name="ACE-11" office:value-type="string">
            <text:p>Salvigsen and Østerholm (1982)</text:p>
          </table:table-cell>
          <table:table-cell table:style-name="ACE-11"/>
          <table:table-cell table:style-name="ACE-11" table:formula="of:=IF([.K104];[.E104];&quot;&quot;)" office:value-type="string" office:string-value="T-2703">
            <text:p>T-2703</text:p>
          </table:table-cell>
          <table:table-cell table:number-columns-repeated="2" table:style-name="ACE-11"/>
          <table:table-cell table:style-name="ACE-11" office:value-type="float" office:value="9330">
            <text:p>9330</text:p>
          </table:table-cell>
          <table:table-cell table:style-name="ACE-11" office:value-type="float" office:value="90">
            <text:p>90</text:p>
          </table:table-cell>
          <table:table-cell table:style-name="ACE-11" table:formula="of:=[.K104]+440" office:value-type="float" office:value="9770">
            <text:p>9770</text:p>
          </table:table-cell>
          <table:table-cell table:style-name="ACE-11" table:formula="of:=[.L104]" office:value-type="float" office:value="90">
            <text:p>90</text:p>
          </table:table-cell>
          <table:table-cell table:style-name="ACE-11" table:formula="of:=IF([.K104];[.A104];&quot;&quot;)" office:value-type="string" office:string-value="Whale rib on raised beach">
            <text:p>Whale rib on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04];[.B104]-1;&quot;&quot;)" office:value-type="float" office:value="18">
            <text:p>18</text:p>
          </table:table-cell>
          <table:table-cell table:style-name="ACE-11" table:formula="of:=IF([.K104];2;&quot;&quot;)" office:value-type="float" office:value="2">
            <text:p>2</text:p>
          </table:table-cell>
          <table:table-cell table:style-name="ACE-11" table:formula="of:=IF([.K104];2;&quot;&quot;)" office:value-type="float" office:value="2">
            <text:p>2</text:p>
          </table:table-cell>
          <table:table-cell table:style-name="ACE-11" table:formula="of:=IF([.K104];[.F104];&quot;&quot;)" office:value-type="string" office:string-value="Salvigsen and Østerholm (1982)">
            <text:p>Salvigsen and Østerholm (198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on raised beach</text:p>
          </table:table-cell>
          <table:table-cell table:style-name="ACE-11" office:value-type="float" office:value="23">
            <text:p>23</text:p>
          </table:table-cell>
          <table:table-cell table:style-name="ACE-11" office:value-type="string">
            <text:p>9850±135</text:p>
          </table:table-cell>
          <table:table-cell table:style-name="ACE-11" office:value-type="float" office:value="-17">
            <text:p>−17</text:p>
          </table:table-cell>
          <table:table-cell table:style-name="ACE-11" office:value-type="string">
            <text:p>GX-11294</text:p>
          </table:table-cell>
          <table:table-cell table:style-name="ACE-11" office:value-type="string">
            <text:p>Lehman (1989)</text:p>
          </table:table-cell>
          <table:table-cell table:style-name="ACE-11"/>
          <table:table-cell table:style-name="ACE-11" table:formula="of:=IF([.K105];[.E105];&quot;&quot;)" office:value-type="string" office:string-value="GX-11294">
            <text:p>GX-11294</text:p>
          </table:table-cell>
          <table:table-cell table:number-columns-repeated="2" table:style-name="ACE-11"/>
          <table:table-cell table:style-name="ACE-11" office:value-type="float" office:value="9850">
            <text:p>9850</text:p>
          </table:table-cell>
          <table:table-cell table:style-name="ACE-11" office:value-type="float" office:value="135">
            <text:p>135</text:p>
          </table:table-cell>
          <table:table-cell table:style-name="ACE-11" table:formula="of:=[.K105]+440" office:value-type="float" office:value="10290">
            <text:p>10290</text:p>
          </table:table-cell>
          <table:table-cell table:style-name="ACE-11" table:formula="of:=[.L105]" office:value-type="float" office:value="135">
            <text:p>135</text:p>
          </table:table-cell>
          <table:table-cell table:style-name="ACE-11" table:formula="of:=IF([.K105];[.A105];&quot;&quot;)" office:value-type="string" office:string-value="Whale rib on raised beach">
            <text:p>Whale rib on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05];[.B105]-1;&quot;&quot;)" office:value-type="float" office:value="22">
            <text:p>22</text:p>
          </table:table-cell>
          <table:table-cell table:style-name="ACE-11" table:formula="of:=IF([.K105];2;&quot;&quot;)" office:value-type="float" office:value="2">
            <text:p>2</text:p>
          </table:table-cell>
          <table:table-cell table:style-name="ACE-11" table:formula="of:=IF([.K105];2;&quot;&quot;)" office:value-type="float" office:value="2">
            <text:p>2</text:p>
          </table:table-cell>
          <table:table-cell table:style-name="ACE-11" table:formula="of:=IF([.K105];[.F105];&quot;&quot;)" office:value-type="string" office:string-value="Lehman (1989)">
            <text:p>Lehman (198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from sublittoral sands</text:p>
          </table:table-cell>
          <table:table-cell table:style-name="ACE-11" office:value-type="string">
            <text:p>9.5(15)</text:p>
          </table:table-cell>
          <table:table-cell table:style-name="ACE-11" office:value-type="string">
            <text:p>9130±210</text:p>
          </table:table-cell>
          <table:table-cell table:style-name="ACE-11" office:value-type="float" office:value="-17.199999999999999">
            <text:p>−17.2</text:p>
          </table:table-cell>
          <table:table-cell table:style-name="ACE-11" office:value-type="string">
            <text:p>GX-10685</text:p>
          </table:table-cell>
          <table:table-cell table:style-name="ACE-11" office:value-type="string">
            <text:p>Lehman (1989)</text:p>
          </table:table-cell>
          <table:table-cell table:style-name="ACE-11"/>
          <table:table-cell table:style-name="ACE-11" table:formula="of:=IF([.K106];[.E106];&quot;&quot;)" office:value-type="string" office:string-value="GX-10685">
            <text:p>GX-10685</text:p>
          </table:table-cell>
          <table:table-cell table:number-columns-repeated="2" table:style-name="ACE-11"/>
          <table:table-cell table:style-name="ACE-11" office:value-type="float" office:value="9130">
            <text:p>9130</text:p>
          </table:table-cell>
          <table:table-cell table:style-name="ACE-11" office:value-type="float" office:value="210">
            <text:p>210</text:p>
          </table:table-cell>
          <table:table-cell table:style-name="ACE-11" table:formula="of:=[.K106]+440" office:value-type="float" office:value="9570">
            <text:p>9570</text:p>
          </table:table-cell>
          <table:table-cell table:style-name="ACE-11" table:formula="of:=[.L106]" office:value-type="float" office:value="210">
            <text:p>210</text:p>
          </table:table-cell>
          <table:table-cell table:style-name="ACE-11" table:formula="of:=IF([.K106];[.A106];&quot;&quot;)" office:value-type="string" office:string-value="Whale rib from sublittoral sands">
            <text:p>Whale rib from sublittoral sand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-1">
            <text:p>−1</text:p>
          </table:table-cell>
          <table:table-cell table:style-name="ACE-11" office:value-type="float" office:value="8.5">
            <text:p>8.5</text:p>
          </table:table-cell>
          <table:table-cell table:style-name="ACE-11" table:formula="of:=IF([.K106];2;&quot;&quot;)" office:value-type="float" office:value="2">
            <text:p>2</text:p>
          </table:table-cell>
          <table:table-cell table:style-name="ACE-11" table:formula="of:=IF([.K106];2;&quot;&quot;)" office:value-type="float" office:value="2">
            <text:p>2</text:p>
          </table:table-cell>
          <table:table-cell table:style-name="ACE-11" table:formula="of:=IF([.K106];[.F106];&quot;&quot;)" office:value-type="string" office:string-value="Lehman (1989)">
            <text:p>Lehman (198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In situ paired valves of Mytilus edulis in beach gravels</text:p>
          </table:table-cell>
          <table:table-cell table:style-name="ACE-11" office:value-type="float" office:value="5">
            <text:p>5</text:p>
          </table:table-cell>
          <table:table-cell table:style-name="ACE-11" office:value-type="string">
            <text:p>9015±80</text:p>
          </table:table-cell>
          <table:table-cell table:style-name="ACE-11" office:value-type="float" office:value="-19">
            <text:p>−19</text:p>
          </table:table-cell>
          <table:table-cell table:style-name="ACE-11" office:value-type="string">
            <text:p>DIC-3076</text:p>
          </table:table-cell>
          <table:table-cell table:style-name="ACE-11" office:value-type="string">
            <text:p>Lehman (1989)</text:p>
          </table:table-cell>
          <table:table-cell table:style-name="ACE-11"/>
          <table:table-cell table:style-name="ACE-11" table:formula="of:=IF([.K107];[.E107];&quot;&quot;)" office:value-type="string" office:string-value="DIC-3076">
            <text:p>DIC-3076</text:p>
          </table:table-cell>
          <table:table-cell table:number-columns-repeated="2" table:style-name="ACE-11"/>
          <table:table-cell table:style-name="ACE-11" office:value-type="float" office:value="9015">
            <text:p>9015</text:p>
          </table:table-cell>
          <table:table-cell table:style-name="ACE-11" office:value-type="float" office:value="80">
            <text:p>80</text:p>
          </table:table-cell>
          <table:table-cell table:style-name="ACE-11" table:formula="of:=[.K107]+440" office:value-type="float" office:value="9455">
            <text:p>9455</text:p>
          </table:table-cell>
          <table:table-cell table:style-name="ACE-11" table:formula="of:=[.L107]" office:value-type="float" office:value="80">
            <text:p>80</text:p>
          </table:table-cell>
          <table:table-cell table:style-name="ACE-11" table:formula="of:=IF([.K107];[.A107];&quot;&quot;)" office:value-type="string" office:string-value="In situ paired valves of Mytilus edulis in beach gravels">
            <text:p>In situ paired valves of Mytilus edulis in beach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07];[.B107]-1;&quot;&quot;)" office:value-type="float" office:value="4">
            <text:p>4</text:p>
          </table:table-cell>
          <table:table-cell table:style-name="ACE-11" table:formula="of:=IF([.K107];2;&quot;&quot;)" office:value-type="float" office:value="2">
            <text:p>2</text:p>
          </table:table-cell>
          <table:table-cell table:style-name="ACE-11" table:formula="of:=IF([.K107];2;&quot;&quot;)" office:value-type="float" office:value="2">
            <text:p>2</text:p>
          </table:table-cell>
          <table:table-cell table:style-name="ACE-11" table:formula="of:=IF([.K107];[.F107];&quot;&quot;)" office:value-type="string" office:string-value="Lehman (1989)">
            <text:p>Lehman (1989)</text:p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108];[.E10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08];[.A10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08];[.B108]-1;&quot;&quot;)" office:value-type="string" office:string-value="">
            <text:p/>
          </table:table-cell>
          <table:table-cell table:style-name="ACE-11" table:formula="of:=IF([.K108];2;&quot;&quot;)" office:value-type="string" office:string-value="">
            <text:p/>
          </table:table-cell>
          <table:table-cell table:style-name="ACE-11" table:formula="of:=IF([.K108];2;&quot;&quot;)" office:value-type="string" office:string-value="">
            <text:p/>
          </table:table-cell>
          <table:table-cell table:style-name="ACE-11" table:formula="of:=IF([.K108];[.F10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oodfjord, northern Spitsbergen: marine limit 74 m aht</text:p>
          </table:table-cell>
          <table:table-cell table:number-columns-repeated="6" table:style-name="ACE-11"/>
          <table:table-cell table:style-name="ACE-11" table:formula="of:=IF([.K109];[.E10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09];[.A10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09];[.B109]-1;&quot;&quot;)" office:value-type="string" office:string-value="">
            <text:p/>
          </table:table-cell>
          <table:table-cell table:style-name="ACE-11" table:formula="of:=IF([.K109];2;&quot;&quot;)" office:value-type="string" office:string-value="">
            <text:p/>
          </table:table-cell>
          <table:table-cell table:style-name="ACE-11" table:formula="of:=IF([.K109];2;&quot;&quot;)" office:value-type="string" office:string-value="">
            <text:p/>
          </table:table-cell>
          <table:table-cell table:style-name="ACE-11" table:formula="of:=IF([.K109];[.F10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aired valves of Mytilus edulis</text:p>
          </table:table-cell>
          <table:table-cell table:style-name="ACE-11" office:value-type="float" office:value="5.2000000000000002">
            <text:p>5.2</text:p>
          </table:table-cell>
          <table:table-cell table:style-name="ACE-11" office:value-type="string">
            <text:p>5970±50</text:p>
          </table:table-cell>
          <table:table-cell table:style-name="ACE-11" office:value-type="float" office:value="2.2999999999999998">
            <text:p>2.3</text:p>
          </table:table-cell>
          <table:table-cell table:style-name="ACE-11" office:value-type="string">
            <text:p>UtC-10089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10];[.E110];&quot;&quot;)" office:value-type="string" office:string-value="UtC-10089">
            <text:p>UtC-10089</text:p>
          </table:table-cell>
          <table:table-cell table:number-columns-repeated="2" table:style-name="ACE-11"/>
          <table:table-cell table:style-name="ACE-11" office:value-type="float" office:value="5970">
            <text:p>5970</text:p>
          </table:table-cell>
          <table:table-cell table:style-name="ACE-11" office:value-type="float" office:value="50">
            <text:p>50</text:p>
          </table:table-cell>
          <table:table-cell table:style-name="ACE-11" table:formula="of:=[.K110]+440" office:value-type="float" office:value="6410">
            <text:p>6410</text:p>
          </table:table-cell>
          <table:table-cell table:style-name="ACE-11" table:formula="of:=[.L110]" office:value-type="float" office:value="50">
            <text:p>50</text:p>
          </table:table-cell>
          <table:table-cell table:style-name="ACE-11" table:formula="of:=IF([.K110];[.A110];&quot;&quot;)" office:value-type="string" office:string-value="Paired valves of Mytilus edulis">
            <text:p>Paired valves of Mytilus eduli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10];[.B110]-1;&quot;&quot;)" office:value-type="float" office:value="4.2000000000000002">
            <text:p>4.2</text:p>
          </table:table-cell>
          <table:table-cell table:style-name="ACE-11" table:formula="of:=IF([.K110];2;&quot;&quot;)" office:value-type="float" office:value="2">
            <text:p>2</text:p>
          </table:table-cell>
          <table:table-cell table:style-name="ACE-11" table:formula="of:=IF([.K110];2;&quot;&quot;)" office:value-type="float" office:value="2">
            <text:p>2</text:p>
          </table:table-cell>
          <table:table-cell table:style-name="ACE-11" table:formula="of:=IF([.K110];[.F110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uplicate of UtC-10089</text:p>
          </table:table-cell>
          <table:table-cell table:style-name="ACE-11" office:value-type="float" office:value="5.2000000000000002">
            <text:p>5.2</text:p>
          </table:table-cell>
          <table:table-cell table:style-name="ACE-11" office:value-type="string">
            <text:p>6012±44</text:p>
          </table:table-cell>
          <table:table-cell table:style-name="ACE-11" office:value-type="float" office:value="0.59999999999999998">
            <text:p>0.6</text:p>
          </table:table-cell>
          <table:table-cell table:style-name="ACE-11" office:value-type="string">
            <text:p>Hd-20823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11];[.E111];&quot;&quot;)" office:value-type="string" office:string-value="Hd-20823">
            <text:p>Hd-20823</text:p>
          </table:table-cell>
          <table:table-cell table:number-columns-repeated="2" table:style-name="ACE-11"/>
          <table:table-cell table:style-name="ACE-11" office:value-type="float" office:value="6012">
            <text:p>6012</text:p>
          </table:table-cell>
          <table:table-cell table:style-name="ACE-11" office:value-type="float" office:value="44">
            <text:p>44</text:p>
          </table:table-cell>
          <table:table-cell table:style-name="ACE-11" table:formula="of:=[.K111]+440" office:value-type="float" office:value="6452">
            <text:p>6452</text:p>
          </table:table-cell>
          <table:table-cell table:style-name="ACE-11" table:formula="of:=[.L111]" office:value-type="float" office:value="44">
            <text:p>44</text:p>
          </table:table-cell>
          <table:table-cell table:style-name="ACE-11" table:formula="of:=IF([.K111];COM.MICROSOFT.CONCAT([.A111];&quot; (Mytilus edulis)&quot;);&quot;&quot;)" office:value-type="string" office:string-value="Duplicate of UtC-10089 (Mytilus edulis)">
            <text:p>Duplicate of UtC-10089 (Mytilus edulis)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11];[.B111]-1;&quot;&quot;)" office:value-type="float" office:value="4.2000000000000002">
            <text:p>4.2</text:p>
          </table:table-cell>
          <table:table-cell table:style-name="ACE-11" table:formula="of:=IF([.K111];2;&quot;&quot;)" office:value-type="float" office:value="2">
            <text:p>2</text:p>
          </table:table-cell>
          <table:table-cell table:style-name="ACE-11" table:formula="of:=IF([.K111];2;&quot;&quot;)" office:value-type="float" office:value="2">
            <text:p>2</text:p>
          </table:table-cell>
          <table:table-cell table:style-name="ACE-11" table:formula="of:=IF([.K111];[.F111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debris from raised beach ridge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6597±55</text:p>
          </table:table-cell>
          <table:table-cell table:style-name="ACE-11" office:value-type="float" office:value="2.8999999999999999">
            <text:p>2.9</text:p>
          </table:table-cell>
          <table:table-cell table:style-name="ACE-11" office:value-type="string">
            <text:p>Hd-20946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12];[.E112];&quot;&quot;)" office:value-type="string" office:string-value="Hd-20946">
            <text:p>Hd-20946</text:p>
          </table:table-cell>
          <table:table-cell table:number-columns-repeated="2" table:style-name="ACE-11"/>
          <table:table-cell table:style-name="ACE-11" office:value-type="float" office:value="6597">
            <text:p>6597</text:p>
          </table:table-cell>
          <table:table-cell table:style-name="ACE-11" office:value-type="float" office:value="55">
            <text:p>55</text:p>
          </table:table-cell>
          <table:table-cell table:style-name="ACE-11" table:formula="of:=[.K112]+440" office:value-type="float" office:value="7037">
            <text:p>7037</text:p>
          </table:table-cell>
          <table:table-cell table:style-name="ACE-11" table:formula="of:=[.L112]" office:value-type="float" office:value="55">
            <text:p>55</text:p>
          </table:table-cell>
          <table:table-cell table:style-name="ACE-11" table:formula="of:=IF([.K112];[.A112];&quot;&quot;)" office:value-type="string" office:string-value="Shell debris from raised beach ridge">
            <text:p>Shell debris from raised beach ridg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12];[.B112]-1;&quot;&quot;)" office:value-type="float" office:value="1">
            <text:p>1</text:p>
          </table:table-cell>
          <table:table-cell table:style-name="ACE-11" table:formula="of:=IF([.K112];2;&quot;&quot;)" office:value-type="float" office:value="2">
            <text:p>2</text:p>
          </table:table-cell>
          <table:table-cell table:style-name="ACE-11" table:formula="of:=IF([.K112];2;&quot;&quot;)" office:value-type="float" office:value="2">
            <text:p>2</text:p>
          </table:table-cell>
          <table:table-cell table:style-name="ACE-11" table:formula="of:=IF([.K112];[.F112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debris, mostly Mytilus edulis from beach ridge</text:p>
          </table:table-cell>
          <table:table-cell table:style-name="ACE-11" office:value-type="float" office:value="5.2000000000000002">
            <text:p>5.2</text:p>
          </table:table-cell>
          <table:table-cell table:style-name="ACE-11" office:value-type="string">
            <text:p>9370±57</text:p>
          </table:table-cell>
          <table:table-cell table:style-name="ACE-11" office:value-type="float" office:value="1.3">
            <text:p>1.3</text:p>
          </table:table-cell>
          <table:table-cell table:style-name="ACE-11" office:value-type="string">
            <text:p>UtC-10142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13];[.E113];&quot;&quot;)" office:value-type="string" office:string-value="UtC-10142">
            <text:p>UtC-10142</text:p>
          </table:table-cell>
          <table:table-cell table:number-columns-repeated="2" table:style-name="ACE-11"/>
          <table:table-cell table:style-name="ACE-11" office:value-type="float" office:value="9370">
            <text:p>9370</text:p>
          </table:table-cell>
          <table:table-cell table:style-name="ACE-11" office:value-type="float" office:value="57">
            <text:p>57</text:p>
          </table:table-cell>
          <table:table-cell table:style-name="ACE-11" table:formula="of:=[.K113]+440" office:value-type="float" office:value="9810">
            <text:p>9810</text:p>
          </table:table-cell>
          <table:table-cell table:style-name="ACE-11" table:formula="of:=[.L113]" office:value-type="float" office:value="57">
            <text:p>57</text:p>
          </table:table-cell>
          <table:table-cell table:style-name="ACE-11" table:formula="of:=IF([.K113];[.A113];&quot;&quot;)" office:value-type="string" office:string-value="Shell debris, mostly Mytilus edulis from beach ridge">
            <text:p>Shell debris, mostly Mytilus edulis from beach ridg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13];[.B113]-1;&quot;&quot;)" office:value-type="float" office:value="4.2000000000000002">
            <text:p>4.2</text:p>
          </table:table-cell>
          <table:table-cell table:style-name="ACE-11" table:formula="of:=IF([.K113];2;&quot;&quot;)" office:value-type="float" office:value="2">
            <text:p>2</text:p>
          </table:table-cell>
          <table:table-cell table:style-name="ACE-11" table:formula="of:=IF([.K113];2;&quot;&quot;)" office:value-type="float" office:value="2">
            <text:p>2</text:p>
          </table:table-cell>
          <table:table-cell table:style-name="ACE-11" table:formula="of:=IF([.K113];[.F113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ostly Balnus sp. debris from beach ridge</text:p>
          </table:table-cell>
          <table:table-cell table:style-name="ACE-11" office:value-type="float" office:value="7.5">
            <text:p>7.5</text:p>
          </table:table-cell>
          <table:table-cell table:style-name="ACE-11" office:value-type="string">
            <text:p>9377±49</text:p>
          </table:table-cell>
          <table:table-cell table:style-name="ACE-11" office:value-type="float" office:value="0.29999999999999999">
            <text:p>0.3</text:p>
          </table:table-cell>
          <table:table-cell table:style-name="ACE-11" office:value-type="string">
            <text:p>UtC-10140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14];[.E114];&quot;&quot;)" office:value-type="string" office:string-value="UtC-10140">
            <text:p>UtC-10140</text:p>
          </table:table-cell>
          <table:table-cell table:number-columns-repeated="2" table:style-name="ACE-11"/>
          <table:table-cell table:style-name="ACE-11" office:value-type="float" office:value="9377">
            <text:p>9377</text:p>
          </table:table-cell>
          <table:table-cell table:style-name="ACE-11" office:value-type="float" office:value="49">
            <text:p>49</text:p>
          </table:table-cell>
          <table:table-cell table:style-name="ACE-11" table:formula="of:=[.K114]+440" office:value-type="float" office:value="9817">
            <text:p>9817</text:p>
          </table:table-cell>
          <table:table-cell table:style-name="ACE-11" table:formula="of:=[.L114]" office:value-type="float" office:value="49">
            <text:p>49</text:p>
          </table:table-cell>
          <table:table-cell table:style-name="ACE-11" table:formula="of:=IF([.K114];[.A114];&quot;&quot;)" office:value-type="string" office:string-value="Mostly Balnus sp. debris from beach ridge">
            <text:p>Mostly Balnus sp. debris from beach ridg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14];[.B114]-1;&quot;&quot;)" office:value-type="float" office:value="6.5">
            <text:p>6.5</text:p>
          </table:table-cell>
          <table:table-cell table:style-name="ACE-11" table:formula="of:=IF([.K114];2;&quot;&quot;)" office:value-type="float" office:value="2">
            <text:p>2</text:p>
          </table:table-cell>
          <table:table-cell table:style-name="ACE-11" table:formula="of:=IF([.K114];2;&quot;&quot;)" office:value-type="float" office:value="2">
            <text:p>2</text:p>
          </table:table-cell>
          <table:table-cell table:style-name="ACE-11" table:formula="of:=IF([.K114];[.F114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aired valves of Mya truncata from beach ridge</text:p>
          </table:table-cell>
          <table:table-cell table:style-name="ACE-11" office:value-type="float" office:value="11.6">
            <text:p>11.6</text:p>
          </table:table-cell>
          <table:table-cell table:style-name="ACE-11" office:value-type="string">
            <text:p>9130±60</text:p>
          </table:table-cell>
          <table:table-cell table:style-name="ACE-11" office:value-type="float" office:value="0.90000000000000002">
            <text:p>0.9</text:p>
          </table:table-cell>
          <table:table-cell table:style-name="ACE-11" office:value-type="string">
            <text:p>UtC-10138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15];[.E115];&quot;&quot;)" office:value-type="string" office:string-value="UtC-10138">
            <text:p>UtC-10138</text:p>
          </table:table-cell>
          <table:table-cell table:number-columns-repeated="2" table:style-name="ACE-11"/>
          <table:table-cell table:style-name="ACE-11" office:value-type="float" office:value="9130">
            <text:p>9130</text:p>
          </table:table-cell>
          <table:table-cell table:style-name="ACE-11" office:value-type="float" office:value="60">
            <text:p>60</text:p>
          </table:table-cell>
          <table:table-cell table:style-name="ACE-11" table:formula="of:=[.K115]+440" office:value-type="float" office:value="9570">
            <text:p>9570</text:p>
          </table:table-cell>
          <table:table-cell table:style-name="ACE-11" table:formula="of:=[.L115]" office:value-type="float" office:value="60">
            <text:p>60</text:p>
          </table:table-cell>
          <table:table-cell table:style-name="ACE-11" table:formula="of:=IF([.K115];[.A115];&quot;&quot;)" office:value-type="string" office:string-value="Paired valves of Mya truncata from beach ridge">
            <text:p>Paired valves of Mya truncata from beach ridg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15];[.B115]-1;&quot;&quot;)" office:value-type="float" office:value="10.6">
            <text:p>10.6</text:p>
          </table:table-cell>
          <table:table-cell table:style-name="ACE-11" table:formula="of:=IF([.K115];2;&quot;&quot;)" office:value-type="float" office:value="2">
            <text:p>2</text:p>
          </table:table-cell>
          <table:table-cell table:style-name="ACE-11" table:formula="of:=IF([.K115];2;&quot;&quot;)" office:value-type="float" office:value="2">
            <text:p>2</text:p>
          </table:table-cell>
          <table:table-cell table:style-name="ACE-11" table:formula="of:=IF([.K115];[.F115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ytilus edulis from beach ridge</text:p>
          </table:table-cell>
          <table:table-cell table:style-name="ACE-11" office:value-type="float" office:value="4.5">
            <text:p>4.5</text:p>
          </table:table-cell>
          <table:table-cell table:style-name="ACE-11" office:value-type="string">
            <text:p>8842±75</text:p>
          </table:table-cell>
          <table:table-cell table:style-name="ACE-11" office:value-type="float" office:value="0.90000000000000002">
            <text:p>0.9</text:p>
          </table:table-cell>
          <table:table-cell table:style-name="ACE-11" office:value-type="string">
            <text:p>Hd-20789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16];[.E116];&quot;&quot;)" office:value-type="string" office:string-value="Hd-20789">
            <text:p>Hd-20789</text:p>
          </table:table-cell>
          <table:table-cell table:number-columns-repeated="2" table:style-name="ACE-11"/>
          <table:table-cell table:style-name="ACE-11" office:value-type="float" office:value="8842">
            <text:p>8842</text:p>
          </table:table-cell>
          <table:table-cell table:style-name="ACE-11" office:value-type="float" office:value="75">
            <text:p>75</text:p>
          </table:table-cell>
          <table:table-cell table:style-name="ACE-11" table:formula="of:=[.K116]+440" office:value-type="float" office:value="9282">
            <text:p>9282</text:p>
          </table:table-cell>
          <table:table-cell table:style-name="ACE-11" table:formula="of:=[.L116]" office:value-type="float" office:value="75">
            <text:p>75</text:p>
          </table:table-cell>
          <table:table-cell table:style-name="ACE-11" table:formula="of:=IF([.K116];[.A116];&quot;&quot;)" office:value-type="string" office:string-value="Mytilus edulis from beach ridge">
            <text:p>Mytilus edulis from beach ridg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16];[.B116]-1;&quot;&quot;)" office:value-type="float" office:value="3.5">
            <text:p>3.5</text:p>
          </table:table-cell>
          <table:table-cell table:style-name="ACE-11" table:formula="of:=IF([.K116];2;&quot;&quot;)" office:value-type="float" office:value="2">
            <text:p>2</text:p>
          </table:table-cell>
          <table:table-cell table:style-name="ACE-11" table:formula="of:=IF([.K116];2;&quot;&quot;)" office:value-type="float" office:value="2">
            <text:p>2</text:p>
          </table:table-cell>
          <table:table-cell table:style-name="ACE-11" table:formula="of:=IF([.K116];[.F116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buried in beach ridge</text:p>
          </table:table-cell>
          <table:table-cell table:style-name="ACE-11" office:value-type="float" office:value="5.2000000000000002">
            <text:p>5.2</text:p>
          </table:table-cell>
          <table:table-cell table:style-name="ACE-11" office:value-type="string">
            <text:p>8797±75</text:p>
          </table:table-cell>
          <table:table-cell table:style-name="ACE-11" office:value-type="float" office:value="-17.899999999999999">
            <text:p>−17.9</text:p>
          </table:table-cell>
          <table:table-cell table:style-name="ACE-11" office:value-type="string">
            <text:p>Hd-20989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17];[.E117];&quot;&quot;)" office:value-type="string" office:string-value="Hd-20989">
            <text:p>Hd-20989</text:p>
          </table:table-cell>
          <table:table-cell table:number-columns-repeated="2" table:style-name="ACE-11"/>
          <table:table-cell table:style-name="ACE-11" office:value-type="float" office:value="8797">
            <text:p>8797</text:p>
          </table:table-cell>
          <table:table-cell table:style-name="ACE-11" office:value-type="float" office:value="75">
            <text:p>75</text:p>
          </table:table-cell>
          <table:table-cell table:style-name="ACE-11" table:formula="of:=[.K117]+440" office:value-type="float" office:value="9237">
            <text:p>9237</text:p>
          </table:table-cell>
          <table:table-cell table:style-name="ACE-11" table:formula="of:=[.L117]" office:value-type="float" office:value="75">
            <text:p>75</text:p>
          </table:table-cell>
          <table:table-cell table:style-name="ACE-11" table:formula="of:=IF([.K117];[.A117];&quot;&quot;)" office:value-type="string" office:string-value="Whale rib buried in beach ridge">
            <text:p>Whale rib buried in beach ridg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17];[.B117]-1;&quot;&quot;)" office:value-type="float" office:value="4.2000000000000002">
            <text:p>4.2</text:p>
          </table:table-cell>
          <table:table-cell table:style-name="ACE-11" table:formula="of:=IF([.K117];2;&quot;&quot;)" office:value-type="float" office:value="2">
            <text:p>2</text:p>
          </table:table-cell>
          <table:table-cell table:style-name="ACE-11" table:formula="of:=IF([.K117];2;&quot;&quot;)" office:value-type="float" office:value="2">
            <text:p>2</text:p>
          </table:table-cell>
          <table:table-cell table:style-name="ACE-11" table:formula="of:=IF([.K117];[.F117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Balnus sp. debris from beach ridge</text:p>
          </table:table-cell>
          <table:table-cell table:style-name="ACE-11" office:value-type="float" office:value="11.6">
            <text:p>11.6</text:p>
          </table:table-cell>
          <table:table-cell table:style-name="ACE-11" office:value-type="string">
            <text:p>9395±66</text:p>
          </table:table-cell>
          <table:table-cell table:style-name="ACE-11" office:value-type="float" office:value="1.6000000000000001">
            <text:p>1.6</text:p>
          </table:table-cell>
          <table:table-cell table:style-name="ACE-11" office:value-type="string">
            <text:p>Hd-20872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18];[.E118];&quot;&quot;)" office:value-type="string" office:string-value="Hd-20872">
            <text:p>Hd-20872</text:p>
          </table:table-cell>
          <table:table-cell table:number-columns-repeated="2" table:style-name="ACE-11"/>
          <table:table-cell table:style-name="ACE-11" office:value-type="float" office:value="9395">
            <text:p>9395</text:p>
          </table:table-cell>
          <table:table-cell table:style-name="ACE-11" office:value-type="float" office:value="66">
            <text:p>66</text:p>
          </table:table-cell>
          <table:table-cell table:style-name="ACE-11" table:formula="of:=[.K118]+440" office:value-type="float" office:value="9835">
            <text:p>9835</text:p>
          </table:table-cell>
          <table:table-cell table:style-name="ACE-11" table:formula="of:=[.L118]" office:value-type="float" office:value="66">
            <text:p>66</text:p>
          </table:table-cell>
          <table:table-cell table:style-name="ACE-11" table:formula="of:=IF([.K118];[.A118];&quot;&quot;)" office:value-type="string" office:string-value="Balnus sp. debris from beach ridge">
            <text:p>Balnus sp. debris from beach ridg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18];[.B118]-1;&quot;&quot;)" office:value-type="float" office:value="10.6">
            <text:p>10.6</text:p>
          </table:table-cell>
          <table:table-cell table:style-name="ACE-11" table:formula="of:=IF([.K118];2;&quot;&quot;)" office:value-type="float" office:value="2">
            <text:p>2</text:p>
          </table:table-cell>
          <table:table-cell table:style-name="ACE-11" table:formula="of:=IF([.K118];2;&quot;&quot;)" office:value-type="float" office:value="2">
            <text:p>2</text:p>
          </table:table-cell>
          <table:table-cell table:style-name="ACE-11" table:formula="of:=IF([.K118];[.F118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C in living position from beach ridge</text:p>
          </table:table-cell>
          <table:table-cell table:style-name="ACE-11" office:value-type="float" office:value="20.5">
            <text:p>20.5</text:p>
          </table:table-cell>
          <table:table-cell table:style-name="ACE-11" office:value-type="string">
            <text:p>9459±51</text:p>
          </table:table-cell>
          <table:table-cell table:style-name="ACE-11" office:value-type="float" office:value="1.8">
            <text:p>1.8</text:p>
          </table:table-cell>
          <table:table-cell table:style-name="ACE-11" office:value-type="string">
            <text:p>Hd-20891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19];[.E119];&quot;&quot;)" office:value-type="string" office:string-value="Hd-20891">
            <text:p>Hd-20891</text:p>
          </table:table-cell>
          <table:table-cell table:number-columns-repeated="2" table:style-name="ACE-11"/>
          <table:table-cell table:style-name="ACE-11" office:value-type="float" office:value="9459">
            <text:p>9459</text:p>
          </table:table-cell>
          <table:table-cell table:style-name="ACE-11" office:value-type="float" office:value="51">
            <text:p>51</text:p>
          </table:table-cell>
          <table:table-cell table:style-name="ACE-11" table:formula="of:=[.K119]+440" office:value-type="float" office:value="9899">
            <text:p>9899</text:p>
          </table:table-cell>
          <table:table-cell table:style-name="ACE-11" table:formula="of:=[.L119]" office:value-type="float" office:value="51">
            <text:p>51</text:p>
          </table:table-cell>
          <table:table-cell table:style-name="ACE-11" table:formula="of:=IF([.K119];[.A119];&quot;&quot;)" office:value-type="string" office:string-value="C in living position from beach ridge">
            <text:p>C in living position from beach ridg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19];[.B119]-1;&quot;&quot;)" office:value-type="float" office:value="19.5">
            <text:p>19.5</text:p>
          </table:table-cell>
          <table:table-cell table:style-name="ACE-11" table:formula="of:=IF([.K119];2;&quot;&quot;)" office:value-type="float" office:value="2">
            <text:p>2</text:p>
          </table:table-cell>
          <table:table-cell table:style-name="ACE-11" table:formula="of:=IF([.K119];2;&quot;&quot;)" office:value-type="float" office:value="2">
            <text:p>2</text:p>
          </table:table-cell>
          <table:table-cell table:style-name="ACE-11" table:formula="of:=IF([.K119];[.F119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uplicate of Hd-20891</text:p>
          </table:table-cell>
          <table:table-cell table:style-name="ACE-11" office:value-type="float" office:value="20.5">
            <text:p>20.5</text:p>
          </table:table-cell>
          <table:table-cell table:style-name="ACE-11" office:value-type="string">
            <text:p>9462±50</text:p>
          </table:table-cell>
          <table:table-cell table:style-name="ACE-11" office:value-type="float" office:value="1.5">
            <text:p>1.5</text:p>
          </table:table-cell>
          <table:table-cell table:style-name="ACE-11" office:value-type="string">
            <text:p>UtC-10084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20];[.E120];&quot;&quot;)" office:value-type="string" office:string-value="UtC-10084">
            <text:p>UtC-10084</text:p>
          </table:table-cell>
          <table:table-cell table:number-columns-repeated="2" table:style-name="ACE-11"/>
          <table:table-cell table:style-name="ACE-11" office:value-type="float" office:value="9462">
            <text:p>9462</text:p>
          </table:table-cell>
          <table:table-cell table:style-name="ACE-11" office:value-type="float" office:value="50">
            <text:p>50</text:p>
          </table:table-cell>
          <table:table-cell table:style-name="ACE-11" table:formula="of:=[.K120]+440" office:value-type="float" office:value="9902">
            <text:p>9902</text:p>
          </table:table-cell>
          <table:table-cell table:style-name="ACE-11" table:formula="of:=[.L120]" office:value-type="float" office:value="50">
            <text:p>50</text:p>
          </table:table-cell>
          <table:table-cell table:style-name="ACE-11" table:formula="of:=IF([.K120];[.A120];&quot;&quot;)" office:value-type="string" office:string-value="Duplicate of Hd-20891">
            <text:p>Duplicate of Hd-20891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20];[.B120]-1;&quot;&quot;)" office:value-type="float" office:value="19.5">
            <text:p>19.5</text:p>
          </table:table-cell>
          <table:table-cell table:style-name="ACE-11" table:formula="of:=IF([.K120];2;&quot;&quot;)" office:value-type="float" office:value="2">
            <text:p>2</text:p>
          </table:table-cell>
          <table:table-cell table:style-name="ACE-11" table:formula="of:=IF([.K120];2;&quot;&quot;)" office:value-type="float" office:value="2">
            <text:p>2</text:p>
          </table:table-cell>
          <table:table-cell table:style-name="ACE-11" table:formula="of:=IF([.K120];[.F120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debris from raised beach ridge</text:p>
          </table:table-cell>
          <table:table-cell table:style-name="ACE-11" office:value-type="float" office:value="24.199999999999999">
            <text:p>24.2</text:p>
          </table:table-cell>
          <table:table-cell table:style-name="ACE-11" office:value-type="string">
            <text:p>9490±60</text:p>
          </table:table-cell>
          <table:table-cell table:style-name="ACE-11" office:value-type="float" office:value="1.3">
            <text:p>1.3</text:p>
          </table:table-cell>
          <table:table-cell table:style-name="ACE-11" office:value-type="string">
            <text:p>UtC-10147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21];[.E121];&quot;&quot;)" office:value-type="string" office:string-value="UtC-10147">
            <text:p>UtC-10147</text:p>
          </table:table-cell>
          <table:table-cell table:number-columns-repeated="2" table:style-name="ACE-11"/>
          <table:table-cell table:style-name="ACE-11" office:value-type="float" office:value="9490">
            <text:p>9490</text:p>
          </table:table-cell>
          <table:table-cell table:style-name="ACE-11" office:value-type="float" office:value="60">
            <text:p>60</text:p>
          </table:table-cell>
          <table:table-cell table:style-name="ACE-11" table:formula="of:=[.K121]+440" office:value-type="float" office:value="9930">
            <text:p>9930</text:p>
          </table:table-cell>
          <table:table-cell table:style-name="ACE-11" table:formula="of:=[.L121]" office:value-type="float" office:value="60">
            <text:p>60</text:p>
          </table:table-cell>
          <table:table-cell table:style-name="ACE-11" table:formula="of:=IF([.K121];[.A121];&quot;&quot;)" office:value-type="string" office:string-value="Shell debris from raised beach ridge">
            <text:p>Shell debris from raised beach ridg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21];[.B121]-1;&quot;&quot;)" office:value-type="float" office:value="23.199999999999999">
            <text:p>23.2</text:p>
          </table:table-cell>
          <table:table-cell table:style-name="ACE-11" table:formula="of:=IF([.K121];2;&quot;&quot;)" office:value-type="float" office:value="2">
            <text:p>2</text:p>
          </table:table-cell>
          <table:table-cell table:style-name="ACE-11" table:formula="of:=IF([.K121];2;&quot;&quot;)" office:value-type="float" office:value="2">
            <text:p>2</text:p>
          </table:table-cell>
          <table:table-cell table:style-name="ACE-11" table:formula="of:=IF([.K121];[.F121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aired Mya truncata valves from raised beach</text:p>
          </table:table-cell>
          <table:table-cell table:style-name="ACE-11" office:value-type="float" office:value="22.699999999999999">
            <text:p>22.7</text:p>
          </table:table-cell>
          <table:table-cell table:style-name="ACE-11" office:value-type="string">
            <text:p>9520±60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string">
            <text:p>UtC-10083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22];[.E122];&quot;&quot;)" office:value-type="string" office:string-value="UtC-10083">
            <text:p>UtC-10083</text:p>
          </table:table-cell>
          <table:table-cell table:number-columns-repeated="2" table:style-name="ACE-11"/>
          <table:table-cell table:style-name="ACE-11" office:value-type="float" office:value="9520">
            <text:p>9520</text:p>
          </table:table-cell>
          <table:table-cell table:style-name="ACE-11" office:value-type="float" office:value="60">
            <text:p>60</text:p>
          </table:table-cell>
          <table:table-cell table:style-name="ACE-11" table:formula="of:=[.K122]+440" office:value-type="float" office:value="9960">
            <text:p>9960</text:p>
          </table:table-cell>
          <table:table-cell table:style-name="ACE-11" table:formula="of:=[.L122]" office:value-type="float" office:value="60">
            <text:p>60</text:p>
          </table:table-cell>
          <table:table-cell table:style-name="ACE-11" table:formula="of:=IF([.K122];[.A122];&quot;&quot;)" office:value-type="string" office:string-value="Paired Mya truncata valves from raised beach">
            <text:p>Paired Mya truncata valves from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22];[.B122]-1;&quot;&quot;)" office:value-type="float" office:value="21.699999999999999">
            <text:p>21.7</text:p>
          </table:table-cell>
          <table:table-cell table:style-name="ACE-11" table:formula="of:=IF([.K122];2;&quot;&quot;)" office:value-type="float" office:value="2">
            <text:p>2</text:p>
          </table:table-cell>
          <table:table-cell table:style-name="ACE-11" table:formula="of:=IF([.K122];2;&quot;&quot;)" office:value-type="float" office:value="2">
            <text:p>2</text:p>
          </table:table-cell>
          <table:table-cell table:style-name="ACE-11" table:formula="of:=IF([.K122];[.F122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debris of Mya truncata from raised beach</text:p>
          </table:table-cell>
          <table:table-cell table:style-name="ACE-11" office:value-type="float" office:value="22.699999999999999">
            <text:p>22.7</text:p>
          </table:table-cell>
          <table:table-cell table:style-name="ACE-11" office:value-type="string">
            <text:p>9687±102</text:p>
          </table:table-cell>
          <table:table-cell table:style-name="ACE-11" office:value-type="float" office:value="2.2999999999999998">
            <text:p>2.3</text:p>
          </table:table-cell>
          <table:table-cell table:style-name="ACE-11" office:value-type="string">
            <text:p>Hd-20806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23];[.E123];&quot;&quot;)" office:value-type="string" office:string-value="Hd-20806">
            <text:p>Hd-20806</text:p>
          </table:table-cell>
          <table:table-cell table:number-columns-repeated="2" table:style-name="ACE-11"/>
          <table:table-cell table:style-name="ACE-11" office:value-type="float" office:value="9687">
            <text:p>9687</text:p>
          </table:table-cell>
          <table:table-cell table:style-name="ACE-11" office:value-type="float" office:value="102">
            <text:p>102</text:p>
          </table:table-cell>
          <table:table-cell table:style-name="ACE-11" table:formula="of:=[.K123]+440" office:value-type="float" office:value="10127">
            <text:p>10127</text:p>
          </table:table-cell>
          <table:table-cell table:style-name="ACE-11" table:formula="of:=[.L123]" office:value-type="float" office:value="102">
            <text:p>102</text:p>
          </table:table-cell>
          <table:table-cell table:style-name="ACE-11" table:formula="of:=IF([.K123];[.A123];&quot;&quot;)" office:value-type="string" office:string-value="Shell debris of Mya truncata from raised beach">
            <text:p>Shell debris of Mya truncata from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23];[.B123]-1;&quot;&quot;)" office:value-type="float" office:value="21.699999999999999">
            <text:p>21.7</text:p>
          </table:table-cell>
          <table:table-cell table:style-name="ACE-11" table:formula="of:=IF([.K123];2;&quot;&quot;)" office:value-type="float" office:value="2">
            <text:p>2</text:p>
          </table:table-cell>
          <table:table-cell table:style-name="ACE-11" table:formula="of:=IF([.K123];2;&quot;&quot;)" office:value-type="float" office:value="2">
            <text:p>2</text:p>
          </table:table-cell>
          <table:table-cell table:style-name="ACE-11" table:formula="of:=IF([.K123];[.F123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aired Mya truncata valves from raised beach</text:p>
          </table:table-cell>
          <table:table-cell table:style-name="ACE-11" office:value-type="float" office:value="17.800000000000001">
            <text:p>17.8</text:p>
          </table:table-cell>
          <table:table-cell table:style-name="ACE-11" office:value-type="string">
            <text:p>9540±72</text:p>
          </table:table-cell>
          <table:table-cell table:style-name="ACE-11" office:value-type="float" office:value="1.8">
            <text:p>1.8</text:p>
          </table:table-cell>
          <table:table-cell table:style-name="ACE-11" office:value-type="string">
            <text:p>Hd-21035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24];[.E124];&quot;&quot;)" office:value-type="string" office:string-value="Hd-21035">
            <text:p>Hd-21035</text:p>
          </table:table-cell>
          <table:table-cell table:number-columns-repeated="2" table:style-name="ACE-11"/>
          <table:table-cell table:style-name="ACE-11" office:value-type="float" office:value="9540">
            <text:p>9540</text:p>
          </table:table-cell>
          <table:table-cell table:style-name="ACE-11" office:value-type="float" office:value="72">
            <text:p>72</text:p>
          </table:table-cell>
          <table:table-cell table:style-name="ACE-11" table:formula="of:=[.K124]+440" office:value-type="float" office:value="9980">
            <text:p>9980</text:p>
          </table:table-cell>
          <table:table-cell table:style-name="ACE-11" table:formula="of:=[.L124]" office:value-type="float" office:value="72">
            <text:p>72</text:p>
          </table:table-cell>
          <table:table-cell table:style-name="ACE-11" table:formula="of:=IF([.K124];[.A124];&quot;&quot;)" office:value-type="string" office:string-value="Paired Mya truncata valves from raised beach">
            <text:p>Paired Mya truncata valves from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24];[.B124]-1;&quot;&quot;)" office:value-type="float" office:value="16.800000000000001">
            <text:p>16.8</text:p>
          </table:table-cell>
          <table:table-cell table:style-name="ACE-11" table:formula="of:=IF([.K124];2;&quot;&quot;)" office:value-type="float" office:value="2">
            <text:p>2</text:p>
          </table:table-cell>
          <table:table-cell table:style-name="ACE-11" table:formula="of:=IF([.K124];2;&quot;&quot;)" office:value-type="float" office:value="2">
            <text:p>2</text:p>
          </table:table-cell>
          <table:table-cell table:style-name="ACE-11" table:formula="of:=IF([.K124];[.F124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ya truncata in living position in homogeneous sand</text:p>
          </table:table-cell>
          <table:table-cell table:style-name="ACE-11" office:value-type="string">
            <text:p>∼17</text:p>
          </table:table-cell>
          <table:table-cell table:style-name="ACE-11" office:value-type="string">
            <text:p>9590±50</text:p>
          </table:table-cell>
          <table:table-cell table:style-name="ACE-11" office:value-type="float" office:value="1.1000000000000001">
            <text:p>1.1</text:p>
          </table:table-cell>
          <table:table-cell table:style-name="ACE-11" office:value-type="string">
            <text:p>UtC-10152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25];[.E125];&quot;&quot;)" office:value-type="string" office:string-value="UtC-10152">
            <text:p>UtC-10152</text:p>
          </table:table-cell>
          <table:table-cell table:number-columns-repeated="2" table:style-name="ACE-11"/>
          <table:table-cell table:style-name="ACE-11" office:value-type="float" office:value="9590">
            <text:p>9590</text:p>
          </table:table-cell>
          <table:table-cell table:style-name="ACE-11" office:value-type="float" office:value="50">
            <text:p>50</text:p>
          </table:table-cell>
          <table:table-cell table:style-name="ACE-11" table:formula="of:=[.K125]+440" office:value-type="float" office:value="10030">
            <text:p>10030</text:p>
          </table:table-cell>
          <table:table-cell table:style-name="ACE-11" table:formula="of:=[.L125]" office:value-type="float" office:value="50">
            <text:p>50</text:p>
          </table:table-cell>
          <table:table-cell table:style-name="ACE-11" table:formula="of:=IF([.K125];[.A125];&quot;&quot;)" office:value-type="string" office:string-value="Mya truncata in living position in homogeneous sand">
            <text:p>Mya truncata in living position in homogeneous sand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office:value-type="float" office:value="16">
            <text:p>16</text:p>
          </table:table-cell>
          <table:table-cell table:style-name="ACE-11" table:formula="of:=IF([.K125];2;&quot;&quot;)" office:value-type="float" office:value="2">
            <text:p>2</text:p>
          </table:table-cell>
          <table:table-cell table:style-name="ACE-11" table:formula="of:=IF([.K125];2;&quot;&quot;)" office:value-type="float" office:value="2">
            <text:p>2</text:p>
          </table:table-cell>
          <table:table-cell table:style-name="ACE-11" table:formula="of:=IF([.K125];[.F125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uplicate of UtC-10152</text:p>
          </table:table-cell>
          <table:table-cell table:style-name="ACE-11" office:value-type="string">
            <text:p>∼17</text:p>
          </table:table-cell>
          <table:table-cell table:style-name="ACE-11" office:value-type="string">
            <text:p>9660±81</text:p>
          </table:table-cell>
          <table:table-cell table:style-name="ACE-11" office:value-type="float" office:value="1.5">
            <text:p>1.5</text:p>
          </table:table-cell>
          <table:table-cell table:style-name="ACE-11" office:value-type="string">
            <text:p>Hd-20824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26];[.E126];&quot;&quot;)" office:value-type="string" office:string-value="Hd-20824">
            <text:p>Hd-20824</text:p>
          </table:table-cell>
          <table:table-cell table:number-columns-repeated="2" table:style-name="ACE-11"/>
          <table:table-cell table:style-name="ACE-11" office:value-type="float" office:value="9660">
            <text:p>9660</text:p>
          </table:table-cell>
          <table:table-cell table:style-name="ACE-11" office:value-type="float" office:value="81">
            <text:p>81</text:p>
          </table:table-cell>
          <table:table-cell table:style-name="ACE-11" table:formula="of:=[.K126]+440" office:value-type="float" office:value="10100">
            <text:p>10100</text:p>
          </table:table-cell>
          <table:table-cell table:style-name="ACE-11" table:formula="of:=[.L126]" office:value-type="float" office:value="81">
            <text:p>81</text:p>
          </table:table-cell>
          <table:table-cell table:style-name="ACE-11" table:formula="of:=IF([.K126];[.A126];&quot;&quot;)" office:value-type="string" office:string-value="Duplicate of UtC-10152">
            <text:p>Duplicate of UtC-10152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office:value-type="float" office:value="16">
            <text:p>16</text:p>
          </table:table-cell>
          <table:table-cell table:style-name="ACE-11" table:formula="of:=IF([.K126];2;&quot;&quot;)" office:value-type="float" office:value="2">
            <text:p>2</text:p>
          </table:table-cell>
          <table:table-cell table:style-name="ACE-11" table:formula="of:=IF([.K126];2;&quot;&quot;)" office:value-type="float" office:value="2">
            <text:p>2</text:p>
          </table:table-cell>
          <table:table-cell table:style-name="ACE-11" table:formula="of:=IF([.K126];[.F126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aired Mya truncata valves from raised beach</text:p>
          </table:table-cell>
          <table:table-cell table:style-name="ACE-11" office:value-type="float" office:value="22.699999999999999">
            <text:p>22.7</text:p>
          </table:table-cell>
          <table:table-cell table:style-name="ACE-11" office:value-type="string">
            <text:p>9591±77</text:p>
          </table:table-cell>
          <table:table-cell table:style-name="ACE-11" office:value-type="float" office:value="1.8">
            <text:p>1.8</text:p>
          </table:table-cell>
          <table:table-cell table:style-name="ACE-11" office:value-type="string">
            <text:p>Hd-20822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27];[.E127];&quot;&quot;)" office:value-type="string" office:string-value="Hd-20822">
            <text:p>Hd-20822</text:p>
          </table:table-cell>
          <table:table-cell table:number-columns-repeated="2" table:style-name="ACE-11"/>
          <table:table-cell table:style-name="ACE-11" office:value-type="float" office:value="9591">
            <text:p>9591</text:p>
          </table:table-cell>
          <table:table-cell table:style-name="ACE-11" office:value-type="float" office:value="77">
            <text:p>77</text:p>
          </table:table-cell>
          <table:table-cell table:style-name="ACE-11" table:formula="of:=[.K127]+440" office:value-type="float" office:value="10031">
            <text:p>10031</text:p>
          </table:table-cell>
          <table:table-cell table:style-name="ACE-11" table:formula="of:=[.L127]" office:value-type="float" office:value="77">
            <text:p>77</text:p>
          </table:table-cell>
          <table:table-cell table:style-name="ACE-11" table:formula="of:=IF([.K127];[.A127];&quot;&quot;)" office:value-type="string" office:string-value="Paired Mya truncata valves from raised beach">
            <text:p>Paired Mya truncata valves from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27];[.B127]-1;&quot;&quot;)" office:value-type="float" office:value="21.699999999999999">
            <text:p>21.7</text:p>
          </table:table-cell>
          <table:table-cell table:style-name="ACE-11" table:formula="of:=IF([.K127];2;&quot;&quot;)" office:value-type="float" office:value="2">
            <text:p>2</text:p>
          </table:table-cell>
          <table:table-cell table:style-name="ACE-11" table:formula="of:=IF([.K127];2;&quot;&quot;)" office:value-type="float" office:value="2">
            <text:p>2</text:p>
          </table:table-cell>
          <table:table-cell table:style-name="ACE-11" table:formula="of:=IF([.K127];[.F127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uplicate of Hd-20822</text:p>
          </table:table-cell>
          <table:table-cell table:style-name="ACE-11" office:value-type="float" office:value="22.699999999999999">
            <text:p>22.7</text:p>
          </table:table-cell>
          <table:table-cell table:style-name="ACE-11" office:value-type="string">
            <text:p>9639±81</text:p>
          </table:table-cell>
          <table:table-cell table:style-name="ACE-11" office:value-type="float" office:value="1.5">
            <text:p>1.5</text:p>
          </table:table-cell>
          <table:table-cell table:style-name="ACE-11" office:value-type="string">
            <text:p>Hd-22790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28];[.E128];&quot;&quot;)" office:value-type="string" office:string-value="Hd-22790">
            <text:p>Hd-22790</text:p>
          </table:table-cell>
          <table:table-cell table:number-columns-repeated="2" table:style-name="ACE-11"/>
          <table:table-cell table:style-name="ACE-11" office:value-type="float" office:value="9639">
            <text:p>9639</text:p>
          </table:table-cell>
          <table:table-cell table:style-name="ACE-11" office:value-type="float" office:value="81">
            <text:p>81</text:p>
          </table:table-cell>
          <table:table-cell table:style-name="ACE-11" table:formula="of:=[.K128]+440" office:value-type="float" office:value="10079">
            <text:p>10079</text:p>
          </table:table-cell>
          <table:table-cell table:style-name="ACE-11" table:formula="of:=[.L128]" office:value-type="float" office:value="81">
            <text:p>81</text:p>
          </table:table-cell>
          <table:table-cell table:style-name="ACE-11" table:formula="of:=IF([.K128];[.A128];&quot;&quot;)" office:value-type="string" office:string-value="Duplicate of Hd-20822">
            <text:p>Duplicate of Hd-20822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28];[.B128]-1;&quot;&quot;)" office:value-type="float" office:value="21.699999999999999">
            <text:p>21.7</text:p>
          </table:table-cell>
          <table:table-cell table:style-name="ACE-11" table:formula="of:=IF([.K128];2;&quot;&quot;)" office:value-type="float" office:value="2">
            <text:p>2</text:p>
          </table:table-cell>
          <table:table-cell table:style-name="ACE-11" table:formula="of:=IF([.K128];2;&quot;&quot;)" office:value-type="float" office:value="2">
            <text:p>2</text:p>
          </table:table-cell>
          <table:table-cell table:style-name="ACE-11" table:formula="of:=IF([.K128];[.F128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debris from raised beach ridge</text:p>
          </table:table-cell>
          <table:table-cell table:style-name="ACE-11" office:value-type="float" office:value="20">
            <text:p>20</text:p>
          </table:table-cell>
          <table:table-cell table:style-name="ACE-11" office:value-type="string">
            <text:p>9618±48</text:p>
          </table:table-cell>
          <table:table-cell table:style-name="ACE-11" office:value-type="float" office:value="2.5">
            <text:p>2.5</text:p>
          </table:table-cell>
          <table:table-cell table:style-name="ACE-11" office:value-type="string">
            <text:p>UtC-10095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29];[.E129];&quot;&quot;)" office:value-type="string" office:string-value="UtC-10095">
            <text:p>UtC-10095</text:p>
          </table:table-cell>
          <table:table-cell table:number-columns-repeated="2" table:style-name="ACE-11"/>
          <table:table-cell table:style-name="ACE-11" office:value-type="float" office:value="9618">
            <text:p>9618</text:p>
          </table:table-cell>
          <table:table-cell table:style-name="ACE-11" office:value-type="float" office:value="48">
            <text:p>48</text:p>
          </table:table-cell>
          <table:table-cell table:style-name="ACE-11" table:formula="of:=[.K129]+440" office:value-type="float" office:value="10058">
            <text:p>10058</text:p>
          </table:table-cell>
          <table:table-cell table:style-name="ACE-11" table:formula="of:=[.L129]" office:value-type="float" office:value="48">
            <text:p>48</text:p>
          </table:table-cell>
          <table:table-cell table:style-name="ACE-11" table:formula="of:=IF([.K129];[.A129];&quot;&quot;)" office:value-type="string" office:string-value="Shell debris from raised beach ridge">
            <text:p>Shell debris from raised beach ridg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29];[.B129]-1;&quot;&quot;)" office:value-type="float" office:value="19">
            <text:p>19</text:p>
          </table:table-cell>
          <table:table-cell table:style-name="ACE-11" table:formula="of:=IF([.K129];2;&quot;&quot;)" office:value-type="float" office:value="2">
            <text:p>2</text:p>
          </table:table-cell>
          <table:table-cell table:style-name="ACE-11" table:formula="of:=IF([.K129];2;&quot;&quot;)" office:value-type="float" office:value="2">
            <text:p>2</text:p>
          </table:table-cell>
          <table:table-cell table:style-name="ACE-11" table:formula="of:=IF([.K129];[.F129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debris from raised beach ridge</text:p>
          </table:table-cell>
          <table:table-cell table:style-name="ACE-11" office:value-type="float" office:value="26">
            <text:p>26</text:p>
          </table:table-cell>
          <table:table-cell table:style-name="ACE-11" office:value-type="string">
            <text:p>9658±65</text:p>
          </table:table-cell>
          <table:table-cell table:style-name="ACE-11" office:value-type="float" office:value="1.6000000000000001">
            <text:p>1.6</text:p>
          </table:table-cell>
          <table:table-cell table:style-name="ACE-11" office:value-type="string">
            <text:p>Hd-21014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30];[.E130];&quot;&quot;)" office:value-type="string" office:string-value="Hd-21014">
            <text:p>Hd-21014</text:p>
          </table:table-cell>
          <table:table-cell table:number-columns-repeated="2" table:style-name="ACE-11"/>
          <table:table-cell table:style-name="ACE-11" office:value-type="float" office:value="9658">
            <text:p>9658</text:p>
          </table:table-cell>
          <table:table-cell table:style-name="ACE-11" office:value-type="float" office:value="65">
            <text:p>65</text:p>
          </table:table-cell>
          <table:table-cell table:style-name="ACE-11" table:formula="of:=[.K130]+440" office:value-type="float" office:value="10098">
            <text:p>10098</text:p>
          </table:table-cell>
          <table:table-cell table:style-name="ACE-11" table:formula="of:=[.L130]" office:value-type="float" office:value="65">
            <text:p>65</text:p>
          </table:table-cell>
          <table:table-cell table:style-name="ACE-11" table:formula="of:=IF([.K130];[.A130];&quot;&quot;)" office:value-type="string" office:string-value="Shell debris from raised beach ridge">
            <text:p>Shell debris from raised beach ridg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30];[.B130]-1;&quot;&quot;)" office:value-type="float" office:value="25">
            <text:p>25</text:p>
          </table:table-cell>
          <table:table-cell table:style-name="ACE-11" table:formula="of:=IF([.K130];2;&quot;&quot;)" office:value-type="float" office:value="2">
            <text:p>2</text:p>
          </table:table-cell>
          <table:table-cell table:style-name="ACE-11" table:formula="of:=IF([.K130];2;&quot;&quot;)" office:value-type="float" office:value="2">
            <text:p>2</text:p>
          </table:table-cell>
          <table:table-cell table:style-name="ACE-11" table:formula="of:=IF([.K130];[.F130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aired Hiatella arctica valves from sublittoral sand</text:p>
          </table:table-cell>
          <table:table-cell table:style-name="ACE-11" office:value-type="string">
            <text:p>&gt;33</text:p>
          </table:table-cell>
          <table:table-cell table:style-name="ACE-11" office:value-type="string">
            <text:p>9806±43</text:p>
          </table:table-cell>
          <table:table-cell table:style-name="ACE-11" office:value-type="float" office:value="1.2">
            <text:p>1.2</text:p>
          </table:table-cell>
          <table:table-cell table:style-name="ACE-11" office:value-type="string">
            <text:p>UtC-10154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31];[.E131];&quot;&quot;)" office:value-type="string" office:string-value="UtC-10154">
            <text:p>UtC-10154</text:p>
          </table:table-cell>
          <table:table-cell table:number-columns-repeated="2" table:style-name="ACE-11"/>
          <table:table-cell table:style-name="ACE-11" office:value-type="float" office:value="9806">
            <text:p>9806</text:p>
          </table:table-cell>
          <table:table-cell table:style-name="ACE-11" office:value-type="float" office:value="43">
            <text:p>43</text:p>
          </table:table-cell>
          <table:table-cell table:style-name="ACE-11" table:formula="of:=[.K131]+440" office:value-type="float" office:value="10246">
            <text:p>10246</text:p>
          </table:table-cell>
          <table:table-cell table:style-name="ACE-11" table:formula="of:=[.L131]" office:value-type="float" office:value="43">
            <text:p>43</text:p>
          </table:table-cell>
          <table:table-cell table:style-name="ACE-11" table:formula="of:=IF([.K131];[.A131];&quot;&quot;)" office:value-type="string" office:string-value="Paired Hiatella arctica valves from sublittoral sand">
            <text:p>Paired Hiatella arctica valves from sublittoral sand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-1">
            <text:p>−1</text:p>
          </table:table-cell>
          <table:table-cell table:style-name="ACE-11" office:value-type="float" office:value="32">
            <text:p>32</text:p>
          </table:table-cell>
          <table:table-cell table:style-name="ACE-11" table:formula="of:=IF([.K131];2;&quot;&quot;)" office:value-type="float" office:value="2">
            <text:p>2</text:p>
          </table:table-cell>
          <table:table-cell table:style-name="ACE-11" table:formula="of:=IF([.K131];2;&quot;&quot;)" office:value-type="float" office:value="2">
            <text:p>2</text:p>
          </table:table-cell>
          <table:table-cell table:style-name="ACE-11" table:formula="of:=IF([.K131];[.F131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ingle shell valve from raised beach (same as Hd-20988)</text:p>
          </table:table-cell>
          <table:table-cell table:style-name="ACE-11" office:value-type="float" office:value="33">
            <text:p>33</text:p>
          </table:table-cell>
          <table:table-cell table:style-name="ACE-11" office:value-type="string">
            <text:p>10,443±44</text:p>
          </table:table-cell>
          <table:table-cell table:style-name="ACE-11" office:value-type="float" office:value="-0.40000000000000002">
            <text:p>−0.4</text:p>
          </table:table-cell>
          <table:table-cell table:style-name="ACE-11" office:value-type="string">
            <text:p>UtC-10155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32];[.E132];&quot;&quot;)" office:value-type="string" office:string-value="UtC-10155">
            <text:p>UtC-10155</text:p>
          </table:table-cell>
          <table:table-cell table:number-columns-repeated="2" table:style-name="ACE-11"/>
          <table:table-cell table:style-name="ACE-11" office:value-type="float" office:value="10443">
            <text:p>10443</text:p>
          </table:table-cell>
          <table:table-cell table:style-name="ACE-11" office:value-type="float" office:value="44">
            <text:p>44</text:p>
          </table:table-cell>
          <table:table-cell table:style-name="ACE-11" table:formula="of:=[.K132]+440" office:value-type="float" office:value="10883">
            <text:p>10883</text:p>
          </table:table-cell>
          <table:table-cell table:style-name="ACE-11" table:formula="of:=[.L132]" office:value-type="float" office:value="44">
            <text:p>44</text:p>
          </table:table-cell>
          <table:table-cell table:style-name="ACE-11" table:formula="of:=IF([.K132];[.A132];&quot;&quot;)" office:value-type="string" office:string-value="Single shell valve from raised beach (same as Hd-20988)">
            <text:p>Single shell valve from raised beach (same as Hd-20988)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32];[.B132]-1;&quot;&quot;)" office:value-type="float" office:value="32">
            <text:p>32</text:p>
          </table:table-cell>
          <table:table-cell table:style-name="ACE-11" table:formula="of:=IF([.K132];2;&quot;&quot;)" office:value-type="float" office:value="2">
            <text:p>2</text:p>
          </table:table-cell>
          <table:table-cell table:style-name="ACE-11" table:formula="of:=IF([.K132];2;&quot;&quot;)" office:value-type="float" office:value="2">
            <text:p>2</text:p>
          </table:table-cell>
          <table:table-cell table:style-name="ACE-11" table:formula="of:=IF([.K132];[.F132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debris from raised beach</text:p>
          </table:table-cell>
          <table:table-cell table:style-name="ACE-11" office:value-type="float" office:value="33">
            <text:p>33</text:p>
          </table:table-cell>
          <table:table-cell table:style-name="ACE-11" office:value-type="string">
            <text:p>9825±86</text:p>
          </table:table-cell>
          <table:table-cell table:style-name="ACE-11" office:value-type="float" office:value="1.2">
            <text:p>1.2</text:p>
          </table:table-cell>
          <table:table-cell table:style-name="ACE-11" office:value-type="string">
            <text:p>Hd-20993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33];[.E133];&quot;&quot;)" office:value-type="string" office:string-value="Hd-20993">
            <text:p>Hd-20993</text:p>
          </table:table-cell>
          <table:table-cell table:number-columns-repeated="2" table:style-name="ACE-11"/>
          <table:table-cell table:style-name="ACE-11" office:value-type="float" office:value="9825">
            <text:p>9825</text:p>
          </table:table-cell>
          <table:table-cell table:style-name="ACE-11" office:value-type="float" office:value="86">
            <text:p>86</text:p>
          </table:table-cell>
          <table:table-cell table:style-name="ACE-11" table:formula="of:=[.K133]+440" office:value-type="float" office:value="10265">
            <text:p>10265</text:p>
          </table:table-cell>
          <table:table-cell table:style-name="ACE-11" table:formula="of:=[.L133]" office:value-type="float" office:value="86">
            <text:p>86</text:p>
          </table:table-cell>
          <table:table-cell table:style-name="ACE-11" table:formula="of:=IF([.K133];[.A133];&quot;&quot;)" office:value-type="string" office:string-value="Shell debris from raised beach">
            <text:p>Shell debris from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33];[.B133]-1;&quot;&quot;)" office:value-type="float" office:value="32">
            <text:p>32</text:p>
          </table:table-cell>
          <table:table-cell table:style-name="ACE-11" table:formula="of:=IF([.K133];2;&quot;&quot;)" office:value-type="float" office:value="2">
            <text:p>2</text:p>
          </table:table-cell>
          <table:table-cell table:style-name="ACE-11" table:formula="of:=IF([.K133];2;&quot;&quot;)" office:value-type="float" office:value="2">
            <text:p>2</text:p>
          </table:table-cell>
          <table:table-cell table:style-name="ACE-11" table:formula="of:=IF([.K133];[.F133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debris from raised beach (same as UtC-10153)</text:p>
          </table:table-cell>
          <table:table-cell table:style-name="ACE-11" office:value-type="float" office:value="34">
            <text:p>34</text:p>
          </table:table-cell>
          <table:table-cell table:style-name="ACE-11" office:value-type="string">
            <text:p>10,659±91</text:p>
          </table:table-cell>
          <table:table-cell table:style-name="ACE-11" office:value-type="float" office:value="1.8">
            <text:p>1.8</text:p>
          </table:table-cell>
          <table:table-cell table:style-name="ACE-11" office:value-type="string">
            <text:p>Hd-20988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34];[.E134];&quot;&quot;)" office:value-type="string" office:string-value="Hd-20988">
            <text:p>Hd-20988</text:p>
          </table:table-cell>
          <table:table-cell table:number-columns-repeated="2" table:style-name="ACE-11"/>
          <table:table-cell table:style-name="ACE-11" office:value-type="float" office:value="10659">
            <text:p>10659</text:p>
          </table:table-cell>
          <table:table-cell table:style-name="ACE-11" office:value-type="float" office:value="91">
            <text:p>91</text:p>
          </table:table-cell>
          <table:table-cell table:style-name="ACE-11" table:formula="of:=[.K134]+440" office:value-type="float" office:value="11099">
            <text:p>11099</text:p>
          </table:table-cell>
          <table:table-cell table:style-name="ACE-11" table:formula="of:=[.L134]" office:value-type="float" office:value="91">
            <text:p>91</text:p>
          </table:table-cell>
          <table:table-cell table:style-name="ACE-11" table:formula="of:=IF([.K134];[.A134];&quot;&quot;)" office:value-type="string" office:string-value="Shell debris from raised beach (same as UtC-10153)">
            <text:p>Shell debris from raised beach (same as UtC-10153)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34];[.B134]-1;&quot;&quot;)" office:value-type="float" office:value="33">
            <text:p>33</text:p>
          </table:table-cell>
          <table:table-cell table:style-name="ACE-11" table:formula="of:=IF([.K134];2;&quot;&quot;)" office:value-type="float" office:value="2">
            <text:p>2</text:p>
          </table:table-cell>
          <table:table-cell table:style-name="ACE-11" table:formula="of:=IF([.K134];2;&quot;&quot;)" office:value-type="float" office:value="2">
            <text:p>2</text:p>
          </table:table-cell>
          <table:table-cell table:style-name="ACE-11" table:formula="of:=IF([.K134];[.F134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Hiatella arctica from raised beach</text:p>
          </table:table-cell>
          <table:table-cell table:style-name="ACE-11" office:value-type="float" office:value="34">
            <text:p>34</text:p>
          </table:table-cell>
          <table:table-cell table:style-name="ACE-11" office:value-type="string">
            <text:p>9970±60</text:p>
          </table:table-cell>
          <table:table-cell table:style-name="ACE-11" office:value-type="float" office:value="1.7">
            <text:p>1.7</text:p>
          </table:table-cell>
          <table:table-cell table:style-name="ACE-11" office:value-type="string">
            <text:p>UtC-10146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35];[.E135];&quot;&quot;)" office:value-type="string" office:string-value="UtC-10146">
            <text:p>UtC-10146</text:p>
          </table:table-cell>
          <table:table-cell table:number-columns-repeated="2" table:style-name="ACE-11"/>
          <table:table-cell table:style-name="ACE-11" office:value-type="float" office:value="9970">
            <text:p>9970</text:p>
          </table:table-cell>
          <table:table-cell table:style-name="ACE-11" office:value-type="float" office:value="60">
            <text:p>60</text:p>
          </table:table-cell>
          <table:table-cell table:style-name="ACE-11" table:formula="of:=[.K135]+440" office:value-type="float" office:value="10410">
            <text:p>10410</text:p>
          </table:table-cell>
          <table:table-cell table:style-name="ACE-11" table:formula="of:=[.L135]" office:value-type="float" office:value="60">
            <text:p>60</text:p>
          </table:table-cell>
          <table:table-cell table:style-name="ACE-11" table:formula="of:=IF([.K135];[.A135];&quot;&quot;)" office:value-type="string" office:string-value="Hiatella arctica from raised beach">
            <text:p>Hiatella arctica from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35];[.B135]-1;&quot;&quot;)" office:value-type="float" office:value="33">
            <text:p>33</text:p>
          </table:table-cell>
          <table:table-cell table:style-name="ACE-11" table:formula="of:=IF([.K135];2;&quot;&quot;)" office:value-type="float" office:value="2">
            <text:p>2</text:p>
          </table:table-cell>
          <table:table-cell table:style-name="ACE-11" table:formula="of:=IF([.K135];2;&quot;&quot;)" office:value-type="float" office:value="2">
            <text:p>2</text:p>
          </table:table-cell>
          <table:table-cell table:style-name="ACE-11" table:formula="of:=IF([.K135];[.F135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ya truncata from raised beach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10,041±66</text:p>
          </table:table-cell>
          <table:table-cell table:style-name="ACE-11" office:value-type="float" office:value="1.6000000000000001">
            <text:p>1.6</text:p>
          </table:table-cell>
          <table:table-cell table:style-name="ACE-11" office:value-type="string">
            <text:p>Hd-20998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36];[.E136];&quot;&quot;)" office:value-type="string" office:string-value="Hd-20998">
            <text:p>Hd-20998</text:p>
          </table:table-cell>
          <table:table-cell table:number-columns-repeated="2" table:style-name="ACE-11"/>
          <table:table-cell table:style-name="ACE-11" office:value-type="float" office:value="10041">
            <text:p>10041</text:p>
          </table:table-cell>
          <table:table-cell table:style-name="ACE-11" office:value-type="float" office:value="66">
            <text:p>66</text:p>
          </table:table-cell>
          <table:table-cell table:style-name="ACE-11" table:formula="of:=[.K136]+440" office:value-type="float" office:value="10481">
            <text:p>10481</text:p>
          </table:table-cell>
          <table:table-cell table:style-name="ACE-11" table:formula="of:=[.L136]" office:value-type="float" office:value="66">
            <text:p>66</text:p>
          </table:table-cell>
          <table:table-cell table:style-name="ACE-11" table:formula="of:=IF([.K136];[.A136];&quot;&quot;)" office:value-type="string" office:string-value="Mya truncata from raised beach">
            <text:p>Mya truncata from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36];[.B136]-1;&quot;&quot;)" office:value-type="float" office:value="29">
            <text:p>29</text:p>
          </table:table-cell>
          <table:table-cell table:style-name="ACE-11" table:formula="of:=IF([.K136];2;&quot;&quot;)" office:value-type="float" office:value="2">
            <text:p>2</text:p>
          </table:table-cell>
          <table:table-cell table:style-name="ACE-11" table:formula="of:=IF([.K136];2;&quot;&quot;)" office:value-type="float" office:value="2">
            <text:p>2</text:p>
          </table:table-cell>
          <table:table-cell table:style-name="ACE-11" table:formula="of:=IF([.K136];[.F136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ya truncata from raised beach</text:p>
          </table:table-cell>
          <table:table-cell table:style-name="ACE-11" office:value-type="float" office:value="33">
            <text:p>33</text:p>
          </table:table-cell>
          <table:table-cell table:style-name="ACE-11" office:value-type="string">
            <text:p>10,170±60</text:p>
          </table:table-cell>
          <table:table-cell table:style-name="ACE-11" office:value-type="float" office:value="1.8">
            <text:p>1.8</text:p>
          </table:table-cell>
          <table:table-cell table:style-name="ACE-11" office:value-type="string">
            <text:p>UtC-10153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37];[.E137];&quot;&quot;)" office:value-type="string" office:string-value="UtC-10153">
            <text:p>UtC-10153</text:p>
          </table:table-cell>
          <table:table-cell table:number-columns-repeated="2" table:style-name="ACE-11"/>
          <table:table-cell table:style-name="ACE-11" office:value-type="float" office:value="10170">
            <text:p>10170</text:p>
          </table:table-cell>
          <table:table-cell table:style-name="ACE-11" office:value-type="float" office:value="60">
            <text:p>60</text:p>
          </table:table-cell>
          <table:table-cell table:style-name="ACE-11" table:formula="of:=[.K137]+440" office:value-type="float" office:value="10610">
            <text:p>10610</text:p>
          </table:table-cell>
          <table:table-cell table:style-name="ACE-11" table:formula="of:=[.L137]" office:value-type="float" office:value="60">
            <text:p>60</text:p>
          </table:table-cell>
          <table:table-cell table:style-name="ACE-11" table:formula="of:=IF([.K137];[.A137];&quot;&quot;)" office:value-type="string" office:string-value="Mya truncata from raised beach">
            <text:p>Mya truncata from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37];[.B137]-1;&quot;&quot;)" office:value-type="float" office:value="32">
            <text:p>32</text:p>
          </table:table-cell>
          <table:table-cell table:style-name="ACE-11" table:formula="of:=IF([.K137];2;&quot;&quot;)" office:value-type="float" office:value="2">
            <text:p>2</text:p>
          </table:table-cell>
          <table:table-cell table:style-name="ACE-11" table:formula="of:=IF([.K137];2;&quot;&quot;)" office:value-type="float" office:value="2">
            <text:p>2</text:p>
          </table:table-cell>
          <table:table-cell table:style-name="ACE-11" table:formula="of:=IF([.K137];[.F137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debris from raised beach</text:p>
          </table:table-cell>
          <table:table-cell table:style-name="ACE-11" office:value-type="float" office:value="44">
            <text:p>44</text:p>
          </table:table-cell>
          <table:table-cell table:style-name="ACE-11" office:value-type="string">
            <text:p>11,000±60</text:p>
          </table:table-cell>
          <table:table-cell table:style-name="ACE-11" office:value-type="float" office:value="1.7">
            <text:p>1.7</text:p>
          </table:table-cell>
          <table:table-cell table:style-name="ACE-11" office:value-type="string">
            <text:p>UtC-10145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38];[.E138];&quot;&quot;)" office:value-type="string" office:string-value="UtC-10145">
            <text:p>UtC-10145</text:p>
          </table:table-cell>
          <table:table-cell table:number-columns-repeated="2" table:style-name="ACE-11"/>
          <table:table-cell table:style-name="ACE-11" office:value-type="float" office:value="11000">
            <text:p>11000</text:p>
          </table:table-cell>
          <table:table-cell table:style-name="ACE-11" office:value-type="float" office:value="60">
            <text:p>60</text:p>
          </table:table-cell>
          <table:table-cell table:style-name="ACE-11" table:formula="of:=[.K138]+440" office:value-type="float" office:value="11440">
            <text:p>11440</text:p>
          </table:table-cell>
          <table:table-cell table:style-name="ACE-11" table:formula="of:=[.L138]" office:value-type="float" office:value="60">
            <text:p>60</text:p>
          </table:table-cell>
          <table:table-cell table:style-name="ACE-11" table:formula="of:=IF([.K138];[.A138];&quot;&quot;)" office:value-type="string" office:string-value="Shell debris from raised beach">
            <text:p>Shell debris from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38];[.B138]-1;&quot;&quot;)" office:value-type="float" office:value="43">
            <text:p>43</text:p>
          </table:table-cell>
          <table:table-cell table:style-name="ACE-11" table:formula="of:=IF([.K138];2;&quot;&quot;)" office:value-type="float" office:value="2">
            <text:p>2</text:p>
          </table:table-cell>
          <table:table-cell table:style-name="ACE-11" table:formula="of:=IF([.K138];2;&quot;&quot;)" office:value-type="float" office:value="2">
            <text:p>2</text:p>
          </table:table-cell>
          <table:table-cell table:style-name="ACE-11" table:formula="of:=IF([.K138];[.F138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ya truncata from raised beach</text:p>
          </table:table-cell>
          <table:table-cell table:style-name="ACE-11" office:value-type="float" office:value="55.200000000000003">
            <text:p>55.2</text:p>
          </table:table-cell>
          <table:table-cell table:style-name="ACE-11" office:value-type="string">
            <text:p>11,040±60</text:p>
          </table:table-cell>
          <table:table-cell table:style-name="ACE-11" office:value-type="float" office:value="1.5">
            <text:p>1.5</text:p>
          </table:table-cell>
          <table:table-cell table:style-name="ACE-11" office:value-type="string">
            <text:p>UtC-10144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39];[.E139];&quot;&quot;)" office:value-type="string" office:string-value="UtC-10144">
            <text:p>UtC-10144</text:p>
          </table:table-cell>
          <table:table-cell table:number-columns-repeated="2" table:style-name="ACE-11"/>
          <table:table-cell table:style-name="ACE-11" office:value-type="float" office:value="11040">
            <text:p>11040</text:p>
          </table:table-cell>
          <table:table-cell table:style-name="ACE-11" office:value-type="float" office:value="60">
            <text:p>60</text:p>
          </table:table-cell>
          <table:table-cell table:style-name="ACE-11" table:formula="of:=[.K139]+440" office:value-type="float" office:value="11480">
            <text:p>11480</text:p>
          </table:table-cell>
          <table:table-cell table:style-name="ACE-11" table:formula="of:=[.L139]" office:value-type="float" office:value="60">
            <text:p>60</text:p>
          </table:table-cell>
          <table:table-cell table:style-name="ACE-11" table:formula="of:=IF([.K139];[.A139];&quot;&quot;)" office:value-type="string" office:string-value="Mya truncata from raised beach">
            <text:p>Mya truncata from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39];[.B139]-1;&quot;&quot;)" office:value-type="float" office:value="54.200000000000003">
            <text:p>54.2</text:p>
          </table:table-cell>
          <table:table-cell table:style-name="ACE-11" table:formula="of:=IF([.K139];2;&quot;&quot;)" office:value-type="float" office:value="2">
            <text:p>2</text:p>
          </table:table-cell>
          <table:table-cell table:style-name="ACE-11" table:formula="of:=IF([.K139];2;&quot;&quot;)" office:value-type="float" office:value="2">
            <text:p>2</text:p>
          </table:table-cell>
          <table:table-cell table:style-name="ACE-11" table:formula="of:=IF([.K139];[.F139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debris from sublitoral sands at base of beach ridge</text:p>
          </table:table-cell>
          <table:table-cell table:style-name="ACE-11" office:value-type="float" office:value="41">
            <text:p>41</text:p>
          </table:table-cell>
          <table:table-cell table:style-name="ACE-11" office:value-type="string">
            <text:p>11,087±57</text:p>
          </table:table-cell>
          <table:table-cell table:style-name="ACE-11" office:value-type="float" office:value="1.5">
            <text:p>1.5</text:p>
          </table:table-cell>
          <table:table-cell table:style-name="ACE-11" office:value-type="string">
            <text:p>Hd-20867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40];[.E140];&quot;&quot;)" office:value-type="string" office:string-value="Hd-20867">
            <text:p>Hd-20867</text:p>
          </table:table-cell>
          <table:table-cell table:number-columns-repeated="2" table:style-name="ACE-11"/>
          <table:table-cell table:style-name="ACE-11" office:value-type="float" office:value="11087">
            <text:p>11087</text:p>
          </table:table-cell>
          <table:table-cell table:style-name="ACE-11" office:value-type="float" office:value="57">
            <text:p>57</text:p>
          </table:table-cell>
          <table:table-cell table:style-name="ACE-11" table:formula="of:=[.K140]+440" office:value-type="float" office:value="11527">
            <text:p>11527</text:p>
          </table:table-cell>
          <table:table-cell table:style-name="ACE-11" table:formula="of:=[.L140]" office:value-type="float" office:value="57">
            <text:p>57</text:p>
          </table:table-cell>
          <table:table-cell table:style-name="ACE-11" table:formula="of:=IF([.K140];[.A140];&quot;&quot;)" office:value-type="string" office:string-value="Shell debris from sublitoral sands at base of beach ridge">
            <text:p>Shell debris from sublitoral sands at base of beach ridg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40];[.B140]-1;&quot;&quot;)" office:value-type="float" office:value="40">
            <text:p>40</text:p>
          </table:table-cell>
          <table:table-cell table:style-name="ACE-11" table:formula="of:=IF([.K140];2;&quot;&quot;)" office:value-type="float" office:value="2">
            <text:p>2</text:p>
          </table:table-cell>
          <table:table-cell table:style-name="ACE-11" table:formula="of:=IF([.K140];2;&quot;&quot;)" office:value-type="float" office:value="2">
            <text:p>2</text:p>
          </table:table-cell>
          <table:table-cell table:style-name="ACE-11" table:formula="of:=IF([.K140];[.F140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debris from fjord terrace disturbed by solifluction</text:p>
          </table:table-cell>
          <table:table-cell table:style-name="ACE-11" office:value-type="string">
            <text:p>∼40</text:p>
          </table:table-cell>
          <table:table-cell table:style-name="ACE-11" office:value-type="string">
            <text:p>11,091±79</text:p>
          </table:table-cell>
          <table:table-cell table:style-name="ACE-11" office:value-type="float" office:value="1.8">
            <text:p>1.8</text:p>
          </table:table-cell>
          <table:table-cell table:style-name="ACE-11" office:value-type="string">
            <text:p>Hd-20807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41];[.E141];&quot;&quot;)" office:value-type="string" office:string-value="Hd-20807">
            <text:p>Hd-20807</text:p>
          </table:table-cell>
          <table:table-cell table:number-columns-repeated="2" table:style-name="ACE-11"/>
          <table:table-cell table:style-name="ACE-11" office:value-type="float" office:value="11091">
            <text:p>11091</text:p>
          </table:table-cell>
          <table:table-cell table:style-name="ACE-11" office:value-type="float" office:value="79">
            <text:p>79</text:p>
          </table:table-cell>
          <table:table-cell table:style-name="ACE-11" table:formula="of:=[.K141]+440" office:value-type="float" office:value="11531">
            <text:p>11531</text:p>
          </table:table-cell>
          <table:table-cell table:style-name="ACE-11" table:formula="of:=[.L141]" office:value-type="float" office:value="79">
            <text:p>79</text:p>
          </table:table-cell>
          <table:table-cell table:style-name="ACE-11" table:formula="of:=IF([.K141];[.A141];&quot;&quot;)" office:value-type="string" office:string-value="Shell debris from fjord terrace disturbed by solifluction">
            <text:p>Shell debris from fjord terrace disturbed by solifluction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office:value-type="float" office:value="39">
            <text:p>39</text:p>
          </table:table-cell>
          <table:table-cell table:style-name="ACE-11" table:formula="of:=IF([.K141];2;&quot;&quot;)" office:value-type="float" office:value="2">
            <text:p>2</text:p>
          </table:table-cell>
          <table:table-cell table:style-name="ACE-11" table:formula="of:=IF([.K141];2;&quot;&quot;)" office:value-type="float" office:value="2">
            <text:p>2</text:p>
          </table:table-cell>
          <table:table-cell table:style-name="ACE-11" table:formula="of:=IF([.K141];[.F141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ya truncata from marine sediments on top of till</text:p>
          </table:table-cell>
          <table:table-cell table:style-name="ACE-11" office:value-type="string">
            <text:p>&gt;40.90</text:p>
          </table:table-cell>
          <table:table-cell table:style-name="ACE-11" office:value-type="string">
            <text:p>11,115±75</text:p>
          </table:table-cell>
          <table:table-cell table:style-name="ACE-11" office:value-type="float" office:value="1.5">
            <text:p>1.5</text:p>
          </table:table-cell>
          <table:table-cell table:style-name="ACE-11" office:value-type="string">
            <text:p>Hd-20781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42];[.E142];&quot;&quot;)" office:value-type="string" office:string-value="Hd-20781">
            <text:p>Hd-20781</text:p>
          </table:table-cell>
          <table:table-cell table:number-columns-repeated="2" table:style-name="ACE-11"/>
          <table:table-cell table:style-name="ACE-11" office:value-type="float" office:value="11115">
            <text:p>11115</text:p>
          </table:table-cell>
          <table:table-cell table:style-name="ACE-11" office:value-type="float" office:value="75">
            <text:p>75</text:p>
          </table:table-cell>
          <table:table-cell table:style-name="ACE-11" table:formula="of:=[.K142]+440" office:value-type="float" office:value="11555">
            <text:p>11555</text:p>
          </table:table-cell>
          <table:table-cell table:style-name="ACE-11" table:formula="of:=[.L142]" office:value-type="float" office:value="75">
            <text:p>75</text:p>
          </table:table-cell>
          <table:table-cell table:style-name="ACE-11" table:formula="of:=IF([.K142];[.A142];&quot;&quot;)" office:value-type="string" office:string-value="Mya truncata from marine sediments on top of till">
            <text:p>Mya truncata from marine sediments on top of till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-1">
            <text:p>−1</text:p>
          </table:table-cell>
          <table:table-cell table:style-name="ACE-11" office:value-type="float" office:value="39.899999999999999">
            <text:p>39.9</text:p>
          </table:table-cell>
          <table:table-cell table:style-name="ACE-11" table:formula="of:=IF([.K142];2;&quot;&quot;)" office:value-type="float" office:value="2">
            <text:p>2</text:p>
          </table:table-cell>
          <table:table-cell table:style-name="ACE-11" table:formula="of:=IF([.K142];2;&quot;&quot;)" office:value-type="float" office:value="2">
            <text:p>2</text:p>
          </table:table-cell>
          <table:table-cell table:style-name="ACE-11" table:formula="of:=IF([.K142];[.F142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ya truncata from raised beach</text:p>
          </table:table-cell>
          <table:table-cell table:style-name="ACE-11" office:value-type="float" office:value="44.100000000000001">
            <text:p>44.1</text:p>
          </table:table-cell>
          <table:table-cell table:style-name="ACE-11" office:value-type="string">
            <text:p>11,150±60</text:p>
          </table:table-cell>
          <table:table-cell table:style-name="ACE-11" office:value-type="float" office:value="2.1000000000000001">
            <text:p>2.1</text:p>
          </table:table-cell>
          <table:table-cell table:style-name="ACE-11" office:value-type="string">
            <text:p>UtC-10143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43];[.E143];&quot;&quot;)" office:value-type="string" office:string-value="UtC-10143">
            <text:p>UtC-10143</text:p>
          </table:table-cell>
          <table:table-cell table:number-columns-repeated="2" table:style-name="ACE-11"/>
          <table:table-cell table:style-name="ACE-11" office:value-type="float" office:value="11150">
            <text:p>11150</text:p>
          </table:table-cell>
          <table:table-cell table:style-name="ACE-11" office:value-type="float" office:value="60">
            <text:p>60</text:p>
          </table:table-cell>
          <table:table-cell table:style-name="ACE-11" table:formula="of:=[.K143]+440" office:value-type="float" office:value="11590">
            <text:p>11590</text:p>
          </table:table-cell>
          <table:table-cell table:style-name="ACE-11" table:formula="of:=[.L143]" office:value-type="float" office:value="60">
            <text:p>60</text:p>
          </table:table-cell>
          <table:table-cell table:style-name="ACE-11" table:formula="of:=IF([.K143];[.A143];&quot;&quot;)" office:value-type="string" office:string-value="Mya truncata from raised beach">
            <text:p>Mya truncata from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43];[.B143]-1;&quot;&quot;)" office:value-type="float" office:value="43.100000000000001">
            <text:p>43.1</text:p>
          </table:table-cell>
          <table:table-cell table:style-name="ACE-11" table:formula="of:=IF([.K143];2;&quot;&quot;)" office:value-type="float" office:value="2">
            <text:p>2</text:p>
          </table:table-cell>
          <table:table-cell table:style-name="ACE-11" table:formula="of:=IF([.K143];2;&quot;&quot;)" office:value-type="float" office:value="2">
            <text:p>2</text:p>
          </table:table-cell>
          <table:table-cell table:style-name="ACE-11" table:formula="of:=IF([.K143];[.F143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aired valves of juvenile Mya truncata from highest terrace</text:p>
          </table:table-cell>
          <table:table-cell table:style-name="ACE-11" office:value-type="float" office:value="69.5">
            <text:p>69.5</text:p>
          </table:table-cell>
          <table:table-cell table:style-name="ACE-11" office:value-type="string">
            <text:p>11,530±60</text:p>
          </table:table-cell>
          <table:table-cell table:style-name="ACE-11" office:value-type="float" office:value="1.5">
            <text:p>1.5</text:p>
          </table:table-cell>
          <table:table-cell table:style-name="ACE-11" office:value-type="string">
            <text:p>UtC-10141</text:p>
          </table:table-cell>
          <table:table-cell table:style-name="ACE-11" office:value-type="string">
            <text:p>Brückner et al. (2002)</text:p>
          </table:table-cell>
          <table:table-cell table:style-name="ACE-11"/>
          <table:table-cell table:style-name="ACE-11" table:formula="of:=IF([.K144];[.E144];&quot;&quot;)" office:value-type="string" office:string-value="UtC-10141">
            <text:p>UtC-10141</text:p>
          </table:table-cell>
          <table:table-cell table:number-columns-repeated="2" table:style-name="ACE-11"/>
          <table:table-cell table:style-name="ACE-11" office:value-type="float" office:value="11530">
            <text:p>11530</text:p>
          </table:table-cell>
          <table:table-cell table:style-name="ACE-11" office:value-type="float" office:value="60">
            <text:p>60</text:p>
          </table:table-cell>
          <table:table-cell table:style-name="ACE-11" table:formula="of:=[.K144]+440" office:value-type="float" office:value="11970">
            <text:p>11970</text:p>
          </table:table-cell>
          <table:table-cell table:style-name="ACE-11" table:formula="of:=[.L144]" office:value-type="float" office:value="60">
            <text:p>60</text:p>
          </table:table-cell>
          <table:table-cell table:style-name="ACE-11" table:formula="of:=IF([.K144];[.A144];&quot;&quot;)" office:value-type="string" office:string-value="Paired valves of juvenile Mya truncata from highest terrace">
            <text:p>Paired valves of juvenile Mya truncata from highest terrac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44];[.B144]-1;&quot;&quot;)" office:value-type="float" office:value="68.5">
            <text:p>68.5</text:p>
          </table:table-cell>
          <table:table-cell table:style-name="ACE-11" table:formula="of:=IF([.K144];2;&quot;&quot;)" office:value-type="float" office:value="2">
            <text:p>2</text:p>
          </table:table-cell>
          <table:table-cell table:style-name="ACE-11" table:formula="of:=IF([.K144];2;&quot;&quot;)" office:value-type="float" office:value="2">
            <text:p>2</text:p>
          </table:table-cell>
          <table:table-cell table:style-name="ACE-11" table:formula="of:=IF([.K144];[.F144];&quot;&quot;)" office:value-type="string" office:string-value="Brückner et al. (2002)">
            <text:p>Brückner et al. (2002)</text:p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145];[.E14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45];[.A14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45];[.B145]-1;&quot;&quot;)" office:value-type="string" office:string-value="">
            <text:p/>
          </table:table-cell>
          <table:table-cell table:style-name="ACE-11" table:formula="of:=IF([.K145];2;&quot;&quot;)" office:value-type="string" office:string-value="">
            <text:p/>
          </table:table-cell>
          <table:table-cell table:style-name="ACE-11" table:formula="of:=IF([.K145];2;&quot;&quot;)" office:value-type="string" office:string-value="">
            <text:p/>
          </table:table-cell>
          <table:table-cell table:style-name="ACE-11" table:formula="of:=IF([.K145];[.F14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Bohemanflya and Erdmannflya, Isfjord, Spitsbergen: marine limit 65.5±1 m aht</text:p>
          </table:table-cell>
          <table:table-cell table:number-columns-repeated="6" table:style-name="ACE-11"/>
          <table:table-cell table:style-name="ACE-11" table:formula="of:=IF([.K146];[.E14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46];[.A14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46];[.B146]-1;&quot;&quot;)" office:value-type="string" office:string-value="">
            <text:p/>
          </table:table-cell>
          <table:table-cell table:style-name="ACE-11" table:formula="of:=IF([.K146];2;&quot;&quot;)" office:value-type="string" office:string-value="">
            <text:p/>
          </table:table-cell>
          <table:table-cell table:style-name="ACE-11" table:formula="of:=IF([.K146];2;&quot;&quot;)" office:value-type="string" office:string-value="">
            <text:p/>
          </table:table-cell>
          <table:table-cell table:style-name="ACE-11" table:formula="of:=IF([.K146];[.F14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cranium</text:p>
          </table:table-cell>
          <table:table-cell table:style-name="ACE-11" office:value-type="float" office:value="3.5">
            <text:p>3.5</text:p>
          </table:table-cell>
          <table:table-cell table:style-name="ACE-11" office:value-type="string">
            <text:p>5,150±80</text:p>
          </table:table-cell>
          <table:table-cell table:style-name="ACE-11"/>
          <table:table-cell table:style-name="ACE-11" office:value-type="string">
            <text:p>T-6289</text:p>
          </table:table-cell>
          <table:table-cell table:style-name="ACE-11" office:value-type="string">
            <text:p>Salvigsen et al. (1990)</text:p>
          </table:table-cell>
          <table:table-cell table:style-name="ACE-11"/>
          <table:table-cell table:style-name="ACE-11" table:formula="of:=IF([.K147];[.E147];&quot;&quot;)" office:value-type="string" office:string-value="T-6289">
            <text:p>T-6289</text:p>
          </table:table-cell>
          <table:table-cell table:number-columns-repeated="2" table:style-name="ACE-11"/>
          <table:table-cell table:style-name="ACE-11" office:value-type="float" office:value="5150">
            <text:p>5150</text:p>
          </table:table-cell>
          <table:table-cell table:style-name="ACE-11" office:value-type="float" office:value="80">
            <text:p>80</text:p>
          </table:table-cell>
          <table:table-cell table:style-name="ACE-11" table:formula="of:=[.K147]+440" office:value-type="float" office:value="5590">
            <text:p>5590</text:p>
          </table:table-cell>
          <table:table-cell table:style-name="ACE-11" table:formula="of:=[.L147]" office:value-type="float" office:value="80">
            <text:p>80</text:p>
          </table:table-cell>
          <table:table-cell table:style-name="ACE-11" table:formula="of:=IF([.K147];[.A147];&quot;&quot;)" office:value-type="string" office:string-value="Whale cranium">
            <text:p>Whale cranium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47];[.B147]-1;&quot;&quot;)" office:value-type="float" office:value="2.5">
            <text:p>2.5</text:p>
          </table:table-cell>
          <table:table-cell table:style-name="ACE-11" table:formula="of:=IF([.K147];2;&quot;&quot;)" office:value-type="float" office:value="2">
            <text:p>2</text:p>
          </table:table-cell>
          <table:table-cell table:style-name="ACE-11" table:formula="of:=IF([.K147];2;&quot;&quot;)" office:value-type="float" office:value="2">
            <text:p>2</text:p>
          </table:table-cell>
          <table:table-cell table:style-name="ACE-11" table:formula="of:=IF([.K147];[.F147];&quot;&quot;)" office:value-type="string" office:string-value="Salvigsen et al. (1990)">
            <text:p>Salvigsen et al.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Mytilus edulis</text:p>
          </table:table-cell>
          <table:table-cell table:style-name="ACE-11" office:value-type="float" office:value="8">
            <text:p>8</text:p>
          </table:table-cell>
          <table:table-cell table:style-name="ACE-11" office:value-type="string">
            <text:p>7680±90</text:p>
          </table:table-cell>
          <table:table-cell table:style-name="ACE-11" office:value-type="string">
            <text:p>–</text:p>
          </table:table-cell>
          <table:table-cell table:style-name="ACE-11" office:value-type="string">
            <text:p>T-6283</text:p>
          </table:table-cell>
          <table:table-cell table:style-name="ACE-11" office:value-type="string">
            <text:p>Salvigsen et al. (1990)</text:p>
          </table:table-cell>
          <table:table-cell table:style-name="ACE-11"/>
          <table:table-cell table:style-name="ACE-11" table:formula="of:=IF([.K148];[.E148];&quot;&quot;)" office:value-type="string" office:string-value="T-6283">
            <text:p>T-6283</text:p>
          </table:table-cell>
          <table:table-cell table:number-columns-repeated="2" table:style-name="ACE-11"/>
          <table:table-cell table:style-name="ACE-11" office:value-type="float" office:value="7680">
            <text:p>7680</text:p>
          </table:table-cell>
          <table:table-cell table:style-name="ACE-11" office:value-type="float" office:value="90">
            <text:p>90</text:p>
          </table:table-cell>
          <table:table-cell table:style-name="ACE-11" table:formula="of:=[.K148]+440" office:value-type="float" office:value="8120">
            <text:p>8120</text:p>
          </table:table-cell>
          <table:table-cell table:style-name="ACE-11" table:formula="of:=[.L148]" office:value-type="float" office:value="90">
            <text:p>90</text:p>
          </table:table-cell>
          <table:table-cell table:style-name="ACE-11" table:formula="of:=IF([.K148];[.A148];&quot;&quot;)" office:value-type="string" office:string-value="Shell valves of Mytilus edulis">
            <text:p>Shell valves of Mytilus eduli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48];[.B148]-1;&quot;&quot;)" office:value-type="float" office:value="7">
            <text:p>7</text:p>
          </table:table-cell>
          <table:table-cell table:style-name="ACE-11" table:formula="of:=IF([.K148];2;&quot;&quot;)" office:value-type="float" office:value="2">
            <text:p>2</text:p>
          </table:table-cell>
          <table:table-cell table:style-name="ACE-11" table:formula="of:=IF([.K148];2;&quot;&quot;)" office:value-type="float" office:value="2">
            <text:p>2</text:p>
          </table:table-cell>
          <table:table-cell table:style-name="ACE-11" table:formula="of:=IF([.K148];[.F148];&quot;&quot;)" office:value-type="string" office:string-value="Salvigsen et al. (1990)">
            <text:p>Salvigsen et al.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Mytilus edulis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7690±80</text:p>
          </table:table-cell>
          <table:table-cell table:style-name="ACE-11"/>
          <table:table-cell table:style-name="ACE-11" office:value-type="string">
            <text:p>Lu-2139</text:p>
          </table:table-cell>
          <table:table-cell table:style-name="ACE-11" office:value-type="string">
            <text:p>Salvigsen et al. (1990)</text:p>
          </table:table-cell>
          <table:table-cell table:style-name="ACE-11"/>
          <table:table-cell table:style-name="ACE-11" table:formula="of:=IF([.K149];[.E149];&quot;&quot;)" office:value-type="string" office:string-value="Lu-2139">
            <text:p>Lu-2139</text:p>
          </table:table-cell>
          <table:table-cell table:number-columns-repeated="2" table:style-name="ACE-11"/>
          <table:table-cell table:style-name="ACE-11" office:value-type="float" office:value="7690">
            <text:p>7690</text:p>
          </table:table-cell>
          <table:table-cell table:style-name="ACE-11" office:value-type="float" office:value="80">
            <text:p>80</text:p>
          </table:table-cell>
          <table:table-cell table:style-name="ACE-11" table:formula="of:=[.K149]+440" office:value-type="float" office:value="8130">
            <text:p>8130</text:p>
          </table:table-cell>
          <table:table-cell table:style-name="ACE-11" table:formula="of:=[.L149]" office:value-type="float" office:value="80">
            <text:p>80</text:p>
          </table:table-cell>
          <table:table-cell table:style-name="ACE-11" table:formula="of:=IF([.K149];[.A149];&quot;&quot;)" office:value-type="string" office:string-value="Shell valves of Mytilus edulis">
            <text:p>Shell valves of Mytilus eduli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49];[.B149]-1;&quot;&quot;)" office:value-type="float" office:value="9">
            <text:p>9</text:p>
          </table:table-cell>
          <table:table-cell table:style-name="ACE-11" table:formula="of:=IF([.K149];2;&quot;&quot;)" office:value-type="float" office:value="2">
            <text:p>2</text:p>
          </table:table-cell>
          <table:table-cell table:style-name="ACE-11" table:formula="of:=IF([.K149];2;&quot;&quot;)" office:value-type="float" office:value="2">
            <text:p>2</text:p>
          </table:table-cell>
          <table:table-cell table:style-name="ACE-11" table:formula="of:=IF([.K149];[.F149];&quot;&quot;)" office:value-type="string" office:string-value="Salvigsen et al. (1990)">
            <text:p>Salvigsen et al.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Mya truncata</text:p>
          </table:table-cell>
          <table:table-cell table:style-name="ACE-11" office:value-type="float" office:value="7">
            <text:p>7</text:p>
          </table:table-cell>
          <table:table-cell table:style-name="ACE-11" office:value-type="string">
            <text:p>7930±100</text:p>
          </table:table-cell>
          <table:table-cell table:style-name="ACE-11"/>
          <table:table-cell table:style-name="ACE-11" office:value-type="string">
            <text:p>T-8629</text:p>
          </table:table-cell>
          <table:table-cell table:style-name="ACE-11" office:value-type="string">
            <text:p>Salvigsen et al. (1990)</text:p>
          </table:table-cell>
          <table:table-cell table:style-name="ACE-11"/>
          <table:table-cell table:style-name="ACE-11" table:formula="of:=IF([.K150];[.E150];&quot;&quot;)" office:value-type="string" office:string-value="T-8629">
            <text:p>T-8629</text:p>
          </table:table-cell>
          <table:table-cell table:number-columns-repeated="2" table:style-name="ACE-11"/>
          <table:table-cell table:style-name="ACE-11" office:value-type="float" office:value="7930">
            <text:p>7930</text:p>
          </table:table-cell>
          <table:table-cell table:style-name="ACE-11" office:value-type="float" office:value="100">
            <text:p>100</text:p>
          </table:table-cell>
          <table:table-cell table:style-name="ACE-11" table:formula="of:=[.K150]+440" office:value-type="float" office:value="8370">
            <text:p>8370</text:p>
          </table:table-cell>
          <table:table-cell table:style-name="ACE-11" table:formula="of:=[.L150]" office:value-type="float" office:value="100">
            <text:p>100</text:p>
          </table:table-cell>
          <table:table-cell table:style-name="ACE-11" table:formula="of:=IF([.K150];[.A150];&quot;&quot;)" office:value-type="string" office:string-value="Shell valves of Mya truncata">
            <text:p>Shell valves of Mya truncata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50];[.B150]-1;&quot;&quot;)" office:value-type="float" office:value="6">
            <text:p>6</text:p>
          </table:table-cell>
          <table:table-cell table:style-name="ACE-11" table:formula="of:=IF([.K150];2;&quot;&quot;)" office:value-type="float" office:value="2">
            <text:p>2</text:p>
          </table:table-cell>
          <table:table-cell table:style-name="ACE-11" table:formula="of:=IF([.K150];2;&quot;&quot;)" office:value-type="float" office:value="2">
            <text:p>2</text:p>
          </table:table-cell>
          <table:table-cell table:style-name="ACE-11" table:formula="of:=IF([.K150];[.F150];&quot;&quot;)" office:value-type="string" office:string-value="Salvigsen et al. (1990)">
            <text:p>Salvigsen et al.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Mytilus edulis</text:p>
          </table:table-cell>
          <table:table-cell table:style-name="ACE-11" office:value-type="float" office:value="11.6">
            <text:p>11.6</text:p>
          </table:table-cell>
          <table:table-cell table:style-name="ACE-11" office:value-type="string">
            <text:p>8060±100</text:p>
          </table:table-cell>
          <table:table-cell table:style-name="ACE-11"/>
          <table:table-cell table:style-name="ACE-11" office:value-type="string">
            <text:p>T-6288</text:p>
          </table:table-cell>
          <table:table-cell table:style-name="ACE-11" office:value-type="string">
            <text:p>Salvigsen et al. (1990)</text:p>
          </table:table-cell>
          <table:table-cell table:style-name="ACE-11"/>
          <table:table-cell table:style-name="ACE-11" table:formula="of:=IF([.K151];[.E151];&quot;&quot;)" office:value-type="string" office:string-value="T-6288">
            <text:p>T-6288</text:p>
          </table:table-cell>
          <table:table-cell table:number-columns-repeated="2" table:style-name="ACE-11"/>
          <table:table-cell table:style-name="ACE-11" office:value-type="float" office:value="8060">
            <text:p>8060</text:p>
          </table:table-cell>
          <table:table-cell table:style-name="ACE-11" office:value-type="float" office:value="100">
            <text:p>100</text:p>
          </table:table-cell>
          <table:table-cell table:style-name="ACE-11" table:formula="of:=[.K151]+440" office:value-type="float" office:value="8500">
            <text:p>8500</text:p>
          </table:table-cell>
          <table:table-cell table:style-name="ACE-11" table:formula="of:=[.L151]" office:value-type="float" office:value="100">
            <text:p>100</text:p>
          </table:table-cell>
          <table:table-cell table:style-name="ACE-11" table:formula="of:=IF([.K151];[.A151];&quot;&quot;)" office:value-type="string" office:string-value="Shell valves of Mytilus edulis">
            <text:p>Shell valves of Mytilus eduli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51];[.B151]-1;&quot;&quot;)" office:value-type="float" office:value="10.6">
            <text:p>10.6</text:p>
          </table:table-cell>
          <table:table-cell table:style-name="ACE-11" table:formula="of:=IF([.K151];2;&quot;&quot;)" office:value-type="float" office:value="2">
            <text:p>2</text:p>
          </table:table-cell>
          <table:table-cell table:style-name="ACE-11" table:formula="of:=IF([.K151];2;&quot;&quot;)" office:value-type="float" office:value="2">
            <text:p>2</text:p>
          </table:table-cell>
          <table:table-cell table:style-name="ACE-11" table:formula="of:=IF([.K151];[.F151];&quot;&quot;)" office:value-type="string" office:string-value="Salvigsen et al. (1990)">
            <text:p>Salvigsen et al.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Mytilus edulis</text:p>
          </table:table-cell>
          <table:table-cell table:style-name="ACE-11" office:value-type="float" office:value="5">
            <text:p>5</text:p>
          </table:table-cell>
          <table:table-cell table:style-name="ACE-11" office:value-type="string">
            <text:p>8210±90</text:p>
          </table:table-cell>
          <table:table-cell table:style-name="ACE-11"/>
          <table:table-cell table:style-name="ACE-11" office:value-type="string">
            <text:p>T-6284</text:p>
          </table:table-cell>
          <table:table-cell table:style-name="ACE-11" office:value-type="string">
            <text:p>Salvigsen et al. (1990)</text:p>
          </table:table-cell>
          <table:table-cell table:style-name="ACE-11"/>
          <table:table-cell table:style-name="ACE-11" table:formula="of:=IF([.K152];[.E152];&quot;&quot;)" office:value-type="string" office:string-value="T-6284">
            <text:p>T-6284</text:p>
          </table:table-cell>
          <table:table-cell table:number-columns-repeated="2" table:style-name="ACE-11"/>
          <table:table-cell table:style-name="ACE-11" office:value-type="float" office:value="8210">
            <text:p>8210</text:p>
          </table:table-cell>
          <table:table-cell table:style-name="ACE-11" office:value-type="float" office:value="90">
            <text:p>90</text:p>
          </table:table-cell>
          <table:table-cell table:style-name="ACE-11" table:formula="of:=[.K152]+440" office:value-type="float" office:value="8650">
            <text:p>8650</text:p>
          </table:table-cell>
          <table:table-cell table:style-name="ACE-11" table:formula="of:=[.L152]" office:value-type="float" office:value="90">
            <text:p>90</text:p>
          </table:table-cell>
          <table:table-cell table:style-name="ACE-11" table:formula="of:=IF([.K152];[.A152];&quot;&quot;)" office:value-type="string" office:string-value="Shell valves of Mytilus edulis">
            <text:p>Shell valves of Mytilus eduli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52];[.B152]-1;&quot;&quot;)" office:value-type="float" office:value="4">
            <text:p>4</text:p>
          </table:table-cell>
          <table:table-cell table:style-name="ACE-11" table:formula="of:=IF([.K152];2;&quot;&quot;)" office:value-type="float" office:value="2">
            <text:p>2</text:p>
          </table:table-cell>
          <table:table-cell table:style-name="ACE-11" table:formula="of:=IF([.K152];2;&quot;&quot;)" office:value-type="float" office:value="2">
            <text:p>2</text:p>
          </table:table-cell>
          <table:table-cell table:style-name="ACE-11" table:formula="of:=IF([.K152];[.F152];&quot;&quot;)" office:value-type="string" office:string-value="Salvigsen et al. (1990)">
            <text:p>Salvigsen et al.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Modiolus modiolus</text:p>
          </table:table-cell>
          <table:table-cell table:style-name="ACE-11" office:value-type="float" office:value="6.5">
            <text:p>6.5</text:p>
          </table:table-cell>
          <table:table-cell table:style-name="ACE-11" office:value-type="string">
            <text:p>8670±90</text:p>
          </table:table-cell>
          <table:table-cell table:style-name="ACE-11"/>
          <table:table-cell table:style-name="ACE-11" office:value-type="string">
            <text:p>T-6235</text:p>
          </table:table-cell>
          <table:table-cell table:style-name="ACE-11" office:value-type="string">
            <text:p>Salvigsen et al. (1990)</text:p>
          </table:table-cell>
          <table:table-cell table:style-name="ACE-11"/>
          <table:table-cell table:style-name="ACE-11" table:formula="of:=IF([.K153];[.E153];&quot;&quot;)" office:value-type="string" office:string-value="T-6235">
            <text:p>T-6235</text:p>
          </table:table-cell>
          <table:table-cell table:number-columns-repeated="2" table:style-name="ACE-11"/>
          <table:table-cell table:style-name="ACE-11" office:value-type="float" office:value="8670">
            <text:p>8670</text:p>
          </table:table-cell>
          <table:table-cell table:style-name="ACE-11" office:value-type="float" office:value="90">
            <text:p>90</text:p>
          </table:table-cell>
          <table:table-cell table:style-name="ACE-11" table:formula="of:=[.K153]+440" office:value-type="float" office:value="9110">
            <text:p>9110</text:p>
          </table:table-cell>
          <table:table-cell table:style-name="ACE-11" table:formula="of:=[.L153]" office:value-type="float" office:value="90">
            <text:p>90</text:p>
          </table:table-cell>
          <table:table-cell table:style-name="ACE-11" table:formula="of:=IF([.K153];[.A153];&quot;&quot;)" office:value-type="string" office:string-value="Shell valves of Modiolus modiolus">
            <text:p>Shell valves of Modiolus modiolu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53];[.B153]-1;&quot;&quot;)" office:value-type="float" office:value="5.5">
            <text:p>5.5</text:p>
          </table:table-cell>
          <table:table-cell table:style-name="ACE-11" table:formula="of:=IF([.K153];2;&quot;&quot;)" office:value-type="float" office:value="2">
            <text:p>2</text:p>
          </table:table-cell>
          <table:table-cell table:style-name="ACE-11" table:formula="of:=IF([.K153];2;&quot;&quot;)" office:value-type="float" office:value="2">
            <text:p>2</text:p>
          </table:table-cell>
          <table:table-cell table:style-name="ACE-11" table:formula="of:=IF([.K153];[.F153];&quot;&quot;)" office:value-type="string" office:string-value="Salvigsen et al. (1990)">
            <text:p>Salvigsen et al.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Mytilus edulis</text:p>
          </table:table-cell>
          <table:table-cell table:style-name="ACE-11" office:value-type="float" office:value="16">
            <text:p>16</text:p>
          </table:table-cell>
          <table:table-cell table:style-name="ACE-11" office:value-type="string">
            <text:p>8970±110</text:p>
          </table:table-cell>
          <table:table-cell table:style-name="ACE-11"/>
          <table:table-cell table:style-name="ACE-11" office:value-type="string">
            <text:p>T-6285</text:p>
          </table:table-cell>
          <table:table-cell table:style-name="ACE-11" office:value-type="string">
            <text:p>Salvigsen et al. (1990)</text:p>
          </table:table-cell>
          <table:table-cell table:style-name="ACE-11"/>
          <table:table-cell table:style-name="ACE-11" table:formula="of:=IF([.K154];[.E154];&quot;&quot;)" office:value-type="string" office:string-value="T-6285">
            <text:p>T-6285</text:p>
          </table:table-cell>
          <table:table-cell table:number-columns-repeated="2" table:style-name="ACE-11"/>
          <table:table-cell table:style-name="ACE-11" office:value-type="float" office:value="8970">
            <text:p>8970</text:p>
          </table:table-cell>
          <table:table-cell table:style-name="ACE-11" office:value-type="float" office:value="110">
            <text:p>110</text:p>
          </table:table-cell>
          <table:table-cell table:style-name="ACE-11" table:formula="of:=[.K154]+440" office:value-type="float" office:value="9410">
            <text:p>9410</text:p>
          </table:table-cell>
          <table:table-cell table:style-name="ACE-11" table:formula="of:=[.L154]" office:value-type="float" office:value="110">
            <text:p>110</text:p>
          </table:table-cell>
          <table:table-cell table:style-name="ACE-11" table:formula="of:=IF([.K154];[.A154];&quot;&quot;)" office:value-type="string" office:string-value="Shell valves of Mytilus edulis">
            <text:p>Shell valves of Mytilus eduli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54];[.B154]-1;&quot;&quot;)" office:value-type="float" office:value="15">
            <text:p>15</text:p>
          </table:table-cell>
          <table:table-cell table:style-name="ACE-11" table:formula="of:=IF([.K154];2;&quot;&quot;)" office:value-type="float" office:value="2">
            <text:p>2</text:p>
          </table:table-cell>
          <table:table-cell table:style-name="ACE-11" table:formula="of:=IF([.K154];2;&quot;&quot;)" office:value-type="float" office:value="2">
            <text:p>2</text:p>
          </table:table-cell>
          <table:table-cell table:style-name="ACE-11" table:formula="of:=IF([.K154];[.F154];&quot;&quot;)" office:value-type="string" office:string-value="Salvigsen et al. (1990)">
            <text:p>Salvigsen et al.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Mya truncata</text:p>
          </table:table-cell>
          <table:table-cell table:style-name="ACE-11" office:value-type="string">
            <text:p>18–20</text:p>
          </table:table-cell>
          <table:table-cell table:style-name="ACE-11" office:value-type="string">
            <text:p>9190±90</text:p>
          </table:table-cell>
          <table:table-cell table:style-name="ACE-11"/>
          <table:table-cell table:style-name="ACE-11" office:value-type="string">
            <text:p>Lu-2138</text:p>
          </table:table-cell>
          <table:table-cell table:style-name="ACE-11" office:value-type="string">
            <text:p>Salvigsen et al. (1990)</text:p>
          </table:table-cell>
          <table:table-cell table:style-name="ACE-11"/>
          <table:table-cell table:style-name="ACE-11" table:formula="of:=IF([.K155];[.E155];&quot;&quot;)" office:value-type="string" office:string-value="Lu-2138">
            <text:p>Lu-2138</text:p>
          </table:table-cell>
          <table:table-cell table:number-columns-repeated="2" table:style-name="ACE-11"/>
          <table:table-cell table:style-name="ACE-11" office:value-type="float" office:value="9190">
            <text:p>9190</text:p>
          </table:table-cell>
          <table:table-cell table:style-name="ACE-11" office:value-type="float" office:value="90">
            <text:p>90</text:p>
          </table:table-cell>
          <table:table-cell table:style-name="ACE-11" table:formula="of:=[.K155]+440" office:value-type="float" office:value="9630">
            <text:p>9630</text:p>
          </table:table-cell>
          <table:table-cell table:style-name="ACE-11" table:formula="of:=[.L155]" office:value-type="float" office:value="90">
            <text:p>90</text:p>
          </table:table-cell>
          <table:table-cell table:style-name="ACE-11" table:formula="of:=IF([.K155];[.A155];&quot;&quot;)" office:value-type="string" office:string-value="Shell valves of Mya truncata">
            <text:p>Shell valves of Mya truncata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office:value-type="float" office:value="18">
            <text:p>18</text:p>
          </table:table-cell>
          <table:table-cell table:style-name="ACE-11" table:formula="of:=IF([.K155];2;&quot;&quot;)" office:value-type="float" office:value="2">
            <text:p>2</text:p>
          </table:table-cell>
          <table:table-cell table:style-name="ACE-11" table:formula="of:=IF([.K155];2;&quot;&quot;)" office:value-type="float" office:value="2">
            <text:p>2</text:p>
          </table:table-cell>
          <table:table-cell table:style-name="ACE-11" table:formula="of:=IF([.K155];[.F155];&quot;&quot;)" office:value-type="string" office:string-value="Salvigsen et al. (1990)">
            <text:p>Salvigsen et al.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Mya truncata and Hiatella arctica</text:p>
          </table:table-cell>
          <table:table-cell table:style-name="ACE-11" office:value-type="float" office:value="41">
            <text:p>41</text:p>
          </table:table-cell>
          <table:table-cell table:style-name="ACE-11" office:value-type="string">
            <text:p>9500±100</text:p>
          </table:table-cell>
          <table:table-cell table:style-name="ACE-11"/>
          <table:table-cell table:style-name="ACE-11" office:value-type="string">
            <text:p>T-6286</text:p>
          </table:table-cell>
          <table:table-cell table:style-name="ACE-11" office:value-type="string">
            <text:p>Salvigsen et al. (1990)</text:p>
          </table:table-cell>
          <table:table-cell table:style-name="ACE-11"/>
          <table:table-cell table:style-name="ACE-11" table:formula="of:=IF([.K156];[.E156];&quot;&quot;)" office:value-type="string" office:string-value="T-6286">
            <text:p>T-6286</text:p>
          </table:table-cell>
          <table:table-cell table:number-columns-repeated="2" table:style-name="ACE-11"/>
          <table:table-cell table:style-name="ACE-11" office:value-type="float" office:value="9500">
            <text:p>9500</text:p>
          </table:table-cell>
          <table:table-cell table:style-name="ACE-11" office:value-type="float" office:value="100">
            <text:p>100</text:p>
          </table:table-cell>
          <table:table-cell table:style-name="ACE-11" table:formula="of:=[.K156]+440" office:value-type="float" office:value="9940">
            <text:p>9940</text:p>
          </table:table-cell>
          <table:table-cell table:style-name="ACE-11" table:formula="of:=[.L156]" office:value-type="float" office:value="100">
            <text:p>100</text:p>
          </table:table-cell>
          <table:table-cell table:style-name="ACE-11" table:formula="of:=IF([.K156];[.A156];&quot;&quot;)" office:value-type="string" office:string-value="Shell valves of Mya truncata and Hiatella arctica">
            <text:p>Shell valves of Mya truncata and Hiatella arctica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56];[.B156]-1;&quot;&quot;)" office:value-type="float" office:value="40">
            <text:p>40</text:p>
          </table:table-cell>
          <table:table-cell table:style-name="ACE-11" table:formula="of:=IF([.K156];2;&quot;&quot;)" office:value-type="float" office:value="2">
            <text:p>2</text:p>
          </table:table-cell>
          <table:table-cell table:style-name="ACE-11" table:formula="of:=IF([.K156];2;&quot;&quot;)" office:value-type="float" office:value="2">
            <text:p>2</text:p>
          </table:table-cell>
          <table:table-cell table:style-name="ACE-11" table:formula="of:=IF([.K156];[.F156];&quot;&quot;)" office:value-type="string" office:string-value="Salvigsen et al. (1990)">
            <text:p>Salvigsen et al.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Hiatella arctica</text:p>
          </table:table-cell>
          <table:table-cell table:style-name="ACE-11" office:value-type="float" office:value="20">
            <text:p>20</text:p>
          </table:table-cell>
          <table:table-cell table:style-name="ACE-11" office:value-type="string">
            <text:p>9510±90</text:p>
          </table:table-cell>
          <table:table-cell table:style-name="ACE-11"/>
          <table:table-cell table:style-name="ACE-11" office:value-type="string">
            <text:p>Lu-2364</text:p>
          </table:table-cell>
          <table:table-cell table:style-name="ACE-11" office:value-type="string">
            <text:p>Salvigsen et al. (1990)</text:p>
          </table:table-cell>
          <table:table-cell table:style-name="ACE-11"/>
          <table:table-cell table:style-name="ACE-11" table:formula="of:=IF([.K157];[.E157];&quot;&quot;)" office:value-type="string" office:string-value="Lu-2364">
            <text:p>Lu-2364</text:p>
          </table:table-cell>
          <table:table-cell table:number-columns-repeated="2" table:style-name="ACE-11"/>
          <table:table-cell table:style-name="ACE-11" office:value-type="float" office:value="9510">
            <text:p>9510</text:p>
          </table:table-cell>
          <table:table-cell table:style-name="ACE-11" office:value-type="float" office:value="90">
            <text:p>90</text:p>
          </table:table-cell>
          <table:table-cell table:style-name="ACE-11" table:formula="of:=[.K157]+440" office:value-type="float" office:value="9950">
            <text:p>9950</text:p>
          </table:table-cell>
          <table:table-cell table:style-name="ACE-11" table:formula="of:=[.L157]" office:value-type="float" office:value="90">
            <text:p>90</text:p>
          </table:table-cell>
          <table:table-cell table:style-name="ACE-11" table:formula="of:=IF([.K157];[.A157];&quot;&quot;)" office:value-type="string" office:string-value="Shell valves of Hiatella arctica">
            <text:p>Shell valves of Hiatella arctica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57];[.B157]-1;&quot;&quot;)" office:value-type="float" office:value="19">
            <text:p>19</text:p>
          </table:table-cell>
          <table:table-cell table:style-name="ACE-11" table:formula="of:=IF([.K157];2;&quot;&quot;)" office:value-type="float" office:value="2">
            <text:p>2</text:p>
          </table:table-cell>
          <table:table-cell table:style-name="ACE-11" table:formula="of:=IF([.K157];2;&quot;&quot;)" office:value-type="float" office:value="2">
            <text:p>2</text:p>
          </table:table-cell>
          <table:table-cell table:style-name="ACE-11" table:formula="of:=IF([.K157];[.F157];&quot;&quot;)" office:value-type="string" office:string-value="Salvigsen et al. (1990)">
            <text:p>Salvigsen et al.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Hiatella arctica</text:p>
          </table:table-cell>
          <table:table-cell table:style-name="ACE-11" office:value-type="float" office:value="29">
            <text:p>29</text:p>
          </table:table-cell>
          <table:table-cell table:style-name="ACE-11" office:value-type="string">
            <text:p>9680±110</text:p>
          </table:table-cell>
          <table:table-cell table:style-name="ACE-11"/>
          <table:table-cell table:style-name="ACE-11" office:value-type="string">
            <text:p>T-6282</text:p>
          </table:table-cell>
          <table:table-cell table:style-name="ACE-11" office:value-type="string">
            <text:p>Salvigsen et al. (1990)</text:p>
          </table:table-cell>
          <table:table-cell table:style-name="ACE-11"/>
          <table:table-cell table:style-name="ACE-11" table:formula="of:=IF([.K158];[.E158];&quot;&quot;)" office:value-type="string" office:string-value="T-6282">
            <text:p>T-6282</text:p>
          </table:table-cell>
          <table:table-cell table:number-columns-repeated="2" table:style-name="ACE-11"/>
          <table:table-cell table:style-name="ACE-11" office:value-type="float" office:value="9680">
            <text:p>9680</text:p>
          </table:table-cell>
          <table:table-cell table:style-name="ACE-11" office:value-type="float" office:value="110">
            <text:p>110</text:p>
          </table:table-cell>
          <table:table-cell table:style-name="ACE-11" table:formula="of:=[.K158]+440" office:value-type="float" office:value="10120">
            <text:p>10120</text:p>
          </table:table-cell>
          <table:table-cell table:style-name="ACE-11" table:formula="of:=[.L158]" office:value-type="float" office:value="110">
            <text:p>110</text:p>
          </table:table-cell>
          <table:table-cell table:style-name="ACE-11" table:formula="of:=IF([.K158];[.A158];&quot;&quot;)" office:value-type="string" office:string-value="Shell valves of Hiatella arctica">
            <text:p>Shell valves of Hiatella arctica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58];[.B158]-1;&quot;&quot;)" office:value-type="float" office:value="28">
            <text:p>28</text:p>
          </table:table-cell>
          <table:table-cell table:style-name="ACE-11" table:formula="of:=IF([.K158];2;&quot;&quot;)" office:value-type="float" office:value="2">
            <text:p>2</text:p>
          </table:table-cell>
          <table:table-cell table:style-name="ACE-11" table:formula="of:=IF([.K158];2;&quot;&quot;)" office:value-type="float" office:value="2">
            <text:p>2</text:p>
          </table:table-cell>
          <table:table-cell table:style-name="ACE-11" table:formula="of:=IF([.K158];[.F158];&quot;&quot;)" office:value-type="string" office:string-value="Salvigsen et al. (1990)">
            <text:p>Salvigsen et al.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fragments</text:p>
          </table:table-cell>
          <table:table-cell table:style-name="ACE-11" office:value-type="float" office:value="47">
            <text:p>47</text:p>
          </table:table-cell>
          <table:table-cell table:style-name="ACE-11" office:value-type="string">
            <text:p>9720±110</text:p>
          </table:table-cell>
          <table:table-cell table:style-name="ACE-11"/>
          <table:table-cell table:style-name="ACE-11" office:value-type="string">
            <text:p>T-6287</text:p>
          </table:table-cell>
          <table:table-cell table:style-name="ACE-11" office:value-type="string">
            <text:p>Salvigsen et al. (1990)</text:p>
          </table:table-cell>
          <table:table-cell table:style-name="ACE-11"/>
          <table:table-cell table:style-name="ACE-11" table:formula="of:=IF([.K159];[.E159];&quot;&quot;)" office:value-type="string" office:string-value="T-6287">
            <text:p>T-6287</text:p>
          </table:table-cell>
          <table:table-cell table:number-columns-repeated="2" table:style-name="ACE-11"/>
          <table:table-cell table:style-name="ACE-11" office:value-type="float" office:value="9720">
            <text:p>9720</text:p>
          </table:table-cell>
          <table:table-cell table:style-name="ACE-11" office:value-type="float" office:value="110">
            <text:p>110</text:p>
          </table:table-cell>
          <table:table-cell table:style-name="ACE-11" table:formula="of:=[.K159]+440" office:value-type="float" office:value="10160">
            <text:p>10160</text:p>
          </table:table-cell>
          <table:table-cell table:style-name="ACE-11" table:formula="of:=[.L159]" office:value-type="float" office:value="110">
            <text:p>110</text:p>
          </table:table-cell>
          <table:table-cell table:style-name="ACE-11" table:formula="of:=IF([.K159];[.A159];&quot;&quot;)" office:value-type="string" office:string-value="Shell fragments">
            <text:p>Shell fragment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59];[.B159]-1;&quot;&quot;)" office:value-type="float" office:value="46">
            <text:p>46</text:p>
          </table:table-cell>
          <table:table-cell table:style-name="ACE-11" table:formula="of:=IF([.K159];2;&quot;&quot;)" office:value-type="float" office:value="2">
            <text:p>2</text:p>
          </table:table-cell>
          <table:table-cell table:style-name="ACE-11" table:formula="of:=IF([.K159];2;&quot;&quot;)" office:value-type="float" office:value="2">
            <text:p>2</text:p>
          </table:table-cell>
          <table:table-cell table:style-name="ACE-11" table:formula="of:=IF([.K159];[.F159];&quot;&quot;)" office:value-type="string" office:string-value="Salvigsen et al. (1990)">
            <text:p>Salvigsen et al. (199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jaw bone</text:p>
          </table:table-cell>
          <table:table-cell table:style-name="ACE-11" office:value-type="float" office:value="35">
            <text:p>35</text:p>
          </table:table-cell>
          <table:table-cell table:style-name="ACE-11" office:value-type="string">
            <text:p>11,210±180</text:p>
          </table:table-cell>
          <table:table-cell table:style-name="ACE-11"/>
          <table:table-cell table:style-name="ACE-11" office:value-type="string">
            <text:p>I-13795</text:p>
          </table:table-cell>
          <table:table-cell table:style-name="ACE-11" office:value-type="string">
            <text:p>Salvigsen et al. (1990)</text:p>
          </table:table-cell>
          <table:table-cell table:style-name="ACE-11"/>
          <table:table-cell table:style-name="ACE-11" table:formula="of:=IF([.K160];[.E160];&quot;&quot;)" office:value-type="string" office:string-value="I-13795">
            <text:p>I-13795</text:p>
          </table:table-cell>
          <table:table-cell table:number-columns-repeated="2" table:style-name="ACE-11"/>
          <table:table-cell table:style-name="ACE-11" office:value-type="float" office:value="11210">
            <text:p>11210</text:p>
          </table:table-cell>
          <table:table-cell table:style-name="ACE-11" office:value-type="float" office:value="180">
            <text:p>180</text:p>
          </table:table-cell>
          <table:table-cell table:style-name="ACE-11" table:formula="of:=[.K160]+440" office:value-type="float" office:value="11650">
            <text:p>11650</text:p>
          </table:table-cell>
          <table:table-cell table:style-name="ACE-11" table:formula="of:=[.L160]" office:value-type="float" office:value="180">
            <text:p>180</text:p>
          </table:table-cell>
          <table:table-cell table:style-name="ACE-11" table:formula="of:=IF([.K160];[.A160];&quot;&quot;)" office:value-type="string" office:string-value="Whale jaw bone">
            <text:p>Whale jaw bon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60];[.B160]-1;&quot;&quot;)" office:value-type="float" office:value="34">
            <text:p>34</text:p>
          </table:table-cell>
          <table:table-cell table:style-name="ACE-11" table:formula="of:=IF([.K160];2;&quot;&quot;)" office:value-type="float" office:value="2">
            <text:p>2</text:p>
          </table:table-cell>
          <table:table-cell table:style-name="ACE-11" table:formula="of:=IF([.K160];2;&quot;&quot;)" office:value-type="float" office:value="2">
            <text:p>2</text:p>
          </table:table-cell>
          <table:table-cell table:style-name="ACE-11" table:formula="of:=IF([.K160];[.F160];&quot;&quot;)" office:value-type="string" office:string-value="Salvigsen et al. (1990)">
            <text:p>Salvigsen et al. (1990)</text:p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161];[.E16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61];[.A16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61];[.B161]-1;&quot;&quot;)" office:value-type="string" office:string-value="">
            <text:p/>
          </table:table-cell>
          <table:table-cell table:style-name="ACE-11" table:formula="of:=IF([.K161];2;&quot;&quot;)" office:value-type="string" office:string-value="">
            <text:p/>
          </table:table-cell>
          <table:table-cell table:style-name="ACE-11" table:formula="of:=IF([.K161];2;&quot;&quot;)" office:value-type="string" office:string-value="">
            <text:p/>
          </table:table-cell>
          <table:table-cell table:style-name="ACE-11" table:formula="of:=IF([.K161];[.F16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Agardhbukta area, eastern Spitsbergen: marine limit 50±1 m aht</text:p>
          </table:table-cell>
          <table:table-cell table:number-columns-repeated="6" table:style-name="ACE-11"/>
          <table:table-cell table:style-name="ACE-11" table:formula="of:=IF([.K162];[.E16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62];[.A16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62];[.B162]-1;&quot;&quot;)" office:value-type="string" office:string-value="">
            <text:p/>
          </table:table-cell>
          <table:table-cell table:style-name="ACE-11" table:formula="of:=IF([.K162];2;&quot;&quot;)" office:value-type="string" office:string-value="">
            <text:p/>
          </table:table-cell>
          <table:table-cell table:style-name="ACE-11" table:formula="of:=IF([.K162];2;&quot;&quot;)" office:value-type="string" office:string-value="">
            <text:p/>
          </table:table-cell>
          <table:table-cell table:style-name="ACE-11" table:formula="of:=IF([.K162];[.F16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3-m long log of Pinus silvestris</text:p>
          </table:table-cell>
          <table:table-cell table:style-name="ACE-11" office:value-type="float" office:value="1.5">
            <text:p>1.5</text:p>
          </table:table-cell>
          <table:table-cell table:style-name="ACE-11" office:value-type="string">
            <text:p>810±80</text:p>
          </table:table-cell>
          <table:table-cell table:style-name="ACE-11" office:value-type="float" office:value="-26.120000000000001">
            <text:p>−26.12</text:p>
          </table:table-cell>
          <table:table-cell table:style-name="ACE-11" office:value-type="string">
            <text:p>T-4941</text:p>
          </table:table-cell>
          <table:table-cell table:style-name="ACE-11" office:value-type="string">
            <text:p>Salvigsen and Mangerud (1991)</text:p>
          </table:table-cell>
          <table:table-cell table:style-name="ACE-11"/>
          <table:table-cell table:style-name="ACE-11" table:formula="of:=IF([.K163];[.E16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63];[.A16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63];[.B163]-1;&quot;&quot;)" office:value-type="string" office:string-value="">
            <text:p/>
          </table:table-cell>
          <table:table-cell table:style-name="ACE-11" table:formula="of:=IF([.K163];2;&quot;&quot;)" office:value-type="string" office:string-value="">
            <text:p/>
          </table:table-cell>
          <table:table-cell table:style-name="ACE-11" table:formula="of:=IF([.K163];2;&quot;&quot;)" office:value-type="string" office:string-value="">
            <text:p/>
          </table:table-cell>
          <table:table-cell table:style-name="ACE-11" table:formula="of:=IF([.K163];[.F16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5.7-m long lower whale jaw bone in beach gravels</text:p>
          </table:table-cell>
          <table:table-cell table:style-name="ACE-11" office:value-type="float" office:value="3">
            <text:p>3</text:p>
          </table:table-cell>
          <table:table-cell table:style-name="ACE-11" office:value-type="string">
            <text:p>800±70</text:p>
          </table:table-cell>
          <table:table-cell table:style-name="ACE-11" office:value-type="float" office:value="-15.9">
            <text:p>−15.9</text:p>
          </table:table-cell>
          <table:table-cell table:style-name="ACE-11" office:value-type="string">
            <text:p>T-5127</text:p>
          </table:table-cell>
          <table:table-cell table:style-name="ACE-11" office:value-type="string">
            <text:p>Salvigsen and Mangerud (1991)</text:p>
          </table:table-cell>
          <table:table-cell table:style-name="ACE-11"/>
          <table:table-cell table:style-name="ACE-11" table:formula="of:=IF([.K164];[.E16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64];[.A16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64];[.B164]-1;&quot;&quot;)" office:value-type="string" office:string-value="">
            <text:p/>
          </table:table-cell>
          <table:table-cell table:style-name="ACE-11" table:formula="of:=IF([.K164];2;&quot;&quot;)" office:value-type="string" office:string-value="">
            <text:p/>
          </table:table-cell>
          <table:table-cell table:style-name="ACE-11" table:formula="of:=IF([.K164];2;&quot;&quot;)" office:value-type="string" office:string-value="">
            <text:p/>
          </table:table-cell>
          <table:table-cell table:style-name="ACE-11" table:formula="of:=IF([.K164];[.F16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-m long log of Larix gmelini in beach gravels</text:p>
          </table:table-cell>
          <table:table-cell table:style-name="ACE-11" office:value-type="float" office:value="15">
            <text:p>15</text:p>
          </table:table-cell>
          <table:table-cell table:style-name="ACE-11" office:value-type="string">
            <text:p>4690±100</text:p>
          </table:table-cell>
          <table:table-cell table:style-name="ACE-11" office:value-type="float" office:value="-26.120000000000001">
            <text:p>−26.12</text:p>
          </table:table-cell>
          <table:table-cell table:style-name="ACE-11" office:value-type="string">
            <text:p>T-4942</text:p>
          </table:table-cell>
          <table:table-cell table:style-name="ACE-11" office:value-type="string">
            <text:p>Salvigsen and Mangerud (1991)</text:p>
          </table:table-cell>
          <table:table-cell table:style-name="ACE-11"/>
          <table:table-cell table:style-name="ACE-11" table:formula="of:=IF([.K165];[.E16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65];[.A16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65];[.B165]-1;&quot;&quot;)" office:value-type="string" office:string-value="">
            <text:p/>
          </table:table-cell>
          <table:table-cell table:style-name="ACE-11" table:formula="of:=IF([.K165];2;&quot;&quot;)" office:value-type="string" office:string-value="">
            <text:p/>
          </table:table-cell>
          <table:table-cell table:style-name="ACE-11" table:formula="of:=IF([.K165];2;&quot;&quot;)" office:value-type="string" office:string-value="">
            <text:p/>
          </table:table-cell>
          <table:table-cell table:style-name="ACE-11" table:formula="of:=IF([.K165];[.F16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baleen from beach gravels</text:p>
          </table:table-cell>
          <table:table-cell table:style-name="ACE-11" office:value-type="float" office:value="16">
            <text:p>16</text:p>
          </table:table-cell>
          <table:table-cell table:style-name="ACE-11" office:value-type="string">
            <text:p>4990±105</text:p>
          </table:table-cell>
          <table:table-cell table:style-name="ACE-11" office:value-type="float" office:value="-17">
            <text:p>−17</text:p>
          </table:table-cell>
          <table:table-cell table:style-name="ACE-11" office:value-type="string">
            <text:p>T-5128</text:p>
          </table:table-cell>
          <table:table-cell table:style-name="ACE-11" office:value-type="string">
            <text:p>Salvigsen and Mangerud (1991)</text:p>
          </table:table-cell>
          <table:table-cell table:style-name="ACE-11"/>
          <table:table-cell table:style-name="ACE-11" table:formula="of:=IF([.K166];[.E16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66];[.A16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66];[.B166]-1;&quot;&quot;)" office:value-type="string" office:string-value="">
            <text:p/>
          </table:table-cell>
          <table:table-cell table:style-name="ACE-11" table:formula="of:=IF([.K166];2;&quot;&quot;)" office:value-type="string" office:string-value="">
            <text:p/>
          </table:table-cell>
          <table:table-cell table:style-name="ACE-11" table:formula="of:=IF([.K166];2;&quot;&quot;)" office:value-type="string" office:string-value="">
            <text:p/>
          </table:table-cell>
          <table:table-cell table:style-name="ACE-11" table:formula="of:=IF([.K166];[.F16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fragments with Mya truncata and Balanus sp.</text:p>
          </table:table-cell>
          <table:table-cell table:style-name="ACE-11" office:value-type="float" office:value="8">
            <text:p>8</text:p>
          </table:table-cell>
          <table:table-cell table:style-name="ACE-11" office:value-type="string">
            <text:p>5330±100</text:p>
          </table:table-cell>
          <table:table-cell table:style-name="ACE-11" office:value-type="string">
            <text:p>−1.0d</text:p>
          </table:table-cell>
          <table:table-cell table:style-name="ACE-11" office:value-type="string">
            <text:p>T-5125</text:p>
          </table:table-cell>
          <table:table-cell table:style-name="ACE-11" office:value-type="string">
            <text:p>Salvigsen and Mangerud (1991)</text:p>
          </table:table-cell>
          <table:table-cell table:style-name="ACE-11"/>
          <table:table-cell table:style-name="ACE-11" table:formula="of:=IF([.K167];[.E16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67];[.A16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67];[.B167]-1;&quot;&quot;)" office:value-type="string" office:string-value="">
            <text:p/>
          </table:table-cell>
          <table:table-cell table:style-name="ACE-11" table:formula="of:=IF([.K167];2;&quot;&quot;)" office:value-type="string" office:string-value="">
            <text:p/>
          </table:table-cell>
          <table:table-cell table:style-name="ACE-11" table:formula="of:=IF([.K167];2;&quot;&quot;)" office:value-type="string" office:string-value="">
            <text:p/>
          </table:table-cell>
          <table:table-cell table:style-name="ACE-11" table:formula="of:=IF([.K167];[.F16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5-m long log of Larix sibirica buried in beach gravels</text:p>
          </table:table-cell>
          <table:table-cell table:style-name="ACE-11" office:value-type="float" office:value="20.5">
            <text:p>20.5</text:p>
          </table:table-cell>
          <table:table-cell table:style-name="ACE-11" office:value-type="string">
            <text:p>6450±70</text:p>
          </table:table-cell>
          <table:table-cell table:style-name="ACE-11" office:value-type="float" office:value="-26.120000000000001">
            <text:p>−26.12</text:p>
          </table:table-cell>
          <table:table-cell table:style-name="ACE-11" office:value-type="string">
            <text:p>T-4939</text:p>
          </table:table-cell>
          <table:table-cell table:style-name="ACE-11" office:value-type="string">
            <text:p>Salvigsen and Mangerud (1991)</text:p>
          </table:table-cell>
          <table:table-cell table:style-name="ACE-11"/>
          <table:table-cell table:style-name="ACE-11" table:formula="of:=IF([.K168];[.E16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68];[.A16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68];[.B168]-1;&quot;&quot;)" office:value-type="string" office:string-value="">
            <text:p/>
          </table:table-cell>
          <table:table-cell table:style-name="ACE-11" table:formula="of:=IF([.K168];2;&quot;&quot;)" office:value-type="string" office:string-value="">
            <text:p/>
          </table:table-cell>
          <table:table-cell table:style-name="ACE-11" table:formula="of:=IF([.K168];2;&quot;&quot;)" office:value-type="string" office:string-value="">
            <text:p/>
          </table:table-cell>
          <table:table-cell table:style-name="ACE-11" table:formula="of:=IF([.K168];[.F16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 embedded in beach gravels</text:p>
          </table:table-cell>
          <table:table-cell table:style-name="ACE-11" office:value-type="float" office:value="24">
            <text:p>24</text:p>
          </table:table-cell>
          <table:table-cell table:style-name="ACE-11" office:value-type="string">
            <text:p>6810+110</text:p>
          </table:table-cell>
          <table:table-cell table:style-name="ACE-11" office:value-type="float" office:value="-15.4">
            <text:p>−15.4</text:p>
          </table:table-cell>
          <table:table-cell table:style-name="ACE-11" office:value-type="string">
            <text:p>T-5126</text:p>
          </table:table-cell>
          <table:table-cell table:style-name="ACE-11" office:value-type="string">
            <text:p>Salvigsen and Mangerud (1991)</text:p>
          </table:table-cell>
          <table:table-cell table:style-name="ACE-11"/>
          <table:table-cell table:style-name="ACE-11" table:formula="of:=IF([.K169];[.E16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69];[.A16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69];[.B169]-1;&quot;&quot;)" office:value-type="string" office:string-value="">
            <text:p/>
          </table:table-cell>
          <table:table-cell table:style-name="ACE-11" table:formula="of:=IF([.K169];2;&quot;&quot;)" office:value-type="string" office:string-value="">
            <text:p/>
          </table:table-cell>
          <table:table-cell table:style-name="ACE-11" table:formula="of:=IF([.K169];2;&quot;&quot;)" office:value-type="string" office:string-value="">
            <text:p/>
          </table:table-cell>
          <table:table-cell table:style-name="ACE-11" table:formula="of:=IF([.K169];[.F16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fragments of Mya truncata and Balanus sp.</text:p>
          </table:table-cell>
          <table:table-cell table:style-name="ACE-11" office:value-type="float" office:value="36.5">
            <text:p>36.5</text:p>
          </table:table-cell>
          <table:table-cell table:style-name="ACE-11" office:value-type="string">
            <text:p>9040±140</text:p>
          </table:table-cell>
          <table:table-cell table:style-name="ACE-11" office:value-type="float" office:value="1.6000000000000001">
            <text:p>1.6</text:p>
          </table:table-cell>
          <table:table-cell table:style-name="ACE-11" office:value-type="string">
            <text:p>T-4938</text:p>
          </table:table-cell>
          <table:table-cell table:style-name="ACE-11" office:value-type="string">
            <text:p>Salvigsen and Mangerud (1991)</text:p>
          </table:table-cell>
          <table:table-cell table:style-name="ACE-11"/>
          <table:table-cell table:style-name="ACE-11" table:formula="of:=IF([.K170];[.E17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70];[.A17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70];[.B170]-1;&quot;&quot;)" office:value-type="string" office:string-value="">
            <text:p/>
          </table:table-cell>
          <table:table-cell table:style-name="ACE-11" table:formula="of:=IF([.K170];2;&quot;&quot;)" office:value-type="string" office:string-value="">
            <text:p/>
          </table:table-cell>
          <table:table-cell table:style-name="ACE-11" table:formula="of:=IF([.K170];2;&quot;&quot;)" office:value-type="string" office:string-value="">
            <text:p/>
          </table:table-cell>
          <table:table-cell table:style-name="ACE-11" table:formula="of:=IF([.K170];[.F17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-m long whale rib imbedded into raised beach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9870±140</text:p>
          </table:table-cell>
          <table:table-cell table:style-name="ACE-11" office:value-type="float" office:value="-26.300000000000001">
            <text:p>−26.3</text:p>
          </table:table-cell>
          <table:table-cell table:style-name="ACE-11" office:value-type="string">
            <text:p>T-4937</text:p>
          </table:table-cell>
          <table:table-cell table:style-name="ACE-11" office:value-type="string">
            <text:p>Salvigsen and Mangerud (1991)</text:p>
          </table:table-cell>
          <table:table-cell table:style-name="ACE-11"/>
          <table:table-cell table:style-name="ACE-11" table:formula="of:=IF([.K171];[.E17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71];[.A17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71];[.B171]-1;&quot;&quot;)" office:value-type="string" office:string-value="">
            <text:p/>
          </table:table-cell>
          <table:table-cell table:style-name="ACE-11" table:formula="of:=IF([.K171];2;&quot;&quot;)" office:value-type="string" office:string-value="">
            <text:p/>
          </table:table-cell>
          <table:table-cell table:style-name="ACE-11" table:formula="of:=IF([.K171];2;&quot;&quot;)" office:value-type="string" office:string-value="">
            <text:p/>
          </table:table-cell>
          <table:table-cell table:style-name="ACE-11" table:formula="of:=IF([.K171];[.F17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172];[.E17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72];[.A17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72];[.B172]-1;&quot;&quot;)" office:value-type="string" office:string-value="">
            <text:p/>
          </table:table-cell>
          <table:table-cell table:style-name="ACE-11" table:formula="of:=IF([.K172];2;&quot;&quot;)" office:value-type="string" office:string-value="">
            <text:p/>
          </table:table-cell>
          <table:table-cell table:style-name="ACE-11" table:formula="of:=IF([.K172];2;&quot;&quot;)" office:value-type="string" office:string-value="">
            <text:p/>
          </table:table-cell>
          <table:table-cell table:style-name="ACE-11" table:formula="of:=IF([.K172];[.F17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Hornsund, southern Spitsbergen: marine limit ∼25 m aht</text:p>
          </table:table-cell>
          <table:table-cell table:number-columns-repeated="6" table:style-name="ACE-11"/>
          <table:table-cell table:style-name="ACE-11" table:formula="of:=IF([.K173];[.E17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73];[.A17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73];[.B173]-1;&quot;&quot;)" office:value-type="string" office:string-value="">
            <text:p/>
          </table:table-cell>
          <table:table-cell table:style-name="ACE-11" table:formula="of:=IF([.K173];2;&quot;&quot;)" office:value-type="string" office:string-value="">
            <text:p/>
          </table:table-cell>
          <table:table-cell table:style-name="ACE-11" table:formula="of:=IF([.K173];2;&quot;&quot;)" office:value-type="string" office:string-value="">
            <text:p/>
          </table:table-cell>
          <table:table-cell table:style-name="ACE-11" table:formula="of:=IF([.K173];[.F17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0-m long log on surface</text:p>
          </table:table-cell>
          <table:table-cell table:style-name="ACE-11" office:value-type="float" office:value="5.5">
            <text:p>5.5</text:p>
          </table:table-cell>
          <table:table-cell table:style-name="ACE-11" office:value-type="string">
            <text:p>1080±70</text:p>
          </table:table-cell>
          <table:table-cell table:style-name="ACE-11" office:value-type="float" office:value="-23.699999999999999">
            <text:p>−23.7</text:p>
          </table:table-cell>
          <table:table-cell table:style-name="ACE-11" office:value-type="string">
            <text:p>U-619</text:p>
          </table:table-cell>
          <table:table-cell table:style-name="ACE-11" office:value-type="string">
            <text:p>Birkenmajer and Olsson (1970)</text:p>
          </table:table-cell>
          <table:table-cell table:style-name="ACE-11"/>
          <table:table-cell table:style-name="ACE-11" table:formula="of:=IF([.K174];[.E174];&quot;&quot;)" office:value-type="string" office:string-value="U-619">
            <text:p>U-619</text:p>
          </table:table-cell>
          <table:table-cell table:number-columns-repeated="2" table:style-name="ACE-11"/>
          <table:table-cell table:style-name="ACE-11" office:value-type="float" office:value="1080">
            <text:p>1080</text:p>
          </table:table-cell>
          <table:table-cell table:style-name="ACE-11" office:value-type="float" office:value="70">
            <text:p>70</text:p>
          </table:table-cell>
          <table:table-cell table:style-name="ACE-11" table:formula="of:=[.K174]" office:value-type="float" office:value="1080">
            <text:p>1080</text:p>
          </table:table-cell>
          <table:table-cell table:style-name="ACE-11" table:formula="of:=[.L174]" office:value-type="float" office:value="70">
            <text:p>70</text:p>
          </table:table-cell>
          <table:table-cell table:style-name="ACE-11" table:formula="of:=IF([.K174];[.A174];&quot;&quot;)" office:value-type="string" office:string-value="10-m long log on surface">
            <text:p>10-m long log on surface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74];[.B174]-1;&quot;&quot;)" office:value-type="float" office:value="4.5">
            <text:p>4.5</text:p>
          </table:table-cell>
          <table:table-cell table:style-name="ACE-11" table:formula="of:=IF([.K174];2;&quot;&quot;)" office:value-type="float" office:value="2">
            <text:p>2</text:p>
          </table:table-cell>
          <table:table-cell table:style-name="ACE-11" table:formula="of:=IF([.K174];2;&quot;&quot;)" office:value-type="float" office:value="2">
            <text:p>2</text:p>
          </table:table-cell>
          <table:table-cell table:style-name="ACE-11" table:formula="of:=IF([.K174];[.F174];&quot;&quot;)" office:value-type="string" office:string-value="Birkenmajer and Olsson (1970)">
            <text:p>Birkenmajer and Olsson (197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jaw bone</text:p>
          </table:table-cell>
          <table:table-cell table:style-name="ACE-11" office:value-type="float" office:value="5.5">
            <text:p>5.5</text:p>
          </table:table-cell>
          <table:table-cell table:style-name="ACE-11" office:value-type="string">
            <text:p>680±70</text:p>
          </table:table-cell>
          <table:table-cell table:style-name="ACE-11" office:value-type="float" office:value="-19.5">
            <text:p>−19.5</text:p>
          </table:table-cell>
          <table:table-cell table:style-name="ACE-11" office:value-type="string">
            <text:p>U-2048</text:p>
          </table:table-cell>
          <table:table-cell table:style-name="ACE-11" office:value-type="string">
            <text:p>Birkenmajer and Olsson (1970)</text:p>
          </table:table-cell>
          <table:table-cell table:style-name="ACE-11"/>
          <table:table-cell table:style-name="ACE-11" table:formula="of:=IF([.K175];[.E175];&quot;&quot;)" office:value-type="string" office:string-value="U-2048">
            <text:p>U-2048</text:p>
          </table:table-cell>
          <table:table-cell table:number-columns-repeated="2" table:style-name="ACE-11"/>
          <table:table-cell table:style-name="ACE-11" office:value-type="float" office:value="680">
            <text:p>680</text:p>
          </table:table-cell>
          <table:table-cell table:style-name="ACE-11" office:value-type="float" office:value="70">
            <text:p>70</text:p>
          </table:table-cell>
          <table:table-cell table:style-name="ACE-11" table:formula="of:=[.K175]+440" office:value-type="float" office:value="1120">
            <text:p>1120</text:p>
          </table:table-cell>
          <table:table-cell table:style-name="ACE-11" table:formula="of:=[.L175]" office:value-type="float" office:value="70">
            <text:p>70</text:p>
          </table:table-cell>
          <table:table-cell table:style-name="ACE-11" table:formula="of:=IF([.K175];[.A175];&quot;&quot;)" office:value-type="string" office:string-value="Whale jaw bone">
            <text:p>Whale jaw bon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75];[.B175]-1;&quot;&quot;)" office:value-type="float" office:value="4.5">
            <text:p>4.5</text:p>
          </table:table-cell>
          <table:table-cell table:style-name="ACE-11" table:formula="of:=IF([.K175];2;&quot;&quot;)" office:value-type="float" office:value="2">
            <text:p>2</text:p>
          </table:table-cell>
          <table:table-cell table:style-name="ACE-11" table:formula="of:=IF([.K175];2;&quot;&quot;)" office:value-type="float" office:value="2">
            <text:p>2</text:p>
          </table:table-cell>
          <table:table-cell table:style-name="ACE-11" table:formula="of:=IF([.K175];[.F175];&quot;&quot;)" office:value-type="string" office:string-value="Birkenmajer and Olsson (1970)">
            <text:p>Birkenmajer and Olsson (197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valves of Mya truncata, A. borealis and C. islandica</text:p>
          </table:table-cell>
          <table:table-cell table:style-name="ACE-11" office:value-type="float" office:value="5.5">
            <text:p>5.5</text:p>
          </table:table-cell>
          <table:table-cell table:style-name="ACE-11" office:value-type="string">
            <text:p>8870±180</text:p>
          </table:table-cell>
          <table:table-cell table:style-name="ACE-11" office:value-type="float" office:value="-2.1000000000000001">
            <text:p>−2.1</text:p>
          </table:table-cell>
          <table:table-cell table:style-name="ACE-11" office:value-type="string">
            <text:p>U-2079</text:p>
          </table:table-cell>
          <table:table-cell table:style-name="ACE-11" office:value-type="string">
            <text:p>Birkenmajer and Olsson (1970)</text:p>
          </table:table-cell>
          <table:table-cell table:style-name="ACE-11"/>
          <table:table-cell table:style-name="ACE-11" table:formula="of:=IF([.K176];[.E176];&quot;&quot;)" office:value-type="string" office:string-value="U-2079">
            <text:p>U-2079</text:p>
          </table:table-cell>
          <table:table-cell table:number-columns-repeated="2" table:style-name="ACE-11"/>
          <table:table-cell table:style-name="ACE-11" office:value-type="float" office:value="8870">
            <text:p>8870</text:p>
          </table:table-cell>
          <table:table-cell table:style-name="ACE-11" office:value-type="float" office:value="180">
            <text:p>180</text:p>
          </table:table-cell>
          <table:table-cell table:style-name="ACE-11" table:formula="of:=[.K176]+440" office:value-type="float" office:value="9310">
            <text:p>9310</text:p>
          </table:table-cell>
          <table:table-cell table:style-name="ACE-11" table:formula="of:=[.L176]" office:value-type="float" office:value="180">
            <text:p>180</text:p>
          </table:table-cell>
          <table:table-cell table:style-name="ACE-11" table:formula="of:=IF([.K176];[.A176];&quot;&quot;)" office:value-type="string" office:string-value="Shell valves of Mya truncata, A. borealis and C. islandica">
            <text:p>Shell valves of Mya truncata, A. borealis and C. islandica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76];[.B176]-1;&quot;&quot;)" office:value-type="float" office:value="4.5">
            <text:p>4.5</text:p>
          </table:table-cell>
          <table:table-cell table:style-name="ACE-11" table:formula="of:=IF([.K176];2;&quot;&quot;)" office:value-type="float" office:value="2">
            <text:p>2</text:p>
          </table:table-cell>
          <table:table-cell table:style-name="ACE-11" table:formula="of:=IF([.K176];2;&quot;&quot;)" office:value-type="float" office:value="2">
            <text:p>2</text:p>
          </table:table-cell>
          <table:table-cell table:style-name="ACE-11" table:formula="of:=IF([.K176];[.F176];&quot;&quot;)" office:value-type="string" office:string-value="Birkenmajer and Olsson (1970)">
            <text:p>Birkenmajer and Olsson (197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fragments of Mya truncata and Hiatella arctica</text:p>
          </table:table-cell>
          <table:table-cell table:style-name="ACE-11" office:value-type="float" office:value="7.5">
            <text:p>7.5</text:p>
          </table:table-cell>
          <table:table-cell table:style-name="ACE-11" office:value-type="string">
            <text:p>9180±110</text:p>
          </table:table-cell>
          <table:table-cell table:style-name="ACE-11" office:value-type="float" office:value="0.20000000000000001">
            <text:p>0.2</text:p>
          </table:table-cell>
          <table:table-cell table:style-name="ACE-11" office:value-type="string">
            <text:p>U-665</text:p>
          </table:table-cell>
          <table:table-cell table:style-name="ACE-11" office:value-type="string">
            <text:p>Birkenmajer and Olsson (1970)</text:p>
          </table:table-cell>
          <table:table-cell table:style-name="ACE-11"/>
          <table:table-cell table:style-name="ACE-11" table:formula="of:=IF([.K177];[.E177];&quot;&quot;)" office:value-type="string" office:string-value="U-665">
            <text:p>U-665</text:p>
          </table:table-cell>
          <table:table-cell table:number-columns-repeated="2" table:style-name="ACE-11"/>
          <table:table-cell table:style-name="ACE-11" office:value-type="float" office:value="9180">
            <text:p>9180</text:p>
          </table:table-cell>
          <table:table-cell table:style-name="ACE-11" office:value-type="float" office:value="110">
            <text:p>110</text:p>
          </table:table-cell>
          <table:table-cell table:style-name="ACE-11" table:formula="of:=[.K177]+440" office:value-type="float" office:value="9620">
            <text:p>9620</text:p>
          </table:table-cell>
          <table:table-cell table:style-name="ACE-11" table:formula="of:=[.L177]" office:value-type="float" office:value="110">
            <text:p>110</text:p>
          </table:table-cell>
          <table:table-cell table:style-name="ACE-11" table:formula="of:=IF([.K177];[.A177];&quot;&quot;)" office:value-type="string" office:string-value="Shell fragments of Mya truncata and Hiatella arctica">
            <text:p>Shell fragments of Mya truncata and Hiatella arctica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77];[.B177]-1;&quot;&quot;)" office:value-type="float" office:value="6.5">
            <text:p>6.5</text:p>
          </table:table-cell>
          <table:table-cell table:style-name="ACE-11" table:formula="of:=IF([.K177];2;&quot;&quot;)" office:value-type="float" office:value="2">
            <text:p>2</text:p>
          </table:table-cell>
          <table:table-cell table:style-name="ACE-11" table:formula="of:=IF([.K177];2;&quot;&quot;)" office:value-type="float" office:value="2">
            <text:p>2</text:p>
          </table:table-cell>
          <table:table-cell table:style-name="ACE-11" table:formula="of:=IF([.K177];[.F177];&quot;&quot;)" office:value-type="string" office:string-value="Birkenmajer and Olsson (1970)">
            <text:p>Birkenmajer and Olsson (197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fragments mostly of Balanus sp.</text:p>
          </table:table-cell>
          <table:table-cell table:style-name="ACE-11" office:value-type="float" office:value="8">
            <text:p>8</text:p>
          </table:table-cell>
          <table:table-cell table:style-name="ACE-11" office:value-type="string">
            <text:p>6770±90</text:p>
          </table:table-cell>
          <table:table-cell table:style-name="ACE-11" office:value-type="float" office:value="0.29999999999999999">
            <text:p>0.3</text:p>
          </table:table-cell>
          <table:table-cell table:style-name="ACE-11" office:value-type="string">
            <text:p>U-682</text:p>
          </table:table-cell>
          <table:table-cell table:style-name="ACE-11" office:value-type="string">
            <text:p>Birkenmajer and Olsson (1970)</text:p>
          </table:table-cell>
          <table:table-cell table:style-name="ACE-11"/>
          <table:table-cell table:style-name="ACE-11" table:formula="of:=IF([.K178];[.E178];&quot;&quot;)" office:value-type="string" office:string-value="U-682">
            <text:p>U-682</text:p>
          </table:table-cell>
          <table:table-cell table:number-columns-repeated="2" table:style-name="ACE-11"/>
          <table:table-cell table:style-name="ACE-11" office:value-type="float" office:value="6770">
            <text:p>6770</text:p>
          </table:table-cell>
          <table:table-cell table:style-name="ACE-11" office:value-type="float" office:value="90">
            <text:p>90</text:p>
          </table:table-cell>
          <table:table-cell table:style-name="ACE-11" table:formula="of:=[.K178]+440" office:value-type="float" office:value="7210">
            <text:p>7210</text:p>
          </table:table-cell>
          <table:table-cell table:style-name="ACE-11" table:formula="of:=[.L178]" office:value-type="float" office:value="90">
            <text:p>90</text:p>
          </table:table-cell>
          <table:table-cell table:style-name="ACE-11" table:formula="of:=IF([.K178];[.A178];&quot;&quot;)" office:value-type="string" office:string-value="Shell fragments mostly of Balanus sp.">
            <text:p>Shell fragments mostly of Balanus sp.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78];[.B178]-1;&quot;&quot;)" office:value-type="float" office:value="7">
            <text:p>7</text:p>
          </table:table-cell>
          <table:table-cell table:style-name="ACE-11" table:formula="of:=IF([.K178];2;&quot;&quot;)" office:value-type="float" office:value="2">
            <text:p>2</text:p>
          </table:table-cell>
          <table:table-cell table:style-name="ACE-11" table:formula="of:=IF([.K178];2;&quot;&quot;)" office:value-type="float" office:value="2">
            <text:p>2</text:p>
          </table:table-cell>
          <table:table-cell table:style-name="ACE-11" table:formula="of:=IF([.K178];[.F178];&quot;&quot;)" office:value-type="string" office:string-value="Birkenmajer and Olsson (1970)">
            <text:p>Birkenmajer and Olsson (197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lower jawbone, 1.9-m long</text:p>
          </table:table-cell>
          <table:table-cell table:style-name="ACE-11" office:value-type="float" office:value="8">
            <text:p>8</text:p>
          </table:table-cell>
          <table:table-cell table:style-name="ACE-11" office:value-type="string">
            <text:p>8940±140</text:p>
          </table:table-cell>
          <table:table-cell table:style-name="ACE-11" office:value-type="float" office:value="-17.100000000000001">
            <text:p>−17.1</text:p>
          </table:table-cell>
          <table:table-cell table:style-name="ACE-11" office:value-type="string">
            <text:p>U-703</text:p>
          </table:table-cell>
          <table:table-cell table:style-name="ACE-11" office:value-type="string">
            <text:p>Birkenmajer and Olsson (1970)</text:p>
          </table:table-cell>
          <table:table-cell table:style-name="ACE-11"/>
          <table:table-cell table:style-name="ACE-11" table:formula="of:=IF([.K179];[.E179];&quot;&quot;)" office:value-type="string" office:string-value="U-703">
            <text:p>U-703</text:p>
          </table:table-cell>
          <table:table-cell table:number-columns-repeated="2" table:style-name="ACE-11"/>
          <table:table-cell table:style-name="ACE-11" office:value-type="float" office:value="8940">
            <text:p>8940</text:p>
          </table:table-cell>
          <table:table-cell table:style-name="ACE-11" office:value-type="float" office:value="140">
            <text:p>140</text:p>
          </table:table-cell>
          <table:table-cell table:style-name="ACE-11" table:formula="of:=[.K179]+440" office:value-type="float" office:value="9380">
            <text:p>9380</text:p>
          </table:table-cell>
          <table:table-cell table:style-name="ACE-11" table:formula="of:=[.L179]" office:value-type="float" office:value="140">
            <text:p>140</text:p>
          </table:table-cell>
          <table:table-cell table:style-name="ACE-11" table:formula="of:=IF([.K179];[.A179];&quot;&quot;)" office:value-type="string" office:string-value="Whale lower jawbone, 1.9-m long">
            <text:p>Whale lower jawbone, 1.9-m long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79];[.B179]-1;&quot;&quot;)" office:value-type="float" office:value="7">
            <text:p>7</text:p>
          </table:table-cell>
          <table:table-cell table:style-name="ACE-11" table:formula="of:=IF([.K179];2;&quot;&quot;)" office:value-type="float" office:value="2">
            <text:p>2</text:p>
          </table:table-cell>
          <table:table-cell table:style-name="ACE-11" table:formula="of:=IF([.K179];2;&quot;&quot;)" office:value-type="float" office:value="2">
            <text:p>2</text:p>
          </table:table-cell>
          <table:table-cell table:style-name="ACE-11" table:formula="of:=IF([.K179];[.F179];&quot;&quot;)" office:value-type="string" office:string-value="Birkenmajer and Olsson (1970)">
            <text:p>Birkenmajer and Olsson (197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Another collagen fraction of U-703</text:p>
          </table:table-cell>
          <table:table-cell table:style-name="ACE-11" office:value-type="float" office:value="8">
            <text:p>8</text:p>
          </table:table-cell>
          <table:table-cell table:style-name="ACE-11" office:value-type="string">
            <text:p>9400±230</text:p>
          </table:table-cell>
          <table:table-cell table:style-name="ACE-11" office:value-type="float" office:value="-18.199999999999999">
            <text:p>−18.2</text:p>
          </table:table-cell>
          <table:table-cell table:style-name="ACE-11" office:value-type="string">
            <text:p>U-2130</text:p>
          </table:table-cell>
          <table:table-cell table:style-name="ACE-11" office:value-type="string">
            <text:p>Birkenmajer and Olsson (1970)</text:p>
          </table:table-cell>
          <table:table-cell table:style-name="ACE-11"/>
          <table:table-cell table:style-name="ACE-11" table:formula="of:=IF([.K180];[.E180];&quot;&quot;)" office:value-type="string" office:string-value="U-2130">
            <text:p>U-2130</text:p>
          </table:table-cell>
          <table:table-cell table:number-columns-repeated="2" table:style-name="ACE-11"/>
          <table:table-cell table:style-name="ACE-11" office:value-type="float" office:value="9400">
            <text:p>9400</text:p>
          </table:table-cell>
          <table:table-cell table:style-name="ACE-11" office:value-type="float" office:value="230">
            <text:p>230</text:p>
          </table:table-cell>
          <table:table-cell table:style-name="ACE-11" table:formula="of:=[.K180]+440" office:value-type="float" office:value="9840">
            <text:p>9840</text:p>
          </table:table-cell>
          <table:table-cell table:style-name="ACE-11" table:formula="of:=[.L180]" office:value-type="float" office:value="230">
            <text:p>230</text:p>
          </table:table-cell>
          <table:table-cell table:style-name="ACE-11" table:formula="of:=IF([.K180];[.A180];&quot;&quot;)" office:value-type="string" office:string-value="Another collagen fraction of U-703">
            <text:p>Another collagen fraction of U-703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80];[.B180]-1;&quot;&quot;)" office:value-type="float" office:value="7">
            <text:p>7</text:p>
          </table:table-cell>
          <table:table-cell table:style-name="ACE-11" table:formula="of:=IF([.K180];2;&quot;&quot;)" office:value-type="float" office:value="2">
            <text:p>2</text:p>
          </table:table-cell>
          <table:table-cell table:style-name="ACE-11" table:formula="of:=IF([.K180];2;&quot;&quot;)" office:value-type="float" office:value="2">
            <text:p>2</text:p>
          </table:table-cell>
          <table:table-cell table:style-name="ACE-11" table:formula="of:=IF([.K180];[.F180];&quot;&quot;)" office:value-type="string" office:string-value="Birkenmajer and Olsson (1970)">
            <text:p>Birkenmajer and Olsson (197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Hiatella arctica from raised beach gravels</text:p>
          </table:table-cell>
          <table:table-cell table:style-name="ACE-11" office:value-type="string">
            <text:p>20–21</text:p>
          </table:table-cell>
          <table:table-cell table:style-name="ACE-11" office:value-type="string">
            <text:p>9920±90</text:p>
          </table:table-cell>
          <table:table-cell table:style-name="ACE-11"/>
          <table:table-cell table:style-name="ACE-11" office:value-type="string">
            <text:p>T-6222</text:p>
          </table:table-cell>
          <table:table-cell table:style-name="ACE-11" office:value-type="string">
            <text:p>Landvik et al. (1992)</text:p>
          </table:table-cell>
          <table:table-cell table:style-name="ACE-11"/>
          <table:table-cell table:style-name="ACE-11" table:formula="of:=IF([.K181];[.E181];&quot;&quot;)" office:value-type="string" office:string-value="T-6222">
            <text:p>T-6222</text:p>
          </table:table-cell>
          <table:table-cell table:number-columns-repeated="2" table:style-name="ACE-11"/>
          <table:table-cell table:style-name="ACE-11" office:value-type="float" office:value="9920">
            <text:p>9920</text:p>
          </table:table-cell>
          <table:table-cell table:style-name="ACE-11" office:value-type="float" office:value="90">
            <text:p>90</text:p>
          </table:table-cell>
          <table:table-cell table:style-name="ACE-11" table:formula="of:=[.K181]+440" office:value-type="float" office:value="10360">
            <text:p>10360</text:p>
          </table:table-cell>
          <table:table-cell table:style-name="ACE-11" table:formula="of:=[.L181]" office:value-type="float" office:value="90">
            <text:p>90</text:p>
          </table:table-cell>
          <table:table-cell table:style-name="ACE-11" table:formula="of:=IF([.K181];[.A181];&quot;&quot;)" office:value-type="string" office:string-value="Hiatella arctica from raised beach gravels">
            <text:p>Hiatella arctica from raised beach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office:value-type="float" office:value="20">
            <text:p>20</text:p>
          </table:table-cell>
          <table:table-cell table:style-name="ACE-11" table:formula="of:=IF([.K181];2;&quot;&quot;)" office:value-type="float" office:value="2">
            <text:p>2</text:p>
          </table:table-cell>
          <table:table-cell table:style-name="ACE-11" table:formula="of:=IF([.K181];2;&quot;&quot;)" office:value-type="float" office:value="2">
            <text:p>2</text:p>
          </table:table-cell>
          <table:table-cell table:style-name="ACE-11" table:formula="of:=IF([.K181];[.F181];&quot;&quot;)" office:value-type="string" office:string-value="Landvik et al. (1992)">
            <text:p>Landvik et al. (1992)</text:p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182];[.E18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82];[.A18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82];[.B182]-1;&quot;&quot;)" office:value-type="string" office:string-value="">
            <text:p/>
          </table:table-cell>
          <table:table-cell table:style-name="ACE-11" table:formula="of:=IF([.K182];2;&quot;&quot;)" office:value-type="string" office:string-value="">
            <text:p/>
          </table:table-cell>
          <table:table-cell table:style-name="ACE-11" table:formula="of:=IF([.K182];2;&quot;&quot;)" office:value-type="string" office:string-value="">
            <text:p/>
          </table:table-cell>
          <table:table-cell table:style-name="ACE-11" table:formula="of:=IF([.K182];[.F18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outhern Sørkapp Land, southern Spitsbergen: marine limit 10±1 m aht</text:p>
          </table:table-cell>
          <table:table-cell table:number-columns-repeated="6" table:style-name="ACE-11"/>
          <table:table-cell table:style-name="ACE-11" table:formula="of:=IF([.K183];[.E18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83];[.A18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83];[.B183]-1;&quot;&quot;)" office:value-type="string" office:string-value="">
            <text:p/>
          </table:table-cell>
          <table:table-cell table:style-name="ACE-11" table:formula="of:=IF([.K183];2;&quot;&quot;)" office:value-type="string" office:string-value="">
            <text:p/>
          </table:table-cell>
          <table:table-cell table:style-name="ACE-11" table:formula="of:=IF([.K183];2;&quot;&quot;)" office:value-type="string" office:string-value="">
            <text:p/>
          </table:table-cell>
          <table:table-cell table:style-name="ACE-11" table:formula="of:=IF([.K183];[.F18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eaweed (Laminaria sp.) in beach gravels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2715±85</text:p>
          </table:table-cell>
          <table:table-cell table:style-name="ACE-11"/>
          <table:table-cell table:style-name="ACE-11" office:value-type="string">
            <text:p>T-10861</text:p>
          </table:table-cell>
          <table:table-cell table:style-name="ACE-11" office:value-type="string">
            <text:p>Ziaja and Salvigsen (1995)</text:p>
          </table:table-cell>
          <table:table-cell table:style-name="ACE-11"/>
          <table:table-cell table:style-name="ACE-11" table:formula="of:=IF([.K184];[.E184];&quot;&quot;)" office:value-type="string" office:string-value="T-10861">
            <text:p>T-10861</text:p>
          </table:table-cell>
          <table:table-cell table:number-columns-repeated="2" table:style-name="ACE-11"/>
          <table:table-cell table:style-name="ACE-11" office:value-type="float" office:value="2715">
            <text:p>2715</text:p>
          </table:table-cell>
          <table:table-cell table:style-name="ACE-11" office:value-type="float" office:value="85">
            <text:p>85</text:p>
          </table:table-cell>
          <table:table-cell table:style-name="ACE-11" table:formula="of:=[.K184]+440" office:value-type="float" office:value="3155">
            <text:p>3155</text:p>
          </table:table-cell>
          <table:table-cell table:style-name="ACE-11" table:formula="of:=[.L184]" office:value-type="float" office:value="85">
            <text:p>85</text:p>
          </table:table-cell>
          <table:table-cell table:style-name="ACE-11" table:formula="of:=IF([.K184];[.A184];&quot;&quot;)" office:value-type="string" office:string-value="Seaweed (Laminaria sp.) in beach gravels">
            <text:p>Seaweed (Laminaria sp.) in beach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84];[.B184]-1;&quot;&quot;)" office:value-type="float" office:value="1">
            <text:p>1</text:p>
          </table:table-cell>
          <table:table-cell table:style-name="ACE-11" table:formula="of:=IF([.K184];2;&quot;&quot;)" office:value-type="float" office:value="2">
            <text:p>2</text:p>
          </table:table-cell>
          <table:table-cell table:style-name="ACE-11" table:formula="of:=IF([.K184];2;&quot;&quot;)" office:value-type="float" office:value="2">
            <text:p>2</text:p>
          </table:table-cell>
          <table:table-cell table:style-name="ACE-11" table:formula="of:=IF([.K184];[.F184];&quot;&quot;)" office:value-type="string" office:string-value="Ziaja and Salvigsen (1995)">
            <text:p>Ziaja and Salvigsen (1995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bone within beach gravels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6465±105</text:p>
          </table:table-cell>
          <table:table-cell table:style-name="ACE-11"/>
          <table:table-cell table:style-name="ACE-11" office:value-type="string">
            <text:p>T-10860</text:p>
          </table:table-cell>
          <table:table-cell table:style-name="ACE-11" office:value-type="string">
            <text:p>Ziaja and Salvigsen (1995)</text:p>
          </table:table-cell>
          <table:table-cell table:style-name="ACE-11"/>
          <table:table-cell table:style-name="ACE-11" table:formula="of:=IF([.K185];[.E185];&quot;&quot;)" office:value-type="string" office:string-value="T-10860">
            <text:p>T-10860</text:p>
          </table:table-cell>
          <table:table-cell table:number-columns-repeated="2" table:style-name="ACE-11"/>
          <table:table-cell table:style-name="ACE-11" office:value-type="float" office:value="6465">
            <text:p>6465</text:p>
          </table:table-cell>
          <table:table-cell table:style-name="ACE-11" office:value-type="float" office:value="105">
            <text:p>105</text:p>
          </table:table-cell>
          <table:table-cell table:style-name="ACE-11" table:formula="of:=[.K185]+440" office:value-type="float" office:value="6905">
            <text:p>6905</text:p>
          </table:table-cell>
          <table:table-cell table:style-name="ACE-11" table:formula="of:=[.L185]" office:value-type="float" office:value="105">
            <text:p>105</text:p>
          </table:table-cell>
          <table:table-cell table:style-name="ACE-11" table:formula="of:=IF([.K185];[.A185];&quot;&quot;)" office:value-type="string" office:string-value="Whalebone within beach gravels">
            <text:p>Whalebone within beach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85];[.B185]-1;&quot;&quot;)" office:value-type="float" office:value="9">
            <text:p>9</text:p>
          </table:table-cell>
          <table:table-cell table:style-name="ACE-11" table:formula="of:=IF([.K185];2;&quot;&quot;)" office:value-type="float" office:value="2">
            <text:p>2</text:p>
          </table:table-cell>
          <table:table-cell table:style-name="ACE-11" table:formula="of:=IF([.K185];2;&quot;&quot;)" office:value-type="float" office:value="2">
            <text:p>2</text:p>
          </table:table-cell>
          <table:table-cell table:style-name="ACE-11" table:formula="of:=IF([.K185];[.F185];&quot;&quot;)" office:value-type="string" office:string-value="Ziaja and Salvigsen (1995)">
            <text:p>Ziaja and Salvigsen (1995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eaweed (Laminaria sp.) in beach gravels</text:p>
          </table:table-cell>
          <table:table-cell table:style-name="ACE-11" office:value-type="float" office:value="9.5">
            <text:p>9.5</text:p>
          </table:table-cell>
          <table:table-cell table:style-name="ACE-11" office:value-type="string">
            <text:p>6440±55</text:p>
          </table:table-cell>
          <table:table-cell table:style-name="ACE-11"/>
          <table:table-cell table:style-name="ACE-11" office:value-type="string">
            <text:p>T-10859</text:p>
          </table:table-cell>
          <table:table-cell table:style-name="ACE-11" office:value-type="string">
            <text:p>Ziaja and Salvigsen (1995)</text:p>
          </table:table-cell>
          <table:table-cell table:style-name="ACE-11"/>
          <table:table-cell table:style-name="ACE-11" table:formula="of:=IF([.K186];[.E186];&quot;&quot;)" office:value-type="string" office:string-value="T-10859">
            <text:p>T-10859</text:p>
          </table:table-cell>
          <table:table-cell table:number-columns-repeated="2" table:style-name="ACE-11"/>
          <table:table-cell table:style-name="ACE-11" office:value-type="float" office:value="6440">
            <text:p>6440</text:p>
          </table:table-cell>
          <table:table-cell table:style-name="ACE-11" office:value-type="float" office:value="55">
            <text:p>55</text:p>
          </table:table-cell>
          <table:table-cell table:style-name="ACE-11" table:formula="of:=[.K186]+440" office:value-type="float" office:value="6880">
            <text:p>6880</text:p>
          </table:table-cell>
          <table:table-cell table:style-name="ACE-11" table:formula="of:=[.L186]" office:value-type="float" office:value="55">
            <text:p>55</text:p>
          </table:table-cell>
          <table:table-cell table:style-name="ACE-11" table:formula="of:=IF([.K186];[.A186];&quot;&quot;)" office:value-type="string" office:string-value="Seaweed (Laminaria sp.) in beach gravels">
            <text:p>Seaweed (Laminaria sp.) in beach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86];[.B186]-1;&quot;&quot;)" office:value-type="float" office:value="8.5">
            <text:p>8.5</text:p>
          </table:table-cell>
          <table:table-cell table:style-name="ACE-11" table:formula="of:=IF([.K186];2;&quot;&quot;)" office:value-type="float" office:value="2">
            <text:p>2</text:p>
          </table:table-cell>
          <table:table-cell table:style-name="ACE-11" table:formula="of:=IF([.K186];2;&quot;&quot;)" office:value-type="float" office:value="2">
            <text:p>2</text:p>
          </table:table-cell>
          <table:table-cell table:style-name="ACE-11" table:formula="of:=IF([.K186];[.F186];&quot;&quot;)" office:value-type="string" office:string-value="Ziaja and Salvigsen (1995)">
            <text:p>Ziaja and Salvigsen (1995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eaweed (Laminaria sp.) in beach gravels</text:p>
          </table:table-cell>
          <table:table-cell table:style-name="ACE-11" office:value-type="float" office:value="9.5">
            <text:p>9.5</text:p>
          </table:table-cell>
          <table:table-cell table:style-name="ACE-11" office:value-type="string">
            <text:p>6580±160</text:p>
          </table:table-cell>
          <table:table-cell table:style-name="ACE-11"/>
          <table:table-cell table:style-name="ACE-11" office:value-type="string">
            <text:p>Gd-6583</text:p>
          </table:table-cell>
          <table:table-cell table:style-name="ACE-11" office:value-type="string">
            <text:p>Wójcik and Zala (1993)</text:p>
          </table:table-cell>
          <table:table-cell table:style-name="ACE-11"/>
          <table:table-cell table:style-name="ACE-11" table:formula="of:=IF([.K187];[.E187];&quot;&quot;)" office:value-type="string" office:string-value="Gd-6583">
            <text:p>Gd-6583</text:p>
          </table:table-cell>
          <table:table-cell table:number-columns-repeated="2" table:style-name="ACE-11"/>
          <table:table-cell table:style-name="ACE-11" office:value-type="float" office:value="6580">
            <text:p>6580</text:p>
          </table:table-cell>
          <table:table-cell table:style-name="ACE-11" office:value-type="float" office:value="160">
            <text:p>160</text:p>
          </table:table-cell>
          <table:table-cell table:style-name="ACE-11" table:formula="of:=[.K187]+440" office:value-type="float" office:value="7020">
            <text:p>7020</text:p>
          </table:table-cell>
          <table:table-cell table:style-name="ACE-11" table:formula="of:=[.L187]" office:value-type="float" office:value="160">
            <text:p>160</text:p>
          </table:table-cell>
          <table:table-cell table:style-name="ACE-11" table:formula="of:=IF([.K187];[.A187];&quot;&quot;)" office:value-type="string" office:string-value="Seaweed (Laminaria sp.) in beach gravels">
            <text:p>Seaweed (Laminaria sp.) in beach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187];[.B187]-1;&quot;&quot;)" office:value-type="float" office:value="8.5">
            <text:p>8.5</text:p>
          </table:table-cell>
          <table:table-cell table:style-name="ACE-11" table:formula="of:=IF([.K187];2;&quot;&quot;)" office:value-type="float" office:value="2">
            <text:p>2</text:p>
          </table:table-cell>
          <table:table-cell table:style-name="ACE-11" table:formula="of:=IF([.K187];2;&quot;&quot;)" office:value-type="float" office:value="2">
            <text:p>2</text:p>
          </table:table-cell>
          <table:table-cell table:style-name="ACE-11" table:formula="of:=IF([.K187];[.F187];&quot;&quot;)" office:value-type="string" office:string-value="Wójcik and Zala (1993)">
            <text:p>Wójcik and Zala (1993)</text:p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188];[.E18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88];[.A18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88];[.B188]-1;&quot;&quot;)" office:value-type="string" office:string-value="">
            <text:p/>
          </table:table-cell>
          <table:table-cell table:style-name="ACE-11" table:formula="of:=IF([.K188];2;&quot;&quot;)" office:value-type="string" office:string-value="">
            <text:p/>
          </table:table-cell>
          <table:table-cell table:style-name="ACE-11" table:formula="of:=IF([.K188];2;&quot;&quot;)" office:value-type="string" office:string-value="">
            <text:p/>
          </table:table-cell>
          <table:table-cell table:style-name="ACE-11" table:formula="of:=IF([.K188];[.F18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Kongsøya: marine limit 100+m aht</text:p>
          </table:table-cell>
          <table:table-cell table:number-columns-repeated="6" table:style-name="ACE-11"/>
          <table:table-cell table:style-name="ACE-11" table:formula="of:=IF([.K189];[.E18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89];[.A18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89];[.B189]-1;&quot;&quot;)" office:value-type="string" office:string-value="">
            <text:p/>
          </table:table-cell>
          <table:table-cell table:style-name="ACE-11" table:formula="of:=IF([.K189];2;&quot;&quot;)" office:value-type="string" office:string-value="">
            <text:p/>
          </table:table-cell>
          <table:table-cell table:style-name="ACE-11" table:formula="of:=IF([.K189];2;&quot;&quot;)" office:value-type="string" office:string-value="">
            <text:p/>
          </table:table-cell>
          <table:table-cell table:style-name="ACE-11" table:formula="of:=IF([.K189];[.F18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5-cm diameter log of Larix sp.</text:p>
          </table:table-cell>
          <table:table-cell table:style-name="ACE-11" office:value-type="float" office:value="2.5">
            <text:p>2.5</text:p>
          </table:table-cell>
          <table:table-cell table:style-name="ACE-11" office:value-type="string">
            <text:p>110±60</text:p>
          </table:table-cell>
          <table:table-cell table:style-name="ACE-11"/>
          <table:table-cell table:style-name="ACE-11" office:value-type="string">
            <text:p>T-3727</text:p>
          </table:table-cell>
          <table:table-cell table:style-name="ACE-11" office:value-type="string">
            <text:p>Salvigsen (1981)</text:p>
          </table:table-cell>
          <table:table-cell table:style-name="ACE-11"/>
          <table:table-cell table:style-name="ACE-11" table:formula="of:=IF([.K190];[.E19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90];[.A19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90];[.B190]-1;&quot;&quot;)" office:value-type="string" office:string-value="">
            <text:p/>
          </table:table-cell>
          <table:table-cell table:style-name="ACE-11" table:formula="of:=IF([.K190];2;&quot;&quot;)" office:value-type="string" office:string-value="">
            <text:p/>
          </table:table-cell>
          <table:table-cell table:style-name="ACE-11" table:formula="of:=IF([.K190];2;&quot;&quot;)" office:value-type="string" office:string-value="">
            <text:p/>
          </table:table-cell>
          <table:table-cell table:style-name="ACE-11" table:formula="of:=IF([.K190];[.F19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50-cm diameter log of Populus sp.</text:p>
          </table:table-cell>
          <table:table-cell table:style-name="ACE-11" office:value-type="float" office:value="4.7000000000000002">
            <text:p>4.7</text:p>
          </table:table-cell>
          <table:table-cell table:style-name="ACE-11" office:value-type="string">
            <text:p>750±60</text:p>
          </table:table-cell>
          <table:table-cell table:style-name="ACE-11"/>
          <table:table-cell table:style-name="ACE-11" office:value-type="string">
            <text:p>T-3460</text:p>
          </table:table-cell>
          <table:table-cell table:style-name="ACE-11" office:value-type="string">
            <text:p>Salvigsen (1981)</text:p>
          </table:table-cell>
          <table:table-cell table:style-name="ACE-11"/>
          <table:table-cell table:style-name="ACE-11" table:formula="of:=IF([.K191];[.E19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91];[.A19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91];[.B191]-1;&quot;&quot;)" office:value-type="string" office:string-value="">
            <text:p/>
          </table:table-cell>
          <table:table-cell table:style-name="ACE-11" table:formula="of:=IF([.K191];2;&quot;&quot;)" office:value-type="string" office:string-value="">
            <text:p/>
          </table:table-cell>
          <table:table-cell table:style-name="ACE-11" table:formula="of:=IF([.K191];2;&quot;&quot;)" office:value-type="string" office:string-value="">
            <text:p/>
          </table:table-cell>
          <table:table-cell table:style-name="ACE-11" table:formula="of:=IF([.K191];[.F19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50-cm diameter log of Pinus sp.</text:p>
          </table:table-cell>
          <table:table-cell table:style-name="ACE-11" office:value-type="float" office:value="10.300000000000001">
            <text:p>10.3</text:p>
          </table:table-cell>
          <table:table-cell table:style-name="ACE-11" office:value-type="string">
            <text:p>2150±70-</text:p>
          </table:table-cell>
          <table:table-cell table:style-name="ACE-11"/>
          <table:table-cell table:style-name="ACE-11" office:value-type="string">
            <text:p>T-3728</text:p>
          </table:table-cell>
          <table:table-cell table:style-name="ACE-11" office:value-type="string">
            <text:p>Salvigsen (1981)</text:p>
          </table:table-cell>
          <table:table-cell table:style-name="ACE-11"/>
          <table:table-cell table:style-name="ACE-11" table:formula="of:=IF([.K192];[.E19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92];[.A19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92];[.B192]-1;&quot;&quot;)" office:value-type="string" office:string-value="">
            <text:p/>
          </table:table-cell>
          <table:table-cell table:style-name="ACE-11" table:formula="of:=IF([.K192];2;&quot;&quot;)" office:value-type="string" office:string-value="">
            <text:p/>
          </table:table-cell>
          <table:table-cell table:style-name="ACE-11" table:formula="of:=IF([.K192];2;&quot;&quot;)" office:value-type="string" office:string-value="">
            <text:p/>
          </table:table-cell>
          <table:table-cell table:style-name="ACE-11" table:formula="of:=IF([.K192];[.F19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50-cm diameter log of Larix sp.</text:p>
          </table:table-cell>
          <table:table-cell table:style-name="ACE-11" office:value-type="float" office:value="16">
            <text:p>16</text:p>
          </table:table-cell>
          <table:table-cell table:style-name="ACE-11" office:value-type="string">
            <text:p>3110±80</text:p>
          </table:table-cell>
          <table:table-cell table:style-name="ACE-11"/>
          <table:table-cell table:style-name="ACE-11" office:value-type="string">
            <text:p>T-3729</text:p>
          </table:table-cell>
          <table:table-cell table:style-name="ACE-11" office:value-type="string">
            <text:p>Salvigsen (1981)</text:p>
          </table:table-cell>
          <table:table-cell table:style-name="ACE-11"/>
          <table:table-cell table:style-name="ACE-11" table:formula="of:=IF([.K193];[.E19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93];[.A19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93];[.B193]-1;&quot;&quot;)" office:value-type="string" office:string-value="">
            <text:p/>
          </table:table-cell>
          <table:table-cell table:style-name="ACE-11" table:formula="of:=IF([.K193];2;&quot;&quot;)" office:value-type="string" office:string-value="">
            <text:p/>
          </table:table-cell>
          <table:table-cell table:style-name="ACE-11" table:formula="of:=IF([.K193];2;&quot;&quot;)" office:value-type="string" office:string-value="">
            <text:p/>
          </table:table-cell>
          <table:table-cell table:style-name="ACE-11" table:formula="of:=IF([.K193];[.F19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50-cm diameter log of Larix sp.</text:p>
          </table:table-cell>
          <table:table-cell table:style-name="ACE-11" office:value-type="float" office:value="17.199999999999999">
            <text:p>17.2</text:p>
          </table:table-cell>
          <table:table-cell table:style-name="ACE-11" office:value-type="string">
            <text:p>2620±70</text:p>
          </table:table-cell>
          <table:table-cell table:style-name="ACE-11"/>
          <table:table-cell table:style-name="ACE-11" office:value-type="string">
            <text:p>T-3459</text:p>
          </table:table-cell>
          <table:table-cell table:style-name="ACE-11" office:value-type="string">
            <text:p>Salvigsen (1981)</text:p>
          </table:table-cell>
          <table:table-cell table:style-name="ACE-11"/>
          <table:table-cell table:style-name="ACE-11" table:formula="of:=IF([.K194];[.E19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94];[.A19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94];[.B194]-1;&quot;&quot;)" office:value-type="string" office:string-value="">
            <text:p/>
          </table:table-cell>
          <table:table-cell table:style-name="ACE-11" table:formula="of:=IF([.K194];2;&quot;&quot;)" office:value-type="string" office:string-value="">
            <text:p/>
          </table:table-cell>
          <table:table-cell table:style-name="ACE-11" table:formula="of:=IF([.K194];2;&quot;&quot;)" office:value-type="string" office:string-value="">
            <text:p/>
          </table:table-cell>
          <table:table-cell table:style-name="ACE-11" table:formula="of:=IF([.K194];[.F19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50-cm diameter log of Pinus sp.</text:p>
          </table:table-cell>
          <table:table-cell table:style-name="ACE-11" office:value-type="float" office:value="23.5">
            <text:p>23.5</text:p>
          </table:table-cell>
          <table:table-cell table:style-name="ACE-11" office:value-type="string">
            <text:p>3970±80</text:p>
          </table:table-cell>
          <table:table-cell table:style-name="ACE-11"/>
          <table:table-cell table:style-name="ACE-11" office:value-type="string">
            <text:p>T-3730</text:p>
          </table:table-cell>
          <table:table-cell table:style-name="ACE-11" office:value-type="string">
            <text:p>Salvigsen (1981)</text:p>
          </table:table-cell>
          <table:table-cell table:style-name="ACE-11"/>
          <table:table-cell table:style-name="ACE-11" table:formula="of:=IF([.K195];[.E19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95];[.A19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95];[.B195]-1;&quot;&quot;)" office:value-type="string" office:string-value="">
            <text:p/>
          </table:table-cell>
          <table:table-cell table:style-name="ACE-11" table:formula="of:=IF([.K195];2;&quot;&quot;)" office:value-type="string" office:string-value="">
            <text:p/>
          </table:table-cell>
          <table:table-cell table:style-name="ACE-11" table:formula="of:=IF([.K195];2;&quot;&quot;)" office:value-type="string" office:string-value="">
            <text:p/>
          </table:table-cell>
          <table:table-cell table:style-name="ACE-11" table:formula="of:=IF([.K195];[.F19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40-cm diameter log of Larix sp.</text:p>
          </table:table-cell>
          <table:table-cell table:style-name="ACE-11" office:value-type="float" office:value="27">
            <text:p>27</text:p>
          </table:table-cell>
          <table:table-cell table:style-name="ACE-11" office:value-type="string">
            <text:p>4440+80</text:p>
          </table:table-cell>
          <table:table-cell table:style-name="ACE-11"/>
          <table:table-cell table:style-name="ACE-11" office:value-type="string">
            <text:p>T-3726</text:p>
          </table:table-cell>
          <table:table-cell table:style-name="ACE-11" office:value-type="string">
            <text:p>Salvigsen (1981)</text:p>
          </table:table-cell>
          <table:table-cell table:style-name="ACE-11"/>
          <table:table-cell table:style-name="ACE-11" table:formula="of:=IF([.K196];[.E19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96];[.A19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96];[.B196]-1;&quot;&quot;)" office:value-type="string" office:string-value="">
            <text:p/>
          </table:table-cell>
          <table:table-cell table:style-name="ACE-11" table:formula="of:=IF([.K196];2;&quot;&quot;)" office:value-type="string" office:string-value="">
            <text:p/>
          </table:table-cell>
          <table:table-cell table:style-name="ACE-11" table:formula="of:=IF([.K196];2;&quot;&quot;)" office:value-type="string" office:string-value="">
            <text:p/>
          </table:table-cell>
          <table:table-cell table:style-name="ACE-11" table:formula="of:=IF([.K196];[.F19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5-cm diameter log of Larix sp.</text:p>
          </table:table-cell>
          <table:table-cell table:style-name="ACE-11" office:value-type="float" office:value="31.5">
            <text:p>31.5</text:p>
          </table:table-cell>
          <table:table-cell table:style-name="ACE-11" office:value-type="string">
            <text:p>5240±70</text:p>
          </table:table-cell>
          <table:table-cell table:style-name="ACE-11"/>
          <table:table-cell table:style-name="ACE-11" office:value-type="string">
            <text:p>T-3458</text:p>
          </table:table-cell>
          <table:table-cell table:style-name="ACE-11" office:value-type="string">
            <text:p>Salvigsen (1981)</text:p>
          </table:table-cell>
          <table:table-cell table:style-name="ACE-11"/>
          <table:table-cell table:style-name="ACE-11" table:formula="of:=IF([.K197];[.E19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97];[.A19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97];[.B197]-1;&quot;&quot;)" office:value-type="string" office:string-value="">
            <text:p/>
          </table:table-cell>
          <table:table-cell table:style-name="ACE-11" table:formula="of:=IF([.K197];2;&quot;&quot;)" office:value-type="string" office:string-value="">
            <text:p/>
          </table:table-cell>
          <table:table-cell table:style-name="ACE-11" table:formula="of:=IF([.K197];2;&quot;&quot;)" office:value-type="string" office:string-value="">
            <text:p/>
          </table:table-cell>
          <table:table-cell table:style-name="ACE-11" table:formula="of:=IF([.K197];[.F19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30-cm diameter log of Larix sp.</text:p>
          </table:table-cell>
          <table:table-cell table:style-name="ACE-11" office:value-type="float" office:value="36.600000000000001">
            <text:p>36.6</text:p>
          </table:table-cell>
          <table:table-cell table:style-name="ACE-11" office:value-type="string">
            <text:p>5850±70</text:p>
          </table:table-cell>
          <table:table-cell table:style-name="ACE-11"/>
          <table:table-cell table:style-name="ACE-11" office:value-type="string">
            <text:p>T-3733</text:p>
          </table:table-cell>
          <table:table-cell table:style-name="ACE-11" office:value-type="string">
            <text:p>Salvigsen (1981)</text:p>
          </table:table-cell>
          <table:table-cell table:style-name="ACE-11"/>
          <table:table-cell table:style-name="ACE-11" table:formula="of:=IF([.K198];[.E19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98];[.A19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98];[.B198]-1;&quot;&quot;)" office:value-type="string" office:string-value="">
            <text:p/>
          </table:table-cell>
          <table:table-cell table:style-name="ACE-11" table:formula="of:=IF([.K198];2;&quot;&quot;)" office:value-type="string" office:string-value="">
            <text:p/>
          </table:table-cell>
          <table:table-cell table:style-name="ACE-11" table:formula="of:=IF([.K198];2;&quot;&quot;)" office:value-type="string" office:string-value="">
            <text:p/>
          </table:table-cell>
          <table:table-cell table:style-name="ACE-11" table:formula="of:=IF([.K198];[.F19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5-cm diameter log of Picea sp.</text:p>
          </table:table-cell>
          <table:table-cell table:style-name="ACE-11" office:value-type="float" office:value="44">
            <text:p>44</text:p>
          </table:table-cell>
          <table:table-cell table:style-name="ACE-11" office:value-type="string">
            <text:p>6760±90</text:p>
          </table:table-cell>
          <table:table-cell table:style-name="ACE-11"/>
          <table:table-cell table:style-name="ACE-11" office:value-type="string">
            <text:p>T-3457</text:p>
          </table:table-cell>
          <table:table-cell table:style-name="ACE-11" office:value-type="string">
            <text:p>Salvigsen (1981)</text:p>
          </table:table-cell>
          <table:table-cell table:style-name="ACE-11"/>
          <table:table-cell table:style-name="ACE-11" table:formula="of:=IF([.K199];[.E19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199];[.A19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199];[.B199]-1;&quot;&quot;)" office:value-type="string" office:string-value="">
            <text:p/>
          </table:table-cell>
          <table:table-cell table:style-name="ACE-11" table:formula="of:=IF([.K199];2;&quot;&quot;)" office:value-type="string" office:string-value="">
            <text:p/>
          </table:table-cell>
          <table:table-cell table:style-name="ACE-11" table:formula="of:=IF([.K199];2;&quot;&quot;)" office:value-type="string" office:string-value="">
            <text:p/>
          </table:table-cell>
          <table:table-cell table:style-name="ACE-11" table:formula="of:=IF([.K199];[.F19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bone</text:p>
          </table:table-cell>
          <table:table-cell table:style-name="ACE-11" office:value-type="float" office:value="50">
            <text:p>50</text:p>
          </table:table-cell>
          <table:table-cell table:style-name="ACE-11" office:value-type="string">
            <text:p>7640±110</text:p>
          </table:table-cell>
          <table:table-cell table:style-name="ACE-11"/>
          <table:table-cell table:style-name="ACE-11" office:value-type="string">
            <text:p>T-3731</text:p>
          </table:table-cell>
          <table:table-cell table:style-name="ACE-11" office:value-type="string">
            <text:p>Salvigsen (1981)</text:p>
          </table:table-cell>
          <table:table-cell table:style-name="ACE-11"/>
          <table:table-cell table:style-name="ACE-11" table:formula="of:=IF([.K200];[.E20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00];[.A20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00];[.B200]-1;&quot;&quot;)" office:value-type="string" office:string-value="">
            <text:p/>
          </table:table-cell>
          <table:table-cell table:style-name="ACE-11" table:formula="of:=IF([.K200];2;&quot;&quot;)" office:value-type="string" office:string-value="">
            <text:p/>
          </table:table-cell>
          <table:table-cell table:style-name="ACE-11" table:formula="of:=IF([.K200];2;&quot;&quot;)" office:value-type="string" office:string-value="">
            <text:p/>
          </table:table-cell>
          <table:table-cell table:style-name="ACE-11" table:formula="of:=IF([.K200];[.F20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5-cm diameter log of Picea sp.</text:p>
          </table:table-cell>
          <table:table-cell table:style-name="ACE-11" office:value-type="float" office:value="58">
            <text:p>58</text:p>
          </table:table-cell>
          <table:table-cell table:style-name="ACE-11" office:value-type="string">
            <text:p>8370±100</text:p>
          </table:table-cell>
          <table:table-cell table:style-name="ACE-11"/>
          <table:table-cell table:style-name="ACE-11" office:value-type="string">
            <text:p>T-3456</text:p>
          </table:table-cell>
          <table:table-cell table:style-name="ACE-11" office:value-type="string">
            <text:p>Salvigsen (1981)</text:p>
          </table:table-cell>
          <table:table-cell table:style-name="ACE-11"/>
          <table:table-cell table:style-name="ACE-11" table:formula="of:=IF([.K201];[.E20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01];[.A20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01];[.B201]-1;&quot;&quot;)" office:value-type="string" office:string-value="">
            <text:p/>
          </table:table-cell>
          <table:table-cell table:style-name="ACE-11" table:formula="of:=IF([.K201];2;&quot;&quot;)" office:value-type="string" office:string-value="">
            <text:p/>
          </table:table-cell>
          <table:table-cell table:style-name="ACE-11" table:formula="of:=IF([.K201];2;&quot;&quot;)" office:value-type="string" office:string-value="">
            <text:p/>
          </table:table-cell>
          <table:table-cell table:style-name="ACE-11" table:formula="of:=IF([.K201];[.F20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bone</text:p>
          </table:table-cell>
          <table:table-cell table:style-name="ACE-11" office:value-type="float" office:value="88">
            <text:p>88</text:p>
          </table:table-cell>
          <table:table-cell table:style-name="ACE-11" office:value-type="string">
            <text:p>8740±130</text:p>
          </table:table-cell>
          <table:table-cell table:style-name="ACE-11"/>
          <table:table-cell table:style-name="ACE-11" office:value-type="string">
            <text:p>T-3907</text:p>
          </table:table-cell>
          <table:table-cell table:style-name="ACE-11" office:value-type="string">
            <text:p>Salvigsen (1981)</text:p>
          </table:table-cell>
          <table:table-cell table:style-name="ACE-11"/>
          <table:table-cell table:style-name="ACE-11" table:formula="of:=IF([.K202];[.E20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02];[.A20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02];[.B202]-1;&quot;&quot;)" office:value-type="string" office:string-value="">
            <text:p/>
          </table:table-cell>
          <table:table-cell table:style-name="ACE-11" table:formula="of:=IF([.K202];2;&quot;&quot;)" office:value-type="string" office:string-value="">
            <text:p/>
          </table:table-cell>
          <table:table-cell table:style-name="ACE-11" table:formula="of:=IF([.K202];2;&quot;&quot;)" office:value-type="string" office:string-value="">
            <text:p/>
          </table:table-cell>
          <table:table-cell table:style-name="ACE-11" table:formula="of:=IF([.K202];[.F20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5-cm diameter log of Larix sp.</text:p>
          </table:table-cell>
          <table:table-cell table:style-name="ACE-11" office:value-type="float" office:value="100">
            <text:p>100</text:p>
          </table:table-cell>
          <table:table-cell table:style-name="ACE-11" office:value-type="string">
            <text:p>9790±120</text:p>
          </table:table-cell>
          <table:table-cell table:style-name="ACE-11"/>
          <table:table-cell table:style-name="ACE-11" office:value-type="string">
            <text:p>T-3397</text:p>
          </table:table-cell>
          <table:table-cell table:style-name="ACE-11" office:value-type="string">
            <text:p>Salvigsen (1981)</text:p>
          </table:table-cell>
          <table:table-cell table:style-name="ACE-11"/>
          <table:table-cell table:style-name="ACE-11" table:formula="of:=IF([.K203];[.E20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03];[.A20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03];[.B203]-1;&quot;&quot;)" office:value-type="string" office:string-value="">
            <text:p/>
          </table:table-cell>
          <table:table-cell table:style-name="ACE-11" table:formula="of:=IF([.K203];2;&quot;&quot;)" office:value-type="string" office:string-value="">
            <text:p/>
          </table:table-cell>
          <table:table-cell table:style-name="ACE-11" table:formula="of:=IF([.K203];2;&quot;&quot;)" office:value-type="string" office:string-value="">
            <text:p/>
          </table:table-cell>
          <table:table-cell table:style-name="ACE-11" table:formula="of:=IF([.K203];[.F20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5-cm diameter log of Larix sp. (subsample of T-3397)</text:p>
          </table:table-cell>
          <table:table-cell table:style-name="ACE-11" office:value-type="float" office:value="100">
            <text:p>100</text:p>
          </table:table-cell>
          <table:table-cell table:style-name="ACE-11" office:value-type="string">
            <text:p>9850±40</text:p>
          </table:table-cell>
          <table:table-cell table:style-name="ACE-11"/>
          <table:table-cell table:style-name="ACE-11" office:value-type="string">
            <text:p>GSC-3039</text:p>
          </table:table-cell>
          <table:table-cell table:style-name="ACE-11" office:value-type="string">
            <text:p>Salvigsen (1981)</text:p>
          </table:table-cell>
          <table:table-cell table:style-name="ACE-11"/>
          <table:table-cell table:style-name="ACE-11" table:formula="of:=IF([.K204];[.E20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04];[.A20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04];[.B204]-1;&quot;&quot;)" office:value-type="string" office:string-value="">
            <text:p/>
          </table:table-cell>
          <table:table-cell table:style-name="ACE-11" table:formula="of:=IF([.K204];2;&quot;&quot;)" office:value-type="string" office:string-value="">
            <text:p/>
          </table:table-cell>
          <table:table-cell table:style-name="ACE-11" table:formula="of:=IF([.K204];2;&quot;&quot;)" office:value-type="string" office:string-value="">
            <text:p/>
          </table:table-cell>
          <table:table-cell table:style-name="ACE-11" table:formula="of:=IF([.K204];[.F20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205];[.E20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05];[.A20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05];[.B205]-1;&quot;&quot;)" office:value-type="string" office:string-value="">
            <text:p/>
          </table:table-cell>
          <table:table-cell table:style-name="ACE-11" table:formula="of:=IF([.K205];2;&quot;&quot;)" office:value-type="string" office:string-value="">
            <text:p/>
          </table:table-cell>
          <table:table-cell table:style-name="ACE-11" table:formula="of:=IF([.K205];2;&quot;&quot;)" office:value-type="string" office:string-value="">
            <text:p/>
          </table:table-cell>
          <table:table-cell table:style-name="ACE-11" table:formula="of:=IF([.K205];[.F20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Hopen: marine limit 60+m aht</text:p>
          </table:table-cell>
          <table:table-cell table:number-columns-repeated="6" table:style-name="ACE-11"/>
          <table:table-cell table:style-name="ACE-11" table:formula="of:=IF([.K206];[.E20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06];[.A20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06];[.B206]-1;&quot;&quot;)" office:value-type="string" office:string-value="">
            <text:p/>
          </table:table-cell>
          <table:table-cell table:style-name="ACE-11" table:formula="of:=IF([.K206];2;&quot;&quot;)" office:value-type="string" office:string-value="">
            <text:p/>
          </table:table-cell>
          <table:table-cell table:style-name="ACE-11" table:formula="of:=IF([.K206];2;&quot;&quot;)" office:value-type="string" office:string-value="">
            <text:p/>
          </table:table-cell>
          <table:table-cell table:style-name="ACE-11" table:formula="of:=IF([.K206];[.F20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4.4000000000000004">
            <text:p>4.4</text:p>
          </table:table-cell>
          <table:table-cell table:style-name="ACE-11" office:value-type="string">
            <text:p>1200±100</text:p>
          </table:table-cell>
          <table:table-cell table:style-name="ACE-11"/>
          <table:table-cell table:style-name="ACE-11" office:value-type="string">
            <text:p>St-2455</text:p>
          </table:table-cell>
          <table:table-cell table:style-name="ACE-11" office:value-type="string">
            <text:p>Hoppe et al. (1969)</text:p>
          </table:table-cell>
          <table:table-cell table:style-name="ACE-11"/>
          <table:table-cell table:style-name="ACE-11" table:formula="of:=IF([.K207];[.E207];&quot;&quot;)" office:value-type="string" office:string-value="St-2455">
            <text:p>St-2455</text:p>
          </table:table-cell>
          <table:table-cell table:number-columns-repeated="2" table:style-name="ACE-11"/>
          <table:table-cell table:style-name="ACE-11" office:value-type="float" office:value="1200">
            <text:p>1200</text:p>
          </table:table-cell>
          <table:table-cell table:style-name="ACE-11" office:value-type="float" office:value="100">
            <text:p>100</text:p>
          </table:table-cell>
          <table:table-cell table:style-name="ACE-11" table:formula="of:=[.K207]" office:value-type="float" office:value="1200">
            <text:p>1200</text:p>
          </table:table-cell>
          <table:table-cell table:style-name="ACE-11" table:formula="of:=[.L207]" office:value-type="float" office:value="100">
            <text:p>100</text:p>
          </table:table-cell>
          <table:table-cell table:style-name="ACE-11" table:formula="of:=IF([.K207];[.A207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207];[.B207]-1;&quot;&quot;)" office:value-type="float" office:value="3.4000000000000004">
            <text:p>3.4</text:p>
          </table:table-cell>
          <table:table-cell table:style-name="ACE-11" table:formula="of:=IF([.K207];2;&quot;&quot;)" office:value-type="float" office:value="2">
            <text:p>2</text:p>
          </table:table-cell>
          <table:table-cell table:style-name="ACE-11" table:formula="of:=IF([.K207];2;&quot;&quot;)" office:value-type="float" office:value="2">
            <text:p>2</text:p>
          </table:table-cell>
          <table:table-cell table:style-name="ACE-11" table:formula="of:=IF([.K207];[.F207];&quot;&quot;)" office:value-type="string" office:string-value="Hoppe et al. (1969)">
            <text:p>Hoppe et al. (196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, 1 m-long log, diameter 24 cm</text:p>
          </table:table-cell>
          <table:table-cell table:style-name="ACE-11" office:value-type="float" office:value="4.5">
            <text:p>4.5</text:p>
          </table:table-cell>
          <table:table-cell table:style-name="ACE-11" office:value-type="string">
            <text:p>800±70</text:p>
          </table:table-cell>
          <table:table-cell table:style-name="ACE-11"/>
          <table:table-cell table:style-name="ACE-11" office:value-type="string">
            <text:p>St-1958</text:p>
          </table:table-cell>
          <table:table-cell table:style-name="ACE-11" office:value-type="string">
            <text:p>Hoppe et al. (1969)</text:p>
          </table:table-cell>
          <table:table-cell table:style-name="ACE-11"/>
          <table:table-cell table:style-name="ACE-11" table:formula="of:=IF([.K208];[.E208];&quot;&quot;)" office:value-type="string" office:string-value="St-1958">
            <text:p>St-1958</text:p>
          </table:table-cell>
          <table:table-cell table:number-columns-repeated="2" table:style-name="ACE-11"/>
          <table:table-cell table:style-name="ACE-11" office:value-type="float" office:value="800">
            <text:p>800</text:p>
          </table:table-cell>
          <table:table-cell table:style-name="ACE-11" office:value-type="float" office:value="70">
            <text:p>70</text:p>
          </table:table-cell>
          <table:table-cell table:style-name="ACE-11" table:formula="of:=[.K208]" office:value-type="float" office:value="800">
            <text:p>800</text:p>
          </table:table-cell>
          <table:table-cell table:style-name="ACE-11" table:formula="of:=[.L208]" office:value-type="float" office:value="70">
            <text:p>70</text:p>
          </table:table-cell>
          <table:table-cell table:style-name="ACE-11" table:formula="of:=IF([.K208];[.A208];&quot;&quot;)" office:value-type="string" office:string-value="Driftwood, 1 m-long log, diameter 24 cm">
            <text:p>Driftwood, 1 m-long log, diameter 24 cm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208];[.B208]-1;&quot;&quot;)" office:value-type="float" office:value="3.5">
            <text:p>3.5</text:p>
          </table:table-cell>
          <table:table-cell table:style-name="ACE-11" table:formula="of:=IF([.K208];2;&quot;&quot;)" office:value-type="float" office:value="2">
            <text:p>2</text:p>
          </table:table-cell>
          <table:table-cell table:style-name="ACE-11" table:formula="of:=IF([.K208];2;&quot;&quot;)" office:value-type="float" office:value="2">
            <text:p>2</text:p>
          </table:table-cell>
          <table:table-cell table:style-name="ACE-11" table:formula="of:=IF([.K208];[.F208];&quot;&quot;)" office:value-type="string" office:string-value="Hoppe et al. (1969)">
            <text:p>Hoppe et al. (196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.8-m long whale jaw bone in beach gravels</text:p>
          </table:table-cell>
          <table:table-cell table:style-name="ACE-11" office:value-type="float" office:value="5.2999999999999998">
            <text:p>5.3</text:p>
          </table:table-cell>
          <table:table-cell table:style-name="ACE-11" office:value-type="string">
            <text:p>655±70</text:p>
          </table:table-cell>
          <table:table-cell table:style-name="ACE-11"/>
          <table:table-cell table:style-name="ACE-11" office:value-type="string">
            <text:p>St-2116</text:p>
          </table:table-cell>
          <table:table-cell table:style-name="ACE-11" office:value-type="string">
            <text:p>Hoppe et al. (1969)</text:p>
          </table:table-cell>
          <table:table-cell table:style-name="ACE-11"/>
          <table:table-cell table:style-name="ACE-11" table:formula="of:=IF([.K209];[.E209];&quot;&quot;)" office:value-type="string" office:string-value="St-2116">
            <text:p>St-2116</text:p>
          </table:table-cell>
          <table:table-cell table:number-columns-repeated="2" table:style-name="ACE-11"/>
          <table:table-cell table:style-name="ACE-11" office:value-type="float" office:value="655">
            <text:p>655</text:p>
          </table:table-cell>
          <table:table-cell table:style-name="ACE-11" office:value-type="float" office:value="70">
            <text:p>70</text:p>
          </table:table-cell>
          <table:table-cell table:style-name="ACE-11" table:formula="of:=[.K209]+440" office:value-type="float" office:value="1095">
            <text:p>1095</text:p>
          </table:table-cell>
          <table:table-cell table:style-name="ACE-11" table:formula="of:=[.L209]" office:value-type="float" office:value="70">
            <text:p>70</text:p>
          </table:table-cell>
          <table:table-cell table:style-name="ACE-11" table:formula="of:=IF([.K209];[.A209];&quot;&quot;)" office:value-type="string" office:string-value="2.8-m long whale jaw bone in beach gravels">
            <text:p>2.8-m long whale jaw bone in beach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209];[.B209]-1;&quot;&quot;)" office:value-type="float" office:value="4.2999999999999998">
            <text:p>4.3</text:p>
          </table:table-cell>
          <table:table-cell table:style-name="ACE-11" table:formula="of:=IF([.K209];2;&quot;&quot;)" office:value-type="float" office:value="2">
            <text:p>2</text:p>
          </table:table-cell>
          <table:table-cell table:style-name="ACE-11" table:formula="of:=IF([.K209];2;&quot;&quot;)" office:value-type="float" office:value="2">
            <text:p>2</text:p>
          </table:table-cell>
          <table:table-cell table:style-name="ACE-11" table:formula="of:=IF([.K209];[.F209];&quot;&quot;)" office:value-type="string" office:string-value="Hoppe et al. (1969)">
            <text:p>Hoppe et al. (196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, root plate 70-cm long, diameter 38–32 cm</text:p>
          </table:table-cell>
          <table:table-cell table:style-name="ACE-11" office:value-type="float" office:value="8.1999999999999993">
            <text:p>8.2</text:p>
          </table:table-cell>
          <table:table-cell table:style-name="ACE-11" office:value-type="string">
            <text:p>1740±70</text:p>
          </table:table-cell>
          <table:table-cell table:style-name="ACE-11"/>
          <table:table-cell table:style-name="ACE-11" office:value-type="string">
            <text:p>St-2020</text:p>
          </table:table-cell>
          <table:table-cell table:style-name="ACE-11" office:value-type="string">
            <text:p>Hoppe et al. (1969)</text:p>
          </table:table-cell>
          <table:table-cell table:style-name="ACE-11"/>
          <table:table-cell table:style-name="ACE-11" table:formula="of:=IF([.K210];[.E210];&quot;&quot;)" office:value-type="string" office:string-value="St-2020">
            <text:p>St-2020</text:p>
          </table:table-cell>
          <table:table-cell table:number-columns-repeated="2" table:style-name="ACE-11"/>
          <table:table-cell table:style-name="ACE-11" office:value-type="float" office:value="1740">
            <text:p>1740</text:p>
          </table:table-cell>
          <table:table-cell table:style-name="ACE-11" office:value-type="float" office:value="70">
            <text:p>70</text:p>
          </table:table-cell>
          <table:table-cell table:style-name="ACE-11" table:formula="of:=[.K210]" office:value-type="float" office:value="1740">
            <text:p>1740</text:p>
          </table:table-cell>
          <table:table-cell table:style-name="ACE-11" table:formula="of:=[.L210]" office:value-type="float" office:value="70">
            <text:p>70</text:p>
          </table:table-cell>
          <table:table-cell table:style-name="ACE-11" table:formula="of:=IF([.K210];[.A210];&quot;&quot;)" office:value-type="string" office:string-value="Driftwood, root plate 70-cm long, diameter 38–32 cm">
            <text:p>Driftwood, root plate 70-cm long, diameter 38–32 cm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210];[.B210]-1;&quot;&quot;)" office:value-type="float" office:value="7.1999999999999993">
            <text:p>7.2</text:p>
          </table:table-cell>
          <table:table-cell table:style-name="ACE-11" table:formula="of:=IF([.K210];2;&quot;&quot;)" office:value-type="float" office:value="2">
            <text:p>2</text:p>
          </table:table-cell>
          <table:table-cell table:style-name="ACE-11" table:formula="of:=IF([.K210];2;&quot;&quot;)" office:value-type="float" office:value="2">
            <text:p>2</text:p>
          </table:table-cell>
          <table:table-cell table:style-name="ACE-11" table:formula="of:=IF([.K210];[.F210];&quot;&quot;)" office:value-type="string" office:string-value="Hoppe et al. (1969)">
            <text:p>Hoppe et al. (196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, 165-cm long, diameter 12–20 cm</text:p>
          </table:table-cell>
          <table:table-cell table:style-name="ACE-11" office:value-type="float" office:value="12.5">
            <text:p>12.5</text:p>
          </table:table-cell>
          <table:table-cell table:style-name="ACE-11" office:value-type="string">
            <text:p>3670±80</text:p>
          </table:table-cell>
          <table:table-cell table:style-name="ACE-11"/>
          <table:table-cell table:style-name="ACE-11" office:value-type="string">
            <text:p>St-2120</text:p>
          </table:table-cell>
          <table:table-cell table:style-name="ACE-11" office:value-type="string">
            <text:p>Hoppe et al. (1969)</text:p>
          </table:table-cell>
          <table:table-cell table:style-name="ACE-11"/>
          <table:table-cell table:style-name="ACE-11" table:formula="of:=IF([.K211];[.E211];&quot;&quot;)" office:value-type="string" office:string-value="St-2120">
            <text:p>St-2120</text:p>
          </table:table-cell>
          <table:table-cell table:number-columns-repeated="2" table:style-name="ACE-11"/>
          <table:table-cell table:style-name="ACE-11" office:value-type="float" office:value="3670">
            <text:p>3670</text:p>
          </table:table-cell>
          <table:table-cell table:style-name="ACE-11" office:value-type="float" office:value="80">
            <text:p>80</text:p>
          </table:table-cell>
          <table:table-cell table:style-name="ACE-11" table:formula="of:=[.K211]+440" office:value-type="float" office:value="4110">
            <text:p>4110</text:p>
          </table:table-cell>
          <table:table-cell table:style-name="ACE-11" table:formula="of:=[.L211]" office:value-type="float" office:value="80">
            <text:p>80</text:p>
          </table:table-cell>
          <table:table-cell table:style-name="ACE-11" table:formula="of:=IF([.K211];[.A211];&quot;&quot;)" office:value-type="string" office:string-value="Whale rib, 165-cm long, diameter 12–20 cm">
            <text:p>Whale rib, 165-cm long, diameter 12–20 cm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211];[.B211]-1;&quot;&quot;)" office:value-type="float" office:value="11.5">
            <text:p>11.5</text:p>
          </table:table-cell>
          <table:table-cell table:style-name="ACE-11" table:formula="of:=IF([.K211];2;&quot;&quot;)" office:value-type="float" office:value="2">
            <text:p>2</text:p>
          </table:table-cell>
          <table:table-cell table:style-name="ACE-11" table:formula="of:=IF([.K211];2;&quot;&quot;)" office:value-type="float" office:value="2">
            <text:p>2</text:p>
          </table:table-cell>
          <table:table-cell table:style-name="ACE-11" table:formula="of:=IF([.K211];[.F211];&quot;&quot;)" office:value-type="string" office:string-value="Hoppe et al. (1969)">
            <text:p>Hoppe et al. (196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, root plate 84-cm long, diameter 38–32 cm</text:p>
          </table:table-cell>
          <table:table-cell table:style-name="ACE-11" office:value-type="float" office:value="12.800000000000001">
            <text:p>12.8</text:p>
          </table:table-cell>
          <table:table-cell table:style-name="ACE-11" office:value-type="string">
            <text:p>3065±75</text:p>
          </table:table-cell>
          <table:table-cell table:style-name="ACE-11"/>
          <table:table-cell table:style-name="ACE-11" office:value-type="string">
            <text:p>St-2019</text:p>
          </table:table-cell>
          <table:table-cell table:style-name="ACE-11" office:value-type="string">
            <text:p>Hoppe et al. (1969)</text:p>
          </table:table-cell>
          <table:table-cell table:style-name="ACE-11"/>
          <table:table-cell table:style-name="ACE-11" table:formula="of:=IF([.K212];[.E212];&quot;&quot;)" office:value-type="string" office:string-value="St-2019">
            <text:p>St-2019</text:p>
          </table:table-cell>
          <table:table-cell table:number-columns-repeated="2" table:style-name="ACE-11"/>
          <table:table-cell table:style-name="ACE-11" office:value-type="float" office:value="3065">
            <text:p>3065</text:p>
          </table:table-cell>
          <table:table-cell table:style-name="ACE-11" office:value-type="float" office:value="75">
            <text:p>75</text:p>
          </table:table-cell>
          <table:table-cell table:style-name="ACE-11" table:formula="of:=[.K212]" office:value-type="float" office:value="3065">
            <text:p>3065</text:p>
          </table:table-cell>
          <table:table-cell table:style-name="ACE-11" table:formula="of:=[.L212]" office:value-type="float" office:value="75">
            <text:p>75</text:p>
          </table:table-cell>
          <table:table-cell table:style-name="ACE-11" table:formula="of:=IF([.K212];[.A212];&quot;&quot;)" office:value-type="string" office:string-value="Driftwood, root plate 84-cm long, diameter 38–32 cm">
            <text:p>Driftwood, root plate 84-cm long, diameter 38–32 cm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212];[.B212]-1;&quot;&quot;)" office:value-type="float" office:value="11.800000000000001">
            <text:p>11.8</text:p>
          </table:table-cell>
          <table:table-cell table:style-name="ACE-11" table:formula="of:=IF([.K212];2;&quot;&quot;)" office:value-type="float" office:value="2">
            <text:p>2</text:p>
          </table:table-cell>
          <table:table-cell table:style-name="ACE-11" table:formula="of:=IF([.K212];2;&quot;&quot;)" office:value-type="float" office:value="2">
            <text:p>2</text:p>
          </table:table-cell>
          <table:table-cell table:style-name="ACE-11" table:formula="of:=IF([.K212];[.F212];&quot;&quot;)" office:value-type="string" office:string-value="Hoppe et al. (1969)">
            <text:p>Hoppe et al. (196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, &gt;2-m long log, diameter 24 cm</text:p>
          </table:table-cell>
          <table:table-cell table:style-name="ACE-11" office:value-type="float" office:value="14.800000000000001">
            <text:p>14.8</text:p>
          </table:table-cell>
          <table:table-cell table:style-name="ACE-11" office:value-type="string">
            <text:p>4010±80</text:p>
          </table:table-cell>
          <table:table-cell table:style-name="ACE-11"/>
          <table:table-cell table:style-name="ACE-11" office:value-type="string">
            <text:p>St-1959</text:p>
          </table:table-cell>
          <table:table-cell table:style-name="ACE-11" office:value-type="string">
            <text:p>Hoppe et al. (1969)</text:p>
          </table:table-cell>
          <table:table-cell table:style-name="ACE-11"/>
          <table:table-cell table:style-name="ACE-11" table:formula="of:=IF([.K213];[.E213];&quot;&quot;)" office:value-type="string" office:string-value="St-1959">
            <text:p>St-1959</text:p>
          </table:table-cell>
          <table:table-cell table:number-columns-repeated="2" table:style-name="ACE-11"/>
          <table:table-cell table:style-name="ACE-11" office:value-type="float" office:value="4010">
            <text:p>4010</text:p>
          </table:table-cell>
          <table:table-cell table:style-name="ACE-11" office:value-type="float" office:value="80">
            <text:p>80</text:p>
          </table:table-cell>
          <table:table-cell table:style-name="ACE-11" table:formula="of:=[.K213]" office:value-type="float" office:value="4010">
            <text:p>4010</text:p>
          </table:table-cell>
          <table:table-cell table:style-name="ACE-11" table:formula="of:=[.L213]" office:value-type="float" office:value="80">
            <text:p>80</text:p>
          </table:table-cell>
          <table:table-cell table:style-name="ACE-11" table:formula="of:=IF([.K213];[.A213];&quot;&quot;)" office:value-type="string" office:string-value="Driftwood, &gt;2-m long log, diameter 24 cm">
            <text:p>Driftwood, &gt;2-m long log, diameter 24 cm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213];[.B213]-1;&quot;&quot;)" office:value-type="float" office:value="13.800000000000001">
            <text:p>13.8</text:p>
          </table:table-cell>
          <table:table-cell table:style-name="ACE-11" table:formula="of:=IF([.K213];2;&quot;&quot;)" office:value-type="float" office:value="2">
            <text:p>2</text:p>
          </table:table-cell>
          <table:table-cell table:style-name="ACE-11" table:formula="of:=IF([.K213];2;&quot;&quot;)" office:value-type="float" office:value="2">
            <text:p>2</text:p>
          </table:table-cell>
          <table:table-cell table:style-name="ACE-11" table:formula="of:=IF([.K213];[.F213];&quot;&quot;)" office:value-type="string" office:string-value="Hoppe et al. (1969)">
            <text:p>Hoppe et al. (196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vertebrae</text:p>
          </table:table-cell>
          <table:table-cell table:style-name="ACE-11" office:value-type="float" office:value="14.800000000000001">
            <text:p>14.8</text:p>
          </table:table-cell>
          <table:table-cell table:style-name="ACE-11" office:value-type="string">
            <text:p>3785±100</text:p>
          </table:table-cell>
          <table:table-cell table:style-name="ACE-11"/>
          <table:table-cell table:style-name="ACE-11" office:value-type="string">
            <text:p>St-1958</text:p>
          </table:table-cell>
          <table:table-cell table:style-name="ACE-11" office:value-type="string">
            <text:p>Hoppe et al. (1969)</text:p>
          </table:table-cell>
          <table:table-cell table:style-name="ACE-11"/>
          <table:table-cell table:style-name="ACE-11" table:formula="of:=IF([.K214];[.E214];&quot;&quot;)" office:value-type="string" office:string-value="St-1958">
            <text:p>St-1958</text:p>
          </table:table-cell>
          <table:table-cell table:number-columns-repeated="2" table:style-name="ACE-11"/>
          <table:table-cell table:style-name="ACE-11" office:value-type="float" office:value="3785">
            <text:p>3785</text:p>
          </table:table-cell>
          <table:table-cell table:style-name="ACE-11" office:value-type="float" office:value="100">
            <text:p>100</text:p>
          </table:table-cell>
          <table:table-cell table:style-name="ACE-11" table:formula="of:=[.K214]+440" office:value-type="float" office:value="4225">
            <text:p>4225</text:p>
          </table:table-cell>
          <table:table-cell table:style-name="ACE-11" table:formula="of:=[.L214]" office:value-type="float" office:value="100">
            <text:p>100</text:p>
          </table:table-cell>
          <table:table-cell table:style-name="ACE-11" table:formula="of:=IF([.K214];[.A214];&quot;&quot;)" office:value-type="string" office:string-value="Whale vertebrae">
            <text:p>Whale vertebra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214];[.B214]-1;&quot;&quot;)" office:value-type="float" office:value="13.800000000000001">
            <text:p>13.8</text:p>
          </table:table-cell>
          <table:table-cell table:style-name="ACE-11" table:formula="of:=IF([.K214];2;&quot;&quot;)" office:value-type="float" office:value="2">
            <text:p>2</text:p>
          </table:table-cell>
          <table:table-cell table:style-name="ACE-11" table:formula="of:=IF([.K214];2;&quot;&quot;)" office:value-type="float" office:value="2">
            <text:p>2</text:p>
          </table:table-cell>
          <table:table-cell table:style-name="ACE-11" table:formula="of:=IF([.K214];[.F214];&quot;&quot;)" office:value-type="string" office:string-value="Hoppe et al. (1969)">
            <text:p>Hoppe et al. (196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, 1.2-m long, diameter 13 cm</text:p>
          </table:table-cell>
          <table:table-cell table:style-name="ACE-11" office:value-type="float" office:value="17.899999999999999">
            <text:p>17.9</text:p>
          </table:table-cell>
          <table:table-cell table:style-name="ACE-11" office:value-type="string">
            <text:p>4115±80</text:p>
          </table:table-cell>
          <table:table-cell table:style-name="ACE-11"/>
          <table:table-cell table:style-name="ACE-11" office:value-type="string">
            <text:p>St-2213</text:p>
          </table:table-cell>
          <table:table-cell table:style-name="ACE-11" office:value-type="string">
            <text:p>Hoppe et al. (1969)</text:p>
          </table:table-cell>
          <table:table-cell table:style-name="ACE-11"/>
          <table:table-cell table:style-name="ACE-11" table:formula="of:=IF([.K215];[.E215];&quot;&quot;)" office:value-type="string" office:string-value="St-2213">
            <text:p>St-2213</text:p>
          </table:table-cell>
          <table:table-cell table:number-columns-repeated="2" table:style-name="ACE-11"/>
          <table:table-cell table:style-name="ACE-11" office:value-type="float" office:value="4115">
            <text:p>4115</text:p>
          </table:table-cell>
          <table:table-cell table:style-name="ACE-11" office:value-type="float" office:value="80">
            <text:p>80</text:p>
          </table:table-cell>
          <table:table-cell table:style-name="ACE-11" table:formula="of:=[.K215]+440" office:value-type="float" office:value="4555">
            <text:p>4555</text:p>
          </table:table-cell>
          <table:table-cell table:style-name="ACE-11" table:formula="of:=[.L215]" office:value-type="float" office:value="80">
            <text:p>80</text:p>
          </table:table-cell>
          <table:table-cell table:style-name="ACE-11" table:formula="of:=IF([.K215];[.A215];&quot;&quot;)" office:value-type="string" office:string-value="Whale rib, 1.2-m long, diameter 13 cm">
            <text:p>Whale rib, 1.2-m long, diameter 13 cm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215];[.B215]-1;&quot;&quot;)" office:value-type="float" office:value="16.899999999999999">
            <text:p>16.9</text:p>
          </table:table-cell>
          <table:table-cell table:style-name="ACE-11" table:formula="of:=IF([.K215];2;&quot;&quot;)" office:value-type="float" office:value="2">
            <text:p>2</text:p>
          </table:table-cell>
          <table:table-cell table:style-name="ACE-11" table:formula="of:=IF([.K215];2;&quot;&quot;)" office:value-type="float" office:value="2">
            <text:p>2</text:p>
          </table:table-cell>
          <table:table-cell table:style-name="ACE-11" table:formula="of:=IF([.K215];[.F215];&quot;&quot;)" office:value-type="string" office:string-value="Hoppe et al. (1969)">
            <text:p>Hoppe et al. (196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23.5">
            <text:p>23.5</text:p>
          </table:table-cell>
          <table:table-cell table:style-name="ACE-11" office:value-type="string">
            <text:p>5935±80</text:p>
          </table:table-cell>
          <table:table-cell table:style-name="ACE-11" office:value-type="float" office:value="-26.800000000000001">
            <text:p>−26.8</text:p>
          </table:table-cell>
          <table:table-cell table:style-name="ACE-11" office:value-type="string">
            <text:p>St-8606</text:p>
          </table:table-cell>
          <table:table-cell table:style-name="ACE-11" office:value-type="string">
            <text:p>Zale and Brydsten (1993)</text:p>
          </table:table-cell>
          <table:table-cell table:style-name="ACE-11"/>
          <table:table-cell table:style-name="ACE-11" table:formula="of:=IF([.K216];[.E216];&quot;&quot;)" office:value-type="string" office:string-value="St-8606">
            <text:p>St-8606</text:p>
          </table:table-cell>
          <table:table-cell table:number-columns-repeated="2" table:style-name="ACE-11"/>
          <table:table-cell table:style-name="ACE-11" office:value-type="float" office:value="5935">
            <text:p>5935</text:p>
          </table:table-cell>
          <table:table-cell table:style-name="ACE-11" office:value-type="float" office:value="80">
            <text:p>80</text:p>
          </table:table-cell>
          <table:table-cell table:style-name="ACE-11" table:formula="of:=[.K216]" office:value-type="float" office:value="5935">
            <text:p>5935</text:p>
          </table:table-cell>
          <table:table-cell table:style-name="ACE-11" table:formula="of:=[.L216]" office:value-type="float" office:value="80">
            <text:p>80</text:p>
          </table:table-cell>
          <table:table-cell table:style-name="ACE-11" table:formula="of:=IF([.K216];[.A216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216];[.B216]-1;&quot;&quot;)" office:value-type="float" office:value="22.5">
            <text:p>22.5</text:p>
          </table:table-cell>
          <table:table-cell table:style-name="ACE-11" table:formula="of:=IF([.K216];2;&quot;&quot;)" office:value-type="float" office:value="2">
            <text:p>2</text:p>
          </table:table-cell>
          <table:table-cell table:style-name="ACE-11" table:formula="of:=IF([.K216];2;&quot;&quot;)" office:value-type="float" office:value="2">
            <text:p>2</text:p>
          </table:table-cell>
          <table:table-cell table:style-name="ACE-11" table:formula="of:=IF([.K216];[.F216];&quot;&quot;)" office:value-type="string" office:string-value="Zale and Brydsten (1993)">
            <text:p>Zale and Brydsten (1993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27">
            <text:p>27</text:p>
          </table:table-cell>
          <table:table-cell table:style-name="ACE-11" office:value-type="string">
            <text:p>6100±80</text:p>
          </table:table-cell>
          <table:table-cell table:style-name="ACE-11" office:value-type="float" office:value="-25.100000000000001">
            <text:p>−25.1</text:p>
          </table:table-cell>
          <table:table-cell table:style-name="ACE-11" office:value-type="string">
            <text:p>St-8605</text:p>
          </table:table-cell>
          <table:table-cell table:style-name="ACE-11" office:value-type="string">
            <text:p>Zale and Brydsten (1993)</text:p>
          </table:table-cell>
          <table:table-cell table:style-name="ACE-11"/>
          <table:table-cell table:style-name="ACE-11" table:formula="of:=IF([.K217];[.E217];&quot;&quot;)" office:value-type="string" office:string-value="St-8605">
            <text:p>St-8605</text:p>
          </table:table-cell>
          <table:table-cell table:number-columns-repeated="2" table:style-name="ACE-11"/>
          <table:table-cell table:style-name="ACE-11" office:value-type="float" office:value="6100">
            <text:p>6100</text:p>
          </table:table-cell>
          <table:table-cell table:style-name="ACE-11" office:value-type="float" office:value="80">
            <text:p>80</text:p>
          </table:table-cell>
          <table:table-cell table:style-name="ACE-11" table:formula="of:=[.K217]" office:value-type="float" office:value="6100">
            <text:p>6100</text:p>
          </table:table-cell>
          <table:table-cell table:style-name="ACE-11" table:formula="of:=[.L217]" office:value-type="float" office:value="80">
            <text:p>80</text:p>
          </table:table-cell>
          <table:table-cell table:style-name="ACE-11" table:formula="of:=IF([.K217];[.A217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217];[.B217]-1;&quot;&quot;)" office:value-type="float" office:value="26">
            <text:p>26</text:p>
          </table:table-cell>
          <table:table-cell table:style-name="ACE-11" table:formula="of:=IF([.K217];2;&quot;&quot;)" office:value-type="float" office:value="2">
            <text:p>2</text:p>
          </table:table-cell>
          <table:table-cell table:style-name="ACE-11" table:formula="of:=IF([.K217];2;&quot;&quot;)" office:value-type="float" office:value="2">
            <text:p>2</text:p>
          </table:table-cell>
          <table:table-cell table:style-name="ACE-11" table:formula="of:=IF([.K217];[.F217];&quot;&quot;)" office:value-type="string" office:string-value="Zale and Brydsten (1993)">
            <text:p>Zale and Brydsten (1993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30.5">
            <text:p>30.5</text:p>
          </table:table-cell>
          <table:table-cell table:style-name="ACE-11" office:value-type="string">
            <text:p>6240±80</text:p>
          </table:table-cell>
          <table:table-cell table:style-name="ACE-11"/>
          <table:table-cell table:style-name="ACE-11" office:value-type="string">
            <text:p>St-2018</text:p>
          </table:table-cell>
          <table:table-cell table:style-name="ACE-11" office:value-type="string">
            <text:p>Hoppe et al. (1969)</text:p>
          </table:table-cell>
          <table:table-cell table:style-name="ACE-11"/>
          <table:table-cell table:style-name="ACE-11" table:formula="of:=IF([.K218];[.E218];&quot;&quot;)" office:value-type="string" office:string-value="St-2018">
            <text:p>St-2018</text:p>
          </table:table-cell>
          <table:table-cell table:number-columns-repeated="2" table:style-name="ACE-11"/>
          <table:table-cell table:style-name="ACE-11" office:value-type="float" office:value="6240">
            <text:p>6240</text:p>
          </table:table-cell>
          <table:table-cell table:style-name="ACE-11" office:value-type="float" office:value="80">
            <text:p>80</text:p>
          </table:table-cell>
          <table:table-cell table:style-name="ACE-11" table:formula="of:=[.K218]" office:value-type="float" office:value="6240">
            <text:p>6240</text:p>
          </table:table-cell>
          <table:table-cell table:style-name="ACE-11" table:formula="of:=[.L218]" office:value-type="float" office:value="80">
            <text:p>80</text:p>
          </table:table-cell>
          <table:table-cell table:style-name="ACE-11" table:formula="of:=IF([.K218];[.A218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218];[.B218]-1;&quot;&quot;)" office:value-type="float" office:value="29.5">
            <text:p>29.5</text:p>
          </table:table-cell>
          <table:table-cell table:style-name="ACE-11" table:formula="of:=IF([.K218];2;&quot;&quot;)" office:value-type="float" office:value="2">
            <text:p>2</text:p>
          </table:table-cell>
          <table:table-cell table:style-name="ACE-11" table:formula="of:=IF([.K218];2;&quot;&quot;)" office:value-type="float" office:value="2">
            <text:p>2</text:p>
          </table:table-cell>
          <table:table-cell table:style-name="ACE-11" table:formula="of:=IF([.K218];[.F218];&quot;&quot;)" office:value-type="string" office:string-value="Hoppe et al. (1969)">
            <text:p>Hoppe et al. (196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48.5">
            <text:p>48.5</text:p>
          </table:table-cell>
          <table:table-cell table:style-name="ACE-11" office:value-type="string">
            <text:p>9535±120</text:p>
          </table:table-cell>
          <table:table-cell table:style-name="ACE-11" office:value-type="float" office:value="-27">
            <text:p>−27</text:p>
          </table:table-cell>
          <table:table-cell table:style-name="ACE-11" office:value-type="string">
            <text:p>St-8603</text:p>
          </table:table-cell>
          <table:table-cell table:style-name="ACE-11" office:value-type="string">
            <text:p>Zale and Brydsten (1993)</text:p>
          </table:table-cell>
          <table:table-cell table:style-name="ACE-11"/>
          <table:table-cell table:style-name="ACE-11" table:formula="of:=IF([.K219];[.E219];&quot;&quot;)" office:value-type="string" office:string-value="St-8603">
            <text:p>St-8603</text:p>
          </table:table-cell>
          <table:table-cell table:number-columns-repeated="2" table:style-name="ACE-11"/>
          <table:table-cell table:style-name="ACE-11" office:value-type="float" office:value="9535">
            <text:p>9535</text:p>
          </table:table-cell>
          <table:table-cell table:style-name="ACE-11" office:value-type="float" office:value="120">
            <text:p>120</text:p>
          </table:table-cell>
          <table:table-cell table:style-name="ACE-11" table:formula="of:=[.K219]" office:value-type="float" office:value="9535">
            <text:p>9535</text:p>
          </table:table-cell>
          <table:table-cell table:style-name="ACE-11" table:formula="of:=[.L219]" office:value-type="float" office:value="120">
            <text:p>120</text:p>
          </table:table-cell>
          <table:table-cell table:style-name="ACE-11" table:formula="of:=IF([.K219];[.A219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219];[.B219]-1;&quot;&quot;)" office:value-type="float" office:value="47.5">
            <text:p>47.5</text:p>
          </table:table-cell>
          <table:table-cell table:style-name="ACE-11" table:formula="of:=IF([.K219];2;&quot;&quot;)" office:value-type="float" office:value="2">
            <text:p>2</text:p>
          </table:table-cell>
          <table:table-cell table:style-name="ACE-11" table:formula="of:=IF([.K219];2;&quot;&quot;)" office:value-type="float" office:value="2">
            <text:p>2</text:p>
          </table:table-cell>
          <table:table-cell table:style-name="ACE-11" table:formula="of:=IF([.K219];[.F219];&quot;&quot;)" office:value-type="string" office:string-value="Zale and Brydsten (1993)">
            <text:p>Zale and Brydsten (1993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, 1.1-m long log</text:p>
          </table:table-cell>
          <table:table-cell table:style-name="ACE-11" office:value-type="float" office:value="50.600000000000001">
            <text:p>50.6</text:p>
          </table:table-cell>
          <table:table-cell table:style-name="ACE-11" office:value-type="string">
            <text:p>9435±115</text:p>
          </table:table-cell>
          <table:table-cell table:style-name="ACE-11"/>
          <table:table-cell table:style-name="ACE-11" office:value-type="string">
            <text:p>St-1960</text:p>
          </table:table-cell>
          <table:table-cell table:style-name="ACE-11" office:value-type="string">
            <text:p>Hoppe et al. (1969)</text:p>
          </table:table-cell>
          <table:table-cell table:style-name="ACE-11"/>
          <table:table-cell table:style-name="ACE-11" table:formula="of:=IF([.K220];[.E220];&quot;&quot;)" office:value-type="string" office:string-value="St-1960">
            <text:p>St-1960</text:p>
          </table:table-cell>
          <table:table-cell table:number-columns-repeated="2" table:style-name="ACE-11"/>
          <table:table-cell table:style-name="ACE-11" office:value-type="float" office:value="9435">
            <text:p>9435</text:p>
          </table:table-cell>
          <table:table-cell table:style-name="ACE-11" office:value-type="float" office:value="115">
            <text:p>115</text:p>
          </table:table-cell>
          <table:table-cell table:style-name="ACE-11" table:formula="of:=[.K220]" office:value-type="float" office:value="9435">
            <text:p>9435</text:p>
          </table:table-cell>
          <table:table-cell table:style-name="ACE-11" table:formula="of:=[.L220]" office:value-type="float" office:value="115">
            <text:p>115</text:p>
          </table:table-cell>
          <table:table-cell table:style-name="ACE-11" table:formula="of:=IF([.K220];[.A220];&quot;&quot;)" office:value-type="string" office:string-value="Driftwood, 1.1-m long log">
            <text:p>Driftwood, 1.1-m long log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220];[.B220]-1;&quot;&quot;)" office:value-type="float" office:value="49.600000000000001">
            <text:p>49.6</text:p>
          </table:table-cell>
          <table:table-cell table:style-name="ACE-11" table:formula="of:=IF([.K220];2;&quot;&quot;)" office:value-type="float" office:value="2">
            <text:p>2</text:p>
          </table:table-cell>
          <table:table-cell table:style-name="ACE-11" table:formula="of:=IF([.K220];2;&quot;&quot;)" office:value-type="float" office:value="2">
            <text:p>2</text:p>
          </table:table-cell>
          <table:table-cell table:style-name="ACE-11" table:formula="of:=IF([.K220];[.F220];&quot;&quot;)" office:value-type="string" office:string-value="Hoppe et al. (1969)">
            <text:p>Hoppe et al. (196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, probably a root, 1.5-m long log, diameter 18 cm</text:p>
          </table:table-cell>
          <table:table-cell table:style-name="ACE-11" office:value-type="float" office:value="51.100000000000001">
            <text:p>51.1</text:p>
          </table:table-cell>
          <table:table-cell table:style-name="ACE-11" office:value-type="string">
            <text:p>9510±120</text:p>
          </table:table-cell>
          <table:table-cell table:style-name="ACE-11"/>
          <table:table-cell table:style-name="ACE-11" office:value-type="string">
            <text:p>St-2225</text:p>
          </table:table-cell>
          <table:table-cell table:style-name="ACE-11" office:value-type="string">
            <text:p>Hoppe et al. (1969)</text:p>
          </table:table-cell>
          <table:table-cell table:style-name="ACE-11"/>
          <table:table-cell table:style-name="ACE-11" table:formula="of:=IF([.K221];[.E221];&quot;&quot;)" office:value-type="string" office:string-value="St-2225">
            <text:p>St-2225</text:p>
          </table:table-cell>
          <table:table-cell table:number-columns-repeated="2" table:style-name="ACE-11"/>
          <table:table-cell table:style-name="ACE-11" office:value-type="float" office:value="9510">
            <text:p>9510</text:p>
          </table:table-cell>
          <table:table-cell table:style-name="ACE-11" office:value-type="float" office:value="120">
            <text:p>120</text:p>
          </table:table-cell>
          <table:table-cell table:style-name="ACE-11" table:formula="of:=[.K221]" office:value-type="float" office:value="9510">
            <text:p>9510</text:p>
          </table:table-cell>
          <table:table-cell table:style-name="ACE-11" table:formula="of:=[.L221]" office:value-type="float" office:value="120">
            <text:p>120</text:p>
          </table:table-cell>
          <table:table-cell table:style-name="ACE-11" table:formula="of:=IF([.K221];[.A221];&quot;&quot;)" office:value-type="string" office:string-value="Driftwood, probably a root, 1.5-m long log, diameter 18 cm">
            <text:p>Driftwood, probably a root, 1.5-m long log, diameter 18 cm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221];[.B221]-1;&quot;&quot;)" office:value-type="float" office:value="50.100000000000001">
            <text:p>50.1</text:p>
          </table:table-cell>
          <table:table-cell table:style-name="ACE-11" table:formula="of:=IF([.K221];2;&quot;&quot;)" office:value-type="float" office:value="2">
            <text:p>2</text:p>
          </table:table-cell>
          <table:table-cell table:style-name="ACE-11" table:formula="of:=IF([.K221];2;&quot;&quot;)" office:value-type="float" office:value="2">
            <text:p>2</text:p>
          </table:table-cell>
          <table:table-cell table:style-name="ACE-11" table:formula="of:=IF([.K221];[.F221];&quot;&quot;)" office:value-type="string" office:string-value="Hoppe et al. (1969)">
            <text:p>Hoppe et al. (1969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58">
            <text:p>58</text:p>
          </table:table-cell>
          <table:table-cell table:style-name="ACE-11" office:value-type="string">
            <text:p>9800±130</text:p>
          </table:table-cell>
          <table:table-cell table:style-name="ACE-11" office:value-type="float" office:value="-27.399999999999999">
            <text:p>−27.4</text:p>
          </table:table-cell>
          <table:table-cell table:style-name="ACE-11" office:value-type="string">
            <text:p>St-8604</text:p>
          </table:table-cell>
          <table:table-cell table:style-name="ACE-11" office:value-type="string">
            <text:p>Zale and Brydsten (1993)</text:p>
          </table:table-cell>
          <table:table-cell table:style-name="ACE-11"/>
          <table:table-cell table:style-name="ACE-11" table:formula="of:=IF([.K222];[.E222];&quot;&quot;)" office:value-type="string" office:string-value="St-8604">
            <text:p>St-8604</text:p>
          </table:table-cell>
          <table:table-cell table:number-columns-repeated="2" table:style-name="ACE-11"/>
          <table:table-cell table:style-name="ACE-11" office:value-type="float" office:value="9800">
            <text:p>9800</text:p>
          </table:table-cell>
          <table:table-cell table:style-name="ACE-11" office:value-type="float" office:value="130">
            <text:p>130</text:p>
          </table:table-cell>
          <table:table-cell table:style-name="ACE-11" table:formula="of:=[.K222]" office:value-type="float" office:value="9800">
            <text:p>9800</text:p>
          </table:table-cell>
          <table:table-cell table:style-name="ACE-11" table:formula="of:=[.L222]" office:value-type="float" office:value="130">
            <text:p>130</text:p>
          </table:table-cell>
          <table:table-cell table:style-name="ACE-11" table:formula="of:=IF([.K222];[.A222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222];[.B222]-1;&quot;&quot;)" office:value-type="float" office:value="57">
            <text:p>57</text:p>
          </table:table-cell>
          <table:table-cell table:style-name="ACE-11" table:formula="of:=IF([.K222];2;&quot;&quot;)" office:value-type="float" office:value="2">
            <text:p>2</text:p>
          </table:table-cell>
          <table:table-cell table:style-name="ACE-11" table:formula="of:=IF([.K222];2;&quot;&quot;)" office:value-type="float" office:value="2">
            <text:p>2</text:p>
          </table:table-cell>
          <table:table-cell table:style-name="ACE-11" table:formula="of:=IF([.K222];[.F222];&quot;&quot;)" office:value-type="string" office:string-value="Zale and Brydsten (1993)">
            <text:p>Zale and Brydsten (1993)</text:p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223];[.E22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23];[.A22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23];[.B223]-1;&quot;&quot;)" office:value-type="string" office:string-value="">
            <text:p/>
          </table:table-cell>
          <table:table-cell table:style-name="ACE-11" table:formula="of:=IF([.K223];2;&quot;&quot;)" office:value-type="string" office:string-value="">
            <text:p/>
          </table:table-cell>
          <table:table-cell table:style-name="ACE-11" table:formula="of:=IF([.K223];2;&quot;&quot;)" office:value-type="string" office:string-value="">
            <text:p/>
          </table:table-cell>
          <table:table-cell table:style-name="ACE-11" table:formula="of:=IF([.K223];[.F22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Kapp Ziehen, Barentsøya: marine limit 88.5±1.0 m aht</text:p>
          </table:table-cell>
          <table:table-cell table:number-columns-repeated="6" table:style-name="ACE-11"/>
          <table:table-cell table:style-name="ACE-11" table:formula="of:=IF([.K224];[.E22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24];[.A22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24];[.B224]-1;&quot;&quot;)" office:value-type="string" office:string-value="">
            <text:p/>
          </table:table-cell>
          <table:table-cell table:style-name="ACE-11" table:formula="of:=IF([.K224];2;&quot;&quot;)" office:value-type="string" office:string-value="">
            <text:p/>
          </table:table-cell>
          <table:table-cell table:style-name="ACE-11" table:formula="of:=IF([.K224];2;&quot;&quot;)" office:value-type="string" office:string-value="">
            <text:p/>
          </table:table-cell>
          <table:table-cell table:style-name="ACE-11" table:formula="of:=IF([.K224];[.F22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.1-m long log of Larix gmelini buried in sediments</text:p>
          </table:table-cell>
          <table:table-cell table:style-name="ACE-11" office:value-type="float" office:value="3.7999999999999998">
            <text:p>3.8</text:p>
          </table:table-cell>
          <table:table-cell table:style-name="ACE-11" office:value-type="string">
            <text:p>655±50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Lu-3542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25];[.E22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25];[.A22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25];[.B225]-1;&quot;&quot;)" office:value-type="string" office:string-value="">
            <text:p/>
          </table:table-cell>
          <table:table-cell table:style-name="ACE-11" table:formula="of:=IF([.K225];2;&quot;&quot;)" office:value-type="string" office:string-value="">
            <text:p/>
          </table:table-cell>
          <table:table-cell table:style-name="ACE-11" table:formula="of:=IF([.K225];2;&quot;&quot;)" office:value-type="string" office:string-value="">
            <text:p/>
          </table:table-cell>
          <table:table-cell table:style-name="ACE-11" table:formula="of:=IF([.K225];[.F22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4.0-m long log, 25-cm diameter found on surface</text:p>
          </table:table-cell>
          <table:table-cell table:style-name="ACE-11" office:value-type="float" office:value="4.7999999999999998">
            <text:p>4.8</text:p>
          </table:table-cell>
          <table:table-cell table:style-name="ACE-11" office:value-type="string">
            <text:p>975±60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Lu-3385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26];[.E22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26];[.A22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26];[.B226]-1;&quot;&quot;)" office:value-type="string" office:string-value="">
            <text:p/>
          </table:table-cell>
          <table:table-cell table:style-name="ACE-11" table:formula="of:=IF([.K226];2;&quot;&quot;)" office:value-type="string" office:string-value="">
            <text:p/>
          </table:table-cell>
          <table:table-cell table:style-name="ACE-11" table:formula="of:=IF([.K226];2;&quot;&quot;)" office:value-type="string" office:string-value="">
            <text:p/>
          </table:table-cell>
          <table:table-cell table:style-name="ACE-11" table:formula="of:=IF([.K226];[.F22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.6-m long log of Pinus cembra</text:p>
          </table:table-cell>
          <table:table-cell table:style-name="ACE-11" office:value-type="float" office:value="8.9000000000000004">
            <text:p>8.9</text:p>
          </table:table-cell>
          <table:table-cell table:style-name="ACE-11" office:value-type="string">
            <text:p>2835±50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T-10251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27];[.E22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27];[.A22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27];[.B227]-1;&quot;&quot;)" office:value-type="string" office:string-value="">
            <text:p/>
          </table:table-cell>
          <table:table-cell table:style-name="ACE-11" table:formula="of:=IF([.K227];2;&quot;&quot;)" office:value-type="string" office:string-value="">
            <text:p/>
          </table:table-cell>
          <table:table-cell table:style-name="ACE-11" table:formula="of:=IF([.K227];2;&quot;&quot;)" office:value-type="string" office:string-value="">
            <text:p/>
          </table:table-cell>
          <table:table-cell table:style-name="ACE-11" table:formula="of:=IF([.K227];[.F22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.3-nm long log of Picea abies</text:p>
          </table:table-cell>
          <table:table-cell table:style-name="ACE-11" office:value-type="float" office:value="12">
            <text:p>12</text:p>
          </table:table-cell>
          <table:table-cell table:style-name="ACE-11" office:value-type="string">
            <text:p>3605±70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Lu-3543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28];[.E22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28];[.A22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28];[.B228]-1;&quot;&quot;)" office:value-type="string" office:string-value="">
            <text:p/>
          </table:table-cell>
          <table:table-cell table:style-name="ACE-11" table:formula="of:=IF([.K228];2;&quot;&quot;)" office:value-type="string" office:string-value="">
            <text:p/>
          </table:table-cell>
          <table:table-cell table:style-name="ACE-11" table:formula="of:=IF([.K228];2;&quot;&quot;)" office:value-type="string" office:string-value="">
            <text:p/>
          </table:table-cell>
          <table:table-cell table:style-name="ACE-11" table:formula="of:=IF([.K228];[.F22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.8-m long log of Picea sp.</text:p>
          </table:table-cell>
          <table:table-cell table:style-name="ACE-11" office:value-type="float" office:value="13.5">
            <text:p>13.5</text:p>
          </table:table-cell>
          <table:table-cell table:style-name="ACE-11" office:value-type="string">
            <text:p>3640±90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T-10252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29];[.E22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29];[.A22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29];[.B229]-1;&quot;&quot;)" office:value-type="string" office:string-value="">
            <text:p/>
          </table:table-cell>
          <table:table-cell table:style-name="ACE-11" table:formula="of:=IF([.K229];2;&quot;&quot;)" office:value-type="string" office:string-value="">
            <text:p/>
          </table:table-cell>
          <table:table-cell table:style-name="ACE-11" table:formula="of:=IF([.K229];2;&quot;&quot;)" office:value-type="string" office:string-value="">
            <text:p/>
          </table:table-cell>
          <table:table-cell table:style-name="ACE-11" table:formula="of:=IF([.K229];[.F22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.3-m long log of Picea mariana buried in sediments</text:p>
          </table:table-cell>
          <table:table-cell table:style-name="ACE-11" office:value-type="float" office:value="17.199999999999999">
            <text:p>17.2</text:p>
          </table:table-cell>
          <table:table-cell table:style-name="ACE-11" office:value-type="string">
            <text:p>4475±95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T-9918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30];[.E23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30];[.A23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30];[.B230]-1;&quot;&quot;)" office:value-type="string" office:string-value="">
            <text:p/>
          </table:table-cell>
          <table:table-cell table:style-name="ACE-11" table:formula="of:=IF([.K230];2;&quot;&quot;)" office:value-type="string" office:string-value="">
            <text:p/>
          </table:table-cell>
          <table:table-cell table:style-name="ACE-11" table:formula="of:=IF([.K230];2;&quot;&quot;)" office:value-type="string" office:string-value="">
            <text:p/>
          </table:table-cell>
          <table:table-cell table:style-name="ACE-11" table:formula="of:=IF([.K230];[.F23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0.8-m long log root piece of Picea sp.</text:p>
          </table:table-cell>
          <table:table-cell table:style-name="ACE-11" office:value-type="float" office:value="20.5">
            <text:p>20.5</text:p>
          </table:table-cell>
          <table:table-cell table:style-name="ACE-11" office:value-type="string">
            <text:p>4680±75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T-10253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31];[.E23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31];[.A23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31];[.B231]-1;&quot;&quot;)" office:value-type="string" office:string-value="">
            <text:p/>
          </table:table-cell>
          <table:table-cell table:style-name="ACE-11" table:formula="of:=IF([.K231];2;&quot;&quot;)" office:value-type="string" office:string-value="">
            <text:p/>
          </table:table-cell>
          <table:table-cell table:style-name="ACE-11" table:formula="of:=IF([.K231];2;&quot;&quot;)" office:value-type="string" office:string-value="">
            <text:p/>
          </table:table-cell>
          <table:table-cell table:style-name="ACE-11" table:formula="of:=IF([.K231];[.F23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.4-m long log of Picea sp. embedded in beach ridge</text:p>
          </table:table-cell>
          <table:table-cell table:style-name="ACE-11" office:value-type="float" office:value="22.800000000000001">
            <text:p>22.8</text:p>
          </table:table-cell>
          <table:table-cell table:style-name="ACE-11" office:value-type="string">
            <text:p>5355±80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LU-3383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32];[.E23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32];[.A23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32];[.B232]-1;&quot;&quot;)" office:value-type="string" office:string-value="">
            <text:p/>
          </table:table-cell>
          <table:table-cell table:style-name="ACE-11" table:formula="of:=IF([.K232];2;&quot;&quot;)" office:value-type="string" office:string-value="">
            <text:p/>
          </table:table-cell>
          <table:table-cell table:style-name="ACE-11" table:formula="of:=IF([.K232];2;&quot;&quot;)" office:value-type="string" office:string-value="">
            <text:p/>
          </table:table-cell>
          <table:table-cell table:style-name="ACE-11" table:formula="of:=IF([.K232];[.F23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.8-m long log of Larix sp. in beach sediment</text:p>
          </table:table-cell>
          <table:table-cell table:style-name="ACE-11" office:value-type="float" office:value="30">
            <text:p>30</text:p>
          </table:table-cell>
          <table:table-cell table:style-name="ACE-11" office:value-type="string">
            <text:p>6170±85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T-9917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33];[.E23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33];[.A23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33];[.B233]-1;&quot;&quot;)" office:value-type="string" office:string-value="">
            <text:p/>
          </table:table-cell>
          <table:table-cell table:style-name="ACE-11" table:formula="of:=IF([.K233];2;&quot;&quot;)" office:value-type="string" office:string-value="">
            <text:p/>
          </table:table-cell>
          <table:table-cell table:style-name="ACE-11" table:formula="of:=IF([.K233];2;&quot;&quot;)" office:value-type="string" office:string-value="">
            <text:p/>
          </table:table-cell>
          <table:table-cell table:style-name="ACE-11" table:formula="of:=IF([.K233];[.F23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.6-m long log with root plate of Pinus cembra</text:p>
          </table:table-cell>
          <table:table-cell table:style-name="ACE-11" office:value-type="float" office:value="34">
            <text:p>34</text:p>
          </table:table-cell>
          <table:table-cell table:style-name="ACE-11" office:value-type="string">
            <text:p>7220±110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T-10254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34];[.E23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34];[.A23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34];[.B234]-1;&quot;&quot;)" office:value-type="string" office:string-value="">
            <text:p/>
          </table:table-cell>
          <table:table-cell table:style-name="ACE-11" table:formula="of:=IF([.K234];2;&quot;&quot;)" office:value-type="string" office:string-value="">
            <text:p/>
          </table:table-cell>
          <table:table-cell table:style-name="ACE-11" table:formula="of:=IF([.K234];2;&quot;&quot;)" office:value-type="string" office:string-value="">
            <text:p/>
          </table:table-cell>
          <table:table-cell table:style-name="ACE-11" table:formula="of:=IF([.K234];[.F23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mall piece of log with partial root plate</text:p>
          </table:table-cell>
          <table:table-cell table:style-name="ACE-11" office:value-type="float" office:value="36.600000000000001">
            <text:p>36.6</text:p>
          </table:table-cell>
          <table:table-cell table:style-name="ACE-11" office:value-type="string">
            <text:p>6950±40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T-10981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35];[.E23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35];[.A23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35];[.B235]-1;&quot;&quot;)" office:value-type="string" office:string-value="">
            <text:p/>
          </table:table-cell>
          <table:table-cell table:style-name="ACE-11" table:formula="of:=IF([.K235];2;&quot;&quot;)" office:value-type="string" office:string-value="">
            <text:p/>
          </table:table-cell>
          <table:table-cell table:style-name="ACE-11" table:formula="of:=IF([.K235];2;&quot;&quot;)" office:value-type="string" office:string-value="">
            <text:p/>
          </table:table-cell>
          <table:table-cell table:style-name="ACE-11" table:formula="of:=IF([.K235];[.F23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0.30-m long log buried by 1 m of beach gravel</text:p>
          </table:table-cell>
          <table:table-cell table:style-name="ACE-11" office:value-type="float" office:value="36.600000000000001">
            <text:p>36.6</text:p>
          </table:table-cell>
          <table:table-cell table:style-name="ACE-11" office:value-type="string">
            <text:p>6945±50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T-10980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36];[.E23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36];[.A23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36];[.B236]-1;&quot;&quot;)" office:value-type="string" office:string-value="">
            <text:p/>
          </table:table-cell>
          <table:table-cell table:style-name="ACE-11" table:formula="of:=IF([.K236];2;&quot;&quot;)" office:value-type="string" office:string-value="">
            <text:p/>
          </table:table-cell>
          <table:table-cell table:style-name="ACE-11" table:formula="of:=IF([.K236];2;&quot;&quot;)" office:value-type="string" office:string-value="">
            <text:p/>
          </table:table-cell>
          <table:table-cell table:style-name="ACE-11" table:formula="of:=IF([.K236];[.F23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aired valves of Hiatella arctica buried by 1 m beach gravel</text:p>
          </table:table-cell>
          <table:table-cell table:style-name="ACE-11" office:value-type="float" office:value="36.600000000000001">
            <text:p>36.6</text:p>
          </table:table-cell>
          <table:table-cell table:style-name="ACE-11" office:value-type="string">
            <text:p>6995±60</text:p>
          </table:table-cell>
          <table:table-cell table:style-name="ACE-11" office:value-type="float" office:value="1.02">
            <text:p>1.02</text:p>
          </table:table-cell>
          <table:table-cell table:style-name="ACE-11" office:value-type="string">
            <text:p>TUa-690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37];[.E23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37];[.A23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37];[.B237]-1;&quot;&quot;)" office:value-type="string" office:string-value="">
            <text:p/>
          </table:table-cell>
          <table:table-cell table:style-name="ACE-11" table:formula="of:=IF([.K237];2;&quot;&quot;)" office:value-type="string" office:string-value="">
            <text:p/>
          </table:table-cell>
          <table:table-cell table:style-name="ACE-11" table:formula="of:=IF([.K237];2;&quot;&quot;)" office:value-type="string" office:string-value="">
            <text:p/>
          </table:table-cell>
          <table:table-cell table:style-name="ACE-11" table:formula="of:=IF([.K237];[.F23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At least 1.6-m long log of Larix gmelini buried in sediments</text:p>
          </table:table-cell>
          <table:table-cell table:style-name="ACE-11" office:value-type="float" office:value="39.200000000000003">
            <text:p>39.2</text:p>
          </table:table-cell>
          <table:table-cell table:style-name="ACE-11" office:value-type="string">
            <text:p>7880±115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T-10255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38];[.E23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38];[.A23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38];[.B238]-1;&quot;&quot;)" office:value-type="string" office:string-value="">
            <text:p/>
          </table:table-cell>
          <table:table-cell table:style-name="ACE-11" table:formula="of:=IF([.K238];2;&quot;&quot;)" office:value-type="string" office:string-value="">
            <text:p/>
          </table:table-cell>
          <table:table-cell table:style-name="ACE-11" table:formula="of:=IF([.K238];2;&quot;&quot;)" office:value-type="string" office:string-value="">
            <text:p/>
          </table:table-cell>
          <table:table-cell table:style-name="ACE-11" table:formula="of:=IF([.K238];[.F23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At least 1.6-m long log of Pinus cembra in beach ridge</text:p>
          </table:table-cell>
          <table:table-cell table:style-name="ACE-11" office:value-type="float" office:value="42.899999999999999">
            <text:p>42.9</text:p>
          </table:table-cell>
          <table:table-cell table:style-name="ACE-11" office:value-type="string">
            <text:p>7905±110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T-9916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39];[.E23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39];[.A23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39];[.B239]-1;&quot;&quot;)" office:value-type="string" office:string-value="">
            <text:p/>
          </table:table-cell>
          <table:table-cell table:style-name="ACE-11" table:formula="of:=IF([.K239];2;&quot;&quot;)" office:value-type="string" office:string-value="">
            <text:p/>
          </table:table-cell>
          <table:table-cell table:style-name="ACE-11" table:formula="of:=IF([.K239];2;&quot;&quot;)" office:value-type="string" office:string-value="">
            <text:p/>
          </table:table-cell>
          <table:table-cell table:style-name="ACE-11" table:formula="of:=IF([.K239];[.F23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0.55-m long whale rib</text:p>
          </table:table-cell>
          <table:table-cell table:style-name="ACE-11" office:value-type="float" office:value="50.100000000000001">
            <text:p>50.1</text:p>
          </table:table-cell>
          <table:table-cell table:style-name="ACE-11" office:value-type="string">
            <text:p>8855±160</text:p>
          </table:table-cell>
          <table:table-cell table:style-name="ACE-11" office:value-type="float" office:value="-16.399999999999999">
            <text:p>−16.4</text:p>
          </table:table-cell>
          <table:table-cell table:style-name="ACE-11" office:value-type="string">
            <text:p>T-10257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40];[.E24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40];[.A24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40];[.B240]-1;&quot;&quot;)" office:value-type="string" office:string-value="">
            <text:p/>
          </table:table-cell>
          <table:table-cell table:style-name="ACE-11" table:formula="of:=IF([.K240];2;&quot;&quot;)" office:value-type="string" office:string-value="">
            <text:p/>
          </table:table-cell>
          <table:table-cell table:style-name="ACE-11" table:formula="of:=IF([.K240];2;&quot;&quot;)" office:value-type="string" office:string-value="">
            <text:p/>
          </table:table-cell>
          <table:table-cell table:style-name="ACE-11" table:formula="of:=IF([.K240];[.F24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At least 0.9-m long log of Larix larcina buried in sediments</text:p>
          </table:table-cell>
          <table:table-cell table:style-name="ACE-11" office:value-type="float" office:value="56.700000000000003">
            <text:p>56.7</text:p>
          </table:table-cell>
          <table:table-cell table:style-name="ACE-11" office:value-type="string">
            <text:p>8870±55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T-9915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41];[.E24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41];[.A24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41];[.B241]-1;&quot;&quot;)" office:value-type="string" office:string-value="">
            <text:p/>
          </table:table-cell>
          <table:table-cell table:style-name="ACE-11" table:formula="of:=IF([.K241];2;&quot;&quot;)" office:value-type="string" office:string-value="">
            <text:p/>
          </table:table-cell>
          <table:table-cell table:style-name="ACE-11" table:formula="of:=IF([.K241];2;&quot;&quot;)" office:value-type="string" office:string-value="">
            <text:p/>
          </table:table-cell>
          <table:table-cell table:style-name="ACE-11" table:formula="of:=IF([.K241];[.F24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iece of Hiatella arctica buried by 1.4 m beach gravel</text:p>
          </table:table-cell>
          <table:table-cell table:style-name="ACE-11" office:value-type="float" office:value="63.600000000000001">
            <text:p>63.6</text:p>
          </table:table-cell>
          <table:table-cell table:style-name="ACE-11" office:value-type="string">
            <text:p>9205±85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TUa-689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42];[.E24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42];[.A24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42];[.B242]-1;&quot;&quot;)" office:value-type="string" office:string-value="">
            <text:p/>
          </table:table-cell>
          <table:table-cell table:style-name="ACE-11" table:formula="of:=IF([.K242];2;&quot;&quot;)" office:value-type="string" office:string-value="">
            <text:p/>
          </table:table-cell>
          <table:table-cell table:style-name="ACE-11" table:formula="of:=IF([.K242];2;&quot;&quot;)" office:value-type="string" office:string-value="">
            <text:p/>
          </table:table-cell>
          <table:table-cell table:style-name="ACE-11" table:formula="of:=IF([.K242];[.F24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Two big whale jaw bones buried by 1.4 m beach gravels</text:p>
          </table:table-cell>
          <table:table-cell table:style-name="ACE-11" office:value-type="float" office:value="63.5">
            <text:p>63.5</text:p>
          </table:table-cell>
          <table:table-cell table:style-name="ACE-11" office:value-type="string">
            <text:p>9135±45</text:p>
          </table:table-cell>
          <table:table-cell table:style-name="ACE-11" office:value-type="float" office:value="-19.800000000000001">
            <text:p>−19.8</text:p>
          </table:table-cell>
          <table:table-cell table:style-name="ACE-11" office:value-type="string">
            <text:p>T-10978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43];[.E24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43];[.A24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43];[.B243]-1;&quot;&quot;)" office:value-type="string" office:string-value="">
            <text:p/>
          </table:table-cell>
          <table:table-cell table:style-name="ACE-11" table:formula="of:=IF([.K243];2;&quot;&quot;)" office:value-type="string" office:string-value="">
            <text:p/>
          </table:table-cell>
          <table:table-cell table:style-name="ACE-11" table:formula="of:=IF([.K243];2;&quot;&quot;)" office:value-type="string" office:string-value="">
            <text:p/>
          </table:table-cell>
          <table:table-cell table:style-name="ACE-11" table:formula="of:=IF([.K243];[.F24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.0-m long log of Salix sp. buried in sediments</text:p>
          </table:table-cell>
          <table:table-cell table:style-name="ACE-11" office:value-type="float" office:value="63.5">
            <text:p>63.5</text:p>
          </table:table-cell>
          <table:table-cell table:style-name="ACE-11" office:value-type="string">
            <text:p>9105±55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T-9914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44];[.E24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44];[.A24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44];[.B244]-1;&quot;&quot;)" office:value-type="string" office:string-value="">
            <text:p/>
          </table:table-cell>
          <table:table-cell table:style-name="ACE-11" table:formula="of:=IF([.K244];2;&quot;&quot;)" office:value-type="string" office:string-value="">
            <text:p/>
          </table:table-cell>
          <table:table-cell table:style-name="ACE-11" table:formula="of:=IF([.K244];2;&quot;&quot;)" office:value-type="string" office:string-value="">
            <text:p/>
          </table:table-cell>
          <table:table-cell table:style-name="ACE-11" table:formula="of:=IF([.K244];[.F24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.15-m long log of Picea abies buried in sediment</text:p>
          </table:table-cell>
          <table:table-cell table:style-name="ACE-11" office:value-type="float" office:value="70.799999999999997">
            <text:p>70.8</text:p>
          </table:table-cell>
          <table:table-cell table:style-name="ACE-11" office:value-type="string">
            <text:p>9445±110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LU-3381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45];[.E24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45];[.A24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45];[.B245]-1;&quot;&quot;)" office:value-type="string" office:string-value="">
            <text:p/>
          </table:table-cell>
          <table:table-cell table:style-name="ACE-11" table:formula="of:=IF([.K245];2;&quot;&quot;)" office:value-type="string" office:string-value="">
            <text:p/>
          </table:table-cell>
          <table:table-cell table:style-name="ACE-11" table:formula="of:=IF([.K245];2;&quot;&quot;)" office:value-type="string" office:string-value="">
            <text:p/>
          </table:table-cell>
          <table:table-cell table:style-name="ACE-11" table:formula="of:=IF([.K245];[.F24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.8-m long log of Larix gmelini buried in sediments</text:p>
          </table:table-cell>
          <table:table-cell table:style-name="ACE-11" office:value-type="float" office:value="79.799999999999997">
            <text:p>79.8</text:p>
          </table:table-cell>
          <table:table-cell table:style-name="ACE-11" office:value-type="string">
            <text:p>9615±110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LU-3382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46];[.E24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46];[.A24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46];[.B246]-1;&quot;&quot;)" office:value-type="string" office:string-value="">
            <text:p/>
          </table:table-cell>
          <table:table-cell table:style-name="ACE-11" table:formula="of:=IF([.K246];2;&quot;&quot;)" office:value-type="string" office:string-value="">
            <text:p/>
          </table:table-cell>
          <table:table-cell table:style-name="ACE-11" table:formula="of:=IF([.K246];2;&quot;&quot;)" office:value-type="string" office:string-value="">
            <text:p/>
          </table:table-cell>
          <table:table-cell table:style-name="ACE-11" table:formula="of:=IF([.K246];[.F24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.2-m long log of Picea mariana buried in sediments</text:p>
          </table:table-cell>
          <table:table-cell table:style-name="ACE-11" office:value-type="float" office:value="80.200000000000003">
            <text:p>80.2</text:p>
          </table:table-cell>
          <table:table-cell table:style-name="ACE-11" office:value-type="string">
            <text:p>9595±70</text:p>
          </table:table-cell>
          <table:table-cell table:style-name="ACE-11" office:value-type="float" office:value="-24.52">
            <text:p>−24.52</text:p>
          </table:table-cell>
          <table:table-cell table:style-name="ACE-11" office:value-type="string">
            <text:p>T-10256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47];[.E24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47];[.A24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47];[.B247]-1;&quot;&quot;)" office:value-type="string" office:string-value="">
            <text:p/>
          </table:table-cell>
          <table:table-cell table:style-name="ACE-11" table:formula="of:=IF([.K247];2;&quot;&quot;)" office:value-type="string" office:string-value="">
            <text:p/>
          </table:table-cell>
          <table:table-cell table:style-name="ACE-11" table:formula="of:=IF([.K247];2;&quot;&quot;)" office:value-type="string" office:string-value="">
            <text:p/>
          </table:table-cell>
          <table:table-cell table:style-name="ACE-11" table:formula="of:=IF([.K247];[.F24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.3-m long whale jaw bone in river cut through the ML</text:p>
          </table:table-cell>
          <table:table-cell table:style-name="ACE-11" office:value-type="float" office:value="88.5">
            <text:p>88.5</text:p>
          </table:table-cell>
          <table:table-cell table:style-name="ACE-11" office:value-type="string">
            <text:p>9585±60</text:p>
          </table:table-cell>
          <table:table-cell table:style-name="ACE-11" office:value-type="float" office:value="-20.600000000000001">
            <text:p>−20.6</text:p>
          </table:table-cell>
          <table:table-cell table:style-name="ACE-11" office:value-type="string">
            <text:p>T-99131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48];[.E24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48];[.A24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48];[.B248]-1;&quot;&quot;)" office:value-type="string" office:string-value="">
            <text:p/>
          </table:table-cell>
          <table:table-cell table:style-name="ACE-11" table:formula="of:=IF([.K248];2;&quot;&quot;)" office:value-type="string" office:string-value="">
            <text:p/>
          </table:table-cell>
          <table:table-cell table:style-name="ACE-11" table:formula="of:=IF([.K248];2;&quot;&quot;)" office:value-type="string" office:string-value="">
            <text:p/>
          </table:table-cell>
          <table:table-cell table:style-name="ACE-11" table:formula="of:=IF([.K248];[.F24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Redate of T-99131</text:p>
          </table:table-cell>
          <table:table-cell table:style-name="ACE-11" office:value-type="float" office:value="88.5">
            <text:p>88.5</text:p>
          </table:table-cell>
          <table:table-cell table:style-name="ACE-11" office:value-type="string">
            <text:p>9470±60</text:p>
          </table:table-cell>
          <table:table-cell table:style-name="ACE-11" office:value-type="float" office:value="-22.899999999999999">
            <text:p>−22.9</text:p>
          </table:table-cell>
          <table:table-cell table:style-name="ACE-11" office:value-type="string">
            <text:p>T-99131I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49];[.E24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49];[.A24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49];[.B249]-1;&quot;&quot;)" office:value-type="string" office:string-value="">
            <text:p/>
          </table:table-cell>
          <table:table-cell table:style-name="ACE-11" table:formula="of:=IF([.K249];2;&quot;&quot;)" office:value-type="string" office:string-value="">
            <text:p/>
          </table:table-cell>
          <table:table-cell table:style-name="ACE-11" table:formula="of:=IF([.K249];2;&quot;&quot;)" office:value-type="string" office:string-value="">
            <text:p/>
          </table:table-cell>
          <table:table-cell table:style-name="ACE-11" table:formula="of:=IF([.K249];[.F24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250];[.E25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50];[.A25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50];[.B250]-1;&quot;&quot;)" office:value-type="string" office:string-value="">
            <text:p/>
          </table:table-cell>
          <table:table-cell table:style-name="ACE-11" table:formula="of:=IF([.K250];2;&quot;&quot;)" office:value-type="string" office:string-value="">
            <text:p/>
          </table:table-cell>
          <table:table-cell table:style-name="ACE-11" table:formula="of:=IF([.K250];2;&quot;&quot;)" office:value-type="string" office:string-value="">
            <text:p/>
          </table:table-cell>
          <table:table-cell table:style-name="ACE-11" table:formula="of:=IF([.K250];[.F25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Humla, Edgeøya: marine limit 86.8±1.0 m aht</text:p>
          </table:table-cell>
          <table:table-cell table:number-columns-repeated="6" table:style-name="ACE-11"/>
          <table:table-cell table:style-name="ACE-11" table:formula="of:=IF([.K251];[.E25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51];[.A25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51];[.B251]-1;&quot;&quot;)" office:value-type="string" office:string-value="">
            <text:p/>
          </table:table-cell>
          <table:table-cell table:style-name="ACE-11" table:formula="of:=IF([.K251];2;&quot;&quot;)" office:value-type="string" office:string-value="">
            <text:p/>
          </table:table-cell>
          <table:table-cell table:style-name="ACE-11" table:formula="of:=IF([.K251];2;&quot;&quot;)" office:value-type="string" office:string-value="">
            <text:p/>
          </table:table-cell>
          <table:table-cell table:style-name="ACE-11" table:formula="of:=IF([.K251];[.F25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jaw bone</text:p>
          </table:table-cell>
          <table:table-cell table:style-name="ACE-11" office:value-type="float" office:value="3.2000000000000002">
            <text:p>3.2</text:p>
          </table:table-cell>
          <table:table-cell table:style-name="ACE-11" office:value-type="string">
            <text:p>605±55–</text:p>
          </table:table-cell>
          <table:table-cell table:style-name="ACE-11" office:value-type="float" office:value="-17">
            <text:p>−17</text:p>
          </table:table-cell>
          <table:table-cell table:style-name="ACE-11" office:value-type="string">
            <text:p>T-10806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52];[.E25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52];[.A25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52];[.B252]-1;&quot;&quot;)" office:value-type="string" office:string-value="">
            <text:p/>
          </table:table-cell>
          <table:table-cell table:style-name="ACE-11" table:formula="of:=IF([.K252];2;&quot;&quot;)" office:value-type="string" office:string-value="">
            <text:p/>
          </table:table-cell>
          <table:table-cell table:style-name="ACE-11" table:formula="of:=IF([.K252];2;&quot;&quot;)" office:value-type="string" office:string-value="">
            <text:p/>
          </table:table-cell>
          <table:table-cell table:style-name="ACE-11" table:formula="of:=IF([.K252];[.F25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At least 4-m long log of Pinus silvistri buried in sediments</text:p>
          </table:table-cell>
          <table:table-cell table:style-name="ACE-11" office:value-type="float" office:value="3.6000000000000001">
            <text:p>3.6</text:p>
          </table:table-cell>
          <table:table-cell table:style-name="ACE-11" office:value-type="string">
            <text:p>580±50</text:p>
          </table:table-cell>
          <table:table-cell table:style-name="ACE-11" office:value-type="float" office:value="-25.100000000000001">
            <text:p>−25.1</text:p>
          </table:table-cell>
          <table:table-cell table:style-name="ACE-11" office:value-type="string">
            <text:p>T-9891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53];[.E25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53];[.A25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53];[.B253]-1;&quot;&quot;)" office:value-type="string" office:string-value="">
            <text:p/>
          </table:table-cell>
          <table:table-cell table:style-name="ACE-11" table:formula="of:=IF([.K253];2;&quot;&quot;)" office:value-type="string" office:string-value="">
            <text:p/>
          </table:table-cell>
          <table:table-cell table:style-name="ACE-11" table:formula="of:=IF([.K253];2;&quot;&quot;)" office:value-type="string" office:string-value="">
            <text:p/>
          </table:table-cell>
          <table:table-cell table:style-name="ACE-11" table:formula="of:=IF([.K253];[.F25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At least 4.5-m long log of Pinus cembra</text:p>
          </table:table-cell>
          <table:table-cell table:style-name="ACE-11" office:value-type="float" office:value="5.5999999999999996">
            <text:p>5.6</text:p>
          </table:table-cell>
          <table:table-cell table:style-name="ACE-11" office:value-type="string">
            <text:p>1725±45</text:p>
          </table:table-cell>
          <table:table-cell table:style-name="ACE-11" office:value-type="float" office:value="-23.800000000000001">
            <text:p>−23.8</text:p>
          </table:table-cell>
          <table:table-cell table:style-name="ACE-11" office:value-type="string">
            <text:p>T-9897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54];[.E25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54];[.A25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54];[.B254]-1;&quot;&quot;)" office:value-type="string" office:string-value="">
            <text:p/>
          </table:table-cell>
          <table:table-cell table:style-name="ACE-11" table:formula="of:=IF([.K254];2;&quot;&quot;)" office:value-type="string" office:string-value="">
            <text:p/>
          </table:table-cell>
          <table:table-cell table:style-name="ACE-11" table:formula="of:=IF([.K254];2;&quot;&quot;)" office:value-type="string" office:string-value="">
            <text:p/>
          </table:table-cell>
          <table:table-cell table:style-name="ACE-11" table:formula="of:=IF([.K254];[.F25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cranium part on terrace surface</text:p>
          </table:table-cell>
          <table:table-cell table:style-name="ACE-11" office:value-type="float" office:value="7.7000000000000002">
            <text:p>7.7</text:p>
          </table:table-cell>
          <table:table-cell table:style-name="ACE-11" office:value-type="string">
            <text:p>2125±65</text:p>
          </table:table-cell>
          <table:table-cell table:style-name="ACE-11" office:value-type="float" office:value="-16.100000000000001">
            <text:p>−16.1</text:p>
          </table:table-cell>
          <table:table-cell table:style-name="ACE-11" office:value-type="string">
            <text:p>T-9880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55];[.E25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55];[.A25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55];[.B255]-1;&quot;&quot;)" office:value-type="string" office:string-value="">
            <text:p/>
          </table:table-cell>
          <table:table-cell table:style-name="ACE-11" table:formula="of:=IF([.K255];2;&quot;&quot;)" office:value-type="string" office:string-value="">
            <text:p/>
          </table:table-cell>
          <table:table-cell table:style-name="ACE-11" table:formula="of:=IF([.K255];2;&quot;&quot;)" office:value-type="string" office:string-value="">
            <text:p/>
          </table:table-cell>
          <table:table-cell table:style-name="ACE-11" table:formula="of:=IF([.K255];[.F25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3.5-m long log partial buried</text:p>
          </table:table-cell>
          <table:table-cell table:style-name="ACE-11" office:value-type="float" office:value="11.199999999999999">
            <text:p>11.2</text:p>
          </table:table-cell>
          <table:table-cell table:style-name="ACE-11" office:value-type="string">
            <text:p>3105±45</text:p>
          </table:table-cell>
          <table:table-cell table:style-name="ACE-11" office:value-type="float" office:value="-24.5">
            <text:p>−24.5</text:p>
          </table:table-cell>
          <table:table-cell table:style-name="ACE-11" office:value-type="string">
            <text:p>T-9885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56];[.E25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56];[.A25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56];[.B256]-1;&quot;&quot;)" office:value-type="string" office:string-value="">
            <text:p/>
          </table:table-cell>
          <table:table-cell table:style-name="ACE-11" table:formula="of:=IF([.K256];2;&quot;&quot;)" office:value-type="string" office:string-value="">
            <text:p/>
          </table:table-cell>
          <table:table-cell table:style-name="ACE-11" table:formula="of:=IF([.K256];2;&quot;&quot;)" office:value-type="string" office:string-value="">
            <text:p/>
          </table:table-cell>
          <table:table-cell table:style-name="ACE-11" table:formula="of:=IF([.K256];[.F25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0.7-m long log of Larix sp. in beach sediment</text:p>
          </table:table-cell>
          <table:table-cell table:style-name="ACE-11" office:value-type="float" office:value="14.6">
            <text:p>14.6</text:p>
          </table:table-cell>
          <table:table-cell table:style-name="ACE-11" office:value-type="string">
            <text:p>3765±40</text:p>
          </table:table-cell>
          <table:table-cell table:style-name="ACE-11" office:value-type="float" office:value="-24.699999999999999">
            <text:p>−24.7</text:p>
          </table:table-cell>
          <table:table-cell table:style-name="ACE-11" office:value-type="string">
            <text:p>T-9898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57];[.E25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57];[.A25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57];[.B257]-1;&quot;&quot;)" office:value-type="string" office:string-value="">
            <text:p/>
          </table:table-cell>
          <table:table-cell table:style-name="ACE-11" table:formula="of:=IF([.K257];2;&quot;&quot;)" office:value-type="string" office:string-value="">
            <text:p/>
          </table:table-cell>
          <table:table-cell table:style-name="ACE-11" table:formula="of:=IF([.K257];2;&quot;&quot;)" office:value-type="string" office:string-value="">
            <text:p/>
          </table:table-cell>
          <table:table-cell table:style-name="ACE-11" table:formula="of:=IF([.K257];[.F25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.0-m long log of Larix sp. in beach sediment</text:p>
          </table:table-cell>
          <table:table-cell table:style-name="ACE-11" office:value-type="float" office:value="17.199999999999999">
            <text:p>17.2</text:p>
          </table:table-cell>
          <table:table-cell table:style-name="ACE-11" office:value-type="string">
            <text:p>4460±70</text:p>
          </table:table-cell>
          <table:table-cell table:style-name="ACE-11" office:value-type="float" office:value="-24">
            <text:p>−24</text:p>
          </table:table-cell>
          <table:table-cell table:style-name="ACE-11" office:value-type="string">
            <text:p>T-9886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58];[.E25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58];[.A25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58];[.B258]-1;&quot;&quot;)" office:value-type="string" office:string-value="">
            <text:p/>
          </table:table-cell>
          <table:table-cell table:style-name="ACE-11" table:formula="of:=IF([.K258];2;&quot;&quot;)" office:value-type="string" office:string-value="">
            <text:p/>
          </table:table-cell>
          <table:table-cell table:style-name="ACE-11" table:formula="of:=IF([.K258];2;&quot;&quot;)" office:value-type="string" office:string-value="">
            <text:p/>
          </table:table-cell>
          <table:table-cell table:style-name="ACE-11" table:formula="of:=IF([.K258];[.F25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.2-m long log of Pinus silvistri buried in sediments</text:p>
          </table:table-cell>
          <table:table-cell table:style-name="ACE-11" office:value-type="float" office:value="19.800000000000001">
            <text:p>19.8</text:p>
          </table:table-cell>
          <table:table-cell table:style-name="ACE-11" office:value-type="string">
            <text:p>4555±65</text:p>
          </table:table-cell>
          <table:table-cell table:style-name="ACE-11" office:value-type="float" office:value="-25.699999999999999">
            <text:p>−25.7</text:p>
          </table:table-cell>
          <table:table-cell table:style-name="ACE-11" office:value-type="string">
            <text:p>T-9887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59];[.E25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59];[.A25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59];[.B259]-1;&quot;&quot;)" office:value-type="string" office:string-value="">
            <text:p/>
          </table:table-cell>
          <table:table-cell table:style-name="ACE-11" table:formula="of:=IF([.K259];2;&quot;&quot;)" office:value-type="string" office:string-value="">
            <text:p/>
          </table:table-cell>
          <table:table-cell table:style-name="ACE-11" table:formula="of:=IF([.K259];2;&quot;&quot;)" office:value-type="string" office:string-value="">
            <text:p/>
          </table:table-cell>
          <table:table-cell table:style-name="ACE-11" table:formula="of:=IF([.K259];[.F25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4-m long log of Picea sp. or Larix sp. in beach sediments</text:p>
          </table:table-cell>
          <table:table-cell table:style-name="ACE-11" office:value-type="float" office:value="23.399999999999999">
            <text:p>23.4</text:p>
          </table:table-cell>
          <table:table-cell table:style-name="ACE-11" office:value-type="string">
            <text:p>5130±65</text:p>
          </table:table-cell>
          <table:table-cell table:style-name="ACE-11" office:value-type="float" office:value="-24.199999999999999">
            <text:p>−24.2</text:p>
          </table:table-cell>
          <table:table-cell table:style-name="ACE-11" office:value-type="string">
            <text:p>T-9893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60];[.E26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60];[.A26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60];[.B260]-1;&quot;&quot;)" office:value-type="string" office:string-value="">
            <text:p/>
          </table:table-cell>
          <table:table-cell table:style-name="ACE-11" table:formula="of:=IF([.K260];2;&quot;&quot;)" office:value-type="string" office:string-value="">
            <text:p/>
          </table:table-cell>
          <table:table-cell table:style-name="ACE-11" table:formula="of:=IF([.K260];2;&quot;&quot;)" office:value-type="string" office:string-value="">
            <text:p/>
          </table:table-cell>
          <table:table-cell table:style-name="ACE-11" table:formula="of:=IF([.K260];[.F26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3.0-m long log of Larix sp. in beach sediment</text:p>
          </table:table-cell>
          <table:table-cell table:style-name="ACE-11" office:value-type="float" office:value="27.899999999999999">
            <text:p>27.9</text:p>
          </table:table-cell>
          <table:table-cell table:style-name="ACE-11" office:value-type="string">
            <text:p>5830±60</text:p>
          </table:table-cell>
          <table:table-cell table:style-name="ACE-11" office:value-type="float" office:value="-24.600000000000001">
            <text:p>−24.6</text:p>
          </table:table-cell>
          <table:table-cell table:style-name="ACE-11" office:value-type="string">
            <text:p>T-9892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61];[.E26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61];[.A26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61];[.B261]-1;&quot;&quot;)" office:value-type="string" office:string-value="">
            <text:p/>
          </table:table-cell>
          <table:table-cell table:style-name="ACE-11" table:formula="of:=IF([.K261];2;&quot;&quot;)" office:value-type="string" office:string-value="">
            <text:p/>
          </table:table-cell>
          <table:table-cell table:style-name="ACE-11" table:formula="of:=IF([.K261];2;&quot;&quot;)" office:value-type="string" office:string-value="">
            <text:p/>
          </table:table-cell>
          <table:table-cell table:style-name="ACE-11" table:formula="of:=IF([.K261];[.F26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4-m long log of Pinus silvistri buried in sediments</text:p>
          </table:table-cell>
          <table:table-cell table:style-name="ACE-11" office:value-type="float" office:value="30.199999999999999">
            <text:p>30.2</text:p>
          </table:table-cell>
          <table:table-cell table:style-name="ACE-11" office:value-type="string">
            <text:p>6180±55</text:p>
          </table:table-cell>
          <table:table-cell table:style-name="ACE-11" office:value-type="float" office:value="-23.899999999999999">
            <text:p>−23.9</text:p>
          </table:table-cell>
          <table:table-cell table:style-name="ACE-11" office:value-type="string">
            <text:p>T-9890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62];[.E26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62];[.A26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62];[.B262]-1;&quot;&quot;)" office:value-type="string" office:string-value="">
            <text:p/>
          </table:table-cell>
          <table:table-cell table:style-name="ACE-11" table:formula="of:=IF([.K262];2;&quot;&quot;)" office:value-type="string" office:string-value="">
            <text:p/>
          </table:table-cell>
          <table:table-cell table:style-name="ACE-11" table:formula="of:=IF([.K262];2;&quot;&quot;)" office:value-type="string" office:string-value="">
            <text:p/>
          </table:table-cell>
          <table:table-cell table:style-name="ACE-11" table:formula="of:=IF([.K262];[.F26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3–4-m long log of Picea sp. or Larix sp. in beach sediments</text:p>
          </table:table-cell>
          <table:table-cell table:style-name="ACE-11" office:value-type="float" office:value="31.899999999999999">
            <text:p>31.9</text:p>
          </table:table-cell>
          <table:table-cell table:style-name="ACE-11" office:value-type="string">
            <text:p>6275±65</text:p>
          </table:table-cell>
          <table:table-cell table:style-name="ACE-11" office:value-type="float" office:value="-23.100000000000001">
            <text:p>−23.1</text:p>
          </table:table-cell>
          <table:table-cell table:style-name="ACE-11" office:value-type="string">
            <text:p>T-9883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63];[.E26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63];[.A26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63];[.B263]-1;&quot;&quot;)" office:value-type="string" office:string-value="">
            <text:p/>
          </table:table-cell>
          <table:table-cell table:style-name="ACE-11" table:formula="of:=IF([.K263];2;&quot;&quot;)" office:value-type="string" office:string-value="">
            <text:p/>
          </table:table-cell>
          <table:table-cell table:style-name="ACE-11" table:formula="of:=IF([.K263];2;&quot;&quot;)" office:value-type="string" office:string-value="">
            <text:p/>
          </table:table-cell>
          <table:table-cell table:style-name="ACE-11" table:formula="of:=IF([.K263];[.F26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Two big whale jaw bones partially buried by beach gravels</text:p>
          </table:table-cell>
          <table:table-cell table:style-name="ACE-11" office:value-type="float" office:value="35.5">
            <text:p>35.5</text:p>
          </table:table-cell>
          <table:table-cell table:style-name="ACE-11" office:value-type="string">
            <text:p>6670±90</text:p>
          </table:table-cell>
          <table:table-cell table:style-name="ACE-11" office:value-type="float" office:value="-18.199999999999999">
            <text:p>−18.2</text:p>
          </table:table-cell>
          <table:table-cell table:style-name="ACE-11" office:value-type="string">
            <text:p>T-9879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64];[.E26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64];[.A26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64];[.B264]-1;&quot;&quot;)" office:value-type="string" office:string-value="">
            <text:p/>
          </table:table-cell>
          <table:table-cell table:style-name="ACE-11" table:formula="of:=IF([.K264];2;&quot;&quot;)" office:value-type="string" office:string-value="">
            <text:p/>
          </table:table-cell>
          <table:table-cell table:style-name="ACE-11" table:formula="of:=IF([.K264];2;&quot;&quot;)" office:value-type="string" office:string-value="">
            <text:p/>
          </table:table-cell>
          <table:table-cell table:style-name="ACE-11" table:formula="of:=IF([.K264];[.F26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0.9-m long log frozen into ice wedge</text:p>
          </table:table-cell>
          <table:table-cell table:style-name="ACE-11" office:value-type="float" office:value="43.799999999999997">
            <text:p>43.8</text:p>
          </table:table-cell>
          <table:table-cell table:style-name="ACE-11" office:value-type="string">
            <text:p>7850±85</text:p>
          </table:table-cell>
          <table:table-cell table:style-name="ACE-11" office:value-type="float" office:value="-25.5">
            <text:p>−25.5</text:p>
          </table:table-cell>
          <table:table-cell table:style-name="ACE-11" office:value-type="string">
            <text:p>T-9894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65];[.E26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65];[.A26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65];[.B265]-1;&quot;&quot;)" office:value-type="string" office:string-value="">
            <text:p/>
          </table:table-cell>
          <table:table-cell table:style-name="ACE-11" table:formula="of:=IF([.K265];2;&quot;&quot;)" office:value-type="string" office:string-value="">
            <text:p/>
          </table:table-cell>
          <table:table-cell table:style-name="ACE-11" table:formula="of:=IF([.K265];2;&quot;&quot;)" office:value-type="string" office:string-value="">
            <text:p/>
          </table:table-cell>
          <table:table-cell table:style-name="ACE-11" table:formula="of:=IF([.K265];[.F26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Near vertical &gt;1 m long log of Larix sp. in ice wedge</text:p>
          </table:table-cell>
          <table:table-cell table:style-name="ACE-11" office:value-type="float" office:value="47.5">
            <text:p>47.5</text:p>
          </table:table-cell>
          <table:table-cell table:style-name="ACE-11" office:value-type="string">
            <text:p>8200±65</text:p>
          </table:table-cell>
          <table:table-cell table:style-name="ACE-11" office:value-type="float" office:value="-24.199999999999999">
            <text:p>−24.2</text:p>
          </table:table-cell>
          <table:table-cell table:style-name="ACE-11" office:value-type="string">
            <text:p>T-9884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66];[.E26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66];[.A26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66];[.B266]-1;&quot;&quot;)" office:value-type="string" office:string-value="">
            <text:p/>
          </table:table-cell>
          <table:table-cell table:style-name="ACE-11" table:formula="of:=IF([.K266];2;&quot;&quot;)" office:value-type="string" office:string-value="">
            <text:p/>
          </table:table-cell>
          <table:table-cell table:style-name="ACE-11" table:formula="of:=IF([.K266];2;&quot;&quot;)" office:value-type="string" office:string-value="">
            <text:p/>
          </table:table-cell>
          <table:table-cell table:style-name="ACE-11" table:formula="of:=IF([.K266];[.F26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At least 4.0-m long log of Larix sp. in beach sediment</text:p>
          </table:table-cell>
          <table:table-cell table:style-name="ACE-11" office:value-type="float" office:value="51.399999999999999">
            <text:p>51.4</text:p>
          </table:table-cell>
          <table:table-cell table:style-name="ACE-11" office:value-type="string">
            <text:p>8725±70</text:p>
          </table:table-cell>
          <table:table-cell table:style-name="ACE-11" office:value-type="float" office:value="-23.5">
            <text:p>−23.5</text:p>
          </table:table-cell>
          <table:table-cell table:style-name="ACE-11" office:value-type="string">
            <text:p>T-9895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67];[.E26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67];[.A26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67];[.B267]-1;&quot;&quot;)" office:value-type="string" office:string-value="">
            <text:p/>
          </table:table-cell>
          <table:table-cell table:style-name="ACE-11" table:formula="of:=IF([.K267];2;&quot;&quot;)" office:value-type="string" office:string-value="">
            <text:p/>
          </table:table-cell>
          <table:table-cell table:style-name="ACE-11" table:formula="of:=IF([.K267];2;&quot;&quot;)" office:value-type="string" office:string-value="">
            <text:p/>
          </table:table-cell>
          <table:table-cell table:style-name="ACE-11" table:formula="of:=IF([.K267];[.F26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-m long whale jaw bone</text:p>
          </table:table-cell>
          <table:table-cell table:style-name="ACE-11" office:value-type="float" office:value="55.100000000000001">
            <text:p>55.1</text:p>
          </table:table-cell>
          <table:table-cell table:style-name="ACE-11" office:value-type="string">
            <text:p>8750±90</text:p>
          </table:table-cell>
          <table:table-cell table:style-name="ACE-11" office:value-type="float" office:value="-16.600000000000001">
            <text:p>−16.6</text:p>
          </table:table-cell>
          <table:table-cell table:style-name="ACE-11" office:value-type="string">
            <text:p>T-10804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68];[.E26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68];[.A26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68];[.B268]-1;&quot;&quot;)" office:value-type="string" office:string-value="">
            <text:p/>
          </table:table-cell>
          <table:table-cell table:style-name="ACE-11" table:formula="of:=IF([.K268];2;&quot;&quot;)" office:value-type="string" office:string-value="">
            <text:p/>
          </table:table-cell>
          <table:table-cell table:style-name="ACE-11" table:formula="of:=IF([.K268];2;&quot;&quot;)" office:value-type="string" office:string-value="">
            <text:p/>
          </table:table-cell>
          <table:table-cell table:style-name="ACE-11" table:formula="of:=IF([.K268];[.F26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At least 3.2-m long log of Larix sp. in beach sediment</text:p>
          </table:table-cell>
          <table:table-cell table:style-name="ACE-11" office:value-type="float" office:value="55.100000000000001">
            <text:p>55.1</text:p>
          </table:table-cell>
          <table:table-cell table:style-name="ACE-11" office:value-type="string">
            <text:p>8720±65</text:p>
          </table:table-cell>
          <table:table-cell table:style-name="ACE-11" office:value-type="float" office:value="-25.199999999999999">
            <text:p>−25.2</text:p>
          </table:table-cell>
          <table:table-cell table:style-name="ACE-11" office:value-type="string">
            <text:p>T-9896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69];[.E26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69];[.A26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69];[.B269]-1;&quot;&quot;)" office:value-type="string" office:string-value="">
            <text:p/>
          </table:table-cell>
          <table:table-cell table:style-name="ACE-11" table:formula="of:=IF([.K269];2;&quot;&quot;)" office:value-type="string" office:string-value="">
            <text:p/>
          </table:table-cell>
          <table:table-cell table:style-name="ACE-11" table:formula="of:=IF([.K269];2;&quot;&quot;)" office:value-type="string" office:string-value="">
            <text:p/>
          </table:table-cell>
          <table:table-cell table:style-name="ACE-11" table:formula="of:=IF([.K269];[.F26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 big whalebones, possibly jaws</text:p>
          </table:table-cell>
          <table:table-cell table:style-name="ACE-11" office:value-type="float" office:value="58.799999999999997">
            <text:p>58.8</text:p>
          </table:table-cell>
          <table:table-cell table:style-name="ACE-11" office:value-type="string">
            <text:p>8940±100</text:p>
          </table:table-cell>
          <table:table-cell table:style-name="ACE-11" office:value-type="float" office:value="-17.5">
            <text:p>−17.5</text:p>
          </table:table-cell>
          <table:table-cell table:style-name="ACE-11" office:value-type="string">
            <text:p>T-9878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70];[.E27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70];[.A27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70];[.B270]-1;&quot;&quot;)" office:value-type="string" office:string-value="">
            <text:p/>
          </table:table-cell>
          <table:table-cell table:style-name="ACE-11" table:formula="of:=IF([.K270];2;&quot;&quot;)" office:value-type="string" office:string-value="">
            <text:p/>
          </table:table-cell>
          <table:table-cell table:style-name="ACE-11" table:formula="of:=IF([.K270];2;&quot;&quot;)" office:value-type="string" office:string-value="">
            <text:p/>
          </table:table-cell>
          <table:table-cell table:style-name="ACE-11" table:formula="of:=IF([.K270];[.F27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.8-m long log of Larix sp. on surface</text:p>
          </table:table-cell>
          <table:table-cell table:style-name="ACE-11" office:value-type="float" office:value="61.600000000000001">
            <text:p>61.6</text:p>
          </table:table-cell>
          <table:table-cell table:style-name="ACE-11" office:value-type="string">
            <text:p>9310±70</text:p>
          </table:table-cell>
          <table:table-cell table:style-name="ACE-11" office:value-type="float" office:value="-23.899999999999999">
            <text:p>−23.9</text:p>
          </table:table-cell>
          <table:table-cell table:style-name="ACE-11" office:value-type="string">
            <text:p>T-9889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71];[.E27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71];[.A27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71];[.B271]-1;&quot;&quot;)" office:value-type="string" office:string-value="">
            <text:p/>
          </table:table-cell>
          <table:table-cell table:style-name="ACE-11" table:formula="of:=IF([.K271];2;&quot;&quot;)" office:value-type="string" office:string-value="">
            <text:p/>
          </table:table-cell>
          <table:table-cell table:style-name="ACE-11" table:formula="of:=IF([.K271];2;&quot;&quot;)" office:value-type="string" office:string-value="">
            <text:p/>
          </table:table-cell>
          <table:table-cell table:style-name="ACE-11" table:formula="of:=IF([.K271];[.F27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.3-m long whale rib</text:p>
          </table:table-cell>
          <table:table-cell table:style-name="ACE-11" office:value-type="float" office:value="65">
            <text:p>65</text:p>
          </table:table-cell>
          <table:table-cell table:style-name="ACE-11" office:value-type="string">
            <text:p>9125±130</text:p>
          </table:table-cell>
          <table:table-cell table:style-name="ACE-11" office:value-type="float" office:value="-16.899999999999999">
            <text:p>−16.9</text:p>
          </table:table-cell>
          <table:table-cell table:style-name="ACE-11" office:value-type="string">
            <text:p>T-10803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72];[.E27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72];[.A27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72];[.B272]-1;&quot;&quot;)" office:value-type="string" office:string-value="">
            <text:p/>
          </table:table-cell>
          <table:table-cell table:style-name="ACE-11" table:formula="of:=IF([.K272];2;&quot;&quot;)" office:value-type="string" office:string-value="">
            <text:p/>
          </table:table-cell>
          <table:table-cell table:style-name="ACE-11" table:formula="of:=IF([.K272];2;&quot;&quot;)" office:value-type="string" office:string-value="">
            <text:p/>
          </table:table-cell>
          <table:table-cell table:style-name="ACE-11" table:formula="of:=IF([.K272];[.F27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Log of Picea sp. or Larix sp. in sediments</text:p>
          </table:table-cell>
          <table:table-cell table:style-name="ACE-11" office:value-type="float" office:value="65">
            <text:p>65</text:p>
          </table:table-cell>
          <table:table-cell table:style-name="ACE-11" office:value-type="string">
            <text:p>9240±55</text:p>
          </table:table-cell>
          <table:table-cell table:style-name="ACE-11" office:value-type="float" office:value="-25.699999999999999">
            <text:p>−25.7</text:p>
          </table:table-cell>
          <table:table-cell table:style-name="ACE-11" office:value-type="string">
            <text:p>T-9888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73];[.E27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73];[.A27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73];[.B273]-1;&quot;&quot;)" office:value-type="string" office:string-value="">
            <text:p/>
          </table:table-cell>
          <table:table-cell table:style-name="ACE-11" table:formula="of:=IF([.K273];2;&quot;&quot;)" office:value-type="string" office:string-value="">
            <text:p/>
          </table:table-cell>
          <table:table-cell table:style-name="ACE-11" table:formula="of:=IF([.K273];2;&quot;&quot;)" office:value-type="string" office:string-value="">
            <text:p/>
          </table:table-cell>
          <table:table-cell table:style-name="ACE-11" table:formula="of:=IF([.K273];[.F27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Large whale jaw bone within permafrost</text:p>
          </table:table-cell>
          <table:table-cell table:style-name="ACE-11" office:value-type="float" office:value="73.900000000000006">
            <text:p>73.9</text:p>
          </table:table-cell>
          <table:table-cell table:style-name="ACE-11" office:value-type="string">
            <text:p>9310±80</text:p>
          </table:table-cell>
          <table:table-cell table:style-name="ACE-11" office:value-type="float" office:value="-15.6">
            <text:p>−15.6</text:p>
          </table:table-cell>
          <table:table-cell table:style-name="ACE-11" office:value-type="string">
            <text:p>T-9877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74];[.E27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74];[.A27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74];[.B274]-1;&quot;&quot;)" office:value-type="string" office:string-value="">
            <text:p/>
          </table:table-cell>
          <table:table-cell table:style-name="ACE-11" table:formula="of:=IF([.K274];2;&quot;&quot;)" office:value-type="string" office:string-value="">
            <text:p/>
          </table:table-cell>
          <table:table-cell table:style-name="ACE-11" table:formula="of:=IF([.K274];2;&quot;&quot;)" office:value-type="string" office:string-value="">
            <text:p/>
          </table:table-cell>
          <table:table-cell table:style-name="ACE-11" table:formula="of:=IF([.K274];[.F27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0.75 long log on surface</text:p>
          </table:table-cell>
          <table:table-cell table:style-name="ACE-11" office:value-type="float" office:value="75.599999999999994">
            <text:p>75.6</text:p>
          </table:table-cell>
          <table:table-cell table:style-name="ACE-11" office:value-type="string">
            <text:p>9620±130</text:p>
          </table:table-cell>
          <table:table-cell table:style-name="ACE-11" office:value-type="float" office:value="-23.600000000000001">
            <text:p>−23.6</text:p>
          </table:table-cell>
          <table:table-cell table:style-name="ACE-11" office:value-type="string">
            <text:p>T-10133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75];[.E27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75];[.A27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75];[.B275]-1;&quot;&quot;)" office:value-type="string" office:string-value="">
            <text:p/>
          </table:table-cell>
          <table:table-cell table:style-name="ACE-11" table:formula="of:=IF([.K275];2;&quot;&quot;)" office:value-type="string" office:string-value="">
            <text:p/>
          </table:table-cell>
          <table:table-cell table:style-name="ACE-11" table:formula="of:=IF([.K275];2;&quot;&quot;)" office:value-type="string" office:string-value="">
            <text:p/>
          </table:table-cell>
          <table:table-cell table:style-name="ACE-11" table:formula="of:=IF([.K275];[.F27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276];[.E27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76];[.A27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76];[.B276]-1;&quot;&quot;)" office:value-type="string" office:string-value="">
            <text:p/>
          </table:table-cell>
          <table:table-cell table:style-name="ACE-11" table:formula="of:=IF([.K276];2;&quot;&quot;)" office:value-type="string" office:string-value="">
            <text:p/>
          </table:table-cell>
          <table:table-cell table:style-name="ACE-11" table:formula="of:=IF([.K276];2;&quot;&quot;)" office:value-type="string" office:string-value="">
            <text:p/>
          </table:table-cell>
          <table:table-cell table:style-name="ACE-11" table:formula="of:=IF([.K276];[.F27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outhern Edgeøya: marine limit 90–85 m aht</text:p>
          </table:table-cell>
          <table:table-cell table:number-columns-repeated="6" table:style-name="ACE-11"/>
          <table:table-cell table:style-name="ACE-11" table:formula="of:=IF([.K277];[.E27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77];[.A27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77];[.B277]-1;&quot;&quot;)" office:value-type="string" office:string-value="">
            <text:p/>
          </table:table-cell>
          <table:table-cell table:style-name="ACE-11" table:formula="of:=IF([.K277];2;&quot;&quot;)" office:value-type="string" office:string-value="">
            <text:p/>
          </table:table-cell>
          <table:table-cell table:style-name="ACE-11" table:formula="of:=IF([.K277];2;&quot;&quot;)" office:value-type="string" office:string-value="">
            <text:p/>
          </table:table-cell>
          <table:table-cell table:style-name="ACE-11" table:formula="of:=IF([.K277];[.F27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ood fragment of Populus sp.</text:p>
          </table:table-cell>
          <table:table-cell table:style-name="ACE-11" office:value-type="float" office:value="75.599999999999994">
            <text:p>75.6</text:p>
          </table:table-cell>
          <table:table-cell table:style-name="ACE-11" office:value-type="string">
            <text:p>9485±80</text:p>
          </table:table-cell>
          <table:table-cell table:style-name="ACE-11" office:value-type="float" office:value="-27.300000000000001">
            <text:p>−27.3</text:p>
          </table:table-cell>
          <table:table-cell table:style-name="ACE-11" office:value-type="string">
            <text:p>T-9882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78];[.E27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78];[.A27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78];[.B278]-1;&quot;&quot;)" office:value-type="string" office:string-value="">
            <text:p/>
          </table:table-cell>
          <table:table-cell table:style-name="ACE-11" table:formula="of:=IF([.K278];2;&quot;&quot;)" office:value-type="string" office:string-value="">
            <text:p/>
          </table:table-cell>
          <table:table-cell table:style-name="ACE-11" table:formula="of:=IF([.K278];2;&quot;&quot;)" office:value-type="string" office:string-value="">
            <text:p/>
          </table:table-cell>
          <table:table-cell table:style-name="ACE-11" table:formula="of:=IF([.K278];[.F27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fragment found on surface</text:p>
          </table:table-cell>
          <table:table-cell table:style-name="ACE-11" office:value-type="float" office:value="86.799999999999997">
            <text:p>86.8</text:p>
          </table:table-cell>
          <table:table-cell table:style-name="ACE-11" office:value-type="string">
            <text:p>9885±130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TUa-400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79];[.E27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79];[.A27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79];[.B279]-1;&quot;&quot;)" office:value-type="string" office:string-value="">
            <text:p/>
          </table:table-cell>
          <table:table-cell table:style-name="ACE-11" table:formula="of:=IF([.K279];2;&quot;&quot;)" office:value-type="string" office:string-value="">
            <text:p/>
          </table:table-cell>
          <table:table-cell table:style-name="ACE-11" table:formula="of:=IF([.K279];2;&quot;&quot;)" office:value-type="string" office:string-value="">
            <text:p/>
          </table:table-cell>
          <table:table-cell table:style-name="ACE-11" table:formula="of:=IF([.K279];[.F27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rib</text:p>
          </table:table-cell>
          <table:table-cell table:style-name="ACE-11" office:value-type="float" office:value="1.8999999999999999">
            <text:p>1.9</text:p>
          </table:table-cell>
          <table:table-cell table:style-name="ACE-11" office:value-type="string">
            <text:p>620±100</text:p>
          </table:table-cell>
          <table:table-cell table:style-name="ACE-11" office:value-type="float" office:value="-16.420000000000002">
            <text:p>−16.42</text:p>
          </table:table-cell>
          <table:table-cell table:style-name="ACE-11" office:value-type="string">
            <text:p>St-2873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80];[.E28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80];[.A28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80];[.B280]-1;&quot;&quot;)" office:value-type="string" office:string-value="">
            <text:p/>
          </table:table-cell>
          <table:table-cell table:style-name="ACE-11" table:formula="of:=IF([.K280];2;&quot;&quot;)" office:value-type="string" office:string-value="">
            <text:p/>
          </table:table-cell>
          <table:table-cell table:style-name="ACE-11" table:formula="of:=IF([.K280];2;&quot;&quot;)" office:value-type="string" office:string-value="">
            <text:p/>
          </table:table-cell>
          <table:table-cell table:style-name="ACE-11" table:formula="of:=IF([.K280];[.F28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4.5-m long log in beach sediments</text:p>
          </table:table-cell>
          <table:table-cell table:style-name="ACE-11" office:value-type="float" office:value="1.8999999999999999">
            <text:p>1.9</text:p>
          </table:table-cell>
          <table:table-cell table:style-name="ACE-11" office:value-type="string">
            <text:p>620±100</text:p>
          </table:table-cell>
          <table:table-cell table:style-name="ACE-11"/>
          <table:table-cell table:style-name="ACE-11" office:value-type="string">
            <text:p>St-2819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81];[.E28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81];[.A28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81];[.B281]-1;&quot;&quot;)" office:value-type="string" office:string-value="">
            <text:p/>
          </table:table-cell>
          <table:table-cell table:style-name="ACE-11" table:formula="of:=IF([.K281];2;&quot;&quot;)" office:value-type="string" office:string-value="">
            <text:p/>
          </table:table-cell>
          <table:table-cell table:style-name="ACE-11" table:formula="of:=IF([.K281];2;&quot;&quot;)" office:value-type="string" office:string-value="">
            <text:p/>
          </table:table-cell>
          <table:table-cell table:style-name="ACE-11" table:formula="of:=IF([.K281];[.F28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orsal whale vertebrae</text:p>
          </table:table-cell>
          <table:table-cell table:style-name="ACE-11" office:value-type="float" office:value="3">
            <text:p>3</text:p>
          </table:table-cell>
          <table:table-cell table:style-name="ACE-11" office:value-type="string">
            <text:p>1170±100</text:p>
          </table:table-cell>
          <table:table-cell table:style-name="ACE-11" office:value-type="float" office:value="-16.420000000000002">
            <text:p>−16.42</text:p>
          </table:table-cell>
          <table:table-cell table:style-name="ACE-11" office:value-type="string">
            <text:p>St-2698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82];[.E28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82];[.A28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82];[.B282]-1;&quot;&quot;)" office:value-type="string" office:string-value="">
            <text:p/>
          </table:table-cell>
          <table:table-cell table:style-name="ACE-11" table:formula="of:=IF([.K282];2;&quot;&quot;)" office:value-type="string" office:string-value="">
            <text:p/>
          </table:table-cell>
          <table:table-cell table:style-name="ACE-11" table:formula="of:=IF([.K282];2;&quot;&quot;)" office:value-type="string" office:string-value="">
            <text:p/>
          </table:table-cell>
          <table:table-cell table:style-name="ACE-11" table:formula="of:=IF([.K282];[.F28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7-m long log on raised beach surface</text:p>
          </table:table-cell>
          <table:table-cell table:style-name="ACE-11" office:value-type="float" office:value="3">
            <text:p>3</text:p>
          </table:table-cell>
          <table:table-cell table:style-name="ACE-11" office:value-type="string">
            <text:p>1240±100</text:p>
          </table:table-cell>
          <table:table-cell table:style-name="ACE-11"/>
          <table:table-cell table:style-name="ACE-11" office:value-type="string">
            <text:p>St-2660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83];[.E28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83];[.A28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83];[.B283]-1;&quot;&quot;)" office:value-type="string" office:string-value="">
            <text:p/>
          </table:table-cell>
          <table:table-cell table:style-name="ACE-11" table:formula="of:=IF([.K283];2;&quot;&quot;)" office:value-type="string" office:string-value="">
            <text:p/>
          </table:table-cell>
          <table:table-cell table:style-name="ACE-11" table:formula="of:=IF([.K283];2;&quot;&quot;)" office:value-type="string" office:string-value="">
            <text:p/>
          </table:table-cell>
          <table:table-cell table:style-name="ACE-11" table:formula="of:=IF([.K283];[.F28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.5-m long log in beach sediments</text:p>
          </table:table-cell>
          <table:table-cell table:style-name="ACE-11" office:value-type="float" office:value="6">
            <text:p>6</text:p>
          </table:table-cell>
          <table:table-cell table:style-name="ACE-11" office:value-type="string">
            <text:p>2015±100</text:p>
          </table:table-cell>
          <table:table-cell table:style-name="ACE-11"/>
          <table:table-cell table:style-name="ACE-11" office:value-type="string">
            <text:p>St-2523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84];[.E28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84];[.A28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84];[.B284]-1;&quot;&quot;)" office:value-type="string" office:string-value="">
            <text:p/>
          </table:table-cell>
          <table:table-cell table:style-name="ACE-11" table:formula="of:=IF([.K284];2;&quot;&quot;)" office:value-type="string" office:string-value="">
            <text:p/>
          </table:table-cell>
          <table:table-cell table:style-name="ACE-11" table:formula="of:=IF([.K284];2;&quot;&quot;)" office:value-type="string" office:string-value="">
            <text:p/>
          </table:table-cell>
          <table:table-cell table:style-name="ACE-11" table:formula="of:=IF([.K284];[.F28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30-cm diameter log in beach sediments</text:p>
          </table:table-cell>
          <table:table-cell table:style-name="ACE-11" office:value-type="float" office:value="14">
            <text:p>14</text:p>
          </table:table-cell>
          <table:table-cell table:style-name="ACE-11" office:value-type="string">
            <text:p>3725±100</text:p>
          </table:table-cell>
          <table:table-cell table:style-name="ACE-11"/>
          <table:table-cell table:style-name="ACE-11" office:value-type="string">
            <text:p>St-2521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85];[.E28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85];[.A28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85];[.B285]-1;&quot;&quot;)" office:value-type="string" office:string-value="">
            <text:p/>
          </table:table-cell>
          <table:table-cell table:style-name="ACE-11" table:formula="of:=IF([.K285];2;&quot;&quot;)" office:value-type="string" office:string-value="">
            <text:p/>
          </table:table-cell>
          <table:table-cell table:style-name="ACE-11" table:formula="of:=IF([.K285];2;&quot;&quot;)" office:value-type="string" office:string-value="">
            <text:p/>
          </table:table-cell>
          <table:table-cell table:style-name="ACE-11" table:formula="of:=IF([.K285];[.F28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6.5-m long log partially in beach sediments</text:p>
          </table:table-cell>
          <table:table-cell table:style-name="ACE-11" office:value-type="float" office:value="16.5">
            <text:p>16.5</text:p>
          </table:table-cell>
          <table:table-cell table:style-name="ACE-11" office:value-type="string">
            <text:p>3955±100</text:p>
          </table:table-cell>
          <table:table-cell table:style-name="ACE-11"/>
          <table:table-cell table:style-name="ACE-11" office:value-type="string">
            <text:p>St-2522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86];[.E28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86];[.A28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86];[.B286]-1;&quot;&quot;)" office:value-type="string" office:string-value="">
            <text:p/>
          </table:table-cell>
          <table:table-cell table:style-name="ACE-11" table:formula="of:=IF([.K286];2;&quot;&quot;)" office:value-type="string" office:string-value="">
            <text:p/>
          </table:table-cell>
          <table:table-cell table:style-name="ACE-11" table:formula="of:=IF([.K286];2;&quot;&quot;)" office:value-type="string" office:string-value="">
            <text:p/>
          </table:table-cell>
          <table:table-cell table:style-name="ACE-11" table:formula="of:=IF([.K286];[.F28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5-cm diameter log in beach sediments</text:p>
          </table:table-cell>
          <table:table-cell table:style-name="ACE-11" office:value-type="float" office:value="20">
            <text:p>20</text:p>
          </table:table-cell>
          <table:table-cell table:style-name="ACE-11" office:value-type="string">
            <text:p>4760±100</text:p>
          </table:table-cell>
          <table:table-cell table:style-name="ACE-11"/>
          <table:table-cell table:style-name="ACE-11" office:value-type="string">
            <text:p>St-2484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87];[.E28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87];[.A28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87];[.B287]-1;&quot;&quot;)" office:value-type="string" office:string-value="">
            <text:p/>
          </table:table-cell>
          <table:table-cell table:style-name="ACE-11" table:formula="of:=IF([.K287];2;&quot;&quot;)" office:value-type="string" office:string-value="">
            <text:p/>
          </table:table-cell>
          <table:table-cell table:style-name="ACE-11" table:formula="of:=IF([.K287];2;&quot;&quot;)" office:value-type="string" office:string-value="">
            <text:p/>
          </table:table-cell>
          <table:table-cell table:style-name="ACE-11" table:formula="of:=IF([.K287];[.F28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.5-m long log partially in beach sediments</text:p>
          </table:table-cell>
          <table:table-cell table:style-name="ACE-11" office:value-type="float" office:value="24.5">
            <text:p>24.5</text:p>
          </table:table-cell>
          <table:table-cell table:style-name="ACE-11" office:value-type="string">
            <text:p>5300±100</text:p>
          </table:table-cell>
          <table:table-cell table:style-name="ACE-11"/>
          <table:table-cell table:style-name="ACE-11" office:value-type="string">
            <text:p>St-2519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88];[.E28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88];[.A28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88];[.B288]-1;&quot;&quot;)" office:value-type="string" office:string-value="">
            <text:p/>
          </table:table-cell>
          <table:table-cell table:style-name="ACE-11" table:formula="of:=IF([.K288];2;&quot;&quot;)" office:value-type="string" office:string-value="">
            <text:p/>
          </table:table-cell>
          <table:table-cell table:style-name="ACE-11" table:formula="of:=IF([.K288];2;&quot;&quot;)" office:value-type="string" office:string-value="">
            <text:p/>
          </table:table-cell>
          <table:table-cell table:style-name="ACE-11" table:formula="of:=IF([.K288];[.F28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orsal whale vertebrae partially in beach sediments</text:p>
          </table:table-cell>
          <table:table-cell table:style-name="ACE-11" office:value-type="float" office:value="34.5">
            <text:p>34.5</text:p>
          </table:table-cell>
          <table:table-cell table:style-name="ACE-11" office:value-type="string">
            <text:p>6630±100</text:p>
          </table:table-cell>
          <table:table-cell table:style-name="ACE-11" office:value-type="float" office:value="-16.420000000000002">
            <text:p>−16.42</text:p>
          </table:table-cell>
          <table:table-cell table:style-name="ACE-11" office:value-type="string">
            <text:p>St-2579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89];[.E28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89];[.A28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89];[.B289]-1;&quot;&quot;)" office:value-type="string" office:string-value="">
            <text:p/>
          </table:table-cell>
          <table:table-cell table:style-name="ACE-11" table:formula="of:=IF([.K289];2;&quot;&quot;)" office:value-type="string" office:string-value="">
            <text:p/>
          </table:table-cell>
          <table:table-cell table:style-name="ACE-11" table:formula="of:=IF([.K289];2;&quot;&quot;)" office:value-type="string" office:string-value="">
            <text:p/>
          </table:table-cell>
          <table:table-cell table:style-name="ACE-11" table:formula="of:=IF([.K289];[.F28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ell-preserved unidentified whalebone</text:p>
          </table:table-cell>
          <table:table-cell table:style-name="ACE-11" office:value-type="float" office:value="39">
            <text:p>39</text:p>
          </table:table-cell>
          <table:table-cell table:style-name="ACE-11" office:value-type="string">
            <text:p>7795±110</text:p>
          </table:table-cell>
          <table:table-cell table:style-name="ACE-11" office:value-type="float" office:value="-16.399999999999999">
            <text:p>−16.4</text:p>
          </table:table-cell>
          <table:table-cell table:style-name="ACE-11" office:value-type="string">
            <text:p>St-2590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90];[.E29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90];[.A29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90];[.B290]-1;&quot;&quot;)" office:value-type="string" office:string-value="">
            <text:p/>
          </table:table-cell>
          <table:table-cell table:style-name="ACE-11" table:formula="of:=IF([.K290];2;&quot;&quot;)" office:value-type="string" office:string-value="">
            <text:p/>
          </table:table-cell>
          <table:table-cell table:style-name="ACE-11" table:formula="of:=IF([.K290];2;&quot;&quot;)" office:value-type="string" office:string-value="">
            <text:p/>
          </table:table-cell>
          <table:table-cell table:style-name="ACE-11" table:formula="of:=IF([.K290];[.F29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-m long log partially in beach sediments</text:p>
          </table:table-cell>
          <table:table-cell table:style-name="ACE-11" office:value-type="float" office:value="39.5">
            <text:p>39.5</text:p>
          </table:table-cell>
          <table:table-cell table:style-name="ACE-11" office:value-type="string">
            <text:p>7965±100</text:p>
          </table:table-cell>
          <table:table-cell table:style-name="ACE-11"/>
          <table:table-cell table:style-name="ACE-11" office:value-type="string">
            <text:p>St-2485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91];[.E29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91];[.A29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91];[.B291]-1;&quot;&quot;)" office:value-type="string" office:string-value="">
            <text:p/>
          </table:table-cell>
          <table:table-cell table:style-name="ACE-11" table:formula="of:=IF([.K291];2;&quot;&quot;)" office:value-type="string" office:string-value="">
            <text:p/>
          </table:table-cell>
          <table:table-cell table:style-name="ACE-11" table:formula="of:=IF([.K291];2;&quot;&quot;)" office:value-type="string" office:string-value="">
            <text:p/>
          </table:table-cell>
          <table:table-cell table:style-name="ACE-11" table:formula="of:=IF([.K291];[.F29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.5-m long log in beach sediments</text:p>
          </table:table-cell>
          <table:table-cell table:style-name="ACE-11" office:value-type="float" office:value="53">
            <text:p>53</text:p>
          </table:table-cell>
          <table:table-cell table:style-name="ACE-11" office:value-type="string">
            <text:p>9230±110</text:p>
          </table:table-cell>
          <table:table-cell table:style-name="ACE-11"/>
          <table:table-cell table:style-name="ACE-11" office:value-type="string">
            <text:p>St-2520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92];[.E29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92];[.A29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92];[.B292]-1;&quot;&quot;)" office:value-type="string" office:string-value="">
            <text:p/>
          </table:table-cell>
          <table:table-cell table:style-name="ACE-11" table:formula="of:=IF([.K292];2;&quot;&quot;)" office:value-type="string" office:string-value="">
            <text:p/>
          </table:table-cell>
          <table:table-cell table:style-name="ACE-11" table:formula="of:=IF([.K292];2;&quot;&quot;)" office:value-type="string" office:string-value="">
            <text:p/>
          </table:table-cell>
          <table:table-cell table:style-name="ACE-11" table:formula="of:=IF([.K292];[.F29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Large jaw bone</text:p>
          </table:table-cell>
          <table:table-cell table:style-name="ACE-11" office:value-type="float" office:value="72">
            <text:p>72</text:p>
          </table:table-cell>
          <table:table-cell table:style-name="ACE-11" office:value-type="string">
            <text:p>9520±125</text:p>
          </table:table-cell>
          <table:table-cell table:style-name="ACE-11" office:value-type="float" office:value="-16.420000000000002">
            <text:p>−16.42</text:p>
          </table:table-cell>
          <table:table-cell table:style-name="ACE-11" office:value-type="string">
            <text:p>T-9908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93];[.E29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93];[.A29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93];[.B293]-1;&quot;&quot;)" office:value-type="string" office:string-value="">
            <text:p/>
          </table:table-cell>
          <table:table-cell table:style-name="ACE-11" table:formula="of:=IF([.K293];2;&quot;&quot;)" office:value-type="string" office:string-value="">
            <text:p/>
          </table:table-cell>
          <table:table-cell table:style-name="ACE-11" table:formula="of:=IF([.K293];2;&quot;&quot;)" office:value-type="string" office:string-value="">
            <text:p/>
          </table:table-cell>
          <table:table-cell table:style-name="ACE-11" table:formula="of:=IF([.K293];[.F29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fragments on raised beach surface</text:p>
          </table:table-cell>
          <table:table-cell table:style-name="ACE-11" office:value-type="float" office:value="75">
            <text:p>75</text:p>
          </table:table-cell>
          <table:table-cell table:style-name="ACE-11" office:value-type="string">
            <text:p>10,200±95</text:p>
          </table:table-cell>
          <table:table-cell table:style-name="ACE-11" office:value-type="float" office:value="1.02">
            <text:p>1.02</text:p>
          </table:table-cell>
          <table:table-cell table:style-name="ACE-11" office:value-type="string">
            <text:p>TUa-269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94];[.E29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94];[.A29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94];[.B294]-1;&quot;&quot;)" office:value-type="string" office:string-value="">
            <text:p/>
          </table:table-cell>
          <table:table-cell table:style-name="ACE-11" table:formula="of:=IF([.K294];2;&quot;&quot;)" office:value-type="string" office:string-value="">
            <text:p/>
          </table:table-cell>
          <table:table-cell table:style-name="ACE-11" table:formula="of:=IF([.K294];2;&quot;&quot;)" office:value-type="string" office:string-value="">
            <text:p/>
          </table:table-cell>
          <table:table-cell table:style-name="ACE-11" table:formula="of:=IF([.K294];[.F29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Large log on slope of raised beach surface at 75 m aht</text:p>
          </table:table-cell>
          <table:table-cell table:style-name="ACE-11" office:value-type="float" office:value="75">
            <text:p>75</text:p>
          </table:table-cell>
          <table:table-cell table:style-name="ACE-11" office:value-type="string">
            <text:p>9595±110</text:p>
          </table:table-cell>
          <table:table-cell table:style-name="ACE-11" office:value-type="float" office:value="-25.420000000000002">
            <text:p>−25.42</text:p>
          </table:table-cell>
          <table:table-cell table:style-name="ACE-11" office:value-type="string">
            <text:p>T-9907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95];[.E29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95];[.A29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95];[.B295]-1;&quot;&quot;)" office:value-type="string" office:string-value="">
            <text:p/>
          </table:table-cell>
          <table:table-cell table:style-name="ACE-11" table:formula="of:=IF([.K295];2;&quot;&quot;)" office:value-type="string" office:string-value="">
            <text:p/>
          </table:table-cell>
          <table:table-cell table:style-name="ACE-11" table:formula="of:=IF([.K295];2;&quot;&quot;)" office:value-type="string" office:string-value="">
            <text:p/>
          </table:table-cell>
          <table:table-cell table:style-name="ACE-11" table:formula="of:=IF([.K295];[.F29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296];[.E29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96];[.A29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96];[.B296]-1;&quot;&quot;)" office:value-type="string" office:string-value="">
            <text:p/>
          </table:table-cell>
          <table:table-cell table:style-name="ACE-11" table:formula="of:=IF([.K296];2;&quot;&quot;)" office:value-type="string" office:string-value="">
            <text:p/>
          </table:table-cell>
          <table:table-cell table:style-name="ACE-11" table:formula="of:=IF([.K296];2;&quot;&quot;)" office:value-type="string" office:string-value="">
            <text:p/>
          </table:table-cell>
          <table:table-cell table:style-name="ACE-11" table:formula="of:=IF([.K296];[.F29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iskobukta, western Edgeøya: marine limit 85.1+m aht</text:p>
          </table:table-cell>
          <table:table-cell table:number-columns-repeated="6" table:style-name="ACE-11"/>
          <table:table-cell table:style-name="ACE-11" table:formula="of:=IF([.K297];[.E29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97];[.A29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97];[.B297]-1;&quot;&quot;)" office:value-type="string" office:string-value="">
            <text:p/>
          </table:table-cell>
          <table:table-cell table:style-name="ACE-11" table:formula="of:=IF([.K297];2;&quot;&quot;)" office:value-type="string" office:string-value="">
            <text:p/>
          </table:table-cell>
          <table:table-cell table:style-name="ACE-11" table:formula="of:=IF([.K297];2;&quot;&quot;)" office:value-type="string" office:string-value="">
            <text:p/>
          </table:table-cell>
          <table:table-cell table:style-name="ACE-11" table:formula="of:=IF([.K297];[.F29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1-m long log partially in beach sediments</text:p>
          </table:table-cell>
          <table:table-cell table:style-name="ACE-11" office:value-type="float" office:value="3">
            <text:p>3</text:p>
          </table:table-cell>
          <table:table-cell table:style-name="ACE-11" office:value-type="string">
            <text:p>1270±75</text:p>
          </table:table-cell>
          <table:table-cell table:style-name="ACE-11" office:value-type="float" office:value="-23.699999999999999">
            <text:p>−23.7</text:p>
          </table:table-cell>
          <table:table-cell table:style-name="ACE-11" office:value-type="string">
            <text:p>T-10135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98];[.E29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98];[.A29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98];[.B298]-1;&quot;&quot;)" office:value-type="string" office:string-value="">
            <text:p/>
          </table:table-cell>
          <table:table-cell table:style-name="ACE-11" table:formula="of:=IF([.K298];2;&quot;&quot;)" office:value-type="string" office:string-value="">
            <text:p/>
          </table:table-cell>
          <table:table-cell table:style-name="ACE-11" table:formula="of:=IF([.K298];2;&quot;&quot;)" office:value-type="string" office:string-value="">
            <text:p/>
          </table:table-cell>
          <table:table-cell table:style-name="ACE-11" table:formula="of:=IF([.K298];[.F29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5-m long log of Larix sp. on surface</text:p>
          </table:table-cell>
          <table:table-cell table:style-name="ACE-11" office:value-type="float" office:value="4.5999999999999996">
            <text:p>4.6</text:p>
          </table:table-cell>
          <table:table-cell table:style-name="ACE-11" office:value-type="string">
            <text:p>1715±75</text:p>
          </table:table-cell>
          <table:table-cell table:style-name="ACE-11" office:value-type="float" office:value="-23.300000000000001">
            <text:p>−23.3</text:p>
          </table:table-cell>
          <table:table-cell table:style-name="ACE-11" office:value-type="string">
            <text:p>T-10136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299];[.E29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299];[.A29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299];[.B299]-1;&quot;&quot;)" office:value-type="string" office:string-value="">
            <text:p/>
          </table:table-cell>
          <table:table-cell table:style-name="ACE-11" table:formula="of:=IF([.K299];2;&quot;&quot;)" office:value-type="string" office:string-value="">
            <text:p/>
          </table:table-cell>
          <table:table-cell table:style-name="ACE-11" table:formula="of:=IF([.K299];2;&quot;&quot;)" office:value-type="string" office:string-value="">
            <text:p/>
          </table:table-cell>
          <table:table-cell table:style-name="ACE-11" table:formula="of:=IF([.K299];[.F29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.1-m long log on raised beach surface</text:p>
          </table:table-cell>
          <table:table-cell table:style-name="ACE-11" office:value-type="float" office:value="12.6">
            <text:p>12.6</text:p>
          </table:table-cell>
          <table:table-cell table:style-name="ACE-11" office:value-type="string">
            <text:p>3730±90</text:p>
          </table:table-cell>
          <table:table-cell table:style-name="ACE-11" office:value-type="float" office:value="-24.800000000000001">
            <text:p>−24.8</text:p>
          </table:table-cell>
          <table:table-cell table:style-name="ACE-11" office:value-type="string">
            <text:p>T-10142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00];[.E30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00];[.A30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00];[.B300]-1;&quot;&quot;)" office:value-type="string" office:string-value="">
            <text:p/>
          </table:table-cell>
          <table:table-cell table:style-name="ACE-11" table:formula="of:=IF([.K300];2;&quot;&quot;)" office:value-type="string" office:string-value="">
            <text:p/>
          </table:table-cell>
          <table:table-cell table:style-name="ACE-11" table:formula="of:=IF([.K300];2;&quot;&quot;)" office:value-type="string" office:string-value="">
            <text:p/>
          </table:table-cell>
          <table:table-cell table:style-name="ACE-11" table:formula="of:=IF([.K300];[.F30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mall log of Larix sp. on surface</text:p>
          </table:table-cell>
          <table:table-cell table:style-name="ACE-11" office:value-type="float" office:value="15.6">
            <text:p>15.6</text:p>
          </table:table-cell>
          <table:table-cell table:style-name="ACE-11" office:value-type="string">
            <text:p>4130±90</text:p>
          </table:table-cell>
          <table:table-cell table:style-name="ACE-11" office:value-type="float" office:value="-24.199999999999999">
            <text:p>−24.2</text:p>
          </table:table-cell>
          <table:table-cell table:style-name="ACE-11" office:value-type="string">
            <text:p>T-10141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01];[.E30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01];[.A30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01];[.B301]-1;&quot;&quot;)" office:value-type="string" office:string-value="">
            <text:p/>
          </table:table-cell>
          <table:table-cell table:style-name="ACE-11" table:formula="of:=IF([.K301];2;&quot;&quot;)" office:value-type="string" office:string-value="">
            <text:p/>
          </table:table-cell>
          <table:table-cell table:style-name="ACE-11" table:formula="of:=IF([.K301];2;&quot;&quot;)" office:value-type="string" office:string-value="">
            <text:p/>
          </table:table-cell>
          <table:table-cell table:style-name="ACE-11" table:formula="of:=IF([.K301];[.F30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3-m long log of Larix sp. on surface</text:p>
          </table:table-cell>
          <table:table-cell table:style-name="ACE-11" office:value-type="float" office:value="25.100000000000001">
            <text:p>25.1</text:p>
          </table:table-cell>
          <table:table-cell table:style-name="ACE-11" office:value-type="string">
            <text:p>6020±60</text:p>
          </table:table-cell>
          <table:table-cell table:style-name="ACE-11" office:value-type="float" office:value="-24.199999999999999">
            <text:p>−24.2</text:p>
          </table:table-cell>
          <table:table-cell table:style-name="ACE-11" office:value-type="string">
            <text:p>T-10137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02];[.E30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02];[.A30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02];[.B302]-1;&quot;&quot;)" office:value-type="string" office:string-value="">
            <text:p/>
          </table:table-cell>
          <table:table-cell table:style-name="ACE-11" table:formula="of:=IF([.K302];2;&quot;&quot;)" office:value-type="string" office:string-value="">
            <text:p/>
          </table:table-cell>
          <table:table-cell table:style-name="ACE-11" table:formula="of:=IF([.K302];2;&quot;&quot;)" office:value-type="string" office:string-value="">
            <text:p/>
          </table:table-cell>
          <table:table-cell table:style-name="ACE-11" table:formula="of:=IF([.K302];[.F30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.7-m long log of Picea sp. or Larix sp. on surface</text:p>
          </table:table-cell>
          <table:table-cell table:style-name="ACE-11" office:value-type="float" office:value="26.600000000000001">
            <text:p>26.6</text:p>
          </table:table-cell>
          <table:table-cell table:style-name="ACE-11" office:value-type="string">
            <text:p>5930±55</text:p>
          </table:table-cell>
          <table:table-cell table:style-name="ACE-11" office:value-type="float" office:value="-24.899999999999999">
            <text:p>−24.9</text:p>
          </table:table-cell>
          <table:table-cell table:style-name="ACE-11" office:value-type="string">
            <text:p>T-10139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03];[.E30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03];[.A30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03];[.B303]-1;&quot;&quot;)" office:value-type="string" office:string-value="">
            <text:p/>
          </table:table-cell>
          <table:table-cell table:style-name="ACE-11" table:formula="of:=IF([.K303];2;&quot;&quot;)" office:value-type="string" office:string-value="">
            <text:p/>
          </table:table-cell>
          <table:table-cell table:style-name="ACE-11" table:formula="of:=IF([.K303];2;&quot;&quot;)" office:value-type="string" office:string-value="">
            <text:p/>
          </table:table-cell>
          <table:table-cell table:style-name="ACE-11" table:formula="of:=IF([.K303];[.F30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 shell valves of Mytilus edulis</text:p>
          </table:table-cell>
          <table:table-cell table:style-name="ACE-11" office:value-type="float" office:value="26.800000000000001">
            <text:p>26.8</text:p>
          </table:table-cell>
          <table:table-cell table:style-name="ACE-11" office:value-type="string">
            <text:p>5835±125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T-9920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04];[.E30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04];[.A30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04];[.B304]-1;&quot;&quot;)" office:value-type="string" office:string-value="">
            <text:p/>
          </table:table-cell>
          <table:table-cell table:style-name="ACE-11" table:formula="of:=IF([.K304];2;&quot;&quot;)" office:value-type="string" office:string-value="">
            <text:p/>
          </table:table-cell>
          <table:table-cell table:style-name="ACE-11" table:formula="of:=IF([.K304];2;&quot;&quot;)" office:value-type="string" office:string-value="">
            <text:p/>
          </table:table-cell>
          <table:table-cell table:style-name="ACE-11" table:formula="of:=IF([.K304];[.F30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.7-m long log of Larix sp. on surface</text:p>
          </table:table-cell>
          <table:table-cell table:style-name="ACE-11" office:value-type="float" office:value="33.299999999999997">
            <text:p>33.3</text:p>
          </table:table-cell>
          <table:table-cell table:style-name="ACE-11" office:value-type="string">
            <text:p>6770±60</text:p>
          </table:table-cell>
          <table:table-cell table:style-name="ACE-11" office:value-type="float" office:value="-23.5">
            <text:p>−23.5</text:p>
          </table:table-cell>
          <table:table-cell table:style-name="ACE-11" office:value-type="string">
            <text:p>T-10140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05];[.E30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05];[.A30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05];[.B305]-1;&quot;&quot;)" office:value-type="string" office:string-value="">
            <text:p/>
          </table:table-cell>
          <table:table-cell table:style-name="ACE-11" table:formula="of:=IF([.K305];2;&quot;&quot;)" office:value-type="string" office:string-value="">
            <text:p/>
          </table:table-cell>
          <table:table-cell table:style-name="ACE-11" table:formula="of:=IF([.K305];2;&quot;&quot;)" office:value-type="string" office:string-value="">
            <text:p/>
          </table:table-cell>
          <table:table-cell table:style-name="ACE-11" table:formula="of:=IF([.K305];[.F30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aired valves of Mytilus edulis 2 m below surface</text:p>
          </table:table-cell>
          <table:table-cell table:style-name="ACE-11" office:value-type="float" office:value="35.399999999999999">
            <text:p>35.4</text:p>
          </table:table-cell>
          <table:table-cell table:style-name="ACE-11" office:value-type="string">
            <text:p>7175±110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T-9922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06];[.E30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06];[.A30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06];[.B306]-1;&quot;&quot;)" office:value-type="string" office:string-value="">
            <text:p/>
          </table:table-cell>
          <table:table-cell table:style-name="ACE-11" table:formula="of:=IF([.K306];2;&quot;&quot;)" office:value-type="string" office:string-value="">
            <text:p/>
          </table:table-cell>
          <table:table-cell table:style-name="ACE-11" table:formula="of:=IF([.K306];2;&quot;&quot;)" office:value-type="string" office:string-value="">
            <text:p/>
          </table:table-cell>
          <table:table-cell table:style-name="ACE-11" table:formula="of:=IF([.K306];[.F30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At least a 4-m long log partially buried in beach gravels</text:p>
          </table:table-cell>
          <table:table-cell table:style-name="ACE-11" office:value-type="float" office:value="35.399999999999999">
            <text:p>35.4</text:p>
          </table:table-cell>
          <table:table-cell table:style-name="ACE-11" office:value-type="string">
            <text:p>7255±65</text:p>
          </table:table-cell>
          <table:table-cell table:style-name="ACE-11" office:value-type="float" office:value="-24.600000000000001">
            <text:p>−24.6</text:p>
          </table:table-cell>
          <table:table-cell table:style-name="ACE-11" office:value-type="string">
            <text:p>T-10807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07];[.E30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07];[.A30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07];[.B307]-1;&quot;&quot;)" office:value-type="string" office:string-value="">
            <text:p/>
          </table:table-cell>
          <table:table-cell table:style-name="ACE-11" table:formula="of:=IF([.K307];2;&quot;&quot;)" office:value-type="string" office:string-value="">
            <text:p/>
          </table:table-cell>
          <table:table-cell table:style-name="ACE-11" table:formula="of:=IF([.K307];2;&quot;&quot;)" office:value-type="string" office:string-value="">
            <text:p/>
          </table:table-cell>
          <table:table-cell table:style-name="ACE-11" table:formula="of:=IF([.K307];[.F30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Large well preserved whalebone on surface</text:p>
          </table:table-cell>
          <table:table-cell table:style-name="ACE-11" office:value-type="float" office:value="35.899999999999999">
            <text:p>35.9</text:p>
          </table:table-cell>
          <table:table-cell table:style-name="ACE-11" office:value-type="string">
            <text:p>7050±115</text:p>
          </table:table-cell>
          <table:table-cell table:style-name="ACE-11" office:value-type="float" office:value="-16">
            <text:p>−16</text:p>
          </table:table-cell>
          <table:table-cell table:style-name="ACE-11" office:value-type="string">
            <text:p>T-10805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08];[.E30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08];[.A30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08];[.B308]-1;&quot;&quot;)" office:value-type="string" office:string-value="">
            <text:p/>
          </table:table-cell>
          <table:table-cell table:style-name="ACE-11" table:formula="of:=IF([.K308];2;&quot;&quot;)" office:value-type="string" office:string-value="">
            <text:p/>
          </table:table-cell>
          <table:table-cell table:style-name="ACE-11" table:formula="of:=IF([.K308];2;&quot;&quot;)" office:value-type="string" office:string-value="">
            <text:p/>
          </table:table-cell>
          <table:table-cell table:style-name="ACE-11" table:formula="of:=IF([.K308];[.F30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ort log of Picea sp. or Larix sp. on surface</text:p>
          </table:table-cell>
          <table:table-cell table:style-name="ACE-11" office:value-type="float" office:value="36.799999999999997">
            <text:p>36.8</text:p>
          </table:table-cell>
          <table:table-cell table:style-name="ACE-11" office:value-type="string">
            <text:p>7550±115</text:p>
          </table:table-cell>
          <table:table-cell table:style-name="ACE-11" office:value-type="float" office:value="-25.199999999999999">
            <text:p>−25.2</text:p>
          </table:table-cell>
          <table:table-cell table:style-name="ACE-11" office:value-type="string">
            <text:p>T-10138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09];[.E30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09];[.A30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09];[.B309]-1;&quot;&quot;)" office:value-type="string" office:string-value="">
            <text:p/>
          </table:table-cell>
          <table:table-cell table:style-name="ACE-11" table:formula="of:=IF([.K309];2;&quot;&quot;)" office:value-type="string" office:string-value="">
            <text:p/>
          </table:table-cell>
          <table:table-cell table:style-name="ACE-11" table:formula="of:=IF([.K309];2;&quot;&quot;)" office:value-type="string" office:string-value="">
            <text:p/>
          </table:table-cell>
          <table:table-cell table:style-name="ACE-11" table:formula="of:=IF([.K309];[.F30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aired valves of Mytilus edulis 3.5 m below surface</text:p>
          </table:table-cell>
          <table:table-cell table:style-name="ACE-11" office:value-type="float" office:value="38">
            <text:p>38</text:p>
          </table:table-cell>
          <table:table-cell table:style-name="ACE-11" office:value-type="string">
            <text:p>8755±125</text:p>
          </table:table-cell>
          <table:table-cell table:style-name="ACE-11" office:value-type="float" office:value="-0.20000000000000001">
            <text:p>−0.2</text:p>
          </table:table-cell>
          <table:table-cell table:style-name="ACE-11" office:value-type="string">
            <text:p>T-9919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10];[.E31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10];[.A31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10];[.B310]-1;&quot;&quot;)" office:value-type="string" office:string-value="">
            <text:p/>
          </table:table-cell>
          <table:table-cell table:style-name="ACE-11" table:formula="of:=IF([.K310];2;&quot;&quot;)" office:value-type="string" office:string-value="">
            <text:p/>
          </table:table-cell>
          <table:table-cell table:style-name="ACE-11" table:formula="of:=IF([.K310];2;&quot;&quot;)" office:value-type="string" office:string-value="">
            <text:p/>
          </table:table-cell>
          <table:table-cell table:style-name="ACE-11" table:formula="of:=IF([.K310];[.F31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mall wood stick from T-9919 location</text:p>
          </table:table-cell>
          <table:table-cell table:style-name="ACE-11" office:value-type="float" office:value="38">
            <text:p>38</text:p>
          </table:table-cell>
          <table:table-cell table:style-name="ACE-11" office:value-type="string">
            <text:p>8615±60</text:p>
          </table:table-cell>
          <table:table-cell table:style-name="ACE-11" office:value-type="float" office:value="-24.5">
            <text:p>−24.5</text:p>
          </table:table-cell>
          <table:table-cell table:style-name="ACE-11" office:value-type="string">
            <text:p>TUa-691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11];[.E31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11];[.A31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11];[.B311]-1;&quot;&quot;)" office:value-type="string" office:string-value="">
            <text:p/>
          </table:table-cell>
          <table:table-cell table:style-name="ACE-11" table:formula="of:=IF([.K311];2;&quot;&quot;)" office:value-type="string" office:string-value="">
            <text:p/>
          </table:table-cell>
          <table:table-cell table:style-name="ACE-11" table:formula="of:=IF([.K311];2;&quot;&quot;)" office:value-type="string" office:string-value="">
            <text:p/>
          </table:table-cell>
          <table:table-cell table:style-name="ACE-11" table:formula="of:=IF([.K311];[.F31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.2-m long whale rib bone</text:p>
          </table:table-cell>
          <table:table-cell table:style-name="ACE-11" office:value-type="float" office:value="43.200000000000003">
            <text:p>43.2</text:p>
          </table:table-cell>
          <table:table-cell table:style-name="ACE-11" office:value-type="string">
            <text:p>8130±70</text:p>
          </table:table-cell>
          <table:table-cell table:style-name="ACE-11" office:value-type="float" office:value="-17.600000000000001">
            <text:p>−17.6</text:p>
          </table:table-cell>
          <table:table-cell table:style-name="ACE-11" office:value-type="string">
            <text:p>T-10044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12];[.E31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12];[.A31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12];[.B312]-1;&quot;&quot;)" office:value-type="string" office:string-value="">
            <text:p/>
          </table:table-cell>
          <table:table-cell table:style-name="ACE-11" table:formula="of:=IF([.K312];2;&quot;&quot;)" office:value-type="string" office:string-value="">
            <text:p/>
          </table:table-cell>
          <table:table-cell table:style-name="ACE-11" table:formula="of:=IF([.K312];2;&quot;&quot;)" office:value-type="string" office:string-value="">
            <text:p/>
          </table:table-cell>
          <table:table-cell table:style-name="ACE-11" table:formula="of:=IF([.K312];[.F31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0.25-m long log of Picea sp. 2.5 m below surface</text:p>
          </table:table-cell>
          <table:table-cell table:style-name="ACE-11" office:value-type="float" office:value="48.899999999999999">
            <text:p>48.9</text:p>
          </table:table-cell>
          <table:table-cell table:style-name="ACE-11" office:value-type="string">
            <text:p>9345±130</text:p>
          </table:table-cell>
          <table:table-cell table:style-name="ACE-11" office:value-type="float" office:value="-25.399999999999999">
            <text:p>−25.4</text:p>
          </table:table-cell>
          <table:table-cell table:style-name="ACE-11" office:value-type="string">
            <text:p>T-10134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13];[.E31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13];[.A31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13];[.B313]-1;&quot;&quot;)" office:value-type="string" office:string-value="">
            <text:p/>
          </table:table-cell>
          <table:table-cell table:style-name="ACE-11" table:formula="of:=IF([.K313];2;&quot;&quot;)" office:value-type="string" office:string-value="">
            <text:p/>
          </table:table-cell>
          <table:table-cell table:style-name="ACE-11" table:formula="of:=IF([.K313];2;&quot;&quot;)" office:value-type="string" office:string-value="">
            <text:p/>
          </table:table-cell>
          <table:table-cell table:style-name="ACE-11" table:formula="of:=IF([.K313];[.F31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3.1-m long log of Larix sp. in beach gravels</text:p>
          </table:table-cell>
          <table:table-cell table:style-name="ACE-11" office:value-type="float" office:value="66">
            <text:p>66</text:p>
          </table:table-cell>
          <table:table-cell table:style-name="ACE-11" office:value-type="string">
            <text:p>9380±45</text:p>
          </table:table-cell>
          <table:table-cell table:style-name="ACE-11" office:value-type="float" office:value="-24.600000000000001">
            <text:p>−24.6</text:p>
          </table:table-cell>
          <table:table-cell table:style-name="ACE-11" office:value-type="string">
            <text:p>T-10043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14];[.E31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14];[.A31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14];[.B314]-1;&quot;&quot;)" office:value-type="string" office:string-value="">
            <text:p/>
          </table:table-cell>
          <table:table-cell table:style-name="ACE-11" table:formula="of:=IF([.K314];2;&quot;&quot;)" office:value-type="string" office:string-value="">
            <text:p/>
          </table:table-cell>
          <table:table-cell table:style-name="ACE-11" table:formula="of:=IF([.K314];2;&quot;&quot;)" office:value-type="string" office:string-value="">
            <text:p/>
          </table:table-cell>
          <table:table-cell table:style-name="ACE-11" table:formula="of:=IF([.K314];[.F31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-m long whale jaw bone</text:p>
          </table:table-cell>
          <table:table-cell table:style-name="ACE-11" office:value-type="float" office:value="67.799999999999997">
            <text:p>67.8</text:p>
          </table:table-cell>
          <table:table-cell table:style-name="ACE-11" office:value-type="string">
            <text:p>9335±105</text:p>
          </table:table-cell>
          <table:table-cell table:style-name="ACE-11" office:value-type="float" office:value="-20.300000000000001">
            <text:p>−20.3</text:p>
          </table:table-cell>
          <table:table-cell table:style-name="ACE-11" office:value-type="string">
            <text:p>T-10045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15];[.E31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15];[.A31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15];[.B315]-1;&quot;&quot;)" office:value-type="string" office:string-value="">
            <text:p/>
          </table:table-cell>
          <table:table-cell table:style-name="ACE-11" table:formula="of:=IF([.K315];2;&quot;&quot;)" office:value-type="string" office:string-value="">
            <text:p/>
          </table:table-cell>
          <table:table-cell table:style-name="ACE-11" table:formula="of:=IF([.K315];2;&quot;&quot;)" office:value-type="string" office:string-value="">
            <text:p/>
          </table:table-cell>
          <table:table-cell table:style-name="ACE-11" table:formula="of:=IF([.K315];[.F31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fragment from section near the marine limit</text:p>
          </table:table-cell>
          <table:table-cell table:style-name="ACE-11" office:value-type="float" office:value="77.599999999999994">
            <text:p>77.6</text:p>
          </table:table-cell>
          <table:table-cell table:style-name="ACE-11" office:value-type="string">
            <text:p>10,015±75</text:p>
          </table:table-cell>
          <table:table-cell table:style-name="ACE-11" office:value-type="float" office:value="1.7">
            <text:p>1.7</text:p>
          </table:table-cell>
          <table:table-cell table:style-name="ACE-11" office:value-type="string">
            <text:p>TUa-338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16];[.E31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16];[.A31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16];[.B316]-1;&quot;&quot;)" office:value-type="string" office:string-value="">
            <text:p/>
          </table:table-cell>
          <table:table-cell table:style-name="ACE-11" table:formula="of:=IF([.K316];2;&quot;&quot;)" office:value-type="string" office:string-value="">
            <text:p/>
          </table:table-cell>
          <table:table-cell table:style-name="ACE-11" table:formula="of:=IF([.K316];2;&quot;&quot;)" office:value-type="string" office:string-value="">
            <text:p/>
          </table:table-cell>
          <table:table-cell table:style-name="ACE-11" table:formula="of:=IF([.K316];[.F31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hell fragment likeTUa-338</text:p>
          </table:table-cell>
          <table:table-cell table:style-name="ACE-11" office:value-type="float" office:value="77.599999999999994">
            <text:p>77.6</text:p>
          </table:table-cell>
          <table:table-cell table:style-name="ACE-11" office:value-type="string">
            <text:p>9565±80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TUa-627</text:p>
          </table:table-cell>
          <table:table-cell table:style-name="ACE-11" office:value-type="string">
            <text:p>Bondevik et al. (1995)</text:p>
          </table:table-cell>
          <table:table-cell table:style-name="ACE-11"/>
          <table:table-cell table:style-name="ACE-11" table:formula="of:=IF([.K317];[.E31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17];[.A31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17];[.B317]-1;&quot;&quot;)" office:value-type="string" office:string-value="">
            <text:p/>
          </table:table-cell>
          <table:table-cell table:style-name="ACE-11" table:formula="of:=IF([.K317];2;&quot;&quot;)" office:value-type="string" office:string-value="">
            <text:p/>
          </table:table-cell>
          <table:table-cell table:style-name="ACE-11" table:formula="of:=IF([.K317];2;&quot;&quot;)" office:value-type="string" office:string-value="">
            <text:p/>
          </table:table-cell>
          <table:table-cell table:style-name="ACE-11" table:formula="of:=IF([.K317];[.F31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318];[.E31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18];[.A31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18];[.B318]-1;&quot;&quot;)" office:value-type="string" office:string-value="">
            <text:p/>
          </table:table-cell>
          <table:table-cell table:style-name="ACE-11" table:formula="of:=IF([.K318];2;&quot;&quot;)" office:value-type="string" office:string-value="">
            <text:p/>
          </table:table-cell>
          <table:table-cell table:style-name="ACE-11" table:formula="of:=IF([.K318];2;&quot;&quot;)" office:value-type="string" office:string-value="">
            <text:p/>
          </table:table-cell>
          <table:table-cell table:style-name="ACE-11" table:formula="of:=IF([.K318];[.F31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vartknausflya, southern Nordaustlandet: marine limit 70+m aht</text:p>
          </table:table-cell>
          <table:table-cell table:number-columns-repeated="6" table:style-name="ACE-11"/>
          <table:table-cell table:style-name="ACE-11" table:formula="of:=IF([.K319];[.E31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19];[.A31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19];[.B319]-1;&quot;&quot;)" office:value-type="string" office:string-value="">
            <text:p/>
          </table:table-cell>
          <table:table-cell table:style-name="ACE-11" table:formula="of:=IF([.K319];2;&quot;&quot;)" office:value-type="string" office:string-value="">
            <text:p/>
          </table:table-cell>
          <table:table-cell table:style-name="ACE-11" table:formula="of:=IF([.K319];2;&quot;&quot;)" office:value-type="string" office:string-value="">
            <text:p/>
          </table:table-cell>
          <table:table-cell table:style-name="ACE-11" table:formula="of:=IF([.K319];[.F31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50-cm diameter log of Larix sp.</text:p>
          </table:table-cell>
          <table:table-cell table:style-name="ACE-11" office:value-type="float" office:value="2.7000000000000002">
            <text:p>2.7</text:p>
          </table:table-cell>
          <table:table-cell table:style-name="ACE-11" office:value-type="string">
            <text:p>1570±70</text:p>
          </table:table-cell>
          <table:table-cell table:style-name="ACE-11"/>
          <table:table-cell table:style-name="ACE-11" office:value-type="string">
            <text:p>T-2512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20];[.E32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20];[.A32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20];[.B320]-1;&quot;&quot;)" office:value-type="string" office:string-value="">
            <text:p/>
          </table:table-cell>
          <table:table-cell table:style-name="ACE-11" table:formula="of:=IF([.K320];2;&quot;&quot;)" office:value-type="string" office:string-value="">
            <text:p/>
          </table:table-cell>
          <table:table-cell table:style-name="ACE-11" table:formula="of:=IF([.K320];2;&quot;&quot;)" office:value-type="string" office:string-value="">
            <text:p/>
          </table:table-cell>
          <table:table-cell table:style-name="ACE-11" table:formula="of:=IF([.K320];[.F32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5-cm diameter log of Pinus sp.</text:p>
          </table:table-cell>
          <table:table-cell table:style-name="ACE-11" office:value-type="float" office:value="4.5">
            <text:p>4.5</text:p>
          </table:table-cell>
          <table:table-cell table:style-name="ACE-11" office:value-type="string">
            <text:p>2600±70</text:p>
          </table:table-cell>
          <table:table-cell table:style-name="ACE-11" office:value-type="float" office:value="-24.5">
            <text:p>−24.5</text:p>
          </table:table-cell>
          <table:table-cell table:style-name="ACE-11" office:value-type="string">
            <text:p>T-2692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21];[.E32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21];[.A32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21];[.B321]-1;&quot;&quot;)" office:value-type="string" office:string-value="">
            <text:p/>
          </table:table-cell>
          <table:table-cell table:style-name="ACE-11" table:formula="of:=IF([.K321];2;&quot;&quot;)" office:value-type="string" office:string-value="">
            <text:p/>
          </table:table-cell>
          <table:table-cell table:style-name="ACE-11" table:formula="of:=IF([.K321];2;&quot;&quot;)" office:value-type="string" office:string-value="">
            <text:p/>
          </table:table-cell>
          <table:table-cell table:style-name="ACE-11" table:formula="of:=IF([.K321];[.F32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5-cm diameter log of Larix sp.</text:p>
          </table:table-cell>
          <table:table-cell table:style-name="ACE-11" office:value-type="float" office:value="7.7000000000000002">
            <text:p>7.7</text:p>
          </table:table-cell>
          <table:table-cell table:style-name="ACE-11" office:value-type="string">
            <text:p>3520±70</text:p>
          </table:table-cell>
          <table:table-cell table:style-name="ACE-11"/>
          <table:table-cell table:style-name="ACE-11" office:value-type="string">
            <text:p>T-2511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22];[.E32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22];[.A32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22];[.B322]-1;&quot;&quot;)" office:value-type="string" office:string-value="">
            <text:p/>
          </table:table-cell>
          <table:table-cell table:style-name="ACE-11" table:formula="of:=IF([.K322];2;&quot;&quot;)" office:value-type="string" office:string-value="">
            <text:p/>
          </table:table-cell>
          <table:table-cell table:style-name="ACE-11" table:formula="of:=IF([.K322];2;&quot;&quot;)" office:value-type="string" office:string-value="">
            <text:p/>
          </table:table-cell>
          <table:table-cell table:style-name="ACE-11" table:formula="of:=IF([.K322];[.F32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30-cm diameter log of Larix sp.</text:p>
          </table:table-cell>
          <table:table-cell table:style-name="ACE-11" office:value-type="float" office:value="10.5">
            <text:p>10.5</text:p>
          </table:table-cell>
          <table:table-cell table:style-name="ACE-11" office:value-type="string">
            <text:p>4020±100</text:p>
          </table:table-cell>
          <table:table-cell table:style-name="ACE-11" office:value-type="float" office:value="-24.399999999999999">
            <text:p>−24.4</text:p>
          </table:table-cell>
          <table:table-cell table:style-name="ACE-11" office:value-type="string">
            <text:p>T-2693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23];[.E32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23];[.A32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23];[.B323]-1;&quot;&quot;)" office:value-type="string" office:string-value="">
            <text:p/>
          </table:table-cell>
          <table:table-cell table:style-name="ACE-11" table:formula="of:=IF([.K323];2;&quot;&quot;)" office:value-type="string" office:string-value="">
            <text:p/>
          </table:table-cell>
          <table:table-cell table:style-name="ACE-11" table:formula="of:=IF([.K323];2;&quot;&quot;)" office:value-type="string" office:string-value="">
            <text:p/>
          </table:table-cell>
          <table:table-cell table:style-name="ACE-11" table:formula="of:=IF([.K323];[.F32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5-cm diameter log of Salix sp.</text:p>
          </table:table-cell>
          <table:table-cell table:style-name="ACE-11" office:value-type="float" office:value="12.199999999999999">
            <text:p>12.2</text:p>
          </table:table-cell>
          <table:table-cell table:style-name="ACE-11" office:value-type="string">
            <text:p>4100±90-</text:p>
          </table:table-cell>
          <table:table-cell table:style-name="ACE-11" office:value-type="float" office:value="-27.100000000000001">
            <text:p>−27.1</text:p>
          </table:table-cell>
          <table:table-cell table:style-name="ACE-11" office:value-type="string">
            <text:p>T-2694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24];[.E32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24];[.A32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24];[.B324]-1;&quot;&quot;)" office:value-type="string" office:string-value="">
            <text:p/>
          </table:table-cell>
          <table:table-cell table:style-name="ACE-11" table:formula="of:=IF([.K324];2;&quot;&quot;)" office:value-type="string" office:string-value="">
            <text:p/>
          </table:table-cell>
          <table:table-cell table:style-name="ACE-11" table:formula="of:=IF([.K324];2;&quot;&quot;)" office:value-type="string" office:string-value="">
            <text:p/>
          </table:table-cell>
          <table:table-cell table:style-name="ACE-11" table:formula="of:=IF([.K324];[.F32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30-cm diameter log of Picea sp.</text:p>
          </table:table-cell>
          <table:table-cell table:style-name="ACE-11" office:value-type="float" office:value="14.699999999999999">
            <text:p>14.7</text:p>
          </table:table-cell>
          <table:table-cell table:style-name="ACE-11" office:value-type="string">
            <text:p>4650±90-</text:p>
          </table:table-cell>
          <table:table-cell table:style-name="ACE-11" office:value-type="float" office:value="-27.100000000000001">
            <text:p>−27.1</text:p>
          </table:table-cell>
          <table:table-cell table:style-name="ACE-11" office:value-type="string">
            <text:p>T-2395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25];[.E32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25];[.A32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25];[.B325]-1;&quot;&quot;)" office:value-type="string" office:string-value="">
            <text:p/>
          </table:table-cell>
          <table:table-cell table:style-name="ACE-11" table:formula="of:=IF([.K325];2;&quot;&quot;)" office:value-type="string" office:string-value="">
            <text:p/>
          </table:table-cell>
          <table:table-cell table:style-name="ACE-11" table:formula="of:=IF([.K325];2;&quot;&quot;)" office:value-type="string" office:string-value="">
            <text:p/>
          </table:table-cell>
          <table:table-cell table:style-name="ACE-11" table:formula="of:=IF([.K325];[.F32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30-cm diameter log of Larix sp.</text:p>
          </table:table-cell>
          <table:table-cell table:style-name="ACE-11" office:value-type="float" office:value="16">
            <text:p>16</text:p>
          </table:table-cell>
          <table:table-cell table:style-name="ACE-11" office:value-type="string">
            <text:p>4560±80-</text:p>
          </table:table-cell>
          <table:table-cell table:style-name="ACE-11"/>
          <table:table-cell table:style-name="ACE-11" office:value-type="string">
            <text:p>T-2396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26];[.E32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26];[.A32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26];[.B326]-1;&quot;&quot;)" office:value-type="string" office:string-value="">
            <text:p/>
          </table:table-cell>
          <table:table-cell table:style-name="ACE-11" table:formula="of:=IF([.K326];2;&quot;&quot;)" office:value-type="string" office:string-value="">
            <text:p/>
          </table:table-cell>
          <table:table-cell table:style-name="ACE-11" table:formula="of:=IF([.K326];2;&quot;&quot;)" office:value-type="string" office:string-value="">
            <text:p/>
          </table:table-cell>
          <table:table-cell table:style-name="ACE-11" table:formula="of:=IF([.K326];[.F32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30-cm diameter log of Larix sp.</text:p>
          </table:table-cell>
          <table:table-cell table:style-name="ACE-11" office:value-type="float" office:value="16.399999999999999">
            <text:p>16.4</text:p>
          </table:table-cell>
          <table:table-cell table:style-name="ACE-11" office:value-type="string">
            <text:p>4970±60-</text:p>
          </table:table-cell>
          <table:table-cell table:style-name="ACE-11" office:value-type="float" office:value="-25.899999999999999">
            <text:p>−25.9</text:p>
          </table:table-cell>
          <table:table-cell table:style-name="ACE-11" office:value-type="string">
            <text:p>T-2699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27];[.E32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27];[.A32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27];[.B327]-1;&quot;&quot;)" office:value-type="string" office:string-value="">
            <text:p/>
          </table:table-cell>
          <table:table-cell table:style-name="ACE-11" table:formula="of:=IF([.K327];2;&quot;&quot;)" office:value-type="string" office:string-value="">
            <text:p/>
          </table:table-cell>
          <table:table-cell table:style-name="ACE-11" table:formula="of:=IF([.K327];2;&quot;&quot;)" office:value-type="string" office:string-value="">
            <text:p/>
          </table:table-cell>
          <table:table-cell table:style-name="ACE-11" table:formula="of:=IF([.K327];[.F32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bone</text:p>
          </table:table-cell>
          <table:table-cell table:style-name="ACE-11" office:value-type="float" office:value="19.199999999999999">
            <text:p>19.2</text:p>
          </table:table-cell>
          <table:table-cell table:style-name="ACE-11" office:value-type="string">
            <text:p>5740±90</text:p>
          </table:table-cell>
          <table:table-cell table:style-name="ACE-11" office:value-type="float" office:value="-17.600000000000001">
            <text:p>−17.6</text:p>
          </table:table-cell>
          <table:table-cell table:style-name="ACE-11" office:value-type="string">
            <text:p>T-2510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28];[.E32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28];[.A32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28];[.B328]-1;&quot;&quot;)" office:value-type="string" office:string-value="">
            <text:p/>
          </table:table-cell>
          <table:table-cell table:style-name="ACE-11" table:formula="of:=IF([.K328];2;&quot;&quot;)" office:value-type="string" office:string-value="">
            <text:p/>
          </table:table-cell>
          <table:table-cell table:style-name="ACE-11" table:formula="of:=IF([.K328];2;&quot;&quot;)" office:value-type="string" office:string-value="">
            <text:p/>
          </table:table-cell>
          <table:table-cell table:style-name="ACE-11" table:formula="of:=IF([.K328];[.F32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0.5-m long conifer log on raised beach surface</text:p>
          </table:table-cell>
          <table:table-cell table:style-name="ACE-11" office:value-type="float" office:value="23.100000000000001">
            <text:p>23.1</text:p>
          </table:table-cell>
          <table:table-cell table:style-name="ACE-11" office:value-type="string">
            <text:p>6270±90</text:p>
          </table:table-cell>
          <table:table-cell table:style-name="ACE-11" office:value-type="float" office:value="-24.600000000000001">
            <text:p>−24.6</text:p>
          </table:table-cell>
          <table:table-cell table:style-name="ACE-11" office:value-type="string">
            <text:p>T-2698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29];[.E32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29];[.A32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29];[.B329]-1;&quot;&quot;)" office:value-type="string" office:string-value="">
            <text:p/>
          </table:table-cell>
          <table:table-cell table:style-name="ACE-11" table:formula="of:=IF([.K329];2;&quot;&quot;)" office:value-type="string" office:string-value="">
            <text:p/>
          </table:table-cell>
          <table:table-cell table:style-name="ACE-11" table:formula="of:=IF([.K329];2;&quot;&quot;)" office:value-type="string" office:string-value="">
            <text:p/>
          </table:table-cell>
          <table:table-cell table:style-name="ACE-11" table:formula="of:=IF([.K329];[.F32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45-cm diameter log of Larix sp.</text:p>
          </table:table-cell>
          <table:table-cell table:style-name="ACE-11" office:value-type="float" office:value="25.100000000000001">
            <text:p>25.1</text:p>
          </table:table-cell>
          <table:table-cell table:style-name="ACE-11" office:value-type="string">
            <text:p>5850±90</text:p>
          </table:table-cell>
          <table:table-cell table:style-name="ACE-11"/>
          <table:table-cell table:style-name="ACE-11" office:value-type="string">
            <text:p>T-2509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30];[.E33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30];[.A33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30];[.B330]-1;&quot;&quot;)" office:value-type="string" office:string-value="">
            <text:p/>
          </table:table-cell>
          <table:table-cell table:style-name="ACE-11" table:formula="of:=IF([.K330];2;&quot;&quot;)" office:value-type="string" office:string-value="">
            <text:p/>
          </table:table-cell>
          <table:table-cell table:style-name="ACE-11" table:formula="of:=IF([.K330];2;&quot;&quot;)" office:value-type="string" office:string-value="">
            <text:p/>
          </table:table-cell>
          <table:table-cell table:style-name="ACE-11" table:formula="of:=IF([.K330];[.F33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30-cm diameter log of Larix sp.</text:p>
          </table:table-cell>
          <table:table-cell table:style-name="ACE-11" office:value-type="float" office:value="31.399999999999999">
            <text:p>31.4</text:p>
          </table:table-cell>
          <table:table-cell table:style-name="ACE-11" office:value-type="string">
            <text:p>7440±110</text:p>
          </table:table-cell>
          <table:table-cell table:style-name="ACE-11"/>
          <table:table-cell table:style-name="ACE-11" office:value-type="string">
            <text:p>T-2508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31];[.E33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31];[.A33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31];[.B331]-1;&quot;&quot;)" office:value-type="string" office:string-value="">
            <text:p/>
          </table:table-cell>
          <table:table-cell table:style-name="ACE-11" table:formula="of:=IF([.K331];2;&quot;&quot;)" office:value-type="string" office:string-value="">
            <text:p/>
          </table:table-cell>
          <table:table-cell table:style-name="ACE-11" table:formula="of:=IF([.K331];2;&quot;&quot;)" office:value-type="string" office:string-value="">
            <text:p/>
          </table:table-cell>
          <table:table-cell table:style-name="ACE-11" table:formula="of:=IF([.K331];[.F33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15-cm diameter log of Salix sp.</text:p>
          </table:table-cell>
          <table:table-cell table:style-name="ACE-11" office:value-type="float" office:value="36.799999999999997">
            <text:p>36.8</text:p>
          </table:table-cell>
          <table:table-cell table:style-name="ACE-11" office:value-type="string">
            <text:p>8150±100</text:p>
          </table:table-cell>
          <table:table-cell table:style-name="ACE-11"/>
          <table:table-cell table:style-name="ACE-11" office:value-type="string">
            <text:p>T-2507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32];[.E33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32];[.A33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32];[.B332]-1;&quot;&quot;)" office:value-type="string" office:string-value="">
            <text:p/>
          </table:table-cell>
          <table:table-cell table:style-name="ACE-11" table:formula="of:=IF([.K332];2;&quot;&quot;)" office:value-type="string" office:string-value="">
            <text:p/>
          </table:table-cell>
          <table:table-cell table:style-name="ACE-11" table:formula="of:=IF([.K332];2;&quot;&quot;)" office:value-type="string" office:string-value="">
            <text:p/>
          </table:table-cell>
          <table:table-cell table:style-name="ACE-11" table:formula="of:=IF([.K332];[.F33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40-cm diameter log of Larix sp.</text:p>
          </table:table-cell>
          <table:table-cell table:style-name="ACE-11" office:value-type="float" office:value="41.799999999999997">
            <text:p>41.8</text:p>
          </table:table-cell>
          <table:table-cell table:style-name="ACE-11" office:value-type="string">
            <text:p>8200±110</text:p>
          </table:table-cell>
          <table:table-cell table:style-name="ACE-11"/>
          <table:table-cell table:style-name="ACE-11" office:value-type="string">
            <text:p>T-2506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33];[.E33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33];[.A33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33];[.B333]-1;&quot;&quot;)" office:value-type="string" office:string-value="">
            <text:p/>
          </table:table-cell>
          <table:table-cell table:style-name="ACE-11" table:formula="of:=IF([.K333];2;&quot;&quot;)" office:value-type="string" office:string-value="">
            <text:p/>
          </table:table-cell>
          <table:table-cell table:style-name="ACE-11" table:formula="of:=IF([.K333];2;&quot;&quot;)" office:value-type="string" office:string-value="">
            <text:p/>
          </table:table-cell>
          <table:table-cell table:style-name="ACE-11" table:formula="of:=IF([.K333];[.F33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35-cm diameter log of Larix sp.</text:p>
          </table:table-cell>
          <table:table-cell table:style-name="ACE-11" office:value-type="float" office:value="43.700000000000003">
            <text:p>43.7</text:p>
          </table:table-cell>
          <table:table-cell table:style-name="ACE-11" office:value-type="string">
            <text:p>8770±120</text:p>
          </table:table-cell>
          <table:table-cell table:style-name="ACE-11" office:value-type="float" office:value="-26">
            <text:p>−26</text:p>
          </table:table-cell>
          <table:table-cell table:style-name="ACE-11" office:value-type="string">
            <text:p>T-2695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34];[.E33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34];[.A33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34];[.B334]-1;&quot;&quot;)" office:value-type="string" office:string-value="">
            <text:p/>
          </table:table-cell>
          <table:table-cell table:style-name="ACE-11" table:formula="of:=IF([.K334];2;&quot;&quot;)" office:value-type="string" office:string-value="">
            <text:p/>
          </table:table-cell>
          <table:table-cell table:style-name="ACE-11" table:formula="of:=IF([.K334];2;&quot;&quot;)" office:value-type="string" office:string-value="">
            <text:p/>
          </table:table-cell>
          <table:table-cell table:style-name="ACE-11" table:formula="of:=IF([.K334];[.F33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0-cm diameter log of Picea sp.</text:p>
          </table:table-cell>
          <table:table-cell table:style-name="ACE-11" office:value-type="float" office:value="46.299999999999997">
            <text:p>46.3</text:p>
          </table:table-cell>
          <table:table-cell table:style-name="ACE-11" office:value-type="string">
            <text:p>8890±130</text:p>
          </table:table-cell>
          <table:table-cell table:style-name="ACE-11" office:value-type="float" office:value="-26.699999999999999">
            <text:p>−26.7</text:p>
          </table:table-cell>
          <table:table-cell table:style-name="ACE-11" office:value-type="string">
            <text:p>T-2696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35];[.E335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35];[.A335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35];[.B335]-1;&quot;&quot;)" office:value-type="string" office:string-value="">
            <text:p/>
          </table:table-cell>
          <table:table-cell table:style-name="ACE-11" table:formula="of:=IF([.K335];2;&quot;&quot;)" office:value-type="string" office:string-value="">
            <text:p/>
          </table:table-cell>
          <table:table-cell table:style-name="ACE-11" table:formula="of:=IF([.K335];2;&quot;&quot;)" office:value-type="string" office:string-value="">
            <text:p/>
          </table:table-cell>
          <table:table-cell table:style-name="ACE-11" table:formula="of:=IF([.K335];[.F335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30-cm diameter log of Larix sp.</text:p>
          </table:table-cell>
          <table:table-cell table:style-name="ACE-11" office:value-type="float" office:value="487">
            <text:p>487</text:p>
          </table:table-cell>
          <table:table-cell table:style-name="ACE-11" office:value-type="string">
            <text:p>8780±110</text:p>
          </table:table-cell>
          <table:table-cell table:style-name="ACE-11"/>
          <table:table-cell table:style-name="ACE-11" office:value-type="string">
            <text:p>T-2505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36];[.E336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36];[.A336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36];[.B336]-1;&quot;&quot;)" office:value-type="string" office:string-value="">
            <text:p/>
          </table:table-cell>
          <table:table-cell table:style-name="ACE-11" table:formula="of:=IF([.K336];2;&quot;&quot;)" office:value-type="string" office:string-value="">
            <text:p/>
          </table:table-cell>
          <table:table-cell table:style-name="ACE-11" table:formula="of:=IF([.K336];2;&quot;&quot;)" office:value-type="string" office:string-value="">
            <text:p/>
          </table:table-cell>
          <table:table-cell table:style-name="ACE-11" table:formula="of:=IF([.K336];[.F336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5-cm diameter log of Larix sp.</text:p>
          </table:table-cell>
          <table:table-cell table:style-name="ACE-11" office:value-type="float" office:value="51.799999999999997">
            <text:p>51.8</text:p>
          </table:table-cell>
          <table:table-cell table:style-name="ACE-11" office:value-type="string">
            <text:p>8800±100</text:p>
          </table:table-cell>
          <table:table-cell table:style-name="ACE-11"/>
          <table:table-cell table:style-name="ACE-11" office:value-type="string">
            <text:p>T-2504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37];[.E337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37];[.A337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37];[.B337]-1;&quot;&quot;)" office:value-type="string" office:string-value="">
            <text:p/>
          </table:table-cell>
          <table:table-cell table:style-name="ACE-11" table:formula="of:=IF([.K337];2;&quot;&quot;)" office:value-type="string" office:string-value="">
            <text:p/>
          </table:table-cell>
          <table:table-cell table:style-name="ACE-11" table:formula="of:=IF([.K337];2;&quot;&quot;)" office:value-type="string" office:string-value="">
            <text:p/>
          </table:table-cell>
          <table:table-cell table:style-name="ACE-11" table:formula="of:=IF([.K337];[.F337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iece driftwood of Larix sp.</text:p>
          </table:table-cell>
          <table:table-cell table:style-name="ACE-11" office:value-type="float" office:value="52.799999999999997">
            <text:p>52.8</text:p>
          </table:table-cell>
          <table:table-cell table:style-name="ACE-11" office:value-type="string">
            <text:p>9130±80</text:p>
          </table:table-cell>
          <table:table-cell table:style-name="ACE-11" office:value-type="float" office:value="-26.399999999999999">
            <text:p>−26.4</text:p>
          </table:table-cell>
          <table:table-cell table:style-name="ACE-11" office:value-type="string">
            <text:p>T-2697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38];[.E338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38];[.A338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38];[.B338]-1;&quot;&quot;)" office:value-type="string" office:string-value="">
            <text:p/>
          </table:table-cell>
          <table:table-cell table:style-name="ACE-11" table:formula="of:=IF([.K338];2;&quot;&quot;)" office:value-type="string" office:string-value="">
            <text:p/>
          </table:table-cell>
          <table:table-cell table:style-name="ACE-11" table:formula="of:=IF([.K338];2;&quot;&quot;)" office:value-type="string" office:string-value="">
            <text:p/>
          </table:table-cell>
          <table:table-cell table:style-name="ACE-11" table:formula="of:=IF([.K338];[.F338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bone</text:p>
          </table:table-cell>
          <table:table-cell table:style-name="ACE-11" office:value-type="float" office:value="60.700000000000003">
            <text:p>60.7</text:p>
          </table:table-cell>
          <table:table-cell table:style-name="ACE-11" office:value-type="string">
            <text:p>9640±140</text:p>
          </table:table-cell>
          <table:table-cell table:style-name="ACE-11" office:value-type="float" office:value="-18.5">
            <text:p>−18.5</text:p>
          </table:table-cell>
          <table:table-cell table:style-name="ACE-11" office:value-type="string">
            <text:p>T-2502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39];[.E339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39];[.A339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39];[.B339]-1;&quot;&quot;)" office:value-type="string" office:string-value="">
            <text:p/>
          </table:table-cell>
          <table:table-cell table:style-name="ACE-11" table:formula="of:=IF([.K339];2;&quot;&quot;)" office:value-type="string" office:string-value="">
            <text:p/>
          </table:table-cell>
          <table:table-cell table:style-name="ACE-11" table:formula="of:=IF([.K339];2;&quot;&quot;)" office:value-type="string" office:string-value="">
            <text:p/>
          </table:table-cell>
          <table:table-cell table:style-name="ACE-11" table:formula="of:=IF([.K339];[.F339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8-cm diameter log of Salix sp.</text:p>
          </table:table-cell>
          <table:table-cell table:style-name="ACE-11" office:value-type="float" office:value="65.5">
            <text:p>65.5</text:p>
          </table:table-cell>
          <table:table-cell table:style-name="ACE-11" office:value-type="string">
            <text:p>9550±80</text:p>
          </table:table-cell>
          <table:table-cell table:style-name="ACE-11"/>
          <table:table-cell table:style-name="ACE-11" office:value-type="string">
            <text:p>T-2696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40];[.E340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40];[.A340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40];[.B340]-1;&quot;&quot;)" office:value-type="string" office:string-value="">
            <text:p/>
          </table:table-cell>
          <table:table-cell table:style-name="ACE-11" table:formula="of:=IF([.K340];2;&quot;&quot;)" office:value-type="string" office:string-value="">
            <text:p/>
          </table:table-cell>
          <table:table-cell table:style-name="ACE-11" table:formula="of:=IF([.K340];2;&quot;&quot;)" office:value-type="string" office:string-value="">
            <text:p/>
          </table:table-cell>
          <table:table-cell table:style-name="ACE-11" table:formula="of:=IF([.K340];[.F340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vertebrae</text:p>
          </table:table-cell>
          <table:table-cell table:style-name="ACE-11" office:value-type="float" office:value="70">
            <text:p>70</text:p>
          </table:table-cell>
          <table:table-cell table:style-name="ACE-11" office:value-type="string">
            <text:p>9700±120</text:p>
          </table:table-cell>
          <table:table-cell table:style-name="ACE-11" office:value-type="float" office:value="-17">
            <text:p>−17</text:p>
          </table:table-cell>
          <table:table-cell table:style-name="ACE-11" office:value-type="string">
            <text:p>T-2394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41];[.E341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41];[.A341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41];[.B341]-1;&quot;&quot;)" office:value-type="string" office:string-value="">
            <text:p/>
          </table:table-cell>
          <table:table-cell table:style-name="ACE-11" table:formula="of:=IF([.K341];2;&quot;&quot;)" office:value-type="string" office:string-value="">
            <text:p/>
          </table:table-cell>
          <table:table-cell table:style-name="ACE-11" table:formula="of:=IF([.K341];2;&quot;&quot;)" office:value-type="string" office:string-value="">
            <text:p/>
          </table:table-cell>
          <table:table-cell table:style-name="ACE-11" table:formula="of:=IF([.K341];[.F341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20-cm diameter log of Picea sp.</text:p>
          </table:table-cell>
          <table:table-cell table:style-name="ACE-11" office:value-type="float" office:value="89.900000000000006">
            <text:p>89.9</text:p>
          </table:table-cell>
          <table:table-cell table:style-name="ACE-11" office:value-type="string">
            <text:p>&gt;46,600</text:p>
          </table:table-cell>
          <table:table-cell table:style-name="ACE-11"/>
          <table:table-cell table:style-name="ACE-11" office:value-type="string">
            <text:p>T-2393</text:p>
          </table:table-cell>
          <table:table-cell table:style-name="ACE-11" office:value-type="string">
            <text:p>Salvigsen (1978)</text:p>
          </table:table-cell>
          <table:table-cell table:style-name="ACE-11"/>
          <table:table-cell table:style-name="ACE-11" table:formula="of:=IF([.K342];[.E34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42];[.A34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42];[.B342]-1;&quot;&quot;)" office:value-type="string" office:string-value="">
            <text:p/>
          </table:table-cell>
          <table:table-cell table:style-name="ACE-11" table:formula="of:=IF([.K342];2;&quot;&quot;)" office:value-type="string" office:string-value="">
            <text:p/>
          </table:table-cell>
          <table:table-cell table:style-name="ACE-11" table:formula="of:=IF([.K342];2;&quot;&quot;)" office:value-type="string" office:string-value="">
            <text:p/>
          </table:table-cell>
          <table:table-cell table:style-name="ACE-11" table:formula="of:=IF([.K342];[.F34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343];[.E34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43];[.A34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43];[.B343]-1;&quot;&quot;)" office:value-type="string" office:string-value="">
            <text:p/>
          </table:table-cell>
          <table:table-cell table:style-name="ACE-11" table:formula="of:=IF([.K343];2;&quot;&quot;)" office:value-type="string" office:string-value="">
            <text:p/>
          </table:table-cell>
          <table:table-cell table:style-name="ACE-11" table:formula="of:=IF([.K343];2;&quot;&quot;)" office:value-type="string" office:string-value="">
            <text:p/>
          </table:table-cell>
          <table:table-cell table:style-name="ACE-11" table:formula="of:=IF([.K343];[.F34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Lady Franklin Fjord, northern Nordaustlandet: marine limit &gt;50+m aht</text:p>
          </table:table-cell>
          <table:table-cell table:number-columns-repeated="6" table:style-name="ACE-11"/>
          <table:table-cell table:style-name="ACE-11" table:formula="of:=IF([.K344];[.E34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44];[.A34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44];[.B344]-1;&quot;&quot;)" office:value-type="string" office:string-value="">
            <text:p/>
          </table:table-cell>
          <table:table-cell table:style-name="ACE-11" table:formula="of:=IF([.K344];2;&quot;&quot;)" office:value-type="string" office:string-value="">
            <text:p/>
          </table:table-cell>
          <table:table-cell table:style-name="ACE-11" table:formula="of:=IF([.K344];2;&quot;&quot;)" office:value-type="string" office:string-value="">
            <text:p/>
          </table:table-cell>
          <table:table-cell table:style-name="ACE-11" table:formula="of:=IF([.K344];[.F34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2">
            <text:p>2</text:p>
          </table:table-cell>
          <table:table-cell table:style-name="ACE-11" office:value-type="string">
            <text:p>6780±100</text:p>
          </table:table-cell>
          <table:table-cell table:style-name="ACE-11"/>
          <table:table-cell table:style-name="ACE-11" office:value-type="string">
            <text:p>U-33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45];[.E345];&quot;&quot;)" office:value-type="string" office:string-value="U-33">
            <text:p>U-33</text:p>
          </table:table-cell>
          <table:table-cell table:number-columns-repeated="2" table:style-name="ACE-11"/>
          <table:table-cell table:style-name="ACE-11" office:value-type="float" office:value="6780">
            <text:p>6780</text:p>
          </table:table-cell>
          <table:table-cell table:style-name="ACE-11" office:value-type="float" office:value="100">
            <text:p>100</text:p>
          </table:table-cell>
          <table:table-cell table:style-name="ACE-11" table:formula="of:=[.K345]" office:value-type="float" office:value="6780">
            <text:p>6780</text:p>
          </table:table-cell>
          <table:table-cell table:style-name="ACE-11" table:formula="of:=[.L345]" office:value-type="float" office:value="100">
            <text:p>100</text:p>
          </table:table-cell>
          <table:table-cell table:style-name="ACE-11" table:formula="of:=IF([.K345];[.A345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45];[.B345]-1;&quot;&quot;)" office:value-type="float" office:value="1">
            <text:p>1</text:p>
          </table:table-cell>
          <table:table-cell table:style-name="ACE-11" table:formula="of:=IF([.K345];2;&quot;&quot;)" office:value-type="float" office:value="2">
            <text:p>2</text:p>
          </table:table-cell>
          <table:table-cell table:style-name="ACE-11" table:formula="of:=IF([.K345];2;&quot;&quot;)" office:value-type="float" office:value="2">
            <text:p>2</text:p>
          </table:table-cell>
          <table:table-cell table:style-name="ACE-11" table:formula="of:=IF([.K345];[.F345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6.2000000000000002">
            <text:p>6.2</text:p>
          </table:table-cell>
          <table:table-cell table:style-name="ACE-11" office:value-type="string">
            <text:p>6900±110</text:p>
          </table:table-cell>
          <table:table-cell table:style-name="ACE-11"/>
          <table:table-cell table:style-name="ACE-11" office:value-type="string">
            <text:p>U-112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46];[.E346];&quot;&quot;)" office:value-type="string" office:string-value="U-112">
            <text:p>U-112</text:p>
          </table:table-cell>
          <table:table-cell table:number-columns-repeated="2" table:style-name="ACE-11"/>
          <table:table-cell table:style-name="ACE-11" office:value-type="float" office:value="6900">
            <text:p>6900</text:p>
          </table:table-cell>
          <table:table-cell table:style-name="ACE-11" office:value-type="float" office:value="110">
            <text:p>110</text:p>
          </table:table-cell>
          <table:table-cell table:style-name="ACE-11" table:formula="of:=[.K346]" office:value-type="float" office:value="6900">
            <text:p>6900</text:p>
          </table:table-cell>
          <table:table-cell table:style-name="ACE-11" table:formula="of:=[.L346]" office:value-type="float" office:value="110">
            <text:p>110</text:p>
          </table:table-cell>
          <table:table-cell table:style-name="ACE-11" table:formula="of:=IF([.K346];[.A346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46];[.B346]-1;&quot;&quot;)" office:value-type="float" office:value="5.2000000000000002">
            <text:p>5.2</text:p>
          </table:table-cell>
          <table:table-cell table:style-name="ACE-11" table:formula="of:=IF([.K346];2;&quot;&quot;)" office:value-type="float" office:value="2">
            <text:p>2</text:p>
          </table:table-cell>
          <table:table-cell table:style-name="ACE-11" table:formula="of:=IF([.K346];2;&quot;&quot;)" office:value-type="float" office:value="2">
            <text:p>2</text:p>
          </table:table-cell>
          <table:table-cell table:style-name="ACE-11" table:formula="of:=IF([.K346];[.F346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bone</text:p>
          </table:table-cell>
          <table:table-cell table:style-name="ACE-11" office:value-type="float" office:value="7.5">
            <text:p>7.5</text:p>
          </table:table-cell>
          <table:table-cell table:style-name="ACE-11" office:value-type="string">
            <text:p>6380±150</text:p>
          </table:table-cell>
          <table:table-cell table:style-name="ACE-11"/>
          <table:table-cell table:style-name="ACE-11" office:value-type="string">
            <text:p>U-110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47];[.E347];&quot;&quot;)" office:value-type="string" office:string-value="U-110">
            <text:p>U-110</text:p>
          </table:table-cell>
          <table:table-cell table:number-columns-repeated="2" table:style-name="ACE-11"/>
          <table:table-cell table:style-name="ACE-11" office:value-type="float" office:value="6380">
            <text:p>6380</text:p>
          </table:table-cell>
          <table:table-cell table:style-name="ACE-11" office:value-type="float" office:value="150">
            <text:p>150</text:p>
          </table:table-cell>
          <table:table-cell table:style-name="ACE-11" table:formula="of:=[.K347]+440" office:value-type="float" office:value="6820">
            <text:p>6820</text:p>
          </table:table-cell>
          <table:table-cell table:style-name="ACE-11" table:formula="of:=[.L347]" office:value-type="float" office:value="150">
            <text:p>150</text:p>
          </table:table-cell>
          <table:table-cell table:style-name="ACE-11" table:formula="of:=IF([.K347];[.A347];&quot;&quot;)" office:value-type="string" office:string-value="Whalebone">
            <text:p>Whalebon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47];[.B347]-1;&quot;&quot;)" office:value-type="float" office:value="6.5">
            <text:p>6.5</text:p>
          </table:table-cell>
          <table:table-cell table:style-name="ACE-11" table:formula="of:=IF([.K347];2;&quot;&quot;)" office:value-type="float" office:value="2">
            <text:p>2</text:p>
          </table:table-cell>
          <table:table-cell table:style-name="ACE-11" table:formula="of:=IF([.K347];2;&quot;&quot;)" office:value-type="float" office:value="2">
            <text:p>2</text:p>
          </table:table-cell>
          <table:table-cell table:style-name="ACE-11" table:formula="of:=IF([.K347];[.F347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7.5999999999999996">
            <text:p>7.6</text:p>
          </table:table-cell>
          <table:table-cell table:style-name="ACE-11" office:value-type="string">
            <text:p>6200±100</text:p>
          </table:table-cell>
          <table:table-cell table:style-name="ACE-11"/>
          <table:table-cell table:style-name="ACE-11" office:value-type="string">
            <text:p>U-107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48];[.E348];&quot;&quot;)" office:value-type="string" office:string-value="U-107">
            <text:p>U-107</text:p>
          </table:table-cell>
          <table:table-cell table:number-columns-repeated="2" table:style-name="ACE-11"/>
          <table:table-cell table:style-name="ACE-11" office:value-type="float" office:value="6200">
            <text:p>6200</text:p>
          </table:table-cell>
          <table:table-cell table:style-name="ACE-11" office:value-type="float" office:value="100">
            <text:p>100</text:p>
          </table:table-cell>
          <table:table-cell table:style-name="ACE-11" table:formula="of:=[.K348]" office:value-type="float" office:value="6200">
            <text:p>6200</text:p>
          </table:table-cell>
          <table:table-cell table:style-name="ACE-11" table:formula="of:=[.L348]" office:value-type="float" office:value="100">
            <text:p>100</text:p>
          </table:table-cell>
          <table:table-cell table:style-name="ACE-11" table:formula="of:=IF([.K348];[.A348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48];[.B348]-1;&quot;&quot;)" office:value-type="float" office:value="6.5999999999999996">
            <text:p>6.6</text:p>
          </table:table-cell>
          <table:table-cell table:style-name="ACE-11" table:formula="of:=IF([.K348];2;&quot;&quot;)" office:value-type="float" office:value="2">
            <text:p>2</text:p>
          </table:table-cell>
          <table:table-cell table:style-name="ACE-11" table:formula="of:=IF([.K348];2;&quot;&quot;)" office:value-type="float" office:value="2">
            <text:p>2</text:p>
          </table:table-cell>
          <table:table-cell table:style-name="ACE-11" table:formula="of:=IF([.K348];[.F348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8">
            <text:p>8</text:p>
          </table:table-cell>
          <table:table-cell table:style-name="ACE-11" office:value-type="string">
            <text:p>6740±110</text:p>
          </table:table-cell>
          <table:table-cell table:style-name="ACE-11"/>
          <table:table-cell table:style-name="ACE-11" office:value-type="string">
            <text:p>U-111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49];[.E349];&quot;&quot;)" office:value-type="string" office:string-value="U-111">
            <text:p>U-111</text:p>
          </table:table-cell>
          <table:table-cell table:number-columns-repeated="2" table:style-name="ACE-11"/>
          <table:table-cell table:style-name="ACE-11" office:value-type="float" office:value="6740">
            <text:p>6740</text:p>
          </table:table-cell>
          <table:table-cell table:style-name="ACE-11" office:value-type="float" office:value="110">
            <text:p>110</text:p>
          </table:table-cell>
          <table:table-cell table:style-name="ACE-11" table:formula="of:=[.K349]" office:value-type="float" office:value="6740">
            <text:p>6740</text:p>
          </table:table-cell>
          <table:table-cell table:style-name="ACE-11" table:formula="of:=[.L349]" office:value-type="float" office:value="110">
            <text:p>110</text:p>
          </table:table-cell>
          <table:table-cell table:style-name="ACE-11" table:formula="of:=IF([.K349];[.A349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49];[.B349]-1;&quot;&quot;)" office:value-type="float" office:value="7">
            <text:p>7</text:p>
          </table:table-cell>
          <table:table-cell table:style-name="ACE-11" table:formula="of:=IF([.K349];2;&quot;&quot;)" office:value-type="float" office:value="2">
            <text:p>2</text:p>
          </table:table-cell>
          <table:table-cell table:style-name="ACE-11" table:formula="of:=IF([.K349];2;&quot;&quot;)" office:value-type="float" office:value="2">
            <text:p>2</text:p>
          </table:table-cell>
          <table:table-cell table:style-name="ACE-11" table:formula="of:=IF([.K349];[.F349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ostly Hiatella arctica shells</text:p>
          </table:table-cell>
          <table:table-cell table:style-name="ACE-11" office:value-type="float" office:value="8.5">
            <text:p>8.5</text:p>
          </table:table-cell>
          <table:table-cell table:style-name="ACE-11" office:value-type="string">
            <text:p>9100±130</text:p>
          </table:table-cell>
          <table:table-cell table:style-name="ACE-11"/>
          <table:table-cell table:style-name="ACE-11" office:value-type="string">
            <text:p>U-120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50];[.E350];&quot;&quot;)" office:value-type="string" office:string-value="U-120">
            <text:p>U-120</text:p>
          </table:table-cell>
          <table:table-cell table:number-columns-repeated="2" table:style-name="ACE-11"/>
          <table:table-cell table:style-name="ACE-11" office:value-type="float" office:value="9100">
            <text:p>9100</text:p>
          </table:table-cell>
          <table:table-cell table:style-name="ACE-11" office:value-type="float" office:value="130">
            <text:p>130</text:p>
          </table:table-cell>
          <table:table-cell table:style-name="ACE-11" table:formula="of:=[.K350]+440" office:value-type="float" office:value="9540">
            <text:p>9540</text:p>
          </table:table-cell>
          <table:table-cell table:style-name="ACE-11" table:formula="of:=[.L350]" office:value-type="float" office:value="130">
            <text:p>130</text:p>
          </table:table-cell>
          <table:table-cell table:style-name="ACE-11" table:formula="of:=IF([.K350];[.A350];&quot;&quot;)" office:value-type="string" office:string-value="Mostly Hiatella arctica shells">
            <text:p>Mostly Hiatella arctica shel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50];[.B350]-1;&quot;&quot;)" office:value-type="float" office:value="7.5">
            <text:p>7.5</text:p>
          </table:table-cell>
          <table:table-cell table:style-name="ACE-11" table:formula="of:=IF([.K350];2;&quot;&quot;)" office:value-type="float" office:value="2">
            <text:p>2</text:p>
          </table:table-cell>
          <table:table-cell table:style-name="ACE-11" table:formula="of:=IF([.K350];2;&quot;&quot;)" office:value-type="float" office:value="2">
            <text:p>2</text:p>
          </table:table-cell>
          <table:table-cell table:style-name="ACE-11" table:formula="of:=IF([.K350];[.F350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8.8000000000000007">
            <text:p>8.8</text:p>
          </table:table-cell>
          <table:table-cell table:style-name="ACE-11" office:value-type="string">
            <text:p>6490±110</text:p>
          </table:table-cell>
          <table:table-cell table:style-name="ACE-11"/>
          <table:table-cell table:style-name="ACE-11" office:value-type="string">
            <text:p>U-36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51];[.E351];&quot;&quot;)" office:value-type="string" office:string-value="U-36">
            <text:p>U-36</text:p>
          </table:table-cell>
          <table:table-cell table:number-columns-repeated="2" table:style-name="ACE-11"/>
          <table:table-cell table:style-name="ACE-11" office:value-type="float" office:value="6490">
            <text:p>6490</text:p>
          </table:table-cell>
          <table:table-cell table:style-name="ACE-11" office:value-type="float" office:value="110">
            <text:p>110</text:p>
          </table:table-cell>
          <table:table-cell table:style-name="ACE-11" table:formula="of:=[.K351]" office:value-type="float" office:value="6490">
            <text:p>6490</text:p>
          </table:table-cell>
          <table:table-cell table:style-name="ACE-11" table:formula="of:=[.L351]" office:value-type="float" office:value="110">
            <text:p>110</text:p>
          </table:table-cell>
          <table:table-cell table:style-name="ACE-11" table:formula="of:=IF([.K351];[.A351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51];[.B351]-1;&quot;&quot;)" office:value-type="float" office:value="7.8000000000000007">
            <text:p>7.8</text:p>
          </table:table-cell>
          <table:table-cell table:style-name="ACE-11" table:formula="of:=IF([.K351];2;&quot;&quot;)" office:value-type="float" office:value="2">
            <text:p>2</text:p>
          </table:table-cell>
          <table:table-cell table:style-name="ACE-11" table:formula="of:=IF([.K351];2;&quot;&quot;)" office:value-type="float" office:value="2">
            <text:p>2</text:p>
          </table:table-cell>
          <table:table-cell table:style-name="ACE-11" table:formula="of:=IF([.K351];[.F351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ostly Mytilus edulis shells</text:p>
          </table:table-cell>
          <table:table-cell table:style-name="ACE-11" office:value-type="float" office:value="9">
            <text:p>9</text:p>
          </table:table-cell>
          <table:table-cell table:style-name="ACE-11" office:value-type="string">
            <text:p>8630±190</text:p>
          </table:table-cell>
          <table:table-cell table:style-name="ACE-11"/>
          <table:table-cell table:style-name="ACE-11" office:value-type="string">
            <text:p>U-173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52];[.E352];&quot;&quot;)" office:value-type="string" office:string-value="U-173">
            <text:p>U-173</text:p>
          </table:table-cell>
          <table:table-cell table:number-columns-repeated="2" table:style-name="ACE-11"/>
          <table:table-cell table:style-name="ACE-11" office:value-type="float" office:value="8630">
            <text:p>8630</text:p>
          </table:table-cell>
          <table:table-cell table:style-name="ACE-11" office:value-type="float" office:value="190">
            <text:p>190</text:p>
          </table:table-cell>
          <table:table-cell table:style-name="ACE-11" table:formula="of:=[.K352]+440" office:value-type="float" office:value="9070">
            <text:p>9070</text:p>
          </table:table-cell>
          <table:table-cell table:style-name="ACE-11" table:formula="of:=[.L352]" office:value-type="float" office:value="190">
            <text:p>190</text:p>
          </table:table-cell>
          <table:table-cell table:style-name="ACE-11" table:formula="of:=IF([.K352];[.A352];&quot;&quot;)" office:value-type="string" office:string-value="Mostly Mytilus edulis shells">
            <text:p>Mostly Mytilus edulis shel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52];[.B352]-1;&quot;&quot;)" office:value-type="float" office:value="8">
            <text:p>8</text:p>
          </table:table-cell>
          <table:table-cell table:style-name="ACE-11" table:formula="of:=IF([.K352];2;&quot;&quot;)" office:value-type="float" office:value="2">
            <text:p>2</text:p>
          </table:table-cell>
          <table:table-cell table:style-name="ACE-11" table:formula="of:=IF([.K352];2;&quot;&quot;)" office:value-type="float" office:value="2">
            <text:p>2</text:p>
          </table:table-cell>
          <table:table-cell table:style-name="ACE-11" table:formula="of:=IF([.K352];[.F352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ostly Hiatella arctica shells</text:p>
          </table:table-cell>
          <table:table-cell table:style-name="ACE-11" office:value-type="float" office:value="9">
            <text:p>9</text:p>
          </table:table-cell>
          <table:table-cell table:style-name="ACE-11" office:value-type="string">
            <text:p>9290±130</text:p>
          </table:table-cell>
          <table:table-cell table:style-name="ACE-11"/>
          <table:table-cell table:style-name="ACE-11" office:value-type="string">
            <text:p>U-162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53];[.E353];&quot;&quot;)" office:value-type="string" office:string-value="U-162">
            <text:p>U-162</text:p>
          </table:table-cell>
          <table:table-cell table:number-columns-repeated="2" table:style-name="ACE-11"/>
          <table:table-cell table:style-name="ACE-11" office:value-type="float" office:value="9290">
            <text:p>9290</text:p>
          </table:table-cell>
          <table:table-cell table:style-name="ACE-11" office:value-type="float" office:value="130">
            <text:p>130</text:p>
          </table:table-cell>
          <table:table-cell table:style-name="ACE-11" table:formula="of:=[.K353]+440" office:value-type="float" office:value="9730">
            <text:p>9730</text:p>
          </table:table-cell>
          <table:table-cell table:style-name="ACE-11" table:formula="of:=[.L353]" office:value-type="float" office:value="130">
            <text:p>130</text:p>
          </table:table-cell>
          <table:table-cell table:style-name="ACE-11" table:formula="of:=IF([.K353];[.A353];&quot;&quot;)" office:value-type="string" office:string-value="Mostly Hiatella arctica shells">
            <text:p>Mostly Hiatella arctica shel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53];[.B353]-1;&quot;&quot;)" office:value-type="float" office:value="8">
            <text:p>8</text:p>
          </table:table-cell>
          <table:table-cell table:style-name="ACE-11" table:formula="of:=IF([.K353];2;&quot;&quot;)" office:value-type="float" office:value="2">
            <text:p>2</text:p>
          </table:table-cell>
          <table:table-cell table:style-name="ACE-11" table:formula="of:=IF([.K353];2;&quot;&quot;)" office:value-type="float" office:value="2">
            <text:p>2</text:p>
          </table:table-cell>
          <table:table-cell table:style-name="ACE-11" table:formula="of:=IF([.K353];[.F353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9">
            <text:p>9</text:p>
          </table:table-cell>
          <table:table-cell table:style-name="ACE-11" office:value-type="string">
            <text:p>6650±110</text:p>
          </table:table-cell>
          <table:table-cell table:style-name="ACE-11"/>
          <table:table-cell table:style-name="ACE-11" office:value-type="string">
            <text:p>U-116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54];[.E354];&quot;&quot;)" office:value-type="string" office:string-value="U-116">
            <text:p>U-116</text:p>
          </table:table-cell>
          <table:table-cell table:number-columns-repeated="2" table:style-name="ACE-11"/>
          <table:table-cell table:style-name="ACE-11" office:value-type="float" office:value="6650">
            <text:p>6650</text:p>
          </table:table-cell>
          <table:table-cell table:style-name="ACE-11" office:value-type="float" office:value="110">
            <text:p>110</text:p>
          </table:table-cell>
          <table:table-cell table:style-name="ACE-11" table:formula="of:=[.K354]" office:value-type="float" office:value="6650">
            <text:p>6650</text:p>
          </table:table-cell>
          <table:table-cell table:style-name="ACE-11" table:formula="of:=[.L354]" office:value-type="float" office:value="110">
            <text:p>110</text:p>
          </table:table-cell>
          <table:table-cell table:style-name="ACE-11" table:formula="of:=IF([.K354];[.A354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54];[.B354]-1;&quot;&quot;)" office:value-type="float" office:value="8">
            <text:p>8</text:p>
          </table:table-cell>
          <table:table-cell table:style-name="ACE-11" table:formula="of:=IF([.K354];2;&quot;&quot;)" office:value-type="float" office:value="2">
            <text:p>2</text:p>
          </table:table-cell>
          <table:table-cell table:style-name="ACE-11" table:formula="of:=IF([.K354];2;&quot;&quot;)" office:value-type="float" office:value="2">
            <text:p>2</text:p>
          </table:table-cell>
          <table:table-cell table:style-name="ACE-11" table:formula="of:=IF([.K354];[.F354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9.8000000000000007">
            <text:p>9.8</text:p>
          </table:table-cell>
          <table:table-cell table:style-name="ACE-11" office:value-type="string">
            <text:p>4020±90</text:p>
          </table:table-cell>
          <table:table-cell table:style-name="ACE-11"/>
          <table:table-cell table:style-name="ACE-11" office:value-type="string">
            <text:p>U-34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55];[.E355];&quot;&quot;)" office:value-type="string" office:string-value="U-34">
            <text:p>U-34</text:p>
          </table:table-cell>
          <table:table-cell table:number-columns-repeated="2" table:style-name="ACE-11"/>
          <table:table-cell table:style-name="ACE-11" office:value-type="float" office:value="4020">
            <text:p>4020</text:p>
          </table:table-cell>
          <table:table-cell table:style-name="ACE-11" office:value-type="float" office:value="90">
            <text:p>90</text:p>
          </table:table-cell>
          <table:table-cell table:style-name="ACE-11" table:formula="of:=[.K355]" office:value-type="float" office:value="4020">
            <text:p>4020</text:p>
          </table:table-cell>
          <table:table-cell table:style-name="ACE-11" table:formula="of:=[.L355]" office:value-type="float" office:value="90">
            <text:p>90</text:p>
          </table:table-cell>
          <table:table-cell table:style-name="ACE-11" table:formula="of:=IF([.K355];[.A355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55];[.B355]-1;&quot;&quot;)" office:value-type="float" office:value="8.8000000000000007">
            <text:p>8.8</text:p>
          </table:table-cell>
          <table:table-cell table:style-name="ACE-11" table:formula="of:=IF([.K355];2;&quot;&quot;)" office:value-type="float" office:value="2">
            <text:p>2</text:p>
          </table:table-cell>
          <table:table-cell table:style-name="ACE-11" table:formula="of:=IF([.K355];2;&quot;&quot;)" office:value-type="float" office:value="2">
            <text:p>2</text:p>
          </table:table-cell>
          <table:table-cell table:style-name="ACE-11" table:formula="of:=IF([.K355];[.F355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11.300000000000001">
            <text:p>11.3</text:p>
          </table:table-cell>
          <table:table-cell table:style-name="ACE-11" office:value-type="string">
            <text:p>7500±150</text:p>
          </table:table-cell>
          <table:table-cell table:style-name="ACE-11"/>
          <table:table-cell table:style-name="ACE-11" office:value-type="string">
            <text:p>U-175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56];[.E356];&quot;&quot;)" office:value-type="string" office:string-value="U-175">
            <text:p>U-175</text:p>
          </table:table-cell>
          <table:table-cell table:number-columns-repeated="2" table:style-name="ACE-11"/>
          <table:table-cell table:style-name="ACE-11" office:value-type="float" office:value="7500">
            <text:p>7500</text:p>
          </table:table-cell>
          <table:table-cell table:style-name="ACE-11" office:value-type="float" office:value="150">
            <text:p>150</text:p>
          </table:table-cell>
          <table:table-cell table:style-name="ACE-11" table:formula="of:=[.K356]" office:value-type="float" office:value="7500">
            <text:p>7500</text:p>
          </table:table-cell>
          <table:table-cell table:style-name="ACE-11" table:formula="of:=[.L356]" office:value-type="float" office:value="150">
            <text:p>150</text:p>
          </table:table-cell>
          <table:table-cell table:style-name="ACE-11" table:formula="of:=IF([.K356];[.A356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56];[.B356]-1;&quot;&quot;)" office:value-type="float" office:value="10.300000000000001">
            <text:p>10.3</text:p>
          </table:table-cell>
          <table:table-cell table:style-name="ACE-11" table:formula="of:=IF([.K356];2;&quot;&quot;)" office:value-type="float" office:value="2">
            <text:p>2</text:p>
          </table:table-cell>
          <table:table-cell table:style-name="ACE-11" table:formula="of:=IF([.K356];2;&quot;&quot;)" office:value-type="float" office:value="2">
            <text:p>2</text:p>
          </table:table-cell>
          <table:table-cell table:style-name="ACE-11" table:formula="of:=IF([.K356];[.F356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12.800000000000001">
            <text:p>12.8</text:p>
          </table:table-cell>
          <table:table-cell table:style-name="ACE-11" office:value-type="string">
            <text:p>7830±120</text:p>
          </table:table-cell>
          <table:table-cell table:style-name="ACE-11"/>
          <table:table-cell table:style-name="ACE-11" office:value-type="string">
            <text:p>U-38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57];[.E357];&quot;&quot;)" office:value-type="string" office:string-value="U-38">
            <text:p>U-38</text:p>
          </table:table-cell>
          <table:table-cell table:number-columns-repeated="2" table:style-name="ACE-11"/>
          <table:table-cell table:style-name="ACE-11" office:value-type="float" office:value="7830">
            <text:p>7830</text:p>
          </table:table-cell>
          <table:table-cell table:style-name="ACE-11" office:value-type="float" office:value="120">
            <text:p>120</text:p>
          </table:table-cell>
          <table:table-cell table:style-name="ACE-11" table:formula="of:=[.K357]" office:value-type="float" office:value="7830">
            <text:p>7830</text:p>
          </table:table-cell>
          <table:table-cell table:style-name="ACE-11" table:formula="of:=[.L357]" office:value-type="float" office:value="120">
            <text:p>120</text:p>
          </table:table-cell>
          <table:table-cell table:style-name="ACE-11" table:formula="of:=IF([.K357];[.A357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57];[.B357]-1;&quot;&quot;)" office:value-type="float" office:value="11.800000000000001">
            <text:p>11.8</text:p>
          </table:table-cell>
          <table:table-cell table:style-name="ACE-11" table:formula="of:=IF([.K357];2;&quot;&quot;)" office:value-type="float" office:value="2">
            <text:p>2</text:p>
          </table:table-cell>
          <table:table-cell table:style-name="ACE-11" table:formula="of:=IF([.K357];2;&quot;&quot;)" office:value-type="float" office:value="2">
            <text:p>2</text:p>
          </table:table-cell>
          <table:table-cell table:style-name="ACE-11" table:formula="of:=IF([.K357];[.F357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bone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string">
            <text:p>8530±180</text:p>
          </table:table-cell>
          <table:table-cell table:style-name="ACE-11"/>
          <table:table-cell table:style-name="ACE-11" office:value-type="string">
            <text:p>U-115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58];[.E358];&quot;&quot;)" office:value-type="string" office:string-value="U-115">
            <text:p>U-115</text:p>
          </table:table-cell>
          <table:table-cell table:number-columns-repeated="2" table:style-name="ACE-11"/>
          <table:table-cell table:style-name="ACE-11" office:value-type="float" office:value="8530">
            <text:p>8530</text:p>
          </table:table-cell>
          <table:table-cell table:style-name="ACE-11" office:value-type="float" office:value="180">
            <text:p>180</text:p>
          </table:table-cell>
          <table:table-cell table:style-name="ACE-11" table:formula="of:=[.K358]+440" office:value-type="float" office:value="8970">
            <text:p>8970</text:p>
          </table:table-cell>
          <table:table-cell table:style-name="ACE-11" table:formula="of:=[.L358]" office:value-type="float" office:value="180">
            <text:p>180</text:p>
          </table:table-cell>
          <table:table-cell table:style-name="ACE-11" table:formula="of:=IF([.K358];[.A358];&quot;&quot;)" office:value-type="string" office:string-value="Whalebone">
            <text:p>Whalebone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58];[.B358]-1;&quot;&quot;)" office:value-type="float" office:value="16.600000000000001">
            <text:p>16.6</text:p>
          </table:table-cell>
          <table:table-cell table:style-name="ACE-11" table:formula="of:=IF([.K358];2;&quot;&quot;)" office:value-type="float" office:value="2">
            <text:p>2</text:p>
          </table:table-cell>
          <table:table-cell table:style-name="ACE-11" table:formula="of:=IF([.K358];2;&quot;&quot;)" office:value-type="float" office:value="2">
            <text:p>2</text:p>
          </table:table-cell>
          <table:table-cell table:style-name="ACE-11" table:formula="of:=IF([.K358];[.F358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ostly Hiatella arctica shells</text:p>
          </table:table-cell>
          <table:table-cell table:style-name="ACE-11" office:value-type="float" office:value="22">
            <text:p>22</text:p>
          </table:table-cell>
          <table:table-cell table:style-name="ACE-11" office:value-type="string">
            <text:p>9220±130</text:p>
          </table:table-cell>
          <table:table-cell table:style-name="ACE-11"/>
          <table:table-cell table:style-name="ACE-11" office:value-type="string">
            <text:p>U-179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59];[.E359];&quot;&quot;)" office:value-type="string" office:string-value="U-179">
            <text:p>U-179</text:p>
          </table:table-cell>
          <table:table-cell table:number-columns-repeated="2" table:style-name="ACE-11"/>
          <table:table-cell table:style-name="ACE-11" office:value-type="float" office:value="9220">
            <text:p>9220</text:p>
          </table:table-cell>
          <table:table-cell table:style-name="ACE-11" office:value-type="float" office:value="130">
            <text:p>130</text:p>
          </table:table-cell>
          <table:table-cell table:style-name="ACE-11" table:formula="of:=[.K359]+440" office:value-type="float" office:value="9660">
            <text:p>9660</text:p>
          </table:table-cell>
          <table:table-cell table:style-name="ACE-11" table:formula="of:=[.L359]" office:value-type="float" office:value="130">
            <text:p>130</text:p>
          </table:table-cell>
          <table:table-cell table:style-name="ACE-11" table:formula="of:=IF([.K359];[.A359];&quot;&quot;)" office:value-type="string" office:string-value="Mostly Hiatella arctica shells">
            <text:p>Mostly Hiatella arctica shel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59];[.B359]-1;&quot;&quot;)" office:value-type="float" office:value="21">
            <text:p>21</text:p>
          </table:table-cell>
          <table:table-cell table:style-name="ACE-11" table:formula="of:=IF([.K359];2;&quot;&quot;)" office:value-type="float" office:value="2">
            <text:p>2</text:p>
          </table:table-cell>
          <table:table-cell table:style-name="ACE-11" table:formula="of:=IF([.K359];2;&quot;&quot;)" office:value-type="float" office:value="2">
            <text:p>2</text:p>
          </table:table-cell>
          <table:table-cell table:style-name="ACE-11" table:formula="of:=IF([.K359];[.F359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ostly Mya truncata shells</text:p>
          </table:table-cell>
          <table:table-cell table:style-name="ACE-11" office:value-type="float" office:value="31">
            <text:p>31</text:p>
          </table:table-cell>
          <table:table-cell table:style-name="ACE-11" office:value-type="string">
            <text:p>9390±130</text:p>
          </table:table-cell>
          <table:table-cell table:style-name="ACE-11"/>
          <table:table-cell table:style-name="ACE-11" office:value-type="string">
            <text:p>U-95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60];[.E360];&quot;&quot;)" office:value-type="string" office:string-value="U-95">
            <text:p>U-95</text:p>
          </table:table-cell>
          <table:table-cell table:number-columns-repeated="2" table:style-name="ACE-11"/>
          <table:table-cell table:style-name="ACE-11" office:value-type="float" office:value="9390">
            <text:p>9390</text:p>
          </table:table-cell>
          <table:table-cell table:style-name="ACE-11" office:value-type="float" office:value="130">
            <text:p>130</text:p>
          </table:table-cell>
          <table:table-cell table:style-name="ACE-11" table:formula="of:=[.K360]+440" office:value-type="float" office:value="9830">
            <text:p>9830</text:p>
          </table:table-cell>
          <table:table-cell table:style-name="ACE-11" table:formula="of:=[.L360]" office:value-type="float" office:value="130">
            <text:p>130</text:p>
          </table:table-cell>
          <table:table-cell table:style-name="ACE-11" table:formula="of:=IF([.K360];[.A360];&quot;&quot;)" office:value-type="string" office:string-value="Mostly Mya truncata shells">
            <text:p>Mostly Mya truncata shel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60];[.B360]-1;&quot;&quot;)" office:value-type="float" office:value="30">
            <text:p>30</text:p>
          </table:table-cell>
          <table:table-cell table:style-name="ACE-11" table:formula="of:=IF([.K360];2;&quot;&quot;)" office:value-type="float" office:value="2">
            <text:p>2</text:p>
          </table:table-cell>
          <table:table-cell table:style-name="ACE-11" table:formula="of:=IF([.K360];2;&quot;&quot;)" office:value-type="float" office:value="2">
            <text:p>2</text:p>
          </table:table-cell>
          <table:table-cell table:style-name="ACE-11" table:formula="of:=IF([.K360];[.F360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36.5">
            <text:p>36.5</text:p>
          </table:table-cell>
          <table:table-cell table:style-name="ACE-11" office:value-type="string">
            <text:p>9270±130</text:p>
          </table:table-cell>
          <table:table-cell table:style-name="ACE-11"/>
          <table:table-cell table:style-name="ACE-11" office:value-type="string">
            <text:p>U-70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61];[.E361];&quot;&quot;)" office:value-type="string" office:string-value="U-70">
            <text:p>U-70</text:p>
          </table:table-cell>
          <table:table-cell table:number-columns-repeated="2" table:style-name="ACE-11"/>
          <table:table-cell table:style-name="ACE-11" office:value-type="float" office:value="9270">
            <text:p>9270</text:p>
          </table:table-cell>
          <table:table-cell table:style-name="ACE-11" office:value-type="float" office:value="130">
            <text:p>130</text:p>
          </table:table-cell>
          <table:table-cell table:style-name="ACE-11" table:formula="of:=[.K361]" office:value-type="float" office:value="9270">
            <text:p>9270</text:p>
          </table:table-cell>
          <table:table-cell table:style-name="ACE-11" table:formula="of:=[.L361]" office:value-type="float" office:value="130">
            <text:p>130</text:p>
          </table:table-cell>
          <table:table-cell table:style-name="ACE-11" table:formula="of:=IF([.K361];[.A361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61];[.B361]-1;&quot;&quot;)" office:value-type="float" office:value="35.5">
            <text:p>35.5</text:p>
          </table:table-cell>
          <table:table-cell table:style-name="ACE-11" table:formula="of:=IF([.K361];2;&quot;&quot;)" office:value-type="float" office:value="2">
            <text:p>2</text:p>
          </table:table-cell>
          <table:table-cell table:style-name="ACE-11" table:formula="of:=IF([.K361];2;&quot;&quot;)" office:value-type="float" office:value="2">
            <text:p>2</text:p>
          </table:table-cell>
          <table:table-cell table:style-name="ACE-11" table:formula="of:=IF([.K361];[.F361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ostly Hiatella arctica shells</text:p>
          </table:table-cell>
          <table:table-cell table:style-name="ACE-11" office:value-type="float" office:value="44">
            <text:p>44</text:p>
          </table:table-cell>
          <table:table-cell table:style-name="ACE-11" office:value-type="string">
            <text:p>9200±120</text:p>
          </table:table-cell>
          <table:table-cell table:style-name="ACE-11"/>
          <table:table-cell table:style-name="ACE-11" office:value-type="string">
            <text:p>U-166</text:p>
          </table:table-cell>
          <table:table-cell table:style-name="ACE-11" office:value-type="string">
            <text:p>Blake (1961a), Blake (1961b)</text:p>
          </table:table-cell>
          <table:table-cell table:style-name="ACE-11"/>
          <table:table-cell table:style-name="ACE-11" table:formula="of:=IF([.K362];[.E362];&quot;&quot;)" office:value-type="string" office:string-value="U-166">
            <text:p>U-166</text:p>
          </table:table-cell>
          <table:table-cell table:number-columns-repeated="2" table:style-name="ACE-11"/>
          <table:table-cell table:style-name="ACE-11" office:value-type="float" office:value="9200">
            <text:p>9200</text:p>
          </table:table-cell>
          <table:table-cell table:style-name="ACE-11" office:value-type="float" office:value="120">
            <text:p>120</text:p>
          </table:table-cell>
          <table:table-cell table:style-name="ACE-11" table:formula="of:=[.K362]+440" office:value-type="float" office:value="9640">
            <text:p>9640</text:p>
          </table:table-cell>
          <table:table-cell table:style-name="ACE-11" table:formula="of:=[.L362]" office:value-type="float" office:value="120">
            <text:p>120</text:p>
          </table:table-cell>
          <table:table-cell table:style-name="ACE-11" table:formula="of:=IF([.K362];[.A362];&quot;&quot;)" office:value-type="string" office:string-value="Mostly Hiatella arctica shells">
            <text:p>Mostly Hiatella arctica shel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62];[.B362]-1;&quot;&quot;)" office:value-type="float" office:value="43">
            <text:p>43</text:p>
          </table:table-cell>
          <table:table-cell table:style-name="ACE-11" table:formula="of:=IF([.K362];2;&quot;&quot;)" office:value-type="float" office:value="2">
            <text:p>2</text:p>
          </table:table-cell>
          <table:table-cell table:style-name="ACE-11" table:formula="of:=IF([.K362];2;&quot;&quot;)" office:value-type="float" office:value="2">
            <text:p>2</text:p>
          </table:table-cell>
          <table:table-cell table:style-name="ACE-11" table:formula="of:=IF([.K362];[.F362];&quot;&quot;)" office:value-type="string" office:string-value="Blake (1961a), Blake (1961b)">
            <text:p>Blake (1961a), Blake (1961b)</text:p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363];[.E36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63];[.A36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63];[.B363]-1;&quot;&quot;)" office:value-type="string" office:string-value="">
            <text:p/>
          </table:table-cell>
          <table:table-cell table:style-name="ACE-11" table:formula="of:=IF([.K363];2;&quot;&quot;)" office:value-type="string" office:string-value="">
            <text:p/>
          </table:table-cell>
          <table:table-cell table:style-name="ACE-11" table:formula="of:=IF([.K363];2;&quot;&quot;)" office:value-type="string" office:string-value="">
            <text:p/>
          </table:table-cell>
          <table:table-cell table:style-name="ACE-11" table:formula="of:=IF([.K363];[.F36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hippsøya, Sjuøne, northern Svalbard: marine limit 22±1 m aht</text:p>
          </table:table-cell>
          <table:table-cell table:number-columns-repeated="6" table:style-name="ACE-11"/>
          <table:table-cell table:style-name="ACE-11" table:formula="of:=IF([.K364];[.E364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64];[.A364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64];[.B364]-1;&quot;&quot;)" office:value-type="string" office:string-value="">
            <text:p/>
          </table:table-cell>
          <table:table-cell table:style-name="ACE-11" table:formula="of:=IF([.K364];2;&quot;&quot;)" office:value-type="string" office:string-value="">
            <text:p/>
          </table:table-cell>
          <table:table-cell table:style-name="ACE-11" table:formula="of:=IF([.K364];2;&quot;&quot;)" office:value-type="string" office:string-value="">
            <text:p/>
          </table:table-cell>
          <table:table-cell table:style-name="ACE-11" table:formula="of:=IF([.K364];[.F364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&gt;0.75-m long log embedded in raised beach gravel</text:p>
          </table:table-cell>
          <table:table-cell table:style-name="ACE-11" office:value-type="float" office:value="3">
            <text:p>3</text:p>
          </table:table-cell>
          <table:table-cell table:style-name="ACE-11" office:value-type="string">
            <text:p>5725±115</text:p>
          </table:table-cell>
          <table:table-cell table:style-name="ACE-11" office:value-type="float" office:value="-24.300000000000001">
            <text:p>−24.3</text:p>
          </table:table-cell>
          <table:table-cell table:style-name="ACE-11" office:value-type="string">
            <text:p>GX-22381</text:p>
          </table:table-cell>
          <table:table-cell table:style-name="ACE-11" office:value-type="string">
            <text:p>Forman and Ingólfsson (2000)</text:p>
          </table:table-cell>
          <table:table-cell table:style-name="ACE-11"/>
          <table:table-cell table:style-name="ACE-11" table:formula="of:=IF([.K365];[.E365];&quot;&quot;)" office:value-type="string" office:string-value="GX-22381">
            <text:p>GX-22381</text:p>
          </table:table-cell>
          <table:table-cell table:number-columns-repeated="2" table:style-name="ACE-11"/>
          <table:table-cell table:style-name="ACE-11" office:value-type="float" office:value="5725">
            <text:p>5725</text:p>
          </table:table-cell>
          <table:table-cell table:style-name="ACE-11" office:value-type="float" office:value="115">
            <text:p>115</text:p>
          </table:table-cell>
          <table:table-cell table:style-name="ACE-11" table:formula="of:=[.K365]" office:value-type="float" office:value="5725">
            <text:p>5725</text:p>
          </table:table-cell>
          <table:table-cell table:style-name="ACE-11" table:formula="of:=[.L365]" office:value-type="float" office:value="115">
            <text:p>115</text:p>
          </table:table-cell>
          <table:table-cell table:style-name="ACE-11" table:formula="of:=IF([.K365];[.A365];&quot;&quot;)" office:value-type="string" office:string-value="&gt;0.75-m long log embedded in raised beach gravel">
            <text:p>&gt;0.75-m long log embedded in raised beach gravel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65];[.B365]-1;&quot;&quot;)" office:value-type="float" office:value="2">
            <text:p>2</text:p>
          </table:table-cell>
          <table:table-cell table:style-name="ACE-11" table:formula="of:=IF([.K365];2;&quot;&quot;)" office:value-type="float" office:value="2">
            <text:p>2</text:p>
          </table:table-cell>
          <table:table-cell table:style-name="ACE-11" table:formula="of:=IF([.K365];2;&quot;&quot;)" office:value-type="float" office:value="2">
            <text:p>2</text:p>
          </table:table-cell>
          <table:table-cell table:style-name="ACE-11" table:formula="of:=IF([.K365];[.F365];&quot;&quot;)" office:value-type="string" office:string-value="Forman and Ingólfsson (2000)">
            <text:p>Forman and Ingólfsson (200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Cranium bone from whale skull, collagen fraction</text:p>
          </table:table-cell>
          <table:table-cell table:style-name="ACE-11" office:value-type="float" office:value="4">
            <text:p>4</text:p>
          </table:table-cell>
          <table:table-cell table:style-name="ACE-11" office:value-type="string">
            <text:p>5485±110</text:p>
          </table:table-cell>
          <table:table-cell table:style-name="ACE-11" office:value-type="float" office:value="-19.300000000000001">
            <text:p>−19.3</text:p>
          </table:table-cell>
          <table:table-cell table:style-name="ACE-11" office:value-type="string">
            <text:p>GX-22380</text:p>
          </table:table-cell>
          <table:table-cell table:style-name="ACE-11" office:value-type="string">
            <text:p>Forman and Ingólfsson (2000)</text:p>
          </table:table-cell>
          <table:table-cell table:style-name="ACE-11"/>
          <table:table-cell table:style-name="ACE-11" table:formula="of:=IF([.K366];[.E366];&quot;&quot;)" office:value-type="string" office:string-value="GX-22380">
            <text:p>GX-22380</text:p>
          </table:table-cell>
          <table:table-cell table:number-columns-repeated="2" table:style-name="ACE-11"/>
          <table:table-cell table:style-name="ACE-11" office:value-type="float" office:value="5485">
            <text:p>5485</text:p>
          </table:table-cell>
          <table:table-cell table:style-name="ACE-11" office:value-type="float" office:value="110">
            <text:p>110</text:p>
          </table:table-cell>
          <table:table-cell table:style-name="ACE-11" table:formula="of:=[.K366]+440" office:value-type="float" office:value="5925">
            <text:p>5925</text:p>
          </table:table-cell>
          <table:table-cell table:style-name="ACE-11" table:formula="of:=[.L366]" office:value-type="float" office:value="110">
            <text:p>110</text:p>
          </table:table-cell>
          <table:table-cell table:style-name="ACE-11" table:formula="of:=IF([.K366];[.A366];&quot;&quot;)" office:value-type="string" office:string-value="Cranium bone from whale skull, collagen fraction">
            <text:p>Cranium bone from whale skull, collagen fraction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66];[.B366]-1;&quot;&quot;)" office:value-type="float" office:value="3">
            <text:p>3</text:p>
          </table:table-cell>
          <table:table-cell table:style-name="ACE-11" table:formula="of:=IF([.K366];2;&quot;&quot;)" office:value-type="float" office:value="2">
            <text:p>2</text:p>
          </table:table-cell>
          <table:table-cell table:style-name="ACE-11" table:formula="of:=IF([.K366];2;&quot;&quot;)" office:value-type="float" office:value="2">
            <text:p>2</text:p>
          </table:table-cell>
          <table:table-cell table:style-name="ACE-11" table:formula="of:=IF([.K366];[.F366];&quot;&quot;)" office:value-type="string" office:string-value="Forman and Ingólfsson (2000)">
            <text:p>Forman and Ingólfsson (200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Paired Hiatella arctica from littoral gravels</text:p>
          </table:table-cell>
          <table:table-cell table:style-name="ACE-11" office:value-type="float" office:value="5">
            <text:p>5</text:p>
          </table:table-cell>
          <table:table-cell table:style-name="ACE-11" office:value-type="string">
            <text:p>8970±60</text:p>
          </table:table-cell>
          <table:table-cell table:style-name="ACE-11" office:value-type="float" office:value="-19.300000000000001">
            <text:p>−19.3</text:p>
          </table:table-cell>
          <table:table-cell table:style-name="ACE-11" office:value-type="string">
            <text:p>GX-22387</text:p>
          </table:table-cell>
          <table:table-cell table:style-name="ACE-11" office:value-type="string">
            <text:p>Forman and Ingólfsson (2000)</text:p>
          </table:table-cell>
          <table:table-cell table:style-name="ACE-11"/>
          <table:table-cell table:style-name="ACE-11" table:formula="of:=IF([.K367];[.E367];&quot;&quot;)" office:value-type="string" office:string-value="GX-22387">
            <text:p>GX-22387</text:p>
          </table:table-cell>
          <table:table-cell table:number-columns-repeated="2" table:style-name="ACE-11"/>
          <table:table-cell table:style-name="ACE-11" office:value-type="float" office:value="8970">
            <text:p>8970</text:p>
          </table:table-cell>
          <table:table-cell table:style-name="ACE-11" office:value-type="float" office:value="60">
            <text:p>60</text:p>
          </table:table-cell>
          <table:table-cell table:style-name="ACE-11" table:formula="of:=[.K367]+440" office:value-type="float" office:value="9410">
            <text:p>9410</text:p>
          </table:table-cell>
          <table:table-cell table:style-name="ACE-11" table:formula="of:=[.L367]" office:value-type="float" office:value="60">
            <text:p>60</text:p>
          </table:table-cell>
          <table:table-cell table:style-name="ACE-11" table:formula="of:=IF([.K367];[.A367];&quot;&quot;)" office:value-type="string" office:string-value="Paired Hiatella arctica from littoral gravels">
            <text:p>Paired Hiatella arctica from littoral gravel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67];[.B367]-1;&quot;&quot;)" office:value-type="float" office:value="4">
            <text:p>4</text:p>
          </table:table-cell>
          <table:table-cell table:style-name="ACE-11" table:formula="of:=IF([.K367];2;&quot;&quot;)" office:value-type="float" office:value="2">
            <text:p>2</text:p>
          </table:table-cell>
          <table:table-cell table:style-name="ACE-11" table:formula="of:=IF([.K367];2;&quot;&quot;)" office:value-type="float" office:value="2">
            <text:p>2</text:p>
          </table:table-cell>
          <table:table-cell table:style-name="ACE-11" table:formula="of:=IF([.K367];[.F367];&quot;&quot;)" office:value-type="string" office:string-value="Forman and Ingólfsson (2000)">
            <text:p>Forman and Ingólfsson (200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3.5-m long log embedded in raised beach berm</text:p>
          </table:table-cell>
          <table:table-cell table:style-name="ACE-11" office:value-type="float" office:value="6">
            <text:p>6</text:p>
          </table:table-cell>
          <table:table-cell table:style-name="ACE-11" office:value-type="string">
            <text:p>6225±115</text:p>
          </table:table-cell>
          <table:table-cell table:style-name="ACE-11" office:value-type="float" office:value="-24.800000000000001">
            <text:p>−24.8</text:p>
          </table:table-cell>
          <table:table-cell table:style-name="ACE-11" office:value-type="string">
            <text:p>GX-22382</text:p>
          </table:table-cell>
          <table:table-cell table:style-name="ACE-11" office:value-type="string">
            <text:p>Forman and Ingólfsson (2000)</text:p>
          </table:table-cell>
          <table:table-cell table:style-name="ACE-11"/>
          <table:table-cell table:style-name="ACE-11" table:formula="of:=IF([.K368];[.E368];&quot;&quot;)" office:value-type="string" office:string-value="GX-22382">
            <text:p>GX-22382</text:p>
          </table:table-cell>
          <table:table-cell table:number-columns-repeated="2" table:style-name="ACE-11"/>
          <table:table-cell table:style-name="ACE-11" office:value-type="float" office:value="6225">
            <text:p>6225</text:p>
          </table:table-cell>
          <table:table-cell table:style-name="ACE-11" office:value-type="float" office:value="115">
            <text:p>115</text:p>
          </table:table-cell>
          <table:table-cell table:style-name="ACE-11" table:formula="of:=[.K368]" office:value-type="float" office:value="6225">
            <text:p>6225</text:p>
          </table:table-cell>
          <table:table-cell table:style-name="ACE-11" table:formula="of:=[.L368]" office:value-type="float" office:value="115">
            <text:p>115</text:p>
          </table:table-cell>
          <table:table-cell table:style-name="ACE-11" table:formula="of:=IF([.K368];[.A368];&quot;&quot;)" office:value-type="string" office:string-value="3.5-m long log embedded in raised beach berm">
            <text:p>3.5-m long log embedded in raised beach berm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68];[.B368]-1;&quot;&quot;)" office:value-type="float" office:value="5">
            <text:p>5</text:p>
          </table:table-cell>
          <table:table-cell table:style-name="ACE-11" table:formula="of:=IF([.K368];2;&quot;&quot;)" office:value-type="float" office:value="2">
            <text:p>2</text:p>
          </table:table-cell>
          <table:table-cell table:style-name="ACE-11" table:formula="of:=IF([.K368];2;&quot;&quot;)" office:value-type="float" office:value="2">
            <text:p>2</text:p>
          </table:table-cell>
          <table:table-cell table:style-name="ACE-11" table:formula="of:=IF([.K368];[.F368];&quot;&quot;)" office:value-type="string" office:string-value="Forman and Ingólfsson (2000)">
            <text:p>Forman and Ingólfsson (200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Whale ear bone from partially buried skull, collagen fraction</text:p>
          </table:table-cell>
          <table:table-cell table:style-name="ACE-11" office:value-type="float" office:value="6">
            <text:p>6</text:p>
          </table:table-cell>
          <table:table-cell table:style-name="ACE-11" office:value-type="string">
            <text:p>9380±140</text:p>
          </table:table-cell>
          <table:table-cell table:style-name="ACE-11" office:value-type="float" office:value="-17.5">
            <text:p>−17.5</text:p>
          </table:table-cell>
          <table:table-cell table:style-name="ACE-11" office:value-type="string">
            <text:p>GX-22379</text:p>
          </table:table-cell>
          <table:table-cell table:style-name="ACE-11" office:value-type="string">
            <text:p>Forman and Ingólfsson (2000)</text:p>
          </table:table-cell>
          <table:table-cell table:style-name="ACE-11"/>
          <table:table-cell table:style-name="ACE-11" table:formula="of:=IF([.K369];[.E369];&quot;&quot;)" office:value-type="string" office:string-value="GX-22379">
            <text:p>GX-22379</text:p>
          </table:table-cell>
          <table:table-cell table:number-columns-repeated="2" table:style-name="ACE-11"/>
          <table:table-cell table:style-name="ACE-11" office:value-type="float" office:value="9380">
            <text:p>9380</text:p>
          </table:table-cell>
          <table:table-cell table:style-name="ACE-11" office:value-type="float" office:value="140">
            <text:p>140</text:p>
          </table:table-cell>
          <table:table-cell table:style-name="ACE-11" table:formula="of:=[.K369]+440" office:value-type="float" office:value="9820">
            <text:p>9820</text:p>
          </table:table-cell>
          <table:table-cell table:style-name="ACE-11" table:formula="of:=[.L369]" office:value-type="float" office:value="140">
            <text:p>140</text:p>
          </table:table-cell>
          <table:table-cell table:style-name="ACE-11" table:formula="of:=IF([.K369];[.A369];&quot;&quot;)" office:value-type="string" office:string-value="Whale ear bone from partially buried skull, collagen fraction">
            <text:p>Whale ear bone from partially buried skull, collagen fraction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69];[.B369]-1;&quot;&quot;)" office:value-type="float" office:value="5">
            <text:p>5</text:p>
          </table:table-cell>
          <table:table-cell table:style-name="ACE-11" table:formula="of:=IF([.K369];2;&quot;&quot;)" office:value-type="float" office:value="2">
            <text:p>2</text:p>
          </table:table-cell>
          <table:table-cell table:style-name="ACE-11" table:formula="of:=IF([.K369];2;&quot;&quot;)" office:value-type="float" office:value="2">
            <text:p>2</text:p>
          </table:table-cell>
          <table:table-cell table:style-name="ACE-11" table:formula="of:=IF([.K369];[.F369];&quot;&quot;)" office:value-type="string" office:string-value="Forman and Ingólfsson (2000)">
            <text:p>Forman and Ingólfsson (2000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Mya truncata shells from raised beach</text:p>
          </table:table-cell>
          <table:table-cell table:style-name="ACE-11" office:value-type="float" office:value="6">
            <text:p>6</text:p>
          </table:table-cell>
          <table:table-cell table:style-name="ACE-11" office:value-type="string">
            <text:p>9410±60</text:p>
          </table:table-cell>
          <table:table-cell table:style-name="ACE-11" office:value-type="float" office:value="-17.5">
            <text:p>−17.5</text:p>
          </table:table-cell>
          <table:table-cell table:style-name="ACE-11"/>
          <table:table-cell table:style-name="ACE-11" office:value-type="string">
            <text:p>Salvigsen and Nydal (1981)</text:p>
          </table:table-cell>
          <table:table-cell table:style-name="ACE-11"/>
          <table:table-cell table:style-name="ACE-11" table:formula="of:=IF([.K370];[.E370];&quot;&quot;)" office:value-type="float" office:value="0">
            <text:p>0</text:p>
          </table:table-cell>
          <table:table-cell table:number-columns-repeated="2" table:style-name="ACE-11"/>
          <table:table-cell table:style-name="ACE-11" office:value-type="float" office:value="9410">
            <text:p>9410</text:p>
          </table:table-cell>
          <table:table-cell table:style-name="ACE-11" office:value-type="float" office:value="60">
            <text:p>60</text:p>
          </table:table-cell>
          <table:table-cell table:style-name="ACE-11" table:formula="of:=[.K370]+440" office:value-type="float" office:value="9850">
            <text:p>9850</text:p>
          </table:table-cell>
          <table:table-cell table:style-name="ACE-11" table:formula="of:=[.L370]" office:value-type="float" office:value="60">
            <text:p>60</text:p>
          </table:table-cell>
          <table:table-cell table:style-name="ACE-11" table:formula="of:=IF([.K370];[.A370];&quot;&quot;)" office:value-type="string" office:string-value="Mya truncata shells from raised beach">
            <text:p>Mya truncata shells from raised beach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70];[.B370]-1;&quot;&quot;)" office:value-type="float" office:value="5">
            <text:p>5</text:p>
          </table:table-cell>
          <table:table-cell table:style-name="ACE-11" table:formula="of:=IF([.K370];2;&quot;&quot;)" office:value-type="float" office:value="2">
            <text:p>2</text:p>
          </table:table-cell>
          <table:table-cell table:style-name="ACE-11" table:formula="of:=IF([.K370];2;&quot;&quot;)" office:value-type="float" office:value="2">
            <text:p>2</text:p>
          </table:table-cell>
          <table:table-cell table:style-name="ACE-11" table:formula="of:=IF([.K370];[.F370];&quot;&quot;)" office:value-type="string" office:string-value="Salvigsen and Nydal (1981)">
            <text:p>Salvigsen and Nydal (1981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Articulated Balanus balanus</text:p>
          </table:table-cell>
          <table:table-cell table:style-name="ACE-11" office:value-type="float" office:value="10">
            <text:p>10</text:p>
          </table:table-cell>
          <table:table-cell table:style-name="ACE-11" office:value-type="string">
            <text:p>9210±60</text:p>
          </table:table-cell>
          <table:table-cell table:style-name="ACE-11" office:value-type="float" office:value="1.8999999999999999">
            <text:p>1.9</text:p>
          </table:table-cell>
          <table:table-cell table:style-name="ACE-11" office:value-type="string">
            <text:p>GX-22386</text:p>
          </table:table-cell>
          <table:table-cell table:style-name="ACE-11" office:value-type="string">
            <text:p>Forman and Ingólfsson (2000)</text:p>
          </table:table-cell>
          <table:table-cell table:style-name="ACE-11"/>
          <table:table-cell table:style-name="ACE-11" table:formula="of:=IF([.K371];[.E371];&quot;&quot;)" office:value-type="string" office:string-value="GX-22386">
            <text:p>GX-22386</text:p>
          </table:table-cell>
          <table:table-cell table:number-columns-repeated="2" table:style-name="ACE-11"/>
          <table:table-cell table:style-name="ACE-11" office:value-type="float" office:value="9210">
            <text:p>9210</text:p>
          </table:table-cell>
          <table:table-cell table:style-name="ACE-11" office:value-type="float" office:value="60">
            <text:p>60</text:p>
          </table:table-cell>
          <table:table-cell table:style-name="ACE-11" table:formula="of:=[.K371]+440" office:value-type="float" office:value="9650">
            <text:p>9650</text:p>
          </table:table-cell>
          <table:table-cell table:style-name="ACE-11" table:formula="of:=[.L371]" office:value-type="float" office:value="60">
            <text:p>60</text:p>
          </table:table-cell>
          <table:table-cell table:style-name="ACE-11" table:formula="of:=IF([.K371];[.A371];&quot;&quot;)" office:value-type="string" office:string-value="Articulated Balanus balanus">
            <text:p>Articulated Balanus balanus</text:p>
          </table:table-cell>
          <table:table-cell table:style-name="ACE-11" office:value-type="string">
            <text:p>marine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71];[.B371]-1;&quot;&quot;)" office:value-type="float" office:value="9">
            <text:p>9</text:p>
          </table:table-cell>
          <table:table-cell table:style-name="ACE-11" table:formula="of:=IF([.K371];2;&quot;&quot;)" office:value-type="float" office:value="2">
            <text:p>2</text:p>
          </table:table-cell>
          <table:table-cell table:style-name="ACE-11" table:formula="of:=IF([.K371];2;&quot;&quot;)" office:value-type="float" office:value="2">
            <text:p>2</text:p>
          </table:table-cell>
          <table:table-cell table:style-name="ACE-11" table:formula="of:=IF([.K371];[.F371];&quot;&quot;)" office:value-type="string" office:string-value="Forman and Ingólfsson (2000)">
            <text:p>Forman and Ingólfsson (2000)</text:p>
          </table:table-cell>
          <table:table-cell table:number-columns-repeated="233" table:style-name="ACE-11"/>
        </table:table-row>
        <table:table-row table:style-name="AROW-1">
          <table:table-cell table:number-columns-repeated="7" table:style-name="ACE-11"/>
          <table:table-cell table:style-name="ACE-11" table:formula="of:=IF([.K372];[.E372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72];[.A372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72];[.B372]-1;&quot;&quot;)" office:value-type="string" office:string-value="">
            <text:p/>
          </table:table-cell>
          <table:table-cell table:style-name="ACE-11" table:formula="of:=IF([.K372];2;&quot;&quot;)" office:value-type="string" office:string-value="">
            <text:p/>
          </table:table-cell>
          <table:table-cell table:style-name="ACE-11" table:formula="of:=IF([.K372];2;&quot;&quot;)" office:value-type="string" office:string-value="">
            <text:p/>
          </table:table-cell>
          <table:table-cell table:style-name="ACE-11" table:formula="of:=IF([.K372];[.F372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Storøya: marine limit 66±1 m aht</text:p>
          </table:table-cell>
          <table:table-cell table:number-columns-repeated="6" table:style-name="ACE-11"/>
          <table:table-cell table:style-name="ACE-11" table:formula="of:=IF([.K373];[.E373];&quot;&quot;)" office:value-type="string" office:string-value="">
            <text:p/>
          </table:table-cell>
          <table:table-cell table:number-columns-repeated="6" table:style-name="ACE-11"/>
          <table:table-cell table:style-name="ACE-11" table:formula="of:=IF([.K373];[.A373];&quot;&quot;)" office:value-type="string" office:string-value="">
            <text:p/>
          </table:table-cell>
          <table:table-cell table:number-columns-repeated="4" table:style-name="ACE-11"/>
          <table:table-cell table:style-name="ACE-11" table:formula="of:=IF([.K373];[.B373]-1;&quot;&quot;)" office:value-type="string" office:string-value="">
            <text:p/>
          </table:table-cell>
          <table:table-cell table:style-name="ACE-11" table:formula="of:=IF([.K373];2;&quot;&quot;)" office:value-type="string" office:string-value="">
            <text:p/>
          </table:table-cell>
          <table:table-cell table:style-name="ACE-11" table:formula="of:=IF([.K373];2;&quot;&quot;)" office:value-type="string" office:string-value="">
            <text:p/>
          </table:table-cell>
          <table:table-cell table:style-name="ACE-11" table:formula="of:=IF([.K373];[.F373];&quot;&quot;)" office:value-type="string" office:string-value="">
            <text:p/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5.7999999999999998">
            <text:p>5.8</text:p>
          </table:table-cell>
          <table:table-cell table:style-name="ACE-11" office:value-type="string">
            <text:p>2965±85</text:p>
          </table:table-cell>
          <table:table-cell table:style-name="ACE-11"/>
          <table:table-cell table:style-name="ACE-11" office:value-type="string">
            <text:p>ST-7987</text:p>
          </table:table-cell>
          <table:table-cell table:style-name="ACE-11" office:value-type="string">
            <text:p>Jonsson (1983)</text:p>
          </table:table-cell>
          <table:table-cell table:style-name="ACE-11"/>
          <table:table-cell table:style-name="ACE-11" table:formula="of:=IF([.K374];[.E374];&quot;&quot;)" office:value-type="string" office:string-value="ST-7987">
            <text:p>ST-7987</text:p>
          </table:table-cell>
          <table:table-cell table:number-columns-repeated="2" table:style-name="ACE-11"/>
          <table:table-cell table:style-name="ACE-11" office:value-type="float" office:value="2965">
            <text:p>2965</text:p>
          </table:table-cell>
          <table:table-cell table:style-name="ACE-11" office:value-type="float" office:value="85">
            <text:p>85</text:p>
          </table:table-cell>
          <table:table-cell table:style-name="ACE-11" table:formula="of:=[.K374]" office:value-type="float" office:value="2965">
            <text:p>2965</text:p>
          </table:table-cell>
          <table:table-cell table:style-name="ACE-11" table:formula="of:=[.L374]" office:value-type="float" office:value="85">
            <text:p>85</text:p>
          </table:table-cell>
          <table:table-cell table:style-name="ACE-11" table:formula="of:=IF([.K374];[.A374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74];[.B374]-1;&quot;&quot;)" office:value-type="float" office:value="4.7999999999999998">
            <text:p>4.8</text:p>
          </table:table-cell>
          <table:table-cell table:style-name="ACE-11" table:formula="of:=IF([.K374];2;&quot;&quot;)" office:value-type="float" office:value="2">
            <text:p>2</text:p>
          </table:table-cell>
          <table:table-cell table:style-name="ACE-11" table:formula="of:=IF([.K374];2;&quot;&quot;)" office:value-type="float" office:value="2">
            <text:p>2</text:p>
          </table:table-cell>
          <table:table-cell table:style-name="ACE-11" table:formula="of:=IF([.K374];[.F374];&quot;&quot;)" office:value-type="string" office:string-value="Jonsson (1983)">
            <text:p>Jonsson (1983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7.5999999999999996">
            <text:p>7.6</text:p>
          </table:table-cell>
          <table:table-cell table:style-name="ACE-11" office:value-type="string">
            <text:p>3190±85</text:p>
          </table:table-cell>
          <table:table-cell table:style-name="ACE-11"/>
          <table:table-cell table:style-name="ACE-11" office:value-type="string">
            <text:p>ST-7986</text:p>
          </table:table-cell>
          <table:table-cell table:style-name="ACE-11" office:value-type="string">
            <text:p>Jonsson (1983)</text:p>
          </table:table-cell>
          <table:table-cell table:style-name="ACE-11"/>
          <table:table-cell table:style-name="ACE-11" table:formula="of:=IF([.K375];[.E375];&quot;&quot;)" office:value-type="string" office:string-value="ST-7986">
            <text:p>ST-7986</text:p>
          </table:table-cell>
          <table:table-cell table:number-columns-repeated="2" table:style-name="ACE-11"/>
          <table:table-cell table:style-name="ACE-11" office:value-type="float" office:value="3190">
            <text:p>3190</text:p>
          </table:table-cell>
          <table:table-cell table:style-name="ACE-11" office:value-type="float" office:value="85">
            <text:p>85</text:p>
          </table:table-cell>
          <table:table-cell table:style-name="ACE-11" table:formula="of:=[.K375]" office:value-type="float" office:value="3190">
            <text:p>3190</text:p>
          </table:table-cell>
          <table:table-cell table:style-name="ACE-11" table:formula="of:=[.L375]" office:value-type="float" office:value="85">
            <text:p>85</text:p>
          </table:table-cell>
          <table:table-cell table:style-name="ACE-11" table:formula="of:=IF([.K375];[.A375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75];[.B375]-1;&quot;&quot;)" office:value-type="float" office:value="6.5999999999999996">
            <text:p>6.6</text:p>
          </table:table-cell>
          <table:table-cell table:style-name="ACE-11" table:formula="of:=IF([.K375];2;&quot;&quot;)" office:value-type="float" office:value="2">
            <text:p>2</text:p>
          </table:table-cell>
          <table:table-cell table:style-name="ACE-11" table:formula="of:=IF([.K375];2;&quot;&quot;)" office:value-type="float" office:value="2">
            <text:p>2</text:p>
          </table:table-cell>
          <table:table-cell table:style-name="ACE-11" table:formula="of:=IF([.K375];[.F375];&quot;&quot;)" office:value-type="string" office:string-value="Jonsson (1983)">
            <text:p>Jonsson (1983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13.199999999999999">
            <text:p>13.2</text:p>
          </table:table-cell>
          <table:table-cell table:style-name="ACE-11" office:value-type="string">
            <text:p>4075±90</text:p>
          </table:table-cell>
          <table:table-cell table:style-name="ACE-11"/>
          <table:table-cell table:style-name="ACE-11" office:value-type="string">
            <text:p>ST-7985</text:p>
          </table:table-cell>
          <table:table-cell table:style-name="ACE-11" office:value-type="string">
            <text:p>Jonsson (1983)</text:p>
          </table:table-cell>
          <table:table-cell table:style-name="ACE-11"/>
          <table:table-cell table:style-name="ACE-11" table:formula="of:=IF([.K376];[.E376];&quot;&quot;)" office:value-type="string" office:string-value="ST-7985">
            <text:p>ST-7985</text:p>
          </table:table-cell>
          <table:table-cell table:number-columns-repeated="2" table:style-name="ACE-11"/>
          <table:table-cell table:style-name="ACE-11" office:value-type="float" office:value="4075">
            <text:p>4075</text:p>
          </table:table-cell>
          <table:table-cell table:style-name="ACE-11" office:value-type="float" office:value="90">
            <text:p>90</text:p>
          </table:table-cell>
          <table:table-cell table:style-name="ACE-11" table:formula="of:=[.K376]" office:value-type="float" office:value="4075">
            <text:p>4075</text:p>
          </table:table-cell>
          <table:table-cell table:style-name="ACE-11" table:formula="of:=[.L376]" office:value-type="float" office:value="90">
            <text:p>90</text:p>
          </table:table-cell>
          <table:table-cell table:style-name="ACE-11" table:formula="of:=IF([.K376];[.A376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76];[.B376]-1;&quot;&quot;)" office:value-type="float" office:value="12.199999999999999">
            <text:p>12.2</text:p>
          </table:table-cell>
          <table:table-cell table:style-name="ACE-11" table:formula="of:=IF([.K376];2;&quot;&quot;)" office:value-type="float" office:value="2">
            <text:p>2</text:p>
          </table:table-cell>
          <table:table-cell table:style-name="ACE-11" table:formula="of:=IF([.K376];2;&quot;&quot;)" office:value-type="float" office:value="2">
            <text:p>2</text:p>
          </table:table-cell>
          <table:table-cell table:style-name="ACE-11" table:formula="of:=IF([.K376];[.F376];&quot;&quot;)" office:value-type="string" office:string-value="Jonsson (1983)">
            <text:p>Jonsson (1983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20">
            <text:p>20</text:p>
          </table:table-cell>
          <table:table-cell table:style-name="ACE-11" office:value-type="string">
            <text:p>5375±95</text:p>
          </table:table-cell>
          <table:table-cell table:style-name="ACE-11"/>
          <table:table-cell table:style-name="ACE-11" office:value-type="string">
            <text:p>ST-7827</text:p>
          </table:table-cell>
          <table:table-cell table:style-name="ACE-11" office:value-type="string">
            <text:p>Jonsson (1983)</text:p>
          </table:table-cell>
          <table:table-cell table:style-name="ACE-11"/>
          <table:table-cell table:style-name="ACE-11" table:formula="of:=IF([.K377];[.E377];&quot;&quot;)" office:value-type="string" office:string-value="ST-7827">
            <text:p>ST-7827</text:p>
          </table:table-cell>
          <table:table-cell table:number-columns-repeated="2" table:style-name="ACE-11"/>
          <table:table-cell table:style-name="ACE-11" office:value-type="float" office:value="5375">
            <text:p>5375</text:p>
          </table:table-cell>
          <table:table-cell table:style-name="ACE-11" office:value-type="float" office:value="95">
            <text:p>95</text:p>
          </table:table-cell>
          <table:table-cell table:style-name="ACE-11" table:formula="of:=[.K377]" office:value-type="float" office:value="5375">
            <text:p>5375</text:p>
          </table:table-cell>
          <table:table-cell table:style-name="ACE-11" table:formula="of:=[.L377]" office:value-type="float" office:value="95">
            <text:p>95</text:p>
          </table:table-cell>
          <table:table-cell table:style-name="ACE-11" table:formula="of:=IF([.K377];[.A377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77];[.B377]-1;&quot;&quot;)" office:value-type="float" office:value="19">
            <text:p>19</text:p>
          </table:table-cell>
          <table:table-cell table:style-name="ACE-11" table:formula="of:=IF([.K377];2;&quot;&quot;)" office:value-type="float" office:value="2">
            <text:p>2</text:p>
          </table:table-cell>
          <table:table-cell table:style-name="ACE-11" table:formula="of:=IF([.K377];2;&quot;&quot;)" office:value-type="float" office:value="2">
            <text:p>2</text:p>
          </table:table-cell>
          <table:table-cell table:style-name="ACE-11" table:formula="of:=IF([.K377];[.F377];&quot;&quot;)" office:value-type="string" office:string-value="Jonsson (1983)">
            <text:p>Jonsson (1983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41.600000000000001">
            <text:p>41.6</text:p>
          </table:table-cell>
          <table:table-cell table:style-name="ACE-11" office:value-type="string">
            <text:p>8685±100</text:p>
          </table:table-cell>
          <table:table-cell table:style-name="ACE-11"/>
          <table:table-cell table:style-name="ACE-11" office:value-type="string">
            <text:p>ST-7824</text:p>
          </table:table-cell>
          <table:table-cell table:style-name="ACE-11" office:value-type="string">
            <text:p>Jonsson (1983)</text:p>
          </table:table-cell>
          <table:table-cell table:style-name="ACE-11"/>
          <table:table-cell table:style-name="ACE-11" table:formula="of:=IF([.K378];[.E378];&quot;&quot;)" office:value-type="string" office:string-value="ST-7824">
            <text:p>ST-7824</text:p>
          </table:table-cell>
          <table:table-cell table:number-columns-repeated="2" table:style-name="ACE-11"/>
          <table:table-cell table:style-name="ACE-11" office:value-type="float" office:value="8685">
            <text:p>8685</text:p>
          </table:table-cell>
          <table:table-cell table:style-name="ACE-11" office:value-type="float" office:value="100">
            <text:p>100</text:p>
          </table:table-cell>
          <table:table-cell table:style-name="ACE-11" table:formula="of:=[.K378]" office:value-type="float" office:value="8685">
            <text:p>8685</text:p>
          </table:table-cell>
          <table:table-cell table:style-name="ACE-11" table:formula="of:=[.L378]" office:value-type="float" office:value="100">
            <text:p>100</text:p>
          </table:table-cell>
          <table:table-cell table:style-name="ACE-11" table:formula="of:=IF([.K378];[.A378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78];[.B378]-1;&quot;&quot;)" office:value-type="float" office:value="40.600000000000001">
            <text:p>40.6</text:p>
          </table:table-cell>
          <table:table-cell table:style-name="ACE-11" table:formula="of:=IF([.K378];2;&quot;&quot;)" office:value-type="float" office:value="2">
            <text:p>2</text:p>
          </table:table-cell>
          <table:table-cell table:style-name="ACE-11" table:formula="of:=IF([.K378];2;&quot;&quot;)" office:value-type="float" office:value="2">
            <text:p>2</text:p>
          </table:table-cell>
          <table:table-cell table:style-name="ACE-11" table:formula="of:=IF([.K378];[.F378];&quot;&quot;)" office:value-type="string" office:string-value="Jonsson (1983)">
            <text:p>Jonsson (1983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44">
            <text:p>44</text:p>
          </table:table-cell>
          <table:table-cell table:style-name="ACE-11" office:value-type="string">
            <text:p>8610±120</text:p>
          </table:table-cell>
          <table:table-cell table:style-name="ACE-11"/>
          <table:table-cell table:style-name="ACE-11" office:value-type="string">
            <text:p>ST-7984</text:p>
          </table:table-cell>
          <table:table-cell table:style-name="ACE-11" office:value-type="string">
            <text:p>Jonsson (1983)</text:p>
          </table:table-cell>
          <table:table-cell table:style-name="ACE-11"/>
          <table:table-cell table:style-name="ACE-11" table:formula="of:=IF([.K379];[.E379];&quot;&quot;)" office:value-type="string" office:string-value="ST-7984">
            <text:p>ST-7984</text:p>
          </table:table-cell>
          <table:table-cell table:number-columns-repeated="2" table:style-name="ACE-11"/>
          <table:table-cell table:style-name="ACE-11" office:value-type="float" office:value="8610">
            <text:p>8610</text:p>
          </table:table-cell>
          <table:table-cell table:style-name="ACE-11" office:value-type="float" office:value="120">
            <text:p>120</text:p>
          </table:table-cell>
          <table:table-cell table:style-name="ACE-11" table:formula="of:=[.K379]" office:value-type="float" office:value="8610">
            <text:p>8610</text:p>
          </table:table-cell>
          <table:table-cell table:style-name="ACE-11" table:formula="of:=[.L379]" office:value-type="float" office:value="120">
            <text:p>120</text:p>
          </table:table-cell>
          <table:table-cell table:style-name="ACE-11" table:formula="of:=IF([.K379];[.A379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79];[.B379]-1;&quot;&quot;)" office:value-type="float" office:value="43">
            <text:p>43</text:p>
          </table:table-cell>
          <table:table-cell table:style-name="ACE-11" table:formula="of:=IF([.K379];2;&quot;&quot;)" office:value-type="float" office:value="2">
            <text:p>2</text:p>
          </table:table-cell>
          <table:table-cell table:style-name="ACE-11" table:formula="of:=IF([.K379];2;&quot;&quot;)" office:value-type="float" office:value="2">
            <text:p>2</text:p>
          </table:table-cell>
          <table:table-cell table:style-name="ACE-11" table:formula="of:=IF([.K379];[.F379];&quot;&quot;)" office:value-type="string" office:string-value="Jonsson (1983)">
            <text:p>Jonsson (1983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51">
            <text:p>51</text:p>
          </table:table-cell>
          <table:table-cell table:style-name="ACE-11" office:value-type="string">
            <text:p>8935±125</text:p>
          </table:table-cell>
          <table:table-cell table:style-name="ACE-11"/>
          <table:table-cell table:style-name="ACE-11" office:value-type="string">
            <text:p>ST-7826</text:p>
          </table:table-cell>
          <table:table-cell table:style-name="ACE-11" office:value-type="string">
            <text:p>Jonsson (1983)</text:p>
          </table:table-cell>
          <table:table-cell table:style-name="ACE-11"/>
          <table:table-cell table:style-name="ACE-11" table:formula="of:=IF([.K380];[.E380];&quot;&quot;)" office:value-type="string" office:string-value="ST-7826">
            <text:p>ST-7826</text:p>
          </table:table-cell>
          <table:table-cell table:number-columns-repeated="2" table:style-name="ACE-11"/>
          <table:table-cell table:style-name="ACE-11" office:value-type="float" office:value="8935">
            <text:p>8935</text:p>
          </table:table-cell>
          <table:table-cell table:style-name="ACE-11" office:value-type="float" office:value="125">
            <text:p>125</text:p>
          </table:table-cell>
          <table:table-cell table:style-name="ACE-11" table:formula="of:=[.K380]" office:value-type="float" office:value="8935">
            <text:p>8935</text:p>
          </table:table-cell>
          <table:table-cell table:style-name="ACE-11" table:formula="of:=[.L380]" office:value-type="float" office:value="125">
            <text:p>125</text:p>
          </table:table-cell>
          <table:table-cell table:style-name="ACE-11" table:formula="of:=IF([.K380];[.A380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80];[.B380]-1;&quot;&quot;)" office:value-type="float" office:value="50">
            <text:p>50</text:p>
          </table:table-cell>
          <table:table-cell table:style-name="ACE-11" table:formula="of:=IF([.K380];2;&quot;&quot;)" office:value-type="float" office:value="2">
            <text:p>2</text:p>
          </table:table-cell>
          <table:table-cell table:style-name="ACE-11" table:formula="of:=IF([.K380];2;&quot;&quot;)" office:value-type="float" office:value="2">
            <text:p>2</text:p>
          </table:table-cell>
          <table:table-cell table:style-name="ACE-11" table:formula="of:=IF([.K380];[.F380];&quot;&quot;)" office:value-type="string" office:string-value="Jonsson (1983)">
            <text:p>Jonsson (1983)</text:p>
          </table:table-cell>
          <table:table-cell table:number-columns-repeated="233" table:style-name="ACE-11"/>
        </table:table-row>
        <table:table-row table:style-name="AROW-1">
          <table:table-cell table:style-name="ACE-11" office:value-type="string">
            <text:p>Driftwood</text:p>
          </table:table-cell>
          <table:table-cell table:style-name="ACE-11" office:value-type="float" office:value="53.299999999999997">
            <text:p>53.3</text:p>
          </table:table-cell>
          <table:table-cell table:style-name="ACE-11" office:value-type="string">
            <text:p>9265±125</text:p>
          </table:table-cell>
          <table:table-cell table:style-name="ACE-11"/>
          <table:table-cell table:style-name="ACE-11" office:value-type="string">
            <text:p>ST-7825</text:p>
          </table:table-cell>
          <table:table-cell table:style-name="ACE-11" office:value-type="string">
            <text:p>Jonsson (1983)</text:p>
          </table:table-cell>
          <table:table-cell table:style-name="ACE-11"/>
          <table:table-cell table:style-name="ACE-11" table:formula="of:=IF([.K381];[.E381];&quot;&quot;)" office:value-type="string" office:string-value="ST-7825">
            <text:p>ST-7825</text:p>
          </table:table-cell>
          <table:table-cell table:number-columns-repeated="2" table:style-name="ACE-11"/>
          <table:table-cell table:style-name="ACE-11" office:value-type="float" office:value="9265">
            <text:p>9265</text:p>
          </table:table-cell>
          <table:table-cell table:style-name="ACE-11" office:value-type="float" office:value="125">
            <text:p>125</text:p>
          </table:table-cell>
          <table:table-cell table:style-name="ACE-11" table:formula="of:=[.K381]" office:value-type="float" office:value="9265">
            <text:p>9265</text:p>
          </table:table-cell>
          <table:table-cell table:style-name="ACE-11" table:formula="of:=[.L381]" office:value-type="float" office:value="125">
            <text:p>125</text:p>
          </table:table-cell>
          <table:table-cell table:style-name="ACE-11" table:formula="of:=IF([.K381];[.A381];&quot;&quot;)" office:value-type="string" office:string-value="Driftwood">
            <text:p>Driftwood</text:p>
          </table:table-cell>
          <table:table-cell table:style-name="ACE-11" office:value-type="string">
            <text:p>terrestrial</text:p>
          </table:table-cell>
          <table:table-cell table:number-columns-repeated="2" table:style-name="ACE-11"/>
          <table:table-cell table:style-name="ACE-11" office:value-type="float" office:value="0">
            <text:p>0</text:p>
          </table:table-cell>
          <table:table-cell table:style-name="ACE-11" table:formula="of:=IF([.K381];[.B381]-1;&quot;&quot;)" office:value-type="float" office:value="52.299999999999997">
            <text:p>52.3</text:p>
          </table:table-cell>
          <table:table-cell table:style-name="ACE-11" table:formula="of:=IF([.K381];2;&quot;&quot;)" office:value-type="float" office:value="2">
            <text:p>2</text:p>
          </table:table-cell>
          <table:table-cell table:style-name="ACE-11" table:formula="of:=IF([.K381];2;&quot;&quot;)" office:value-type="float" office:value="2">
            <text:p>2</text:p>
          </table:table-cell>
          <table:table-cell table:style-name="ACE-11" table:formula="of:=IF([.K381];[.F381];&quot;&quot;)" office:value-type="string" office:string-value="Jonsson (1983)">
            <text:p>Jonsson (1983)</text:p>
          </table:table-cell>
          <table:table-cell table:number-columns-repeated="233" table:style-name="ACE-11"/>
        </table:table-row>
        <table:table-row table:style-name="AROW-0" table:number-rows-repeated="65155">
          <table:table-cell table:number-columns-repeated="256"/>
        </table:table-row>
        <table:named-expressions>
          <table:named-expression table:name="Sheet_Title" table:expression="of:=&quot;table_2&quot;" table:base-cell-address="$'table_2'.$A$1"/>
          <table:named-expression table:name="Print_Area" table:expression="of:=#REF!" table:base-cell-address="$'table_2'.$A$1"/>
        </table:named-expressions>
        <gnm:selections gnm:cursor-col="0" gnm:cursor-row="363">
          <gnm:selection gnm:start-col="0" gnm:start-row="363" gnm:end-col="0" gnm:end-row="363"/>
        </gnm:selections>
      </table:table>
      <table:table table:name="Salvigen1990" table:style-name="ta-4" table:print="true">
        <office:forms form:automatic-focus="false" form:apply-design-mode="false">
          <form:form/>
        </office:forms>
        <table:table-column table:default-cell-style-name="ACE-13" table:style-name="ACOL-0" table:number-columns-repeated="6"/>
        <table:table-column table:default-cell-style-name="ACE-13" table:style-name="ACOL-0"/>
        <table:table-column table:default-cell-style-name="ACE-13" table:style-name="ACOL-0" table:number-columns-repeated="2"/>
        <table:table-column table:default-cell-style-name="ACE-13" table:style-name="ACOL-0" table:number-columns-repeated="247"/>
        <table:table-row table:style-name="AROW-1">
          <table:table-cell table:style-name="ACE-13" office:value-type="string">
            <text:p>Field no.</text:p>
          </table:table-cell>
          <table:table-cell table:style-name="ACE-13" office:value-type="string">
            <text:p>Lab. no.</text:p>
          </table:table-cell>
          <table:table-cell table:style-name="ACE-13" office:value-type="string">
            <text:p>14C years</text:p>
          </table:table-cell>
          <table:table-cell table:style-name="ACE-13"/>
          <table:table-cell table:style-name="ACE-13" office:value-type="string">
            <text:p>Altitude (m)</text:p>
          </table:table-cell>
          <table:table-cell table:style-name="ACE-13" office:value-type="string">
            <text:p>Material</text:p>
          </table:table-cell>
          <table:table-cell table:number-columns-repeated="250" table:style-name="ACE-13"/>
        </table:table-row>
        <table:table-row table:style-name="AROW-1">
          <table:table-cell table:style-name="ACE-13" office:value-type="string">
            <text:p>B4</text:p>
          </table:table-cell>
          <table:table-cell table:style-name="ACE-13" office:value-type="string">
            <text:p>Lu-2139</text:p>
          </table:table-cell>
          <table:table-cell table:style-name="ACE-13" office:value-type="float" office:value="4180">
            <text:p>4180</text:p>
          </table:table-cell>
          <table:table-cell table:style-name="ACE-13" office:value-type="float" office:value="60">
            <text:p>60</text:p>
          </table:table-cell>
          <table:table-cell table:style-name="ACE-13" office:value-type="string">
            <text:p>(in till)</text:p>
          </table:table-cell>
          <table:table-cell table:style-name="ACE-13" office:value-type="string">
            <text:p>Hiatella arctica</text:p>
          </table:table-cell>
          <table:table-cell table:style-name="ACE-13"/>
          <table:table-cell table:style-name="ACE-13" office:value-type="float" office:value="78.468999999999994">
            <text:p>78.469</text:p>
          </table:table-cell>
          <table:table-cell table:style-name="ACE-13" office:value-type="float" office:value="14.51">
            <text:p>14.51</text:p>
          </table:table-cell>
          <table:table-cell table:number-columns-repeated="247" table:style-name="ACE-13"/>
        </table:table-row>
        <table:table-row table:style-name="AROW-1">
          <table:table-cell table:style-name="ACE-13" office:value-type="string">
            <text:p>Sa84-48</text:p>
          </table:table-cell>
          <table:table-cell table:style-name="ACE-13" office:value-type="string">
            <text:p>T-6289</text:p>
          </table:table-cell>
          <table:table-cell table:style-name="ACE-13" office:value-type="float" office:value="5150">
            <text:p>515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3.5">
            <text:p>3.5</text:p>
          </table:table-cell>
          <table:table-cell table:style-name="ACE-13" office:value-type="string">
            <text:p>Whale cranium</text:p>
          </table:table-cell>
          <table:table-cell table:style-name="ACE-13"/>
          <table:table-cell table:style-name="ACE-13" office:value-type="float" office:value="78.326999999999998">
            <text:p>78.327</text:p>
          </table:table-cell>
          <table:table-cell table:style-name="ACE-13" office:value-type="float" office:value="14.234">
            <text:p>14.234</text:p>
          </table:table-cell>
          <table:table-cell table:number-columns-repeated="247" table:style-name="ACE-13"/>
        </table:table-row>
        <table:table-row table:style-name="AROW-1">
          <table:table-cell table:style-name="ACE-13" office:value-type="string">
            <text:p>Sa84-29</text:p>
          </table:table-cell>
          <table:table-cell table:style-name="ACE-13" office:value-type="string">
            <text:p>T-6283</text:p>
          </table:table-cell>
          <table:table-cell table:style-name="ACE-13" office:value-type="float" office:value="7680">
            <text:p>768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8">
            <text:p>8</text:p>
          </table:table-cell>
          <table:table-cell table:style-name="ACE-13" office:value-type="string">
            <text:p>Mytilus edulis</text:p>
          </table:table-cell>
          <table:table-cell table:style-name="ACE-13"/>
          <table:table-cell table:style-name="ACE-13" office:value-type="float" office:value="78.290000000000006">
            <text:p>78.29</text:p>
          </table:table-cell>
          <table:table-cell table:style-name="ACE-13" office:value-type="float" office:value="14.036">
            <text:p>14.036</text:p>
          </table:table-cell>
          <table:table-cell table:number-columns-repeated="247" table:style-name="ACE-13"/>
        </table:table-row>
        <table:table-row table:style-name="AROW-1">
          <table:table-cell table:style-name="ACE-13" office:value-type="string">
            <text:p>B2</text:p>
          </table:table-cell>
          <table:table-cell table:style-name="ACE-13" office:value-type="string">
            <text:p>Lu-2137</text:p>
          </table:table-cell>
          <table:table-cell table:style-name="ACE-13" office:value-type="float" office:value="7690">
            <text:p>7690</text:p>
          </table:table-cell>
          <table:table-cell table:style-name="ACE-13" office:value-type="float" office:value="80">
            <text:p>80</text:p>
          </table:table-cell>
          <table:table-cell table:style-name="ACE-13" office:value-type="float" office:value="10">
            <text:p>10</text:p>
          </table:table-cell>
          <table:table-cell table:style-name="ACE-13" office:value-type="string">
            <text:p>Mytilus edulis</text:p>
          </table:table-cell>
          <table:table-cell table:style-name="ACE-13"/>
          <table:table-cell table:style-name="ACE-13" office:value-type="float" office:value="78.436000000000007">
            <text:p>78.436</text:p>
          </table:table-cell>
          <table:table-cell table:style-name="ACE-13" office:value-type="float" office:value="14.577">
            <text:p>14.577</text:p>
          </table:table-cell>
          <table:table-cell table:number-columns-repeated="247" table:style-name="ACE-13"/>
        </table:table-row>
        <table:table-row table:style-name="AROW-1">
          <table:table-cell table:style-name="ACE-13" office:value-type="string">
            <text:p>Sa84-33</text:p>
          </table:table-cell>
          <table:table-cell table:style-name="ACE-13" office:value-type="string">
            <text:p>T-8629</text:p>
          </table:table-cell>
          <table:table-cell table:style-name="ACE-13" office:value-type="float" office:value="7930">
            <text:p>7930</text:p>
          </table:table-cell>
          <table:table-cell table:style-name="ACE-13" office:value-type="float" office:value="100">
            <text:p>100</text:p>
          </table:table-cell>
          <table:table-cell table:style-name="ACE-13" office:value-type="float" office:value="7">
            <text:p>7</text:p>
          </table:table-cell>
          <table:table-cell table:style-name="ACE-13" office:value-type="string">
            <text:p>Mya truncata</text:p>
          </table:table-cell>
          <table:table-cell table:style-name="ACE-13"/>
          <table:table-cell table:style-name="ACE-13" office:value-type="float" office:value="78.290000000000006">
            <text:p>78.29</text:p>
          </table:table-cell>
          <table:table-cell table:style-name="ACE-13" office:value-type="float" office:value="14.036">
            <text:p>14.036</text:p>
          </table:table-cell>
          <table:table-cell table:number-columns-repeated="247" table:style-name="ACE-13"/>
        </table:table-row>
        <table:table-row table:style-name="AROW-1">
          <table:table-cell table:style-name="ACE-13" office:value-type="string">
            <text:p>Sa84-47</text:p>
          </table:table-cell>
          <table:table-cell table:style-name="ACE-13" office:value-type="string">
            <text:p>T-6288</text:p>
          </table:table-cell>
          <table:table-cell table:style-name="ACE-13" office:value-type="float" office:value="8060">
            <text:p>8060</text:p>
          </table:table-cell>
          <table:table-cell table:style-name="ACE-13" office:value-type="float" office:value="100">
            <text:p>100</text:p>
          </table:table-cell>
          <table:table-cell table:style-name="ACE-13" office:value-type="string">
            <text:p>9.8 (11.6)</text:p>
          </table:table-cell>
          <table:table-cell table:style-name="ACE-13" office:value-type="string">
            <text:p>Mytilus edulis</text:p>
          </table:table-cell>
          <table:table-cell table:style-name="ACE-13"/>
          <table:table-cell table:style-name="ACE-13" office:value-type="float" office:value="78.269999999999996">
            <text:p>78.27</text:p>
          </table:table-cell>
          <table:table-cell table:style-name="ACE-13" office:value-type="float" office:value="14.101000000000001">
            <text:p>14.101</text:p>
          </table:table-cell>
          <table:table-cell table:number-columns-repeated="247" table:style-name="ACE-13"/>
        </table:table-row>
        <table:table-row table:style-name="AROW-1">
          <table:table-cell table:style-name="ACE-13" office:value-type="string">
            <text:p>Sa84-34</text:p>
          </table:table-cell>
          <table:table-cell table:style-name="ACE-13" office:value-type="string">
            <text:p>T-6284</text:p>
          </table:table-cell>
          <table:table-cell table:style-name="ACE-13" office:value-type="float" office:value="8210">
            <text:p>821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5">
            <text:p>5</text:p>
          </table:table-cell>
          <table:table-cell table:style-name="ACE-13" office:value-type="string">
            <text:p>Mytilus edulis</text:p>
          </table:table-cell>
          <table:table-cell table:style-name="ACE-13"/>
          <table:table-cell table:style-name="ACE-13" office:value-type="float" office:value="78.290000000000006">
            <text:p>78.29</text:p>
          </table:table-cell>
          <table:table-cell table:style-name="ACE-13" office:value-type="float" office:value="14.036">
            <text:p>14.036</text:p>
          </table:table-cell>
          <table:table-cell table:number-columns-repeated="247" table:style-name="ACE-13"/>
        </table:table-row>
        <table:table-row table:style-name="AROW-1">
          <table:table-cell table:style-name="ACE-13" office:value-type="string">
            <text:p>Sa84-31</text:p>
          </table:table-cell>
          <table:table-cell table:style-name="ACE-13" office:value-type="string">
            <text:p>T-6535</text:p>
          </table:table-cell>
          <table:table-cell table:style-name="ACE-13" office:value-type="float" office:value="8670">
            <text:p>867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6.5">
            <text:p>6.5</text:p>
          </table:table-cell>
          <table:table-cell table:style-name="ACE-13" office:value-type="string">
            <text:p>Modiolus modiolus</text:p>
          </table:table-cell>
          <table:table-cell table:style-name="ACE-13"/>
          <table:table-cell table:style-name="ACE-13" office:value-type="float" office:value="78.290000000000006">
            <text:p>78.29</text:p>
          </table:table-cell>
          <table:table-cell table:style-name="ACE-13" office:value-type="float" office:value="14.036">
            <text:p>14.036</text:p>
          </table:table-cell>
          <table:table-cell table:number-columns-repeated="247" table:style-name="ACE-13"/>
        </table:table-row>
        <table:table-row table:style-name="AROW-1">
          <table:table-cell table:style-name="ACE-13" office:value-type="string">
            <text:p>Sa84-36</text:p>
          </table:table-cell>
          <table:table-cell table:style-name="ACE-13" office:value-type="string">
            <text:p>T-6285</text:p>
          </table:table-cell>
          <table:table-cell table:style-name="ACE-13" office:value-type="float" office:value="8970">
            <text:p>897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16">
            <text:p>16</text:p>
          </table:table-cell>
          <table:table-cell table:style-name="ACE-13" office:value-type="string">
            <text:p>Mytilus edulis</text:p>
          </table:table-cell>
          <table:table-cell table:style-name="ACE-13"/>
          <table:table-cell table:style-name="ACE-13" office:value-type="float" office:value="78.290000000000006">
            <text:p>78.29</text:p>
          </table:table-cell>
          <table:table-cell table:style-name="ACE-13" office:value-type="float" office:value="14.036">
            <text:p>14.036</text:p>
          </table:table-cell>
          <table:table-cell table:number-columns-repeated="247" table:style-name="ACE-13"/>
        </table:table-row>
        <table:table-row table:style-name="AROW-1">
          <table:table-cell table:style-name="ACE-13" office:value-type="string">
            <text:p>B1</text:p>
          </table:table-cell>
          <table:table-cell table:style-name="ACE-13" office:value-type="string">
            <text:p>Lu-2136</text:p>
          </table:table-cell>
          <table:table-cell table:style-name="ACE-13" office:value-type="float" office:value="9000">
            <text:p>9000</text:p>
          </table:table-cell>
          <table:table-cell table:style-name="ACE-13" office:value-type="float" office:value="80">
            <text:p>80</text:p>
          </table:table-cell>
          <table:table-cell table:style-name="ACE-13" office:value-type="string">
            <text:p>(in till)</text:p>
          </table:table-cell>
          <table:table-cell table:style-name="ACE-13" office:value-type="string">
            <text:p>Mya truncata</text:p>
          </table:table-cell>
          <table:table-cell table:style-name="ACE-13"/>
          <table:table-cell table:style-name="ACE-13" office:value-type="float" office:value="78.469999999999999">
            <text:p>78.47</text:p>
          </table:table-cell>
          <table:table-cell table:style-name="ACE-13" office:value-type="float" office:value="14.42">
            <text:p>14.42</text:p>
          </table:table-cell>
          <table:table-cell table:number-columns-repeated="247" table:style-name="ACE-13"/>
        </table:table-row>
        <table:table-row table:style-name="AROW-1">
          <table:table-cell table:style-name="ACE-13" office:value-type="string">
            <text:p>B3</text:p>
          </table:table-cell>
          <table:table-cell table:style-name="ACE-13" office:value-type="string">
            <text:p>Lu-2138</text:p>
          </table:table-cell>
          <table:table-cell table:style-name="ACE-13" office:value-type="float" office:value="9190">
            <text:p>9190</text:p>
          </table:table-cell>
          <table:table-cell table:style-name="ACE-13" office:value-type="float" office:value="90">
            <text:p>90</text:p>
          </table:table-cell>
          <table:table-cell table:style-name="ACE-13" office:value-type="string">
            <text:p>18-20</text:p>
          </table:table-cell>
          <table:table-cell table:style-name="ACE-13" office:value-type="string">
            <text:p>Mya truncata</text:p>
          </table:table-cell>
          <table:table-cell table:style-name="ACE-13"/>
          <table:table-cell table:style-name="ACE-13" office:value-type="float" office:value="78.433999999999997">
            <text:p>78.434</text:p>
          </table:table-cell>
          <table:table-cell table:style-name="ACE-13" office:value-type="float" office:value="14.555999999999999">
            <text:p>14.556</text:p>
          </table:table-cell>
          <table:table-cell table:number-columns-repeated="247" table:style-name="ACE-13"/>
        </table:table-row>
        <table:table-row table:style-name="AROW-1">
          <table:table-cell table:style-name="ACE-13" office:value-type="string">
            <text:p>B5</text:p>
          </table:table-cell>
          <table:table-cell table:style-name="ACE-13" office:value-type="string">
            <text:p>Lu-2363</text:p>
          </table:table-cell>
          <table:table-cell table:style-name="ACE-13" office:value-type="float" office:value="9210">
            <text:p>9210</text:p>
          </table:table-cell>
          <table:table-cell table:style-name="ACE-13" office:value-type="float" office:value="90">
            <text:p>90</text:p>
          </table:table-cell>
          <table:table-cell table:style-name="ACE-13" office:value-type="string">
            <text:p>0-1</text:p>
          </table:table-cell>
          <table:table-cell table:style-name="ACE-13" office:value-type="string">
            <text:p>Mya truncata</text:p>
          </table:table-cell>
          <table:table-cell table:style-name="ACE-13"/>
          <table:table-cell table:style-name="ACE-13" office:value-type="float" office:value="78.435000000000002">
            <text:p>78.435</text:p>
          </table:table-cell>
          <table:table-cell table:style-name="ACE-13" office:value-type="float" office:value="14.643000000000001">
            <text:p>14.643</text:p>
          </table:table-cell>
          <table:table-cell table:number-columns-repeated="247" table:style-name="ACE-13"/>
        </table:table-row>
        <table:table-row table:style-name="AROW-1">
          <table:table-cell table:style-name="ACE-13" office:value-type="string">
            <text:p>Sa84-44</text:p>
          </table:table-cell>
          <table:table-cell table:style-name="ACE-13" office:value-type="string">
            <text:p>T-6286</text:p>
          </table:table-cell>
          <table:table-cell table:style-name="ACE-13" office:value-type="float" office:value="9500">
            <text:p>9500</text:p>
          </table:table-cell>
          <table:table-cell table:style-name="ACE-13" office:value-type="float" office:value="100">
            <text:p>100</text:p>
          </table:table-cell>
          <table:table-cell table:style-name="ACE-13" office:value-type="string">
            <text:p>32 (41)</text:p>
          </table:table-cell>
          <table:table-cell table:style-name="ACE-13" office:value-type="string">
            <text:p>Mya truncata and Hiatella arctica</text:p>
          </table:table-cell>
          <table:table-cell table:style-name="ACE-13"/>
          <table:table-cell table:style-name="ACE-13" office:value-type="float" office:value="78.290000000000006">
            <text:p>78.29</text:p>
          </table:table-cell>
          <table:table-cell table:style-name="ACE-13" office:value-type="float" office:value="14.036">
            <text:p>14.036</text:p>
          </table:table-cell>
          <table:table-cell table:number-columns-repeated="247" table:style-name="ACE-13"/>
        </table:table-row>
        <table:table-row table:style-name="AROW-1">
          <table:table-cell table:style-name="ACE-13" office:value-type="string">
            <text:p>B6</text:p>
          </table:table-cell>
          <table:table-cell table:style-name="ACE-13" office:value-type="string">
            <text:p>Lu-2364</text:p>
          </table:table-cell>
          <table:table-cell table:style-name="ACE-13" office:value-type="float" office:value="9510">
            <text:p>9510</text:p>
          </table:table-cell>
          <table:table-cell table:style-name="ACE-13" office:value-type="float" office:value="90">
            <text:p>90</text:p>
          </table:table-cell>
          <table:table-cell table:style-name="ACE-13" office:value-type="float" office:value="20">
            <text:p>20</text:p>
          </table:table-cell>
          <table:table-cell table:style-name="ACE-13" office:value-type="string">
            <text:p>Hiatella arctica</text:p>
          </table:table-cell>
          <table:table-cell table:style-name="ACE-13"/>
          <table:table-cell table:style-name="ACE-13" office:value-type="float" office:value="78.447999999999993">
            <text:p>78.448</text:p>
          </table:table-cell>
          <table:table-cell table:style-name="ACE-13" office:value-type="float" office:value="14.446">
            <text:p>14.446</text:p>
          </table:table-cell>
          <table:table-cell table:number-columns-repeated="247" table:style-name="ACE-13"/>
        </table:table-row>
        <table:table-row table:style-name="AROW-1">
          <table:table-cell table:style-name="ACE-13" office:value-type="string">
            <text:p>Sa84-27</text:p>
          </table:table-cell>
          <table:table-cell table:style-name="ACE-13" office:value-type="string">
            <text:p>T-6282</text:p>
          </table:table-cell>
          <table:table-cell table:style-name="ACE-13" office:value-type="float" office:value="9680">
            <text:p>9680</text:p>
          </table:table-cell>
          <table:table-cell table:style-name="ACE-13" office:value-type="float" office:value="110">
            <text:p>110</text:p>
          </table:table-cell>
          <table:table-cell table:style-name="ACE-13" office:value-type="string">
            <text:p>26 (29)</text:p>
          </table:table-cell>
          <table:table-cell table:style-name="ACE-13" office:value-type="string">
            <text:p>Hiatella arctica</text:p>
          </table:table-cell>
          <table:table-cell table:style-name="ACE-13"/>
          <table:table-cell table:style-name="ACE-13" office:value-type="float" office:value="78.271000000000001">
            <text:p>78.271</text:p>
          </table:table-cell>
          <table:table-cell table:style-name="ACE-13" office:value-type="float" office:value="14.048">
            <text:p>14.048</text:p>
          </table:table-cell>
          <table:table-cell table:number-columns-repeated="247" table:style-name="ACE-13"/>
        </table:table-row>
        <table:table-row table:style-name="AROW-1">
          <table:table-cell table:style-name="ACE-13" office:value-type="string">
            <text:p>Sa84-46</text:p>
          </table:table-cell>
          <table:table-cell table:style-name="ACE-13" office:value-type="string">
            <text:p>T-6287</text:p>
          </table:table-cell>
          <table:table-cell table:style-name="ACE-13" office:value-type="float" office:value="9720">
            <text:p>9720</text:p>
          </table:table-cell>
          <table:table-cell table:style-name="ACE-13" office:value-type="float" office:value="110">
            <text:p>110</text:p>
          </table:table-cell>
          <table:table-cell table:style-name="ACE-13" office:value-type="float" office:value="47">
            <text:p>47</text:p>
          </table:table-cell>
          <table:table-cell table:style-name="ACE-13" office:value-type="string">
            <text:p>Shell fragments</text:p>
          </table:table-cell>
          <table:table-cell table:style-name="ACE-13"/>
          <table:table-cell table:style-name="ACE-13" office:value-type="float" office:value="78.290000000000006">
            <text:p>78.29</text:p>
          </table:table-cell>
          <table:table-cell table:style-name="ACE-13" office:value-type="float" office:value="14.036">
            <text:p>14.036</text:p>
          </table:table-cell>
          <table:table-cell table:number-columns-repeated="247" table:style-name="ACE-13"/>
        </table:table-row>
        <table:table-row table:style-name="AROW-0" table:number-rows-repeated="65519">
          <table:table-cell table:number-columns-repeated="256"/>
        </table:table-row>
        <table:named-expressions>
          <table:named-expression table:name="Sheet_Title" table:expression="of:=&quot;Salvigen1990&quot;" table:base-cell-address="$'Salvigen1990'.$A$1"/>
          <table:named-expression table:name="Print_Area" table:expression="of:=#REF!" table:base-cell-address="$'Salvigen1990'.$A$1"/>
        </table:named-expressions>
        <gnm:selections gnm:cursor-col="8" gnm:cursor-row="2">
          <gnm:selection gnm:start-col="8" gnm:start-row="2" gnm:end-col="8" gnm:end-row="1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able_1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table_2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Salvigen1990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28T00:35:06Z</dc:date>
    <meta:creation-date>2022-10-27T08:15:17Z</meta:creation-date>
    <meta:generator>gnumeric/1.12.46</meta:generator>
  </office:meta>
</office:document-meta>
</file>